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9083in"/>
    </style:style>
    <style:style style:name="co5" style:family="table-column">
      <style:table-column-properties fo:break-before="auto" style:column-width="1.7165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852in"/>
    </style:style>
    <style:style style:name="co8" style:family="table-column">
      <style:table-column-properties fo:break-before="auto" style:column-width="1.4764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861in"/>
    </style:style>
    <style:style style:name="co11" style:family="table-column">
      <style:table-column-properties fo:break-before="auto" style:column-width="0.8244in"/>
    </style:style>
    <style:style style:name="co12" style:family="table-column">
      <style:table-column-properties fo:break-before="auto" style:column-width="0.6827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339in"/>
    </style:style>
    <style:style style:name="co15" style:family="table-column">
      <style:table-column-properties fo:break-before="auto" style:column-width="0.1783in"/>
    </style:style>
    <style:style style:name="co16" style:family="table-column">
      <style:table-column-properties fo:break-before="auto" style:column-width="0.2291in"/>
    </style:style>
    <style:style style:name="co17" style:family="table-column">
      <style:table-column-properties fo:break-before="auto" style:column-width="1.061in"/>
    </style:style>
    <style:style style:name="co18" style:family="table-column">
      <style:table-column-properties fo:break-before="auto" style:column-width="1.0047in"/>
    </style:style>
    <style:style style:name="co19" style:family="table-column">
      <style:table-column-properties fo:break-before="auto" style:column-width="1.0709in"/>
    </style:style>
    <style:style style:name="co20" style:family="table-column">
      <style:table-column-properties fo:break-before="auto" style:column-width="1.2362in"/>
    </style:style>
    <style:style style:name="co21" style:family="table-column">
      <style:table-column-properties fo:break-before="auto" style:column-width="1.2146in"/>
    </style:style>
    <style:style style:name="co22" style:family="table-column">
      <style:table-column-properties fo:break-before="auto" style:column-width="0.96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37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4">
      <style:table-cell-properties fo:background-color="#ffff99"/>
    </style:style>
    <style:style style:name="ce6" style:family="table-cell" style:parent-style-name="Default" style:data-style-name="N104"/>
    <style:style style:name="ce7" style:family="table-cell" style:parent-style-name="Default" style:data-style-name="N4"/>
    <style:style style:name="ce8" style:family="table-cell" style:parent-style-name="Default">
      <style:map style:condition="cell-content()&gt;[$#REF!.$B$21]" style:apply-style-name="Untitled3" style:base-cell-address="Double.J2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able-cell-properties fo:background-color="#ffff99"/>
    </style:style>
    <style:style style:name="ce12" style:family="table-cell" style:parent-style-name="Default">
      <style:table-cell-properties fo:background-color="#ffff99"/>
      <style:map style:condition="cell-content()=[$mortgage.$A$50]" style:apply-style-name="Untitled4" style:base-cell-address="loans.C16"/>
    </style:style>
    <style:style style:name="ce13" style:family="table-cell" style:parent-style-name="Default">
      <style:map style:condition="cell-content()=[$mortgage.$A$50]" style:apply-style-name="Untitled4" style:base-cell-address="loans.C16"/>
    </style:style>
    <style:style style:name="ce14" style:family="table-cell" style:parent-style-name="Default" style:data-style-name="N37"/>
    <style:style style:name="ce15" style:family="table-cell" style:parent-style-name="Default" style:data-style-name="N104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104">
      <style:table-cell-properties fo:border="none"/>
    </style:style>
    <style:style style:name="ce20" style:family="table-cell" style:parent-style-name="Default" style:data-style-name="N0">
      <style:table-cell-properties fo:background-color="#ffff99"/>
    </style:style>
    <style:style style:name="ce21" style:family="table-cell" style:parent-style-name="Default" style:data-style-name="N0"/>
    <style:style style:name="ce22" style:family="table-cell" style:parent-style-name="Default">
      <style:text-properties fo:font-style="normal" style:font-style-asian="normal" style:font-style-complex="normal"/>
    </style:style>
    <style:style style:name="ce23" style:family="table-cell" style:parent-style-name="Default" style:data-style-name="N104">
      <style:table-cell-properties fo:background-color="#ffff99"/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 style:data-style-name="N11">
      <style:table-cell-properties fo:background-color="#ffff99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ackground-color="#ffff99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4">
      <style:table-cell-properties fo:background-color="#ffff99"/>
      <style:text-properties fo:font-style="normal" style:font-style-asian="normal" style:font-style-complex="normal"/>
    </style:style>
    <style:style style:name="ce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ffff99" style:text-align-source="value-type" style:repeat-content="false"/>
      <style:paragraph-properties fo:margin-left="0in"/>
      <style:text-properties fo:font-style="normal" style:font-style-asian="normal" style:font-style-complex="normal"/>
    </style:style>
    <style:style style:name="ce29" style:family="table-cell" style:parent-style-name="Default" style:data-style-name="N11">
      <style:table-cell-properties fo:background-color="transparent"/>
      <style:text-properties fo:font-style="normal" style:font-style-asian="normal" style:font-style-complex="normal"/>
    </style:style>
    <style:style style:name="ce30" style:family="table-cell" style:parent-style-name="Default" style:data-style-name="N11">
      <style:table-cell-properties fo:background-color="#ffff99"/>
      <style:text-properties fo:font-style="normal" style:font-style-asian="normal" style:font-style-complex="normal"/>
    </style:style>
    <style:style style:name="ce31" style:family="table-cell" style:parent-style-name="Default" style:data-style-name="N11">
      <style:text-properties fo:font-style="normal" style:font-style-asian="normal" style:font-style-complex="normal"/>
    </style:style>
    <style:style style:name="ce32" style:family="table-cell" style:parent-style-name="Default" style:data-style-name="N37">
      <style:table-cell-properties fo:background-color="#ffff99"/>
      <style:text-properties fo:font-style="normal" style:font-style-asian="normal" style:font-style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map style:condition="cell-content()=[$mortgage.$A$50]" style:apply-style-name="Untitled1" style:base-cell-address="mortgage.H1"/>
    </style:style>
    <style:style style:name="ce35" style:family="table-cell" style:parent-style-name="Default" style:data-style-name="N118"/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none" fo:border-left="0.0008in solid #000000" fo:border-right="none" fo:border-top="0.0008in solid #000000"/>
    </style:style>
    <style:style style:name="ce40" style:family="table-cell" style:parent-style-name="Default">
      <style:table-cell-properties fo:border-bottom="none" fo:border-left="0.0008in solid #000000" fo:border-right="none" fo:border-top="none"/>
    </style:style>
    <style:style style:name="ce41" style:family="table-cell" style:parent-style-name="Default">
      <style:table-cell-properties fo:border-bottom="0.0008in solid #000000" fo:border-left="0.0008in solid #000000" fo:border-right="none" fo:border-top="none"/>
    </style:style>
    <style:style style:name="ce42" style:family="table-cell" style:parent-style-name="Default" style:data-style-name="N0">
      <style:table-cell-properties fo:background-color="transparent"/>
    </style:style>
    <style:style style:name="ce43" style:family="table-cell" style:parent-style-name="Default" style:data-style-name="N104">
      <style:table-cell-properties fo:border-bottom="none" fo:background-color="#ffff99" fo:border-left="none" fo:border-right="0.0008in solid #000000" fo:border-top="0.0008in solid #000000"/>
    </style:style>
    <style:style style:name="ce44" style:family="table-cell" style:parent-style-name="Default" style:data-style-name="N11">
      <style:table-cell-properties fo:border-bottom="none" fo:background-color="#ffff99" fo:border-left="none" fo:border-right="0.0008in solid #000000" fo:border-top="none"/>
    </style:style>
    <style:style style:name="ce45" style:family="table-cell" style:parent-style-name="Default" style:data-style-name="N0">
      <style:table-cell-properties fo:border-bottom="none" fo:background-color="#ffff99" fo:border-left="none" fo:border-right="0.0008in solid #000000" fo:border-top="none"/>
    </style:style>
    <style:style style:name="ce46" style:family="table-cell" style:parent-style-name="Default">
      <style:table-cell-properties fo:border-bottom="0.0008in solid #000000" fo:border-left="none" fo:border-right="0.0008in solid #000000" fo:border-top="none"/>
    </style:style>
    <style:style style:name="ce47" style:family="table-cell" style:parent-style-name="Default" style:data-style-name="N104">
      <style:table-cell-properties fo:background-color="#ffffff"/>
    </style:style>
    <style:style style:name="ce48" style:family="table-cell" style:parent-style-name="Default" style:data-style-name="N4">
      <style:table-cell-properties fo:background-color="#ffffff"/>
    </style:style>
    <style:style style:name="ce49" style:family="table-cell" style:parent-style-name="Default">
      <style:table-cell-properties fo:border-bottom="none" fo:border-left="none" fo:border-right="none" fo:border-top="0.0008in solid #000000"/>
    </style:style>
    <style:style style:name="ce50" style:family="table-cell" style:parent-style-name="Default">
      <style:table-cell-properties fo:border-bottom="0.0008in solid #000000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0.0008in solid #000000" fo:border-top="0.0008in solid #000000"/>
    </style:style>
    <style:style style:name="ce52" style:family="table-cell" style:parent-style-name="Default" style:data-style-name="N11">
      <style:table-cell-properties fo:border-bottom="none" fo:border-left="none" fo:border-right="0.0008in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ou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Age</text:p>
          </table:table-cell>
          <table:table-cell office:value-type="string">
            <text:p>income b4 taxes</text:p>
          </table:table-cell>
          <table:table-cell office:value-type="string">
            <text:p>Income after taxes</text:p>
          </table:table-cell>
          <table:table-cell table:number-columns-repeated="4"/>
          <table:table-cell office:value-type="string">
            <text:p>Wks to Live</text:p>
          </table:table-cell>
          <table:table-cell office:value-type="string">
            <text:p>Amt/wk</text:p>
          </table:table-cell>
          <table:table-cell office:value-type="string">
            <text:p>Age</text:p>
          </table:table-cell>
          <table:table-cell office:value-type="string">
            <text:p>Amt Needed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formula="of:=[.A2]-1996" office:value-type="float" office:value="24">
            <text:p>24</text:p>
          </table:table-cell>
          <table:table-cell table:style-name="ce5" office:value-type="currency" office:currency="USD" office:value="50000">
            <text:p>$50,000.00</text:p>
          </table:table-cell>
          <table:table-cell table:formula="of:=[.C2]*0.6" office:value-type="currency" office:currency="USD" office:value="30000">
            <text:p>$30,000.00</text:p>
          </table:table-cell>
          <table:table-cell table:number-columns-repeated="4"/>
          <table:table-cell table:formula="of:=52*(100-[.B2])" office:value-type="float" office:value="3952">
            <text:p>3952</text:p>
          </table:table-cell>
          <table:table-cell table:style-name="ce8" table:formula="of:=[.D2]/[.I2]" office:value-type="currency" office:currency="USD" office:value="7.59109311740891">
            <text:p>$7.59</text:p>
          </table:table-cell>
          <table:table-cell table:formula="of:=[.B2]" office:value-type="float" office:value="24">
            <text:p>24</text:p>
          </table:table-cell>
          <table:table-cell table:style-name="ce6" table:formula="of:=[.I2]*[.B$26]" office:value-type="currency" office:currency="USD" office:value="19760000">
            <text:p>$19,760,000.00</text:p>
          </table:table-cell>
        </table:table-row>
        <table:table-row table:style-name="ro2">
          <table:table-cell table:formula="of:=[.A2]+1" office:value-type="float" office:value="2021">
            <text:p>2021</text:p>
          </table:table-cell>
          <table:table-cell table:formula="of:=[.A3]-1996" office:value-type="float" office:value="25">
            <text:p>25</text:p>
          </table:table-cell>
          <table:table-cell table:style-name="ce6" table:formula="of:=[.C2]*[.$B$20]" office:value-type="currency" office:currency="USD" office:value="75000">
            <text:p>$75,000.00</text:p>
          </table:table-cell>
          <table:table-cell table:formula="of:=[.C3]*0.6" office:value-type="currency" office:currency="USD" office:value="45000">
            <text:p>$45,000.00</text:p>
          </table:table-cell>
          <table:table-cell table:number-columns-repeated="4"/>
          <table:table-cell table:formula="of:=52*(100-[.B3])" office:value-type="float" office:value="3900">
            <text:p>3900</text:p>
          </table:table-cell>
          <table:table-cell table:style-name="ce8" table:formula="of:=[.D3]/[.I3]" office:value-type="currency" office:currency="USD" office:value="11.5384615384615">
            <text:p>$11.54</text:p>
          </table:table-cell>
          <table:table-cell table:formula="of:=[.B3]" office:value-type="float" office:value="25">
            <text:p>25</text:p>
          </table:table-cell>
          <table:table-cell table:style-name="ce6" table:formula="of:=[.I3]*[.B$26]" office:value-type="currency" office:currency="USD" office:value="19500000">
            <text:p>$19,500,000.00</text:p>
          </table:table-cell>
        </table:table-row>
        <table:table-row table:style-name="ro2">
          <table:table-cell table:formula="of:=[.A3]+1" office:value-type="float" office:value="2022">
            <text:p>2022</text:p>
          </table:table-cell>
          <table:table-cell table:formula="of:=[.A4]-1996" office:value-type="float" office:value="26">
            <text:p>26</text:p>
          </table:table-cell>
          <table:table-cell table:style-name="ce6" table:formula="of:=[.C3]*[.$B$20]" office:value-type="currency" office:currency="USD" office:value="112500">
            <text:p>$112,500.00</text:p>
          </table:table-cell>
          <table:table-cell table:formula="of:=[.C4]*0.6" office:value-type="currency" office:currency="USD" office:value="67500">
            <text:p>$67,500.00</text:p>
          </table:table-cell>
          <table:table-cell table:number-columns-repeated="4"/>
          <table:table-cell table:formula="of:=52*(100-[.B4])" office:value-type="float" office:value="3848">
            <text:p>3848</text:p>
          </table:table-cell>
          <table:table-cell table:style-name="ce8" table:formula="of:=[.D4]/[.I4]" office:value-type="currency" office:currency="USD" office:value="17.54158004158">
            <text:p>$17.54</text:p>
          </table:table-cell>
          <table:table-cell table:formula="of:=[.B4]" office:value-type="float" office:value="26">
            <text:p>26</text:p>
          </table:table-cell>
          <table:table-cell table:style-name="ce6" table:formula="of:=[.I4]*[.B$26]" office:value-type="currency" office:currency="USD" office:value="19240000">
            <text:p>$19,240,000.00</text:p>
          </table:table-cell>
        </table:table-row>
        <table:table-row table:style-name="ro2">
          <table:table-cell table:formula="of:=[.A4]+1" office:value-type="float" office:value="2023">
            <text:p>2023</text:p>
          </table:table-cell>
          <table:table-cell table:formula="of:=[.A5]-1996" office:value-type="float" office:value="27">
            <text:p>27</text:p>
          </table:table-cell>
          <table:table-cell table:style-name="ce6" table:formula="of:=[.C4]*[.$B$20]" office:value-type="currency" office:currency="USD" office:value="168750">
            <text:p>$168,750.00</text:p>
          </table:table-cell>
          <table:table-cell table:formula="of:=[.C5]*0.6" office:value-type="currency" office:currency="USD" office:value="101250">
            <text:p>$101,250.00</text:p>
          </table:table-cell>
          <table:table-cell table:number-columns-repeated="4"/>
          <table:table-cell table:formula="of:=52*(100-[.B5])" office:value-type="float" office:value="3796">
            <text:p>3796</text:p>
          </table:table-cell>
          <table:table-cell table:style-name="ce8" table:formula="of:=[.D5]/[.I5]" office:value-type="currency" office:currency="USD" office:value="26.672813487882">
            <text:p>$26.67</text:p>
          </table:table-cell>
          <table:table-cell table:formula="of:=[.B5]" office:value-type="float" office:value="27">
            <text:p>27</text:p>
          </table:table-cell>
          <table:table-cell table:style-name="ce6" table:formula="of:=[.I5]*[.B$26]" office:value-type="currency" office:currency="USD" office:value="18980000">
            <text:p>$18,980,000.00</text:p>
          </table:table-cell>
        </table:table-row>
        <table:table-row table:style-name="ro2">
          <table:table-cell table:formula="of:=[.A5]+1" office:value-type="float" office:value="2024">
            <text:p>2024</text:p>
          </table:table-cell>
          <table:table-cell table:formula="of:=[.A6]-1996" office:value-type="float" office:value="28">
            <text:p>28</text:p>
          </table:table-cell>
          <table:table-cell table:style-name="ce6" table:formula="of:=[.C5]*[.$B$20]" office:value-type="currency" office:currency="USD" office:value="253125">
            <text:p>$253,125.00</text:p>
          </table:table-cell>
          <table:table-cell table:formula="of:=[.C6]*0.6" office:value-type="currency" office:currency="USD" office:value="151875">
            <text:p>$151,875.00</text:p>
          </table:table-cell>
          <table:table-cell table:number-columns-repeated="4"/>
          <table:table-cell table:formula="of:=52*(100-[.B6])" office:value-type="float" office:value="3744">
            <text:p>3744</text:p>
          </table:table-cell>
          <table:table-cell table:style-name="ce8" table:formula="of:=[.D6]/[.I6]" office:value-type="currency" office:currency="USD" office:value="40.5649038461539">
            <text:p>$40.56</text:p>
          </table:table-cell>
          <table:table-cell table:formula="of:=[.B6]" office:value-type="float" office:value="28">
            <text:p>28</text:p>
          </table:table-cell>
          <table:table-cell table:style-name="ce6" table:formula="of:=[.I6]*[.B$26]" office:value-type="currency" office:currency="USD" office:value="18720000">
            <text:p>$18,720,000.00</text:p>
          </table:table-cell>
        </table:table-row>
        <table:table-row table:style-name="ro2">
          <table:table-cell table:formula="of:=[.A6]+1" office:value-type="float" office:value="2025">
            <text:p>2025</text:p>
          </table:table-cell>
          <table:table-cell table:formula="of:=[.A7]-1996" office:value-type="float" office:value="29">
            <text:p>29</text:p>
          </table:table-cell>
          <table:table-cell table:style-name="ce6" table:formula="of:=[.C6]*[.$B$20]" office:value-type="currency" office:currency="USD" office:value="379687.5">
            <text:p>$379,687.50</text:p>
          </table:table-cell>
          <table:table-cell table:formula="of:=[.C7]*0.6" office:value-type="currency" office:currency="USD" office:value="227812.5">
            <text:p>$227,812.50</text:p>
          </table:table-cell>
          <table:table-cell table:number-columns-repeated="4"/>
          <table:table-cell table:formula="of:=52*(100-[.B7])" office:value-type="float" office:value="3692">
            <text:p>3692</text:p>
          </table:table-cell>
          <table:table-cell table:style-name="ce8" table:formula="of:=[.D7]/[.I7]" office:value-type="currency" office:currency="USD" office:value="61.704360780065">
            <text:p>$61.70</text:p>
          </table:table-cell>
          <table:table-cell table:formula="of:=[.B7]" office:value-type="float" office:value="29">
            <text:p>29</text:p>
          </table:table-cell>
          <table:table-cell table:style-name="ce6" table:formula="of:=[.I7]*[.B$26]" office:value-type="currency" office:currency="USD" office:value="18460000">
            <text:p>$18,460,000.00</text:p>
          </table:table-cell>
        </table:table-row>
        <table:table-row table:style-name="ro3">
          <table:table-cell table:formula="of:=[.A7]+1" office:value-type="float" office:value="2026">
            <text:p>2026</text:p>
          </table:table-cell>
          <table:table-cell table:formula="of:=[.A8]-1996" office:value-type="float" office:value="30">
            <text:p>30</text:p>
          </table:table-cell>
          <table:table-cell table:style-name="ce6" table:formula="of:=[.C7]*[.$B$20]" office:value-type="currency" office:currency="USD" office:value="569531.25">
            <text:p>$569,531.25</text:p>
          </table:table-cell>
          <table:table-cell table:formula="of:=[.C8]*0.6" office:value-type="currency" office:currency="USD" office:value="341718.75">
            <text:p>$341,718.75</text:p>
          </table:table-cell>
          <table:table-cell table:number-columns-repeated="4"/>
          <table:table-cell table:formula="of:=52*(100-[.B8])" office:value-type="float" office:value="3640">
            <text:p>3640</text:p>
          </table:table-cell>
          <table:table-cell table:style-name="ce8" table:formula="of:=[.D8]/[.I8]" office:value-type="currency" office:currency="USD" office:value="93.8787774725275">
            <text:p>$93.88</text:p>
          </table:table-cell>
          <table:table-cell table:formula="of:=[.B8]" office:value-type="float" office:value="30">
            <text:p>30</text:p>
          </table:table-cell>
          <table:table-cell table:style-name="ce6" table:formula="of:=[.I8]*[.B$26]" office:value-type="currency" office:currency="USD" office:value="18200000">
            <text:p>$18,200,000.00</text:p>
          </table:table-cell>
        </table:table-row>
        <table:table-row table:style-name="ro2">
          <table:table-cell table:formula="of:=[.A8]+1" office:value-type="float" office:value="2027">
            <text:p>2027</text:p>
          </table:table-cell>
          <table:table-cell table:formula="of:=[.A9]-1996" office:value-type="float" office:value="31">
            <text:p>31</text:p>
          </table:table-cell>
          <table:table-cell table:style-name="ce6" table:formula="of:=[.C8]*[.$B$20]" office:value-type="currency" office:currency="USD" office:value="854296.875">
            <text:p>$854,296.88</text:p>
          </table:table-cell>
          <table:table-cell table:formula="of:=[.C9]*0.6" office:value-type="currency" office:currency="USD" office:value="512578.125">
            <text:p>$512,578.13</text:p>
          </table:table-cell>
          <table:table-cell table:number-columns-repeated="4"/>
          <table:table-cell table:formula="of:=52*(100-[.B9])" office:value-type="float" office:value="3588">
            <text:p>3588</text:p>
          </table:table-cell>
          <table:table-cell table:style-name="ce8" table:formula="of:=[.D9]/[.I9]" office:value-type="currency" office:currency="USD" office:value="142.859009197324">
            <text:p>$142.86</text:p>
          </table:table-cell>
          <table:table-cell table:formula="of:=[.B9]" office:value-type="float" office:value="31">
            <text:p>31</text:p>
          </table:table-cell>
          <table:table-cell table:style-name="ce6" table:formula="of:=[.I9]*[.B$26]" office:value-type="currency" office:currency="USD" office:value="17940000">
            <text:p>$17,940,000.00</text:p>
          </table:table-cell>
        </table:table-row>
        <table:table-row table:style-name="ro2">
          <table:table-cell table:formula="of:=[.A9]+1" office:value-type="float" office:value="2028">
            <text:p>2028</text:p>
          </table:table-cell>
          <table:table-cell table:formula="of:=[.A10]-1996" office:value-type="float" office:value="32">
            <text:p>32</text:p>
          </table:table-cell>
          <table:table-cell table:style-name="ce6" table:formula="of:=[.C9]*[.$B$20]" office:value-type="currency" office:currency="USD" office:value="1281445.3125">
            <text:p>$1,281,445.31</text:p>
          </table:table-cell>
          <table:table-cell table:formula="of:=[.C10]*0.6" office:value-type="currency" office:currency="USD" office:value="768867.1875">
            <text:p>$768,867.19</text:p>
          </table:table-cell>
          <table:table-cell table:number-columns-repeated="4"/>
          <table:table-cell table:formula="of:=52*(100-[.B10])" office:value-type="float" office:value="3536">
            <text:p>3536</text:p>
          </table:table-cell>
          <table:table-cell table:style-name="ce8" table:formula="of:=[.D10]/[.I10]" office:value-type="currency" office:currency="USD" office:value="217.439815469457">
            <text:p>$217.44</text:p>
          </table:table-cell>
          <table:table-cell table:formula="of:=[.B10]" office:value-type="float" office:value="32">
            <text:p>32</text:p>
          </table:table-cell>
          <table:table-cell table:style-name="ce6" table:formula="of:=[.I10]*[.B$26]" office:value-type="currency" office:currency="USD" office:value="17680000">
            <text:p>$17,680,000.00</text:p>
          </table:table-cell>
        </table:table-row>
        <table:table-row table:style-name="ro2">
          <table:table-cell table:formula="of:=[.A10]+1" office:value-type="float" office:value="2029">
            <text:p>2029</text:p>
          </table:table-cell>
          <table:table-cell table:formula="of:=[.A11]-1996" office:value-type="float" office:value="33">
            <text:p>33</text:p>
          </table:table-cell>
          <table:table-cell table:style-name="ce6" table:formula="of:=[.C10]*[.$B$20]" office:value-type="currency" office:currency="USD" office:value="1922167.96875">
            <text:p>$1,922,167.97</text:p>
          </table:table-cell>
          <table:table-cell table:formula="of:=[.C11]*0.6" office:value-type="currency" office:currency="USD" office:value="1153300.78125">
            <text:p>$1,153,300.78</text:p>
          </table:table-cell>
          <table:table-cell table:number-columns-repeated="4"/>
          <table:table-cell table:formula="of:=52*(100-[.B11])" office:value-type="float" office:value="3484">
            <text:p>3484</text:p>
          </table:table-cell>
          <table:table-cell table:style-name="ce8" table:formula="of:=[.D11]/[.I11]" office:value-type="currency" office:currency="USD" office:value="331.027778774397">
            <text:p>$331.03</text:p>
          </table:table-cell>
          <table:table-cell table:formula="of:=[.B11]" office:value-type="float" office:value="33">
            <text:p>33</text:p>
          </table:table-cell>
          <table:table-cell table:style-name="ce6" table:formula="of:=[.I11]*[.B$26]" office:value-type="currency" office:currency="USD" office:value="17420000">
            <text:p>$17,420,000.00</text:p>
          </table:table-cell>
        </table:table-row>
        <table:table-row table:style-name="ro2">
          <table:table-cell table:formula="of:=[.A11]+1" office:value-type="float" office:value="2030">
            <text:p>2030</text:p>
          </table:table-cell>
          <table:table-cell table:formula="of:=[.A12]-1996" office:value-type="float" office:value="34">
            <text:p>34</text:p>
          </table:table-cell>
          <table:table-cell table:style-name="ce6" table:formula="of:=[.C11]*[.$B$20]" office:value-type="currency" office:currency="USD" office:value="2883251.953125">
            <text:p>$2,883,251.95</text:p>
          </table:table-cell>
          <table:table-cell table:formula="of:=[.C12]*0.6" office:value-type="currency" office:currency="USD" office:value="1729951.171875">
            <text:p>$1,729,951.17</text:p>
          </table:table-cell>
          <table:table-cell table:number-columns-repeated="4"/>
          <table:table-cell table:formula="of:=52*(100-[.B12])" office:value-type="float" office:value="3432">
            <text:p>3432</text:p>
          </table:table-cell>
          <table:table-cell table:style-name="ce8" table:formula="of:=[.D12]/[.I12]" office:value-type="currency" office:currency="USD" office:value="504.065026770105">
            <text:p>$504.07</text:p>
          </table:table-cell>
          <table:table-cell table:formula="of:=[.B12]" office:value-type="float" office:value="34">
            <text:p>34</text:p>
          </table:table-cell>
          <table:table-cell table:style-name="ce6" table:formula="of:=[.I12]*[.B$26]" office:value-type="currency" office:currency="USD" office:value="17160000">
            <text:p>$17,160,000.00</text:p>
          </table:table-cell>
        </table:table-row>
        <table:table-row table:style-name="ro2">
          <table:table-cell table:formula="of:=[.A12]+1" office:value-type="float" office:value="2031">
            <text:p>2031</text:p>
          </table:table-cell>
          <table:table-cell table:formula="of:=[.A13]-1996" office:value-type="float" office:value="35">
            <text:p>35</text:p>
          </table:table-cell>
          <table:table-cell table:style-name="ce6" table:formula="of:=[.C12]*[.$B$20]" office:value-type="currency" office:currency="USD" office:value="4324877.9296875">
            <text:p>$4,324,877.93</text:p>
          </table:table-cell>
          <table:table-cell table:formula="of:=[.C13]*0.6" office:value-type="currency" office:currency="USD" office:value="2594926.7578125">
            <text:p>$2,594,926.76</text:p>
          </table:table-cell>
          <table:table-cell table:number-columns-repeated="4"/>
          <table:table-cell table:formula="of:=52*(100-[.B13])" office:value-type="float" office:value="3380">
            <text:p>3380</text:p>
          </table:table-cell>
          <table:table-cell table:style-name="ce8" table:formula="of:=[.D13]/[.I13]" office:value-type="currency" office:currency="USD" office:value="767.729810003698">
            <text:p>$767.73</text:p>
          </table:table-cell>
          <table:table-cell table:formula="of:=[.B13]" office:value-type="float" office:value="35">
            <text:p>35</text:p>
          </table:table-cell>
          <table:table-cell table:style-name="ce6" table:formula="of:=[.I13]*[.B$26]" office:value-type="currency" office:currency="USD" office:value="16900000">
            <text:p>$16,900,000.00</text:p>
          </table:table-cell>
        </table:table-row>
        <table:table-row table:style-name="ro2">
          <table:table-cell table:formula="of:=[.A13]+1" office:value-type="float" office:value="2032">
            <text:p>2032</text:p>
          </table:table-cell>
          <table:table-cell table:formula="of:=[.A14]-1996" office:value-type="float" office:value="36">
            <text:p>36</text:p>
          </table:table-cell>
          <table:table-cell table:style-name="ce6" table:formula="of:=[.C13]*[.$B$20]" office:value-type="currency" office:currency="USD" office:value="6487316.89453125">
            <text:p>$6,487,316.89</text:p>
          </table:table-cell>
          <table:table-cell table:formula="of:=[.C14]*0.6" office:value-type="currency" office:currency="USD" office:value="3892390.13671875">
            <text:p>$3,892,390.14</text:p>
          </table:table-cell>
          <table:table-cell table:number-columns-repeated="4"/>
          <table:table-cell table:formula="of:=52*(100-[.B14])" office:value-type="float" office:value="3328">
            <text:p>3328</text:p>
          </table:table-cell>
          <table:table-cell table:style-name="ce8" table:formula="of:=[.D14]/[.I14]" office:value-type="currency" office:currency="USD" office:value="1169.58838242751">
            <text:p>$1,169.59</text:p>
          </table:table-cell>
          <table:table-cell table:formula="of:=[.B14]" office:value-type="float" office:value="36">
            <text:p>36</text:p>
          </table:table-cell>
          <table:table-cell table:style-name="ce6" table:formula="of:=[.I14]*[.B$26]" office:value-type="currency" office:currency="USD" office:value="16640000">
            <text:p>$16,640,000.00</text:p>
          </table:table-cell>
        </table:table-row>
        <table:table-row table:style-name="ro2">
          <table:table-cell table:formula="of:=[.A14]+1" office:value-type="float" office:value="2033">
            <text:p>2033</text:p>
          </table:table-cell>
          <table:table-cell table:formula="of:=[.A15]-1996" office:value-type="float" office:value="37">
            <text:p>37</text:p>
          </table:table-cell>
          <table:table-cell table:style-name="ce6" table:formula="of:=[.C14]*[.$B$20]" office:value-type="currency" office:currency="USD" office:value="9730975.34179687">
            <text:p>$9,730,975.34</text:p>
          </table:table-cell>
          <table:table-cell table:formula="of:=[.C15]*0.6" office:value-type="currency" office:currency="USD" office:value="5838585.20507813">
            <text:p>$5,838,585.21</text:p>
          </table:table-cell>
          <table:table-cell table:number-columns-repeated="4"/>
          <table:table-cell table:formula="of:=52*(100-[.B15])" office:value-type="float" office:value="3276">
            <text:p>3276</text:p>
          </table:table-cell>
          <table:table-cell table:style-name="ce8" table:formula="of:=[.D15]/[.I15]" office:value-type="currency" office:currency="USD" office:value="1782.22991608001">
            <text:p>$1,782.23</text:p>
          </table:table-cell>
          <table:table-cell table:formula="of:=[.B15]" office:value-type="float" office:value="37">
            <text:p>37</text:p>
          </table:table-cell>
          <table:table-cell table:style-name="ce6" table:formula="of:=[.I15]*[.B$26]" office:value-type="currency" office:currency="USD" office:value="16380000">
            <text:p>$16,380,000.00</text:p>
          </table:table-cell>
        </table:table-row>
        <table:table-row table:style-name="ro2">
          <table:table-cell table:formula="of:=[.A15]+1" office:value-type="float" office:value="2034">
            <text:p>2034</text:p>
          </table:table-cell>
          <table:table-cell table:formula="of:=[.A16]-1996" office:value-type="float" office:value="38">
            <text:p>38</text:p>
          </table:table-cell>
          <table:table-cell table:style-name="ce6" table:formula="of:=[.C15]*[.$B$20]" office:value-type="currency" office:currency="USD" office:value="14596463.0126953">
            <text:p>$14,596,463.01</text:p>
          </table:table-cell>
          <table:table-cell table:formula="of:=[.C16]*0.6" office:value-type="currency" office:currency="USD" office:value="8757877.80761719">
            <text:p>$8,757,877.81</text:p>
          </table:table-cell>
          <table:table-cell table:number-columns-repeated="4"/>
          <table:table-cell table:formula="of:=52*(100-[.B16])" office:value-type="float" office:value="3224">
            <text:p>3224</text:p>
          </table:table-cell>
          <table:table-cell table:style-name="ce8" table:formula="of:=[.D16]/[.I16]" office:value-type="currency" office:currency="USD" office:value="2716.46333983163">
            <text:p>$2,716.46</text:p>
          </table:table-cell>
          <table:table-cell table:formula="of:=[.B16]" office:value-type="float" office:value="38">
            <text:p>38</text:p>
          </table:table-cell>
          <table:table-cell table:style-name="ce6" table:formula="of:=[.I16]*[.B$26]" office:value-type="currency" office:currency="USD" office:value="16120000">
            <text:p>$16,120,000.00</text:p>
          </table:table-cell>
        </table:table-row>
        <table:table-row table:style-name="ro2">
          <table:table-cell table:formula="of:=[.A16]+1" office:value-type="float" office:value="2035">
            <text:p>2035</text:p>
          </table:table-cell>
          <table:table-cell table:formula="of:=[.A17]-1996" office:value-type="float" office:value="39">
            <text:p>39</text:p>
          </table:table-cell>
          <table:table-cell table:style-name="ce6" table:formula="of:=[.C16]*[.$B$20]" office:value-type="currency" office:currency="USD" office:value="21894694.519043">
            <text:p>$21,894,694.52</text:p>
          </table:table-cell>
          <table:table-cell table:formula="of:=[.C17]*0.6" office:value-type="currency" office:currency="USD" office:value="13136816.7114258">
            <text:p>$13,136,816.71</text:p>
          </table:table-cell>
          <table:table-cell table:number-columns-repeated="4"/>
          <table:table-cell table:formula="of:=52*(100-[.B17])" office:value-type="float" office:value="3172">
            <text:p>3172</text:p>
          </table:table-cell>
          <table:table-cell table:style-name="ce8" table:formula="of:=[.D17]/[.I17]" office:value-type="currency" office:currency="USD" office:value="4141.49328859577">
            <text:p>$4,141.49</text:p>
          </table:table-cell>
          <table:table-cell table:formula="of:=[.B17]" office:value-type="float" office:value="39">
            <text:p>39</text:p>
          </table:table-cell>
          <table:table-cell table:style-name="ce6" table:formula="of:=[.I17]*[.B$26]" office:value-type="currency" office:currency="USD" office:value="15860000">
            <text:p>$15,860,000.00</text:p>
          </table:table-cell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>
            <text:p>growth factor</text:p>
          </table:table-cell>
          <table:table-cell table:style-name="ce2" office:value-type="float" office:value="1.5">
            <text:p>1.5</text:p>
          </table:table-cell>
          <table:table-cell table:style-name="ce6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Birthday</text:p>
          </table:table-cell>
          <table:table-cell table:style-name="ce3" office:value-type="date" office:date-value="2000-01-01">
            <text:p>01/01/00</text:p>
          </table:table-cell>
          <table:table-cell table:number-columns-repeated="10"/>
        </table:table-row>
        <table:table-row table:style-name="ro1">
          <table:table-cell office:value-type="string">
            <text:p>Today:</text:p>
          </table:table-cell>
          <table:table-cell table:style-name="ce4" table:formula="of:=TODAY()" office:value-type="date" office:date-value="2020-06-16">
            <text:p>06/16/20</text:p>
          </table:table-cell>
          <table:table-cell table:number-columns-repeated="10"/>
        </table:table-row>
        <table:table-row table:style-name="ro1">
          <table:table-cell office:value-type="string">
            <text:p>Weeks left to live:</text:p>
          </table:table-cell>
          <table:table-cell table:formula="of:=ROUND(52*(100-(([.B24]-[.B23])/365));2)" office:value-type="float" office:value="4135.5">
            <text:p>4135.5</text:p>
          </table:table-cell>
          <table:table-cell table:number-columns-repeated="10"/>
        </table:table-row>
        <table:table-row table:style-name="ro1">
          <table:table-cell office:value-type="string">
            <text:p>Ideal $/wk</text:p>
          </table:table-cell>
          <table:table-cell table:style-name="ce5" office:value-type="currency" office:currency="USD" office:value="5000">
            <text:p>$5,000.00</text:p>
          </table:table-cell>
          <table:table-cell table:number-columns-repeated="10"/>
        </table:table-row>
        <table:table-row table:style-name="ro1">
          <table:table-cell/>
          <table:table-cell table:style-name="ce6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https://www.desmos.com/calculator/sj1caqj6uq</text:p>
          </table:table-cell>
          <table:table-cell office:value-type="string">
            <text:p>simple 2x, 4x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https://www.desmos.com/calculator/mcarmbiyby</text:p>
          </table:table-cell>
          <table:table-cell office:value-type="string">
            <text:p>Birthday, 2x, 4x, 8x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https://www.desmos.com/calculator/wmjxupxtpz</text:p>
          </table:table-cell>
          <table:table-cell office:value-type="string">
            <text:p>Past income, 2x, 4x, 8x, Zx</text:p>
          </table:table-cell>
          <table:table-cell table:number-columns-repeated="10"/>
        </table:table-row>
        <table:table-row table:style-name="ro1">
          <table:table-cell office:value-type="string">
            <text:p>https://www.desmos.com/calculator/jc5lgk3xcj</text:p>
          </table:table-cell>
          <table:table-cell office:value-type="string">
            <text:p>Past income, a*e^(bx)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Double time (d):</text:p>
          </table:table-cell>
          <table:table-cell table:style-name="ce2" table:formula="of:=2*365" office:value-type="float" office:value="730">
            <text:p>730</text:p>
          </table:table-cell>
          <table:table-cell table:number-columns-repeated="10"/>
        </table:table-row>
        <table:table-row table:style-name="ro1">
          <table:table-cell office:value-type="string">
            <text:p>Current NW:</text:p>
          </table:table-cell>
          <table:table-cell table:style-name="ce2" office:value-type="float" office:value="47000">
            <text:p>47000</text:p>
          </table:table-cell>
          <table:table-cell table:number-columns-repeated="10"/>
        </table:table-row>
        <table:table-row table:style-name="ro1">
          <table:table-cell office:value-type="string">
            <text:p>Target NW:</text:p>
          </table:table-cell>
          <table:table-cell table:style-name="ce2" office:value-type="float" office:value="4000000">
            <text:p>400000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ime needed (d):</text:p>
          </table:table-cell>
          <table:table-cell table:style-name="ce7" table:formula="of:=LOG([.B39]/[.B38];2)*[.B37]" office:value-type="float" office:value="4680.17266607865">
            <text:p>4,680.17</text:p>
          </table:table-cell>
          <table:table-cell table:number-columns-repeated="10"/>
        </table:table-row>
        <table:table-row table:style-name="ro1">
          <table:table-cell office:value-type="string">
            <text:p>years:</text:p>
          </table:table-cell>
          <table:table-cell table:style-name="ce7" table:formula="of:=[.B41]/365" office:value-type="float" office:value="12.8223908659689">
            <text:p>12.82</text:p>
          </table:table-cell>
          <table:table-cell table:number-columns-repeated="10"/>
        </table:table-row>
        <table:table-row table:style-name="ro1">
          <table:table-cell office:value-type="string">
            <text:p>Age:</text:p>
          </table:table-cell>
          <table:table-cell table:style-name="ce7" table:formula="of:=23+[.B42]" office:value-type="float" office:value="35.8223908659689">
            <text:p>35.82</text:p>
          </table:table-cell>
          <table:table-cell table:number-columns-repeated="10"/>
        </table:table-row>
      </table:table>
      <table:table table:name="loans" table:style-name="ta1" table:print="false">
        <office:forms form:automatic-focus="false" form:apply-design-mode="false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 table:number-columns-repeated="3"/>
          <table:table-cell office:value-type="string">
            <text:p>mo</text:p>
          </table:table-cell>
          <table:table-cell office:value-type="string">
            <text:p>stu pmt</text:p>
          </table:table-cell>
          <table:table-cell office:value-type="string">
            <text:p>stu int</text:p>
          </table:table-cell>
          <table:table-cell table:style-name="ce16" office:value-type="string">
            <text:p>stu bal</text:p>
          </table:table-cell>
          <table:table-cell table:style-name="ce18" office:value-type="string">
            <text:p>auto pmt</text:p>
          </table:table-cell>
          <table:table-cell office:value-type="string">
            <text:p>auto int</text:p>
          </table:table-cell>
          <table:table-cell office:value-type="string">
            <text:p>auto bal</text:p>
          </table:table-cell>
          <table:table-cell/>
          <table:table-cell office:value-type="string">
            <text:p>stud actual</text:p>
          </table:table-cell>
          <table:table-cell office:value-type="string">
            <text:p>stud int paid</text:p>
          </table:table-cell>
          <table:table-cell office:value-type="string">
            <text:p>auto actual</text:p>
          </table:table-cell>
          <table:table-cell office:value-type="string">
            <text:p>auto int paid</text:p>
          </table:table-cell>
          <table:table-cell office:value-type="string">
            <text:p>Total amt paid</text:p>
          </table:table-cell>
          <table:table-cell table:number-columns-repeated="2"/>
        </table:table-row>
        <table:table-row table:style-name="ro2">
          <table:table-cell office:value-type="string">
            <text:p>student loans</text:p>
          </table:table-cell>
          <table:table-cell table:style-name="ce2" office:value-type="float" office:value="10000">
            <text:p>10000</text:p>
          </table:table-cell>
          <table:table-cell table:style-name="ce12" office:value-type="float" office:value="1">
            <text:p>1</text:p>
          </table:table-cell>
          <table:table-cell table:style-name="ce3" table:formula="of:=TODAY()" office:value-type="date" office:date-value="2020-06-16">
            <text:p>06/16/20</text:p>
          </table:table-cell>
          <table:table-cell table:number-columns-repeated="2" office:value-type="string">
            <text:p><text:s/></text:p>
          </table:table-cell>
          <table:table-cell table:style-name="ce16" table:formula="of:=[.B2]" office:value-type="float" office:value="10000">
            <text:p>10000</text:p>
          </table:table-cell>
          <table:table-cell table:number-columns-repeated="2" office:value-type="string">
            <text:p><text:s/></text:p>
          </table:table-cell>
          <table:table-cell table:formula="of:=[.B7]" office:value-type="float" office:value="12000">
            <text:p>12000</text:p>
          </table:table-cell>
          <table:table-cell/>
          <table:table-cell table:style-name="ce2" office:value-type="float" office:value="10000">
            <text:p>10000</text:p>
          </table:table-cell>
          <table:table-cell table:style-name="ce3"/>
          <table:table-cell table:style-name="ce2" office:value-type="float" office:value="12000">
            <text:p>12000</text:p>
          </table:table-cell>
          <table:table-cell table:style-name="ce2"/>
          <table:table-cell table:style-name="ce10"/>
          <table:table-cell table:number-columns-repeated="2"/>
        </table:table-row>
        <table:table-row table:style-name="ro2">
          <table:table-cell office:value-type="string">
            <text:p>start month</text:p>
          </table:table-cell>
          <table:table-cell table:style-name="ce3" office:value-type="date" office:date-value="2020-10-08">
            <text:p>10/08/20</text:p>
          </table:table-cell>
          <table:table-cell table:style-name="ce13" table:formula="of:=[.C2]+1" office:value-type="float" office:value="2">
            <text:p>2</text:p>
          </table:table-cell>
          <table:table-cell table:style-name="ce14" table:formula="of:=EDATE([.D$2];[.C3]-[.C$2])" office:value-type="date" office:date-value="2020-07-16">
            <text:p>07/16/20</text:p>
          </table:table-cell>
          <table:table-cell table:style-name="ce6" table:formula="of:=IF([.L2]-[.L3]+[.M3]&gt;0;[.L2]-[.L3]+[.M3];IF(OR([.D3]&gt;=[.B$3];[.J2]&lt;=[.B$11]);IF([.G2]&gt;[.B$11];IF([.J2]&lt;[.B$11];[.B$11]-[.J2]-[.I3];[.B$11]);[.G2]+[.F3]);0))" office:value-type="currency" office:currency="USD" office:value="0">
            <text:p>$0.00</text:p>
          </table:table-cell>
          <table:table-cell table:style-name="ce7" table:formula="of:=IF((YEAR([.D3])*12+MONTH([.D3]))&gt;(YEAR([.B$3])*12+MONTH([.B$3]));ABS(IPMT([.B$5];INT((YEAR([.D3])*12+MONTH([.D3]))-(YEAR([.B$3])*12+MONTH([.B$3])));120;[.G2]));0)" office:value-type="float" office:value="0">
            <text:p>0.00</text:p>
          </table:table-cell>
          <table:table-cell table:style-name="ce17" table:formula="of:=IF([.L3]&lt;=0;0;ROUND([.G2]-[.E3]+[.F3];2))" office:value-type="currency" office:currency="USD" office:value="10000">
            <text:p>$10,000.00</text:p>
          </table:table-cell>
          <table:table-cell table:style-name="ce19" table:formula="of:=IF(([.N2]-[.N3])&gt;0;[.N2]-[.N3]+[.O3];(IF([.J2]&gt;[.$B$11];[.$B$11]-[.E3];IF([.J2]&gt;0;[.J2]+[.I3];0))))" office:value-type="currency" office:currency="USD" office:value="1250">
            <text:p>$1,250.00</text:p>
          </table:table-cell>
          <table:table-cell table:style-name="ce6" table:formula="of:=ABS(IPMT([.$B$9];[.C3]+3;24;[.J2]))" office:value-type="currency" office:currency="USD" office:value="41.3735634552691">
            <text:p>$41.37</text:p>
          </table:table-cell>
          <table:table-cell table:style-name="ce6" table:formula="of:=IF([.N3]&lt;=0;0;ROUND([.J2]-[.H3]+[.I3];2))" office:value-type="currency" office:currency="USD" office:value="10791.37">
            <text:p>$10,791.37</text:p>
          </table:table-cell>
          <table:table-cell/>
          <table:table-cell table:style-name="ce2" table:formula="of:=[.L2]" office:value-type="float" office:value="10000">
            <text:p>10000</text:p>
          </table:table-cell>
          <table:table-cell table:style-name="ce20"/>
          <table:table-cell table:style-name="ce2" table:formula="of:=[.N2]" office:value-type="float" office:value="12000">
            <text:p>12000</text:p>
          </table:table-cell>
          <table:table-cell table:style-name="ce2"/>
          <table:table-cell table:style-name="ce6" table:formula="of:=[.L2]-[.L3]+[.M3]+[.N2]-[.N3]+[.O3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office:value-type="string">
            <text:p>APR</text:p>
          </table:table-cell>
          <table:table-cell table:style-name="ce9" office:value-type="percentage" office:value="0.0455">
            <text:p>4.55%</text:p>
          </table:table-cell>
          <table:table-cell table:style-name="ce13" table:formula="of:=[.C3]+1" office:value-type="float" office:value="3">
            <text:p>3</text:p>
          </table:table-cell>
          <table:table-cell table:style-name="ce14" table:formula="of:=EDATE([.D$2];[.C4]-[.C$2])" office:value-type="date" office:date-value="2020-08-16">
            <text:p>08/16/20</text:p>
          </table:table-cell>
          <table:table-cell table:style-name="ce6" table:formula="of:=IF([.L3]-[.L4]+[.M4]&gt;0;[.L3]-[.L4]+[.M4];IF(OR([.D4]&gt;=[.B$3];[.J3]&lt;=[.B$11]);IF([.G3]&gt;[.B$11];IF([.J3]&lt;[.B$11];[.B$11]-[.J3]-[.I4];[.B$11]);[.G3]+[.F4]);0))" office:value-type="currency" office:currency="USD" office:value="0">
            <text:p>$0.00</text:p>
          </table:table-cell>
          <table:table-cell table:style-name="ce7" table:formula="of:=IF((YEAR([.D4])*12+MONTH([.D4]))&gt;(YEAR([.B$3])*12+MONTH([.B$3]));ABS(IPMT([.B$5];INT((YEAR([.D4])*12+MONTH([.D4]))-(YEAR([.B$3])*12+MONTH([.B$3])));120;[.G3]));0)" office:value-type="float" office:value="0">
            <text:p>0.00</text:p>
          </table:table-cell>
          <table:table-cell table:style-name="ce17" table:formula="of:=IF([.L4]&lt;=0;0;ROUND([.G3]-[.E4]+[.F4];2))" office:value-type="currency" office:currency="USD" office:value="10000">
            <text:p>$10,000.00</text:p>
          </table:table-cell>
          <table:table-cell table:style-name="ce19" table:formula="of:=IF(([.N3]-[.N4])&gt;0;[.N3]-[.N4]+[.O4];(IF([.J3]&gt;[.$B$11];[.$B$11]-[.E4];IF([.J3]&gt;0;[.J3]+[.I4];0))))" office:value-type="currency" office:currency="USD" office:value="1250">
            <text:p>$1,250.00</text:p>
          </table:table-cell>
          <table:table-cell table:style-name="ce6" table:formula="of:=ABS(IPMT([.$B$9];[.C4]+3;24;[.J3]))" office:value-type="currency" office:currency="USD" office:value="35.4176225399747">
            <text:p>$35.42</text:p>
          </table:table-cell>
          <table:table-cell table:style-name="ce6" table:formula="of:=IF([.N4]&lt;=0;0;ROUND([.J3]-[.H4]+[.I4];2))" office:value-type="currency" office:currency="USD" office:value="9576.79">
            <text:p>$9,576.79</text:p>
          </table:table-cell>
          <table:table-cell/>
          <table:table-cell table:style-name="ce2" table:formula="of:=[.L3]" office:value-type="float" office:value="10000">
            <text:p>10000</text:p>
          </table:table-cell>
          <table:table-cell table:style-name="ce20"/>
          <table:table-cell table:style-name="ce2" table:formula="of:=[.N3]" office:value-type="float" office:value="12000">
            <text:p>12000</text:p>
          </table:table-cell>
          <table:table-cell table:style-name="ce2"/>
          <table:table-cell table:style-name="ce6" table:formula="of:=[.L3]-[.L4]+[.M4]+[.N3]-[.N4]+[.O4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office:value-type="string">
            <text:p>interest</text:p>
          </table:table-cell>
          <table:table-cell table:style-name="ce10" table:formula="of:=(1+[.B4])^(1/12)-1" office:value-type="percentage" office:value="0.00371481955883124">
            <text:p>0.37%</text:p>
          </table:table-cell>
          <table:table-cell table:style-name="ce13" table:formula="of:=[.C4]+1" office:value-type="float" office:value="4">
            <text:p>4</text:p>
          </table:table-cell>
          <table:table-cell table:style-name="ce14" table:formula="of:=EDATE([.D$2];[.C5]-[.C$2])" office:value-type="date" office:date-value="2020-09-16">
            <text:p>09/16/20</text:p>
          </table:table-cell>
          <table:table-cell table:style-name="ce6" table:formula="of:=IF([.L4]-[.L5]+[.M5]&gt;0;[.L4]-[.L5]+[.M5];IF(OR([.D5]&gt;=[.B$3];[.J4]&lt;=[.B$11]);IF([.G4]&gt;[.B$11];IF([.J4]&lt;[.B$11];[.B$11]-[.J4]-[.I5];[.B$11]);[.G4]+[.F5]);0))" office:value-type="currency" office:currency="USD" office:value="0">
            <text:p>$0.00</text:p>
          </table:table-cell>
          <table:table-cell table:style-name="ce7" table:formula="of:=IF((YEAR([.D5])*12+MONTH([.D5]))&gt;(YEAR([.B$3])*12+MONTH([.B$3]));ABS(IPMT([.B$5];INT((YEAR([.D5])*12+MONTH([.D5]))-(YEAR([.B$3])*12+MONTH([.B$3])));120;[.G4]));0)" office:value-type="float" office:value="0">
            <text:p>0.00</text:p>
          </table:table-cell>
          <table:table-cell table:style-name="ce17" table:formula="of:=IF([.L5]&lt;=0;0;ROUND([.G4]-[.E5]+[.F5];2))" office:value-type="currency" office:currency="USD" office:value="10000">
            <text:p>$10,000.00</text:p>
          </table:table-cell>
          <table:table-cell table:style-name="ce19" table:formula="of:=IF(([.N4]-[.N5])&gt;0;[.N4]-[.N5]+[.O5];(IF([.J4]&gt;[.$B$11];[.$B$11]-[.E5];IF([.J4]&gt;0;[.J4]+[.I5];0))))" office:value-type="currency" office:currency="USD" office:value="1250">
            <text:p>$1,250.00</text:p>
          </table:table-cell>
          <table:table-cell table:style-name="ce6" table:formula="of:=ABS(IPMT([.$B$9];[.C5]+3;24;[.J4]))" office:value-type="currency" office:currency="USD" office:value="29.8373213790684">
            <text:p>$29.84</text:p>
          </table:table-cell>
          <table:table-cell table:style-name="ce6" table:formula="of:=IF([.N5]&lt;=0;0;ROUND([.J4]-[.H5]+[.I5];2))" office:value-type="currency" office:currency="USD" office:value="8356.63">
            <text:p>$8,356.63</text:p>
          </table:table-cell>
          <table:table-cell/>
          <table:table-cell table:style-name="ce2" table:formula="of:=[.L4]" office:value-type="float" office:value="10000">
            <text:p>10000</text:p>
          </table:table-cell>
          <table:table-cell table:style-name="ce20"/>
          <table:table-cell table:style-name="ce2" table:formula="of:=[.N4]" office:value-type="float" office:value="12000">
            <text:p>12000</text:p>
          </table:table-cell>
          <table:table-cell table:style-name="ce2"/>
          <table:table-cell table:style-name="ce6" table:formula="of:=[.L4]-[.L5]+[.M5]+[.N4]-[.N5]+[.O5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5]+1" office:value-type="float" office:value="5">
            <text:p>5</text:p>
          </table:table-cell>
          <table:table-cell table:style-name="ce14" table:formula="of:=EDATE([.D$2];[.C6]-[.C$2])" office:value-type="date" office:date-value="2020-10-16">
            <text:p>10/16/20</text:p>
          </table:table-cell>
          <table:table-cell table:style-name="ce6" table:formula="of:=IF([.L5]-[.L6]+[.M6]&gt;0;[.L5]-[.L6]+[.M6];IF(OR([.D6]&gt;=[.B$3];[.J5]&lt;=[.B$11]);IF([.G5]&gt;[.B$11];IF([.J5]&lt;[.B$11];[.B$11]-[.J5]-[.I6];[.B$11]);[.G5]+[.F6]);0))" office:value-type="currency" office:currency="USD" office:value="1250">
            <text:p>$1,250.00</text:p>
          </table:table-cell>
          <table:table-cell table:style-name="ce7" table:formula="of:=IF((YEAR([.D6])*12+MONTH([.D6]))&gt;(YEAR([.B$3])*12+MONTH([.B$3]));ABS(IPMT([.B$5];INT((YEAR([.D6])*12+MONTH([.D6]))-(YEAR([.B$3])*12+MONTH([.B$3])));120;[.G5]));0)" office:value-type="float" office:value="0">
            <text:p>0.00</text:p>
          </table:table-cell>
          <table:table-cell table:style-name="ce17" table:formula="of:=IF([.L6]&lt;=0;0;ROUND([.G5]-[.E6]+[.F6];2))" office:value-type="currency" office:currency="USD" office:value="8750">
            <text:p>$8,750.00</text:p>
          </table:table-cell>
          <table:table-cell table:style-name="ce19" table:formula="of:=IF(([.N5]-[.N6])&gt;0;[.N5]-[.N6]+[.O6];(IF([.J5]&gt;[.$B$11];[.$B$11]-[.E6];IF([.J5]&gt;0;[.J5]+[.I6];0))))" office:value-type="currency" office:currency="USD" office:value="0">
            <text:p>$0.00</text:p>
          </table:table-cell>
          <table:table-cell table:style-name="ce6" table:formula="of:=ABS(IPMT([.$B$9];[.C6]+3;24;[.J5]))" office:value-type="currency" office:currency="USD" office:value="24.6391775158994">
            <text:p>$24.64</text:p>
          </table:table-cell>
          <table:table-cell table:style-name="ce6" table:formula="of:=IF([.N6]&lt;=0;0;ROUND([.J5]-[.H6]+[.I6];2))" office:value-type="currency" office:currency="USD" office:value="8381.27">
            <text:p>$8,381.27</text:p>
          </table:table-cell>
          <table:table-cell/>
          <table:table-cell table:style-name="ce2" table:formula="of:=[.L5]" office:value-type="float" office:value="10000">
            <text:p>10000</text:p>
          </table:table-cell>
          <table:table-cell table:style-name="ce20"/>
          <table:table-cell table:style-name="ce2" table:formula="of:=[.N5]" office:value-type="float" office:value="12000">
            <text:p>12000</text:p>
          </table:table-cell>
          <table:table-cell table:style-name="ce2"/>
          <table:table-cell table:style-name="ce6" table:formula="of:=[.L5]-[.L6]+[.M6]+[.N5]-[.N6]+[.O6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office:value-type="string">
            <text:p>auto loan</text:p>
          </table:table-cell>
          <table:table-cell table:style-name="ce2" office:value-type="float" office:value="12000">
            <text:p>12000</text:p>
          </table:table-cell>
          <table:table-cell table:style-name="ce13" table:formula="of:=[.C6]+1" office:value-type="float" office:value="6">
            <text:p>6</text:p>
          </table:table-cell>
          <table:table-cell table:style-name="ce14" table:formula="of:=EDATE([.D$2];[.C7]-[.C$2])" office:value-type="date" office:date-value="2020-11-16">
            <text:p>11/16/20</text:p>
          </table:table-cell>
          <table:table-cell table:style-name="ce6" table:formula="of:=IF([.L6]-[.L7]+[.M7]&gt;0;[.L6]-[.L7]+[.M7];IF(OR([.D7]&gt;=[.B$3];[.J6]&lt;=[.B$11]);IF([.G6]&gt;[.B$11];IF([.J6]&lt;[.B$11];[.B$11]-[.J6]-[.I7];[.B$11]);[.G6]+[.F7]);0))" office:value-type="currency" office:currency="USD" office:value="1250">
            <text:p>$1,250.00</text:p>
          </table:table-cell>
          <table:table-cell table:style-name="ce7" table:formula="of:=IF((YEAR([.D7])*12+MONTH([.D7]))&gt;(YEAR([.B$3])*12+MONTH([.B$3]));ABS(IPMT([.B$5];INT((YEAR([.D7])*12+MONTH([.D7]))-(YEAR([.B$3])*12+MONTH([.B$3])));120;[.G6]));0)" office:value-type="float" office:value="32.5046711397733">
            <text:p>32.50</text:p>
          </table:table-cell>
          <table:table-cell table:style-name="ce17" table:formula="of:=IF([.L7]&lt;=0;0;ROUND([.G6]-[.E7]+[.F7];2))" office:value-type="currency" office:currency="USD" office:value="7532.5">
            <text:p>$7,532.50</text:p>
          </table:table-cell>
          <table:table-cell table:style-name="ce19" table:formula="of:=IF(([.N6]-[.N7])&gt;0;[.N6]-[.N7]+[.O7];(IF([.J6]&gt;[.$B$11];[.$B$11]-[.E7];IF([.J6]&gt;0;[.J6]+[.I7];0))))" office:value-type="currency" office:currency="USD" office:value="0">
            <text:p>$0.00</text:p>
          </table:table-cell>
          <table:table-cell table:style-name="ce6" table:formula="of:=ABS(IPMT([.$B$9];[.C7]+3;24;[.J6]))" office:value-type="currency" office:currency="USD" office:value="23.3053313120418">
            <text:p>$23.31</text:p>
          </table:table-cell>
          <table:table-cell table:style-name="ce6" table:formula="of:=IF([.N7]&lt;=0;0;ROUND([.J6]-[.H7]+[.I7];2))" office:value-type="currency" office:currency="USD" office:value="8404.58">
            <text:p>$8,404.58</text:p>
          </table:table-cell>
          <table:table-cell/>
          <table:table-cell table:style-name="ce2" table:formula="of:=[.L6]" office:value-type="float" office:value="10000">
            <text:p>10000</text:p>
          </table:table-cell>
          <table:table-cell table:style-name="ce20"/>
          <table:table-cell table:style-name="ce2" table:formula="of:=[.N6]" office:value-type="float" office:value="12000">
            <text:p>12000</text:p>
          </table:table-cell>
          <table:table-cell table:style-name="ce2"/>
          <table:table-cell table:style-name="ce6" table:formula="of:=[.L6]-[.L7]+[.M7]+[.N6]-[.N7]+[.O7]" office:value-type="currency" office:currency="USD" office:value="0">
            <text:p>$0.00</text:p>
          </table:table-cell>
          <table:table-cell/>
          <table:table-cell table:style-name="ce21"/>
        </table:table-row>
        <table:table-row table:style-name="ro2">
          <table:table-cell office:value-type="string">
            <text:p>APR</text:p>
          </table:table-cell>
          <table:table-cell table:style-name="ce11" office:value-type="percentage" office:value="0.0499">
            <text:p>4.99%</text:p>
          </table:table-cell>
          <table:table-cell table:style-name="ce13" table:formula="of:=[.C7]+1" office:value-type="float" office:value="7">
            <text:p>7</text:p>
          </table:table-cell>
          <table:table-cell table:style-name="ce14" table:formula="of:=EDATE([.D$2];[.C8]-[.C$2])" office:value-type="date" office:date-value="2020-12-16">
            <text:p>12/16/20</text:p>
          </table:table-cell>
          <table:table-cell table:style-name="ce6" table:formula="of:=IF([.L7]-[.L8]+[.M8]&gt;0;[.L7]-[.L8]+[.M8];IF(OR([.D8]&gt;=[.B$3];[.J7]&lt;=[.B$11]);IF([.G7]&gt;[.B$11];IF([.J7]&lt;[.B$11];[.B$11]-[.J7]-[.I8];[.B$11]);[.G7]+[.F8]);0))" office:value-type="currency" office:currency="USD" office:value="1250">
            <text:p>$1,250.00</text:p>
          </table:table-cell>
          <table:table-cell table:style-name="ce7" table:formula="of:=IF((YEAR([.D8])*12+MONTH([.D8]))&gt;(YEAR([.B$3])*12+MONTH([.B$3]));ABS(IPMT([.B$5];INT((YEAR([.D8])*12+MONTH([.D8]))-(YEAR([.B$3])*12+MONTH([.B$3])));120;[.G7]));0)" office:value-type="float" office:value="27.7963953207188">
            <text:p>27.80</text:p>
          </table:table-cell>
          <table:table-cell table:style-name="ce17" table:formula="of:=IF([.L8]&lt;=0;0;ROUND([.G7]-[.E8]+[.F8];2))" office:value-type="currency" office:currency="USD" office:value="6310.3">
            <text:p>$6,310.30</text:p>
          </table:table-cell>
          <table:table-cell table:style-name="ce19" table:formula="of:=IF(([.N7]-[.N8])&gt;0;[.N7]-[.N8]+[.O8];(IF([.J7]&gt;[.$B$11];[.$B$11]-[.E8];IF([.J7]&gt;0;[.J7]+[.I8];0))))" office:value-type="currency" office:currency="USD" office:value="0">
            <text:p>$0.00</text:p>
          </table:table-cell>
          <table:table-cell table:style-name="ce6" table:formula="of:=ABS(IPMT([.$B$9];[.C8]+3;24;[.J7]))" office:value-type="currency" office:currency="USD" office:value="21.9539516920167">
            <text:p>$21.95</text:p>
          </table:table-cell>
          <table:table-cell table:style-name="ce6" table:formula="of:=IF([.N8]&lt;=0;0;ROUND([.J7]-[.H8]+[.I8];2))" office:value-type="currency" office:currency="USD" office:value="8426.53">
            <text:p>$8,426.53</text:p>
          </table:table-cell>
          <table:table-cell/>
          <table:table-cell table:style-name="ce2" table:formula="of:=[.L7]" office:value-type="float" office:value="10000">
            <text:p>10000</text:p>
          </table:table-cell>
          <table:table-cell table:style-name="ce20"/>
          <table:table-cell table:style-name="ce2" table:formula="of:=[.N7]" office:value-type="float" office:value="12000">
            <text:p>12000</text:p>
          </table:table-cell>
          <table:table-cell table:style-name="ce2"/>
          <table:table-cell table:style-name="ce6" table:formula="of:=[.L7]-[.L8]+[.M8]+[.N7]-[.N8]+[.O8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office:value-type="string">
            <text:p>interest</text:p>
          </table:table-cell>
          <table:table-cell table:style-name="ce10" table:formula="of:=(1+[.B8])^(30.7/365)-1" office:value-type="percentage" office:value="0.00410410872110267">
            <text:p>0.41%</text:p>
          </table:table-cell>
          <table:table-cell table:style-name="ce13" table:formula="of:=[.C8]+1" office:value-type="float" office:value="8">
            <text:p>8</text:p>
          </table:table-cell>
          <table:table-cell table:style-name="ce14" table:formula="of:=EDATE([.D$2];[.C9]-[.C$2])" office:value-type="date" office:date-value="2021-01-16">
            <text:p>01/16/21</text:p>
          </table:table-cell>
          <table:table-cell table:style-name="ce6" table:formula="of:=IF([.L8]-[.L9]+[.M9]&gt;0;[.L8]-[.L9]+[.M9];IF(OR([.D9]&gt;=[.B$3];[.J8]&lt;=[.B$11]);IF([.G8]&gt;[.B$11];IF([.J8]&lt;[.B$11];[.B$11]-[.J8]-[.I9];[.B$11]);[.G8]+[.F9]);0))" office:value-type="currency" office:currency="USD" office:value="1250">
            <text:p>$1,250.00</text:p>
          </table:table-cell>
          <table:table-cell table:style-name="ce7" table:formula="of:=IF((YEAR([.D9])*12+MONTH([.D9]))&gt;(YEAR([.B$3])*12+MONTH([.B$3]));ABS(IPMT([.B$5];INT((YEAR([.D9])*12+MONTH([.D9]))-(YEAR([.B$3])*12+MONTH([.B$3])));120;[.G8]));0)" office:value-type="float" office:value="23.1302744049406">
            <text:p>23.13</text:p>
          </table:table-cell>
          <table:table-cell table:style-name="ce17" table:formula="of:=IF([.L9]&lt;=0;0;ROUND([.G8]-[.E9]+[.F9];2))" office:value-type="currency" office:currency="USD" office:value="5083.43">
            <text:p>$5,083.43</text:p>
          </table:table-cell>
          <table:table-cell table:style-name="ce19" table:formula="of:=IF(([.N8]-[.N9])&gt;0;[.N8]-[.N9]+[.O9];(IF([.J8]&gt;[.$B$11];[.$B$11]-[.E9];IF([.J8]&gt;0;[.J8]+[.I9];0))))" office:value-type="currency" office:currency="USD" office:value="0">
            <text:p>$0.00</text:p>
          </table:table-cell>
          <table:table-cell table:style-name="ce6" table:formula="of:=ABS(IPMT([.$B$9];[.C9]+3;24;[.J8]))" office:value-type="currency" office:currency="USD" office:value="20.5855657127842">
            <text:p>$20.59</text:p>
          </table:table-cell>
          <table:table-cell table:style-name="ce6" table:formula="of:=IF([.N9]&lt;=0;0;ROUND([.J8]-[.H9]+[.I9];2))" office:value-type="currency" office:currency="USD" office:value="8447.12">
            <text:p>$8,447.12</text:p>
          </table:table-cell>
          <table:table-cell/>
          <table:table-cell table:style-name="ce2" table:formula="of:=[.L8]" office:value-type="float" office:value="10000">
            <text:p>10000</text:p>
          </table:table-cell>
          <table:table-cell table:style-name="ce3"/>
          <table:table-cell table:style-name="ce2" table:formula="of:=[.N8]" office:value-type="float" office:value="12000">
            <text:p>12000</text:p>
          </table:table-cell>
          <table:table-cell table:style-name="ce2"/>
          <table:table-cell table:style-name="ce6" table:formula="of:=[.L8]-[.L9]+[.M9]+[.N8]-[.N9]+[.O9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9]+1" office:value-type="float" office:value="9">
            <text:p>9</text:p>
          </table:table-cell>
          <table:table-cell table:style-name="ce14" table:formula="of:=EDATE([.D$2];[.C10]-[.C$2])" office:value-type="date" office:date-value="2021-02-16">
            <text:p>02/16/21</text:p>
          </table:table-cell>
          <table:table-cell table:style-name="ce6" table:formula="of:=IF([.L9]-[.L10]+[.M10]&gt;0;[.L9]-[.L10]+[.M10];IF(OR([.D10]&gt;=[.B$3];[.J9]&lt;=[.B$11]);IF([.G9]&gt;[.B$11];IF([.J9]&lt;[.B$11];[.B$11]-[.J9]-[.I10];[.B$11]);[.G9]+[.F10]);0))" office:value-type="currency" office:currency="USD" office:value="1250">
            <text:p>$1,250.00</text:p>
          </table:table-cell>
          <table:table-cell table:style-name="ce7" table:formula="of:=IF((YEAR([.D10])*12+MONTH([.D10]))&gt;(YEAR([.B$3])*12+MONTH([.B$3]));ABS(IPMT([.B$5];INT((YEAR([.D10])*12+MONTH([.D10]))-(YEAR([.B$3])*12+MONTH([.B$3])));120;[.G9]));0)" office:value-type="float" office:value="18.507099780944">
            <text:p>18.51</text:p>
          </table:table-cell>
          <table:table-cell table:style-name="ce17" table:formula="of:=IF([.L10]&lt;=0;0;ROUND([.G9]-[.E10]+[.F10];2))" office:value-type="currency" office:currency="USD" office:value="3851.94">
            <text:p>$3,851.94</text:p>
          </table:table-cell>
          <table:table-cell table:style-name="ce19" table:formula="of:=IF(([.N9]-[.N10])&gt;0;[.N9]-[.N10]+[.O10];(IF([.J9]&gt;[.$B$11];[.$B$11]-[.E10];IF([.J9]&gt;0;[.J9]+[.I10];0))))" office:value-type="currency" office:currency="USD" office:value="0">
            <text:p>$0.00</text:p>
          </table:table-cell>
          <table:table-cell table:style-name="ce6" table:formula="of:=ABS(IPMT([.$B$9];[.C10]+3;24;[.J9]))" office:value-type="currency" office:currency="USD" office:value="19.2007941742881">
            <text:p>$19.20</text:p>
          </table:table-cell>
          <table:table-cell table:style-name="ce6" table:formula="of:=IF([.N10]&lt;=0;0;ROUND([.J9]-[.H10]+[.I10];2))" office:value-type="currency" office:currency="USD" office:value="8466.32">
            <text:p>$8,466.32</text:p>
          </table:table-cell>
          <table:table-cell/>
          <table:table-cell table:style-name="ce2" table:formula="of:=[.L9]" office:value-type="float" office:value="10000">
            <text:p>10000</text:p>
          </table:table-cell>
          <table:table-cell table:style-name="ce3"/>
          <table:table-cell table:style-name="ce2" table:formula="of:=[.N9]" office:value-type="float" office:value="12000">
            <text:p>12000</text:p>
          </table:table-cell>
          <table:table-cell table:style-name="ce2"/>
          <table:table-cell table:style-name="ce6" table:formula="of:=[.L9]-[.L10]+[.M10]+[.N9]-[.N10]+[.O10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office:value-type="string">
            <text:p>pmt</text:p>
          </table:table-cell>
          <table:table-cell table:style-name="ce2" office:value-type="float" office:value="1250">
            <text:p>1250</text:p>
          </table:table-cell>
          <table:table-cell table:style-name="ce13" table:formula="of:=[.C10]+1" office:value-type="float" office:value="10">
            <text:p>10</text:p>
          </table:table-cell>
          <table:table-cell table:style-name="ce14" table:formula="of:=EDATE([.D$2];[.C11]-[.C$2])" office:value-type="date" office:date-value="2021-03-16">
            <text:p>03/16/21</text:p>
          </table:table-cell>
          <table:table-cell table:style-name="ce6" table:formula="of:=IF([.L10]-[.L11]+[.M11]&gt;0;[.L10]-[.L11]+[.M11];IF(OR([.D11]&gt;=[.B$3];[.J10]&lt;=[.B$11]);IF([.G10]&gt;[.B$11];IF([.J10]&lt;[.B$11];[.B$11]-[.J10]-[.I11];[.B$11]);[.G10]+[.F11]);0))" office:value-type="currency" office:currency="USD" office:value="1250">
            <text:p>$1,250.00</text:p>
          </table:table-cell>
          <table:table-cell table:style-name="ce7" table:formula="of:=IF((YEAR([.D11])*12+MONTH([.D11]))&gt;(YEAR([.B$3])*12+MONTH([.B$3]));ABS(IPMT([.B$5];INT((YEAR([.D11])*12+MONTH([.D11]))-(YEAR([.B$3])*12+MONTH([.B$3])));120;[.G10]));0)" office:value-type="float" office:value="13.9277364134864">
            <text:p>13.93</text:p>
          </table:table-cell>
          <table:table-cell table:style-name="ce17" table:formula="of:=IF([.L11]&lt;=0;0;ROUND([.G10]-[.E11]+[.F11];2))" office:value-type="currency" office:currency="USD" office:value="2615.87">
            <text:p>$2,615.87</text:p>
          </table:table-cell>
          <table:table-cell table:style-name="ce19" table:formula="of:=IF(([.N10]-[.N11])&gt;0;[.N10]-[.N11]+[.O11];(IF([.J10]&gt;[.$B$11];[.$B$11]-[.E11];IF([.J10]&gt;0;[.J10]+[.I11];0))))" office:value-type="currency" office:currency="USD" office:value="0">
            <text:p>$0.00</text:p>
          </table:table-cell>
          <table:table-cell table:style-name="ce6" table:formula="of:=ABS(IPMT([.$B$9];[.C11]+3;24;[.J10]))" office:value-type="currency" office:currency="USD" office:value="17.8002001284635">
            <text:p>$17.80</text:p>
          </table:table-cell>
          <table:table-cell table:style-name="ce6" table:formula="of:=IF([.N11]&lt;=0;0;ROUND([.J10]-[.H11]+[.I11];2))" office:value-type="currency" office:currency="USD" office:value="8484.12">
            <text:p>$8,484.12</text:p>
          </table:table-cell>
          <table:table-cell/>
          <table:table-cell table:style-name="ce2" table:formula="of:=[.L10]" office:value-type="float" office:value="10000">
            <text:p>10000</text:p>
          </table:table-cell>
          <table:table-cell table:style-name="ce3"/>
          <table:table-cell table:style-name="ce2" table:formula="of:=[.N10]" office:value-type="float" office:value="12000">
            <text:p>12000</text:p>
          </table:table-cell>
          <table:table-cell table:style-name="ce2"/>
          <table:table-cell table:style-name="ce6" table:formula="of:=[.L10]-[.L11]+[.M11]+[.N10]-[.N11]+[.O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11]+1" office:value-type="float" office:value="11">
            <text:p>11</text:p>
          </table:table-cell>
          <table:table-cell table:style-name="ce14" table:formula="of:=EDATE([.D$2];[.C12]-[.C$2])" office:value-type="date" office:date-value="2021-04-16">
            <text:p>04/16/21</text:p>
          </table:table-cell>
          <table:table-cell table:style-name="ce6" table:formula="of:=IF([.L11]-[.L12]+[.M12]&gt;0;[.L11]-[.L12]+[.M12];IF(OR([.D12]&gt;=[.B$3];[.J11]&lt;=[.B$11]);IF([.G11]&gt;[.B$11];IF([.J11]&lt;[.B$11];[.B$11]-[.J11]-[.I12];[.B$11]);[.G11]+[.F12]);0))" office:value-type="currency" office:currency="USD" office:value="1250">
            <text:p>$1,250.00</text:p>
          </table:table-cell>
          <table:table-cell table:style-name="ce7" table:formula="of:=IF((YEAR([.D12])*12+MONTH([.D12]))&gt;(YEAR([.B$3])*12+MONTH([.B$3]));ABS(IPMT([.B$5];INT((YEAR([.D12])*12+MONTH([.D12]))-(YEAR([.B$3])*12+MONTH([.B$3])));120;[.G11]));0)" office:value-type="float" office:value="9.39301261697108">
            <text:p>9.39</text:p>
          </table:table-cell>
          <table:table-cell table:style-name="ce17" table:formula="of:=IF([.L12]&lt;=0;0;ROUND([.G11]-[.E12]+[.F12];2))" office:value-type="currency" office:currency="USD" office:value="1375.26">
            <text:p>$1,375.26</text:p>
          </table:table-cell>
          <table:table-cell table:style-name="ce19" table:formula="of:=IF(([.N11]-[.N12])&gt;0;[.N11]-[.N12]+[.O12];(IF([.J11]&gt;[.$B$11];[.$B$11]-[.E12];IF([.J11]&gt;0;[.J11]+[.I12];0))))" office:value-type="currency" office:currency="USD" office:value="0">
            <text:p>$0.00</text:p>
          </table:table-cell>
          <table:table-cell table:style-name="ce6" table:formula="of:=ABS(IPMT([.$B$9];[.C12]+3;24;[.J11]))" office:value-type="currency" office:currency="USD" office:value="16.3844111686107">
            <text:p>$16.38</text:p>
          </table:table-cell>
          <table:table-cell table:style-name="ce6" table:formula="of:=IF([.N12]&lt;=0;0;ROUND([.J11]-[.H12]+[.I12];2))" office:value-type="currency" office:currency="USD" office:value="8500.5">
            <text:p>$8,500.50</text:p>
          </table:table-cell>
          <table:table-cell/>
          <table:table-cell table:style-name="ce2" table:formula="of:=[.L11]" office:value-type="float" office:value="10000">
            <text:p>10000</text:p>
          </table:table-cell>
          <table:table-cell table:style-name="ce3"/>
          <table:table-cell table:style-name="ce2" table:formula="of:=[.N11]" office:value-type="float" office:value="12000">
            <text:p>12000</text:p>
          </table:table-cell>
          <table:table-cell table:style-name="ce2"/>
          <table:table-cell table:style-name="ce6" table:formula="of:=[.L11]-[.L12]+[.M12]+[.N11]-[.N12]+[.O12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12]+1" office:value-type="float" office:value="12">
            <text:p>12</text:p>
          </table:table-cell>
          <table:table-cell table:style-name="ce14" table:formula="of:=EDATE([.D$2];[.C13]-[.C$2])" office:value-type="date" office:date-value="2021-05-16">
            <text:p>05/16/21</text:p>
          </table:table-cell>
          <table:table-cell table:style-name="ce6" table:formula="of:=IF([.L12]-[.L13]+[.M13]&gt;0;[.L12]-[.L13]+[.M13];IF(OR([.D13]&gt;=[.B$3];[.J12]&lt;=[.B$11]);IF([.G12]&gt;[.B$11];IF([.J12]&lt;[.B$11];[.B$11]-[.J12]-[.I13];[.B$11]);[.G12]+[.F13]);0))" office:value-type="currency" office:currency="USD" office:value="1250">
            <text:p>$1,250.00</text:p>
          </table:table-cell>
          <table:table-cell table:style-name="ce7" table:formula="of:=IF((YEAR([.D13])*12+MONTH([.D13]))&gt;(YEAR([.B$3])*12+MONTH([.B$3]));ABS(IPMT([.B$5];INT((YEAR([.D13])*12+MONTH([.D13]))-(YEAR([.B$3])*12+MONTH([.B$3])));120;[.G12]));0)" office:value-type="float" office:value="4.90375694401159">
            <text:p>4.90</text:p>
          </table:table-cell>
          <table:table-cell table:style-name="ce17" table:formula="of:=IF([.L13]&lt;=0;0;ROUND([.G12]-[.E13]+[.F13];2))" office:value-type="currency" office:currency="USD" office:value="130.16">
            <text:p>$130.16</text:p>
          </table:table-cell>
          <table:table-cell table:style-name="ce19" table:formula="of:=IF(([.N12]-[.N13])&gt;0;[.N12]-[.N13]+[.O13];(IF([.J12]&gt;[.$B$11];[.$B$11]-[.E13];IF([.J12]&gt;0;[.J12]+[.I13];0))))" office:value-type="currency" office:currency="USD" office:value="0">
            <text:p>$0.00</text:p>
          </table:table-cell>
          <table:table-cell table:style-name="ce6" table:formula="of:=ABS(IPMT([.$B$9];[.C13]+3;24;[.J12]))" office:value-type="currency" office:currency="USD" office:value="14.9540497028564">
            <text:p>$14.95</text:p>
          </table:table-cell>
          <table:table-cell table:style-name="ce6" table:formula="of:=IF([.N13]&lt;=0;0;ROUND([.J12]-[.H13]+[.I13];2))" office:value-type="currency" office:currency="USD" office:value="8515.45">
            <text:p>$8,515.45</text:p>
          </table:table-cell>
          <table:table-cell/>
          <table:table-cell table:style-name="ce2" table:formula="of:=[.L12]" office:value-type="float" office:value="10000">
            <text:p>10000</text:p>
          </table:table-cell>
          <table:table-cell table:style-name="ce3"/>
          <table:table-cell table:style-name="ce2" table:formula="of:=[.N12]" office:value-type="float" office:value="12000">
            <text:p>12000</text:p>
          </table:table-cell>
          <table:table-cell table:style-name="ce2"/>
          <table:table-cell table:style-name="ce6" table:formula="of:=[.L12]-[.L13]+[.M13]+[.N12]-[.N13]+[.O13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13]+1" office:value-type="float" office:value="13">
            <text:p>13</text:p>
          </table:table-cell>
          <table:table-cell table:style-name="ce14" table:formula="of:=EDATE([.D$2];[.C14]-[.C$2])" office:value-type="date" office:date-value="2021-06-16">
            <text:p>06/16/21</text:p>
          </table:table-cell>
          <table:table-cell table:style-name="ce6" table:formula="of:=IF([.L13]-[.L14]+[.M14]&gt;0;[.L13]-[.L14]+[.M14];IF(OR([.D14]&gt;=[.B$3];[.J13]&lt;=[.B$11]);IF([.G13]&gt;[.B$11];IF([.J13]&lt;[.B$11];[.B$11]-[.J13]-[.I14];[.B$11]);[.G13]+[.F14]);0))" office:value-type="currency" office:currency="USD" office:value="130.620833577052">
            <text:p>$130.62</text:p>
          </table:table-cell>
          <table:table-cell table:style-name="ce7" table:formula="of:=IF((YEAR([.D14])*12+MONTH([.D14]))&gt;(YEAR([.B$3])*12+MONTH([.B$3]));ABS(IPMT([.B$5];INT((YEAR([.D14])*12+MONTH([.D14]))-(YEAR([.B$3])*12+MONTH([.B$3])));120;[.G13]));0)" office:value-type="float" office:value="0.460833577052302">
            <text:p>0.46</text:p>
          </table:table-cell>
          <table:table-cell table:style-name="ce17" table:formula="of:=IF([.L14]&lt;=0;0;ROUND([.G13]-[.E14]+[.F14];2))" office:value-type="currency" office:currency="USD" office:value="-0">
            <text:p>$0.00</text:p>
          </table:table-cell>
          <table:table-cell table:style-name="ce19" table:formula="of:=IF(([.N13]-[.N14])&gt;0;[.N13]-[.N14]+[.O14];(IF([.J13]&gt;[.$B$11];[.$B$11]-[.E14];IF([.J13]&gt;0;[.J13]+[.I14];0))))" office:value-type="currency" office:currency="USD" office:value="1119.37916642295">
            <text:p>$1,119.38</text:p>
          </table:table-cell>
          <table:table-cell table:style-name="ce6" table:formula="of:=ABS(IPMT([.$B$9];[.C14]+3;24;[.J13]))" office:value-type="currency" office:currency="USD" office:value="13.5097734280051">
            <text:p>$13.51</text:p>
          </table:table-cell>
          <table:table-cell table:style-name="ce6" table:formula="of:=IF([.N14]&lt;=0;0;ROUND([.J13]-[.H14]+[.I14];2))" office:value-type="currency" office:currency="USD" office:value="7409.58">
            <text:p>$7,409.58</text:p>
          </table:table-cell>
          <table:table-cell/>
          <table:table-cell table:style-name="ce2" table:formula="of:=[.L13]" office:value-type="float" office:value="10000">
            <text:p>10000</text:p>
          </table:table-cell>
          <table:table-cell table:style-name="ce3"/>
          <table:table-cell table:style-name="ce2" table:formula="of:=[.N13]" office:value-type="float" office:value="12000">
            <text:p>12000</text:p>
          </table:table-cell>
          <table:table-cell table:style-name="ce2"/>
          <table:table-cell table:style-name="ce6" table:formula="of:=[.L13]-[.L14]+[.M14]+[.N13]-[.N14]+[.O14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14]+1" office:value-type="float" office:value="14">
            <text:p>14</text:p>
          </table:table-cell>
          <table:table-cell table:style-name="ce14" table:formula="of:=EDATE([.D$2];[.C15]-[.C$2])" office:value-type="date" office:date-value="2021-07-16">
            <text:p>07/16/21</text:p>
          </table:table-cell>
          <table:table-cell table:style-name="ce6" table:formula="of:=IF([.L14]-[.L15]+[.M15]&gt;0;[.L14]-[.L15]+[.M15];IF(OR([.D15]&gt;=[.B$3];[.J14]&lt;=[.B$11]);IF([.G14]&gt;[.B$11];IF([.J14]&lt;[.B$11];[.B$11]-[.J14]-[.I15];[.B$11]);[.G14]+[.F15]);0))" office:value-type="currency" office:currency="USD" office:value="0">
            <text:p>$0.00</text:p>
          </table:table-cell>
          <table:table-cell table:style-name="ce7" table:formula="of:=IF((YEAR([.D15])*12+MONTH([.D15]))&gt;(YEAR([.B$3])*12+MONTH([.B$3]));ABS(IPMT([.B$5];INT((YEAR([.D15])*12+MONTH([.D15]))-(YEAR([.B$3])*12+MONTH([.B$3])));120;[.G14]));0)" office:value-type="float" office:value="0">
            <text:p>0.00</text:p>
          </table:table-cell>
          <table:table-cell table:style-name="ce17" table:formula="of:=IF([.L15]&lt;=0;0;ROUND([.G14]-[.E15]+[.F15];2))" office:value-type="currency" office:currency="USD" office:value="0">
            <text:p>$0.00</text:p>
          </table:table-cell>
          <table:table-cell table:style-name="ce19" table:formula="of:=IF(([.N14]-[.N15])&gt;0;[.N14]-[.N15]+[.O15];(IF([.J14]&gt;[.$B$11];[.$B$11]-[.E15];IF([.J14]&gt;0;[.J14]+[.I15];0))))" office:value-type="currency" office:currency="USD" office:value="1250">
            <text:p>$1,250.00</text:p>
          </table:table-cell>
          <table:table-cell table:style-name="ce6" table:formula="of:=ABS(IPMT([.$B$9];[.C15]+3;24;[.J14]))" office:value-type="currency" office:currency="USD" office:value="10.4704595435494">
            <text:p>$10.47</text:p>
          </table:table-cell>
          <table:table-cell table:style-name="ce6" table:formula="of:=IF([.N15]&lt;=0;0;ROUND([.J14]-[.H15]+[.I15];2))" office:value-type="currency" office:currency="USD" office:value="6170.05">
            <text:p>$6,170.05</text:p>
          </table:table-cell>
          <table:table-cell/>
          <table:table-cell table:style-name="ce2" table:formula="of:=[.L14]" office:value-type="float" office:value="10000">
            <text:p>10000</text:p>
          </table:table-cell>
          <table:table-cell table:style-name="ce3"/>
          <table:table-cell table:style-name="ce2" table:formula="of:=[.N14]" office:value-type="float" office:value="12000">
            <text:p>12000</text:p>
          </table:table-cell>
          <table:table-cell table:style-name="ce2"/>
          <table:table-cell table:style-name="ce6" table:formula="of:=[.L14]-[.L15]+[.M15]+[.N14]-[.N15]+[.O15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15]+1" office:value-type="float" office:value="15">
            <text:p>15</text:p>
          </table:table-cell>
          <table:table-cell table:style-name="ce14" table:formula="of:=EDATE([.D$2];[.C16]-[.C$2])" office:value-type="date" office:date-value="2021-08-16">
            <text:p>08/16/21</text:p>
          </table:table-cell>
          <table:table-cell table:style-name="ce6" table:formula="of:=IF([.L15]-[.L16]+[.M16]&gt;0;[.L15]-[.L16]+[.M16];IF(OR([.D16]&gt;=[.B$3];[.J15]&lt;=[.B$11]);IF([.G15]&gt;[.B$11];IF([.J15]&lt;[.B$11];[.B$11]-[.J15]-[.I16];[.B$11]);[.G15]+[.F16]);0))" office:value-type="currency" office:currency="USD" office:value="0">
            <text:p>$0.00</text:p>
          </table:table-cell>
          <table:table-cell table:style-name="ce7" table:formula="of:=IF((YEAR([.D16])*12+MONTH([.D16]))&gt;(YEAR([.B$3])*12+MONTH([.B$3]));ABS(IPMT([.B$5];INT((YEAR([.D16])*12+MONTH([.D16]))-(YEAR([.B$3])*12+MONTH([.B$3])));120;[.G15]));0)" office:value-type="float" office:value="0">
            <text:p>0.00</text:p>
          </table:table-cell>
          <table:table-cell table:style-name="ce17" table:formula="of:=IF([.L16]&lt;=0;0;ROUND([.G15]-[.E16]+[.F16];2))" office:value-type="currency" office:currency="USD" office:value="0">
            <text:p>$0.00</text:p>
          </table:table-cell>
          <table:table-cell table:style-name="ce19" table:formula="of:=IF(([.N15]-[.N16])&gt;0;[.N15]-[.N16]+[.O16];(IF([.J15]&gt;[.$B$11];[.$B$11]-[.E16];IF([.J15]&gt;0;[.J15]+[.I16];0))))" office:value-type="currency" office:currency="USD" office:value="1250">
            <text:p>$1,250.00</text:p>
          </table:table-cell>
          <table:table-cell table:style-name="ce6" table:formula="of:=ABS(IPMT([.$B$9];[.C16]+3;24;[.J15]))" office:value-type="currency" office:currency="USD" office:value="7.64458135790995">
            <text:p>$7.64</text:p>
          </table:table-cell>
          <table:table-cell table:style-name="ce6" table:formula="of:=IF([.N16]&lt;=0;0;ROUND([.J15]-[.H16]+[.I16];2))" office:value-type="currency" office:currency="USD" office:value="4927.69">
            <text:p>$4,927.69</text:p>
          </table:table-cell>
          <table:table-cell/>
          <table:table-cell table:style-name="ce2" table:formula="of:=[.L15]" office:value-type="float" office:value="10000">
            <text:p>10000</text:p>
          </table:table-cell>
          <table:table-cell table:style-name="ce3"/>
          <table:table-cell table:style-name="ce2" table:formula="of:=[.N15]" office:value-type="float" office:value="12000">
            <text:p>12000</text:p>
          </table:table-cell>
          <table:table-cell table:style-name="ce2"/>
          <table:table-cell table:style-name="ce6" table:formula="of:=[.L15]-[.L16]+[.M16]+[.N15]-[.N16]+[.O16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16]+1" office:value-type="float" office:value="16">
            <text:p>16</text:p>
          </table:table-cell>
          <table:table-cell table:style-name="ce14" table:formula="of:=EDATE([.D$2];[.C17]-[.C$2])" office:value-type="date" office:date-value="2021-09-16">
            <text:p>09/16/21</text:p>
          </table:table-cell>
          <table:table-cell table:style-name="ce6" table:formula="of:=IF([.L16]-[.L17]+[.M17]&gt;0;[.L16]-[.L17]+[.M17];IF(OR([.D17]&gt;=[.B$3];[.J16]&lt;=[.B$11]);IF([.G16]&gt;[.B$11];IF([.J16]&lt;[.B$11];[.B$11]-[.J16]-[.I17];[.B$11]);[.G16]+[.F17]);0))" office:value-type="currency" office:currency="USD" office:value="0">
            <text:p>$0.00</text:p>
          </table:table-cell>
          <table:table-cell table:style-name="ce7" table:formula="of:=IF((YEAR([.D17])*12+MONTH([.D17]))&gt;(YEAR([.B$3])*12+MONTH([.B$3]));ABS(IPMT([.B$5];INT((YEAR([.D17])*12+MONTH([.D17]))-(YEAR([.B$3])*12+MONTH([.B$3])));120;[.G16]));0)" office:value-type="float" office:value="0">
            <text:p>0.00</text:p>
          </table:table-cell>
          <table:table-cell table:style-name="ce17" table:formula="of:=IF([.L17]&lt;=0;0;ROUND([.G16]-[.E17]+[.F17];2))" office:value-type="currency" office:currency="USD" office:value="0">
            <text:p>$0.00</text:p>
          </table:table-cell>
          <table:table-cell table:style-name="ce19" table:formula="of:=IF(([.N16]-[.N17])&gt;0;[.N16]-[.N17]+[.O17];(IF([.J16]&gt;[.$B$11];[.$B$11]-[.E17];IF([.J16]&gt;0;[.J16]+[.I17];0))))" office:value-type="currency" office:currency="USD" office:value="1250">
            <text:p>$1,250.00</text:p>
          </table:table-cell>
          <table:table-cell table:style-name="ce6" table:formula="of:=ABS(IPMT([.$B$9];[.C17]+3;24;[.J16]))" office:value-type="currency" office:currency="USD" office:value="5.24381110066885">
            <text:p>$5.24</text:p>
          </table:table-cell>
          <table:table-cell table:style-name="ce6" table:formula="of:=IF([.N17]&lt;=0;0;ROUND([.J16]-[.H17]+[.I17];2))" office:value-type="currency" office:currency="USD" office:value="3682.93">
            <text:p>$3,682.93</text:p>
          </table:table-cell>
          <table:table-cell/>
          <table:table-cell table:style-name="ce2" table:formula="of:=[.L16]" office:value-type="float" office:value="10000">
            <text:p>10000</text:p>
          </table:table-cell>
          <table:table-cell table:style-name="ce3"/>
          <table:table-cell table:style-name="ce2" table:formula="of:=[.N16]" office:value-type="float" office:value="12000">
            <text:p>12000</text:p>
          </table:table-cell>
          <table:table-cell table:style-name="ce2"/>
          <table:table-cell table:style-name="ce6" table:formula="of:=[.L16]-[.L17]+[.M17]+[.N16]-[.N17]+[.O17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17]+1" office:value-type="float" office:value="17">
            <text:p>17</text:p>
          </table:table-cell>
          <table:table-cell table:style-name="ce14" table:formula="of:=EDATE([.D$2];[.C18]-[.C$2])" office:value-type="date" office:date-value="2021-10-16">
            <text:p>10/16/21</text:p>
          </table:table-cell>
          <table:table-cell table:style-name="ce6" table:formula="of:=IF([.L17]-[.L18]+[.M18]&gt;0;[.L17]-[.L18]+[.M18];IF(OR([.D18]&gt;=[.B$3];[.J17]&lt;=[.B$11]);IF([.G17]&gt;[.B$11];IF([.J17]&lt;[.B$11];[.B$11]-[.J17]-[.I18];[.B$11]);[.G17]+[.F18]);0))" office:value-type="currency" office:currency="USD" office:value="0">
            <text:p>$0.00</text:p>
          </table:table-cell>
          <table:table-cell table:style-name="ce7" table:formula="of:=IF((YEAR([.D18])*12+MONTH([.D18]))&gt;(YEAR([.B$3])*12+MONTH([.B$3]));ABS(IPMT([.B$5];INT((YEAR([.D18])*12+MONTH([.D18]))-(YEAR([.B$3])*12+MONTH([.B$3])));120;[.G17]));0)" office:value-type="float" office:value="0">
            <text:p>0.00</text:p>
          </table:table-cell>
          <table:table-cell table:style-name="ce17" table:formula="of:=IF([.L18]&lt;=0;0;ROUND([.G17]-[.E18]+[.F18];2))" office:value-type="currency" office:currency="USD" office:value="0">
            <text:p>$0.00</text:p>
          </table:table-cell>
          <table:table-cell table:style-name="ce19" table:formula="of:=IF(([.N17]-[.N18])&gt;0;[.N17]-[.N18]+[.O18];(IF([.J17]&gt;[.$B$11];[.$B$11]-[.E18];IF([.J17]&gt;0;[.J17]+[.I18];0))))" office:value-type="currency" office:currency="USD" office:value="1250">
            <text:p>$1,250.00</text:p>
          </table:table-cell>
          <table:table-cell table:style-name="ce6" table:formula="of:=ABS(IPMT([.$B$9];[.C18]+3;24;[.J17]))" office:value-type="currency" office:currency="USD" office:value="3.27266770948281">
            <text:p>$3.27</text:p>
          </table:table-cell>
          <table:table-cell table:style-name="ce6" table:formula="of:=IF([.N18]&lt;=0;0;ROUND([.J17]-[.H18]+[.I18];2))" office:value-type="currency" office:currency="USD" office:value="2436.2">
            <text:p>$2,436.20</text:p>
          </table:table-cell>
          <table:table-cell/>
          <table:table-cell table:style-name="ce2" table:formula="of:=[.L17]" office:value-type="float" office:value="10000">
            <text:p>10000</text:p>
          </table:table-cell>
          <table:table-cell table:style-name="ce3"/>
          <table:table-cell table:style-name="ce2" table:formula="of:=[.N17]" office:value-type="float" office:value="12000">
            <text:p>12000</text:p>
          </table:table-cell>
          <table:table-cell table:style-name="ce2"/>
          <table:table-cell table:style-name="ce6" table:formula="of:=[.L17]-[.L18]+[.M18]+[.N17]-[.N18]+[.O18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18]+1" office:value-type="float" office:value="18">
            <text:p>18</text:p>
          </table:table-cell>
          <table:table-cell table:style-name="ce14" table:formula="of:=EDATE([.D$2];[.C19]-[.C$2])" office:value-type="date" office:date-value="2021-11-16">
            <text:p>11/16/21</text:p>
          </table:table-cell>
          <table:table-cell table:style-name="ce6" table:formula="of:=IF([.L18]-[.L19]+[.M19]&gt;0;[.L18]-[.L19]+[.M19];IF(OR([.D19]&gt;=[.B$3];[.J18]&lt;=[.B$11]);IF([.G18]&gt;[.B$11];IF([.J18]&lt;[.B$11];[.B$11]-[.J18]-[.I19];[.B$11]);[.G18]+[.F19]);0))" office:value-type="currency" office:currency="USD" office:value="0">
            <text:p>$0.00</text:p>
          </table:table-cell>
          <table:table-cell table:style-name="ce7" table:formula="of:=IF((YEAR([.D19])*12+MONTH([.D19]))&gt;(YEAR([.B$3])*12+MONTH([.B$3]));ABS(IPMT([.B$5];INT((YEAR([.D19])*12+MONTH([.D19]))-(YEAR([.B$3])*12+MONTH([.B$3])));120;[.G18]));0)" office:value-type="float" office:value="0">
            <text:p>0.00</text:p>
          </table:table-cell>
          <table:table-cell table:style-name="ce17" table:formula="of:=IF([.L19]&lt;=0;0;ROUND([.G18]-[.E19]+[.F19];2))" office:value-type="currency" office:currency="USD" office:value="0">
            <text:p>$0.00</text:p>
          </table:table-cell>
          <table:table-cell table:style-name="ce19" table:formula="of:=IF(([.N18]-[.N19])&gt;0;[.N18]-[.N19]+[.O19];(IF([.J18]&gt;[.$B$11];[.$B$11]-[.E19];IF([.J18]&gt;0;[.J18]+[.I19];0))))" office:value-type="currency" office:currency="USD" office:value="1250">
            <text:p>$1,250.00</text:p>
          </table:table-cell>
          <table:table-cell table:style-name="ce6" table:formula="of:=ABS(IPMT([.$B$9];[.C19]+3;24;[.J18]))" office:value-type="currency" office:currency="USD" office:value="1.73539368585861">
            <text:p>$1.74</text:p>
          </table:table-cell>
          <table:table-cell table:style-name="ce6" table:formula="of:=IF([.N19]&lt;=0;0;ROUND([.J18]-[.H19]+[.I19];2))" office:value-type="currency" office:currency="USD" office:value="1187.94">
            <text:p>$1,187.94</text:p>
          </table:table-cell>
          <table:table-cell/>
          <table:table-cell table:style-name="ce2" table:formula="of:=[.L18]" office:value-type="float" office:value="10000">
            <text:p>10000</text:p>
          </table:table-cell>
          <table:table-cell table:style-name="ce3"/>
          <table:table-cell table:style-name="ce2" table:formula="of:=[.N18]" office:value-type="float" office:value="12000">
            <text:p>12000</text:p>
          </table:table-cell>
          <table:table-cell table:style-name="ce2"/>
          <table:table-cell table:style-name="ce6" table:formula="of:=[.L18]-[.L19]+[.M19]+[.N18]-[.N19]+[.O19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19]+1" office:value-type="float" office:value="19">
            <text:p>19</text:p>
          </table:table-cell>
          <table:table-cell table:style-name="ce14" table:formula="of:=EDATE([.D$2];[.C20]-[.C$2])" office:value-type="date" office:date-value="2021-12-16">
            <text:p>12/16/21</text:p>
          </table:table-cell>
          <table:table-cell table:style-name="ce6" table:formula="of:=IF([.L19]-[.L20]+[.M20]&gt;0;[.L19]-[.L20]+[.M20];IF(OR([.D20]&gt;=[.B$3];[.J19]&lt;=[.B$11]);IF([.G19]&gt;[.B$11];IF([.J19]&lt;[.B$11];[.B$11]-[.J19]-[.I20];[.B$11]);[.G19]+[.F20]);0))" office:value-type="currency" office:currency="USD" office:value="0">
            <text:p>$0.00</text:p>
          </table:table-cell>
          <table:table-cell table:style-name="ce7" table:formula="of:=IF((YEAR([.D20])*12+MONTH([.D20]))&gt;(YEAR([.B$3])*12+MONTH([.B$3]));ABS(IPMT([.B$5];INT((YEAR([.D20])*12+MONTH([.D20]))-(YEAR([.B$3])*12+MONTH([.B$3])));120;[.G19]));0)" office:value-type="float" office:value="0">
            <text:p>0.00</text:p>
          </table:table-cell>
          <table:table-cell table:style-name="ce17" table:formula="of:=IF([.L20]&lt;=0;0;ROUND([.G19]-[.E20]+[.F20];2))" office:value-type="currency" office:currency="USD" office:value="0">
            <text:p>$0.00</text:p>
          </table:table-cell>
          <table:table-cell table:style-name="ce19" table:formula="of:=IF(([.N19]-[.N20])&gt;0;[.N19]-[.N20]+[.O20];(IF([.J19]&gt;[.$B$11];[.$B$11]-[.E20];IF([.J19]&gt;0;[.J19]+[.I20];0))))" office:value-type="currency" office:currency="USD" office:value="1188.5759574961">
            <text:p>$1,188.58</text:p>
          </table:table-cell>
          <table:table-cell table:style-name="ce6" table:formula="of:=ABS(IPMT([.$B$9];[.C20]+3;24;[.J19]))" office:value-type="currency" office:currency="USD" office:value="0.63595749609733">
            <text:p>$0.64</text:p>
          </table:table-cell>
          <table:table-cell table:style-name="ce6" table:formula="of:=IF([.N20]&lt;=0;0;ROUND([.J19]-[.H20]+[.I20];2))" office:value-type="currency" office:currency="USD" office:value="0">
            <text:p>$0.00</text:p>
          </table:table-cell>
          <table:table-cell/>
          <table:table-cell table:style-name="ce2" table:formula="of:=[.L19]" office:value-type="float" office:value="10000">
            <text:p>10000</text:p>
          </table:table-cell>
          <table:table-cell table:style-name="ce3"/>
          <table:table-cell table:style-name="ce2" table:formula="of:=[.N19]" office:value-type="float" office:value="12000">
            <text:p>12000</text:p>
          </table:table-cell>
          <table:table-cell table:style-name="ce2"/>
          <table:table-cell table:style-name="ce6" table:formula="of:=[.L19]-[.L20]+[.M20]+[.N19]-[.N20]+[.O20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table:formula="of:=[.C20]+1" office:value-type="float" office:value="20">
            <text:p>20</text:p>
          </table:table-cell>
          <table:table-cell table:style-name="ce14" table:formula="of:=EDATE([.D$2];[.C21]-[.C$2])" office:value-type="date" office:date-value="2022-01-16">
            <text:p>01/16/22</text:p>
          </table:table-cell>
          <table:table-cell table:style-name="ce6" table:formula="of:=IF([.L20]-[.L21]+[.M21]&gt;0;[.L20]-[.L21]+[.M21];IF(OR([.D21]&gt;=[.B$3];[.J20]&lt;=[.B$11]);IF([.G20]&gt;[.B$11];IF([.J20]&lt;[.B$11];[.B$11]-[.J20]-[.I21];[.B$11]);[.G20]+[.F21]);0))" office:value-type="currency" office:currency="USD" office:value="0">
            <text:p>$0.00</text:p>
          </table:table-cell>
          <table:table-cell table:style-name="ce7" table:formula="of:=IF((YEAR([.D21])*12+MONTH([.D21]))&gt;(YEAR([.B$3])*12+MONTH([.B$3]));ABS(IPMT([.B$5];INT((YEAR([.D21])*12+MONTH([.D21]))-(YEAR([.B$3])*12+MONTH([.B$3])));120;[.G20]));0)" office:value-type="float" office:value="0">
            <text:p>0.00</text:p>
          </table:table-cell>
          <table:table-cell table:style-name="ce17" table:formula="of:=IF([.L21]&lt;=0;0;ROUND([.G20]-[.E21]+[.F21];2))" office:value-type="currency" office:currency="USD" office:value="0">
            <text:p>$0.00</text:p>
          </table:table-cell>
          <table:table-cell table:style-name="ce19" table:formula="of:=IF(([.N20]-[.N21])&gt;0;[.N20]-[.N21]+[.O21];(IF([.J20]&gt;[.$B$11];[.$B$11]-[.E21];IF([.J20]&gt;0;[.J20]+[.I21];0))))" office:value-type="currency" office:currency="USD" office:value="0">
            <text:p>$0.00</text:p>
          </table:table-cell>
          <table:table-cell table:style-name="ce6" table:formula="of:=ABS(IPMT([.$B$9];[.C21]+3;24;[.J20]))" office:value-type="currency" office:currency="USD" office:value="0">
            <text:p>$0.00</text:p>
          </table:table-cell>
          <table:table-cell table:style-name="ce6" table:formula="of:=IF([.N21]&lt;=0;0;ROUND([.J20]-[.H21]+[.I21];2))" office:value-type="currency" office:currency="USD" office:value="0">
            <text:p>$0.00</text:p>
          </table:table-cell>
          <table:table-cell/>
          <table:table-cell table:style-name="ce2" table:formula="of:=[.L20]" office:value-type="float" office:value="10000">
            <text:p>10000</text:p>
          </table:table-cell>
          <table:table-cell table:style-name="ce3"/>
          <table:table-cell table:style-name="ce2" table:formula="of:=[.N20]" office:value-type="float" office:value="12000">
            <text:p>12000</text:p>
          </table:table-cell>
          <table:table-cell table:style-name="ce2"/>
          <table:table-cell table:style-name="ce6" table:formula="of:=[.L20]-[.L21]+[.M21]+[.N20]-[.N21]+[.O21]" office:value-type="currency" office:currency="USD" office:value="0">
            <text:p>$0.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14"/>
          <table:table-cell table:style-name="ce6"/>
          <table:table-cell table:style-name="ce7"/>
          <table:table-cell table:style-name="ce6"/>
          <table:table-cell table:style-name="ce19"/>
          <table:table-cell table:style-name="ce6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4"/>
          <table:table-cell table:style-name="ce6"/>
          <table:table-cell table:style-name="ce15"/>
          <table:table-cell table:style-name="ce6"/>
          <table:table-cell table:style-name="ce19"/>
          <table:table-cell table:style-name="ce6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4" office:value-type="string">
            <text:p>total</text:p>
          </table:table-cell>
          <table:table-cell table:formula="of:=SUM([.E3:.E23])" office:value-type="currency" office:currency="USD" office:value="10130.6208335771">
            <text:p>$10,130.62</text:p>
          </table:table-cell>
          <table:table-cell table:style-name="ce6" table:formula="of:=SUM([.F3:.F16])" office:value-type="currency" office:currency="USD" office:value="130.623780197898">
            <text:p>$130.62</text:p>
          </table:table-cell>
          <table:table-cell/>
          <table:table-cell table:formula="of:=SUM([.H3:.H23])" office:value-type="currency" office:currency="USD" office:value="12307.955123919">
            <text:p>$12,307.96</text:p>
          </table:table-cell>
          <table:table-cell table:formula="of:=SUM([.I3:.I16])" office:value-type="currency" office:currency="USD" office:value="297.076803110738">
            <text:p>$297.08</text:p>
          </table:table-cell>
          <table:table-cell/>
          <table:table-cell table:formula="of:=[.H25]+[.E25]" office:value-type="currency" office:currency="USD" office:value="22438.5759574961">
            <text:p>$22,438.58</text:p>
          </table:table-cell>
          <table:table-cell/>
          <table:table-cell table:formula="of:=SUM([.M3:.M16])" office:value-type="float" office:value="0">
            <text:p>0</text:p>
          </table:table-cell>
          <table:table-cell/>
          <table:table-cell table:formula="of:=SUM([.O3:.O16])" office:value-type="float" office:value="0">
            <text:p>0</text:p>
          </table:table-cell>
          <table:table-cell table:formula="of:=SUM([.P3:.P16])" office:value-type="currency" office:currency="USD" office:value="0">
            <text:p>$0.00</text:p>
          </table:table-cell>
          <table:table-cell table:style-name="ce10" table:formula="of:=[.P25]/[.K25]" office:value-type="percentage" office:value="0">
            <text:p>0.00%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0" table:formula="of:=[.E25]/[.B2]" office:value-type="percentage" office:value="1.01306208335771">
            <text:p>101.31%</text:p>
          </table:table-cell>
          <table:table-cell table:number-columns-repeated="2"/>
          <table:table-cell table:style-name="ce10" table:formula="of:=[.H25]/[.B7]" office:value-type="percentage" office:value="1.02566292699325">
            <text:p>102.57%</text:p>
          </table:table-cell>
          <table:table-cell table:number-columns-repeated="2"/>
          <table:table-cell table:style-name="ce10" table:formula="of:=[.K25]/([.B7]+[.B2])" office:value-type="percentage" office:value="1.01993527079528">
            <text:p>101.99%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4" office:value-type="string">
            <text:p>end mo</text:p>
          </table:table-cell>
          <table:table-cell table:number-matrix-columns-spanned="1" table:number-matrix-rows-spanned="1" table:formula="of:=MAX(IF([.G2:.G16]&gt;0;ROW([.G2:.G16]);0))" office:value-type="float" office:value="13">
            <text:p>13</text:p>
          </table:table-cell>
          <table:table-cell table:number-columns-repeated="2"/>
          <table:table-cell table:number-matrix-columns-spanned="1" table:number-matrix-rows-spanned="1" table:formula="of:=MAX(IF([.J2:.J16]&gt;0;ROW([.J2:.J16]);0))"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string">
            <text:p>$ remaining</text:p>
          </table:table-cell>
          <table:table-cell table:formula="of:=[.K25]-[.P25]" office:value-type="currency" office:currency="USD" office:value="22438.5759574961">
            <text:p>$22,438.58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Apx mo left</text:p>
          </table:table-cell>
          <table:table-cell table:style-name="ce7" table:formula="of:=[.P30]/[.P25]*[.P28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>
            <text:p>mos since start</text:p>
          </table:table-cell>
          <table:table-cell table:formula="of:=COUNTIF([.P3:.P16];&quot;&gt;0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>
            <text:p>Total mo</text:p>
          </table:table-cell>
          <table:table-cell table:style-name="ce7" table:formula="of:=[.P30]+[.P29]" office:value-type="float" office:value="0">
            <text:p>#DIV/0!</text:p>
          </table:table-cell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>
            <draw:frame table:end-cell-address="loans.P52" table:end-x="0.0874in" table:end-y="0.0091in" draw:z-index="0" draw:style-name="gr1" draw:text-style-name="P1" svg:width="11.3551in" svg:height="2.9291in" svg:x="0.2496in" svg:y="0.1024in">
              <draw:object draw:notify-on-update-of-ranges="loans.D2:loans.D21 loans.D2:loans.D21 loans.G1:loans.G1 loans.G2:loans.G21 loans.D2:loans.D21 loans.J1:loans.J1 loans.J2:loans.J21 loans.D2:loans.D21 loans.L1:loans.L1 loans.L2:loans.L21 loans.D2:loans.D21 loans.N1:loans.N1 loans.N2:loans.N21 loans.A48:loans.A49 loans.A47:loans.A47 loans.B48:loans.B4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11">
          <table:table-cell table:number-columns-repeated="18"/>
        </table:table-row>
        <table:table-row table:style-name="ro1">
          <table:table-cell office:value-type="string">
            <text:p>Today</text:p>
          </table:table-cell>
          <table:table-cell table:number-columns-repeated="17"/>
        </table:table-row>
        <table:table-row table:style-name="ro1">
          <table:table-cell table:formula="of:=TODAY()" office:value-type="date" office:date-value="2020-06-16">
            <text:p>06/16/20</text:p>
          </table:table-cell>
          <table:table-cell table:formula="of:=MIN(MIN([.G2:.G16]);MIN([.J2];[.J16]))" office:value-type="float" office:value="-0">
            <text:p>-0</text:p>
          </table:table-cell>
          <table:table-cell table:number-columns-repeated="16"/>
        </table:table-row>
        <table:table-row table:style-name="ro1">
          <table:table-cell table:formula="of:=[.A48]" office:value-type="date" office:date-value="2020-06-16">
            <text:p>06/16/20</text:p>
          </table:table-cell>
          <table:table-cell table:formula="of:=MAX(MAX([.G2:.G16]);MAX([.J2];[.J16]))" office:value-type="float" office:value="12000">
            <text:p>12000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10"/>
          <table:table-cell table:number-columns-repeated="3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6"/>
        </table:table-row>
        <table:table-row table:style-name="ro1" table:number-rows-repeated="4"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6"/>
        </table:table-row>
      </table:table>
      <table:table table:name="mortgage" table:style-name="ta1" table:print="false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2" table:default-cell-style-name="ce22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ce34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number-columns-repeated="3" table:default-cell-style-name="Default"/>
        <table:table-column table:style-name="co16" table:default-cell-style-name="Default"/>
        <table:table-column table:style-name="co13" table:default-cell-style-name="ce35"/>
        <table:table-column table:style-name="co17" table:default-cell-style-name="ce36"/>
        <table:table-column table:style-name="co18" table:default-cell-style-name="ce38"/>
        <table:table-column table:style-name="co19" table:default-cell-style-name="ce35"/>
        <table:table-column table:style-name="co2" table:default-cell-style-name="ce35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4" table:default-cell-style-name="Default"/>
        <table:table-row table:style-name="ro2">
          <table:table-cell table:number-columns-repeated="5"/>
          <table:table-cell table:style-name="ce10"/>
          <table:table-cell/>
          <table:table-cell office:value-type="string">
            <text:p>Mo</text:p>
          </table:table-cell>
          <table:table-cell office:value-type="string">
            <text:p>Pmt</text:p>
          </table:table-cell>
          <table:table-cell office:value-type="string">
            <text:p>Taxes</text:p>
          </table:table-cell>
          <table:table-cell office:value-type="string">
            <text:p>Hazard Insurance</text:p>
          </table:table-cell>
          <table:table-cell office:value-type="string">
            <text:p>PMI</text:p>
          </table:table-cell>
          <table:table-cell office:value-type="string">
            <text:p>Loan Pmt</text:p>
          </table:table-cell>
          <table:table-cell office:value-type="string">
            <text:p>Int Pmt</text:p>
          </table:table-cell>
          <table:table-cell office:value-type="string">
            <text:p>Princ Pmt</text:p>
          </table:table-cell>
          <table:table-cell office:value-type="string">
            <text:p>Calculated Bal</text:p>
          </table:table-cell>
          <table:table-cell office:value-type="string">
            <text:p>PMI Done</text:p>
          </table:table-cell>
          <table:table-cell office:value-type="string">
            <text:p>Loans Done</text:p>
          </table:table-cell>
          <table:table-cell office:value-type="string">
            <text:p>Mort Done</text:p>
          </table:table-cell>
          <table:table-cell office:value-type="string">
            <text:p>Rent</text:p>
          </table:table-cell>
          <table:table-cell office:value-type="string">
            <text:p>% Done</text:p>
          </table:table-cell>
          <table:table-cell office:value-type="string">
            <text:p>Actual Balance</text:p>
          </table:table-cell>
          <table:table-cell office:value-type="string">
            <text:p>Date</text:p>
          </table:table-cell>
          <table:table-cell table:number-columns-repeated="6"/>
          <table:table-cell>
            <draw:frame table:end-cell-address="mortgage.AM19" table:end-x="0.6303in" table:end-y="0.0622in" draw:z-index="2" draw:style-name="gr1" draw:text-style-name="P1" svg:width="8.5854in" svg:height="3.2799in" svg:x="0.1169in" svg:y="0.1197in">
              <draw:object draw:notify-on-update-of-ranges="mortgage.G2:mortgage.G361 mortgage.P1:mortgage.P1 mortgage.P2:mortgage.P361 mortgage.W2:mortgage.W361 mortgage.V1:mortgage.V1 mortgage.V2:mortgage.V36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C22]"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table:formula="of:=IF([.R2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[.Z7]" office:value-type="currency" office:currency="USD" office:value="34.75">
            <text:p>$34.75</text:p>
          </table:table-cell>
          <table:table-cell table:formula="of:=[.I2]-[.J2]-[.K2]-[.L2]" office:value-type="currency" office:currency="USD" office:value="1014.25">
            <text:p>$1,014.25</text:p>
          </table:table-cell>
          <table:table-cell table:formula="of:=IPMT([.$C$20]/12;[.$H2];[.$D$17];[.C6])" office:value-type="currency" office:currency="USD" office:value="-356.25">
            <text:p>-$356.25</text:p>
          </table:table-cell>
          <table:table-cell table:style-name="ce6" table:formula="of:=-[.M2]-[.N2]" office:value-type="currency" office:currency="USD" office:value="-658">
            <text:p>-$658.00</text:p>
          </table:table-cell>
          <table:table-cell table:formula="of:=[.C6]+[.O2]" office:value-type="currency" office:currency="USD" office:value="141842">
            <text:p>$141,842.00</text:p>
          </table:table-cell>
          <table:table-cell table:formula="of:=IF([.L2]=0;[.H2]/12;&quot;&quot;)">
            <text:p/>
          </table:table-cell>
          <table:table-cell table:formula="of:=IF([.H2]&lt;=[.$Z$2];1;&quot;&quot;)" office:value-type="float" office:value="1">
            <text:p>1</text:p>
          </table:table-cell>
          <table:table-cell table:style-name="ce7" table:formula="of:=IF([.P2]=0;[.H2]/12;&quot;&quot;)">
            <text:p/>
          </table:table-cell>
          <table:table-cell table:style-name="ce7" table:formula="of:=IF([.P2]&gt;0;0;[.$Z$15])" office:value-type="float" office:value="0">
            <text:p>0.00</text:p>
          </table:table-cell>
          <table:table-cell table:style-name="ce10" table:formula="of:=1-[.P2]/[.$C$6]" office:value-type="percentage" office:value="0.00461754385964908">
            <text:p>0.46%</text:p>
          </table:table-cell>
          <table:table-cell table:style-name="ce37"/>
          <table:table-cell/>
          <table:table-cell table:style-name="ce6"/>
          <table:table-cell table:style-name="Default" office:value-type="string">
            <office:annotation draw:style-name="gr2" draw:text-style-name="P2" svg:width="1.1413in" svg:height="0.8567in" svg:x="20.6579in" svg:y="0in" draw:caption-point-x="-0.2402in" draw:caption-point-y="0.189in">
              <dc:creator>M</dc:creator>
              <dc:date>2020-06-16T00:00:00</dc:date>
              <text:p text:style-name="P2">Change pmt amount after loans – i.e. how many months to pay off loans?</text:p>
            </office:annotation>
            <text:p>Mo to Δ pmt</text:p>
          </table:table-cell>
          <table:table-cell table:style-name="ce42" table:formula="of:=MAX([loans.E27:.H27])" office:value-type="float" office:value="16">
            <text:p>16</text:p>
          </table:table-cell>
          <table:table-cell/>
          <table:table-cell table:formula="of:=ROUND(MIN([.S2:.S361]);2)&amp;&quot; years to pay off&quot;" office:value-type="string" office:string-value="12.17 years to pay off">
            <text:p>12.17 years to pay off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urchase Price:</text:p>
          </table:table-cell>
          <table:table-cell table:style-name="ce23" office:value-type="currency" office:currency="USD" office:value="150000">
            <text:p>$150,000.00</text:p>
          </table:table-cell>
          <table:table-cell table:number-columns-repeated="3"/>
          <table:table-cell table:style-name="ce14" table:formula="of:=EDATE([.G2];1)" office:value-type="date" office:date-value="2020-07-15">
            <text:p>07/15/20</text:p>
          </table:table-cell>
          <table:table-cell office:value-type="float" office:value="2">
            <text:p>2</text:p>
          </table:table-cell>
          <table:table-cell table:formula="of:=IF([.R3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]&lt;0.8*[.$C$6];0;[.$Z$7])" office:value-type="currency" office:currency="USD" office:value="34.75">
            <text:p>$34.75</text:p>
          </table:table-cell>
          <table:table-cell table:formula="of:=[.I3]-[.J3]-[.K3]-[.L3]" office:value-type="currency" office:currency="USD" office:value="1014.25">
            <text:p>$1,014.25</text:p>
          </table:table-cell>
          <table:table-cell table:style-name="ce6" table:formula="of:=IF(ISERR(IPMT([.$C$20]/12;1;[.$D$17];[.P2]));0;IPMT([.$C$20]/12;1;[.$D$17];[.P2]))" office:value-type="currency" office:currency="USD" office:value="-354.605">
            <text:p>-$354.61</text:p>
          </table:table-cell>
          <table:table-cell table:style-name="ce6" table:formula="of:=IF([.P2]-[.N3]&gt;[.M3];-[.M3]-[.N3];-[.P2])" office:value-type="currency" office:currency="USD" office:value="-659.645">
            <text:p>-$659.65</text:p>
          </table:table-cell>
          <table:table-cell table:formula="of:=IF([.P2]+[.O3]&gt;=0;[.P2]+[.O3];0)" office:value-type="currency" office:currency="USD" office:value="141182.355">
            <text:p>$141,182.36</text:p>
          </table:table-cell>
          <table:table-cell table:formula="of:=IF([.L3]=0;[.H3]/12;&quot;&quot;)">
            <text:p/>
          </table:table-cell>
          <table:table-cell table:formula="of:=IF([.H3]&lt;=[.$Z$2];1;&quot;&quot;)" office:value-type="float" office:value="1">
            <text:p>1</text:p>
          </table:table-cell>
          <table:table-cell table:style-name="ce7" table:formula="of:=IF([.P3]=0;[.H3]/12;&quot;&quot;)">
            <text:p/>
          </table:table-cell>
          <table:table-cell table:style-name="ce7" table:formula="of:=IF([.P3]&gt;0;0;[.$Z$15])" office:value-type="float" office:value="0">
            <text:p>0.00</text:p>
          </table:table-cell>
          <table:table-cell table:style-name="ce10" table:formula="of:=1-[.P3]/[.$C$6]" office:value-type="percentage" office:value="0.00924663157894734">
            <text:p>0.92%</text:p>
          </table:table-cell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ce7" table:formula="of:=ROUND([.C17]/MIN([.S2:.S361]);2)&amp;&quot;x as fast as amortization&quot;" office:value-type="string" office:string-value="1.23x as fast as amortization">
            <text:p>1.23x as fast as amortization</text:p>
          </table:table-cell>
          <table:table-cell table:style-name="ce33"/>
          <table:table-cell table:number-columns-repeated="6"/>
        </table:table-row>
        <table:table-row table:style-name="ro2">
          <table:table-cell/>
          <table:table-cell office:value-type="string">
            <text:p>Down:</text:p>
          </table:table-cell>
          <table:table-cell table:style-name="ce24" office:value-type="percentage" office:value="0.05">
            <text:p>5.00%</text:p>
          </table:table-cell>
          <table:table-cell table:number-columns-repeated="3"/>
          <table:table-cell table:style-name="ce14" table:formula="of:=EDATE([.G3];1)" office:value-type="date" office:date-value="2020-08-15">
            <text:p>08/15/20</text:p>
          </table:table-cell>
          <table:table-cell office:value-type="float" office:value="3">
            <text:p>3</text:p>
          </table:table-cell>
          <table:table-cell table:formula="of:=IF([.R4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]&lt;0.8*[.$C$6];0;[.$Z$7])" office:value-type="currency" office:currency="USD" office:value="34.75">
            <text:p>$34.75</text:p>
          </table:table-cell>
          <table:table-cell table:formula="of:=[.I4]-[.J4]-[.K4]-[.L4]" office:value-type="currency" office:currency="USD" office:value="1014.25">
            <text:p>$1,014.25</text:p>
          </table:table-cell>
          <table:table-cell table:style-name="ce6" table:formula="of:=IF(ISERR(IPMT([.$C$20]/12;1;[.$D$17];[.P3]));0;IPMT([.$C$20]/12;1;[.$D$17];[.P3]))" office:value-type="currency" office:currency="USD" office:value="-352.9558875">
            <text:p>-$352.96</text:p>
          </table:table-cell>
          <table:table-cell table:style-name="ce6" table:formula="of:=IF([.P3]-[.N4]&gt;[.M4];-[.M4]-[.N4];-[.P3])" office:value-type="currency" office:currency="USD" office:value="-661.2941125">
            <text:p>-$661.29</text:p>
          </table:table-cell>
          <table:table-cell table:formula="of:=IF([.P3]+[.O4]&gt;=0;[.P3]+[.O4];0)" office:value-type="currency" office:currency="USD" office:value="140521.0608875">
            <text:p>$140,521.06</text:p>
          </table:table-cell>
          <table:table-cell table:formula="of:=IF([.L4]=0;[.H4]/12;&quot;&quot;)">
            <text:p/>
          </table:table-cell>
          <table:table-cell table:formula="of:=IF([.H4]&lt;=[.$Z$2];1;&quot;&quot;)" office:value-type="float" office:value="1">
            <text:p>1</text:p>
          </table:table-cell>
          <table:table-cell table:style-name="ce7" table:formula="of:=IF([.P4]=0;[.H4]/12;&quot;&quot;)">
            <text:p/>
          </table:table-cell>
          <table:table-cell table:style-name="ce7" table:formula="of:=IF([.P4]&gt;0;0;[.$Z$15])" office:value-type="float" office:value="0">
            <text:p>0.00</text:p>
          </table:table-cell>
          <table:table-cell table:style-name="ce10" table:formula="of:=1-[.P4]/[.$C$6]" office:value-type="percentage" office:value="0.0138872920175438">
            <text:p>1.39%</text:p>
          </table:table-cell>
          <table:table-cell table:style-name="ce37"/>
          <table:table-cell table:number-columns-repeated="2"/>
          <table:table-cell table:style-name="Default" office:value-type="string">
            <text:p>pmt b4 loans</text:p>
          </table:table-cell>
          <table:table-cell table:style-name="ce5" office:value-type="currency" office:currency="USD" office:value="1350">
            <text:p>$1,350.00</text:p>
          </table:table-cell>
          <table:table-cell/>
          <table:table-cell table:style-name="ce10" table:formula="of:=ROUND((1-INDIRECT(&quot;V&quot;&amp;COUNT([.V1:.V360])+1)/[.C6])*100;2)&amp;&quot;% done&quot;" office:value-type="percentage" office:value="0">
            <text:p>#VALUE!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wn Amount:</text:p>
          </table:table-cell>
          <table:table-cell table:formula="of:=[.C4]*[.C3]" office:value-type="currency" office:currency="USD" office:value="7500">
            <text:p>$7,500.00</text:p>
          </table:table-cell>
          <table:table-cell table:number-columns-repeated="3"/>
          <table:table-cell table:style-name="ce14" table:formula="of:=EDATE([.G4];1)"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table:formula="of:=IF([.R5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4]&lt;0.8*[.$C$6];0;[.$Z$7])" office:value-type="currency" office:currency="USD" office:value="34.75">
            <text:p>$34.75</text:p>
          </table:table-cell>
          <table:table-cell table:formula="of:=[.I5]-[.J5]-[.K5]-[.L5]" office:value-type="currency" office:currency="USD" office:value="1014.25">
            <text:p>$1,014.25</text:p>
          </table:table-cell>
          <table:table-cell table:style-name="ce6" table:formula="of:=IF(ISERR(IPMT([.$C$20]/12;1;[.$D$17];[.P4]));0;IPMT([.$C$20]/12;1;[.$D$17];[.P4]))" office:value-type="currency" office:currency="USD" office:value="-351.30265221875">
            <text:p>-$351.30</text:p>
          </table:table-cell>
          <table:table-cell table:style-name="ce6" table:formula="of:=IF([.P4]-[.N5]&gt;[.M5];-[.M5]-[.N5];-[.P4])" office:value-type="currency" office:currency="USD" office:value="-662.94734778125">
            <text:p>-$662.95</text:p>
          </table:table-cell>
          <table:table-cell table:formula="of:=IF([.P4]+[.O5]&gt;=0;[.P4]+[.O5];0)" office:value-type="currency" office:currency="USD" office:value="139858.113539719">
            <text:p>$139,858.11</text:p>
          </table:table-cell>
          <table:table-cell table:formula="of:=IF([.L5]=0;[.H5]/12;&quot;&quot;)">
            <text:p/>
          </table:table-cell>
          <table:table-cell table:formula="of:=IF([.H5]&lt;=[.$Z$2];1;&quot;&quot;)" office:value-type="float" office:value="1">
            <text:p>1</text:p>
          </table:table-cell>
          <table:table-cell table:style-name="ce7" table:formula="of:=IF([.P5]=0;[.H5]/12;&quot;&quot;)">
            <text:p/>
          </table:table-cell>
          <table:table-cell table:style-name="ce7" table:formula="of:=IF([.P5]&gt;0;0;[.$Z$15])" office:value-type="float" office:value="0">
            <text:p>0.00</text:p>
          </table:table-cell>
          <table:table-cell table:style-name="ce10" table:formula="of:=1-[.P5]/[.$C$6]" office:value-type="percentage" office:value="0.0185395541072367">
            <text:p>1.85%</text:p>
          </table:table-cell>
          <table:table-cell table:style-name="ce37"/>
          <table:table-cell table:number-columns-repeated="2"/>
          <table:table-cell table:style-name="Default" office:value-type="string">
            <text:p>pmt after loans</text:p>
          </table:table-cell>
          <table:table-cell table:style-name="ce5" office:value-type="currency" office:currency="USD" office:value="1500">
            <text:p>$1,500.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ortgage Amount:</text:p>
          </table:table-cell>
          <table:table-cell table:formula="of:=[.C3]-[.C5]" office:value-type="currency" office:currency="USD" office:value="142500">
            <text:p>$142,500.00</text:p>
          </table:table-cell>
          <table:table-cell/>
          <table:table-cell table:style-name="ce33"/>
          <table:table-cell/>
          <table:table-cell table:style-name="ce14" table:formula="of:=EDATE([.G5];1)" office:value-type="date" office:date-value="2020-10-15">
            <text:p>10/15/20</text:p>
          </table:table-cell>
          <table:table-cell office:value-type="float" office:value="5">
            <text:p>5</text:p>
          </table:table-cell>
          <table:table-cell table:formula="of:=IF([.R6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5]&lt;0.8*[.$C$6];0;[.$Z$7])" office:value-type="currency" office:currency="USD" office:value="34.75">
            <text:p>$34.75</text:p>
          </table:table-cell>
          <table:table-cell table:formula="of:=[.I6]-[.J6]-[.K6]-[.L6]" office:value-type="currency" office:currency="USD" office:value="1014.25">
            <text:p>$1,014.25</text:p>
          </table:table-cell>
          <table:table-cell table:style-name="ce6" table:formula="of:=IF(ISERR(IPMT([.$C$20]/12;1;[.$D$17];[.P5]));0;IPMT([.$C$20]/12;1;[.$D$17];[.P5]))" office:value-type="currency" office:currency="USD" office:value="-349.645283849297">
            <text:p>-$349.65</text:p>
          </table:table-cell>
          <table:table-cell table:style-name="ce6" table:formula="of:=IF([.P5]-[.N6]&gt;[.M6];-[.M6]-[.N6];-[.P5])" office:value-type="currency" office:currency="USD" office:value="-664.604716150703">
            <text:p>-$664.60</text:p>
          </table:table-cell>
          <table:table-cell table:formula="of:=IF([.P5]+[.O6]&gt;=0;[.P5]+[.O6];0)" office:value-type="currency" office:currency="USD" office:value="139193.508823568">
            <text:p>$139,193.51</text:p>
          </table:table-cell>
          <table:table-cell table:formula="of:=IF([.L6]=0;[.H6]/12;&quot;&quot;)">
            <text:p/>
          </table:table-cell>
          <table:table-cell table:formula="of:=IF([.H6]&lt;=[.$Z$2];1;&quot;&quot;)" office:value-type="float" office:value="1">
            <text:p>1</text:p>
          </table:table-cell>
          <table:table-cell table:style-name="ce7" table:formula="of:=IF([.P6]=0;[.H6]/12;&quot;&quot;)">
            <text:p/>
          </table:table-cell>
          <table:table-cell table:style-name="ce7" table:formula="of:=IF([.P6]&gt;0;0;[.$Z$15])" office:value-type="float" office:value="0">
            <text:p>0.00</text:p>
          </table:table-cell>
          <table:table-cell table:style-name="ce10" table:formula="of:=1-[.P6]/[.$C$6]" office:value-type="percentage" office:value="0.0232034468521539">
            <text:p>2.32%</text:p>
          </table:table-cell>
          <table:table-cell table:style-name="ce37"/>
          <table:table-cell table:number-columns-repeated="2"/>
          <table:table-cell table:style-name="Default" office:value-type="string">
            <text:p>Hazard Insurance:</text:p>
          </table:table-cell>
          <table:table-cell table:style-name="ce5" office:value-type="currency" office:currency="USD" office:value="102.84">
            <text:p>$102.84</text:p>
          </table:table-cell>
          <table:table-cell/>
          <table:table-cell office:value-type="string">
            <text:p>Total Paid:</text:p>
          </table:table-cell>
          <table:table-cell table:formula="of:=SUMIF([.V2:.V360];&quot;&gt;0&quot;;[.I2:.I36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ints:</text:p>
          </table:table-cell>
          <table:table-cell table:style-name="ce25" office:value-type="float" office:value="0">
            <text:p>0</text:p>
          </table:table-cell>
          <table:table-cell/>
          <table:table-cell office:value-type="string">
            <text:p>Mortgage Pmt w/o Pts:</text:p>
          </table:table-cell>
          <table:table-cell table:style-name="ce6" table:formula="of:=PMT([.C18]/12;[.C17]*12;[.C6])" office:value-type="currency" office:currency="USD" office:value="-984.078837396136">
            <text:p>-$984.08</text:p>
          </table:table-cell>
          <table:table-cell table:style-name="ce14" table:formula="of:=EDATE([.G6];1)" office:value-type="date" office:date-value="2020-11-15">
            <text:p>11/15/20</text:p>
          </table:table-cell>
          <table:table-cell office:value-type="float" office:value="6">
            <text:p>6</text:p>
          </table:table-cell>
          <table:table-cell table:formula="of:=IF([.R7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6]&lt;0.8*[.$C$6];0;[.$Z$7])" office:value-type="currency" office:currency="USD" office:value="34.75">
            <text:p>$34.75</text:p>
          </table:table-cell>
          <table:table-cell table:formula="of:=[.I7]-[.J7]-[.K7]-[.L7]" office:value-type="currency" office:currency="USD" office:value="1014.25">
            <text:p>$1,014.25</text:p>
          </table:table-cell>
          <table:table-cell table:style-name="ce6" table:formula="of:=IF(ISERR(IPMT([.$C$20]/12;1;[.$D$17];[.P6]));0;IPMT([.$C$20]/12;1;[.$D$17];[.P6]))" office:value-type="currency" office:currency="USD" office:value="-347.98377205892">
            <text:p>-$347.98</text:p>
          </table:table-cell>
          <table:table-cell table:style-name="ce6" table:formula="of:=IF([.P6]-[.N7]&gt;[.M7];-[.M7]-[.N7];-[.P6])" office:value-type="currency" office:currency="USD" office:value="-666.26622794108">
            <text:p>-$666.27</text:p>
          </table:table-cell>
          <table:table-cell table:formula="of:=IF([.P6]+[.O7]&gt;=0;[.P6]+[.O7];0)" office:value-type="currency" office:currency="USD" office:value="138527.242595627">
            <text:p>$138,527.24</text:p>
          </table:table-cell>
          <table:table-cell table:formula="of:=IF([.L7]=0;[.H7]/12;&quot;&quot;)">
            <text:p/>
          </table:table-cell>
          <table:table-cell table:formula="of:=IF([.H7]&lt;=[.$Z$2];1;&quot;&quot;)" office:value-type="float" office:value="1">
            <text:p>1</text:p>
          </table:table-cell>
          <table:table-cell table:style-name="ce7" table:formula="of:=IF([.P7]=0;[.H7]/12;&quot;&quot;)">
            <text:p/>
          </table:table-cell>
          <table:table-cell table:style-name="ce7" table:formula="of:=IF([.P7]&gt;0;0;[.$Z$15])" office:value-type="float" office:value="0">
            <text:p>0.00</text:p>
          </table:table-cell>
          <table:table-cell table:style-name="ce10" table:formula="of:=1-[.P7]/[.$C$6]" office:value-type="percentage" office:value="0.0278789993289336">
            <text:p>2.79%</text:p>
          </table:table-cell>
          <table:table-cell table:style-name="ce37"/>
          <table:table-cell table:number-columns-repeated="2"/>
          <table:table-cell table:style-name="Default" office:value-type="string">
            <text:p>PMI:</text:p>
          </table:table-cell>
          <table:table-cell table:style-name="ce5" office:value-type="currency" office:currency="USD" office:value="34.75">
            <text:p>$34.75</text:p>
          </table:table-cell>
          <table:table-cell/>
          <table:table-cell office:value-type="string">
            <text:p>Principle Paid:</text:p>
          </table:table-cell>
          <table:table-cell table:formula="of:=[.V2]-INDIRECT(&quot;V&quot;&amp;COUNT([.V1:.V360])+1)" office:value-type="float" office:value="0">
            <text:p>#VALUE!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st of Points:</text:p>
          </table:table-cell>
          <table:table-cell table:formula="of:=[.C7]*[.C6]/100" office:value-type="currency" office:currency="USD" office:value="0">
            <text:p>$0.00</text:p>
          </table:table-cell>
          <table:table-cell/>
          <table:table-cell office:value-type="string">
            <text:p>Mortgage Pmt wi Pts:</text:p>
          </table:table-cell>
          <table:table-cell table:style-name="ce6" table:formula="of:=PMT([.C20]/12;[.C17]*12;[.C6])" office:value-type="currency" office:currency="USD" office:value="-984.078837396136">
            <text:p>-$984.08</text:p>
          </table:table-cell>
          <table:table-cell table:style-name="ce14" table:formula="of:=EDATE([.G7];1)" office:value-type="date" office:date-value="2020-12-15">
            <text:p>12/15/20</text:p>
          </table:table-cell>
          <table:table-cell office:value-type="float" office:value="7">
            <text:p>7</text:p>
          </table:table-cell>
          <table:table-cell table:formula="of:=IF([.R8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7]&lt;0.8*[.$C$6];0;[.$Z$7])" office:value-type="currency" office:currency="USD" office:value="34.75">
            <text:p>$34.75</text:p>
          </table:table-cell>
          <table:table-cell table:formula="of:=[.I8]-[.J8]-[.K8]-[.L8]" office:value-type="currency" office:currency="USD" office:value="1014.25">
            <text:p>$1,014.25</text:p>
          </table:table-cell>
          <table:table-cell table:style-name="ce6" table:formula="of:=IF(ISERR(IPMT([.$C$20]/12;1;[.$D$17];[.P7]));0;IPMT([.$C$20]/12;1;[.$D$17];[.P7]))" office:value-type="currency" office:currency="USD" office:value="-346.318106489067">
            <text:p>-$346.32</text:p>
          </table:table-cell>
          <table:table-cell table:style-name="ce6" table:formula="of:=IF([.P7]-[.N8]&gt;[.M8];-[.M8]-[.N8];-[.P7])" office:value-type="currency" office:currency="USD" office:value="-667.931893510933">
            <text:p>-$667.93</text:p>
          </table:table-cell>
          <table:table-cell table:formula="of:=IF([.P7]+[.O8]&gt;=0;[.P7]+[.O8];0)" office:value-type="currency" office:currency="USD" office:value="137859.310702116">
            <text:p>$137,859.31</text:p>
          </table:table-cell>
          <table:table-cell table:formula="of:=IF([.L8]=0;[.H8]/12;&quot;&quot;)">
            <text:p/>
          </table:table-cell>
          <table:table-cell table:formula="of:=IF([.H8]&lt;=[.$Z$2];1;&quot;&quot;)" office:value-type="float" office:value="1">
            <text:p>1</text:p>
          </table:table-cell>
          <table:table-cell table:style-name="ce7" table:formula="of:=IF([.P8]=0;[.H8]/12;&quot;&quot;)">
            <text:p/>
          </table:table-cell>
          <table:table-cell table:style-name="ce7" table:formula="of:=IF([.P8]&gt;0;0;[.$Z$15])" office:value-type="float" office:value="0">
            <text:p>0.00</text:p>
          </table:table-cell>
          <table:table-cell table:style-name="ce10" table:formula="of:=1-[.P8]/[.$C$6]" office:value-type="percentage" office:value="0.0325662406869048">
            <text:p>3.26%</text:p>
          </table:table-cell>
          <table:table-cell table:style-name="ce37"/>
          <table:table-cell table:number-columns-repeated="2"/>
          <table:table-cell table:style-name="Default" office:value-type="string">
            <text:p>Taxes:</text:p>
          </table:table-cell>
          <table:table-cell table:style-name="ce5" office:value-type="currency" office:currency="USD" office:value="198.16">
            <text:p>$198.16</text:p>
          </table:table-cell>
          <table:table-cell/>
          <table:table-cell office:value-type="string">
            <text:p>Ratio</text:p>
          </table:table-cell>
          <table:table-cell table:style-name="ce10" table:formula="of:=[.AC7]/[.AC6]" office:value-type="percentage" office:value="0">
            <text:p>#VALUE!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PMI:</text:p>
          </table:table-cell>
          <table:table-cell table:style-name="ce6" table:formula="of:=-[.Z7]" office:value-type="currency" office:currency="USD" office:value="-34.75">
            <text:p>-$34.75</text:p>
          </table:table-cell>
          <table:table-cell table:style-name="ce14" table:formula="of:=EDATE([.G8];1)" office:value-type="date" office:date-value="2021-01-15">
            <text:p>01/15/21</text:p>
          </table:table-cell>
          <table:table-cell office:value-type="float" office:value="8">
            <text:p>8</text:p>
          </table:table-cell>
          <table:table-cell table:formula="of:=IF([.R9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8]&lt;0.8*[.$C$6];0;[.$Z$7])" office:value-type="currency" office:currency="USD" office:value="34.75">
            <text:p>$34.75</text:p>
          </table:table-cell>
          <table:table-cell table:formula="of:=[.I9]-[.J9]-[.K9]-[.L9]" office:value-type="currency" office:currency="USD" office:value="1014.25">
            <text:p>$1,014.25</text:p>
          </table:table-cell>
          <table:table-cell table:style-name="ce6" table:formula="of:=IF(ISERR(IPMT([.$C$20]/12;1;[.$D$17];[.P8]));0;IPMT([.$C$20]/12;1;[.$D$17];[.P8]))" office:value-type="currency" office:currency="USD" office:value="-344.64827675529">
            <text:p>-$344.65</text:p>
          </table:table-cell>
          <table:table-cell table:style-name="ce6" table:formula="of:=IF([.P8]-[.N9]&gt;[.M9];-[.M9]-[.N9];-[.P8])" office:value-type="currency" office:currency="USD" office:value="-669.60172324471">
            <text:p>-$669.60</text:p>
          </table:table-cell>
          <table:table-cell table:formula="of:=IF([.P8]+[.O9]&gt;=0;[.P8]+[.O9];0)" office:value-type="currency" office:currency="USD" office:value="137189.708978871">
            <text:p>$137,189.71</text:p>
          </table:table-cell>
          <table:table-cell table:formula="of:=IF([.L9]=0;[.H9]/12;&quot;&quot;)">
            <text:p/>
          </table:table-cell>
          <table:table-cell table:formula="of:=IF([.H9]&lt;=[.$Z$2];1;&quot;&quot;)" office:value-type="float" office:value="1">
            <text:p>1</text:p>
          </table:table-cell>
          <table:table-cell table:style-name="ce7" table:formula="of:=IF([.P9]=0;[.H9]/12;&quot;&quot;)">
            <text:p/>
          </table:table-cell>
          <table:table-cell table:style-name="ce7" table:formula="of:=IF([.P9]&gt;0;0;[.$Z$15])" office:value-type="float" office:value="0">
            <text:p>0.00</text:p>
          </table:table-cell>
          <table:table-cell table:style-name="ce10" table:formula="of:=1-[.P9]/[.$C$6]" office:value-type="percentage" office:value="0.0372652001482713">
            <text:p>3.73%</text:p>
          </table:table-cell>
          <table:table-cell table:style-name="ce37"/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Hazard Insurance:</text:p>
          </table:table-cell>
          <table:table-cell table:style-name="ce6" table:formula="of:=-[.Z6]" office:value-type="currency" office:currency="USD" office:value="-102.84">
            <text:p>-$102.84</text:p>
          </table:table-cell>
          <table:table-cell table:style-name="ce14" table:formula="of:=EDATE([.G9];1)" office:value-type="date" office:date-value="2021-02-15">
            <text:p>02/15/21</text:p>
          </table:table-cell>
          <table:table-cell office:value-type="float" office:value="9">
            <text:p>9</text:p>
          </table:table-cell>
          <table:table-cell table:formula="of:=IF([.R10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9]&lt;0.8*[.$C$6];0;[.$Z$7])" office:value-type="currency" office:currency="USD" office:value="34.75">
            <text:p>$34.75</text:p>
          </table:table-cell>
          <table:table-cell table:formula="of:=[.I10]-[.J10]-[.K10]-[.L10]" office:value-type="currency" office:currency="USD" office:value="1014.25">
            <text:p>$1,014.25</text:p>
          </table:table-cell>
          <table:table-cell table:style-name="ce6" table:formula="of:=IF(ISERR(IPMT([.$C$20]/12;1;[.$D$17];[.P9]));0;IPMT([.$C$20]/12;1;[.$D$17];[.P9]))" office:value-type="currency" office:currency="USD" office:value="-342.974272447178">
            <text:p>-$342.97</text:p>
          </table:table-cell>
          <table:table-cell table:style-name="ce6" table:formula="of:=IF([.P9]-[.N10]&gt;[.M10];-[.M10]-[.N10];-[.P9])" office:value-type="currency" office:currency="USD" office:value="-671.275727552822">
            <text:p>-$671.28</text:p>
          </table:table-cell>
          <table:table-cell table:formula="of:=IF([.P9]+[.O10]&gt;=0;[.P9]+[.O10];0)" office:value-type="currency" office:currency="USD" office:value="136518.433251319">
            <text:p>$136,518.43</text:p>
          </table:table-cell>
          <table:table-cell table:formula="of:=IF([.L10]=0;[.H10]/12;&quot;&quot;)">
            <text:p/>
          </table:table-cell>
          <table:table-cell table:formula="of:=IF([.H10]&lt;=[.$Z$2];1;&quot;&quot;)" office:value-type="float" office:value="1">
            <text:p>1</text:p>
          </table:table-cell>
          <table:table-cell table:style-name="ce7" table:formula="of:=IF([.P10]=0;[.H10]/12;&quot;&quot;)">
            <text:p/>
          </table:table-cell>
          <table:table-cell table:style-name="ce7" table:formula="of:=IF([.P10]&gt;0;0;[.$Z$15])" office:value-type="float" office:value="0">
            <text:p>0.00</text:p>
          </table:table-cell>
          <table:table-cell table:style-name="ce10" table:formula="of:=1-[.P10]/[.$C$6]" office:value-type="percentage" office:value="0.0419759070082911">
            <text:p>4.20%</text:p>
          </table:table-cell>
          <table:table-cell table:style-name="ce37"/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/>
          <table:table-cell office:value-type="string">
            <text:p>Estimated closing cost:</text:p>
          </table:table-cell>
          <table:table-cell table:style-name="ce26" office:value-type="currency" office:currency="USD" office:value="1823.75">
            <text:p>$1,823.75</text:p>
          </table:table-cell>
          <table:table-cell/>
          <table:table-cell office:value-type="string">
            <text:p>Taxes:</text:p>
          </table:table-cell>
          <table:table-cell table:style-name="ce6" table:formula="of:=-[.Z8]" office:value-type="currency" office:currency="USD" office:value="-198.16">
            <text:p>-$198.16</text:p>
          </table:table-cell>
          <table:table-cell table:style-name="ce14" table:formula="of:=EDATE([.G10];1)" office:value-type="date" office:date-value="2021-03-15">
            <text:p>03/15/21</text:p>
          </table:table-cell>
          <table:table-cell office:value-type="float" office:value="10">
            <text:p>10</text:p>
          </table:table-cell>
          <table:table-cell table:formula="of:=IF([.R11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0]&lt;0.8*[.$C$6];0;[.$Z$7])" office:value-type="currency" office:currency="USD" office:value="34.75">
            <text:p>$34.75</text:p>
          </table:table-cell>
          <table:table-cell table:formula="of:=[.I11]-[.J11]-[.K11]-[.L11]" office:value-type="currency" office:currency="USD" office:value="1014.25">
            <text:p>$1,014.25</text:p>
          </table:table-cell>
          <table:table-cell table:style-name="ce6" table:formula="of:=IF(ISERR(IPMT([.$C$20]/12;1;[.$D$17];[.P10]));0;IPMT([.$C$20]/12;1;[.$D$17];[.P10]))" office:value-type="currency" office:currency="USD" office:value="-341.296083128296">
            <text:p>-$341.30</text:p>
          </table:table-cell>
          <table:table-cell table:style-name="ce6" table:formula="of:=IF([.P10]-[.N11]&gt;[.M11];-[.M11]-[.N11];-[.P10])" office:value-type="currency" office:currency="USD" office:value="-672.953916871704">
            <text:p>-$672.95</text:p>
          </table:table-cell>
          <table:table-cell table:formula="of:=IF([.P10]+[.O11]&gt;=0;[.P10]+[.O11];0)" office:value-type="currency" office:currency="USD" office:value="135845.479334447">
            <text:p>$135,845.48</text:p>
          </table:table-cell>
          <table:table-cell table:formula="of:=IF([.L11]=0;[.H11]/12;&quot;&quot;)">
            <text:p/>
          </table:table-cell>
          <table:table-cell table:formula="of:=IF([.H11]&lt;=[.$Z$2];1;&quot;&quot;)" office:value-type="float" office:value="1">
            <text:p>1</text:p>
          </table:table-cell>
          <table:table-cell table:style-name="ce7" table:formula="of:=IF([.P11]=0;[.H11]/12;&quot;&quot;)">
            <text:p/>
          </table:table-cell>
          <table:table-cell table:style-name="ce7" table:formula="of:=IF([.P11]&gt;0;0;[.$Z$15])" office:value-type="float" office:value="0">
            <text:p>0.00</text:p>
          </table:table-cell>
          <table:table-cell table:style-name="ce10" table:formula="of:=1-[.P11]/[.$C$6]" office:value-type="percentage" office:value="0.046698390635461">
            <text:p>4.67%</text:p>
          </table:table-cell>
          <table:table-cell table:style-name="ce37"/>
          <table:table-cell table:number-columns-repeated="2"/>
          <table:table-cell table:style-name="ce39" office:value-type="string">
            <text:p>Rent to Collect/mo</text:p>
          </table:table-cell>
          <table:table-cell table:style-name="ce43" office:value-type="currency" office:currency="USD" office:value="1000">
            <text:p>$1,000.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stimated Reserves/Prepaid costs:</text:p>
          </table:table-cell>
          <table:table-cell table:style-name="ce26" office:value-type="currency" office:currency="USD" office:value="2372.8">
            <text:p>$2,372.80</text:p>
          </table:table-cell>
          <table:table-cell table:number-columns-repeated="3"/>
          <table:table-cell table:style-name="ce14" table:formula="of:=EDATE([.G11];1)" office:value-type="date" office:date-value="2021-04-15">
            <text:p>04/15/21</text:p>
          </table:table-cell>
          <table:table-cell office:value-type="float" office:value="11">
            <text:p>11</text:p>
          </table:table-cell>
          <table:table-cell table:formula="of:=IF([.R12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1]&lt;0.8*[.$C$6];0;[.$Z$7])" office:value-type="currency" office:currency="USD" office:value="34.75">
            <text:p>$34.75</text:p>
          </table:table-cell>
          <table:table-cell table:formula="of:=[.I12]-[.J12]-[.K12]-[.L12]" office:value-type="currency" office:currency="USD" office:value="1014.25">
            <text:p>$1,014.25</text:p>
          </table:table-cell>
          <table:table-cell table:style-name="ce6" table:formula="of:=IF(ISERR(IPMT([.$C$20]/12;1;[.$D$17];[.P11]));0;IPMT([.$C$20]/12;1;[.$D$17];[.P11]))" office:value-type="currency" office:currency="USD" office:value="-339.613698336117">
            <text:p>-$339.61</text:p>
          </table:table-cell>
          <table:table-cell table:style-name="ce6" table:formula="of:=IF([.P11]-[.N12]&gt;[.M12];-[.M12]-[.N12];-[.P11])" office:value-type="currency" office:currency="USD" office:value="-674.636301663883">
            <text:p>-$674.64</text:p>
          </table:table-cell>
          <table:table-cell table:formula="of:=IF([.P11]+[.O12]&gt;=0;[.P11]+[.O12];0)" office:value-type="currency" office:currency="USD" office:value="135170.843032783">
            <text:p>$135,170.84</text:p>
          </table:table-cell>
          <table:table-cell table:formula="of:=IF([.L12]=0;[.H12]/12;&quot;&quot;)">
            <text:p/>
          </table:table-cell>
          <table:table-cell table:formula="of:=IF([.H12]&lt;=[.$Z$2];1;&quot;&quot;)" office:value-type="float" office:value="1">
            <text:p>1</text:p>
          </table:table-cell>
          <table:table-cell table:style-name="ce7" table:formula="of:=IF([.P12]=0;[.H12]/12;&quot;&quot;)">
            <text:p/>
          </table:table-cell>
          <table:table-cell table:style-name="ce7" table:formula="of:=IF([.P12]&gt;0;0;[.$Z$15])" office:value-type="float" office:value="0">
            <text:p>0.00</text:p>
          </table:table-cell>
          <table:table-cell table:style-name="ce10" table:formula="of:=1-[.P12]/[.$C$6]" office:value-type="percentage" office:value="0.0514326804716988">
            <text:p>5.14%</text:p>
          </table:table-cell>
          <table:table-cell table:style-name="ce37" table:number-columns-repeated="2"/>
          <table:table-cell/>
          <table:table-cell table:style-name="ce40" office:value-type="string">
            <text:p>Taxes:</text:p>
          </table:table-cell>
          <table:table-cell table:style-name="ce16" table:formula="of:=IF([.Z11]&gt;0;[.Z8];0)" office:value-type="currency" office:currency="USD" office:value="198.16">
            <text:p>$198.16</text:p>
          </table:table-cell>
          <table:table-cell/>
          <table:table-cell table:style-name="ce7"/>
          <table:table-cell table:number-columns-repeated="7"/>
        </table:table-row>
        <table:table-row table:style-name="ro2">
          <table:table-cell/>
          <table:table-cell table:style-name="ce6" office:value-type="string">
            <text:p>Seller Credit:</text:p>
          </table:table-cell>
          <table:table-cell table:style-name="ce26" office:value-type="currency" office:currency="USD" office:value="3000">
            <text:p>$3,000.00</text:p>
          </table:table-cell>
          <table:table-cell/>
          <table:table-cell table:style-name="ce33" office:value-type="string">
            <text:p>Min pmt wi pts:</text:p>
          </table:table-cell>
          <table:table-cell table:style-name="ce33" table:formula="of:=SUM([.F8:.F11])" office:value-type="currency" office:currency="USD" office:value="-1319.82883739614">
            <text:p>-$1,319.83</text:p>
          </table:table-cell>
          <table:table-cell table:style-name="ce14" table:formula="of:=EDATE([.G12];1)" office:value-type="date" office:date-value="2021-05-15">
            <text:p>05/15/21</text:p>
          </table:table-cell>
          <table:table-cell office:value-type="float" office:value="12">
            <text:p>12</text:p>
          </table:table-cell>
          <table:table-cell table:formula="of:=IF([.R13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2]&lt;0.8*[.$C$6];0;[.$Z$7])" office:value-type="currency" office:currency="USD" office:value="34.75">
            <text:p>$34.75</text:p>
          </table:table-cell>
          <table:table-cell table:formula="of:=[.I13]-[.J13]-[.K13]-[.L13]" office:value-type="currency" office:currency="USD" office:value="1014.25">
            <text:p>$1,014.25</text:p>
          </table:table-cell>
          <table:table-cell table:style-name="ce6" table:formula="of:=IF(ISERR(IPMT([.$C$20]/12;1;[.$D$17];[.P12]));0;IPMT([.$C$20]/12;1;[.$D$17];[.P12]))" office:value-type="currency" office:currency="USD" office:value="-337.927107581957">
            <text:p>-$337.93</text:p>
          </table:table-cell>
          <table:table-cell table:style-name="ce6" table:formula="of:=IF([.P12]-[.N13]&gt;[.M13];-[.M13]-[.N13];-[.P12])" office:value-type="currency" office:currency="USD" office:value="-676.322892418043">
            <text:p>-$676.32</text:p>
          </table:table-cell>
          <table:table-cell table:formula="of:=IF([.P12]+[.O13]&gt;=0;[.P12]+[.O13];0)" office:value-type="currency" office:currency="USD" office:value="134494.520140365">
            <text:p>$134,494.52</text:p>
          </table:table-cell>
          <table:table-cell table:formula="of:=IF([.L13]=0;[.H13]/12;&quot;&quot;)">
            <text:p/>
          </table:table-cell>
          <table:table-cell table:formula="of:=IF([.H13]&lt;=[.$Z$2];1;&quot;&quot;)" office:value-type="float" office:value="1">
            <text:p>1</text:p>
          </table:table-cell>
          <table:table-cell table:style-name="ce7" table:formula="of:=IF([.P13]=0;[.H13]/12;&quot;&quot;)">
            <text:p/>
          </table:table-cell>
          <table:table-cell table:style-name="ce7" table:formula="of:=IF([.P13]&gt;0;0;[.$Z$15])" office:value-type="float" office:value="0">
            <text:p>0.00</text:p>
          </table:table-cell>
          <table:table-cell table:style-name="ce10" table:formula="of:=1-[.P13]/[.$C$6]" office:value-type="percentage" office:value="0.0561788060325271">
            <text:p>5.62%</text:p>
          </table:table-cell>
          <table:table-cell table:style-name="ce37"/>
          <table:table-cell table:number-columns-repeated="2"/>
          <table:table-cell table:style-name="ce40" office:value-type="string">
            <text:p>Insurance:</text:p>
          </table:table-cell>
          <table:table-cell table:style-name="ce16" table:formula="of:=IF([.Z11]&gt;0;[.Z6];0)" office:value-type="currency" office:currency="USD" office:value="102.84">
            <text:p>$102.84</text:p>
          </table:table-cell>
          <table:table-cell table:number-columns-repeated="9"/>
        </table:table-row>
        <table:table-row table:style-name="ro2">
          <table:table-cell/>
          <table:table-cell table:style-name="ce6"/>
          <table:table-cell table:style-name="Default"/>
          <table:table-cell table:number-columns-repeated="3"/>
          <table:table-cell table:style-name="ce14" table:formula="of:=EDATE([.G13];1)" office:value-type="date" office:date-value="2021-06-15">
            <text:p>06/15/21</text:p>
          </table:table-cell>
          <table:table-cell office:value-type="float" office:value="13">
            <text:p>13</text:p>
          </table:table-cell>
          <table:table-cell table:formula="of:=IF([.R14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3]&lt;0.8*[.$C$6];0;[.$Z$7])" office:value-type="currency" office:currency="USD" office:value="34.75">
            <text:p>$34.75</text:p>
          </table:table-cell>
          <table:table-cell table:formula="of:=[.I14]-[.J14]-[.K14]-[.L14]" office:value-type="currency" office:currency="USD" office:value="1014.25">
            <text:p>$1,014.25</text:p>
          </table:table-cell>
          <table:table-cell table:style-name="ce6" table:formula="of:=IF(ISERR(IPMT([.$C$20]/12;1;[.$D$17];[.P13]));0;IPMT([.$C$20]/12;1;[.$D$17];[.P13]))" office:value-type="currency" office:currency="USD" office:value="-336.236300350912">
            <text:p>-$336.24</text:p>
          </table:table-cell>
          <table:table-cell table:style-name="ce6" table:formula="of:=IF([.P13]-[.N14]&gt;[.M14];-[.M14]-[.N14];-[.P13])" office:value-type="currency" office:currency="USD" office:value="-678.013699649088">
            <text:p>-$678.01</text:p>
          </table:table-cell>
          <table:table-cell table:formula="of:=IF([.P13]+[.O14]&gt;=0;[.P13]+[.O14];0)" office:value-type="currency" office:currency="USD" office:value="133816.506440716">
            <text:p>$133,816.51</text:p>
          </table:table-cell>
          <table:table-cell table:formula="of:=IF([.L14]=0;[.H14]/12;&quot;&quot;)">
            <text:p/>
          </table:table-cell>
          <table:table-cell table:formula="of:=IF([.H14]&lt;=[.$Z$2];1;&quot;&quot;)" office:value-type="float" office:value="1">
            <text:p>1</text:p>
          </table:table-cell>
          <table:table-cell table:style-name="ce7" table:formula="of:=IF([.P14]=0;[.H14]/12;&quot;&quot;)">
            <text:p/>
          </table:table-cell>
          <table:table-cell table:style-name="ce7" table:formula="of:=IF([.P14]&gt;0;0;[.$Z$15])" office:value-type="float" office:value="0">
            <text:p>0.00</text:p>
          </table:table-cell>
          <table:table-cell table:style-name="ce10" table:formula="of:=1-[.P14]/[.$C$6]" office:value-type="percentage" office:value="0.0609367969072575">
            <text:p>6.09%</text:p>
          </table:table-cell>
          <table:table-cell table:style-name="ce37"/>
          <table:table-cell table:number-columns-repeated="2"/>
          <table:table-cell table:style-name="ce40" office:value-type="string">
            <text:p>Property Manager Cost:</text:p>
          </table:table-cell>
          <table:table-cell table:style-name="ce16" table:formula="of:=[.Z11]*0.1" office:value-type="currency" office:currency="USD" office:value="100">
            <text:p>$100.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office:annotation draw:style-name="gr3" draw:text-style-name="P2" svg:width="1.1413in" svg:height="0.3902in" svg:x="2.5961in" svg:y="1.989in" draw:caption-point-x="-0.2402in" draw:caption-point-y="0.6106in">
              <dc:creator>M</dc:creator>
              <dc:date>2019-07-14T00:00:00</dc:date>
              <text:p text:style-name="P2"><text:span text:style-name="T1">Funds needed at day 0</text:span></text:p>
            </office:annotation>
            <text:p>Upfront Costs:</text:p>
          </table:table-cell>
          <table:table-cell table:style-name="ce27" table:formula="of:=[.C11]+[.C5]+[.C8]+[.C12]-[.C13]" office:value-type="currency" office:currency="USD" office:value="8696.55">
            <text:p>$8,696.55</text:p>
          </table:table-cell>
          <table:table-cell/>
          <table:table-cell office:value-type="string">
            <text:p>Savings/mo from pts:</text:p>
          </table:table-cell>
          <table:table-cell table:formula="of:=[.F8]-[.F7]" office:value-type="currency" office:currency="USD" office:value="0">
            <text:p>$0.00</text:p>
          </table:table-cell>
          <table:table-cell table:style-name="ce14" table:formula="of:=EDATE([.G14];1)" office:value-type="date" office:date-value="2021-07-15">
            <text:p>07/15/21</text:p>
          </table:table-cell>
          <table:table-cell office:value-type="float" office:value="14">
            <text:p>14</text:p>
          </table:table-cell>
          <table:table-cell table:formula="of:=IF([.R15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4]&lt;0.8*[.$C$6];0;[.$Z$7])" office:value-type="currency" office:currency="USD" office:value="34.75">
            <text:p>$34.75</text:p>
          </table:table-cell>
          <table:table-cell table:formula="of:=[.I15]-[.J15]-[.K15]-[.L15]" office:value-type="currency" office:currency="USD" office:value="1014.25">
            <text:p>$1,014.25</text:p>
          </table:table-cell>
          <table:table-cell table:style-name="ce6" table:formula="of:=IF(ISERR(IPMT([.$C$20]/12;1;[.$D$17];[.P14]));0;IPMT([.$C$20]/12;1;[.$D$17];[.P14]))" office:value-type="currency" office:currency="USD" office:value="-334.54126610179">
            <text:p>-$334.54</text:p>
          </table:table-cell>
          <table:table-cell table:style-name="ce6" table:formula="of:=IF([.P14]-[.N15]&gt;[.M15];-[.M15]-[.N15];-[.P14])" office:value-type="currency" office:currency="USD" office:value="-679.708733898211">
            <text:p>-$679.71</text:p>
          </table:table-cell>
          <table:table-cell table:formula="of:=IF([.P14]+[.O15]&gt;=0;[.P14]+[.O15];0)" office:value-type="currency" office:currency="USD" office:value="133136.797706818">
            <text:p>$133,136.80</text:p>
          </table:table-cell>
          <table:table-cell table:formula="of:=IF([.L15]=0;[.H15]/12;&quot;&quot;)">
            <text:p/>
          </table:table-cell>
          <table:table-cell table:formula="of:=IF([.H15]&lt;=[.$Z$2];1;&quot;&quot;)" office:value-type="float" office:value="1">
            <text:p>1</text:p>
          </table:table-cell>
          <table:table-cell table:style-name="ce7" table:formula="of:=IF([.P15]=0;[.H15]/12;&quot;&quot;)">
            <text:p/>
          </table:table-cell>
          <table:table-cell table:style-name="ce7" table:formula="of:=IF([.P15]&gt;0;0;[.$Z$15])" office:value-type="float" office:value="0">
            <text:p>0.00</text:p>
          </table:table-cell>
          <table:table-cell table:style-name="ce10" table:formula="of:=1-[.P15]/[.$C$6]" office:value-type="percentage" office:value="0.0657066827591748">
            <text:p>6.57%</text:p>
          </table:table-cell>
          <table:table-cell table:style-name="ce37"/>
          <table:table-cell table:number-columns-repeated="2"/>
          <table:table-cell table:style-name="ce40" office:value-type="string">
            <text:p>Rent income:</text:p>
          </table:table-cell>
          <table:table-cell table:style-name="ce16" table:formula="of:=[.Z11]-[.Z12]-[.Z13]-[.Z14]" office:value-type="currency" office:currency="USD" office:value="599">
            <text:p>$599.0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7"/>
          <table:table-cell/>
          <table:table-cell office:value-type="string">
            <text:p>Break Even Month:</text:p>
          </table:table-cell>
          <table:table-cell table:formula="of:=INT([.C8]/[.F15])" office:value-type="float" office:value="0">
            <text:p>#DIV/0!</text:p>
          </table:table-cell>
          <table:table-cell table:style-name="ce14" table:formula="of:=EDATE([.G15];1)" office:value-type="date" office:date-value="2021-08-15">
            <text:p>08/15/21</text:p>
          </table:table-cell>
          <table:table-cell office:value-type="float" office:value="15">
            <text:p>15</text:p>
          </table:table-cell>
          <table:table-cell table:formula="of:=IF([.R16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5]&lt;0.8*[.$C$6];0;[.$Z$7])" office:value-type="currency" office:currency="USD" office:value="34.75">
            <text:p>$34.75</text:p>
          </table:table-cell>
          <table:table-cell table:formula="of:=[.I16]-[.J16]-[.K16]-[.L16]" office:value-type="currency" office:currency="USD" office:value="1014.25">
            <text:p>$1,014.25</text:p>
          </table:table-cell>
          <table:table-cell table:style-name="ce6" table:formula="of:=IF(ISERR(IPMT([.$C$20]/12;1;[.$D$17];[.P15]));0;IPMT([.$C$20]/12;1;[.$D$17];[.P15]))" office:value-type="currency" office:currency="USD" office:value="-332.841994267044">
            <text:p>-$332.84</text:p>
          </table:table-cell>
          <table:table-cell table:style-name="ce6" table:formula="of:=IF([.P15]-[.N16]&gt;[.M16];-[.M16]-[.N16];-[.P15])" office:value-type="currency" office:currency="USD" office:value="-681.408005732956">
            <text:p>-$681.41</text:p>
          </table:table-cell>
          <table:table-cell table:formula="of:=IF([.P15]+[.O16]&gt;=0;[.P15]+[.O16];0)" office:value-type="currency" office:currency="USD" office:value="132455.389701085">
            <text:p>$132,455.39</text:p>
          </table:table-cell>
          <table:table-cell table:formula="of:=IF([.L16]=0;[.H16]/12;&quot;&quot;)">
            <text:p/>
          </table:table-cell>
          <table:table-cell table:formula="of:=IF([.H16]&lt;=[.$Z$2];1;&quot;&quot;)" office:value-type="float" office:value="1">
            <text:p>1</text:p>
          </table:table-cell>
          <table:table-cell table:style-name="ce7" table:formula="of:=IF([.P16]=0;[.H16]/12;&quot;&quot;)">
            <text:p/>
          </table:table-cell>
          <table:table-cell table:style-name="ce7" table:formula="of:=IF([.P16]&gt;0;0;[.$Z$15])" office:value-type="float" office:value="0">
            <text:p>0.00</text:p>
          </table:table-cell>
          <table:table-cell table:style-name="ce10" table:formula="of:=1-[.P16]/[.$C$6]" office:value-type="percentage" office:value="0.0704884933257218">
            <text:p>7.05%</text:p>
          </table:table-cell>
          <table:table-cell table:style-name="ce37"/>
          <table:table-cell table:number-columns-repeated="2"/>
          <table:table-cell table:style-name="ce40" office:value-type="string">
            <text:p>House inflation/yr:</text:p>
          </table:table-cell>
          <table:table-cell table:style-name="ce44" office:value-type="percentage" office:value="0.03">
            <text:p>3.00%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ortgage Years:</text:p>
          </table:table-cell>
          <table:table-cell table:style-name="ce28" office:value-type="float" office:value="15">
            <text:p>15</text:p>
          </table:table-cell>
          <table:table-cell table:formula="of:=[.C17]*12" office:value-type="float" office:value="180">
            <text:p>180</text:p>
          </table:table-cell>
          <table:table-cell table:number-columns-repeated="2"/>
          <table:table-cell table:style-name="ce14" table:formula="of:=EDATE([.G16];1)" office:value-type="date" office:date-value="2021-09-15">
            <text:p>09/15/21</text:p>
          </table:table-cell>
          <table:table-cell office:value-type="float" office:value="16">
            <text:p>16</text:p>
          </table:table-cell>
          <table:table-cell table:formula="of:=IF([.R17];[.$Z$4];[.$Z$5])" office:value-type="currency" office:currency="USD" office:value="1350">
            <text:p>$1,35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6]&lt;0.8*[.$C$6];0;[.$Z$7])" office:value-type="currency" office:currency="USD" office:value="34.75">
            <text:p>$34.75</text:p>
          </table:table-cell>
          <table:table-cell table:formula="of:=[.I17]-[.J17]-[.K17]-[.L17]" office:value-type="currency" office:currency="USD" office:value="1014.25">
            <text:p>$1,014.25</text:p>
          </table:table-cell>
          <table:table-cell table:style-name="ce6" table:formula="of:=IF(ISERR(IPMT([.$C$20]/12;1;[.$D$17];[.P16]));0;IPMT([.$C$20]/12;1;[.$D$17];[.P16]))" office:value-type="currency" office:currency="USD" office:value="-331.138474252712">
            <text:p>-$331.14</text:p>
          </table:table-cell>
          <table:table-cell table:style-name="ce6" table:formula="of:=IF([.P16]-[.N17]&gt;[.M17];-[.M17]-[.N17];-[.P16])" office:value-type="currency" office:currency="USD" office:value="-683.111525747288">
            <text:p>-$683.11</text:p>
          </table:table-cell>
          <table:table-cell table:formula="of:=IF([.P16]+[.O17]&gt;=0;[.P16]+[.O17];0)" office:value-type="currency" office:currency="USD" office:value="131772.278175337">
            <text:p>$131,772.28</text:p>
          </table:table-cell>
          <table:table-cell table:formula="of:=IF([.L17]=0;[.H17]/12;&quot;&quot;)">
            <text:p/>
          </table:table-cell>
          <table:table-cell table:formula="of:=IF([.H17]&lt;=[.$Z$2];1;&quot;&quot;)" office:value-type="float" office:value="1">
            <text:p>1</text:p>
          </table:table-cell>
          <table:table-cell table:style-name="ce7" table:formula="of:=IF([.P17]=0;[.H17]/12;&quot;&quot;)">
            <text:p/>
          </table:table-cell>
          <table:table-cell table:style-name="ce7" table:formula="of:=IF([.P17]&gt;0;0;[.$Z$15])" office:value-type="float" office:value="0">
            <text:p>0.00</text:p>
          </table:table-cell>
          <table:table-cell table:style-name="ce10" table:formula="of:=1-[.P17]/[.$C$6]" office:value-type="percentage" office:value="0.0752822584186852">
            <text:p>7.53%</text:p>
          </table:table-cell>
          <table:table-cell table:style-name="ce37"/>
          <table:table-cell table:number-columns-repeated="2"/>
          <table:table-cell table:style-name="ce40" office:value-type="string">
            <office:annotation draw:style-name="gr4" draw:text-style-name="P2" svg:width="1.1413in" svg:height="0.7012in" svg:x="20.6579in" svg:y="2.3709in" draw:caption-point-x="-0.2402in" draw:caption-point-y="0.5996in">
              <dc:creator>M</dc:creator>
              <dc:date>2020-04-03T00:00:00</dc:date>
              <text:p text:style-name="P2"><text:span text:style-name="T1">Calculations not accurate if under payoff time or &gt;30 yrs</text:span></text:p>
            </office:annotation>
            <text:p>yrs owned:</text:p>
          </table:table-cell>
          <table:table-cell table:style-name="ce45" office:value-type="float" office:value="30">
            <text:p>30</text:p>
          </table:table-cell>
          <table:table-cell table:number-columns-repeated="9"/>
        </table:table-row>
        <table:table-row table:style-name="ro2">
          <table:table-cell office:value-type="string">
            <text:p><text:a xlink:href="https://www.greenstate.org/rates/mortgage-rates.html">https://www.greenstate.org/rates/mortgage-rates.html</text:a></text:p>
          </table:table-cell>
          <table:table-cell office:value-type="string">
            <text:p>Annual Interest Rate:</text:p>
          </table:table-cell>
          <table:table-cell table:style-name="ce29" table:formula="of:=IF([.C17]=5;0.0425;IF([.C17]=7;0.042;IF([.C17]=10;0.04126;IF([.C17]=15;0.03;IF([.C17]=30;0.03314;&quot;x&quot;)))))" office:value-type="percentage" office:value="0.03">
            <text:p>3.00%</text:p>
          </table:table-cell>
          <table:table-cell table:number-columns-repeated="3"/>
          <table:table-cell table:style-name="ce14" table:formula="of:=EDATE([.G17];1)" office:value-type="date" office:date-value="2021-10-15">
            <text:p>10/15/21</text:p>
          </table:table-cell>
          <table:table-cell office:value-type="float" office:value="17">
            <text:p>17</text:p>
          </table:table-cell>
          <table:table-cell table:formula="of:=IF([.R1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7]&lt;0.8*[.$C$6];0;[.$Z$7])" office:value-type="currency" office:currency="USD" office:value="34.75">
            <text:p>$34.75</text:p>
          </table:table-cell>
          <table:table-cell table:formula="of:=[.I18]-[.J18]-[.K18]-[.L18]" office:value-type="currency" office:currency="USD" office:value="1164.25">
            <text:p>$1,164.25</text:p>
          </table:table-cell>
          <table:table-cell table:style-name="ce6" table:formula="of:=IF(ISERR(IPMT([.$C$20]/12;1;[.$D$17];[.P17]));0;IPMT([.$C$20]/12;1;[.$D$17];[.P17]))" office:value-type="currency" office:currency="USD" office:value="-329.430695438343">
            <text:p>-$329.43</text:p>
          </table:table-cell>
          <table:table-cell table:style-name="ce6" table:formula="of:=IF([.P17]-[.N18]&gt;[.M18];-[.M18]-[.N18];-[.P17])" office:value-type="currency" office:currency="USD" office:value="-834.819304561657">
            <text:p>-$834.82</text:p>
          </table:table-cell>
          <table:table-cell table:formula="of:=IF([.P17]+[.O18]&gt;=0;[.P17]+[.O18];0)" office:value-type="currency" office:currency="USD" office:value="130937.458870776">
            <text:p>$130,937.46</text:p>
          </table:table-cell>
          <table:table-cell table:formula="of:=IF([.L18]=0;[.H18]/12;&quot;&quot;)">
            <text:p/>
          </table:table-cell>
          <table:table-cell table:formula="of:=IF([.H18]&lt;=[.$Z$2];1;&quot;&quot;)">
            <text:p/>
          </table:table-cell>
          <table:table-cell table:style-name="ce7" table:formula="of:=IF([.P18]=0;[.H18]/12;&quot;&quot;)">
            <text:p/>
          </table:table-cell>
          <table:table-cell table:style-name="ce7" table:formula="of:=IF([.P18]&gt;0;0;[.$Z$15])" office:value-type="float" office:value="0">
            <text:p>0.00</text:p>
          </table:table-cell>
          <table:table-cell table:style-name="ce10" table:formula="of:=1-[.P18]/[.$C$6]" office:value-type="percentage" office:value="0.0811406395033284">
            <text:p>8.11%</text:p>
          </table:table-cell>
          <table:table-cell table:style-name="ce37"/>
          <table:table-cell table:number-columns-repeated="2"/>
          <table:table-cell table:style-name="ce41" office:value-type="string">
            <text:p>Salvage:</text:p>
          </table:table-cell>
          <table:table-cell table:style-name="ce46" table:formula="of:=[.C3]*(1+[.Z16])^[.Z17]" office:value-type="currency" office:currency="USD" office:value="364089.370678449">
            <text:p>$364,089.37</text:p>
          </table:table-cell>
          <table:table-cell table:number-columns-repeated="2"/>
          <table:table-cell table:style-name="ce10"/>
          <table:table-cell table:number-columns-repeated="6"/>
        </table:table-row>
        <table:table-row table:style-name="ro2">
          <table:table-cell/>
          <table:table-cell office:value-type="string">
            <office:annotation draw:style-name="gr5" draw:text-style-name="P2" svg:width="1.1413in" svg:height="0.8567in" svg:x="0.5819in" svg:y="3.7772in" draw:caption-point-x="1.774in" draw:caption-point-y="-0.4358in">
              <dc:creator>M</dc:creator>
              <dc:date>2019-07-14T00:00:00</dc:date>
              <text:p text:style-name="P2"><text:span text:style-name="T1">Each point reduces the interest rate by this % amount (usually 0.25%)</text:span></text:p>
            </office:annotation>
            <text:p>%/point</text:p>
          </table:table-cell>
          <table:table-cell table:style-name="ce30" office:value-type="percentage" office:value="0.0025">
            <text:p>0.25%</text:p>
          </table:table-cell>
          <table:table-cell table:number-columns-repeated="3"/>
          <table:table-cell table:style-name="ce14" table:formula="of:=EDATE([.G18];1)" office:value-type="date" office:date-value="2021-11-15">
            <text:p>11/15/21</text:p>
          </table:table-cell>
          <table:table-cell office:value-type="float" office:value="18">
            <text:p>18</text:p>
          </table:table-cell>
          <table:table-cell table:formula="of:=IF([.R1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8]&lt;0.8*[.$C$6];0;[.$Z$7])" office:value-type="currency" office:currency="USD" office:value="34.75">
            <text:p>$34.75</text:p>
          </table:table-cell>
          <table:table-cell table:formula="of:=[.I19]-[.J19]-[.K19]-[.L19]" office:value-type="currency" office:currency="USD" office:value="1164.25">
            <text:p>$1,164.25</text:p>
          </table:table-cell>
          <table:table-cell table:style-name="ce6" table:formula="of:=IF(ISERR(IPMT([.$C$20]/12;1;[.$D$17];[.P18]));0;IPMT([.$C$20]/12;1;[.$D$17];[.P18]))" office:value-type="currency" office:currency="USD" office:value="-327.343647176939">
            <text:p>-$327.34</text:p>
          </table:table-cell>
          <table:table-cell table:style-name="ce6" table:formula="of:=IF([.P18]-[.N19]&gt;[.M19];-[.M19]-[.N19];-[.P18])" office:value-type="currency" office:currency="USD" office:value="-836.906352823061">
            <text:p>-$836.91</text:p>
          </table:table-cell>
          <table:table-cell table:formula="of:=IF([.P18]+[.O19]&gt;=0;[.P18]+[.O19];0)" office:value-type="currency" office:currency="USD" office:value="130100.552517953">
            <text:p>$130,100.55</text:p>
          </table:table-cell>
          <table:table-cell table:formula="of:=IF([.L19]=0;[.H19]/12;&quot;&quot;)">
            <text:p/>
          </table:table-cell>
          <table:table-cell table:formula="of:=IF([.H19]&lt;=[.$Z$2];1;&quot;&quot;)">
            <text:p/>
          </table:table-cell>
          <table:table-cell table:style-name="ce7" table:formula="of:=IF([.P19]=0;[.H19]/12;&quot;&quot;)">
            <text:p/>
          </table:table-cell>
          <table:table-cell table:style-name="ce7" table:formula="of:=IF([.P19]&gt;0;0;[.$Z$15])" office:value-type="float" office:value="0">
            <text:p>0.00</text:p>
          </table:table-cell>
          <table:table-cell table:style-name="ce10" table:formula="of:=1-[.P19]/[.$C$6]" office:value-type="percentage" office:value="0.0870136665406832">
            <text:p>8.70%</text:p>
          </table:table-cell>
          <table:table-cell table:style-name="ce37"/>
          <table:table-cell table:number-columns-repeated="2"/>
          <table:table-cell table:style-name="Default"/>
          <table:table-cell table:style-name="ce47"/>
          <table:table-cell table:number-columns-repeated="9"/>
        </table:table-row>
        <table:table-row table:style-name="ro2">
          <table:table-cell/>
          <table:table-cell office:value-type="string">
            <text:p>After Points:</text:p>
          </table:table-cell>
          <table:table-cell table:formula="of:=[.C18]-[.C7]*[.C19]" office:value-type="percentage" office:value="0.03">
            <text:p>3.00%</text:p>
          </table:table-cell>
          <table:table-cell table:number-columns-repeated="3"/>
          <table:table-cell table:style-name="ce14" table:formula="of:=EDATE([.G19];1)" office:value-type="date" office:date-value="2021-12-15">
            <text:p>12/15/21</text:p>
          </table:table-cell>
          <table:table-cell office:value-type="float" office:value="19">
            <text:p>19</text:p>
          </table:table-cell>
          <table:table-cell table:formula="of:=IF([.R2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9]&lt;0.8*[.$C$6];0;[.$Z$7])" office:value-type="currency" office:currency="USD" office:value="34.75">
            <text:p>$34.75</text:p>
          </table:table-cell>
          <table:table-cell table:formula="of:=[.I20]-[.J20]-[.K20]-[.L20]" office:value-type="currency" office:currency="USD" office:value="1164.25">
            <text:p>$1,164.25</text:p>
          </table:table-cell>
          <table:table-cell table:style-name="ce6" table:formula="of:=IF(ISERR(IPMT([.$C$20]/12;1;[.$D$17];[.P19]));0;IPMT([.$C$20]/12;1;[.$D$17];[.P19]))" office:value-type="currency" office:currency="USD" office:value="-325.251381294882">
            <text:p>-$325.25</text:p>
          </table:table-cell>
          <table:table-cell table:style-name="ce6" table:formula="of:=IF([.P19]-[.N20]&gt;[.M20];-[.M20]-[.N20];-[.P19])" office:value-type="currency" office:currency="USD" office:value="-838.998618705118">
            <text:p>-$839.00</text:p>
          </table:table-cell>
          <table:table-cell table:formula="of:=IF([.P19]+[.O20]&gt;=0;[.P19]+[.O20];0)" office:value-type="currency" office:currency="USD" office:value="129261.553899248">
            <text:p>$129,261.55</text:p>
          </table:table-cell>
          <table:table-cell table:formula="of:=IF([.L20]=0;[.H20]/12;&quot;&quot;)">
            <text:p/>
          </table:table-cell>
          <table:table-cell table:formula="of:=IF([.H20]&lt;=[.$Z$2];1;&quot;&quot;)">
            <text:p/>
          </table:table-cell>
          <table:table-cell table:style-name="ce7" table:formula="of:=IF([.P20]=0;[.H20]/12;&quot;&quot;)">
            <text:p/>
          </table:table-cell>
          <table:table-cell table:style-name="ce7" table:formula="of:=IF([.P20]&gt;0;0;[.$Z$15])" office:value-type="float" office:value="0">
            <text:p>0.00</text:p>
          </table:table-cell>
          <table:table-cell table:style-name="ce10" table:formula="of:=1-[.P20]/[.$C$6]" office:value-type="percentage" office:value="0.0929013761456314">
            <text:p>9.29%</text:p>
          </table:table-cell>
          <table:table-cell table:style-name="ce37"/>
          <table:table-cell table:number-columns-repeated="2"/>
          <table:table-cell table:style-name="Default"/>
          <table:table-cell table:style-name="ce48"/>
          <table:table-cell table:number-columns-repeated="9"/>
        </table:table-row>
        <table:table-row table:style-name="ro2">
          <table:table-cell table:number-columns-repeated="2"/>
          <table:table-cell table:style-name="ce31"/>
          <table:table-cell table:number-columns-repeated="3"/>
          <table:table-cell table:style-name="ce14" table:formula="of:=EDATE([.G20];1)" office:value-type="date" office:date-value="2022-01-15">
            <text:p>01/15/22</text:p>
          </table:table-cell>
          <table:table-cell office:value-type="float" office:value="20">
            <text:p>20</text:p>
          </table:table-cell>
          <table:table-cell table:formula="of:=IF([.R2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0]&lt;0.8*[.$C$6];0;[.$Z$7])" office:value-type="currency" office:currency="USD" office:value="34.75">
            <text:p>$34.75</text:p>
          </table:table-cell>
          <table:table-cell table:formula="of:=[.I21]-[.J21]-[.K21]-[.L21]" office:value-type="currency" office:currency="USD" office:value="1164.25">
            <text:p>$1,164.25</text:p>
          </table:table-cell>
          <table:table-cell table:style-name="ce6" table:formula="of:=IF(ISERR(IPMT([.$C$20]/12;1;[.$D$17];[.P20]));0;IPMT([.$C$20]/12;1;[.$D$17];[.P20]))" office:value-type="currency" office:currency="USD" office:value="-323.153884748119">
            <text:p>-$323.15</text:p>
          </table:table-cell>
          <table:table-cell table:style-name="ce6" table:formula="of:=IF([.P20]-[.N21]&gt;[.M21];-[.M21]-[.N21];-[.P20])" office:value-type="currency" office:currency="USD" office:value="-841.096115251881">
            <text:p>-$841.10</text:p>
          </table:table-cell>
          <table:table-cell table:formula="of:=IF([.P20]+[.O21]&gt;=0;[.P20]+[.O21];0)" office:value-type="currency" office:currency="USD" office:value="128420.457783996">
            <text:p>$128,420.46</text:p>
          </table:table-cell>
          <table:table-cell table:formula="of:=IF([.L21]=0;[.H21]/12;&quot;&quot;)">
            <text:p/>
          </table:table-cell>
          <table:table-cell table:formula="of:=IF([.H21]&lt;=[.$Z$2];1;&quot;&quot;)">
            <text:p/>
          </table:table-cell>
          <table:table-cell table:style-name="ce7" table:formula="of:=IF([.P21]=0;[.H21]/12;&quot;&quot;)">
            <text:p/>
          </table:table-cell>
          <table:table-cell table:style-name="ce7" table:formula="of:=IF([.P21]&gt;0;0;[.$Z$15])" office:value-type="float" office:value="0">
            <text:p>0.00</text:p>
          </table:table-cell>
          <table:table-cell table:style-name="ce10" table:formula="of:=1-[.P21]/[.$C$6]" office:value-type="percentage" office:value="0.0988038050245921">
            <text:p>9.88%</text:p>
          </table:table-cell>
          <table:table-cell table:style-name="ce37"/>
          <table:table-cell table:number-columns-repeated="2"/>
          <table:table-cell table:style-name="Default"/>
          <table:table-cell table:style-name="ce48"/>
          <table:table-cell table:style-name="ce7"/>
          <table:table-cell table:number-columns-repeated="8"/>
        </table:table-row>
        <table:table-row table:style-name="ro2">
          <table:table-cell/>
          <table:table-cell office:value-type="string">
            <text:p>Purchase Date:</text:p>
          </table:table-cell>
          <table:table-cell table:style-name="ce32" table:formula="of:=TODAY()-1" office:value-type="date" office:date-value="2020-06-15">
            <text:p>06/15/20</text:p>
          </table:table-cell>
          <table:table-cell table:number-columns-repeated="3"/>
          <table:table-cell table:style-name="ce14" table:formula="of:=EDATE([.G21];1)" office:value-type="date" office:date-value="2022-02-15">
            <text:p>02/15/22</text:p>
          </table:table-cell>
          <table:table-cell office:value-type="float" office:value="21">
            <text:p>21</text:p>
          </table:table-cell>
          <table:table-cell table:formula="of:=IF([.R2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1]&lt;0.8*[.$C$6];0;[.$Z$7])" office:value-type="currency" office:currency="USD" office:value="34.75">
            <text:p>$34.75</text:p>
          </table:table-cell>
          <table:table-cell table:formula="of:=[.I22]-[.J22]-[.K22]-[.L22]" office:value-type="currency" office:currency="USD" office:value="1164.25">
            <text:p>$1,164.25</text:p>
          </table:table-cell>
          <table:table-cell table:style-name="ce6" table:formula="of:=IF(ISERR(IPMT([.$C$20]/12;1;[.$D$17];[.P21]));0;IPMT([.$C$20]/12;1;[.$D$17];[.P21]))" office:value-type="currency" office:currency="USD" office:value="-321.051144459989">
            <text:p>-$321.05</text:p>
          </table:table-cell>
          <table:table-cell table:style-name="ce6" table:formula="of:=IF([.P21]-[.N22]&gt;[.M22];-[.M22]-[.N22];-[.P21])" office:value-type="currency" office:currency="USD" office:value="-843.198855540011">
            <text:p>-$843.20</text:p>
          </table:table-cell>
          <table:table-cell table:formula="of:=IF([.P21]+[.O22]&gt;=0;[.P21]+[.O22];0)" office:value-type="currency" office:currency="USD" office:value="127577.258928456">
            <text:p>$127,577.26</text:p>
          </table:table-cell>
          <table:table-cell table:formula="of:=IF([.L22]=0;[.H22]/12;&quot;&quot;)">
            <text:p/>
          </table:table-cell>
          <table:table-cell table:formula="of:=IF([.H22]&lt;=[.$Z$2];1;&quot;&quot;)">
            <text:p/>
          </table:table-cell>
          <table:table-cell table:style-name="ce7" table:formula="of:=IF([.P22]=0;[.H22]/12;&quot;&quot;)">
            <text:p/>
          </table:table-cell>
          <table:table-cell table:style-name="ce7" table:formula="of:=IF([.P22]&gt;0;0;[.$Z$15])" office:value-type="float" office:value="0">
            <text:p>0.00</text:p>
          </table:table-cell>
          <table:table-cell table:style-name="ce10" table:formula="of:=1-[.P22]/[.$C$6]" office:value-type="percentage" office:value="0.10472098997575">
            <text:p>10.47%</text:p>
          </table:table-cell>
          <table:table-cell table:style-name="ce37"/>
          <table:table-cell table:number-columns-repeated="2"/>
          <table:table-cell table:style-name="ce39"/>
          <table:table-cell table:style-name="ce49" table:formula="of:=&quot;Over &quot;&amp;[.Z17]&amp;&quot; Yrs&quot;" office:value-type="string" office:string-value="Over 30 Yrs">
            <text:p>Over 30 Yrs</text:p>
          </table:table-cell>
          <table:table-cell table:style-name="ce49" office:value-type="string">
            <text:p>During Loan time</text:p>
          </table:table-cell>
          <table:table-cell table:style-name="ce51"/>
          <table:table-cell table:number-columns-repeated="7"/>
        </table:table-row>
        <table:table-row table:style-name="ro2">
          <table:table-cell table:number-columns-repeated="6"/>
          <table:table-cell table:style-name="ce14" table:formula="of:=EDATE([.G22];1)" office:value-type="date" office:date-value="2022-03-15">
            <text:p>03/15/22</text:p>
          </table:table-cell>
          <table:table-cell office:value-type="float" office:value="22">
            <text:p>22</text:p>
          </table:table-cell>
          <table:table-cell table:formula="of:=IF([.R2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2]&lt;0.8*[.$C$6];0;[.$Z$7])" office:value-type="currency" office:currency="USD" office:value="34.75">
            <text:p>$34.75</text:p>
          </table:table-cell>
          <table:table-cell table:formula="of:=[.I23]-[.J23]-[.K23]-[.L23]" office:value-type="currency" office:currency="USD" office:value="1164.25">
            <text:p>$1,164.25</text:p>
          </table:table-cell>
          <table:table-cell table:style-name="ce6" table:formula="of:=IF(ISERR(IPMT([.$C$20]/12;1;[.$D$17];[.P22]));0;IPMT([.$C$20]/12;1;[.$D$17];[.P22]))" office:value-type="currency" office:currency="USD" office:value="-318.943147321139">
            <text:p>-$318.94</text:p>
          </table:table-cell>
          <table:table-cell table:style-name="ce6" table:formula="of:=IF([.P22]-[.N23]&gt;[.M23];-[.M23]-[.N23];-[.P22])" office:value-type="currency" office:currency="USD" office:value="-845.306852678861">
            <text:p>-$845.31</text:p>
          </table:table-cell>
          <table:table-cell table:formula="of:=IF([.P22]+[.O23]&gt;=0;[.P22]+[.O23];0)" office:value-type="currency" office:currency="USD" office:value="126731.952075777">
            <text:p>$126,731.95</text:p>
          </table:table-cell>
          <table:table-cell table:formula="of:=IF([.L23]=0;[.H23]/12;&quot;&quot;)">
            <text:p/>
          </table:table-cell>
          <table:table-cell table:formula="of:=IF([.H23]&lt;=[.$Z$2];1;&quot;&quot;)">
            <text:p/>
          </table:table-cell>
          <table:table-cell table:style-name="ce7" table:formula="of:=IF([.P23]=0;[.H23]/12;&quot;&quot;)">
            <text:p/>
          </table:table-cell>
          <table:table-cell table:style-name="ce7" table:formula="of:=IF([.P23]&gt;0;0;[.$Z$15])" office:value-type="float" office:value="0">
            <text:p>0.00</text:p>
          </table:table-cell>
          <table:table-cell table:style-name="ce10" table:formula="of:=1-[.P23]/[.$C$6]" office:value-type="percentage" office:value="0.110652967889286">
            <text:p>11.07%</text:p>
          </table:table-cell>
          <table:table-cell table:style-name="ce37"/>
          <table:table-cell table:number-columns-repeated="2"/>
          <table:table-cell table:style-name="ce40" office:value-type="string">
            <text:p>Total Principal</text:p>
          </table:table-cell>
          <table:table-cell table:formula="of:=-SUM(INDIRECT(&quot;o2:&quot;&amp;ADDRESS(12*[.Z$17]+1;15)))" office:value-type="currency" office:currency="USD" office:value="142500">
            <text:p>$142,500.00</text:p>
          </table:table-cell>
          <table:table-cell table:formula="of:=[.Z23]" office:value-type="currency" office:currency="USD" office:value="142500">
            <text:p>$142,500.00</text:p>
          </table:table-cell>
          <table:table-cell table:style-name="ce52" table:formula="of:=[.AA23]/[.$AA$33]" office:value-type="percentage" office:value="0.635114826341267">
            <text:p>63.51%</text:p>
          </table:table-cell>
          <table:table-cell table:number-columns-repeated="2"/>
          <table:table-cell table:style-name="ce33" office:value-type="string">
            <text:p>Compare to rent</text:p>
          </table:table-cell>
          <table:table-cell table:number-columns-repeated="4"/>
        </table:table-row>
        <table:table-row table:style-name="ro2">
          <table:table-cell>
            <draw:frame table:end-cell-address="mortgage.F42" table:end-x="0.4917in" table:end-y="0.0665in" draw:z-index="0" draw:style-name="gr1" draw:text-style-name="P1" svg:width="6.0469in" svg:height="3.3236in" svg:x="0.0535in" svg:y="0.0807in">
              <draw:object draw:notify-on-update-of-ranges="mortgage.H2:mortgage.H361 mortgage.A50:mortgage.B50 mortgage.A49:mortgage.A49 mortgage.A51:mortgage.B51 mortgage.H2:mortgage.H361 mortgage.N1:mortgage.N1 mortgage.N2:mortgage.N361 mortgage.H2:mortgage.H361 mortgage.O1:mortgage.O1 mortgage.O2:mortgage.O36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 table:style-name="ce14" table:formula="of:=EDATE([.G23];1)" office:value-type="date" office:date-value="2022-04-15">
            <text:p>04/15/22</text:p>
          </table:table-cell>
          <table:table-cell office:value-type="float" office:value="23">
            <text:p>23</text:p>
          </table:table-cell>
          <table:table-cell table:formula="of:=IF([.R2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3]&lt;0.8*[.$C$6];0;[.$Z$7])" office:value-type="currency" office:currency="USD" office:value="34.75">
            <text:p>$34.75</text:p>
          </table:table-cell>
          <table:table-cell table:formula="of:=[.I24]-[.J24]-[.K24]-[.L24]" office:value-type="currency" office:currency="USD" office:value="1164.25">
            <text:p>$1,164.25</text:p>
          </table:table-cell>
          <table:table-cell table:style-name="ce6" table:formula="of:=IF(ISERR(IPMT([.$C$20]/12;1;[.$D$17];[.P23]));0;IPMT([.$C$20]/12;1;[.$D$17];[.P23]))" office:value-type="currency" office:currency="USD" office:value="-316.829880189442">
            <text:p>-$316.83</text:p>
          </table:table-cell>
          <table:table-cell table:style-name="ce6" table:formula="of:=IF([.P23]-[.N24]&gt;[.M24];-[.M24]-[.N24];-[.P23])" office:value-type="currency" office:currency="USD" office:value="-847.420119810558">
            <text:p>-$847.42</text:p>
          </table:table-cell>
          <table:table-cell table:formula="of:=IF([.P23]+[.O24]&gt;=0;[.P23]+[.O24];0)" office:value-type="currency" office:currency="USD" office:value="125884.531955966">
            <text:p>$125,884.53</text:p>
          </table:table-cell>
          <table:table-cell table:formula="of:=IF([.L24]=0;[.H24]/12;&quot;&quot;)">
            <text:p/>
          </table:table-cell>
          <table:table-cell table:formula="of:=IF([.H24]&lt;=[.$Z$2];1;&quot;&quot;)">
            <text:p/>
          </table:table-cell>
          <table:table-cell table:style-name="ce7" table:formula="of:=IF([.P24]=0;[.H24]/12;&quot;&quot;)">
            <text:p/>
          </table:table-cell>
          <table:table-cell table:style-name="ce7" table:formula="of:=IF([.P24]&gt;0;0;[.$Z$15])" office:value-type="float" office:value="0">
            <text:p>0.00</text:p>
          </table:table-cell>
          <table:table-cell table:style-name="ce10" table:formula="of:=1-[.P24]/[.$C$6]" office:value-type="percentage" office:value="0.116599775747606">
            <text:p>11.66%</text:p>
          </table:table-cell>
          <table:table-cell table:style-name="ce37"/>
          <table:table-cell table:number-columns-repeated="2"/>
          <table:table-cell table:style-name="ce40" office:value-type="string">
            <text:p>Total Taxes</text:p>
          </table:table-cell>
          <table:table-cell table:formula="of:=SUM(INDIRECT(&quot;j2:&quot;&amp;ADDRESS(12*[.Z$17]+1;10)))" office:value-type="currency" office:currency="USD" office:value="71337.6000000007">
            <text:p>$71,337.60</text:p>
          </table:table-cell>
          <table:table-cell table:formula="of:=[.Z$8]*(MIN([.S$2:.S$361])-1/12)*12" office:value-type="currency" office:currency="USD" office:value="28733.2">
            <text:p>$28,733.20</text:p>
          </table:table-cell>
          <table:table-cell table:style-name="ce52" table:formula="of:=[.AA24]/[.$AA$33]" office:value-type="percentage" office:value="0.128062325110378">
            <text:p>12.81%</text:p>
          </table:table-cell>
          <table:table-cell table:number-columns-repeated="2"/>
          <table:table-cell office:value-type="string">
            <text:p>Buy</text:p>
          </table:table-cell>
          <table:table-cell table:number-columns-repeated="2"/>
          <table:table-cell office:value-type="string">
            <text:p>Rent</text:p>
          </table:table-cell>
          <table:table-cell/>
        </table:table-row>
        <table:table-row table:style-name="ro2">
          <table:table-cell table:number-columns-repeated="6"/>
          <table:table-cell table:style-name="ce14" table:formula="of:=EDATE([.G24];1)" office:value-type="date" office:date-value="2022-05-15">
            <text:p>05/15/22</text:p>
          </table:table-cell>
          <table:table-cell office:value-type="float" office:value="24">
            <text:p>24</text:p>
          </table:table-cell>
          <table:table-cell table:formula="of:=IF([.R2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4]&lt;0.8*[.$C$6];0;[.$Z$7])" office:value-type="currency" office:currency="USD" office:value="34.75">
            <text:p>$34.75</text:p>
          </table:table-cell>
          <table:table-cell table:formula="of:=[.I25]-[.J25]-[.K25]-[.L25]" office:value-type="currency" office:currency="USD" office:value="1164.25">
            <text:p>$1,164.25</text:p>
          </table:table-cell>
          <table:table-cell table:style-name="ce6" table:formula="of:=IF(ISERR(IPMT([.$C$20]/12;1;[.$D$17];[.P24]));0;IPMT([.$C$20]/12;1;[.$D$17];[.P24]))" office:value-type="currency" office:currency="USD" office:value="-314.711329889916">
            <text:p>-$314.71</text:p>
          </table:table-cell>
          <table:table-cell table:style-name="ce6" table:formula="of:=IF([.P24]-[.N25]&gt;[.M25];-[.M25]-[.N25];-[.P24])" office:value-type="currency" office:currency="USD" office:value="-849.538670110085">
            <text:p>-$849.54</text:p>
          </table:table-cell>
          <table:table-cell table:formula="of:=IF([.P24]+[.O25]&gt;=0;[.P24]+[.O25];0)" office:value-type="currency" office:currency="USD" office:value="125034.993285856">
            <text:p>$125,034.99</text:p>
          </table:table-cell>
          <table:table-cell table:formula="of:=IF([.L25]=0;[.H25]/12;&quot;&quot;)">
            <text:p/>
          </table:table-cell>
          <table:table-cell table:formula="of:=IF([.H25]&lt;=[.$Z$2];1;&quot;&quot;)">
            <text:p/>
          </table:table-cell>
          <table:table-cell table:style-name="ce7" table:formula="of:=IF([.P25]=0;[.H25]/12;&quot;&quot;)">
            <text:p/>
          </table:table-cell>
          <table:table-cell table:style-name="ce7" table:formula="of:=IF([.P25]&gt;0;0;[.$Z$15])" office:value-type="float" office:value="0">
            <text:p>0.00</text:p>
          </table:table-cell>
          <table:table-cell table:style-name="ce10" table:formula="of:=1-[.P25]/[.$C$6]" office:value-type="percentage" office:value="0.122561450625571">
            <text:p>12.26%</text:p>
          </table:table-cell>
          <table:table-cell table:style-name="ce37"/>
          <table:table-cell table:number-columns-repeated="2"/>
          <table:table-cell table:style-name="ce40" office:value-type="string">
            <text:p>Total Interest</text:p>
          </table:table-cell>
          <table:table-cell table:formula="of:=-SUM(INDIRECT(&quot;n2:&quot;&amp;ADDRESS(12*[.Z$17]+1;14)))" office:value-type="currency" office:currency="USD" office:value="28241.5764453916">
            <text:p>$28,241.58</text:p>
          </table:table-cell>
          <table:table-cell table:formula="of:=[.Z25]" office:value-type="currency" office:currency="USD" office:value="28241.5764453916">
            <text:p>$28,241.58</text:p>
          </table:table-cell>
          <table:table-cell table:style-name="ce52" table:formula="of:=[.AA25]/[.$AA$33]" office:value-type="percentage" office:value="0.125871185401533">
            <text:p>12.59%</text:p>
          </table:table-cell>
          <table:table-cell table:number-columns-repeated="2"/>
          <table:table-cell office:value-type="string">
            <text:p>Time lived (y)</text:p>
          </table:table-cell>
          <table:table-cell office:value-type="float" office:value="9">
            <text:p>9</text:p>
          </table:table-cell>
          <table:table-cell/>
          <table:table-cell office:value-type="string">
            <text:p>Time lived (y)</text:p>
          </table:table-cell>
          <table:table-cell table:formula="of:=[.AF25]" office:value-type="float" office:value="9">
            <text:p>9</text:p>
          </table:table-cell>
        </table:table-row>
        <table:table-row table:style-name="ro2">
          <table:table-cell table:number-columns-repeated="6"/>
          <table:table-cell table:style-name="ce14" table:formula="of:=EDATE([.G25];1)" office:value-type="date" office:date-value="2022-06-15">
            <text:p>06/15/22</text:p>
          </table:table-cell>
          <table:table-cell office:value-type="float" office:value="25">
            <text:p>25</text:p>
          </table:table-cell>
          <table:table-cell table:formula="of:=IF([.R2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5]&lt;0.8*[.$C$6];0;[.$Z$7])" office:value-type="currency" office:currency="USD" office:value="34.75">
            <text:p>$34.75</text:p>
          </table:table-cell>
          <table:table-cell table:formula="of:=[.I26]-[.J26]-[.K26]-[.L26]" office:value-type="currency" office:currency="USD" office:value="1164.25">
            <text:p>$1,164.25</text:p>
          </table:table-cell>
          <table:table-cell table:style-name="ce6" table:formula="of:=IF(ISERR(IPMT([.$C$20]/12;1;[.$D$17];[.P25]));0;IPMT([.$C$20]/12;1;[.$D$17];[.P25]))" office:value-type="currency" office:currency="USD" office:value="-312.58748321464">
            <text:p>-$312.59</text:p>
          </table:table-cell>
          <table:table-cell table:style-name="ce6" table:formula="of:=IF([.P25]-[.N26]&gt;[.M26];-[.M26]-[.N26];-[.P25])" office:value-type="currency" office:currency="USD" office:value="-851.66251678536">
            <text:p>-$851.66</text:p>
          </table:table-cell>
          <table:table-cell table:formula="of:=IF([.P25]+[.O26]&gt;=0;[.P25]+[.O26];0)" office:value-type="currency" office:currency="USD" office:value="124183.330769071">
            <text:p>$124,183.33</text:p>
          </table:table-cell>
          <table:table-cell table:formula="of:=IF([.L26]=0;[.H26]/12;&quot;&quot;)">
            <text:p/>
          </table:table-cell>
          <table:table-cell table:formula="of:=IF([.H26]&lt;=[.$Z$2];1;&quot;&quot;)">
            <text:p/>
          </table:table-cell>
          <table:table-cell table:style-name="ce7" table:formula="of:=IF([.P26]=0;[.H26]/12;&quot;&quot;)">
            <text:p/>
          </table:table-cell>
          <table:table-cell table:style-name="ce7" table:formula="of:=IF([.P26]&gt;0;0;[.$Z$15])" office:value-type="float" office:value="0">
            <text:p>0.00</text:p>
          </table:table-cell>
          <table:table-cell table:style-name="ce10" table:formula="of:=1-[.P26]/[.$C$6]" office:value-type="percentage" office:value="0.128538029690731">
            <text:p>12.85%</text:p>
          </table:table-cell>
          <table:table-cell table:style-name="ce37"/>
          <table:table-cell table:number-columns-repeated="2"/>
          <table:table-cell table:style-name="ce40" office:value-type="string">
            <text:p>Total Upfront</text:p>
          </table:table-cell>
          <table:table-cell table:formula="of:=[.C$15]" office:value-type="currency" office:currency="USD" office:value="8696.55">
            <text:p>$8,696.55</text:p>
          </table:table-cell>
          <table:table-cell table:formula="of:=[.Z26]" office:value-type="currency" office:currency="USD" office:value="8696.55">
            <text:p>$8,696.55</text:p>
          </table:table-cell>
          <table:table-cell table:style-name="ce52" table:formula="of:=[.AA26]/[.$AA$33]" office:value-type="percentage" office:value="0.0387600550387238">
            <text:p>3.88%</text:p>
          </table:table-cell>
          <table:table-cell table:number-columns-repeated="2"/>
          <table:table-cell office:value-type="string">
            <text:p>Inflation Rate:</text:p>
          </table:table-cell>
          <table:table-cell table:style-name="ce10" office:value-type="percentage" office:value="0.03">
            <text:p>3.00%</text:p>
          </table:table-cell>
          <table:table-cell/>
          <table:table-cell office:value-type="string">
            <text:p>Rent/mo: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number-columns-repeated="6"/>
          <table:table-cell table:style-name="ce14" table:formula="of:=EDATE([.G26];1)" office:value-type="date" office:date-value="2022-07-15">
            <text:p>07/15/22</text:p>
          </table:table-cell>
          <table:table-cell office:value-type="float" office:value="26">
            <text:p>26</text:p>
          </table:table-cell>
          <table:table-cell table:formula="of:=IF([.R2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6]&lt;0.8*[.$C$6];0;[.$Z$7])" office:value-type="currency" office:currency="USD" office:value="34.75">
            <text:p>$34.75</text:p>
          </table:table-cell>
          <table:table-cell table:formula="of:=[.I27]-[.J27]-[.K27]-[.L27]" office:value-type="currency" office:currency="USD" office:value="1164.25">
            <text:p>$1,164.25</text:p>
          </table:table-cell>
          <table:table-cell table:style-name="ce6" table:formula="of:=IF(ISERR(IPMT([.$C$20]/12;1;[.$D$17];[.P26]));0;IPMT([.$C$20]/12;1;[.$D$17];[.P26]))" office:value-type="currency" office:currency="USD" office:value="-310.458326922677">
            <text:p>-$310.46</text:p>
          </table:table-cell>
          <table:table-cell table:style-name="ce6" table:formula="of:=IF([.P26]-[.N27]&gt;[.M27];-[.M27]-[.N27];-[.P26])" office:value-type="currency" office:currency="USD" office:value="-853.791673077323">
            <text:p>-$853.79</text:p>
          </table:table-cell>
          <table:table-cell table:formula="of:=IF([.P26]+[.O27]&gt;=0;[.P26]+[.O27];0)" office:value-type="currency" office:currency="USD" office:value="123329.539095993">
            <text:p>$123,329.54</text:p>
          </table:table-cell>
          <table:table-cell table:formula="of:=IF([.L27]=0;[.H27]/12;&quot;&quot;)">
            <text:p/>
          </table:table-cell>
          <table:table-cell table:formula="of:=IF([.H27]&lt;=[.$Z$2];1;&quot;&quot;)">
            <text:p/>
          </table:table-cell>
          <table:table-cell table:style-name="ce7" table:formula="of:=IF([.P27]=0;[.H27]/12;&quot;&quot;)">
            <text:p/>
          </table:table-cell>
          <table:table-cell table:style-name="ce7" table:formula="of:=IF([.P27]&gt;0;0;[.$Z$15])" office:value-type="float" office:value="0">
            <text:p>0.00</text:p>
          </table:table-cell>
          <table:table-cell table:style-name="ce10" table:formula="of:=1-[.P27]/[.$C$6]" office:value-type="percentage" office:value="0.134529550203555">
            <text:p>13.45%</text:p>
          </table:table-cell>
          <table:table-cell table:style-name="ce37"/>
          <table:table-cell table:number-columns-repeated="2"/>
          <table:table-cell table:style-name="ce40" office:value-type="string">
            <text:p>Total Insurance</text:p>
          </table:table-cell>
          <table:table-cell table:formula="of:=SUM(INDIRECT(&quot;k2:&quot;&amp;ADDRESS(12*[.Z$17]+1;11)))" office:value-type="currency" office:currency="USD" office:value="37022.3999999999">
            <text:p>$37,022.40</text:p>
          </table:table-cell>
          <table:table-cell table:formula="of:=[.Z$6]*(MIN([.S$2:.S$361])-1/12)*12" office:value-type="currency" office:currency="USD" office:value="14911.8">
            <text:p>$14,911.80</text:p>
          </table:table-cell>
          <table:table-cell table:style-name="ce52" table:formula="of:=[.AA27]/[.$AA$33]" office:value-type="percentage" office:value="0.06646108959604">
            <text:p>6.65%</text:p>
          </table:table-cell>
          <table:table-cell table:number-columns-repeated="2"/>
          <table:table-cell office:value-type="string">
            <text:p>Salvage:</text:p>
          </table:table-cell>
          <table:table-cell table:formula="of:=[.C3]*(1+[.AF26])^[.AF25]" office:value-type="currency" office:currency="USD" office:value="195715.977574387">
            <text:p>$195,715.98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4" table:formula="of:=EDATE([.G27];1)" office:value-type="date" office:date-value="2022-08-15">
            <text:p>08/15/22</text:p>
          </table:table-cell>
          <table:table-cell office:value-type="float" office:value="27">
            <text:p>27</text:p>
          </table:table-cell>
          <table:table-cell table:formula="of:=IF([.R2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7]&lt;0.8*[.$C$6];0;[.$Z$7])" office:value-type="currency" office:currency="USD" office:value="34.75">
            <text:p>$34.75</text:p>
          </table:table-cell>
          <table:table-cell table:formula="of:=[.I28]-[.J28]-[.K28]-[.L28]" office:value-type="currency" office:currency="USD" office:value="1164.25">
            <text:p>$1,164.25</text:p>
          </table:table-cell>
          <table:table-cell table:style-name="ce6" table:formula="of:=IF(ISERR(IPMT([.$C$20]/12;1;[.$D$17];[.P27]));0;IPMT([.$C$20]/12;1;[.$D$17];[.P27]))" office:value-type="currency" office:currency="USD" office:value="-308.323847739984">
            <text:p>-$308.32</text:p>
          </table:table-cell>
          <table:table-cell table:style-name="ce6" table:formula="of:=IF([.P27]-[.N28]&gt;[.M28];-[.M28]-[.N28];-[.P27])" office:value-type="currency" office:currency="USD" office:value="-855.926152260016">
            <text:p>-$855.93</text:p>
          </table:table-cell>
          <table:table-cell table:formula="of:=IF([.P27]+[.O28]&gt;=0;[.P27]+[.O28];0)" office:value-type="currency" office:currency="USD" office:value="122473.612943733">
            <text:p>$122,473.61</text:p>
          </table:table-cell>
          <table:table-cell table:formula="of:=IF([.L28]=0;[.H28]/12;&quot;&quot;)">
            <text:p/>
          </table:table-cell>
          <table:table-cell table:formula="of:=IF([.H28]&lt;=[.$Z$2];1;&quot;&quot;)">
            <text:p/>
          </table:table-cell>
          <table:table-cell table:style-name="ce7" table:formula="of:=IF([.P28]=0;[.H28]/12;&quot;&quot;)">
            <text:p/>
          </table:table-cell>
          <table:table-cell table:style-name="ce7" table:formula="of:=IF([.P28]&gt;0;0;[.$Z$15])" office:value-type="float" office:value="0">
            <text:p>0.00</text:p>
          </table:table-cell>
          <table:table-cell table:style-name="ce10" table:formula="of:=1-[.P28]/[.$C$6]" office:value-type="percentage" office:value="0.14053604951766">
            <text:p>14.05%</text:p>
          </table:table-cell>
          <table:table-cell table:style-name="ce37"/>
          <table:table-cell table:number-columns-repeated="2"/>
          <table:table-cell table:style-name="ce40" office:value-type="string">
            <text:p>Total PMI</text:p>
          </table:table-cell>
          <table:table-cell table:formula="of:=SUM(INDIRECT(&quot;l2:&quot;&amp;ADDRESS(12*[.Z$17]+1;12)))" office:value-type="currency" office:currency="USD" office:value="1285.75">
            <text:p>$1,285.75</text:p>
          </table:table-cell>
          <table:table-cell table:formula="of:=[.Z$7]*(MIN([.Q$2:.Q$363])-1/12)*12" office:value-type="currency" office:currency="USD" office:value="1285.75">
            <text:p>$1,285.75</text:p>
          </table:table-cell>
          <table:table-cell table:style-name="ce52" table:formula="of:=[.AA28]/[.$AA$33]" office:value-type="percentage" office:value="0.00573051851205813">
            <text:p>0.57%</text:p>
          </table:table-cell>
          <table:table-cell table:number-columns-repeated="2"/>
          <table:table-cell office:value-type="string">
            <text:p>Repairs/mo: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4" table:formula="of:=EDATE([.G28];1)" office:value-type="date" office:date-value="2022-09-15">
            <text:p>09/15/22</text:p>
          </table:table-cell>
          <table:table-cell office:value-type="float" office:value="28">
            <text:p>28</text:p>
          </table:table-cell>
          <table:table-cell table:formula="of:=IF([.R2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8]&lt;0.8*[.$C$6];0;[.$Z$7])" office:value-type="currency" office:currency="USD" office:value="34.75">
            <text:p>$34.75</text:p>
          </table:table-cell>
          <table:table-cell table:formula="of:=[.I29]-[.J29]-[.K29]-[.L29]" office:value-type="currency" office:currency="USD" office:value="1164.25">
            <text:p>$1,164.25</text:p>
          </table:table-cell>
          <table:table-cell table:style-name="ce6" table:formula="of:=IF(ISERR(IPMT([.$C$20]/12;1;[.$D$17];[.P28]));0;IPMT([.$C$20]/12;1;[.$D$17];[.P28]))" office:value-type="currency" office:currency="USD" office:value="-306.184032359334">
            <text:p>-$306.18</text:p>
          </table:table-cell>
          <table:table-cell table:style-name="ce6" table:formula="of:=IF([.P28]-[.N29]&gt;[.M29];-[.M29]-[.N29];-[.P28])" office:value-type="currency" office:currency="USD" office:value="-858.065967640667">
            <text:p>-$858.07</text:p>
          </table:table-cell>
          <table:table-cell table:formula="of:=IF([.P28]+[.O29]&gt;=0;[.P28]+[.O29];0)" office:value-type="currency" office:currency="USD" office:value="121615.546976093">
            <text:p>$121,615.55</text:p>
          </table:table-cell>
          <table:table-cell table:formula="of:=IF([.L29]=0;[.H29]/12;&quot;&quot;)">
            <text:p/>
          </table:table-cell>
          <table:table-cell table:formula="of:=IF([.H29]&lt;=[.$Z$2];1;&quot;&quot;)">
            <text:p/>
          </table:table-cell>
          <table:table-cell table:style-name="ce7" table:formula="of:=IF([.P29]=0;[.H29]/12;&quot;&quot;)">
            <text:p/>
          </table:table-cell>
          <table:table-cell table:style-name="ce7" table:formula="of:=IF([.P29]&gt;0;0;[.$Z$15])" office:value-type="float" office:value="0">
            <text:p>0.00</text:p>
          </table:table-cell>
          <table:table-cell table:style-name="ce10" table:formula="of:=1-[.P29]/[.$C$6]" office:value-type="percentage" office:value="0.146557565080051">
            <text:p>14.66%</text:p>
          </table:table-cell>
          <table:table-cell table:style-name="ce37"/>
          <table:table-cell table:number-columns-repeated="2"/>
          <table:table-cell table:style-name="ce40"/>
          <table:table-cell table:number-columns-repeated="2"/>
          <table:table-cell table:style-name="ce52"/>
          <table:table-cell table:number-columns-repeated="2"/>
          <table:table-cell office:value-type="string">
            <text:p>Total Paid:</text:p>
          </table:table-cell>
          <table:table-cell table:formula="of:=([.Z6]+[.Z8]+[.AF28])*12*[.AF25]+[.C3]" office:value-type="currency" office:currency="USD" office:value="236508">
            <text:p>$236,508.0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4" table:formula="of:=EDATE([.G29];1)" office:value-type="date" office:date-value="2022-10-15">
            <text:p>10/15/22</text:p>
          </table:table-cell>
          <table:table-cell office:value-type="float" office:value="29">
            <text:p>29</text:p>
          </table:table-cell>
          <table:table-cell table:formula="of:=IF([.R3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9]&lt;0.8*[.$C$6];0;[.$Z$7])" office:value-type="currency" office:currency="USD" office:value="34.75">
            <text:p>$34.75</text:p>
          </table:table-cell>
          <table:table-cell table:formula="of:=[.I30]-[.J30]-[.K30]-[.L30]" office:value-type="currency" office:currency="USD" office:value="1164.25">
            <text:p>$1,164.25</text:p>
          </table:table-cell>
          <table:table-cell table:style-name="ce6" table:formula="of:=IF(ISERR(IPMT([.$C$20]/12;1;[.$D$17];[.P29]));0;IPMT([.$C$20]/12;1;[.$D$17];[.P29]))" office:value-type="currency" office:currency="USD" office:value="-304.038867440232">
            <text:p>-$304.04</text:p>
          </table:table-cell>
          <table:table-cell table:style-name="ce6" table:formula="of:=IF([.P29]-[.N30]&gt;[.M30];-[.M30]-[.N30];-[.P29])" office:value-type="currency" office:currency="USD" office:value="-860.211132559768">
            <text:p>-$860.21</text:p>
          </table:table-cell>
          <table:table-cell table:formula="of:=IF([.P29]+[.O30]&gt;=0;[.P29]+[.O30];0)" office:value-type="currency" office:currency="USD" office:value="120755.335843533">
            <text:p>$120,755.34</text:p>
          </table:table-cell>
          <table:table-cell table:formula="of:=IF([.L30]=0;[.H30]/12;&quot;&quot;)">
            <text:p/>
          </table:table-cell>
          <table:table-cell table:formula="of:=IF([.H30]&lt;=[.$Z$2];1;&quot;&quot;)">
            <text:p/>
          </table:table-cell>
          <table:table-cell table:style-name="ce7" table:formula="of:=IF([.P30]=0;[.H30]/12;&quot;&quot;)">
            <text:p/>
          </table:table-cell>
          <table:table-cell table:style-name="ce7" table:formula="of:=IF([.P30]&gt;0;0;[.$Z$15])" office:value-type="float" office:value="0">
            <text:p>0.00</text:p>
          </table:table-cell>
          <table:table-cell table:style-name="ce10" table:formula="of:=1-[.P30]/[.$C$6]" office:value-type="percentage" office:value="0.152594134431348">
            <text:p>15.26%</text:p>
          </table:table-cell>
          <table:table-cell table:style-name="ce37"/>
          <table:table-cell table:number-columns-repeated="2"/>
          <table:table-cell table:style-name="ce40" office:value-type="string">
            <text:p>Total Rent Income</text:p>
          </table:table-cell>
          <table:table-cell table:style-name="ce7" table:formula="of:=SUM(INDIRECT(&quot;t2:&quot;&amp;ADDRESS(12*[.Z$17]+1;20)))" office:value-type="float" office:value="128785">
            <text:p>128,785.00</text:p>
          </table:table-cell>
          <table:table-cell office:value-type="float" office:value="0">
            <text:p>0</text:p>
          </table:table-cell>
          <table:table-cell table:style-name="ce52" table:formula="of:=[.AA30]/[.$AA$33]" office:value-type="percentage" office:value="0">
            <text:p>0.00%</text:p>
          </table:table-cell>
          <table:table-cell table:number-columns-repeated="2"/>
          <table:table-cell office:value-type="string">
            <text:p>Net:</text:p>
          </table:table-cell>
          <table:table-cell table:formula="of:=[.AF27]-[.AF29]" office:value-type="currency" office:currency="USD" office:value="-40792.0224256133">
            <text:p>-$40,792.02</text:p>
          </table:table-cell>
          <table:table-cell/>
          <table:table-cell office:value-type="string">
            <text:p>Net:</text:p>
          </table:table-cell>
          <table:table-cell table:style-name="ce6" table:formula="of:=-[.AI26]*12*[.AI25]" office:value-type="currency" office:currency="USD" office:value="-108000">
            <text:p>-$108,000.00</text:p>
          </table:table-cell>
        </table:table-row>
        <table:table-row table:style-name="ro2">
          <table:table-cell table:number-columns-repeated="6"/>
          <table:table-cell table:style-name="ce14" table:formula="of:=EDATE([.G30];1)" office:value-type="date" office:date-value="2022-11-15">
            <text:p>11/15/22</text:p>
          </table:table-cell>
          <table:table-cell office:value-type="float" office:value="30">
            <text:p>30</text:p>
          </table:table-cell>
          <table:table-cell table:formula="of:=IF([.R3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0]&lt;0.8*[.$C$6];0;[.$Z$7])" office:value-type="currency" office:currency="USD" office:value="34.75">
            <text:p>$34.75</text:p>
          </table:table-cell>
          <table:table-cell table:formula="of:=[.I31]-[.J31]-[.K31]-[.L31]" office:value-type="currency" office:currency="USD" office:value="1164.25">
            <text:p>$1,164.25</text:p>
          </table:table-cell>
          <table:table-cell table:style-name="ce6" table:formula="of:=IF(ISERR(IPMT([.$C$20]/12;1;[.$D$17];[.P30]));0;IPMT([.$C$20]/12;1;[.$D$17];[.P30]))" office:value-type="currency" office:currency="USD" office:value="-301.888339608832">
            <text:p>-$301.89</text:p>
          </table:table-cell>
          <table:table-cell table:style-name="ce6" table:formula="of:=IF([.P30]-[.N31]&gt;[.M31];-[.M31]-[.N31];-[.P30])" office:value-type="currency" office:currency="USD" office:value="-862.361660391168">
            <text:p>-$862.36</text:p>
          </table:table-cell>
          <table:table-cell table:formula="of:=IF([.P30]+[.O31]&gt;=0;[.P30]+[.O31];0)" office:value-type="currency" office:currency="USD" office:value="119892.974183142">
            <text:p>$119,892.97</text:p>
          </table:table-cell>
          <table:table-cell table:formula="of:=IF([.L31]=0;[.H31]/12;&quot;&quot;)">
            <text:p/>
          </table:table-cell>
          <table:table-cell table:formula="of:=IF([.H31]&lt;=[.$Z$2];1;&quot;&quot;)">
            <text:p/>
          </table:table-cell>
          <table:table-cell table:style-name="ce7" table:formula="of:=IF([.P31]=0;[.H31]/12;&quot;&quot;)">
            <text:p/>
          </table:table-cell>
          <table:table-cell table:style-name="ce7" table:formula="of:=IF([.P31]&gt;0;0;[.$Z$15])" office:value-type="float" office:value="0">
            <text:p>0.00</text:p>
          </table:table-cell>
          <table:table-cell table:style-name="ce10" table:formula="of:=1-[.P31]/[.$C$6]" office:value-type="percentage" office:value="0.158645795206022">
            <text:p>15.86%</text:p>
          </table:table-cell>
          <table:table-cell table:style-name="ce37"/>
          <table:table-cell table:number-columns-repeated="2"/>
          <table:table-cell table:style-name="ce40"/>
          <table:table-cell table:number-columns-repeated="2"/>
          <table:table-cell table:style-name="ce16"/>
          <table:table-cell table:number-columns-repeated="7"/>
        </table:table-row>
        <table:table-row table:style-name="ro2">
          <table:table-cell table:number-columns-repeated="6"/>
          <table:table-cell table:style-name="ce14" table:formula="of:=EDATE([.G31];1)" office:value-type="date" office:date-value="2022-12-15">
            <text:p>12/15/22</text:p>
          </table:table-cell>
          <table:table-cell office:value-type="float" office:value="31">
            <text:p>31</text:p>
          </table:table-cell>
          <table:table-cell table:formula="of:=IF([.R3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1]&lt;0.8*[.$C$6];0;[.$Z$7])" office:value-type="currency" office:currency="USD" office:value="34.75">
            <text:p>$34.75</text:p>
          </table:table-cell>
          <table:table-cell table:formula="of:=[.I32]-[.J32]-[.K32]-[.L32]" office:value-type="currency" office:currency="USD" office:value="1164.25">
            <text:p>$1,164.25</text:p>
          </table:table-cell>
          <table:table-cell table:style-name="ce6" table:formula="of:=IF(ISERR(IPMT([.$C$20]/12;1;[.$D$17];[.P31]));0;IPMT([.$C$20]/12;1;[.$D$17];[.P31]))" office:value-type="currency" office:currency="USD" office:value="-299.732435457855">
            <text:p>-$299.73</text:p>
          </table:table-cell>
          <table:table-cell table:style-name="ce6" table:formula="of:=IF([.P31]-[.N32]&gt;[.M32];-[.M32]-[.N32];-[.P31])" office:value-type="currency" office:currency="USD" office:value="-864.517564542146">
            <text:p>-$864.52</text:p>
          </table:table-cell>
          <table:table-cell table:formula="of:=IF([.P31]+[.O32]&gt;=0;[.P31]+[.O32];0)" office:value-type="currency" office:currency="USD" office:value="119028.4566186">
            <text:p>$119,028.46</text:p>
          </table:table-cell>
          <table:table-cell table:formula="of:=IF([.L32]=0;[.H32]/12;&quot;&quot;)">
            <text:p/>
          </table:table-cell>
          <table:table-cell table:formula="of:=IF([.H32]&lt;=[.$Z$2];1;&quot;&quot;)">
            <text:p/>
          </table:table-cell>
          <table:table-cell table:style-name="ce7" table:formula="of:=IF([.P32]=0;[.H32]/12;&quot;&quot;)">
            <text:p/>
          </table:table-cell>
          <table:table-cell table:style-name="ce7" table:formula="of:=IF([.P32]&gt;0;0;[.$Z$15])" office:value-type="float" office:value="0">
            <text:p>0.00</text:p>
          </table:table-cell>
          <table:table-cell table:style-name="ce10" table:formula="of:=1-[.P32]/[.$C$6]" office:value-type="percentage" office:value="0.164712585132634">
            <text:p>16.47%</text:p>
          </table:table-cell>
          <table:table-cell table:style-name="ce37"/>
          <table:table-cell table:number-columns-repeated="2"/>
          <table:table-cell table:style-name="ce40"/>
          <table:table-cell table:number-columns-repeated="2"/>
          <table:table-cell table:style-name="ce16"/>
          <table:table-cell table:number-columns-repeated="7"/>
        </table:table-row>
        <table:table-row table:style-name="ro2">
          <table:table-cell table:number-columns-repeated="6"/>
          <table:table-cell table:style-name="ce14" table:formula="of:=EDATE([.G32];1)" office:value-type="date" office:date-value="2023-01-15">
            <text:p>01/15/23</text:p>
          </table:table-cell>
          <table:table-cell office:value-type="float" office:value="32">
            <text:p>32</text:p>
          </table:table-cell>
          <table:table-cell table:formula="of:=IF([.R3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2]&lt;0.8*[.$C$6];0;[.$Z$7])" office:value-type="currency" office:currency="USD" office:value="34.75">
            <text:p>$34.75</text:p>
          </table:table-cell>
          <table:table-cell table:formula="of:=[.I33]-[.J33]-[.K33]-[.L33]" office:value-type="currency" office:currency="USD" office:value="1164.25">
            <text:p>$1,164.25</text:p>
          </table:table-cell>
          <table:table-cell table:style-name="ce6" table:formula="of:=IF(ISERR(IPMT([.$C$20]/12;1;[.$D$17];[.P32]));0;IPMT([.$C$20]/12;1;[.$D$17];[.P32]))" office:value-type="currency" office:currency="USD" office:value="-297.571141546499">
            <text:p>-$297.57</text:p>
          </table:table-cell>
          <table:table-cell table:style-name="ce6" table:formula="of:=IF([.P32]-[.N33]&gt;[.M33];-[.M33]-[.N33];-[.P32])" office:value-type="currency" office:currency="USD" office:value="-866.678858453501">
            <text:p>-$866.68</text:p>
          </table:table-cell>
          <table:table-cell table:formula="of:=IF([.P32]+[.O33]&gt;=0;[.P32]+[.O33];0)" office:value-type="currency" office:currency="USD" office:value="118161.777760146">
            <text:p>$118,161.78</text:p>
          </table:table-cell>
          <table:table-cell table:formula="of:=IF([.L33]=0;[.H33]/12;&quot;&quot;)">
            <text:p/>
          </table:table-cell>
          <table:table-cell table:formula="of:=IF([.H33]&lt;=[.$Z$2];1;&quot;&quot;)">
            <text:p/>
          </table:table-cell>
          <table:table-cell table:style-name="ce7" table:formula="of:=IF([.P33]=0;[.H33]/12;&quot;&quot;)">
            <text:p/>
          </table:table-cell>
          <table:table-cell table:style-name="ce7" table:formula="of:=IF([.P33]&gt;0;0;[.$Z$15])" office:value-type="float" office:value="0">
            <text:p>0.00</text:p>
          </table:table-cell>
          <table:table-cell table:style-name="ce10" table:formula="of:=1-[.P33]/[.$C$6]" office:value-type="percentage" office:value="0.170794542034062">
            <text:p>17.08%</text:p>
          </table:table-cell>
          <table:table-cell table:style-name="ce37"/>
          <table:table-cell table:number-columns-repeated="2"/>
          <table:table-cell table:style-name="ce40" office:value-type="string">
            <text:p>Total Paid</text:p>
          </table:table-cell>
          <table:table-cell table:formula="of:=SUM([.Z24:.Z28])+MAX([.Z23];[.C6])" office:value-type="currency" office:currency="USD" office:value="289083.876445392">
            <text:p>$289,083.88</text:p>
          </table:table-cell>
          <table:table-cell table:formula="of:=SUM([.AA23:.AA28])" office:value-type="currency" office:currency="USD" office:value="224368.876445392">
            <text:p>$224,368.88</text:p>
          </table:table-cell>
          <table:table-cell table:style-name="ce16" table:formula="of:=SUM([.AB23:.AB28])" office:value-type="percentage" office:value="1">
            <text:p>100.00%</text:p>
          </table:table-cell>
          <table:table-cell table:number-columns-repeated="7"/>
        </table:table-row>
        <table:table-row table:style-name="ro2">
          <table:table-cell table:number-columns-repeated="6"/>
          <table:table-cell table:style-name="ce14" table:formula="of:=EDATE([.G33];1)" office:value-type="date" office:date-value="2023-02-15">
            <text:p>02/15/23</text:p>
          </table:table-cell>
          <table:table-cell office:value-type="float" office:value="33">
            <text:p>33</text:p>
          </table:table-cell>
          <table:table-cell table:formula="of:=IF([.R3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3]&lt;0.8*[.$C$6];0;[.$Z$7])" office:value-type="currency" office:currency="USD" office:value="34.75">
            <text:p>$34.75</text:p>
          </table:table-cell>
          <table:table-cell table:formula="of:=[.I34]-[.J34]-[.K34]-[.L34]" office:value-type="currency" office:currency="USD" office:value="1164.25">
            <text:p>$1,164.25</text:p>
          </table:table-cell>
          <table:table-cell table:style-name="ce6" table:formula="of:=IF(ISERR(IPMT([.$C$20]/12;1;[.$D$17];[.P33]));0;IPMT([.$C$20]/12;1;[.$D$17];[.P33]))" office:value-type="currency" office:currency="USD" office:value="-295.404444400365">
            <text:p>-$295.40</text:p>
          </table:table-cell>
          <table:table-cell table:style-name="ce6" table:formula="of:=IF([.P33]-[.N34]&gt;[.M34];-[.M34]-[.N34];-[.P33])" office:value-type="currency" office:currency="USD" office:value="-868.845555599635">
            <text:p>-$868.85</text:p>
          </table:table-cell>
          <table:table-cell table:formula="of:=IF([.P33]+[.O34]&gt;=0;[.P33]+[.O34];0)" office:value-type="currency" office:currency="USD" office:value="117292.932204547">
            <text:p>$117,292.93</text:p>
          </table:table-cell>
          <table:table-cell table:formula="of:=IF([.L34]=0;[.H34]/12;&quot;&quot;)">
            <text:p/>
          </table:table-cell>
          <table:table-cell table:formula="of:=IF([.H34]&lt;=[.$Z$2];1;&quot;&quot;)">
            <text:p/>
          </table:table-cell>
          <table:table-cell table:style-name="ce7" table:formula="of:=IF([.P34]=0;[.H34]/12;&quot;&quot;)">
            <text:p/>
          </table:table-cell>
          <table:table-cell table:style-name="ce7" table:formula="of:=IF([.P34]&gt;0;0;[.$Z$15])" office:value-type="float" office:value="0">
            <text:p>0.00</text:p>
          </table:table-cell>
          <table:table-cell table:style-name="ce10" table:formula="of:=1-[.P34]/[.$C$6]" office:value-type="percentage" office:value="0.176891703827743">
            <text:p>17.69%</text:p>
          </table:table-cell>
          <table:table-cell table:style-name="ce37"/>
          <table:table-cell table:number-columns-repeated="2"/>
          <table:table-cell table:style-name="ce40" office:value-type="string">
            <text:p>Total Received</text:p>
          </table:table-cell>
          <table:table-cell table:style-name="ce6" table:formula="of:=[.Z30]+[.Z18]" office:value-type="currency" office:currency="USD" office:value="492874.370678449">
            <text:p>$492,874.37</text:p>
          </table:table-cell>
          <table:table-cell table:formula="of:=SUMIF([.S2:.S363];&quot;= &quot;;[.T2:.T363])" office:value-type="float" office:value="0">
            <text:p>0</text:p>
          </table:table-cell>
          <table:table-cell table:style-name="ce16"/>
          <table:table-cell table:number-columns-repeated="7"/>
        </table:table-row>
        <table:table-row table:style-name="ro2">
          <table:table-cell table:number-columns-repeated="6"/>
          <table:table-cell table:style-name="ce14" table:formula="of:=EDATE([.G34];1)" office:value-type="date" office:date-value="2023-03-15">
            <text:p>03/15/23</text:p>
          </table:table-cell>
          <table:table-cell office:value-type="float" office:value="34">
            <text:p>34</text:p>
          </table:table-cell>
          <table:table-cell table:formula="of:=IF([.R3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4]&lt;0.8*[.$C$6];0;[.$Z$7])" office:value-type="currency" office:currency="USD" office:value="34.75">
            <text:p>$34.75</text:p>
          </table:table-cell>
          <table:table-cell table:formula="of:=[.I35]-[.J35]-[.K35]-[.L35]" office:value-type="currency" office:currency="USD" office:value="1164.25">
            <text:p>$1,164.25</text:p>
          </table:table-cell>
          <table:table-cell table:style-name="ce6" table:formula="of:=IF(ISERR(IPMT([.$C$20]/12;1;[.$D$17];[.P34]));0;IPMT([.$C$20]/12;1;[.$D$17];[.P34]))" office:value-type="currency" office:currency="USD" office:value="-293.232330511366">
            <text:p>-$293.23</text:p>
          </table:table-cell>
          <table:table-cell table:style-name="ce6" table:formula="of:=IF([.P34]-[.N35]&gt;[.M35];-[.M35]-[.N35];-[.P34])" office:value-type="currency" office:currency="USD" office:value="-871.017669488634">
            <text:p>-$871.02</text:p>
          </table:table-cell>
          <table:table-cell table:formula="of:=IF([.P34]+[.O35]&gt;=0;[.P34]+[.O35];0)" office:value-type="currency" office:currency="USD" office:value="116421.914535058">
            <text:p>$116,421.91</text:p>
          </table:table-cell>
          <table:table-cell table:formula="of:=IF([.L35]=0;[.H35]/12;&quot;&quot;)">
            <text:p/>
          </table:table-cell>
          <table:table-cell table:formula="of:=IF([.H35]&lt;=[.$Z$2];1;&quot;&quot;)">
            <text:p/>
          </table:table-cell>
          <table:table-cell table:style-name="ce7" table:formula="of:=IF([.P35]=0;[.H35]/12;&quot;&quot;)">
            <text:p/>
          </table:table-cell>
          <table:table-cell table:style-name="ce7" table:formula="of:=IF([.P35]&gt;0;0;[.$Z$15])" office:value-type="float" office:value="0">
            <text:p>0.00</text:p>
          </table:table-cell>
          <table:table-cell table:style-name="ce10" table:formula="of:=1-[.P35]/[.$C$6]" office:value-type="percentage" office:value="0.183004108525909">
            <text:p>18.30%</text:p>
          </table:table-cell>
          <table:table-cell table:style-name="ce37"/>
          <table:table-cell table:number-columns-repeated="2"/>
          <table:table-cell table:style-name="ce41" office:value-type="string">
            <text:p>Appx Gain:</text:p>
          </table:table-cell>
          <table:table-cell table:style-name="ce50" table:formula="of:=[.Z34]-[.Z33]" office:value-type="currency" office:currency="USD" office:value="203790.494233057">
            <text:p>$203,790.49</text:p>
          </table:table-cell>
          <table:table-cell table:style-name="ce50"/>
          <table:table-cell table:style-name="ce46"/>
          <table:table-cell table:number-columns-repeated="7"/>
        </table:table-row>
        <table:table-row table:style-name="ro2">
          <table:table-cell table:number-columns-repeated="6"/>
          <table:table-cell table:style-name="ce14" table:formula="of:=EDATE([.G35];1)" office:value-type="date" office:date-value="2023-04-15">
            <text:p>04/15/23</text:p>
          </table:table-cell>
          <table:table-cell office:value-type="float" office:value="35">
            <text:p>35</text:p>
          </table:table-cell>
          <table:table-cell table:formula="of:=IF([.R3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5]&lt;0.8*[.$C$6];0;[.$Z$7])" office:value-type="currency" office:currency="USD" office:value="34.75">
            <text:p>$34.75</text:p>
          </table:table-cell>
          <table:table-cell table:formula="of:=[.I36]-[.J36]-[.K36]-[.L36]" office:value-type="currency" office:currency="USD" office:value="1164.25">
            <text:p>$1,164.25</text:p>
          </table:table-cell>
          <table:table-cell table:style-name="ce6" table:formula="of:=IF(ISERR(IPMT([.$C$20]/12;1;[.$D$17];[.P35]));0;IPMT([.$C$20]/12;1;[.$D$17];[.P35]))" office:value-type="currency" office:currency="USD" office:value="-291.054786337645">
            <text:p>-$291.05</text:p>
          </table:table-cell>
          <table:table-cell table:style-name="ce6" table:formula="of:=IF([.P35]-[.N36]&gt;[.M36];-[.M36]-[.N36];-[.P35])" office:value-type="currency" office:currency="USD" office:value="-873.195213662355">
            <text:p>-$873.20</text:p>
          </table:table-cell>
          <table:table-cell table:formula="of:=IF([.P35]+[.O36]&gt;=0;[.P35]+[.O36];0)" office:value-type="currency" office:currency="USD" office:value="115548.719321396">
            <text:p>$115,548.72</text:p>
          </table:table-cell>
          <table:table-cell table:formula="of:=IF([.L36]=0;[.H36]/12;&quot;&quot;)">
            <text:p/>
          </table:table-cell>
          <table:table-cell table:formula="of:=IF([.H36]&lt;=[.$Z$2];1;&quot;&quot;)">
            <text:p/>
          </table:table-cell>
          <table:table-cell table:style-name="ce7" table:formula="of:=IF([.P36]=0;[.H36]/12;&quot;&quot;)">
            <text:p/>
          </table:table-cell>
          <table:table-cell table:style-name="ce7" table:formula="of:=IF([.P36]&gt;0;0;[.$Z$15])" office:value-type="float" office:value="0">
            <text:p>0.00</text:p>
          </table:table-cell>
          <table:table-cell table:style-name="ce10" table:formula="of:=1-[.P36]/[.$C$6]" office:value-type="percentage" office:value="0.189131794235821">
            <text:p>18.91%</text:p>
          </table:table-cell>
          <table:table-cell table:style-name="ce37"/>
          <table:table-cell/>
          <table:table-cell>
            <draw:frame table:end-cell-address="mortgage.AC49" table:end-x="0.885in" table:end-y="0.039in" draw:z-index="1" draw:style-name="gr1" draw:text-style-name="P1" svg:width="5.2287in" svg:height="2.3528in" svg:x="0.9425in" svg:y="0.0965in">
              <draw:object draw:notify-on-update-of-ranges="mortgage.Y23:mortgage.Y28 mortgage.AB23:mortgage.AB28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ce14" table:formula="of:=EDATE([.G36];1)" office:value-type="date" office:date-value="2023-05-15">
            <text:p>05/15/23</text:p>
          </table:table-cell>
          <table:table-cell office:value-type="float" office:value="36">
            <text:p>36</text:p>
          </table:table-cell>
          <table:table-cell table:formula="of:=IF([.R3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6]&lt;0.8*[.$C$6];0;[.$Z$7])" office:value-type="currency" office:currency="USD" office:value="34.75">
            <text:p>$34.75</text:p>
          </table:table-cell>
          <table:table-cell table:formula="of:=[.I37]-[.J37]-[.K37]-[.L37]" office:value-type="currency" office:currency="USD" office:value="1164.25">
            <text:p>$1,164.25</text:p>
          </table:table-cell>
          <table:table-cell table:style-name="ce6" table:formula="of:=IF(ISERR(IPMT([.$C$20]/12;1;[.$D$17];[.P36]));0;IPMT([.$C$20]/12;1;[.$D$17];[.P36]))" office:value-type="currency" office:currency="USD" office:value="-288.871798303489">
            <text:p>-$288.87</text:p>
          </table:table-cell>
          <table:table-cell table:style-name="ce6" table:formula="of:=IF([.P36]-[.N37]&gt;[.M37];-[.M37]-[.N37];-[.P36])" office:value-type="currency" office:currency="USD" office:value="-875.378201696511">
            <text:p>-$875.38</text:p>
          </table:table-cell>
          <table:table-cell table:formula="of:=IF([.P36]+[.O37]&gt;=0;[.P36]+[.O37];0)" office:value-type="currency" office:currency="USD" office:value="114673.341119699">
            <text:p>$114,673.34</text:p>
          </table:table-cell>
          <table:table-cell table:formula="of:=IF([.L37]=0;[.H37]/12;&quot;&quot;)">
            <text:p/>
          </table:table-cell>
          <table:table-cell table:formula="of:=IF([.H37]&lt;=[.$Z$2];1;&quot;&quot;)">
            <text:p/>
          </table:table-cell>
          <table:table-cell table:style-name="ce7" table:formula="of:=IF([.P37]=0;[.H37]/12;&quot;&quot;)">
            <text:p/>
          </table:table-cell>
          <table:table-cell table:style-name="ce7" table:formula="of:=IF([.P37]&gt;0;0;[.$Z$15])" office:value-type="float" office:value="0">
            <text:p>0.00</text:p>
          </table:table-cell>
          <table:table-cell table:style-name="ce10" table:formula="of:=1-[.P37]/[.$C$6]" office:value-type="percentage" office:value="0.195274799160007">
            <text:p>19.5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7];1)" office:value-type="date" office:date-value="2023-06-15">
            <text:p>06/15/23</text:p>
          </table:table-cell>
          <table:table-cell office:value-type="float" office:value="37">
            <text:p>37</text:p>
          </table:table-cell>
          <table:table-cell table:formula="of:=IF([.R3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7]&lt;0.8*[.$C$6];0;[.$Z$7])" office:value-type="currency" office:currency="USD" office:value="34.75">
            <text:p>$34.75</text:p>
          </table:table-cell>
          <table:table-cell table:formula="of:=[.I38]-[.J38]-[.K38]-[.L38]" office:value-type="currency" office:currency="USD" office:value="1164.25">
            <text:p>$1,164.25</text:p>
          </table:table-cell>
          <table:table-cell table:style-name="ce6" table:formula="of:=IF(ISERR(IPMT([.$C$20]/12;1;[.$D$17];[.P37]));0;IPMT([.$C$20]/12;1;[.$D$17];[.P37]))" office:value-type="currency" office:currency="USD" office:value="-286.683352799248">
            <text:p>-$286.68</text:p>
          </table:table-cell>
          <table:table-cell table:style-name="ce6" table:formula="of:=IF([.P37]-[.N38]&gt;[.M38];-[.M38]-[.N38];-[.P37])" office:value-type="currency" office:currency="USD" office:value="-877.566647200752">
            <text:p>-$877.57</text:p>
          </table:table-cell>
          <table:table-cell table:formula="of:=IF([.P37]+[.O38]&gt;=0;[.P37]+[.O38];0)" office:value-type="currency" office:currency="USD" office:value="113795.774472498">
            <text:p>$113,795.77</text:p>
          </table:table-cell>
          <table:table-cell table:formula="of:=IF([.L38]=0;[.H38]/12;&quot;&quot;)">
            <text:p/>
          </table:table-cell>
          <table:table-cell table:formula="of:=IF([.H38]&lt;=[.$Z$2];1;&quot;&quot;)">
            <text:p/>
          </table:table-cell>
          <table:table-cell table:style-name="ce7" table:formula="of:=IF([.P38]=0;[.H38]/12;&quot;&quot;)">
            <text:p/>
          </table:table-cell>
          <table:table-cell table:style-name="ce7" table:formula="of:=IF([.P38]&gt;0;0;[.$Z$15])" office:value-type="float" office:value="0">
            <text:p>0.00</text:p>
          </table:table-cell>
          <table:table-cell table:style-name="ce10" table:formula="of:=1-[.P38]/[.$C$6]" office:value-type="percentage" office:value="0.201433161596503">
            <text:p>20.14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8];1)" office:value-type="date" office:date-value="2023-07-15">
            <text:p>07/15/23</text:p>
          </table:table-cell>
          <table:table-cell office:value-type="float" office:value="38">
            <text:p>38</text:p>
          </table:table-cell>
          <table:table-cell table:formula="of:=IF([.R3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8]&lt;0.8*[.$C$6];0;[.$Z$7])" office:value-type="float" office:value="0">
            <text:p>0</text:p>
          </table:table-cell>
          <table:table-cell table:formula="of:=[.I39]-[.J39]-[.K39]-[.L39]" office:value-type="currency" office:currency="USD" office:value="1199">
            <text:p>$1,199.00</text:p>
          </table:table-cell>
          <table:table-cell table:style-name="ce6" table:formula="of:=IF(ISERR(IPMT([.$C$20]/12;1;[.$D$17];[.P38]));0;IPMT([.$C$20]/12;1;[.$D$17];[.P38]))" office:value-type="currency" office:currency="USD" office:value="-284.489436181246">
            <text:p>-$284.49</text:p>
          </table:table-cell>
          <table:table-cell table:style-name="ce6" table:formula="of:=IF([.P38]-[.N39]&gt;[.M39];-[.M39]-[.N39];-[.P38])" office:value-type="currency" office:currency="USD" office:value="-914.510563818754">
            <text:p>-$914.51</text:p>
          </table:table-cell>
          <table:table-cell table:formula="of:=IF([.P38]+[.O39]&gt;=0;[.P38]+[.O39];0)" office:value-type="currency" office:currency="USD" office:value="112881.26390868">
            <text:p>$112,881.26</text:p>
          </table:table-cell>
          <table:table-cell table:formula="of:=IF([.L39]=0;[.H39]/12;&quot;&quot;)" office:value-type="float" office:value="3.16666666666667">
            <text:p>3.1666666667</text:p>
          </table:table-cell>
          <table:table-cell table:formula="of:=IF([.H39]&lt;=[.$Z$2];1;&quot;&quot;)">
            <text:p/>
          </table:table-cell>
          <table:table-cell table:style-name="ce7" table:formula="of:=IF([.P39]=0;[.H39]/12;&quot;&quot;)">
            <text:p/>
          </table:table-cell>
          <table:table-cell table:style-name="ce7" table:formula="of:=IF([.P39]&gt;0;0;[.$Z$15])" office:value-type="float" office:value="0">
            <text:p>0.00</text:p>
          </table:table-cell>
          <table:table-cell table:style-name="ce10" table:formula="of:=1-[.P39]/[.$C$6]" office:value-type="percentage" office:value="0.207850779588214">
            <text:p>20.7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9];1)" office:value-type="date" office:date-value="2023-08-15">
            <text:p>08/15/23</text:p>
          </table:table-cell>
          <table:table-cell office:value-type="float" office:value="39">
            <text:p>39</text:p>
          </table:table-cell>
          <table:table-cell table:formula="of:=IF([.R4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9]&lt;0.8*[.$C$6];0;[.$Z$7])" office:value-type="float" office:value="0">
            <text:p>0</text:p>
          </table:table-cell>
          <table:table-cell table:formula="of:=[.I40]-[.J40]-[.K40]-[.L40]" office:value-type="currency" office:currency="USD" office:value="1199">
            <text:p>$1,199.00</text:p>
          </table:table-cell>
          <table:table-cell table:style-name="ce6" table:formula="of:=IF(ISERR(IPMT([.$C$20]/12;1;[.$D$17];[.P39]));0;IPMT([.$C$20]/12;1;[.$D$17];[.P39]))" office:value-type="currency" office:currency="USD" office:value="-282.203159771699">
            <text:p>-$282.20</text:p>
          </table:table-cell>
          <table:table-cell table:style-name="ce6" table:formula="of:=IF([.P39]-[.N40]&gt;[.M40];-[.M40]-[.N40];-[.P39])" office:value-type="currency" office:currency="USD" office:value="-916.796840228301">
            <text:p>-$916.80</text:p>
          </table:table-cell>
          <table:table-cell table:formula="of:=IF([.P39]+[.O40]&gt;=0;[.P39]+[.O40];0)" office:value-type="currency" office:currency="USD" office:value="111964.467068451">
            <text:p>$111,964.47</text:p>
          </table:table-cell>
          <table:table-cell table:formula="of:=IF([.L40]=0;[.H40]/12;&quot;&quot;)" office:value-type="float" office:value="3.25">
            <text:p>3.25</text:p>
          </table:table-cell>
          <table:table-cell table:formula="of:=IF([.H40]&lt;=[.$Z$2];1;&quot;&quot;)">
            <text:p/>
          </table:table-cell>
          <table:table-cell table:style-name="ce7" table:formula="of:=IF([.P40]=0;[.H40]/12;&quot;&quot;)">
            <text:p/>
          </table:table-cell>
          <table:table-cell table:style-name="ce7" table:formula="of:=IF([.P40]&gt;0;0;[.$Z$15])" office:value-type="float" office:value="0">
            <text:p>0.00</text:p>
          </table:table-cell>
          <table:table-cell table:style-name="ce10" table:formula="of:=1-[.P40]/[.$C$6]" office:value-type="percentage" office:value="0.214284441624904">
            <text:p>21.4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40];1)" office:value-type="date" office:date-value="2023-09-15">
            <text:p>09/15/23</text:p>
          </table:table-cell>
          <table:table-cell office:value-type="float" office:value="40">
            <text:p>40</text:p>
          </table:table-cell>
          <table:table-cell table:formula="of:=IF([.R4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40]&lt;0.8*[.$C$6];0;[.$Z$7])" office:value-type="float" office:value="0">
            <text:p>0</text:p>
          </table:table-cell>
          <table:table-cell table:formula="of:=[.I41]-[.J41]-[.K41]-[.L41]" office:value-type="currency" office:currency="USD" office:value="1199">
            <text:p>$1,199.00</text:p>
          </table:table-cell>
          <table:table-cell table:style-name="ce6" table:formula="of:=IF(ISERR(IPMT([.$C$20]/12;1;[.$D$17];[.P40]));0;IPMT([.$C$20]/12;1;[.$D$17];[.P40]))" office:value-type="currency" office:currency="USD" office:value="-279.911167671128">
            <text:p>-$279.91</text:p>
          </table:table-cell>
          <table:table-cell table:style-name="ce6" table:formula="of:=IF([.P40]-[.N41]&gt;[.M41];-[.M41]-[.N41];-[.P40])" office:value-type="currency" office:currency="USD" office:value="-919.088832328872">
            <text:p>-$919.09</text:p>
          </table:table-cell>
          <table:table-cell table:formula="of:=IF([.P40]+[.O41]&gt;=0;[.P40]+[.O41];0)" office:value-type="currency" office:currency="USD" office:value="111045.378236122">
            <text:p>$111,045.38</text:p>
          </table:table-cell>
          <table:table-cell table:formula="of:=IF([.L41]=0;[.H41]/12;&quot;&quot;)" office:value-type="float" office:value="3.33333333333333">
            <text:p>3.3333333333</text:p>
          </table:table-cell>
          <table:table-cell table:formula="of:=IF([.H41]&lt;=[.$Z$2];1;&quot;&quot;)">
            <text:p/>
          </table:table-cell>
          <table:table-cell table:style-name="ce7" table:formula="of:=IF([.P41]=0;[.H41]/12;&quot;&quot;)">
            <text:p/>
          </table:table-cell>
          <table:table-cell table:style-name="ce7" table:formula="of:=IF([.P41]&gt;0;0;[.$Z$15])" office:value-type="float" office:value="0">
            <text:p>0.00</text:p>
          </table:table-cell>
          <table:table-cell table:style-name="ce10" table:formula="of:=1-[.P41]/[.$C$6]" office:value-type="percentage" office:value="0.220734187816685">
            <text:p>22.07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41];1)" office:value-type="date" office:date-value="2023-10-15">
            <text:p>10/15/23</text:p>
          </table:table-cell>
          <table:table-cell office:value-type="float" office:value="41">
            <text:p>41</text:p>
          </table:table-cell>
          <table:table-cell table:formula="of:=IF([.R4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41]&lt;0.8*[.$C$6];0;[.$Z$7])" office:value-type="float" office:value="0">
            <text:p>0</text:p>
          </table:table-cell>
          <table:table-cell table:formula="of:=[.I42]-[.J42]-[.K42]-[.L42]" office:value-type="currency" office:currency="USD" office:value="1199">
            <text:p>$1,199.00</text:p>
          </table:table-cell>
          <table:table-cell table:style-name="ce6" table:formula="of:=IF(ISERR(IPMT([.$C$20]/12;1;[.$D$17];[.P41]));0;IPMT([.$C$20]/12;1;[.$D$17];[.P41]))" office:value-type="currency" office:currency="USD" office:value="-277.613445590306">
            <text:p>-$277.61</text:p>
          </table:table-cell>
          <table:table-cell table:style-name="ce6" table:formula="of:=IF([.P41]-[.N42]&gt;[.M42];-[.M42]-[.N42];-[.P41])" office:value-type="currency" office:currency="USD" office:value="-921.386554409694">
            <text:p>-$921.39</text:p>
          </table:table-cell>
          <table:table-cell table:formula="of:=IF([.P41]+[.O42]&gt;=0;[.P41]+[.O42];0)" office:value-type="currency" office:currency="USD" office:value="110123.991681713">
            <text:p>$110,123.99</text:p>
          </table:table-cell>
          <table:table-cell table:formula="of:=IF([.L42]=0;[.H42]/12;&quot;&quot;)" office:value-type="float" office:value="3.41666666666667">
            <text:p>3.4166666667</text:p>
          </table:table-cell>
          <table:table-cell table:formula="of:=IF([.H42]&lt;=[.$Z$2];1;&quot;&quot;)">
            <text:p/>
          </table:table-cell>
          <table:table-cell table:style-name="ce7" table:formula="of:=IF([.P42]=0;[.H42]/12;&quot;&quot;)">
            <text:p/>
          </table:table-cell>
          <table:table-cell table:style-name="ce7" table:formula="of:=IF([.P42]&gt;0;0;[.$Z$15])" office:value-type="float" office:value="0">
            <text:p>0.00</text:p>
          </table:table-cell>
          <table:table-cell table:style-name="ce10" table:formula="of:=1-[.P42]/[.$C$6]" office:value-type="percentage" office:value="0.227200058373946">
            <text:p>22.7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42];1)" office:value-type="date" office:date-value="2023-11-15">
            <text:p>11/15/23</text:p>
          </table:table-cell>
          <table:table-cell office:value-type="float" office:value="42">
            <text:p>42</text:p>
          </table:table-cell>
          <table:table-cell table:formula="of:=IF([.R4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42]&lt;0.8*[.$C$6];0;[.$Z$7])" office:value-type="float" office:value="0">
            <text:p>0</text:p>
          </table:table-cell>
          <table:table-cell table:formula="of:=[.I43]-[.J43]-[.K43]-[.L43]" office:value-type="currency" office:currency="USD" office:value="1199">
            <text:p>$1,199.00</text:p>
          </table:table-cell>
          <table:table-cell table:style-name="ce6" table:formula="of:=IF(ISERR(IPMT([.$C$20]/12;1;[.$D$17];[.P42]));0;IPMT([.$C$20]/12;1;[.$D$17];[.P42]))" office:value-type="currency" office:currency="USD" office:value="-275.309979204282">
            <text:p>-$275.31</text:p>
          </table:table-cell>
          <table:table-cell table:style-name="ce6" table:formula="of:=IF([.P42]-[.N43]&gt;[.M43];-[.M43]-[.N43];-[.P42])" office:value-type="currency" office:currency="USD" office:value="-923.690020795718">
            <text:p>-$923.69</text:p>
          </table:table-cell>
          <table:table-cell table:formula="of:=IF([.P42]+[.O43]&gt;=0;[.P42]+[.O43];0)" office:value-type="currency" office:currency="USD" office:value="109200.301660917">
            <text:p>$109,200.30</text:p>
          </table:table-cell>
          <table:table-cell table:formula="of:=IF([.L43]=0;[.H43]/12;&quot;&quot;)" office:value-type="float" office:value="3.5">
            <text:p>3.5</text:p>
          </table:table-cell>
          <table:table-cell table:formula="of:=IF([.H43]&lt;=[.$Z$2];1;&quot;&quot;)">
            <text:p/>
          </table:table-cell>
          <table:table-cell table:style-name="ce7" table:formula="of:=IF([.P43]=0;[.H43]/12;&quot;&quot;)">
            <text:p/>
          </table:table-cell>
          <table:table-cell table:style-name="ce7" table:formula="of:=IF([.P43]&gt;0;0;[.$Z$15])" office:value-type="float" office:value="0">
            <text:p>0.00</text:p>
          </table:table-cell>
          <table:table-cell table:style-name="ce10" table:formula="of:=1-[.P43]/[.$C$6]" office:value-type="percentage" office:value="0.2336820936076">
            <text:p>23.37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43];1)" office:value-type="date" office:date-value="2023-12-15">
            <text:p>12/15/23</text:p>
          </table:table-cell>
          <table:table-cell office:value-type="float" office:value="43">
            <text:p>43</text:p>
          </table:table-cell>
          <table:table-cell table:formula="of:=IF([.R4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43]&lt;0.8*[.$C$6];0;[.$Z$7])" office:value-type="float" office:value="0">
            <text:p>0</text:p>
          </table:table-cell>
          <table:table-cell table:formula="of:=[.I44]-[.J44]-[.K44]-[.L44]" office:value-type="currency" office:currency="USD" office:value="1199">
            <text:p>$1,199.00</text:p>
          </table:table-cell>
          <table:table-cell table:style-name="ce6" table:formula="of:=IF(ISERR(IPMT([.$C$20]/12;1;[.$D$17];[.P43]));0;IPMT([.$C$20]/12;1;[.$D$17];[.P43]))" office:value-type="currency" office:currency="USD" office:value="-273.000754152292">
            <text:p>-$273.00</text:p>
          </table:table-cell>
          <table:table-cell table:style-name="ce6" table:formula="of:=IF([.P43]-[.N44]&gt;[.M44];-[.M44]-[.N44];-[.P43])" office:value-type="currency" office:currency="USD" office:value="-925.999245847708">
            <text:p>-$926.00</text:p>
          </table:table-cell>
          <table:table-cell table:formula="of:=IF([.P43]+[.O44]&gt;=0;[.P43]+[.O44];0)" office:value-type="currency" office:currency="USD" office:value="108274.302415069">
            <text:p>$108,274.30</text:p>
          </table:table-cell>
          <table:table-cell table:formula="of:=IF([.L44]=0;[.H44]/12;&quot;&quot;)" office:value-type="float" office:value="3.58333333333333">
            <text:p>3.5833333333</text:p>
          </table:table-cell>
          <table:table-cell table:formula="of:=IF([.H44]&lt;=[.$Z$2];1;&quot;&quot;)">
            <text:p/>
          </table:table-cell>
          <table:table-cell table:style-name="ce7" table:formula="of:=IF([.P44]=0;[.H44]/12;&quot;&quot;)">
            <text:p/>
          </table:table-cell>
          <table:table-cell table:style-name="ce7" table:formula="of:=IF([.P44]&gt;0;0;[.$Z$15])" office:value-type="float" office:value="0">
            <text:p>0.00</text:p>
          </table:table-cell>
          <table:table-cell table:style-name="ce10" table:formula="of:=1-[.P44]/[.$C$6]" office:value-type="percentage" office:value="0.240180333929339">
            <text:p>24.0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44];1)" office:value-type="date" office:date-value="2024-01-15">
            <text:p>01/15/24</text:p>
          </table:table-cell>
          <table:table-cell office:value-type="float" office:value="44">
            <text:p>44</text:p>
          </table:table-cell>
          <table:table-cell table:formula="of:=IF([.R4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44]&lt;0.8*[.$C$6];0;[.$Z$7])" office:value-type="float" office:value="0">
            <text:p>0</text:p>
          </table:table-cell>
          <table:table-cell table:formula="of:=[.I45]-[.J45]-[.K45]-[.L45]" office:value-type="currency" office:currency="USD" office:value="1199">
            <text:p>$1,199.00</text:p>
          </table:table-cell>
          <table:table-cell table:style-name="ce6" table:formula="of:=IF(ISERR(IPMT([.$C$20]/12;1;[.$D$17];[.P44]));0;IPMT([.$C$20]/12;1;[.$D$17];[.P44]))" office:value-type="currency" office:currency="USD" office:value="-270.685756037673">
            <text:p>-$270.69</text:p>
          </table:table-cell>
          <table:table-cell table:style-name="ce6" table:formula="of:=IF([.P44]-[.N45]&gt;[.M45];-[.M45]-[.N45];-[.P44])" office:value-type="currency" office:currency="USD" office:value="-928.314243962327">
            <text:p>-$928.31</text:p>
          </table:table-cell>
          <table:table-cell table:formula="of:=IF([.P44]+[.O45]&gt;=0;[.P44]+[.O45];0)" office:value-type="currency" office:currency="USD" office:value="107345.988171107">
            <text:p>$107,345.99</text:p>
          </table:table-cell>
          <table:table-cell table:formula="of:=IF([.L45]=0;[.H45]/12;&quot;&quot;)" office:value-type="float" office:value="3.66666666666667">
            <text:p>3.6666666667</text:p>
          </table:table-cell>
          <table:table-cell table:formula="of:=IF([.H45]&lt;=[.$Z$2];1;&quot;&quot;)">
            <text:p/>
          </table:table-cell>
          <table:table-cell table:style-name="ce7" table:formula="of:=IF([.P45]=0;[.H45]/12;&quot;&quot;)">
            <text:p/>
          </table:table-cell>
          <table:table-cell table:style-name="ce7" table:formula="of:=IF([.P45]&gt;0;0;[.$Z$15])" office:value-type="float" office:value="0">
            <text:p>0.00</text:p>
          </table:table-cell>
          <table:table-cell table:style-name="ce10" table:formula="of:=1-[.P45]/[.$C$6]" office:value-type="percentage" office:value="0.246694819851881">
            <text:p>24.67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45];1)" office:value-type="date" office:date-value="2024-02-15">
            <text:p>02/15/24</text:p>
          </table:table-cell>
          <table:table-cell office:value-type="float" office:value="45">
            <text:p>45</text:p>
          </table:table-cell>
          <table:table-cell table:formula="of:=IF([.R4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45]&lt;0.8*[.$C$6];0;[.$Z$7])" office:value-type="float" office:value="0">
            <text:p>0</text:p>
          </table:table-cell>
          <table:table-cell table:formula="of:=[.I46]-[.J46]-[.K46]-[.L46]" office:value-type="currency" office:currency="USD" office:value="1199">
            <text:p>$1,199.00</text:p>
          </table:table-cell>
          <table:table-cell table:style-name="ce6" table:formula="of:=IF(ISERR(IPMT([.$C$20]/12;1;[.$D$17];[.P45]));0;IPMT([.$C$20]/12;1;[.$D$17];[.P45]))" office:value-type="currency" office:currency="USD" office:value="-268.364970427767">
            <text:p>-$268.36</text:p>
          </table:table-cell>
          <table:table-cell table:style-name="ce6" table:formula="of:=IF([.P45]-[.N46]&gt;[.M46];-[.M46]-[.N46];-[.P45])" office:value-type="currency" office:currency="USD" office:value="-930.635029572233">
            <text:p>-$930.64</text:p>
          </table:table-cell>
          <table:table-cell table:formula="of:=IF([.P45]+[.O46]&gt;=0;[.P45]+[.O46];0)" office:value-type="currency" office:currency="USD" office:value="106415.353141535">
            <text:p>$106,415.35</text:p>
          </table:table-cell>
          <table:table-cell table:formula="of:=IF([.L46]=0;[.H46]/12;&quot;&quot;)" office:value-type="float" office:value="3.75">
            <text:p>3.75</text:p>
          </table:table-cell>
          <table:table-cell table:formula="of:=IF([.H46]&lt;=[.$Z$2];1;&quot;&quot;)">
            <text:p/>
          </table:table-cell>
          <table:table-cell table:style-name="ce7" table:formula="of:=IF([.P46]=0;[.H46]/12;&quot;&quot;)">
            <text:p/>
          </table:table-cell>
          <table:table-cell table:style-name="ce7" table:formula="of:=IF([.P46]&gt;0;0;[.$Z$15])" office:value-type="float" office:value="0">
            <text:p>0.00</text:p>
          </table:table-cell>
          <table:table-cell table:style-name="ce10" table:formula="of:=1-[.P46]/[.$C$6]" office:value-type="percentage" office:value="0.25322559198923">
            <text:p>25.3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46];1)" office:value-type="date" office:date-value="2024-03-15">
            <text:p>03/15/24</text:p>
          </table:table-cell>
          <table:table-cell office:value-type="float" office:value="46">
            <text:p>46</text:p>
          </table:table-cell>
          <table:table-cell table:formula="of:=IF([.R4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46]&lt;0.8*[.$C$6];0;[.$Z$7])" office:value-type="float" office:value="0">
            <text:p>0</text:p>
          </table:table-cell>
          <table:table-cell table:formula="of:=[.I47]-[.J47]-[.K47]-[.L47]" office:value-type="currency" office:currency="USD" office:value="1199">
            <text:p>$1,199.00</text:p>
          </table:table-cell>
          <table:table-cell table:style-name="ce6" table:formula="of:=IF(ISERR(IPMT([.$C$20]/12;1;[.$D$17];[.P46]));0;IPMT([.$C$20]/12;1;[.$D$17];[.P46]))" office:value-type="currency" office:currency="USD" office:value="-266.038382853837">
            <text:p>-$266.04</text:p>
          </table:table-cell>
          <table:table-cell table:style-name="ce6" table:formula="of:=IF([.P46]-[.N47]&gt;[.M47];-[.M47]-[.N47];-[.P46])" office:value-type="currency" office:currency="USD" office:value="-932.961617146163">
            <text:p>-$932.96</text:p>
          </table:table-cell>
          <table:table-cell table:formula="of:=IF([.P46]+[.O47]&gt;=0;[.P46]+[.O47];0)" office:value-type="currency" office:currency="USD" office:value="105482.391524389">
            <text:p>$105,482.39</text:p>
          </table:table-cell>
          <table:table-cell table:formula="of:=IF([.L47]=0;[.H47]/12;&quot;&quot;)" office:value-type="float" office:value="3.83333333333333">
            <text:p>3.8333333333</text:p>
          </table:table-cell>
          <table:table-cell table:formula="of:=IF([.H47]&lt;=[.$Z$2];1;&quot;&quot;)">
            <text:p/>
          </table:table-cell>
          <table:table-cell table:style-name="ce7" table:formula="of:=IF([.P47]=0;[.H47]/12;&quot;&quot;)">
            <text:p/>
          </table:table-cell>
          <table:table-cell table:style-name="ce7" table:formula="of:=IF([.P47]&gt;0;0;[.$Z$15])" office:value-type="float" office:value="0">
            <text:p>0.00</text:p>
          </table:table-cell>
          <table:table-cell table:style-name="ce10" table:formula="of:=1-[.P47]/[.$C$6]" office:value-type="percentage" office:value="0.259772691056923">
            <text:p>25.98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47];1)" office:value-type="date" office:date-value="2024-04-15">
            <text:p>04/15/24</text:p>
          </table:table-cell>
          <table:table-cell office:value-type="float" office:value="47">
            <text:p>47</text:p>
          </table:table-cell>
          <table:table-cell table:formula="of:=IF([.R4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47]&lt;0.8*[.$C$6];0;[.$Z$7])" office:value-type="float" office:value="0">
            <text:p>0</text:p>
          </table:table-cell>
          <table:table-cell table:formula="of:=[.I48]-[.J48]-[.K48]-[.L48]" office:value-type="currency" office:currency="USD" office:value="1199">
            <text:p>$1,199.00</text:p>
          </table:table-cell>
          <table:table-cell table:style-name="ce6" table:formula="of:=IF(ISERR(IPMT([.$C$20]/12;1;[.$D$17];[.P47]));0;IPMT([.$C$20]/12;1;[.$D$17];[.P47]))" office:value-type="currency" office:currency="USD" office:value="-263.705978810971">
            <text:p>-$263.71</text:p>
          </table:table-cell>
          <table:table-cell table:style-name="ce6" table:formula="of:=IF([.P47]-[.N48]&gt;[.M48];-[.M48]-[.N48];-[.P47])" office:value-type="currency" office:currency="USD" office:value="-935.294021189029">
            <text:p>-$935.29</text:p>
          </table:table-cell>
          <table:table-cell table:formula="of:=IF([.P47]+[.O48]&gt;=0;[.P47]+[.O48];0)" office:value-type="currency" office:currency="USD" office:value="104547.097503199">
            <text:p>$104,547.10</text:p>
          </table:table-cell>
          <table:table-cell table:formula="of:=IF([.L48]=0;[.H48]/12;&quot;&quot;)" office:value-type="float" office:value="3.91666666666667">
            <text:p>3.9166666667</text:p>
          </table:table-cell>
          <table:table-cell table:formula="of:=IF([.H48]&lt;=[.$Z$2];1;&quot;&quot;)">
            <text:p/>
          </table:table-cell>
          <table:table-cell table:style-name="ce7" table:formula="of:=IF([.P48]=0;[.H48]/12;&quot;&quot;)">
            <text:p/>
          </table:table-cell>
          <table:table-cell table:style-name="ce7" table:formula="of:=IF([.P48]&gt;0;0;[.$Z$15])" office:value-type="float" office:value="0">
            <text:p>0.00</text:p>
          </table:table-cell>
          <table:table-cell table:style-name="ce10" table:formula="of:=1-[.P48]/[.$C$6]" office:value-type="percentage" office:value="0.266336157872284">
            <text:p>26.63%</text:p>
          </table:table-cell>
          <table:table-cell table:style-name="ce37"/>
          <table:table-cell table:number-columns-repeated="13"/>
        </table:table-row>
        <table:table-row table:style-name="ro2">
          <table:table-cell office:value-type="string">
            <text:p>Current Month</text:p>
          </table:table-cell>
          <table:table-cell table:number-columns-repeated="5"/>
          <table:table-cell table:style-name="ce14" table:formula="of:=EDATE([.G48];1)" office:value-type="date" office:date-value="2024-05-15">
            <text:p>05/15/24</text:p>
          </table:table-cell>
          <table:table-cell office:value-type="float" office:value="48">
            <text:p>48</text:p>
          </table:table-cell>
          <table:table-cell table:formula="of:=IF([.R4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48]&lt;0.8*[.$C$6];0;[.$Z$7])" office:value-type="float" office:value="0">
            <text:p>0</text:p>
          </table:table-cell>
          <table:table-cell table:formula="of:=[.I49]-[.J49]-[.K49]-[.L49]" office:value-type="currency" office:currency="USD" office:value="1199">
            <text:p>$1,199.00</text:p>
          </table:table-cell>
          <table:table-cell table:style-name="ce6" table:formula="of:=IF(ISERR(IPMT([.$C$20]/12;1;[.$D$17];[.P48]));0;IPMT([.$C$20]/12;1;[.$D$17];[.P48]))" office:value-type="currency" office:currency="USD" office:value="-261.367743757999">
            <text:p>-$261.37</text:p>
          </table:table-cell>
          <table:table-cell table:style-name="ce6" table:formula="of:=IF([.P48]-[.N49]&gt;[.M49];-[.M49]-[.N49];-[.P48])" office:value-type="currency" office:currency="USD" office:value="-937.632256242001">
            <text:p>-$937.63</text:p>
          </table:table-cell>
          <table:table-cell table:formula="of:=IF([.P48]+[.O49]&gt;=0;[.P48]+[.O49];0)" office:value-type="currency" office:currency="USD" office:value="103609.465246957">
            <text:p>$103,609.47</text:p>
          </table:table-cell>
          <table:table-cell table:formula="of:=IF([.L49]=0;[.H49]/12;&quot;&quot;)" office:value-type="float" office:value="4">
            <text:p>4</text:p>
          </table:table-cell>
          <table:table-cell table:formula="of:=IF([.H49]&lt;=[.$Z$2];1;&quot;&quot;)">
            <text:p/>
          </table:table-cell>
          <table:table-cell table:style-name="ce7" table:formula="of:=IF([.P49]=0;[.H49]/12;&quot;&quot;)">
            <text:p/>
          </table:table-cell>
          <table:table-cell table:style-name="ce7" table:formula="of:=IF([.P49]&gt;0;0;[.$Z$15])" office:value-type="float" office:value="0">
            <text:p>0.00</text:p>
          </table:table-cell>
          <table:table-cell table:style-name="ce10" table:formula="of:=1-[.P49]/[.$C$6]" office:value-type="percentage" office:value="0.272916033354684">
            <text:p>27.29%</text:p>
          </table:table-cell>
          <table:table-cell table:style-name="ce37"/>
          <table:table-cell table:number-columns-repeated="13"/>
        </table:table-row>
        <table:table-row table:style-name="ro2">
          <table:table-cell table:formula="of:=ROUNDUP((TODAY()-[.C22])/30)" office:value-type="float" office:value="1">
            <text:p>1</text:p>
          </table:table-cell>
          <table:table-cell table:formula="of:=[.A50]" office:value-type="float" office:value="1">
            <text:p>1</text:p>
          </table:table-cell>
          <table:table-cell table:number-columns-repeated="4"/>
          <table:table-cell table:style-name="ce14" table:formula="of:=EDATE([.G49];1)" office:value-type="date" office:date-value="2024-06-15">
            <text:p>06/15/24</text:p>
          </table:table-cell>
          <table:table-cell office:value-type="float" office:value="49">
            <text:p>49</text:p>
          </table:table-cell>
          <table:table-cell table:formula="of:=IF([.R5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49]&lt;0.8*[.$C$6];0;[.$Z$7])" office:value-type="float" office:value="0">
            <text:p>0</text:p>
          </table:table-cell>
          <table:table-cell table:formula="of:=[.I50]-[.J50]-[.K50]-[.L50]" office:value-type="currency" office:currency="USD" office:value="1199">
            <text:p>$1,199.00</text:p>
          </table:table-cell>
          <table:table-cell table:style-name="ce6" table:formula="of:=IF(ISERR(IPMT([.$C$20]/12;1;[.$D$17];[.P49]));0;IPMT([.$C$20]/12;1;[.$D$17];[.P49]))" office:value-type="currency" office:currency="USD" office:value="-259.023663117394">
            <text:p>-$259.02</text:p>
          </table:table-cell>
          <table:table-cell table:style-name="ce6" table:formula="of:=IF([.P49]-[.N50]&gt;[.M50];-[.M50]-[.N50];-[.P49])" office:value-type="currency" office:currency="USD" office:value="-939.976336882606">
            <text:p>-$939.98</text:p>
          </table:table-cell>
          <table:table-cell table:formula="of:=IF([.P49]+[.O50]&gt;=0;[.P49]+[.O50];0)" office:value-type="currency" office:currency="USD" office:value="102669.488910075">
            <text:p>$102,669.49</text:p>
          </table:table-cell>
          <table:table-cell table:formula="of:=IF([.L50]=0;[.H50]/12;&quot;&quot;)" office:value-type="float" office:value="4.08333333333333">
            <text:p>4.0833333333</text:p>
          </table:table-cell>
          <table:table-cell table:formula="of:=IF([.H50]&lt;=[.$Z$2];1;&quot;&quot;)">
            <text:p/>
          </table:table-cell>
          <table:table-cell table:style-name="ce7" table:formula="of:=IF([.P50]=0;[.H50]/12;&quot;&quot;)">
            <text:p/>
          </table:table-cell>
          <table:table-cell table:style-name="ce7" table:formula="of:=IF([.P50]&gt;0;0;[.$Z$15])" office:value-type="float" office:value="0">
            <text:p>0.00</text:p>
          </table:table-cell>
          <table:table-cell table:style-name="ce10" table:formula="of:=1-[.P50]/[.$C$6]" office:value-type="percentage" office:value="0.27951235852579">
            <text:p>27.95%</text:p>
          </table:table-cell>
          <table:table-cell table:style-name="ce37"/>
          <table:table-cell table:number-columns-repeated="13"/>
        </table:table-row>
        <table:table-row table:style-name="ro2">
          <table:table-cell table:formula="of:=MIN([.N2:.O361])" office:value-type="currency" office:currency="USD" office:value="-1194.58628629078">
            <text:p>-$1,194.59</text:p>
          </table:table-cell>
          <table:table-cell table:formula="of:=MAX([.N2:.O361])" office:value-type="currency" office:currency="USD" office:value="-0">
            <text:p>$0.00</text:p>
          </table:table-cell>
          <table:table-cell table:number-columns-repeated="4"/>
          <table:table-cell table:style-name="ce14" table:formula="of:=EDATE([.G50];1)" office:value-type="date" office:date-value="2024-07-15">
            <text:p>07/15/24</text:p>
          </table:table-cell>
          <table:table-cell office:value-type="float" office:value="50">
            <text:p>50</text:p>
          </table:table-cell>
          <table:table-cell table:formula="of:=IF([.R5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50]&lt;0.8*[.$C$6];0;[.$Z$7])" office:value-type="float" office:value="0">
            <text:p>0</text:p>
          </table:table-cell>
          <table:table-cell table:formula="of:=[.I51]-[.J51]-[.K51]-[.L51]" office:value-type="currency" office:currency="USD" office:value="1199">
            <text:p>$1,199.00</text:p>
          </table:table-cell>
          <table:table-cell table:style-name="ce6" table:formula="of:=IF(ISERR(IPMT([.$C$20]/12;1;[.$D$17];[.P50]));0;IPMT([.$C$20]/12;1;[.$D$17];[.P50]))" office:value-type="currency" office:currency="USD" office:value="-256.673722275187">
            <text:p>-$256.67</text:p>
          </table:table-cell>
          <table:table-cell table:style-name="ce6" table:formula="of:=IF([.P50]-[.N51]&gt;[.M51];-[.M51]-[.N51];-[.P50])" office:value-type="currency" office:currency="USD" office:value="-942.326277724813">
            <text:p>-$942.33</text:p>
          </table:table-cell>
          <table:table-cell table:formula="of:=IF([.P50]+[.O51]&gt;=0;[.P50]+[.O51];0)" office:value-type="currency" office:currency="USD" office:value="101727.16263235">
            <text:p>$101,727.16</text:p>
          </table:table-cell>
          <table:table-cell table:formula="of:=IF([.L51]=0;[.H51]/12;&quot;&quot;)" office:value-type="float" office:value="4.16666666666667">
            <text:p>4.1666666667</text:p>
          </table:table-cell>
          <table:table-cell table:formula="of:=IF([.H51]&lt;=[.$Z$2];1;&quot;&quot;)">
            <text:p/>
          </table:table-cell>
          <table:table-cell table:style-name="ce7" table:formula="of:=IF([.P51]=0;[.H51]/12;&quot;&quot;)">
            <text:p/>
          </table:table-cell>
          <table:table-cell table:style-name="ce7" table:formula="of:=IF([.P51]&gt;0;0;[.$Z$15])" office:value-type="float" office:value="0">
            <text:p>0.00</text:p>
          </table:table-cell>
          <table:table-cell table:style-name="ce10" table:formula="of:=1-[.P51]/[.$C$6]" office:value-type="percentage" office:value="0.286125174509824">
            <text:p>28.61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51];1)" office:value-type="date" office:date-value="2024-08-15">
            <text:p>08/15/24</text:p>
          </table:table-cell>
          <table:table-cell office:value-type="float" office:value="51">
            <text:p>51</text:p>
          </table:table-cell>
          <table:table-cell table:formula="of:=IF([.R5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51]&lt;0.8*[.$C$6];0;[.$Z$7])" office:value-type="float" office:value="0">
            <text:p>0</text:p>
          </table:table-cell>
          <table:table-cell table:formula="of:=[.I52]-[.J52]-[.K52]-[.L52]" office:value-type="currency" office:currency="USD" office:value="1199">
            <text:p>$1,199.00</text:p>
          </table:table-cell>
          <table:table-cell table:style-name="ce6" table:formula="of:=IF(ISERR(IPMT([.$C$20]/12;1;[.$D$17];[.P51]));0;IPMT([.$C$20]/12;1;[.$D$17];[.P51]))" office:value-type="currency" office:currency="USD" office:value="-254.317906580875">
            <text:p>-$254.32</text:p>
          </table:table-cell>
          <table:table-cell table:style-name="ce6" table:formula="of:=IF([.P51]-[.N52]&gt;[.M52];-[.M52]-[.N52];-[.P51])" office:value-type="currency" office:currency="USD" office:value="-944.682093419125">
            <text:p>-$944.68</text:p>
          </table:table-cell>
          <table:table-cell table:formula="of:=IF([.P51]+[.O52]&gt;=0;[.P51]+[.O52];0)" office:value-type="currency" office:currency="USD" office:value="100782.480538931">
            <text:p>$100,782.48</text:p>
          </table:table-cell>
          <table:table-cell table:formula="of:=IF([.L52]=0;[.H52]/12;&quot;&quot;)" office:value-type="float" office:value="4.25">
            <text:p>4.25</text:p>
          </table:table-cell>
          <table:table-cell table:formula="of:=IF([.H52]&lt;=[.$Z$2];1;&quot;&quot;)">
            <text:p/>
          </table:table-cell>
          <table:table-cell table:style-name="ce7" table:formula="of:=IF([.P52]=0;[.H52]/12;&quot;&quot;)">
            <text:p/>
          </table:table-cell>
          <table:table-cell table:style-name="ce7" table:formula="of:=IF([.P52]&gt;0;0;[.$Z$15])" office:value-type="float" office:value="0">
            <text:p>0.00</text:p>
          </table:table-cell>
          <table:table-cell table:style-name="ce10" table:formula="of:=1-[.P52]/[.$C$6]" office:value-type="percentage" office:value="0.292754522533818">
            <text:p>29.28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52];1)" office:value-type="date" office:date-value="2024-09-15">
            <text:p>09/15/24</text:p>
          </table:table-cell>
          <table:table-cell office:value-type="float" office:value="52">
            <text:p>52</text:p>
          </table:table-cell>
          <table:table-cell table:formula="of:=IF([.R5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52]&lt;0.8*[.$C$6];0;[.$Z$7])" office:value-type="float" office:value="0">
            <text:p>0</text:p>
          </table:table-cell>
          <table:table-cell table:formula="of:=[.I53]-[.J53]-[.K53]-[.L53]" office:value-type="currency" office:currency="USD" office:value="1199">
            <text:p>$1,199.00</text:p>
          </table:table-cell>
          <table:table-cell table:style-name="ce6" table:formula="of:=IF(ISERR(IPMT([.$C$20]/12;1;[.$D$17];[.P52]));0;IPMT([.$C$20]/12;1;[.$D$17];[.P52]))" office:value-type="currency" office:currency="USD" office:value="-251.956201347327">
            <text:p>-$251.96</text:p>
          </table:table-cell>
          <table:table-cell table:style-name="ce6" table:formula="of:=IF([.P52]-[.N53]&gt;[.M53];-[.M53]-[.N53];-[.P52])" office:value-type="currency" office:currency="USD" office:value="-947.043798652673">
            <text:p>-$947.04</text:p>
          </table:table-cell>
          <table:table-cell table:formula="of:=IF([.P52]+[.O53]&gt;=0;[.P52]+[.O53];0)" office:value-type="currency" office:currency="USD" office:value="99835.4367402783">
            <text:p>$99,835.44</text:p>
          </table:table-cell>
          <table:table-cell table:formula="of:=IF([.L53]=0;[.H53]/12;&quot;&quot;)" office:value-type="float" office:value="4.33333333333333">
            <text:p>4.3333333333</text:p>
          </table:table-cell>
          <table:table-cell table:formula="of:=IF([.H53]&lt;=[.$Z$2];1;&quot;&quot;)">
            <text:p/>
          </table:table-cell>
          <table:table-cell table:style-name="ce7" table:formula="of:=IF([.P53]=0;[.H53]/12;&quot;&quot;)">
            <text:p/>
          </table:table-cell>
          <table:table-cell table:style-name="ce7" table:formula="of:=IF([.P53]&gt;0;0;[.$Z$15])" office:value-type="float" office:value="0">
            <text:p>0.00</text:p>
          </table:table-cell>
          <table:table-cell table:style-name="ce10" table:formula="of:=1-[.P53]/[.$C$6]" office:value-type="percentage" office:value="0.299400443927872">
            <text:p>29.94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53];1)" office:value-type="date" office:date-value="2024-10-15">
            <text:p>10/15/24</text:p>
          </table:table-cell>
          <table:table-cell office:value-type="float" office:value="53">
            <text:p>53</text:p>
          </table:table-cell>
          <table:table-cell table:formula="of:=IF([.R5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53]&lt;0.8*[.$C$6];0;[.$Z$7])" office:value-type="float" office:value="0">
            <text:p>0</text:p>
          </table:table-cell>
          <table:table-cell table:formula="of:=[.I54]-[.J54]-[.K54]-[.L54]" office:value-type="currency" office:currency="USD" office:value="1199">
            <text:p>$1,199.00</text:p>
          </table:table-cell>
          <table:table-cell table:style-name="ce6" table:formula="of:=IF(ISERR(IPMT([.$C$20]/12;1;[.$D$17];[.P53]));0;IPMT([.$C$20]/12;1;[.$D$17];[.P53]))" office:value-type="currency" office:currency="USD" office:value="-249.588591850696">
            <text:p>-$249.59</text:p>
          </table:table-cell>
          <table:table-cell table:style-name="ce6" table:formula="of:=IF([.P53]-[.N54]&gt;[.M54];-[.M54]-[.N54];-[.P53])" office:value-type="currency" office:currency="USD" office:value="-949.411408149304">
            <text:p>-$949.41</text:p>
          </table:table-cell>
          <table:table-cell table:formula="of:=IF([.P53]+[.O54]&gt;=0;[.P53]+[.O54];0)" office:value-type="currency" office:currency="USD" office:value="98886.025332129">
            <text:p>$98,886.03</text:p>
          </table:table-cell>
          <table:table-cell table:formula="of:=IF([.L54]=0;[.H54]/12;&quot;&quot;)" office:value-type="float" office:value="4.41666666666667">
            <text:p>4.4166666667</text:p>
          </table:table-cell>
          <table:table-cell table:formula="of:=IF([.H54]&lt;=[.$Z$2];1;&quot;&quot;)">
            <text:p/>
          </table:table-cell>
          <table:table-cell table:style-name="ce7" table:formula="of:=IF([.P54]=0;[.H54]/12;&quot;&quot;)">
            <text:p/>
          </table:table-cell>
          <table:table-cell table:style-name="ce7" table:formula="of:=IF([.P54]&gt;0;0;[.$Z$15])" office:value-type="float" office:value="0">
            <text:p>0.00</text:p>
          </table:table-cell>
          <table:table-cell table:style-name="ce10" table:formula="of:=1-[.P54]/[.$C$6]" office:value-type="percentage" office:value="0.306062980125411">
            <text:p>30.61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54];1)" office:value-type="date" office:date-value="2024-11-15">
            <text:p>11/15/24</text:p>
          </table:table-cell>
          <table:table-cell office:value-type="float" office:value="54">
            <text:p>54</text:p>
          </table:table-cell>
          <table:table-cell table:formula="of:=IF([.R5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54]&lt;0.8*[.$C$6];0;[.$Z$7])" office:value-type="float" office:value="0">
            <text:p>0</text:p>
          </table:table-cell>
          <table:table-cell table:formula="of:=[.I55]-[.J55]-[.K55]-[.L55]" office:value-type="currency" office:currency="USD" office:value="1199">
            <text:p>$1,199.00</text:p>
          </table:table-cell>
          <table:table-cell table:style-name="ce6" table:formula="of:=IF(ISERR(IPMT([.$C$20]/12;1;[.$D$17];[.P54]));0;IPMT([.$C$20]/12;1;[.$D$17];[.P54]))" office:value-type="currency" office:currency="USD" office:value="-247.215063330322">
            <text:p>-$247.22</text:p>
          </table:table-cell>
          <table:table-cell table:style-name="ce6" table:formula="of:=IF([.P54]-[.N55]&gt;[.M55];-[.M55]-[.N55];-[.P54])" office:value-type="currency" office:currency="USD" office:value="-951.784936669678">
            <text:p>-$951.78</text:p>
          </table:table-cell>
          <table:table-cell table:formula="of:=IF([.P54]+[.O55]&gt;=0;[.P54]+[.O55];0)" office:value-type="currency" office:currency="USD" office:value="97934.2403954593">
            <text:p>$97,934.24</text:p>
          </table:table-cell>
          <table:table-cell table:formula="of:=IF([.L55]=0;[.H55]/12;&quot;&quot;)" office:value-type="float" office:value="4.5">
            <text:p>4.5</text:p>
          </table:table-cell>
          <table:table-cell table:formula="of:=IF([.H55]&lt;=[.$Z$2];1;&quot;&quot;)">
            <text:p/>
          </table:table-cell>
          <table:table-cell table:style-name="ce7" table:formula="of:=IF([.P55]=0;[.H55]/12;&quot;&quot;)">
            <text:p/>
          </table:table-cell>
          <table:table-cell table:style-name="ce7" table:formula="of:=IF([.P55]&gt;0;0;[.$Z$15])" office:value-type="float" office:value="0">
            <text:p>0.00</text:p>
          </table:table-cell>
          <table:table-cell table:style-name="ce10" table:formula="of:=1-[.P55]/[.$C$6]" office:value-type="percentage" office:value="0.312742172663443">
            <text:p>31.27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55];1)" office:value-type="date" office:date-value="2024-12-15">
            <text:p>12/15/24</text:p>
          </table:table-cell>
          <table:table-cell office:value-type="float" office:value="55">
            <text:p>55</text:p>
          </table:table-cell>
          <table:table-cell table:formula="of:=IF([.R5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55]&lt;0.8*[.$C$6];0;[.$Z$7])" office:value-type="float" office:value="0">
            <text:p>0</text:p>
          </table:table-cell>
          <table:table-cell table:formula="of:=[.I56]-[.J56]-[.K56]-[.L56]" office:value-type="currency" office:currency="USD" office:value="1199">
            <text:p>$1,199.00</text:p>
          </table:table-cell>
          <table:table-cell table:style-name="ce6" table:formula="of:=IF(ISERR(IPMT([.$C$20]/12;1;[.$D$17];[.P55]));0;IPMT([.$C$20]/12;1;[.$D$17];[.P55]))" office:value-type="currency" office:currency="USD" office:value="-244.835600988648">
            <text:p>-$244.84</text:p>
          </table:table-cell>
          <table:table-cell table:style-name="ce6" table:formula="of:=IF([.P55]-[.N56]&gt;[.M56];-[.M56]-[.N56];-[.P55])" office:value-type="currency" office:currency="USD" office:value="-954.164399011352">
            <text:p>-$954.16</text:p>
          </table:table-cell>
          <table:table-cell table:formula="of:=IF([.P55]+[.O56]&gt;=0;[.P55]+[.O56];0)" office:value-type="currency" office:currency="USD" office:value="96980.075996448">
            <text:p>$96,980.08</text:p>
          </table:table-cell>
          <table:table-cell table:formula="of:=IF([.L56]=0;[.H56]/12;&quot;&quot;)" office:value-type="float" office:value="4.58333333333333">
            <text:p>4.5833333333</text:p>
          </table:table-cell>
          <table:table-cell table:formula="of:=IF([.H56]&lt;=[.$Z$2];1;&quot;&quot;)">
            <text:p/>
          </table:table-cell>
          <table:table-cell table:style-name="ce7" table:formula="of:=IF([.P56]=0;[.H56]/12;&quot;&quot;)">
            <text:p/>
          </table:table-cell>
          <table:table-cell table:style-name="ce7" table:formula="of:=IF([.P56]&gt;0;0;[.$Z$15])" office:value-type="float" office:value="0">
            <text:p>0.00</text:p>
          </table:table-cell>
          <table:table-cell table:style-name="ce10" table:formula="of:=1-[.P56]/[.$C$6]" office:value-type="percentage" office:value="0.319438063182821">
            <text:p>31.94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56];1)" office:value-type="date" office:date-value="2025-01-15">
            <text:p>01/15/25</text:p>
          </table:table-cell>
          <table:table-cell office:value-type="float" office:value="56">
            <text:p>56</text:p>
          </table:table-cell>
          <table:table-cell table:formula="of:=IF([.R5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56]&lt;0.8*[.$C$6];0;[.$Z$7])" office:value-type="float" office:value="0">
            <text:p>0</text:p>
          </table:table-cell>
          <table:table-cell table:formula="of:=[.I57]-[.J57]-[.K57]-[.L57]" office:value-type="currency" office:currency="USD" office:value="1199">
            <text:p>$1,199.00</text:p>
          </table:table-cell>
          <table:table-cell table:style-name="ce6" table:formula="of:=IF(ISERR(IPMT([.$C$20]/12;1;[.$D$17];[.P56]));0;IPMT([.$C$20]/12;1;[.$D$17];[.P56]))" office:value-type="currency" office:currency="USD" office:value="-242.45018999112">
            <text:p>-$242.45</text:p>
          </table:table-cell>
          <table:table-cell table:style-name="ce6" table:formula="of:=IF([.P56]-[.N57]&gt;[.M57];-[.M57]-[.N57];-[.P56])" office:value-type="currency" office:currency="USD" office:value="-956.54981000888">
            <text:p>-$956.55</text:p>
          </table:table-cell>
          <table:table-cell table:formula="of:=IF([.P56]+[.O57]&gt;=0;[.P56]+[.O57];0)" office:value-type="currency" office:currency="USD" office:value="96023.5261864391">
            <text:p>$96,023.53</text:p>
          </table:table-cell>
          <table:table-cell table:formula="of:=IF([.L57]=0;[.H57]/12;&quot;&quot;)" office:value-type="float" office:value="4.66666666666667">
            <text:p>4.6666666667</text:p>
          </table:table-cell>
          <table:table-cell table:formula="of:=IF([.H57]&lt;=[.$Z$2];1;&quot;&quot;)">
            <text:p/>
          </table:table-cell>
          <table:table-cell table:style-name="ce7" table:formula="of:=IF([.P57]=0;[.H57]/12;&quot;&quot;)">
            <text:p/>
          </table:table-cell>
          <table:table-cell table:style-name="ce7" table:formula="of:=IF([.P57]&gt;0;0;[.$Z$15])" office:value-type="float" office:value="0">
            <text:p>0.00</text:p>
          </table:table-cell>
          <table:table-cell table:style-name="ce10" table:formula="of:=1-[.P57]/[.$C$6]" office:value-type="percentage" office:value="0.326150693428498">
            <text:p>32.6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57];1)" office:value-type="date" office:date-value="2025-02-15">
            <text:p>02/15/25</text:p>
          </table:table-cell>
          <table:table-cell office:value-type="float" office:value="57">
            <text:p>57</text:p>
          </table:table-cell>
          <table:table-cell table:formula="of:=IF([.R5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57]&lt;0.8*[.$C$6];0;[.$Z$7])" office:value-type="float" office:value="0">
            <text:p>0</text:p>
          </table:table-cell>
          <table:table-cell table:formula="of:=[.I58]-[.J58]-[.K58]-[.L58]" office:value-type="currency" office:currency="USD" office:value="1199">
            <text:p>$1,199.00</text:p>
          </table:table-cell>
          <table:table-cell table:style-name="ce6" table:formula="of:=IF(ISERR(IPMT([.$C$20]/12;1;[.$D$17];[.P57]));0;IPMT([.$C$20]/12;1;[.$D$17];[.P57]))" office:value-type="currency" office:currency="USD" office:value="-240.058815466098">
            <text:p>-$240.06</text:p>
          </table:table-cell>
          <table:table-cell table:style-name="ce6" table:formula="of:=IF([.P57]-[.N58]&gt;[.M58];-[.M58]-[.N58];-[.P57])" office:value-type="currency" office:currency="USD" office:value="-958.941184533902">
            <text:p>-$958.94</text:p>
          </table:table-cell>
          <table:table-cell table:formula="of:=IF([.P57]+[.O58]&gt;=0;[.P57]+[.O58];0)" office:value-type="currency" office:currency="USD" office:value="95064.5850019052">
            <text:p>$95,064.59</text:p>
          </table:table-cell>
          <table:table-cell table:formula="of:=IF([.L58]=0;[.H58]/12;&quot;&quot;)" office:value-type="float" office:value="4.75">
            <text:p>4.75</text:p>
          </table:table-cell>
          <table:table-cell table:formula="of:=IF([.H58]&lt;=[.$Z$2];1;&quot;&quot;)">
            <text:p/>
          </table:table-cell>
          <table:table-cell table:style-name="ce7" table:formula="of:=IF([.P58]=0;[.H58]/12;&quot;&quot;)">
            <text:p/>
          </table:table-cell>
          <table:table-cell table:style-name="ce7" table:formula="of:=IF([.P58]&gt;0;0;[.$Z$15])" office:value-type="float" office:value="0">
            <text:p>0.00</text:p>
          </table:table-cell>
          <table:table-cell table:style-name="ce10" table:formula="of:=1-[.P58]/[.$C$6]" office:value-type="percentage" office:value="0.332880105249788">
            <text:p>33.2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58];1)" office:value-type="date" office:date-value="2025-03-15">
            <text:p>03/15/25</text:p>
          </table:table-cell>
          <table:table-cell office:value-type="float" office:value="58">
            <text:p>58</text:p>
          </table:table-cell>
          <table:table-cell table:formula="of:=IF([.R5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58]&lt;0.8*[.$C$6];0;[.$Z$7])" office:value-type="float" office:value="0">
            <text:p>0</text:p>
          </table:table-cell>
          <table:table-cell table:formula="of:=[.I59]-[.J59]-[.K59]-[.L59]" office:value-type="currency" office:currency="USD" office:value="1199">
            <text:p>$1,199.00</text:p>
          </table:table-cell>
          <table:table-cell table:style-name="ce6" table:formula="of:=IF(ISERR(IPMT([.$C$20]/12;1;[.$D$17];[.P58]));0;IPMT([.$C$20]/12;1;[.$D$17];[.P58]))" office:value-type="currency" office:currency="USD" office:value="-237.661462504763">
            <text:p>-$237.66</text:p>
          </table:table-cell>
          <table:table-cell table:style-name="ce6" table:formula="of:=IF([.P58]-[.N59]&gt;[.M59];-[.M59]-[.N59];-[.P58])" office:value-type="currency" office:currency="USD" office:value="-961.338537495237">
            <text:p>-$961.34</text:p>
          </table:table-cell>
          <table:table-cell table:formula="of:=IF([.P58]+[.O59]&gt;=0;[.P58]+[.O59];0)" office:value-type="currency" office:currency="USD" office:value="94103.2464644099">
            <text:p>$94,103.25</text:p>
          </table:table-cell>
          <table:table-cell table:formula="of:=IF([.L59]=0;[.H59]/12;&quot;&quot;)" office:value-type="float" office:value="4.83333333333333">
            <text:p>4.8333333333</text:p>
          </table:table-cell>
          <table:table-cell table:formula="of:=IF([.H59]&lt;=[.$Z$2];1;&quot;&quot;)">
            <text:p/>
          </table:table-cell>
          <table:table-cell table:style-name="ce7" table:formula="of:=IF([.P59]=0;[.H59]/12;&quot;&quot;)">
            <text:p/>
          </table:table-cell>
          <table:table-cell table:style-name="ce7" table:formula="of:=IF([.P59]&gt;0;0;[.$Z$15])" office:value-type="float" office:value="0">
            <text:p>0.00</text:p>
          </table:table-cell>
          <table:table-cell table:style-name="ce10" table:formula="of:=1-[.P59]/[.$C$6]" office:value-type="percentage" office:value="0.339626340600632">
            <text:p>33.96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59];1)" office:value-type="date" office:date-value="2025-04-15">
            <text:p>04/15/25</text:p>
          </table:table-cell>
          <table:table-cell office:value-type="float" office:value="59">
            <text:p>59</text:p>
          </table:table-cell>
          <table:table-cell table:formula="of:=IF([.R6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59]&lt;0.8*[.$C$6];0;[.$Z$7])" office:value-type="float" office:value="0">
            <text:p>0</text:p>
          </table:table-cell>
          <table:table-cell table:formula="of:=[.I60]-[.J60]-[.K60]-[.L60]" office:value-type="currency" office:currency="USD" office:value="1199">
            <text:p>$1,199.00</text:p>
          </table:table-cell>
          <table:table-cell table:style-name="ce6" table:formula="of:=IF(ISERR(IPMT([.$C$20]/12;1;[.$D$17];[.P59]));0;IPMT([.$C$20]/12;1;[.$D$17];[.P59]))" office:value-type="currency" office:currency="USD" office:value="-235.258116161025">
            <text:p>-$235.26</text:p>
          </table:table-cell>
          <table:table-cell table:style-name="ce6" table:formula="of:=IF([.P59]-[.N60]&gt;[.M60];-[.M60]-[.N60];-[.P59])" office:value-type="currency" office:currency="USD" office:value="-963.741883838975">
            <text:p>-$963.74</text:p>
          </table:table-cell>
          <table:table-cell table:formula="of:=IF([.P59]+[.O60]&gt;=0;[.P59]+[.O60];0)" office:value-type="currency" office:currency="USD" office:value="93139.504580571">
            <text:p>$93,139.50</text:p>
          </table:table-cell>
          <table:table-cell table:formula="of:=IF([.L60]=0;[.H60]/12;&quot;&quot;)" office:value-type="float" office:value="4.91666666666667">
            <text:p>4.9166666667</text:p>
          </table:table-cell>
          <table:table-cell table:formula="of:=IF([.H60]&lt;=[.$Z$2];1;&quot;&quot;)">
            <text:p/>
          </table:table-cell>
          <table:table-cell table:style-name="ce7" table:formula="of:=IF([.P60]=0;[.H60]/12;&quot;&quot;)">
            <text:p/>
          </table:table-cell>
          <table:table-cell table:style-name="ce7" table:formula="of:=IF([.P60]&gt;0;0;[.$Z$15])" office:value-type="float" office:value="0">
            <text:p>0.00</text:p>
          </table:table-cell>
          <table:table-cell table:style-name="ce10" table:formula="of:=1-[.P60]/[.$C$6]" office:value-type="percentage" office:value="0.346389441539853">
            <text:p>34.64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60];1)" office:value-type="date" office:date-value="2025-05-15">
            <text:p>05/15/25</text:p>
          </table:table-cell>
          <table:table-cell office:value-type="float" office:value="60">
            <text:p>60</text:p>
          </table:table-cell>
          <table:table-cell table:formula="of:=IF([.R6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60]&lt;0.8*[.$C$6];0;[.$Z$7])" office:value-type="float" office:value="0">
            <text:p>0</text:p>
          </table:table-cell>
          <table:table-cell table:formula="of:=[.I61]-[.J61]-[.K61]-[.L61]" office:value-type="currency" office:currency="USD" office:value="1199">
            <text:p>$1,199.00</text:p>
          </table:table-cell>
          <table:table-cell table:style-name="ce6" table:formula="of:=IF(ISERR(IPMT([.$C$20]/12;1;[.$D$17];[.P60]));0;IPMT([.$C$20]/12;1;[.$D$17];[.P60]))" office:value-type="currency" office:currency="USD" office:value="-232.848761451427">
            <text:p>-$232.85</text:p>
          </table:table-cell>
          <table:table-cell table:style-name="ce6" table:formula="of:=IF([.P60]-[.N61]&gt;[.M61];-[.M61]-[.N61];-[.P60])" office:value-type="currency" office:currency="USD" office:value="-966.151238548573">
            <text:p>-$966.15</text:p>
          </table:table-cell>
          <table:table-cell table:formula="of:=IF([.P60]+[.O61]&gt;=0;[.P60]+[.O61];0)" office:value-type="currency" office:currency="USD" office:value="92173.3533420224">
            <text:p>$92,173.35</text:p>
          </table:table-cell>
          <table:table-cell table:formula="of:=IF([.L61]=0;[.H61]/12;&quot;&quot;)" office:value-type="float" office:value="5">
            <text:p>5</text:p>
          </table:table-cell>
          <table:table-cell table:formula="of:=IF([.H61]&lt;=[.$Z$2];1;&quot;&quot;)">
            <text:p/>
          </table:table-cell>
          <table:table-cell table:style-name="ce7" table:formula="of:=IF([.P61]=0;[.H61]/12;&quot;&quot;)">
            <text:p/>
          </table:table-cell>
          <table:table-cell table:style-name="ce7" table:formula="of:=IF([.P61]&gt;0;0;[.$Z$15])" office:value-type="float" office:value="0">
            <text:p>0.00</text:p>
          </table:table-cell>
          <table:table-cell table:style-name="ce10" table:formula="of:=1-[.P61]/[.$C$6]" office:value-type="percentage" office:value="0.353169450231422">
            <text:p>35.3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61];1)" office:value-type="date" office:date-value="2025-06-15">
            <text:p>06/15/25</text:p>
          </table:table-cell>
          <table:table-cell office:value-type="float" office:value="61">
            <text:p>61</text:p>
          </table:table-cell>
          <table:table-cell table:formula="of:=IF([.R6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61]&lt;0.8*[.$C$6];0;[.$Z$7])" office:value-type="float" office:value="0">
            <text:p>0</text:p>
          </table:table-cell>
          <table:table-cell table:formula="of:=[.I62]-[.J62]-[.K62]-[.L62]" office:value-type="currency" office:currency="USD" office:value="1199">
            <text:p>$1,199.00</text:p>
          </table:table-cell>
          <table:table-cell table:style-name="ce6" table:formula="of:=IF(ISERR(IPMT([.$C$20]/12;1;[.$D$17];[.P61]));0;IPMT([.$C$20]/12;1;[.$D$17];[.P61]))" office:value-type="currency" office:currency="USD" office:value="-230.433383355056">
            <text:p>-$230.43</text:p>
          </table:table-cell>
          <table:table-cell table:style-name="ce6" table:formula="of:=IF([.P61]-[.N62]&gt;[.M62];-[.M62]-[.N62];-[.P61])" office:value-type="currency" office:currency="USD" office:value="-968.566616644944">
            <text:p>-$968.57</text:p>
          </table:table-cell>
          <table:table-cell table:formula="of:=IF([.P61]+[.O62]&gt;=0;[.P61]+[.O62];0)" office:value-type="currency" office:currency="USD" office:value="91204.7867253775">
            <text:p>$91,204.79</text:p>
          </table:table-cell>
          <table:table-cell table:formula="of:=IF([.L62]=0;[.H62]/12;&quot;&quot;)" office:value-type="float" office:value="5.08333333333333">
            <text:p>5.0833333333</text:p>
          </table:table-cell>
          <table:table-cell table:formula="of:=IF([.H62]&lt;=[.$Z$2];1;&quot;&quot;)">
            <text:p/>
          </table:table-cell>
          <table:table-cell table:style-name="ce7" table:formula="of:=IF([.P62]=0;[.H62]/12;&quot;&quot;)">
            <text:p/>
          </table:table-cell>
          <table:table-cell table:style-name="ce7" table:formula="of:=IF([.P62]&gt;0;0;[.$Z$15])" office:value-type="float" office:value="0">
            <text:p>0.00</text:p>
          </table:table-cell>
          <table:table-cell table:style-name="ce10" table:formula="of:=1-[.P62]/[.$C$6]" office:value-type="percentage" office:value="0.35996640894472">
            <text:p>36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62];1)" office:value-type="date" office:date-value="2025-07-15">
            <text:p>07/15/25</text:p>
          </table:table-cell>
          <table:table-cell office:value-type="float" office:value="62">
            <text:p>62</text:p>
          </table:table-cell>
          <table:table-cell table:formula="of:=IF([.R6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62]&lt;0.8*[.$C$6];0;[.$Z$7])" office:value-type="float" office:value="0">
            <text:p>0</text:p>
          </table:table-cell>
          <table:table-cell table:formula="of:=[.I63]-[.J63]-[.K63]-[.L63]" office:value-type="currency" office:currency="USD" office:value="1199">
            <text:p>$1,199.00</text:p>
          </table:table-cell>
          <table:table-cell table:style-name="ce6" table:formula="of:=IF(ISERR(IPMT([.$C$20]/12;1;[.$D$17];[.P62]));0;IPMT([.$C$20]/12;1;[.$D$17];[.P62]))" office:value-type="currency" office:currency="USD" office:value="-228.011966813444">
            <text:p>-$228.01</text:p>
          </table:table-cell>
          <table:table-cell table:style-name="ce6" table:formula="of:=IF([.P62]-[.N63]&gt;[.M63];-[.M63]-[.N63];-[.P62])" office:value-type="currency" office:currency="USD" office:value="-970.988033186556">
            <text:p>-$970.99</text:p>
          </table:table-cell>
          <table:table-cell table:formula="of:=IF([.P62]+[.O63]&gt;=0;[.P62]+[.O63];0)" office:value-type="currency" office:currency="USD" office:value="90233.7986921909">
            <text:p>$90,233.80</text:p>
          </table:table-cell>
          <table:table-cell table:formula="of:=IF([.L63]=0;[.H63]/12;&quot;&quot;)" office:value-type="float" office:value="5.16666666666667">
            <text:p>5.1666666667</text:p>
          </table:table-cell>
          <table:table-cell table:formula="of:=IF([.H63]&lt;=[.$Z$2];1;&quot;&quot;)">
            <text:p/>
          </table:table-cell>
          <table:table-cell table:style-name="ce7" table:formula="of:=IF([.P63]=0;[.H63]/12;&quot;&quot;)">
            <text:p/>
          </table:table-cell>
          <table:table-cell table:style-name="ce7" table:formula="of:=IF([.P63]&gt;0;0;[.$Z$15])" office:value-type="float" office:value="0">
            <text:p>0.00</text:p>
          </table:table-cell>
          <table:table-cell table:style-name="ce10" table:formula="of:=1-[.P63]/[.$C$6]" office:value-type="percentage" office:value="0.366780360054801">
            <text:p>36.68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63];1)" office:value-type="date" office:date-value="2025-08-15">
            <text:p>08/15/25</text:p>
          </table:table-cell>
          <table:table-cell office:value-type="float" office:value="63">
            <text:p>63</text:p>
          </table:table-cell>
          <table:table-cell table:formula="of:=IF([.R6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63]&lt;0.8*[.$C$6];0;[.$Z$7])" office:value-type="float" office:value="0">
            <text:p>0</text:p>
          </table:table-cell>
          <table:table-cell table:formula="of:=[.I64]-[.J64]-[.K64]-[.L64]" office:value-type="currency" office:currency="USD" office:value="1199">
            <text:p>$1,199.00</text:p>
          </table:table-cell>
          <table:table-cell table:style-name="ce6" table:formula="of:=IF(ISERR(IPMT([.$C$20]/12;1;[.$D$17];[.P63]));0;IPMT([.$C$20]/12;1;[.$D$17];[.P63]))" office:value-type="currency" office:currency="USD" office:value="-225.584496730477">
            <text:p>-$225.58</text:p>
          </table:table-cell>
          <table:table-cell table:style-name="ce6" table:formula="of:=IF([.P63]-[.N64]&gt;[.M64];-[.M64]-[.N64];-[.P63])" office:value-type="currency" office:currency="USD" office:value="-973.415503269523">
            <text:p>-$973.42</text:p>
          </table:table-cell>
          <table:table-cell table:formula="of:=IF([.P63]+[.O64]&gt;=0;[.P63]+[.O64];0)" office:value-type="currency" office:currency="USD" office:value="89260.3831889214">
            <text:p>$89,260.38</text:p>
          </table:table-cell>
          <table:table-cell table:formula="of:=IF([.L64]=0;[.H64]/12;&quot;&quot;)" office:value-type="float" office:value="5.25">
            <text:p>5.25</text:p>
          </table:table-cell>
          <table:table-cell table:formula="of:=IF([.H64]&lt;=[.$Z$2];1;&quot;&quot;)">
            <text:p/>
          </table:table-cell>
          <table:table-cell table:style-name="ce7" table:formula="of:=IF([.P64]=0;[.H64]/12;&quot;&quot;)">
            <text:p/>
          </table:table-cell>
          <table:table-cell table:style-name="ce7" table:formula="of:=IF([.P64]&gt;0;0;[.$Z$15])" office:value-type="float" office:value="0">
            <text:p>0.00</text:p>
          </table:table-cell>
          <table:table-cell table:style-name="ce10" table:formula="of:=1-[.P64]/[.$C$6]" office:value-type="percentage" office:value="0.373611346042657">
            <text:p>37.36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64];1)" office:value-type="date" office:date-value="2025-09-15">
            <text:p>09/15/25</text:p>
          </table:table-cell>
          <table:table-cell office:value-type="float" office:value="64">
            <text:p>64</text:p>
          </table:table-cell>
          <table:table-cell table:formula="of:=IF([.R6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64]&lt;0.8*[.$C$6];0;[.$Z$7])" office:value-type="float" office:value="0">
            <text:p>0</text:p>
          </table:table-cell>
          <table:table-cell table:formula="of:=[.I65]-[.J65]-[.K65]-[.L65]" office:value-type="currency" office:currency="USD" office:value="1199">
            <text:p>$1,199.00</text:p>
          </table:table-cell>
          <table:table-cell table:style-name="ce6" table:formula="of:=IF(ISERR(IPMT([.$C$20]/12;1;[.$D$17];[.P64]));0;IPMT([.$C$20]/12;1;[.$D$17];[.P64]))" office:value-type="currency" office:currency="USD" office:value="-223.150957972303">
            <text:p>-$223.15</text:p>
          </table:table-cell>
          <table:table-cell table:style-name="ce6" table:formula="of:=IF([.P64]-[.N65]&gt;[.M65];-[.M65]-[.N65];-[.P64])" office:value-type="currency" office:currency="USD" office:value="-975.849042027697">
            <text:p>-$975.85</text:p>
          </table:table-cell>
          <table:table-cell table:formula="of:=IF([.P64]+[.O65]&gt;=0;[.P64]+[.O65];0)" office:value-type="currency" office:currency="USD" office:value="88284.5341468937">
            <text:p>$88,284.53</text:p>
          </table:table-cell>
          <table:table-cell table:formula="of:=IF([.L65]=0;[.H65]/12;&quot;&quot;)" office:value-type="float" office:value="5.33333333333333">
            <text:p>5.3333333333</text:p>
          </table:table-cell>
          <table:table-cell table:formula="of:=IF([.H65]&lt;=[.$Z$2];1;&quot;&quot;)">
            <text:p/>
          </table:table-cell>
          <table:table-cell table:style-name="ce7" table:formula="of:=IF([.P65]=0;[.H65]/12;&quot;&quot;)">
            <text:p/>
          </table:table-cell>
          <table:table-cell table:style-name="ce7" table:formula="of:=IF([.P65]&gt;0;0;[.$Z$15])" office:value-type="float" office:value="0">
            <text:p>0.00</text:p>
          </table:table-cell>
          <table:table-cell table:style-name="ce10" table:formula="of:=1-[.P65]/[.$C$6]" office:value-type="percentage" office:value="0.380459409495483">
            <text:p>38.05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65];1)" office:value-type="date" office:date-value="2025-10-15">
            <text:p>10/15/25</text:p>
          </table:table-cell>
          <table:table-cell office:value-type="float" office:value="65">
            <text:p>65</text:p>
          </table:table-cell>
          <table:table-cell table:formula="of:=IF([.R6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65]&lt;0.8*[.$C$6];0;[.$Z$7])" office:value-type="float" office:value="0">
            <text:p>0</text:p>
          </table:table-cell>
          <table:table-cell table:formula="of:=[.I66]-[.J66]-[.K66]-[.L66]" office:value-type="currency" office:currency="USD" office:value="1199">
            <text:p>$1,199.00</text:p>
          </table:table-cell>
          <table:table-cell table:style-name="ce6" table:formula="of:=IF(ISERR(IPMT([.$C$20]/12;1;[.$D$17];[.P65]));0;IPMT([.$C$20]/12;1;[.$D$17];[.P65]))" office:value-type="currency" office:currency="USD" office:value="-220.711335367234">
            <text:p>-$220.71</text:p>
          </table:table-cell>
          <table:table-cell table:style-name="ce6" table:formula="of:=IF([.P65]-[.N66]&gt;[.M66];-[.M66]-[.N66];-[.P65])" office:value-type="currency" office:currency="USD" office:value="-978.288664632766">
            <text:p>-$978.29</text:p>
          </table:table-cell>
          <table:table-cell table:formula="of:=IF([.P65]+[.O66]&gt;=0;[.P65]+[.O66];0)" office:value-type="currency" office:currency="USD" office:value="87306.2454822609">
            <text:p>$87,306.25</text:p>
          </table:table-cell>
          <table:table-cell table:formula="of:=IF([.L66]=0;[.H66]/12;&quot;&quot;)" office:value-type="float" office:value="5.41666666666667">
            <text:p>5.4166666667</text:p>
          </table:table-cell>
          <table:table-cell table:formula="of:=IF([.H66]&lt;=[.$Z$2];1;&quot;&quot;)">
            <text:p/>
          </table:table-cell>
          <table:table-cell table:style-name="ce7" table:formula="of:=IF([.P66]=0;[.H66]/12;&quot;&quot;)">
            <text:p/>
          </table:table-cell>
          <table:table-cell table:style-name="ce7" table:formula="of:=IF([.P66]&gt;0;0;[.$Z$15])" office:value-type="float" office:value="0">
            <text:p>0.00</text:p>
          </table:table-cell>
          <table:table-cell table:style-name="ce10" table:formula="of:=1-[.P66]/[.$C$6]" office:value-type="percentage" office:value="0.387324593106941">
            <text:p>38.7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66];1)" office:value-type="date" office:date-value="2025-11-15">
            <text:p>11/15/25</text:p>
          </table:table-cell>
          <table:table-cell office:value-type="float" office:value="66">
            <text:p>66</text:p>
          </table:table-cell>
          <table:table-cell table:formula="of:=IF([.R6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66]&lt;0.8*[.$C$6];0;[.$Z$7])" office:value-type="float" office:value="0">
            <text:p>0</text:p>
          </table:table-cell>
          <table:table-cell table:formula="of:=[.I67]-[.J67]-[.K67]-[.L67]" office:value-type="currency" office:currency="USD" office:value="1199">
            <text:p>$1,199.00</text:p>
          </table:table-cell>
          <table:table-cell table:style-name="ce6" table:formula="of:=IF(ISERR(IPMT([.$C$20]/12;1;[.$D$17];[.P66]));0;IPMT([.$C$20]/12;1;[.$D$17];[.P66]))" office:value-type="currency" office:currency="USD" office:value="-218.265613705652">
            <text:p>-$218.27</text:p>
          </table:table-cell>
          <table:table-cell table:style-name="ce6" table:formula="of:=IF([.P66]-[.N67]&gt;[.M67];-[.M67]-[.N67];-[.P66])" office:value-type="currency" office:currency="USD" office:value="-980.734386294348">
            <text:p>-$980.73</text:p>
          </table:table-cell>
          <table:table-cell table:formula="of:=IF([.P66]+[.O67]&gt;=0;[.P66]+[.O67];0)" office:value-type="currency" office:currency="USD" office:value="86325.5110959666">
            <text:p>$86,325.51</text:p>
          </table:table-cell>
          <table:table-cell table:formula="of:=IF([.L67]=0;[.H67]/12;&quot;&quot;)" office:value-type="float" office:value="5.5">
            <text:p>5.5</text:p>
          </table:table-cell>
          <table:table-cell table:formula="of:=IF([.H67]&lt;=[.$Z$2];1;&quot;&quot;)">
            <text:p/>
          </table:table-cell>
          <table:table-cell table:style-name="ce7" table:formula="of:=IF([.P67]=0;[.H67]/12;&quot;&quot;)">
            <text:p/>
          </table:table-cell>
          <table:table-cell table:style-name="ce7" table:formula="of:=IF([.P67]&gt;0;0;[.$Z$15])" office:value-type="float" office:value="0">
            <text:p>0.00</text:p>
          </table:table-cell>
          <table:table-cell table:style-name="ce10" table:formula="of:=1-[.P67]/[.$C$6]" office:value-type="percentage" office:value="0.394206939677428">
            <text:p>39.4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67];1)" office:value-type="date" office:date-value="2025-12-15">
            <text:p>12/15/25</text:p>
          </table:table-cell>
          <table:table-cell office:value-type="float" office:value="67">
            <text:p>67</text:p>
          </table:table-cell>
          <table:table-cell table:formula="of:=IF([.R6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67]&lt;0.8*[.$C$6];0;[.$Z$7])" office:value-type="float" office:value="0">
            <text:p>0</text:p>
          </table:table-cell>
          <table:table-cell table:formula="of:=[.I68]-[.J68]-[.K68]-[.L68]" office:value-type="currency" office:currency="USD" office:value="1199">
            <text:p>$1,199.00</text:p>
          </table:table-cell>
          <table:table-cell table:style-name="ce6" table:formula="of:=IF(ISERR(IPMT([.$C$20]/12;1;[.$D$17];[.P67]));0;IPMT([.$C$20]/12;1;[.$D$17];[.P67]))" office:value-type="currency" office:currency="USD" office:value="-215.813777739916">
            <text:p>-$215.81</text:p>
          </table:table-cell>
          <table:table-cell table:style-name="ce6" table:formula="of:=IF([.P67]-[.N68]&gt;[.M68];-[.M68]-[.N68];-[.P67])" office:value-type="currency" office:currency="USD" office:value="-983.186222260084">
            <text:p>-$983.19</text:p>
          </table:table-cell>
          <table:table-cell table:formula="of:=IF([.P67]+[.O68]&gt;=0;[.P67]+[.O68];0)" office:value-type="currency" office:currency="USD" office:value="85342.3248737065">
            <text:p>$85,342.32</text:p>
          </table:table-cell>
          <table:table-cell table:formula="of:=IF([.L68]=0;[.H68]/12;&quot;&quot;)" office:value-type="float" office:value="5.58333333333333">
            <text:p>5.5833333333</text:p>
          </table:table-cell>
          <table:table-cell table:formula="of:=IF([.H68]&lt;=[.$Z$2];1;&quot;&quot;)">
            <text:p/>
          </table:table-cell>
          <table:table-cell table:style-name="ce7" table:formula="of:=IF([.P68]=0;[.H68]/12;&quot;&quot;)">
            <text:p/>
          </table:table-cell>
          <table:table-cell table:style-name="ce7" table:formula="of:=IF([.P68]&gt;0;0;[.$Z$15])" office:value-type="float" office:value="0">
            <text:p>0.00</text:p>
          </table:table-cell>
          <table:table-cell table:style-name="ce10" table:formula="of:=1-[.P68]/[.$C$6]" office:value-type="percentage" office:value="0.401106492114341">
            <text:p>40.11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68];1)" office:value-type="date" office:date-value="2026-01-15">
            <text:p>01/15/26</text:p>
          </table:table-cell>
          <table:table-cell office:value-type="float" office:value="68">
            <text:p>68</text:p>
          </table:table-cell>
          <table:table-cell table:formula="of:=IF([.R6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68]&lt;0.8*[.$C$6];0;[.$Z$7])" office:value-type="float" office:value="0">
            <text:p>0</text:p>
          </table:table-cell>
          <table:table-cell table:formula="of:=[.I69]-[.J69]-[.K69]-[.L69]" office:value-type="currency" office:currency="USD" office:value="1199">
            <text:p>$1,199.00</text:p>
          </table:table-cell>
          <table:table-cell table:style-name="ce6" table:formula="of:=IF(ISERR(IPMT([.$C$20]/12;1;[.$D$17];[.P68]));0;IPMT([.$C$20]/12;1;[.$D$17];[.P68]))" office:value-type="currency" office:currency="USD" office:value="-213.355812184266">
            <text:p>-$213.36</text:p>
          </table:table-cell>
          <table:table-cell table:style-name="ce6" table:formula="of:=IF([.P68]-[.N69]&gt;[.M69];-[.M69]-[.N69];-[.P68])" office:value-type="currency" office:currency="USD" office:value="-985.644187815734">
            <text:p>-$985.64</text:p>
          </table:table-cell>
          <table:table-cell table:formula="of:=IF([.P68]+[.O69]&gt;=0;[.P68]+[.O69];0)" office:value-type="currency" office:currency="USD" office:value="84356.6806858907">
            <text:p>$84,356.68</text:p>
          </table:table-cell>
          <table:table-cell table:formula="of:=IF([.L69]=0;[.H69]/12;&quot;&quot;)" office:value-type="float" office:value="5.66666666666667">
            <text:p>5.6666666667</text:p>
          </table:table-cell>
          <table:table-cell table:formula="of:=IF([.H69]&lt;=[.$Z$2];1;&quot;&quot;)">
            <text:p/>
          </table:table-cell>
          <table:table-cell table:style-name="ce7" table:formula="of:=IF([.P69]=0;[.H69]/12;&quot;&quot;)">
            <text:p/>
          </table:table-cell>
          <table:table-cell table:style-name="ce7" table:formula="of:=IF([.P69]&gt;0;0;[.$Z$15])" office:value-type="float" office:value="0">
            <text:p>0.00</text:p>
          </table:table-cell>
          <table:table-cell table:style-name="ce10" table:formula="of:=1-[.P69]/[.$C$6]" office:value-type="percentage" office:value="0.408023293432346">
            <text:p>40.8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69];1)" office:value-type="date" office:date-value="2026-02-15">
            <text:p>02/15/26</text:p>
          </table:table-cell>
          <table:table-cell office:value-type="float" office:value="69">
            <text:p>69</text:p>
          </table:table-cell>
          <table:table-cell table:formula="of:=IF([.R7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69]&lt;0.8*[.$C$6];0;[.$Z$7])" office:value-type="float" office:value="0">
            <text:p>0</text:p>
          </table:table-cell>
          <table:table-cell table:formula="of:=[.I70]-[.J70]-[.K70]-[.L70]" office:value-type="currency" office:currency="USD" office:value="1199">
            <text:p>$1,199.00</text:p>
          </table:table-cell>
          <table:table-cell table:style-name="ce6" table:formula="of:=IF(ISERR(IPMT([.$C$20]/12;1;[.$D$17];[.P69]));0;IPMT([.$C$20]/12;1;[.$D$17];[.P69]))" office:value-type="currency" office:currency="USD" office:value="-210.891701714727">
            <text:p>-$210.89</text:p>
          </table:table-cell>
          <table:table-cell table:style-name="ce6" table:formula="of:=IF([.P69]-[.N70]&gt;[.M70];-[.M70]-[.N70];-[.P69])" office:value-type="currency" office:currency="USD" office:value="-988.108298285273">
            <text:p>-$988.11</text:p>
          </table:table-cell>
          <table:table-cell table:formula="of:=IF([.P69]+[.O70]&gt;=0;[.P69]+[.O70];0)" office:value-type="currency" office:currency="USD" office:value="83368.5723876055">
            <text:p>$83,368.57</text:p>
          </table:table-cell>
          <table:table-cell table:formula="of:=IF([.L70]=0;[.H70]/12;&quot;&quot;)" office:value-type="float" office:value="5.75">
            <text:p>5.75</text:p>
          </table:table-cell>
          <table:table-cell table:formula="of:=IF([.H70]&lt;=[.$Z$2];1;&quot;&quot;)">
            <text:p/>
          </table:table-cell>
          <table:table-cell table:style-name="ce7" table:formula="of:=IF([.P70]=0;[.H70]/12;&quot;&quot;)">
            <text:p/>
          </table:table-cell>
          <table:table-cell table:style-name="ce7" table:formula="of:=IF([.P70]&gt;0;0;[.$Z$15])" office:value-type="float" office:value="0">
            <text:p>0.00</text:p>
          </table:table-cell>
          <table:table-cell table:style-name="ce10" table:formula="of:=1-[.P70]/[.$C$6]" office:value-type="percentage" office:value="0.414957386753646">
            <text:p>41.5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70];1)" office:value-type="date" office:date-value="2026-03-15">
            <text:p>03/15/26</text:p>
          </table:table-cell>
          <table:table-cell office:value-type="float" office:value="70">
            <text:p>70</text:p>
          </table:table-cell>
          <table:table-cell table:formula="of:=IF([.R7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70]&lt;0.8*[.$C$6];0;[.$Z$7])" office:value-type="float" office:value="0">
            <text:p>0</text:p>
          </table:table-cell>
          <table:table-cell table:formula="of:=[.I71]-[.J71]-[.K71]-[.L71]" office:value-type="currency" office:currency="USD" office:value="1199">
            <text:p>$1,199.00</text:p>
          </table:table-cell>
          <table:table-cell table:style-name="ce6" table:formula="of:=IF(ISERR(IPMT([.$C$20]/12;1;[.$D$17];[.P70]));0;IPMT([.$C$20]/12;1;[.$D$17];[.P70]))" office:value-type="currency" office:currency="USD" office:value="-208.421430969014">
            <text:p>-$208.42</text:p>
          </table:table-cell>
          <table:table-cell table:style-name="ce6" table:formula="of:=IF([.P70]-[.N71]&gt;[.M71];-[.M71]-[.N71];-[.P70])" office:value-type="currency" office:currency="USD" office:value="-990.578569030986">
            <text:p>-$990.58</text:p>
          </table:table-cell>
          <table:table-cell table:formula="of:=IF([.P70]+[.O71]&gt;=0;[.P70]+[.O71];0)" office:value-type="currency" office:currency="USD" office:value="82377.9938185745">
            <text:p>$82,377.99</text:p>
          </table:table-cell>
          <table:table-cell table:formula="of:=IF([.L71]=0;[.H71]/12;&quot;&quot;)" office:value-type="float" office:value="5.83333333333333">
            <text:p>5.8333333333</text:p>
          </table:table-cell>
          <table:table-cell table:formula="of:=IF([.H71]&lt;=[.$Z$2];1;&quot;&quot;)">
            <text:p/>
          </table:table-cell>
          <table:table-cell table:style-name="ce7" table:formula="of:=IF([.P71]=0;[.H71]/12;&quot;&quot;)">
            <text:p/>
          </table:table-cell>
          <table:table-cell table:style-name="ce7" table:formula="of:=IF([.P71]&gt;0;0;[.$Z$15])" office:value-type="float" office:value="0">
            <text:p>0.00</text:p>
          </table:table-cell>
          <table:table-cell table:style-name="ce10" table:formula="of:=1-[.P71]/[.$C$6]" office:value-type="percentage" office:value="0.421908815308249">
            <text:p>42.1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71];1)" office:value-type="date" office:date-value="2026-04-15">
            <text:p>04/15/26</text:p>
          </table:table-cell>
          <table:table-cell office:value-type="float" office:value="71">
            <text:p>71</text:p>
          </table:table-cell>
          <table:table-cell table:formula="of:=IF([.R7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71]&lt;0.8*[.$C$6];0;[.$Z$7])" office:value-type="float" office:value="0">
            <text:p>0</text:p>
          </table:table-cell>
          <table:table-cell table:formula="of:=[.I72]-[.J72]-[.K72]-[.L72]" office:value-type="currency" office:currency="USD" office:value="1199">
            <text:p>$1,199.00</text:p>
          </table:table-cell>
          <table:table-cell table:style-name="ce6" table:formula="of:=IF(ISERR(IPMT([.$C$20]/12;1;[.$D$17];[.P71]));0;IPMT([.$C$20]/12;1;[.$D$17];[.P71]))" office:value-type="currency" office:currency="USD" office:value="-205.944984546436">
            <text:p>-$205.94</text:p>
          </table:table-cell>
          <table:table-cell table:style-name="ce6" table:formula="of:=IF([.P71]-[.N72]&gt;[.M72];-[.M72]-[.N72];-[.P71])" office:value-type="currency" office:currency="USD" office:value="-993.055015453564">
            <text:p>-$993.06</text:p>
          </table:table-cell>
          <table:table-cell table:formula="of:=IF([.P71]+[.O72]&gt;=0;[.P71]+[.O72];0)" office:value-type="currency" office:currency="USD" office:value="81384.9388031209">
            <text:p>$81,384.94</text:p>
          </table:table-cell>
          <table:table-cell table:formula="of:=IF([.L72]=0;[.H72]/12;&quot;&quot;)" office:value-type="float" office:value="5.91666666666667">
            <text:p>5.9166666667</text:p>
          </table:table-cell>
          <table:table-cell table:formula="of:=IF([.H72]&lt;=[.$Z$2];1;&quot;&quot;)">
            <text:p/>
          </table:table-cell>
          <table:table-cell table:style-name="ce7" table:formula="of:=IF([.P72]=0;[.H72]/12;&quot;&quot;)">
            <text:p/>
          </table:table-cell>
          <table:table-cell table:style-name="ce7" table:formula="of:=IF([.P72]&gt;0;0;[.$Z$15])" office:value-type="float" office:value="0">
            <text:p>0.00</text:p>
          </table:table-cell>
          <table:table-cell table:style-name="ce10" table:formula="of:=1-[.P72]/[.$C$6]" office:value-type="percentage" office:value="0.428877622434239">
            <text:p>42.8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72];1)" office:value-type="date" office:date-value="2026-05-15">
            <text:p>05/15/26</text:p>
          </table:table-cell>
          <table:table-cell office:value-type="float" office:value="72">
            <text:p>72</text:p>
          </table:table-cell>
          <table:table-cell table:formula="of:=IF([.R7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72]&lt;0.8*[.$C$6];0;[.$Z$7])" office:value-type="float" office:value="0">
            <text:p>0</text:p>
          </table:table-cell>
          <table:table-cell table:formula="of:=[.I73]-[.J73]-[.K73]-[.L73]" office:value-type="currency" office:currency="USD" office:value="1199">
            <text:p>$1,199.00</text:p>
          </table:table-cell>
          <table:table-cell table:style-name="ce6" table:formula="of:=IF(ISERR(IPMT([.$C$20]/12;1;[.$D$17];[.P72]));0;IPMT([.$C$20]/12;1;[.$D$17];[.P72]))" office:value-type="currency" office:currency="USD" office:value="-203.462347007802">
            <text:p>-$203.46</text:p>
          </table:table-cell>
          <table:table-cell table:style-name="ce6" table:formula="of:=IF([.P72]-[.N73]&gt;[.M73];-[.M73]-[.N73];-[.P72])" office:value-type="currency" office:currency="USD" office:value="-995.537652992198">
            <text:p>-$995.54</text:p>
          </table:table-cell>
          <table:table-cell table:formula="of:=IF([.P72]+[.O73]&gt;=0;[.P72]+[.O73];0)" office:value-type="currency" office:currency="USD" office:value="80389.4011501287">
            <text:p>$80,389.40</text:p>
          </table:table-cell>
          <table:table-cell table:formula="of:=IF([.L73]=0;[.H73]/12;&quot;&quot;)" office:value-type="float" office:value="6">
            <text:p>6</text:p>
          </table:table-cell>
          <table:table-cell table:formula="of:=IF([.H73]&lt;=[.$Z$2];1;&quot;&quot;)">
            <text:p/>
          </table:table-cell>
          <table:table-cell table:style-name="ce7" table:formula="of:=IF([.P73]=0;[.H73]/12;&quot;&quot;)">
            <text:p/>
          </table:table-cell>
          <table:table-cell table:style-name="ce7" table:formula="of:=IF([.P73]&gt;0;0;[.$Z$15])" office:value-type="float" office:value="0">
            <text:p>0.00</text:p>
          </table:table-cell>
          <table:table-cell table:style-name="ce10" table:formula="of:=1-[.P73]/[.$C$6]" office:value-type="percentage" office:value="0.435863851578044">
            <text:p>43.5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73];1)" office:value-type="date" office:date-value="2026-06-15">
            <text:p>06/15/26</text:p>
          </table:table-cell>
          <table:table-cell office:value-type="float" office:value="73">
            <text:p>73</text:p>
          </table:table-cell>
          <table:table-cell table:formula="of:=IF([.R7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73]&lt;0.8*[.$C$6];0;[.$Z$7])" office:value-type="float" office:value="0">
            <text:p>0</text:p>
          </table:table-cell>
          <table:table-cell table:formula="of:=[.I74]-[.J74]-[.K74]-[.L74]" office:value-type="currency" office:currency="USD" office:value="1199">
            <text:p>$1,199.00</text:p>
          </table:table-cell>
          <table:table-cell table:style-name="ce6" table:formula="of:=IF(ISERR(IPMT([.$C$20]/12;1;[.$D$17];[.P73]));0;IPMT([.$C$20]/12;1;[.$D$17];[.P73]))" office:value-type="currency" office:currency="USD" office:value="-200.973502875322">
            <text:p>-$200.97</text:p>
          </table:table-cell>
          <table:table-cell table:style-name="ce6" table:formula="of:=IF([.P73]-[.N74]&gt;[.M74];-[.M74]-[.N74];-[.P73])" office:value-type="currency" office:currency="USD" office:value="-998.026497124678">
            <text:p>-$998.03</text:p>
          </table:table-cell>
          <table:table-cell table:formula="of:=IF([.P73]+[.O74]&gt;=0;[.P73]+[.O74];0)" office:value-type="currency" office:currency="USD" office:value="79391.3746530041">
            <text:p>$79,391.37</text:p>
          </table:table-cell>
          <table:table-cell table:formula="of:=IF([.L74]=0;[.H74]/12;&quot;&quot;)" office:value-type="float" office:value="6.08333333333333">
            <text:p>6.0833333333</text:p>
          </table:table-cell>
          <table:table-cell table:formula="of:=IF([.H74]&lt;=[.$Z$2];1;&quot;&quot;)">
            <text:p/>
          </table:table-cell>
          <table:table-cell table:style-name="ce7" table:formula="of:=IF([.P74]=0;[.H74]/12;&quot;&quot;)">
            <text:p/>
          </table:table-cell>
          <table:table-cell table:style-name="ce7" table:formula="of:=IF([.P74]&gt;0;0;[.$Z$15])" office:value-type="float" office:value="0">
            <text:p>0.00</text:p>
          </table:table-cell>
          <table:table-cell table:style-name="ce10" table:formula="of:=1-[.P74]/[.$C$6]" office:value-type="percentage" office:value="0.442867546294708">
            <text:p>44.2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74];1)" office:value-type="date" office:date-value="2026-07-15">
            <text:p>07/15/26</text:p>
          </table:table-cell>
          <table:table-cell office:value-type="float" office:value="74">
            <text:p>74</text:p>
          </table:table-cell>
          <table:table-cell table:formula="of:=IF([.R7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74]&lt;0.8*[.$C$6];0;[.$Z$7])" office:value-type="float" office:value="0">
            <text:p>0</text:p>
          </table:table-cell>
          <table:table-cell table:formula="of:=[.I75]-[.J75]-[.K75]-[.L75]" office:value-type="currency" office:currency="USD" office:value="1199">
            <text:p>$1,199.00</text:p>
          </table:table-cell>
          <table:table-cell table:style-name="ce6" table:formula="of:=IF(ISERR(IPMT([.$C$20]/12;1;[.$D$17];[.P74]));0;IPMT([.$C$20]/12;1;[.$D$17];[.P74]))" office:value-type="currency" office:currency="USD" office:value="-198.47843663251">
            <text:p>-$198.48</text:p>
          </table:table-cell>
          <table:table-cell table:style-name="ce6" table:formula="of:=IF([.P74]-[.N75]&gt;[.M75];-[.M75]-[.N75];-[.P74])" office:value-type="currency" office:currency="USD" office:value="-1000.52156336749">
            <text:p>-$1,000.52</text:p>
          </table:table-cell>
          <table:table-cell table:formula="of:=IF([.P74]+[.O75]&gt;=0;[.P74]+[.O75];0)" office:value-type="currency" office:currency="USD" office:value="78390.8530896366">
            <text:p>$78,390.85</text:p>
          </table:table-cell>
          <table:table-cell table:formula="of:=IF([.L75]=0;[.H75]/12;&quot;&quot;)" office:value-type="float" office:value="6.16666666666667">
            <text:p>6.1666666667</text:p>
          </table:table-cell>
          <table:table-cell table:formula="of:=IF([.H75]&lt;=[.$Z$2];1;&quot;&quot;)">
            <text:p/>
          </table:table-cell>
          <table:table-cell table:style-name="ce7" table:formula="of:=IF([.P75]=0;[.H75]/12;&quot;&quot;)">
            <text:p/>
          </table:table-cell>
          <table:table-cell table:style-name="ce7" table:formula="of:=IF([.P75]&gt;0;0;[.$Z$15])" office:value-type="float" office:value="0">
            <text:p>0.00</text:p>
          </table:table-cell>
          <table:table-cell table:style-name="ce10" table:formula="of:=1-[.P75]/[.$C$6]" office:value-type="percentage" office:value="0.449888750248165">
            <text:p>44.9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75];1)" office:value-type="date" office:date-value="2026-08-15">
            <text:p>08/15/26</text:p>
          </table:table-cell>
          <table:table-cell office:value-type="float" office:value="75">
            <text:p>75</text:p>
          </table:table-cell>
          <table:table-cell table:formula="of:=IF([.R7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75]&lt;0.8*[.$C$6];0;[.$Z$7])" office:value-type="float" office:value="0">
            <text:p>0</text:p>
          </table:table-cell>
          <table:table-cell table:formula="of:=[.I76]-[.J76]-[.K76]-[.L76]" office:value-type="currency" office:currency="USD" office:value="1199">
            <text:p>$1,199.00</text:p>
          </table:table-cell>
          <table:table-cell table:style-name="ce6" table:formula="of:=IF(ISERR(IPMT([.$C$20]/12;1;[.$D$17];[.P75]));0;IPMT([.$C$20]/12;1;[.$D$17];[.P75]))" office:value-type="currency" office:currency="USD" office:value="-195.977132724091">
            <text:p>-$195.98</text:p>
          </table:table-cell>
          <table:table-cell table:style-name="ce6" table:formula="of:=IF([.P75]-[.N76]&gt;[.M76];-[.M76]-[.N76];-[.P75])" office:value-type="currency" office:currency="USD" office:value="-1003.02286727591">
            <text:p>-$1,003.02</text:p>
          </table:table-cell>
          <table:table-cell table:formula="of:=IF([.P75]+[.O76]&gt;=0;[.P75]+[.O76];0)" office:value-type="currency" office:currency="USD" office:value="77387.8302223606">
            <text:p>$77,387.83</text:p>
          </table:table-cell>
          <table:table-cell table:formula="of:=IF([.L76]=0;[.H76]/12;&quot;&quot;)" office:value-type="float" office:value="6.25">
            <text:p>6.25</text:p>
          </table:table-cell>
          <table:table-cell table:formula="of:=IF([.H76]&lt;=[.$Z$2];1;&quot;&quot;)">
            <text:p/>
          </table:table-cell>
          <table:table-cell table:style-name="ce7" table:formula="of:=IF([.P76]=0;[.H76]/12;&quot;&quot;)">
            <text:p/>
          </table:table-cell>
          <table:table-cell table:style-name="ce7" table:formula="of:=IF([.P76]&gt;0;0;[.$Z$15])" office:value-type="float" office:value="0">
            <text:p>0.00</text:p>
          </table:table-cell>
          <table:table-cell table:style-name="ce10" table:formula="of:=1-[.P76]/[.$C$6]" office:value-type="percentage" office:value="0.456927507211504">
            <text:p>45.6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76];1)" office:value-type="date" office:date-value="2026-09-15">
            <text:p>09/15/26</text:p>
          </table:table-cell>
          <table:table-cell office:value-type="float" office:value="76">
            <text:p>76</text:p>
          </table:table-cell>
          <table:table-cell table:formula="of:=IF([.R7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76]&lt;0.8*[.$C$6];0;[.$Z$7])" office:value-type="float" office:value="0">
            <text:p>0</text:p>
          </table:table-cell>
          <table:table-cell table:formula="of:=[.I77]-[.J77]-[.K77]-[.L77]" office:value-type="currency" office:currency="USD" office:value="1199">
            <text:p>$1,199.00</text:p>
          </table:table-cell>
          <table:table-cell table:style-name="ce6" table:formula="of:=IF(ISERR(IPMT([.$C$20]/12;1;[.$D$17];[.P76]));0;IPMT([.$C$20]/12;1;[.$D$17];[.P76]))" office:value-type="currency" office:currency="USD" office:value="-193.469575555902">
            <text:p>-$193.47</text:p>
          </table:table-cell>
          <table:table-cell table:style-name="ce6" table:formula="of:=IF([.P76]-[.N77]&gt;[.M77];-[.M77]-[.N77];-[.P76])" office:value-type="currency" office:currency="USD" office:value="-1005.5304244441">
            <text:p>-$1,005.53</text:p>
          </table:table-cell>
          <table:table-cell table:formula="of:=IF([.P76]+[.O77]&gt;=0;[.P76]+[.O77];0)" office:value-type="currency" office:currency="USD" office:value="76382.2997979166">
            <text:p>$76,382.30</text:p>
          </table:table-cell>
          <table:table-cell table:formula="of:=IF([.L77]=0;[.H77]/12;&quot;&quot;)" office:value-type="float" office:value="6.33333333333333">
            <text:p>6.3333333333</text:p>
          </table:table-cell>
          <table:table-cell table:formula="of:=IF([.H77]&lt;=[.$Z$2];1;&quot;&quot;)">
            <text:p/>
          </table:table-cell>
          <table:table-cell table:style-name="ce7" table:formula="of:=IF([.P77]=0;[.H77]/12;&quot;&quot;)">
            <text:p/>
          </table:table-cell>
          <table:table-cell table:style-name="ce7" table:formula="of:=IF([.P77]&gt;0;0;[.$Z$15])" office:value-type="float" office:value="0">
            <text:p>0.00</text:p>
          </table:table-cell>
          <table:table-cell table:style-name="ce10" table:formula="of:=1-[.P77]/[.$C$6]" office:value-type="percentage" office:value="0.463983861067252">
            <text:p>46.4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77];1)" office:value-type="date" office:date-value="2026-10-15">
            <text:p>10/15/26</text:p>
          </table:table-cell>
          <table:table-cell office:value-type="float" office:value="77">
            <text:p>77</text:p>
          </table:table-cell>
          <table:table-cell table:formula="of:=IF([.R7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77]&lt;0.8*[.$C$6];0;[.$Z$7])" office:value-type="float" office:value="0">
            <text:p>0</text:p>
          </table:table-cell>
          <table:table-cell table:formula="of:=[.I78]-[.J78]-[.K78]-[.L78]" office:value-type="currency" office:currency="USD" office:value="1199">
            <text:p>$1,199.00</text:p>
          </table:table-cell>
          <table:table-cell table:style-name="ce6" table:formula="of:=IF(ISERR(IPMT([.$C$20]/12;1;[.$D$17];[.P77]));0;IPMT([.$C$20]/12;1;[.$D$17];[.P77]))" office:value-type="currency" office:currency="USD" office:value="-190.955749494791">
            <text:p>-$190.96</text:p>
          </table:table-cell>
          <table:table-cell table:style-name="ce6" table:formula="of:=IF([.P77]-[.N78]&gt;[.M78];-[.M78]-[.N78];-[.P77])" office:value-type="currency" office:currency="USD" office:value="-1008.04425050521">
            <text:p>-$1,008.04</text:p>
          </table:table-cell>
          <table:table-cell table:formula="of:=IF([.P77]+[.O78]&gt;=0;[.P77]+[.O78];0)" office:value-type="currency" office:currency="USD" office:value="75374.2555474113">
            <text:p>$75,374.26</text:p>
          </table:table-cell>
          <table:table-cell table:formula="of:=IF([.L78]=0;[.H78]/12;&quot;&quot;)" office:value-type="float" office:value="6.41666666666667">
            <text:p>6.4166666667</text:p>
          </table:table-cell>
          <table:table-cell table:formula="of:=IF([.H78]&lt;=[.$Z$2];1;&quot;&quot;)">
            <text:p/>
          </table:table-cell>
          <table:table-cell table:style-name="ce7" table:formula="of:=IF([.P78]=0;[.H78]/12;&quot;&quot;)">
            <text:p/>
          </table:table-cell>
          <table:table-cell table:style-name="ce7" table:formula="of:=IF([.P78]&gt;0;0;[.$Z$15])" office:value-type="float" office:value="0">
            <text:p>0.00</text:p>
          </table:table-cell>
          <table:table-cell table:style-name="ce10" table:formula="of:=1-[.P78]/[.$C$6]" office:value-type="percentage" office:value="0.47105785580764">
            <text:p>47.11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78];1)" office:value-type="date" office:date-value="2026-11-15">
            <text:p>11/15/26</text:p>
          </table:table-cell>
          <table:table-cell office:value-type="float" office:value="78">
            <text:p>78</text:p>
          </table:table-cell>
          <table:table-cell table:formula="of:=IF([.R7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78]&lt;0.8*[.$C$6];0;[.$Z$7])" office:value-type="float" office:value="0">
            <text:p>0</text:p>
          </table:table-cell>
          <table:table-cell table:formula="of:=[.I79]-[.J79]-[.K79]-[.L79]" office:value-type="currency" office:currency="USD" office:value="1199">
            <text:p>$1,199.00</text:p>
          </table:table-cell>
          <table:table-cell table:style-name="ce6" table:formula="of:=IF(ISERR(IPMT([.$C$20]/12;1;[.$D$17];[.P78]));0;IPMT([.$C$20]/12;1;[.$D$17];[.P78]))" office:value-type="currency" office:currency="USD" office:value="-188.435638868528">
            <text:p>-$188.44</text:p>
          </table:table-cell>
          <table:table-cell table:style-name="ce6" table:formula="of:=IF([.P78]-[.N79]&gt;[.M79];-[.M79]-[.N79];-[.P78])" office:value-type="currency" office:currency="USD" office:value="-1010.56436113147">
            <text:p>-$1,010.56</text:p>
          </table:table-cell>
          <table:table-cell table:formula="of:=IF([.P78]+[.O79]&gt;=0;[.P78]+[.O79];0)" office:value-type="currency" office:currency="USD" office:value="74363.6911862799">
            <text:p>$74,363.69</text:p>
          </table:table-cell>
          <table:table-cell table:formula="of:=IF([.L79]=0;[.H79]/12;&quot;&quot;)" office:value-type="float" office:value="6.5">
            <text:p>6.5</text:p>
          </table:table-cell>
          <table:table-cell table:formula="of:=IF([.H79]&lt;=[.$Z$2];1;&quot;&quot;)">
            <text:p/>
          </table:table-cell>
          <table:table-cell table:style-name="ce7" table:formula="of:=IF([.P79]=0;[.H79]/12;&quot;&quot;)">
            <text:p/>
          </table:table-cell>
          <table:table-cell table:style-name="ce7" table:formula="of:=IF([.P79]&gt;0;0;[.$Z$15])" office:value-type="float" office:value="0">
            <text:p>0.00</text:p>
          </table:table-cell>
          <table:table-cell table:style-name="ce10" table:formula="of:=1-[.P79]/[.$C$6]" office:value-type="percentage" office:value="0.478149535534878">
            <text:p>47.81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79];1)" office:value-type="date" office:date-value="2026-12-15">
            <text:p>12/15/26</text:p>
          </table:table-cell>
          <table:table-cell office:value-type="float" office:value="79">
            <text:p>79</text:p>
          </table:table-cell>
          <table:table-cell table:formula="of:=IF([.R8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79]&lt;0.8*[.$C$6];0;[.$Z$7])" office:value-type="float" office:value="0">
            <text:p>0</text:p>
          </table:table-cell>
          <table:table-cell table:formula="of:=[.I80]-[.J80]-[.K80]-[.L80]" office:value-type="currency" office:currency="USD" office:value="1199">
            <text:p>$1,199.00</text:p>
          </table:table-cell>
          <table:table-cell table:style-name="ce6" table:formula="of:=IF(ISERR(IPMT([.$C$20]/12;1;[.$D$17];[.P79]));0;IPMT([.$C$20]/12;1;[.$D$17];[.P79]))" office:value-type="currency" office:currency="USD" office:value="-185.9092279657">
            <text:p>-$185.91</text:p>
          </table:table-cell>
          <table:table-cell table:style-name="ce6" table:formula="of:=IF([.P79]-[.N80]&gt;[.M80];-[.M80]-[.N80];-[.P79])" office:value-type="currency" office:currency="USD" office:value="-1013.0907720343">
            <text:p>-$1,013.09</text:p>
          </table:table-cell>
          <table:table-cell table:formula="of:=IF([.P79]+[.O80]&gt;=0;[.P79]+[.O80];0)" office:value-type="currency" office:currency="USD" office:value="73350.6004142456">
            <text:p>$73,350.60</text:p>
          </table:table-cell>
          <table:table-cell table:formula="of:=IF([.L80]=0;[.H80]/12;&quot;&quot;)" office:value-type="float" office:value="6.58333333333333">
            <text:p>6.5833333333</text:p>
          </table:table-cell>
          <table:table-cell table:formula="of:=IF([.H80]&lt;=[.$Z$2];1;&quot;&quot;)">
            <text:p/>
          </table:table-cell>
          <table:table-cell table:style-name="ce7" table:formula="of:=IF([.P80]=0;[.H80]/12;&quot;&quot;)">
            <text:p/>
          </table:table-cell>
          <table:table-cell table:style-name="ce7" table:formula="of:=IF([.P80]&gt;0;0;[.$Z$15])" office:value-type="float" office:value="0">
            <text:p>0.00</text:p>
          </table:table-cell>
          <table:table-cell table:style-name="ce10" table:formula="of:=1-[.P80]/[.$C$6]" office:value-type="percentage" office:value="0.485258944461435">
            <text:p>48.5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80];1)" office:value-type="date" office:date-value="2027-01-15">
            <text:p>01/15/27</text:p>
          </table:table-cell>
          <table:table-cell office:value-type="float" office:value="80">
            <text:p>80</text:p>
          </table:table-cell>
          <table:table-cell table:formula="of:=IF([.R8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80]&lt;0.8*[.$C$6];0;[.$Z$7])" office:value-type="float" office:value="0">
            <text:p>0</text:p>
          </table:table-cell>
          <table:table-cell table:formula="of:=[.I81]-[.J81]-[.K81]-[.L81]" office:value-type="currency" office:currency="USD" office:value="1199">
            <text:p>$1,199.00</text:p>
          </table:table-cell>
          <table:table-cell table:style-name="ce6" table:formula="of:=IF(ISERR(IPMT([.$C$20]/12;1;[.$D$17];[.P80]));0;IPMT([.$C$20]/12;1;[.$D$17];[.P80]))" office:value-type="currency" office:currency="USD" office:value="-183.376501035614">
            <text:p>-$183.38</text:p>
          </table:table-cell>
          <table:table-cell table:style-name="ce6" table:formula="of:=IF([.P80]-[.N81]&gt;[.M81];-[.M81]-[.N81];-[.P80])" office:value-type="currency" office:currency="USD" office:value="-1015.62349896439">
            <text:p>-$1,015.62</text:p>
          </table:table-cell>
          <table:table-cell table:formula="of:=IF([.P80]+[.O81]&gt;=0;[.P80]+[.O81];0)" office:value-type="currency" office:currency="USD" office:value="72334.9769152812">
            <text:p>$72,334.98</text:p>
          </table:table-cell>
          <table:table-cell table:formula="of:=IF([.L81]=0;[.H81]/12;&quot;&quot;)" office:value-type="float" office:value="6.66666666666667">
            <text:p>6.6666666667</text:p>
          </table:table-cell>
          <table:table-cell table:formula="of:=IF([.H81]&lt;=[.$Z$2];1;&quot;&quot;)">
            <text:p/>
          </table:table-cell>
          <table:table-cell table:style-name="ce7" table:formula="of:=IF([.P81]=0;[.H81]/12;&quot;&quot;)">
            <text:p/>
          </table:table-cell>
          <table:table-cell table:style-name="ce7" table:formula="of:=IF([.P81]&gt;0;0;[.$Z$15])" office:value-type="float" office:value="0">
            <text:p>0.00</text:p>
          </table:table-cell>
          <table:table-cell table:style-name="ce10" table:formula="of:=1-[.P81]/[.$C$6]" office:value-type="percentage" office:value="0.492386126910307">
            <text:p>49.24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81];1)" office:value-type="date" office:date-value="2027-02-15">
            <text:p>02/15/27</text:p>
          </table:table-cell>
          <table:table-cell office:value-type="float" office:value="81">
            <text:p>81</text:p>
          </table:table-cell>
          <table:table-cell table:formula="of:=IF([.R8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81]&lt;0.8*[.$C$6];0;[.$Z$7])" office:value-type="float" office:value="0">
            <text:p>0</text:p>
          </table:table-cell>
          <table:table-cell table:formula="of:=[.I82]-[.J82]-[.K82]-[.L82]" office:value-type="currency" office:currency="USD" office:value="1199">
            <text:p>$1,199.00</text:p>
          </table:table-cell>
          <table:table-cell table:style-name="ce6" table:formula="of:=IF(ISERR(IPMT([.$C$20]/12;1;[.$D$17];[.P81]));0;IPMT([.$C$20]/12;1;[.$D$17];[.P81]))" office:value-type="currency" office:currency="USD" office:value="-180.837442288203">
            <text:p>-$180.84</text:p>
          </table:table-cell>
          <table:table-cell table:style-name="ce6" table:formula="of:=IF([.P81]-[.N82]&gt;[.M82];-[.M82]-[.N82];-[.P81])" office:value-type="currency" office:currency="USD" office:value="-1018.1625577118">
            <text:p>-$1,018.16</text:p>
          </table:table-cell>
          <table:table-cell table:formula="of:=IF([.P81]+[.O82]&gt;=0;[.P81]+[.O82];0)" office:value-type="currency" office:currency="USD" office:value="71316.8143575694">
            <text:p>$71,316.81</text:p>
          </table:table-cell>
          <table:table-cell table:formula="of:=IF([.L82]=0;[.H82]/12;&quot;&quot;)" office:value-type="float" office:value="6.75">
            <text:p>6.75</text:p>
          </table:table-cell>
          <table:table-cell table:formula="of:=IF([.H82]&lt;=[.$Z$2];1;&quot;&quot;)">
            <text:p/>
          </table:table-cell>
          <table:table-cell table:style-name="ce7" table:formula="of:=IF([.P82]=0;[.H82]/12;&quot;&quot;)">
            <text:p/>
          </table:table-cell>
          <table:table-cell table:style-name="ce7" table:formula="of:=IF([.P82]&gt;0;0;[.$Z$15])" office:value-type="float" office:value="0">
            <text:p>0.00</text:p>
          </table:table-cell>
          <table:table-cell table:style-name="ce10" table:formula="of:=1-[.P82]/[.$C$6]" office:value-type="percentage" office:value="0.499531127315303">
            <text:p>49.95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82];1)" office:value-type="date" office:date-value="2027-03-15">
            <text:p>03/15/27</text:p>
          </table:table-cell>
          <table:table-cell office:value-type="float" office:value="82">
            <text:p>82</text:p>
          </table:table-cell>
          <table:table-cell table:formula="of:=IF([.R8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82]&lt;0.8*[.$C$6];0;[.$Z$7])" office:value-type="float" office:value="0">
            <text:p>0</text:p>
          </table:table-cell>
          <table:table-cell table:formula="of:=[.I83]-[.J83]-[.K83]-[.L83]" office:value-type="currency" office:currency="USD" office:value="1199">
            <text:p>$1,199.00</text:p>
          </table:table-cell>
          <table:table-cell table:style-name="ce6" table:formula="of:=IF(ISERR(IPMT([.$C$20]/12;1;[.$D$17];[.P82]));0;IPMT([.$C$20]/12;1;[.$D$17];[.P82]))" office:value-type="currency" office:currency="USD" office:value="-178.292035893924">
            <text:p>-$178.29</text:p>
          </table:table-cell>
          <table:table-cell table:style-name="ce6" table:formula="of:=IF([.P82]-[.N83]&gt;[.M83];-[.M83]-[.N83];-[.P82])" office:value-type="currency" office:currency="USD" office:value="-1020.70796410608">
            <text:p>-$1,020.71</text:p>
          </table:table-cell>
          <table:table-cell table:formula="of:=IF([.P82]+[.O83]&gt;=0;[.P82]+[.O83];0)" office:value-type="currency" office:currency="USD" office:value="70296.1063934633">
            <text:p>$70,296.11</text:p>
          </table:table-cell>
          <table:table-cell table:formula="of:=IF([.L83]=0;[.H83]/12;&quot;&quot;)" office:value-type="float" office:value="6.83333333333333">
            <text:p>6.8333333333</text:p>
          </table:table-cell>
          <table:table-cell table:formula="of:=IF([.H83]&lt;=[.$Z$2];1;&quot;&quot;)">
            <text:p/>
          </table:table-cell>
          <table:table-cell table:style-name="ce7" table:formula="of:=IF([.P83]=0;[.H83]/12;&quot;&quot;)">
            <text:p/>
          </table:table-cell>
          <table:table-cell table:style-name="ce7" table:formula="of:=IF([.P83]&gt;0;0;[.$Z$15])" office:value-type="float" office:value="0">
            <text:p>0.00</text:p>
          </table:table-cell>
          <table:table-cell table:style-name="ce10" table:formula="of:=1-[.P83]/[.$C$6]" office:value-type="percentage" office:value="0.50669399022131">
            <text:p>50.67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83];1)" office:value-type="date" office:date-value="2027-04-15">
            <text:p>04/15/27</text:p>
          </table:table-cell>
          <table:table-cell office:value-type="float" office:value="83">
            <text:p>83</text:p>
          </table:table-cell>
          <table:table-cell table:formula="of:=IF([.R8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83]&lt;0.8*[.$C$6];0;[.$Z$7])" office:value-type="float" office:value="0">
            <text:p>0</text:p>
          </table:table-cell>
          <table:table-cell table:formula="of:=[.I84]-[.J84]-[.K84]-[.L84]" office:value-type="currency" office:currency="USD" office:value="1199">
            <text:p>$1,199.00</text:p>
          </table:table-cell>
          <table:table-cell table:style-name="ce6" table:formula="of:=IF(ISERR(IPMT([.$C$20]/12;1;[.$D$17];[.P83]));0;IPMT([.$C$20]/12;1;[.$D$17];[.P83]))" office:value-type="currency" office:currency="USD" office:value="-175.740265983658">
            <text:p>-$175.74</text:p>
          </table:table-cell>
          <table:table-cell table:style-name="ce6" table:formula="of:=IF([.P83]-[.N84]&gt;[.M84];-[.M84]-[.N84];-[.P83])" office:value-type="currency" office:currency="USD" office:value="-1023.25973401634">
            <text:p>-$1,023.26</text:p>
          </table:table-cell>
          <table:table-cell table:formula="of:=IF([.P83]+[.O84]&gt;=0;[.P83]+[.O84];0)" office:value-type="currency" office:currency="USD" office:value="69272.846659447">
            <text:p>$69,272.85</text:p>
          </table:table-cell>
          <table:table-cell table:formula="of:=IF([.L84]=0;[.H84]/12;&quot;&quot;)" office:value-type="float" office:value="6.91666666666667">
            <text:p>6.9166666667</text:p>
          </table:table-cell>
          <table:table-cell table:formula="of:=IF([.H84]&lt;=[.$Z$2];1;&quot;&quot;)">
            <text:p/>
          </table:table-cell>
          <table:table-cell table:style-name="ce7" table:formula="of:=IF([.P84]=0;[.H84]/12;&quot;&quot;)">
            <text:p/>
          </table:table-cell>
          <table:table-cell table:style-name="ce7" table:formula="of:=IF([.P84]&gt;0;0;[.$Z$15])" office:value-type="float" office:value="0">
            <text:p>0.00</text:p>
          </table:table-cell>
          <table:table-cell table:style-name="ce10" table:formula="of:=1-[.P84]/[.$C$6]" office:value-type="percentage" office:value="0.513874760284583">
            <text:p>51.3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84];1)" office:value-type="date" office:date-value="2027-05-15">
            <text:p>05/15/27</text:p>
          </table:table-cell>
          <table:table-cell office:value-type="float" office:value="84">
            <text:p>84</text:p>
          </table:table-cell>
          <table:table-cell table:formula="of:=IF([.R8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84]&lt;0.8*[.$C$6];0;[.$Z$7])" office:value-type="float" office:value="0">
            <text:p>0</text:p>
          </table:table-cell>
          <table:table-cell table:formula="of:=[.I85]-[.J85]-[.K85]-[.L85]" office:value-type="currency" office:currency="USD" office:value="1199">
            <text:p>$1,199.00</text:p>
          </table:table-cell>
          <table:table-cell table:style-name="ce6" table:formula="of:=IF(ISERR(IPMT([.$C$20]/12;1;[.$D$17];[.P84]));0;IPMT([.$C$20]/12;1;[.$D$17];[.P84]))" office:value-type="currency" office:currency="USD" office:value="-173.182116648617">
            <text:p>-$173.18</text:p>
          </table:table-cell>
          <table:table-cell table:style-name="ce6" table:formula="of:=IF([.P84]-[.N85]&gt;[.M85];-[.M85]-[.N85];-[.P84])" office:value-type="currency" office:currency="USD" office:value="-1025.81788335138">
            <text:p>-$1,025.82</text:p>
          </table:table-cell>
          <table:table-cell table:formula="of:=IF([.P84]+[.O85]&gt;=0;[.P84]+[.O85];0)" office:value-type="currency" office:currency="USD" office:value="68247.0287760956">
            <text:p>$68,247.03</text:p>
          </table:table-cell>
          <table:table-cell table:formula="of:=IF([.L85]=0;[.H85]/12;&quot;&quot;)" office:value-type="float" office:value="7">
            <text:p>7</text:p>
          </table:table-cell>
          <table:table-cell table:formula="of:=IF([.H85]&lt;=[.$Z$2];1;&quot;&quot;)">
            <text:p/>
          </table:table-cell>
          <table:table-cell table:style-name="ce7" table:formula="of:=IF([.P85]=0;[.H85]/12;&quot;&quot;)">
            <text:p/>
          </table:table-cell>
          <table:table-cell table:style-name="ce7" table:formula="of:=IF([.P85]&gt;0;0;[.$Z$15])" office:value-type="float" office:value="0">
            <text:p>0.00</text:p>
          </table:table-cell>
          <table:table-cell table:style-name="ce10" table:formula="of:=1-[.P85]/[.$C$6]" office:value-type="percentage" office:value="0.521073482273013">
            <text:p>52.11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85];1)" office:value-type="date" office:date-value="2027-06-15">
            <text:p>06/15/27</text:p>
          </table:table-cell>
          <table:table-cell office:value-type="float" office:value="85">
            <text:p>85</text:p>
          </table:table-cell>
          <table:table-cell table:formula="of:=IF([.R8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85]&lt;0.8*[.$C$6];0;[.$Z$7])" office:value-type="float" office:value="0">
            <text:p>0</text:p>
          </table:table-cell>
          <table:table-cell table:formula="of:=[.I86]-[.J86]-[.K86]-[.L86]" office:value-type="currency" office:currency="USD" office:value="1199">
            <text:p>$1,199.00</text:p>
          </table:table-cell>
          <table:table-cell table:style-name="ce6" table:formula="of:=IF(ISERR(IPMT([.$C$20]/12;1;[.$D$17];[.P85]));0;IPMT([.$C$20]/12;1;[.$D$17];[.P85]))" office:value-type="currency" office:currency="USD" office:value="-170.617571940239">
            <text:p>-$170.62</text:p>
          </table:table-cell>
          <table:table-cell table:style-name="ce6" table:formula="of:=IF([.P85]-[.N86]&gt;[.M86];-[.M86]-[.N86];-[.P85])" office:value-type="currency" office:currency="USD" office:value="-1028.38242805976">
            <text:p>-$1,028.38</text:p>
          </table:table-cell>
          <table:table-cell table:formula="of:=IF([.P85]+[.O86]&gt;=0;[.P85]+[.O86];0)" office:value-type="currency" office:currency="USD" office:value="67218.6463480358">
            <text:p>$67,218.65</text:p>
          </table:table-cell>
          <table:table-cell table:formula="of:=IF([.L86]=0;[.H86]/12;&quot;&quot;)" office:value-type="float" office:value="7.08333333333333">
            <text:p>7.0833333333</text:p>
          </table:table-cell>
          <table:table-cell table:formula="of:=IF([.H86]&lt;=[.$Z$2];1;&quot;&quot;)">
            <text:p/>
          </table:table-cell>
          <table:table-cell table:style-name="ce7" table:formula="of:=IF([.P86]=0;[.H86]/12;&quot;&quot;)">
            <text:p/>
          </table:table-cell>
          <table:table-cell table:style-name="ce7" table:formula="of:=IF([.P86]&gt;0;0;[.$Z$15])" office:value-type="float" office:value="0">
            <text:p>0.00</text:p>
          </table:table-cell>
          <table:table-cell table:style-name="ce10" table:formula="of:=1-[.P86]/[.$C$6]" office:value-type="percentage" office:value="0.528290201066415">
            <text:p>52.8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86];1)" office:value-type="date" office:date-value="2027-07-15">
            <text:p>07/15/27</text:p>
          </table:table-cell>
          <table:table-cell office:value-type="float" office:value="86">
            <text:p>86</text:p>
          </table:table-cell>
          <table:table-cell table:formula="of:=IF([.R8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86]&lt;0.8*[.$C$6];0;[.$Z$7])" office:value-type="float" office:value="0">
            <text:p>0</text:p>
          </table:table-cell>
          <table:table-cell table:formula="of:=[.I87]-[.J87]-[.K87]-[.L87]" office:value-type="currency" office:currency="USD" office:value="1199">
            <text:p>$1,199.00</text:p>
          </table:table-cell>
          <table:table-cell table:style-name="ce6" table:formula="of:=IF(ISERR(IPMT([.$C$20]/12;1;[.$D$17];[.P86]));0;IPMT([.$C$20]/12;1;[.$D$17];[.P86]))" office:value-type="currency" office:currency="USD" office:value="-168.04661587009">
            <text:p>-$168.05</text:p>
          </table:table-cell>
          <table:table-cell table:style-name="ce6" table:formula="of:=IF([.P86]-[.N87]&gt;[.M87];-[.M87]-[.N87];-[.P86])" office:value-type="currency" office:currency="USD" office:value="-1030.95338412991">
            <text:p>-$1,030.95</text:p>
          </table:table-cell>
          <table:table-cell table:formula="of:=IF([.P86]+[.O87]&gt;=0;[.P86]+[.O87];0)" office:value-type="currency" office:currency="USD" office:value="66187.6929639059">
            <text:p>$66,187.69</text:p>
          </table:table-cell>
          <table:table-cell table:formula="of:=IF([.L87]=0;[.H87]/12;&quot;&quot;)" office:value-type="float" office:value="7.16666666666667">
            <text:p>7.1666666667</text:p>
          </table:table-cell>
          <table:table-cell table:formula="of:=IF([.H87]&lt;=[.$Z$2];1;&quot;&quot;)">
            <text:p/>
          </table:table-cell>
          <table:table-cell table:style-name="ce7" table:formula="of:=IF([.P87]=0;[.H87]/12;&quot;&quot;)">
            <text:p/>
          </table:table-cell>
          <table:table-cell table:style-name="ce7" table:formula="of:=IF([.P87]&gt;0;0;[.$Z$15])" office:value-type="float" office:value="0">
            <text:p>0.00</text:p>
          </table:table-cell>
          <table:table-cell table:style-name="ce10" table:formula="of:=1-[.P87]/[.$C$6]" office:value-type="percentage" office:value="0.535524961656801">
            <text:p>53.55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87];1)" office:value-type="date" office:date-value="2027-08-15">
            <text:p>08/15/27</text:p>
          </table:table-cell>
          <table:table-cell office:value-type="float" office:value="87">
            <text:p>87</text:p>
          </table:table-cell>
          <table:table-cell table:formula="of:=IF([.R8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87]&lt;0.8*[.$C$6];0;[.$Z$7])" office:value-type="float" office:value="0">
            <text:p>0</text:p>
          </table:table-cell>
          <table:table-cell table:formula="of:=[.I88]-[.J88]-[.K88]-[.L88]" office:value-type="currency" office:currency="USD" office:value="1199">
            <text:p>$1,199.00</text:p>
          </table:table-cell>
          <table:table-cell table:style-name="ce6" table:formula="of:=IF(ISERR(IPMT([.$C$20]/12;1;[.$D$17];[.P87]));0;IPMT([.$C$20]/12;1;[.$D$17];[.P87]))" office:value-type="currency" office:currency="USD" office:value="-165.469232409765">
            <text:p>-$165.47</text:p>
          </table:table-cell>
          <table:table-cell table:style-name="ce6" table:formula="of:=IF([.P87]-[.N88]&gt;[.M88];-[.M88]-[.N88];-[.P87])" office:value-type="currency" office:currency="USD" office:value="-1033.53076759024">
            <text:p>-$1,033.53</text:p>
          </table:table-cell>
          <table:table-cell table:formula="of:=IF([.P87]+[.O88]&gt;=0;[.P87]+[.O88];0)" office:value-type="currency" office:currency="USD" office:value="65154.1621963157">
            <text:p>$65,154.16</text:p>
          </table:table-cell>
          <table:table-cell table:formula="of:=IF([.L88]=0;[.H88]/12;&quot;&quot;)" office:value-type="float" office:value="7.25">
            <text:p>7.25</text:p>
          </table:table-cell>
          <table:table-cell table:formula="of:=IF([.H88]&lt;=[.$Z$2];1;&quot;&quot;)">
            <text:p/>
          </table:table-cell>
          <table:table-cell table:style-name="ce7" table:formula="of:=IF([.P88]=0;[.H88]/12;&quot;&quot;)">
            <text:p/>
          </table:table-cell>
          <table:table-cell table:style-name="ce7" table:formula="of:=IF([.P88]&gt;0;0;[.$Z$15])" office:value-type="float" office:value="0">
            <text:p>0.00</text:p>
          </table:table-cell>
          <table:table-cell table:style-name="ce10" table:formula="of:=1-[.P88]/[.$C$6]" office:value-type="percentage" office:value="0.542777809148662">
            <text:p>54.28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88];1)" office:value-type="date" office:date-value="2027-09-15">
            <text:p>09/15/27</text:p>
          </table:table-cell>
          <table:table-cell office:value-type="float" office:value="88">
            <text:p>88</text:p>
          </table:table-cell>
          <table:table-cell table:formula="of:=IF([.R8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88]&lt;0.8*[.$C$6];0;[.$Z$7])" office:value-type="float" office:value="0">
            <text:p>0</text:p>
          </table:table-cell>
          <table:table-cell table:formula="of:=[.I89]-[.J89]-[.K89]-[.L89]" office:value-type="currency" office:currency="USD" office:value="1199">
            <text:p>$1,199.00</text:p>
          </table:table-cell>
          <table:table-cell table:style-name="ce6" table:formula="of:=IF(ISERR(IPMT([.$C$20]/12;1;[.$D$17];[.P88]));0;IPMT([.$C$20]/12;1;[.$D$17];[.P88]))" office:value-type="currency" office:currency="USD" office:value="-162.885405490789">
            <text:p>-$162.89</text:p>
          </table:table-cell>
          <table:table-cell table:style-name="ce6" table:formula="of:=IF([.P88]-[.N89]&gt;[.M89];-[.M89]-[.N89];-[.P88])" office:value-type="currency" office:currency="USD" office:value="-1036.11459450921">
            <text:p>-$1,036.11</text:p>
          </table:table-cell>
          <table:table-cell table:formula="of:=IF([.P88]+[.O89]&gt;=0;[.P88]+[.O89];0)" office:value-type="currency" office:currency="USD" office:value="64118.0476018065">
            <text:p>$64,118.05</text:p>
          </table:table-cell>
          <table:table-cell table:formula="of:=IF([.L89]=0;[.H89]/12;&quot;&quot;)" office:value-type="float" office:value="7.33333333333333">
            <text:p>7.3333333333</text:p>
          </table:table-cell>
          <table:table-cell table:formula="of:=IF([.H89]&lt;=[.$Z$2];1;&quot;&quot;)">
            <text:p/>
          </table:table-cell>
          <table:table-cell table:style-name="ce7" table:formula="of:=IF([.P89]=0;[.H89]/12;&quot;&quot;)">
            <text:p/>
          </table:table-cell>
          <table:table-cell table:style-name="ce7" table:formula="of:=IF([.P89]&gt;0;0;[.$Z$15])" office:value-type="float" office:value="0">
            <text:p>0.00</text:p>
          </table:table-cell>
          <table:table-cell table:style-name="ce10" table:formula="of:=1-[.P89]/[.$C$6]" office:value-type="percentage" office:value="0.550048788759253">
            <text:p>55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89];1)" office:value-type="date" office:date-value="2027-10-15">
            <text:p>10/15/27</text:p>
          </table:table-cell>
          <table:table-cell office:value-type="float" office:value="89">
            <text:p>89</text:p>
          </table:table-cell>
          <table:table-cell table:formula="of:=IF([.R9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89]&lt;0.8*[.$C$6];0;[.$Z$7])" office:value-type="float" office:value="0">
            <text:p>0</text:p>
          </table:table-cell>
          <table:table-cell table:formula="of:=[.I90]-[.J90]-[.K90]-[.L90]" office:value-type="currency" office:currency="USD" office:value="1199">
            <text:p>$1,199.00</text:p>
          </table:table-cell>
          <table:table-cell table:style-name="ce6" table:formula="of:=IF(ISERR(IPMT([.$C$20]/12;1;[.$D$17];[.P89]));0;IPMT([.$C$20]/12;1;[.$D$17];[.P89]))" office:value-type="currency" office:currency="USD" office:value="-160.295119004516">
            <text:p>-$160.30</text:p>
          </table:table-cell>
          <table:table-cell table:style-name="ce6" table:formula="of:=IF([.P89]-[.N90]&gt;[.M90];-[.M90]-[.N90];-[.P89])" office:value-type="currency" office:currency="USD" office:value="-1038.70488099548">
            <text:p>-$1,038.70</text:p>
          </table:table-cell>
          <table:table-cell table:formula="of:=IF([.P89]+[.O90]&gt;=0;[.P89]+[.O90];0)" office:value-type="currency" office:currency="USD" office:value="63079.342720811">
            <text:p>$63,079.34</text:p>
          </table:table-cell>
          <table:table-cell table:formula="of:=IF([.L90]=0;[.H90]/12;&quot;&quot;)" office:value-type="float" office:value="7.41666666666667">
            <text:p>7.4166666667</text:p>
          </table:table-cell>
          <table:table-cell table:formula="of:=IF([.H90]&lt;=[.$Z$2];1;&quot;&quot;)">
            <text:p/>
          </table:table-cell>
          <table:table-cell table:style-name="ce7" table:formula="of:=IF([.P90]=0;[.H90]/12;&quot;&quot;)">
            <text:p/>
          </table:table-cell>
          <table:table-cell table:style-name="ce7" table:formula="of:=IF([.P90]&gt;0;0;[.$Z$15])" office:value-type="float" office:value="0">
            <text:p>0.00</text:p>
          </table:table-cell>
          <table:table-cell table:style-name="ce10" table:formula="of:=1-[.P90]/[.$C$6]" office:value-type="percentage" office:value="0.55733794581887">
            <text:p>55.7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90];1)" office:value-type="date" office:date-value="2027-11-15">
            <text:p>11/15/27</text:p>
          </table:table-cell>
          <table:table-cell office:value-type="float" office:value="90">
            <text:p>90</text:p>
          </table:table-cell>
          <table:table-cell table:formula="of:=IF([.R9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90]&lt;0.8*[.$C$6];0;[.$Z$7])" office:value-type="float" office:value="0">
            <text:p>0</text:p>
          </table:table-cell>
          <table:table-cell table:formula="of:=[.I91]-[.J91]-[.K91]-[.L91]" office:value-type="currency" office:currency="USD" office:value="1199">
            <text:p>$1,199.00</text:p>
          </table:table-cell>
          <table:table-cell table:style-name="ce6" table:formula="of:=IF(ISERR(IPMT([.$C$20]/12;1;[.$D$17];[.P90]));0;IPMT([.$C$20]/12;1;[.$D$17];[.P90]))" office:value-type="currency" office:currency="USD" office:value="-157.698356802027">
            <text:p>-$157.70</text:p>
          </table:table-cell>
          <table:table-cell table:style-name="ce6" table:formula="of:=IF([.P90]-[.N91]&gt;[.M91];-[.M91]-[.N91];-[.P90])" office:value-type="currency" office:currency="USD" office:value="-1041.30164319797">
            <text:p>-$1,041.30</text:p>
          </table:table-cell>
          <table:table-cell table:formula="of:=IF([.P90]+[.O91]&gt;=0;[.P90]+[.O91];0)" office:value-type="currency" office:currency="USD" office:value="62038.041077613">
            <text:p>$62,038.04</text:p>
          </table:table-cell>
          <table:table-cell table:formula="of:=IF([.L91]=0;[.H91]/12;&quot;&quot;)" office:value-type="float" office:value="7.5">
            <text:p>7.5</text:p>
          </table:table-cell>
          <table:table-cell table:formula="of:=IF([.H91]&lt;=[.$Z$2];1;&quot;&quot;)">
            <text:p/>
          </table:table-cell>
          <table:table-cell table:style-name="ce7" table:formula="of:=IF([.P91]=0;[.H91]/12;&quot;&quot;)">
            <text:p/>
          </table:table-cell>
          <table:table-cell table:style-name="ce7" table:formula="of:=IF([.P91]&gt;0;0;[.$Z$15])" office:value-type="float" office:value="0">
            <text:p>0.00</text:p>
          </table:table-cell>
          <table:table-cell table:style-name="ce10" table:formula="of:=1-[.P91]/[.$C$6]" office:value-type="percentage" office:value="0.564645325771137">
            <text:p>56.46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91];1)" office:value-type="date" office:date-value="2027-12-15">
            <text:p>12/15/27</text:p>
          </table:table-cell>
          <table:table-cell office:value-type="float" office:value="91">
            <text:p>91</text:p>
          </table:table-cell>
          <table:table-cell table:formula="of:=IF([.R9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91]&lt;0.8*[.$C$6];0;[.$Z$7])" office:value-type="float" office:value="0">
            <text:p>0</text:p>
          </table:table-cell>
          <table:table-cell table:formula="of:=[.I92]-[.J92]-[.K92]-[.L92]" office:value-type="currency" office:currency="USD" office:value="1199">
            <text:p>$1,199.00</text:p>
          </table:table-cell>
          <table:table-cell table:style-name="ce6" table:formula="of:=IF(ISERR(IPMT([.$C$20]/12;1;[.$D$17];[.P91]));0;IPMT([.$C$20]/12;1;[.$D$17];[.P91]))" office:value-type="currency" office:currency="USD" office:value="-155.095102694033">
            <text:p>-$155.10</text:p>
          </table:table-cell>
          <table:table-cell table:style-name="ce6" table:formula="of:=IF([.P91]-[.N92]&gt;[.M92];-[.M92]-[.N92];-[.P91])" office:value-type="currency" office:currency="USD" office:value="-1043.90489730597">
            <text:p>-$1,043.90</text:p>
          </table:table-cell>
          <table:table-cell table:formula="of:=IF([.P91]+[.O92]&gt;=0;[.P91]+[.O92];0)" office:value-type="currency" office:currency="USD" office:value="60994.1361803071">
            <text:p>$60,994.14</text:p>
          </table:table-cell>
          <table:table-cell table:formula="of:=IF([.L92]=0;[.H92]/12;&quot;&quot;)" office:value-type="float" office:value="7.58333333333333">
            <text:p>7.5833333333</text:p>
          </table:table-cell>
          <table:table-cell table:formula="of:=IF([.H92]&lt;=[.$Z$2];1;&quot;&quot;)">
            <text:p/>
          </table:table-cell>
          <table:table-cell table:style-name="ce7" table:formula="of:=IF([.P92]=0;[.H92]/12;&quot;&quot;)">
            <text:p/>
          </table:table-cell>
          <table:table-cell table:style-name="ce7" table:formula="of:=IF([.P92]&gt;0;0;[.$Z$15])" office:value-type="float" office:value="0">
            <text:p>0.00</text:p>
          </table:table-cell>
          <table:table-cell table:style-name="ce10" table:formula="of:=1-[.P92]/[.$C$6]" office:value-type="percentage" office:value="0.571970974173284">
            <text:p>57.2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92];1)" office:value-type="date" office:date-value="2028-01-15">
            <text:p>01/15/28</text:p>
          </table:table-cell>
          <table:table-cell office:value-type="float" office:value="92">
            <text:p>92</text:p>
          </table:table-cell>
          <table:table-cell table:formula="of:=IF([.R9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92]&lt;0.8*[.$C$6];0;[.$Z$7])" office:value-type="float" office:value="0">
            <text:p>0</text:p>
          </table:table-cell>
          <table:table-cell table:formula="of:=[.I93]-[.J93]-[.K93]-[.L93]" office:value-type="currency" office:currency="USD" office:value="1199">
            <text:p>$1,199.00</text:p>
          </table:table-cell>
          <table:table-cell table:style-name="ce6" table:formula="of:=IF(ISERR(IPMT([.$C$20]/12;1;[.$D$17];[.P92]));0;IPMT([.$C$20]/12;1;[.$D$17];[.P92]))" office:value-type="currency" office:currency="USD" office:value="-152.485340450768">
            <text:p>-$152.49</text:p>
          </table:table-cell>
          <table:table-cell table:style-name="ce6" table:formula="of:=IF([.P92]-[.N93]&gt;[.M93];-[.M93]-[.N93];-[.P92])" office:value-type="currency" office:currency="USD" office:value="-1046.51465954923">
            <text:p>-$1,046.51</text:p>
          </table:table-cell>
          <table:table-cell table:formula="of:=IF([.P92]+[.O93]&gt;=0;[.P92]+[.O93];0)" office:value-type="currency" office:currency="USD" office:value="59947.6215207578">
            <text:p>$59,947.62</text:p>
          </table:table-cell>
          <table:table-cell table:formula="of:=IF([.L93]=0;[.H93]/12;&quot;&quot;)" office:value-type="float" office:value="7.66666666666667">
            <text:p>7.6666666667</text:p>
          </table:table-cell>
          <table:table-cell table:formula="of:=IF([.H93]&lt;=[.$Z$2];1;&quot;&quot;)">
            <text:p/>
          </table:table-cell>
          <table:table-cell table:style-name="ce7" table:formula="of:=IF([.P93]=0;[.H93]/12;&quot;&quot;)">
            <text:p/>
          </table:table-cell>
          <table:table-cell table:style-name="ce7" table:formula="of:=IF([.P93]&gt;0;0;[.$Z$15])" office:value-type="float" office:value="0">
            <text:p>0.00</text:p>
          </table:table-cell>
          <table:table-cell table:style-name="ce10" table:formula="of:=1-[.P93]/[.$C$6]" office:value-type="percentage" office:value="0.579314936696436">
            <text:p>57.9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93];1)" office:value-type="date" office:date-value="2028-02-15">
            <text:p>02/15/28</text:p>
          </table:table-cell>
          <table:table-cell office:value-type="float" office:value="93">
            <text:p>93</text:p>
          </table:table-cell>
          <table:table-cell table:formula="of:=IF([.R9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93]&lt;0.8*[.$C$6];0;[.$Z$7])" office:value-type="float" office:value="0">
            <text:p>0</text:p>
          </table:table-cell>
          <table:table-cell table:formula="of:=[.I94]-[.J94]-[.K94]-[.L94]" office:value-type="currency" office:currency="USD" office:value="1199">
            <text:p>$1,199.00</text:p>
          </table:table-cell>
          <table:table-cell table:style-name="ce6" table:formula="of:=IF(ISERR(IPMT([.$C$20]/12;1;[.$D$17];[.P93]));0;IPMT([.$C$20]/12;1;[.$D$17];[.P93]))" office:value-type="currency" office:currency="USD" office:value="-149.869053801895">
            <text:p>-$149.87</text:p>
          </table:table-cell>
          <table:table-cell table:style-name="ce6" table:formula="of:=IF([.P93]-[.N94]&gt;[.M94];-[.M94]-[.N94];-[.P93])" office:value-type="currency" office:currency="USD" office:value="-1049.13094619811">
            <text:p>-$1,049.13</text:p>
          </table:table-cell>
          <table:table-cell table:formula="of:=IF([.P93]+[.O94]&gt;=0;[.P93]+[.O94];0)" office:value-type="currency" office:currency="USD" office:value="58898.4905745597">
            <text:p>$58,898.49</text:p>
          </table:table-cell>
          <table:table-cell table:formula="of:=IF([.L94]=0;[.H94]/12;&quot;&quot;)" office:value-type="float" office:value="7.75">
            <text:p>7.75</text:p>
          </table:table-cell>
          <table:table-cell table:formula="of:=IF([.H94]&lt;=[.$Z$2];1;&quot;&quot;)">
            <text:p/>
          </table:table-cell>
          <table:table-cell table:style-name="ce7" table:formula="of:=IF([.P94]=0;[.H94]/12;&quot;&quot;)">
            <text:p/>
          </table:table-cell>
          <table:table-cell table:style-name="ce7" table:formula="of:=IF([.P94]&gt;0;0;[.$Z$15])" office:value-type="float" office:value="0">
            <text:p>0.00</text:p>
          </table:table-cell>
          <table:table-cell table:style-name="ce10" table:formula="of:=1-[.P94]/[.$C$6]" office:value-type="percentage" office:value="0.586677259125897">
            <text:p>58.67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94];1)" office:value-type="date" office:date-value="2028-03-15">
            <text:p>03/15/28</text:p>
          </table:table-cell>
          <table:table-cell office:value-type="float" office:value="94">
            <text:p>94</text:p>
          </table:table-cell>
          <table:table-cell table:formula="of:=IF([.R9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94]&lt;0.8*[.$C$6];0;[.$Z$7])" office:value-type="float" office:value="0">
            <text:p>0</text:p>
          </table:table-cell>
          <table:table-cell table:formula="of:=[.I95]-[.J95]-[.K95]-[.L95]" office:value-type="currency" office:currency="USD" office:value="1199">
            <text:p>$1,199.00</text:p>
          </table:table-cell>
          <table:table-cell table:style-name="ce6" table:formula="of:=IF(ISERR(IPMT([.$C$20]/12;1;[.$D$17];[.P94]));0;IPMT([.$C$20]/12;1;[.$D$17];[.P94]))" office:value-type="currency" office:currency="USD" office:value="-147.246226436399">
            <text:p>-$147.25</text:p>
          </table:table-cell>
          <table:table-cell table:style-name="ce6" table:formula="of:=IF([.P94]-[.N95]&gt;[.M95];-[.M95]-[.N95];-[.P94])" office:value-type="currency" office:currency="USD" office:value="-1051.7537735636">
            <text:p>-$1,051.75</text:p>
          </table:table-cell>
          <table:table-cell table:formula="of:=IF([.P94]+[.O95]&gt;=0;[.P94]+[.O95];0)" office:value-type="currency" office:currency="USD" office:value="57846.7368009961">
            <text:p>$57,846.74</text:p>
          </table:table-cell>
          <table:table-cell table:formula="of:=IF([.L95]=0;[.H95]/12;&quot;&quot;)" office:value-type="float" office:value="7.83333333333333">
            <text:p>7.8333333333</text:p>
          </table:table-cell>
          <table:table-cell table:formula="of:=IF([.H95]&lt;=[.$Z$2];1;&quot;&quot;)">
            <text:p/>
          </table:table-cell>
          <table:table-cell table:style-name="ce7" table:formula="of:=IF([.P95]=0;[.H95]/12;&quot;&quot;)">
            <text:p/>
          </table:table-cell>
          <table:table-cell table:style-name="ce7" table:formula="of:=IF([.P95]&gt;0;0;[.$Z$15])" office:value-type="float" office:value="0">
            <text:p>0.00</text:p>
          </table:table-cell>
          <table:table-cell table:style-name="ce10" table:formula="of:=1-[.P95]/[.$C$6]" office:value-type="percentage" office:value="0.594057987361431">
            <text:p>59.41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95];1)" office:value-type="date" office:date-value="2028-04-15">
            <text:p>04/15/28</text:p>
          </table:table-cell>
          <table:table-cell office:value-type="float" office:value="95">
            <text:p>95</text:p>
          </table:table-cell>
          <table:table-cell table:formula="of:=IF([.R9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95]&lt;0.8*[.$C$6];0;[.$Z$7])" office:value-type="float" office:value="0">
            <text:p>0</text:p>
          </table:table-cell>
          <table:table-cell table:formula="of:=[.I96]-[.J96]-[.K96]-[.L96]" office:value-type="currency" office:currency="USD" office:value="1199">
            <text:p>$1,199.00</text:p>
          </table:table-cell>
          <table:table-cell table:style-name="ce6" table:formula="of:=IF(ISERR(IPMT([.$C$20]/12;1;[.$D$17];[.P95]));0;IPMT([.$C$20]/12;1;[.$D$17];[.P95]))" office:value-type="currency" office:currency="USD" office:value="-144.61684200249">
            <text:p>-$144.62</text:p>
          </table:table-cell>
          <table:table-cell table:style-name="ce6" table:formula="of:=IF([.P95]-[.N96]&gt;[.M96];-[.M96]-[.N96];-[.P95])" office:value-type="currency" office:currency="USD" office:value="-1054.38315799751">
            <text:p>-$1,054.38</text:p>
          </table:table-cell>
          <table:table-cell table:formula="of:=IF([.P95]+[.O96]&gt;=0;[.P95]+[.O96];0)" office:value-type="currency" office:currency="USD" office:value="56792.3536429986">
            <text:p>$56,792.35</text:p>
          </table:table-cell>
          <table:table-cell table:formula="of:=IF([.L96]=0;[.H96]/12;&quot;&quot;)" office:value-type="float" office:value="7.91666666666667">
            <text:p>7.9166666667</text:p>
          </table:table-cell>
          <table:table-cell table:formula="of:=IF([.H96]&lt;=[.$Z$2];1;&quot;&quot;)">
            <text:p/>
          </table:table-cell>
          <table:table-cell table:style-name="ce7" table:formula="of:=IF([.P96]=0;[.H96]/12;&quot;&quot;)">
            <text:p/>
          </table:table-cell>
          <table:table-cell table:style-name="ce7" table:formula="of:=IF([.P96]&gt;0;0;[.$Z$15])" office:value-type="float" office:value="0">
            <text:p>0.00</text:p>
          </table:table-cell>
          <table:table-cell table:style-name="ce10" table:formula="of:=1-[.P96]/[.$C$6]" office:value-type="percentage" office:value="0.601457167417554">
            <text:p>60.15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96];1)" office:value-type="date" office:date-value="2028-05-15">
            <text:p>05/15/28</text:p>
          </table:table-cell>
          <table:table-cell office:value-type="float" office:value="96">
            <text:p>96</text:p>
          </table:table-cell>
          <table:table-cell table:formula="of:=IF([.R9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96]&lt;0.8*[.$C$6];0;[.$Z$7])" office:value-type="float" office:value="0">
            <text:p>0</text:p>
          </table:table-cell>
          <table:table-cell table:formula="of:=[.I97]-[.J97]-[.K97]-[.L97]" office:value-type="currency" office:currency="USD" office:value="1199">
            <text:p>$1,199.00</text:p>
          </table:table-cell>
          <table:table-cell table:style-name="ce6" table:formula="of:=IF(ISERR(IPMT([.$C$20]/12;1;[.$D$17];[.P96]));0;IPMT([.$C$20]/12;1;[.$D$17];[.P96]))" office:value-type="currency" office:currency="USD" office:value="-141.980884107497">
            <text:p>-$141.98</text:p>
          </table:table-cell>
          <table:table-cell table:style-name="ce6" table:formula="of:=IF([.P96]-[.N97]&gt;[.M97];-[.M97]-[.N97];-[.P96])" office:value-type="currency" office:currency="USD" office:value="-1057.0191158925">
            <text:p>-$1,057.02</text:p>
          </table:table-cell>
          <table:table-cell table:formula="of:=IF([.P96]+[.O97]&gt;=0;[.P96]+[.O97];0)" office:value-type="currency" office:currency="USD" office:value="55735.3345271061">
            <text:p>$55,735.33</text:p>
          </table:table-cell>
          <table:table-cell table:formula="of:=IF([.L97]=0;[.H97]/12;&quot;&quot;)" office:value-type="float" office:value="8">
            <text:p>8</text:p>
          </table:table-cell>
          <table:table-cell table:formula="of:=IF([.H97]&lt;=[.$Z$2];1;&quot;&quot;)">
            <text:p/>
          </table:table-cell>
          <table:table-cell table:style-name="ce7" table:formula="of:=IF([.P97]=0;[.H97]/12;&quot;&quot;)">
            <text:p/>
          </table:table-cell>
          <table:table-cell table:style-name="ce7" table:formula="of:=IF([.P97]&gt;0;0;[.$Z$15])" office:value-type="float" office:value="0">
            <text:p>0.00</text:p>
          </table:table-cell>
          <table:table-cell table:style-name="ce10" table:formula="of:=1-[.P97]/[.$C$6]" office:value-type="percentage" office:value="0.608874845423817">
            <text:p>60.8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97];1)" office:value-type="date" office:date-value="2028-06-15">
            <text:p>06/15/28</text:p>
          </table:table-cell>
          <table:table-cell office:value-type="float" office:value="97">
            <text:p>97</text:p>
          </table:table-cell>
          <table:table-cell table:formula="of:=IF([.R9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97]&lt;0.8*[.$C$6];0;[.$Z$7])" office:value-type="float" office:value="0">
            <text:p>0</text:p>
          </table:table-cell>
          <table:table-cell table:formula="of:=[.I98]-[.J98]-[.K98]-[.L98]" office:value-type="currency" office:currency="USD" office:value="1199">
            <text:p>$1,199.00</text:p>
          </table:table-cell>
          <table:table-cell table:style-name="ce6" table:formula="of:=IF(ISERR(IPMT([.$C$20]/12;1;[.$D$17];[.P97]));0;IPMT([.$C$20]/12;1;[.$D$17];[.P97]))" office:value-type="currency" office:currency="USD" office:value="-139.338336317765">
            <text:p>-$139.34</text:p>
          </table:table-cell>
          <table:table-cell table:style-name="ce6" table:formula="of:=IF([.P97]-[.N98]&gt;[.M98];-[.M98]-[.N98];-[.P97])" office:value-type="currency" office:currency="USD" office:value="-1059.66166368224">
            <text:p>-$1,059.66</text:p>
          </table:table-cell>
          <table:table-cell table:formula="of:=IF([.P97]+[.O98]&gt;=0;[.P97]+[.O98];0)" office:value-type="currency" office:currency="USD" office:value="54675.6728634239">
            <text:p>$54,675.67</text:p>
          </table:table-cell>
          <table:table-cell table:formula="of:=IF([.L98]=0;[.H98]/12;&quot;&quot;)" office:value-type="float" office:value="8.08333333333333">
            <text:p>8.0833333333</text:p>
          </table:table-cell>
          <table:table-cell table:formula="of:=IF([.H98]&lt;=[.$Z$2];1;&quot;&quot;)">
            <text:p/>
          </table:table-cell>
          <table:table-cell table:style-name="ce7" table:formula="of:=IF([.P98]=0;[.H98]/12;&quot;&quot;)">
            <text:p/>
          </table:table-cell>
          <table:table-cell table:style-name="ce7" table:formula="of:=IF([.P98]&gt;0;0;[.$Z$15])" office:value-type="float" office:value="0">
            <text:p>0.00</text:p>
          </table:table-cell>
          <table:table-cell table:style-name="ce10" table:formula="of:=1-[.P98]/[.$C$6]" office:value-type="percentage" office:value="0.616311067625096">
            <text:p>61.6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98];1)" office:value-type="date" office:date-value="2028-07-15">
            <text:p>07/15/28</text:p>
          </table:table-cell>
          <table:table-cell office:value-type="float" office:value="98">
            <text:p>98</text:p>
          </table:table-cell>
          <table:table-cell table:formula="of:=IF([.R9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98]&lt;0.8*[.$C$6];0;[.$Z$7])" office:value-type="float" office:value="0">
            <text:p>0</text:p>
          </table:table-cell>
          <table:table-cell table:formula="of:=[.I99]-[.J99]-[.K99]-[.L99]" office:value-type="currency" office:currency="USD" office:value="1199">
            <text:p>$1,199.00</text:p>
          </table:table-cell>
          <table:table-cell table:style-name="ce6" table:formula="of:=IF(ISERR(IPMT([.$C$20]/12;1;[.$D$17];[.P98]));0;IPMT([.$C$20]/12;1;[.$D$17];[.P98]))" office:value-type="currency" office:currency="USD" office:value="-136.68918215856">
            <text:p>-$136.69</text:p>
          </table:table-cell>
          <table:table-cell table:style-name="ce6" table:formula="of:=IF([.P98]-[.N99]&gt;[.M99];-[.M99]-[.N99];-[.P98])" office:value-type="currency" office:currency="USD" office:value="-1062.31081784144">
            <text:p>-$1,062.31</text:p>
          </table:table-cell>
          <table:table-cell table:formula="of:=IF([.P98]+[.O99]&gt;=0;[.P98]+[.O99];0)" office:value-type="currency" office:currency="USD" office:value="53613.3620455824">
            <text:p>$53,613.36</text:p>
          </table:table-cell>
          <table:table-cell table:formula="of:=IF([.L99]=0;[.H99]/12;&quot;&quot;)" office:value-type="float" office:value="8.16666666666667">
            <text:p>8.1666666667</text:p>
          </table:table-cell>
          <table:table-cell table:formula="of:=IF([.H99]&lt;=[.$Z$2];1;&quot;&quot;)">
            <text:p/>
          </table:table-cell>
          <table:table-cell table:style-name="ce7" table:formula="of:=IF([.P99]=0;[.H99]/12;&quot;&quot;)">
            <text:p/>
          </table:table-cell>
          <table:table-cell table:style-name="ce7" table:formula="of:=IF([.P99]&gt;0;0;[.$Z$15])" office:value-type="float" office:value="0">
            <text:p>0.00</text:p>
          </table:table-cell>
          <table:table-cell table:style-name="ce10" table:formula="of:=1-[.P99]/[.$C$6]" office:value-type="percentage" office:value="0.623765880381878">
            <text:p>62.38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99];1)" office:value-type="date" office:date-value="2028-08-15">
            <text:p>08/15/28</text:p>
          </table:table-cell>
          <table:table-cell office:value-type="float" office:value="99">
            <text:p>99</text:p>
          </table:table-cell>
          <table:table-cell table:formula="of:=IF([.R10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99]&lt;0.8*[.$C$6];0;[.$Z$7])" office:value-type="float" office:value="0">
            <text:p>0</text:p>
          </table:table-cell>
          <table:table-cell table:formula="of:=[.I100]-[.J100]-[.K100]-[.L100]" office:value-type="currency" office:currency="USD" office:value="1199">
            <text:p>$1,199.00</text:p>
          </table:table-cell>
          <table:table-cell table:style-name="ce6" table:formula="of:=IF(ISERR(IPMT([.$C$20]/12;1;[.$D$17];[.P99]));0;IPMT([.$C$20]/12;1;[.$D$17];[.P99]))" office:value-type="currency" office:currency="USD" office:value="-134.033405113956">
            <text:p>-$134.03</text:p>
          </table:table-cell>
          <table:table-cell table:style-name="ce6" table:formula="of:=IF([.P99]-[.N100]&gt;[.M100];-[.M100]-[.N100];-[.P99])" office:value-type="currency" office:currency="USD" office:value="-1064.96659488604">
            <text:p>-$1,064.97</text:p>
          </table:table-cell>
          <table:table-cell table:formula="of:=IF([.P99]+[.O100]&gt;=0;[.P99]+[.O100];0)" office:value-type="currency" office:currency="USD" office:value="52548.3954506964">
            <text:p>$52,548.40</text:p>
          </table:table-cell>
          <table:table-cell table:formula="of:=IF([.L100]=0;[.H100]/12;&quot;&quot;)" office:value-type="float" office:value="8.25">
            <text:p>8.25</text:p>
          </table:table-cell>
          <table:table-cell table:formula="of:=IF([.H100]&lt;=[.$Z$2];1;&quot;&quot;)">
            <text:p/>
          </table:table-cell>
          <table:table-cell table:style-name="ce7" table:formula="of:=IF([.P100]=0;[.H100]/12;&quot;&quot;)">
            <text:p/>
          </table:table-cell>
          <table:table-cell table:style-name="ce7" table:formula="of:=IF([.P100]&gt;0;0;[.$Z$15])" office:value-type="float" office:value="0">
            <text:p>0.00</text:p>
          </table:table-cell>
          <table:table-cell table:style-name="ce10" table:formula="of:=1-[.P100]/[.$C$6]" office:value-type="percentage" office:value="0.631239330170552">
            <text:p>63.1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00];1)" office:value-type="date" office:date-value="2028-09-15">
            <text:p>09/15/28</text:p>
          </table:table-cell>
          <table:table-cell office:value-type="float" office:value="100">
            <text:p>100</text:p>
          </table:table-cell>
          <table:table-cell table:formula="of:=IF([.R10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00]&lt;0.8*[.$C$6];0;[.$Z$7])" office:value-type="float" office:value="0">
            <text:p>0</text:p>
          </table:table-cell>
          <table:table-cell table:formula="of:=[.I101]-[.J101]-[.K101]-[.L101]" office:value-type="currency" office:currency="USD" office:value="1199">
            <text:p>$1,199.00</text:p>
          </table:table-cell>
          <table:table-cell table:style-name="ce6" table:formula="of:=IF(ISERR(IPMT([.$C$20]/12;1;[.$D$17];[.P100]));0;IPMT([.$C$20]/12;1;[.$D$17];[.P100]))" office:value-type="currency" office:currency="USD" office:value="-131.370988626741">
            <text:p>-$131.37</text:p>
          </table:table-cell>
          <table:table-cell table:style-name="ce6" table:formula="of:=IF([.P100]-[.N101]&gt;[.M101];-[.M101]-[.N101];-[.P100])" office:value-type="currency" office:currency="USD" office:value="-1067.62901137326">
            <text:p>-$1,067.63</text:p>
          </table:table-cell>
          <table:table-cell table:formula="of:=IF([.P100]+[.O101]&gt;=0;[.P100]+[.O101];0)" office:value-type="currency" office:currency="USD" office:value="51480.7664393231">
            <text:p>$51,480.77</text:p>
          </table:table-cell>
          <table:table-cell table:formula="of:=IF([.L101]=0;[.H101]/12;&quot;&quot;)" office:value-type="float" office:value="8.33333333333333">
            <text:p>8.3333333333</text:p>
          </table:table-cell>
          <table:table-cell table:formula="of:=IF([.H101]&lt;=[.$Z$2];1;&quot;&quot;)">
            <text:p/>
          </table:table-cell>
          <table:table-cell table:style-name="ce7" table:formula="of:=IF([.P101]=0;[.H101]/12;&quot;&quot;)">
            <text:p/>
          </table:table-cell>
          <table:table-cell table:style-name="ce7" table:formula="of:=IF([.P101]&gt;0;0;[.$Z$15])" office:value-type="float" office:value="0">
            <text:p>0.00</text:p>
          </table:table-cell>
          <table:table-cell table:style-name="ce10" table:formula="of:=1-[.P101]/[.$C$6]" office:value-type="percentage" office:value="0.638731463583697">
            <text:p>63.87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01];1)" office:value-type="date" office:date-value="2028-10-15">
            <text:p>10/15/28</text:p>
          </table:table-cell>
          <table:table-cell office:value-type="float" office:value="101">
            <text:p>101</text:p>
          </table:table-cell>
          <table:table-cell table:formula="of:=IF([.R10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01]&lt;0.8*[.$C$6];0;[.$Z$7])" office:value-type="float" office:value="0">
            <text:p>0</text:p>
          </table:table-cell>
          <table:table-cell table:formula="of:=[.I102]-[.J102]-[.K102]-[.L102]" office:value-type="currency" office:currency="USD" office:value="1199">
            <text:p>$1,199.00</text:p>
          </table:table-cell>
          <table:table-cell table:style-name="ce6" table:formula="of:=IF(ISERR(IPMT([.$C$20]/12;1;[.$D$17];[.P101]));0;IPMT([.$C$20]/12;1;[.$D$17];[.P101]))" office:value-type="currency" office:currency="USD" office:value="-128.701916098308">
            <text:p>-$128.70</text:p>
          </table:table-cell>
          <table:table-cell table:style-name="ce6" table:formula="of:=IF([.P101]-[.N102]&gt;[.M102];-[.M102]-[.N102];-[.P101])" office:value-type="currency" office:currency="USD" office:value="-1070.29808390169">
            <text:p>-$1,070.30</text:p>
          </table:table-cell>
          <table:table-cell table:formula="of:=IF([.P101]+[.O102]&gt;=0;[.P101]+[.O102];0)" office:value-type="currency" office:currency="USD" office:value="50410.4683554214">
            <text:p>$50,410.47</text:p>
          </table:table-cell>
          <table:table-cell table:formula="of:=IF([.L102]=0;[.H102]/12;&quot;&quot;)" office:value-type="float" office:value="8.41666666666667">
            <text:p>8.4166666667</text:p>
          </table:table-cell>
          <table:table-cell table:formula="of:=IF([.H102]&lt;=[.$Z$2];1;&quot;&quot;)">
            <text:p/>
          </table:table-cell>
          <table:table-cell table:style-name="ce7" table:formula="of:=IF([.P102]=0;[.H102]/12;&quot;&quot;)">
            <text:p/>
          </table:table-cell>
          <table:table-cell table:style-name="ce7" table:formula="of:=IF([.P102]&gt;0;0;[.$Z$15])" office:value-type="float" office:value="0">
            <text:p>0.00</text:p>
          </table:table-cell>
          <table:table-cell table:style-name="ce10" table:formula="of:=1-[.P102]/[.$C$6]" office:value-type="percentage" office:value="0.646242327330376">
            <text:p>64.6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02];1)" office:value-type="date" office:date-value="2028-11-15">
            <text:p>11/15/28</text:p>
          </table:table-cell>
          <table:table-cell office:value-type="float" office:value="102">
            <text:p>102</text:p>
          </table:table-cell>
          <table:table-cell table:formula="of:=IF([.R10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02]&lt;0.8*[.$C$6];0;[.$Z$7])" office:value-type="float" office:value="0">
            <text:p>0</text:p>
          </table:table-cell>
          <table:table-cell table:formula="of:=[.I103]-[.J103]-[.K103]-[.L103]" office:value-type="currency" office:currency="USD" office:value="1199">
            <text:p>$1,199.00</text:p>
          </table:table-cell>
          <table:table-cell table:style-name="ce6" table:formula="of:=IF(ISERR(IPMT([.$C$20]/12;1;[.$D$17];[.P102]));0;IPMT([.$C$20]/12;1;[.$D$17];[.P102]))" office:value-type="currency" office:currency="USD" office:value="-126.026170888554">
            <text:p>-$126.03</text:p>
          </table:table-cell>
          <table:table-cell table:style-name="ce6" table:formula="of:=IF([.P102]-[.N103]&gt;[.M103];-[.M103]-[.N103];-[.P102])" office:value-type="currency" office:currency="USD" office:value="-1072.97382911145">
            <text:p>-$1,072.97</text:p>
          </table:table-cell>
          <table:table-cell table:formula="of:=IF([.P102]+[.O103]&gt;=0;[.P102]+[.O103];0)" office:value-type="currency" office:currency="USD" office:value="49337.49452631">
            <text:p>$49,337.49</text:p>
          </table:table-cell>
          <table:table-cell table:formula="of:=IF([.L103]=0;[.H103]/12;&quot;&quot;)" office:value-type="float" office:value="8.5">
            <text:p>8.5</text:p>
          </table:table-cell>
          <table:table-cell table:formula="of:=IF([.H103]&lt;=[.$Z$2];1;&quot;&quot;)">
            <text:p/>
          </table:table-cell>
          <table:table-cell table:style-name="ce7" table:formula="of:=IF([.P103]=0;[.H103]/12;&quot;&quot;)">
            <text:p/>
          </table:table-cell>
          <table:table-cell table:style-name="ce7" table:formula="of:=IF([.P103]&gt;0;0;[.$Z$15])" office:value-type="float" office:value="0">
            <text:p>0.00</text:p>
          </table:table-cell>
          <table:table-cell table:style-name="ce10" table:formula="of:=1-[.P103]/[.$C$6]" office:value-type="percentage" office:value="0.653771968236421">
            <text:p>65.38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03];1)" office:value-type="date" office:date-value="2028-12-15">
            <text:p>12/15/28</text:p>
          </table:table-cell>
          <table:table-cell office:value-type="float" office:value="103">
            <text:p>103</text:p>
          </table:table-cell>
          <table:table-cell table:formula="of:=IF([.R10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03]&lt;0.8*[.$C$6];0;[.$Z$7])" office:value-type="float" office:value="0">
            <text:p>0</text:p>
          </table:table-cell>
          <table:table-cell table:formula="of:=[.I104]-[.J104]-[.K104]-[.L104]" office:value-type="currency" office:currency="USD" office:value="1199">
            <text:p>$1,199.00</text:p>
          </table:table-cell>
          <table:table-cell table:style-name="ce6" table:formula="of:=IF(ISERR(IPMT([.$C$20]/12;1;[.$D$17];[.P103]));0;IPMT([.$C$20]/12;1;[.$D$17];[.P103]))" office:value-type="currency" office:currency="USD" office:value="-123.343736315775">
            <text:p>-$123.34</text:p>
          </table:table-cell>
          <table:table-cell table:style-name="ce6" table:formula="of:=IF([.P103]-[.N104]&gt;[.M104];-[.M104]-[.N104];-[.P103])" office:value-type="currency" office:currency="USD" office:value="-1075.65626368423">
            <text:p>-$1,075.66</text:p>
          </table:table-cell>
          <table:table-cell table:formula="of:=IF([.P103]+[.O104]&gt;=0;[.P103]+[.O104];0)" office:value-type="currency" office:currency="USD" office:value="48261.8382626258">
            <text:p>$48,261.84</text:p>
          </table:table-cell>
          <table:table-cell table:formula="of:=IF([.L104]=0;[.H104]/12;&quot;&quot;)" office:value-type="float" office:value="8.58333333333333">
            <text:p>8.5833333333</text:p>
          </table:table-cell>
          <table:table-cell table:formula="of:=IF([.H104]&lt;=[.$Z$2];1;&quot;&quot;)">
            <text:p/>
          </table:table-cell>
          <table:table-cell table:style-name="ce7" table:formula="of:=IF([.P104]=0;[.H104]/12;&quot;&quot;)">
            <text:p/>
          </table:table-cell>
          <table:table-cell table:style-name="ce7" table:formula="of:=IF([.P104]&gt;0;0;[.$Z$15])" office:value-type="float" office:value="0">
            <text:p>0.00</text:p>
          </table:table-cell>
          <table:table-cell table:style-name="ce10" table:formula="of:=1-[.P104]/[.$C$6]" office:value-type="percentage" office:value="0.661320433244732">
            <text:p>66.1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04];1)" office:value-type="date" office:date-value="2029-01-15">
            <text:p>01/15/29</text:p>
          </table:table-cell>
          <table:table-cell office:value-type="float" office:value="104">
            <text:p>104</text:p>
          </table:table-cell>
          <table:table-cell table:formula="of:=IF([.R10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04]&lt;0.8*[.$C$6];0;[.$Z$7])" office:value-type="float" office:value="0">
            <text:p>0</text:p>
          </table:table-cell>
          <table:table-cell table:formula="of:=[.I105]-[.J105]-[.K105]-[.L105]" office:value-type="currency" office:currency="USD" office:value="1199">
            <text:p>$1,199.00</text:p>
          </table:table-cell>
          <table:table-cell table:style-name="ce6" table:formula="of:=IF(ISERR(IPMT([.$C$20]/12;1;[.$D$17];[.P104]));0;IPMT([.$C$20]/12;1;[.$D$17];[.P104]))" office:value-type="currency" office:currency="USD" office:value="-120.654595656564">
            <text:p>-$120.65</text:p>
          </table:table-cell>
          <table:table-cell table:style-name="ce6" table:formula="of:=IF([.P104]-[.N105]&gt;[.M105];-[.M105]-[.N105];-[.P104])" office:value-type="currency" office:currency="USD" office:value="-1078.34540434344">
            <text:p>-$1,078.35</text:p>
          </table:table-cell>
          <table:table-cell table:formula="of:=IF([.P104]+[.O105]&gt;=0;[.P104]+[.O105];0)" office:value-type="currency" office:currency="USD" office:value="47183.4928582823">
            <text:p>$47,183.49</text:p>
          </table:table-cell>
          <table:table-cell table:formula="of:=IF([.L105]=0;[.H105]/12;&quot;&quot;)" office:value-type="float" office:value="8.66666666666667">
            <text:p>8.6666666667</text:p>
          </table:table-cell>
          <table:table-cell table:formula="of:=IF([.H105]&lt;=[.$Z$2];1;&quot;&quot;)">
            <text:p/>
          </table:table-cell>
          <table:table-cell table:style-name="ce7" table:formula="of:=IF([.P105]=0;[.H105]/12;&quot;&quot;)">
            <text:p/>
          </table:table-cell>
          <table:table-cell table:style-name="ce7" table:formula="of:=IF([.P105]&gt;0;0;[.$Z$15])" office:value-type="float" office:value="0">
            <text:p>0.00</text:p>
          </table:table-cell>
          <table:table-cell table:style-name="ce10" table:formula="of:=1-[.P105]/[.$C$6]" office:value-type="percentage" office:value="0.668887769415563">
            <text:p>66.8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05];1)" office:value-type="date" office:date-value="2029-02-15">
            <text:p>02/15/29</text:p>
          </table:table-cell>
          <table:table-cell office:value-type="float" office:value="105">
            <text:p>105</text:p>
          </table:table-cell>
          <table:table-cell table:formula="of:=IF([.R10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05]&lt;0.8*[.$C$6];0;[.$Z$7])" office:value-type="float" office:value="0">
            <text:p>0</text:p>
          </table:table-cell>
          <table:table-cell table:formula="of:=[.I106]-[.J106]-[.K106]-[.L106]" office:value-type="currency" office:currency="USD" office:value="1199">
            <text:p>$1,199.00</text:p>
          </table:table-cell>
          <table:table-cell table:style-name="ce6" table:formula="of:=IF(ISERR(IPMT([.$C$20]/12;1;[.$D$17];[.P105]));0;IPMT([.$C$20]/12;1;[.$D$17];[.P105]))" office:value-type="currency" office:currency="USD" office:value="-117.958732145706">
            <text:p>-$117.96</text:p>
          </table:table-cell>
          <table:table-cell table:style-name="ce6" table:formula="of:=IF([.P105]-[.N106]&gt;[.M106];-[.M106]-[.N106];-[.P105])" office:value-type="currency" office:currency="USD" office:value="-1081.04126785429">
            <text:p>-$1,081.04</text:p>
          </table:table-cell>
          <table:table-cell table:formula="of:=IF([.P105]+[.O106]&gt;=0;[.P105]+[.O106];0)" office:value-type="currency" office:currency="USD" office:value="46102.451590428">
            <text:p>$46,102.45</text:p>
          </table:table-cell>
          <table:table-cell table:formula="of:=IF([.L106]=0;[.H106]/12;&quot;&quot;)" office:value-type="float" office:value="8.75">
            <text:p>8.75</text:p>
          </table:table-cell>
          <table:table-cell table:formula="of:=IF([.H106]&lt;=[.$Z$2];1;&quot;&quot;)">
            <text:p/>
          </table:table-cell>
          <table:table-cell table:style-name="ce7" table:formula="of:=IF([.P106]=0;[.H106]/12;&quot;&quot;)">
            <text:p/>
          </table:table-cell>
          <table:table-cell table:style-name="ce7" table:formula="of:=IF([.P106]&gt;0;0;[.$Z$15])" office:value-type="float" office:value="0">
            <text:p>0.00</text:p>
          </table:table-cell>
          <table:table-cell table:style-name="ce10" table:formula="of:=1-[.P106]/[.$C$6]" office:value-type="percentage" office:value="0.676474023926821">
            <text:p>67.65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06];1)" office:value-type="date" office:date-value="2029-03-15">
            <text:p>03/15/29</text:p>
          </table:table-cell>
          <table:table-cell office:value-type="float" office:value="106">
            <text:p>106</text:p>
          </table:table-cell>
          <table:table-cell table:formula="of:=IF([.R10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06]&lt;0.8*[.$C$6];0;[.$Z$7])" office:value-type="float" office:value="0">
            <text:p>0</text:p>
          </table:table-cell>
          <table:table-cell table:formula="of:=[.I107]-[.J107]-[.K107]-[.L107]" office:value-type="currency" office:currency="USD" office:value="1199">
            <text:p>$1,199.00</text:p>
          </table:table-cell>
          <table:table-cell table:style-name="ce6" table:formula="of:=IF(ISERR(IPMT([.$C$20]/12;1;[.$D$17];[.P106]));0;IPMT([.$C$20]/12;1;[.$D$17];[.P106]))" office:value-type="currency" office:currency="USD" office:value="-115.25612897607">
            <text:p>-$115.26</text:p>
          </table:table-cell>
          <table:table-cell table:style-name="ce6" table:formula="of:=IF([.P106]-[.N107]&gt;[.M107];-[.M107]-[.N107];-[.P106])" office:value-type="currency" office:currency="USD" office:value="-1083.74387102393">
            <text:p>-$1,083.74</text:p>
          </table:table-cell>
          <table:table-cell table:formula="of:=IF([.P106]+[.O107]&gt;=0;[.P106]+[.O107];0)" office:value-type="currency" office:currency="USD" office:value="45018.7077194041">
            <text:p>$45,018.71</text:p>
          </table:table-cell>
          <table:table-cell table:formula="of:=IF([.L107]=0;[.H107]/12;&quot;&quot;)" office:value-type="float" office:value="8.83333333333333">
            <text:p>8.8333333333</text:p>
          </table:table-cell>
          <table:table-cell table:formula="of:=IF([.H107]&lt;=[.$Z$2];1;&quot;&quot;)">
            <text:p/>
          </table:table-cell>
          <table:table-cell table:style-name="ce7" table:formula="of:=IF([.P107]=0;[.H107]/12;&quot;&quot;)">
            <text:p/>
          </table:table-cell>
          <table:table-cell table:style-name="ce7" table:formula="of:=IF([.P107]&gt;0;0;[.$Z$15])" office:value-type="float" office:value="0">
            <text:p>0.00</text:p>
          </table:table-cell>
          <table:table-cell table:style-name="ce10" table:formula="of:=1-[.P107]/[.$C$6]" office:value-type="percentage" office:value="0.684079244074357">
            <text:p>68.41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07];1)" office:value-type="date" office:date-value="2029-04-15">
            <text:p>04/15/29</text:p>
          </table:table-cell>
          <table:table-cell office:value-type="float" office:value="107">
            <text:p>107</text:p>
          </table:table-cell>
          <table:table-cell table:formula="of:=IF([.R10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07]&lt;0.8*[.$C$6];0;[.$Z$7])" office:value-type="float" office:value="0">
            <text:p>0</text:p>
          </table:table-cell>
          <table:table-cell table:formula="of:=[.I108]-[.J108]-[.K108]-[.L108]" office:value-type="currency" office:currency="USD" office:value="1199">
            <text:p>$1,199.00</text:p>
          </table:table-cell>
          <table:table-cell table:style-name="ce6" table:formula="of:=IF(ISERR(IPMT([.$C$20]/12;1;[.$D$17];[.P107]));0;IPMT([.$C$20]/12;1;[.$D$17];[.P107]))" office:value-type="currency" office:currency="USD" office:value="-112.54676929851">
            <text:p>-$112.55</text:p>
          </table:table-cell>
          <table:table-cell table:style-name="ce6" table:formula="of:=IF([.P107]-[.N108]&gt;[.M108];-[.M108]-[.N108];-[.P107])" office:value-type="currency" office:currency="USD" office:value="-1086.45323070149">
            <text:p>-$1,086.45</text:p>
          </table:table-cell>
          <table:table-cell table:formula="of:=IF([.P107]+[.O108]&gt;=0;[.P107]+[.O108];0)" office:value-type="currency" office:currency="USD" office:value="43932.2544887026">
            <text:p>$43,932.25</text:p>
          </table:table-cell>
          <table:table-cell table:formula="of:=IF([.L108]=0;[.H108]/12;&quot;&quot;)" office:value-type="float" office:value="8.91666666666667">
            <text:p>8.9166666667</text:p>
          </table:table-cell>
          <table:table-cell table:formula="of:=IF([.H108]&lt;=[.$Z$2];1;&quot;&quot;)">
            <text:p/>
          </table:table-cell>
          <table:table-cell table:style-name="ce7" table:formula="of:=IF([.P108]=0;[.H108]/12;&quot;&quot;)">
            <text:p/>
          </table:table-cell>
          <table:table-cell table:style-name="ce7" table:formula="of:=IF([.P108]&gt;0;0;[.$Z$15])" office:value-type="float" office:value="0">
            <text:p>0.00</text:p>
          </table:table-cell>
          <table:table-cell table:style-name="ce10" table:formula="of:=1-[.P108]/[.$C$6]" office:value-type="percentage" office:value="0.691703477272262">
            <text:p>69.17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08];1)" office:value-type="date" office:date-value="2029-05-15">
            <text:p>05/15/29</text:p>
          </table:table-cell>
          <table:table-cell office:value-type="float" office:value="108">
            <text:p>108</text:p>
          </table:table-cell>
          <table:table-cell table:formula="of:=IF([.R10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08]&lt;0.8*[.$C$6];0;[.$Z$7])" office:value-type="float" office:value="0">
            <text:p>0</text:p>
          </table:table-cell>
          <table:table-cell table:formula="of:=[.I109]-[.J109]-[.K109]-[.L109]" office:value-type="currency" office:currency="USD" office:value="1199">
            <text:p>$1,199.00</text:p>
          </table:table-cell>
          <table:table-cell table:style-name="ce6" table:formula="of:=IF(ISERR(IPMT([.$C$20]/12;1;[.$D$17];[.P108]));0;IPMT([.$C$20]/12;1;[.$D$17];[.P108]))" office:value-type="currency" office:currency="USD" office:value="-109.830636221757">
            <text:p>-$109.83</text:p>
          </table:table-cell>
          <table:table-cell table:style-name="ce6" table:formula="of:=IF([.P108]-[.N109]&gt;[.M109];-[.M109]-[.N109];-[.P108])" office:value-type="currency" office:currency="USD" office:value="-1089.16936377824">
            <text:p>-$1,089.17</text:p>
          </table:table-cell>
          <table:table-cell table:formula="of:=IF([.P108]+[.O109]&gt;=0;[.P108]+[.O109];0)" office:value-type="currency" office:currency="USD" office:value="42843.0851249244">
            <text:p>$42,843.09</text:p>
          </table:table-cell>
          <table:table-cell table:formula="of:=IF([.L109]=0;[.H109]/12;&quot;&quot;)" office:value-type="float" office:value="9">
            <text:p>9</text:p>
          </table:table-cell>
          <table:table-cell table:formula="of:=IF([.H109]&lt;=[.$Z$2];1;&quot;&quot;)">
            <text:p/>
          </table:table-cell>
          <table:table-cell table:style-name="ce7" table:formula="of:=IF([.P109]=0;[.H109]/12;&quot;&quot;)">
            <text:p/>
          </table:table-cell>
          <table:table-cell table:style-name="ce7" table:formula="of:=IF([.P109]&gt;0;0;[.$Z$15])" office:value-type="float" office:value="0">
            <text:p>0.00</text:p>
          </table:table-cell>
          <table:table-cell table:style-name="ce10" table:formula="of:=1-[.P109]/[.$C$6]" office:value-type="percentage" office:value="0.699346771053162">
            <text:p>69.9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09];1)" office:value-type="date" office:date-value="2029-06-15">
            <text:p>06/15/29</text:p>
          </table:table-cell>
          <table:table-cell office:value-type="float" office:value="109">
            <text:p>109</text:p>
          </table:table-cell>
          <table:table-cell table:formula="of:=IF([.R11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09]&lt;0.8*[.$C$6];0;[.$Z$7])" office:value-type="float" office:value="0">
            <text:p>0</text:p>
          </table:table-cell>
          <table:table-cell table:formula="of:=[.I110]-[.J110]-[.K110]-[.L110]" office:value-type="currency" office:currency="USD" office:value="1199">
            <text:p>$1,199.00</text:p>
          </table:table-cell>
          <table:table-cell table:style-name="ce6" table:formula="of:=IF(ISERR(IPMT([.$C$20]/12;1;[.$D$17];[.P109]));0;IPMT([.$C$20]/12;1;[.$D$17];[.P109]))" office:value-type="currency" office:currency="USD" office:value="-107.107712812311">
            <text:p>-$107.11</text:p>
          </table:table-cell>
          <table:table-cell table:style-name="ce6" table:formula="of:=IF([.P109]-[.N110]&gt;[.M110];-[.M110]-[.N110];-[.P109])" office:value-type="currency" office:currency="USD" office:value="-1091.89228718769">
            <text:p>-$1,091.89</text:p>
          </table:table-cell>
          <table:table-cell table:formula="of:=IF([.P109]+[.O110]&gt;=0;[.P109]+[.O110];0)" office:value-type="currency" office:currency="USD" office:value="41751.1928377367">
            <text:p>$41,751.19</text:p>
          </table:table-cell>
          <table:table-cell table:formula="of:=IF([.L110]=0;[.H110]/12;&quot;&quot;)" office:value-type="float" office:value="9.08333333333333">
            <text:p>9.0833333333</text:p>
          </table:table-cell>
          <table:table-cell table:formula="of:=IF([.H110]&lt;=[.$Z$2];1;&quot;&quot;)">
            <text:p/>
          </table:table-cell>
          <table:table-cell table:style-name="ce7" table:formula="of:=IF([.P110]=0;[.H110]/12;&quot;&quot;)">
            <text:p/>
          </table:table-cell>
          <table:table-cell table:style-name="ce7" table:formula="of:=IF([.P110]&gt;0;0;[.$Z$15])" office:value-type="float" office:value="0">
            <text:p>0.00</text:p>
          </table:table-cell>
          <table:table-cell table:style-name="ce10" table:formula="of:=1-[.P110]/[.$C$6]" office:value-type="percentage" office:value="0.707009173068515">
            <text:p>70.7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10];1)" office:value-type="date" office:date-value="2029-07-15">
            <text:p>07/15/29</text:p>
          </table:table-cell>
          <table:table-cell office:value-type="float" office:value="110">
            <text:p>110</text:p>
          </table:table-cell>
          <table:table-cell table:formula="of:=IF([.R11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10]&lt;0.8*[.$C$6];0;[.$Z$7])" office:value-type="float" office:value="0">
            <text:p>0</text:p>
          </table:table-cell>
          <table:table-cell table:formula="of:=[.I111]-[.J111]-[.K111]-[.L111]" office:value-type="currency" office:currency="USD" office:value="1199">
            <text:p>$1,199.00</text:p>
          </table:table-cell>
          <table:table-cell table:style-name="ce6" table:formula="of:=IF(ISERR(IPMT([.$C$20]/12;1;[.$D$17];[.P110]));0;IPMT([.$C$20]/12;1;[.$D$17];[.P110]))" office:value-type="currency" office:currency="USD" office:value="-104.377982094342">
            <text:p>-$104.38</text:p>
          </table:table-cell>
          <table:table-cell table:style-name="ce6" table:formula="of:=IF([.P110]-[.N111]&gt;[.M111];-[.M111]-[.N111];-[.P110])" office:value-type="currency" office:currency="USD" office:value="-1094.62201790566">
            <text:p>-$1,094.62</text:p>
          </table:table-cell>
          <table:table-cell table:formula="of:=IF([.P110]+[.O111]&gt;=0;[.P110]+[.O111];0)" office:value-type="currency" office:currency="USD" office:value="40656.570819831">
            <text:p>$40,656.57</text:p>
          </table:table-cell>
          <table:table-cell table:formula="of:=IF([.L111]=0;[.H111]/12;&quot;&quot;)" office:value-type="float" office:value="9.16666666666667">
            <text:p>9.1666666667</text:p>
          </table:table-cell>
          <table:table-cell table:formula="of:=IF([.H111]&lt;=[.$Z$2];1;&quot;&quot;)">
            <text:p/>
          </table:table-cell>
          <table:table-cell table:style-name="ce7" table:formula="of:=IF([.P111]=0;[.H111]/12;&quot;&quot;)">
            <text:p/>
          </table:table-cell>
          <table:table-cell table:style-name="ce7" table:formula="of:=IF([.P111]&gt;0;0;[.$Z$15])" office:value-type="float" office:value="0">
            <text:p>0.00</text:p>
          </table:table-cell>
          <table:table-cell table:style-name="ce10" table:formula="of:=1-[.P111]/[.$C$6]" office:value-type="percentage" office:value="0.714690731088905">
            <text:p>71.47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11];1)" office:value-type="date" office:date-value="2029-08-15">
            <text:p>08/15/29</text:p>
          </table:table-cell>
          <table:table-cell office:value-type="float" office:value="111">
            <text:p>111</text:p>
          </table:table-cell>
          <table:table-cell table:formula="of:=IF([.R11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11]&lt;0.8*[.$C$6];0;[.$Z$7])" office:value-type="float" office:value="0">
            <text:p>0</text:p>
          </table:table-cell>
          <table:table-cell table:formula="of:=[.I112]-[.J112]-[.K112]-[.L112]" office:value-type="currency" office:currency="USD" office:value="1199">
            <text:p>$1,199.00</text:p>
          </table:table-cell>
          <table:table-cell table:style-name="ce6" table:formula="of:=IF(ISERR(IPMT([.$C$20]/12;1;[.$D$17];[.P111]));0;IPMT([.$C$20]/12;1;[.$D$17];[.P111]))" office:value-type="currency" office:currency="USD" office:value="-101.641427049578">
            <text:p>-$101.64</text:p>
          </table:table-cell>
          <table:table-cell table:style-name="ce6" table:formula="of:=IF([.P111]-[.N112]&gt;[.M112];-[.M112]-[.N112];-[.P111])" office:value-type="currency" office:currency="USD" office:value="-1097.35857295042">
            <text:p>-$1,097.36</text:p>
          </table:table-cell>
          <table:table-cell table:formula="of:=IF([.P111]+[.O112]&gt;=0;[.P111]+[.O112];0)" office:value-type="currency" office:currency="USD" office:value="39559.2122468806">
            <text:p>$39,559.21</text:p>
          </table:table-cell>
          <table:table-cell table:formula="of:=IF([.L112]=0;[.H112]/12;&quot;&quot;)" office:value-type="float" office:value="9.25">
            <text:p>9.25</text:p>
          </table:table-cell>
          <table:table-cell table:formula="of:=IF([.H112]&lt;=[.$Z$2];1;&quot;&quot;)">
            <text:p/>
          </table:table-cell>
          <table:table-cell table:style-name="ce7" table:formula="of:=IF([.P112]=0;[.H112]/12;&quot;&quot;)">
            <text:p/>
          </table:table-cell>
          <table:table-cell table:style-name="ce7" table:formula="of:=IF([.P112]&gt;0;0;[.$Z$15])" office:value-type="float" office:value="0">
            <text:p>0.00</text:p>
          </table:table-cell>
          <table:table-cell table:style-name="ce10" table:formula="of:=1-[.P112]/[.$C$6]" office:value-type="percentage" office:value="0.722391493004347">
            <text:p>72.24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12];1)" office:value-type="date" office:date-value="2029-09-15">
            <text:p>09/15/29</text:p>
          </table:table-cell>
          <table:table-cell office:value-type="float" office:value="112">
            <text:p>112</text:p>
          </table:table-cell>
          <table:table-cell table:formula="of:=IF([.R11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12]&lt;0.8*[.$C$6];0;[.$Z$7])" office:value-type="float" office:value="0">
            <text:p>0</text:p>
          </table:table-cell>
          <table:table-cell table:formula="of:=[.I113]-[.J113]-[.K113]-[.L113]" office:value-type="currency" office:currency="USD" office:value="1199">
            <text:p>$1,199.00</text:p>
          </table:table-cell>
          <table:table-cell table:style-name="ce6" table:formula="of:=IF(ISERR(IPMT([.$C$20]/12;1;[.$D$17];[.P112]));0;IPMT([.$C$20]/12;1;[.$D$17];[.P112]))" office:value-type="currency" office:currency="USD" office:value="-98.8980306172015">
            <text:p>-$98.90</text:p>
          </table:table-cell>
          <table:table-cell table:style-name="ce6" table:formula="of:=IF([.P112]-[.N113]&gt;[.M113];-[.M113]-[.N113];-[.P112])" office:value-type="currency" office:currency="USD" office:value="-1100.1019693828">
            <text:p>-$1,100.10</text:p>
          </table:table-cell>
          <table:table-cell table:formula="of:=IF([.P112]+[.O113]&gt;=0;[.P112]+[.O113];0)" office:value-type="currency" office:currency="USD" office:value="38459.1102774978">
            <text:p>$38,459.11</text:p>
          </table:table-cell>
          <table:table-cell table:formula="of:=IF([.L113]=0;[.H113]/12;&quot;&quot;)" office:value-type="float" office:value="9.33333333333333">
            <text:p>9.3333333333</text:p>
          </table:table-cell>
          <table:table-cell table:formula="of:=IF([.H113]&lt;=[.$Z$2];1;&quot;&quot;)">
            <text:p/>
          </table:table-cell>
          <table:table-cell table:style-name="ce7" table:formula="of:=IF([.P113]=0;[.H113]/12;&quot;&quot;)">
            <text:p/>
          </table:table-cell>
          <table:table-cell table:style-name="ce7" table:formula="of:=IF([.P113]&gt;0;0;[.$Z$15])" office:value-type="float" office:value="0">
            <text:p>0.00</text:p>
          </table:table-cell>
          <table:table-cell table:style-name="ce10" table:formula="of:=1-[.P113]/[.$C$6]" office:value-type="percentage" office:value="0.730111506824577">
            <text:p>73.01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13];1)" office:value-type="date" office:date-value="2029-10-15">
            <text:p>10/15/29</text:p>
          </table:table-cell>
          <table:table-cell office:value-type="float" office:value="113">
            <text:p>113</text:p>
          </table:table-cell>
          <table:table-cell table:formula="of:=IF([.R11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13]&lt;0.8*[.$C$6];0;[.$Z$7])" office:value-type="float" office:value="0">
            <text:p>0</text:p>
          </table:table-cell>
          <table:table-cell table:formula="of:=[.I114]-[.J114]-[.K114]-[.L114]" office:value-type="currency" office:currency="USD" office:value="1199">
            <text:p>$1,199.00</text:p>
          </table:table-cell>
          <table:table-cell table:style-name="ce6" table:formula="of:=IF(ISERR(IPMT([.$C$20]/12;1;[.$D$17];[.P113]));0;IPMT([.$C$20]/12;1;[.$D$17];[.P113]))" office:value-type="currency" office:currency="USD" office:value="-96.1477756937445">
            <text:p>-$96.15</text:p>
          </table:table-cell>
          <table:table-cell table:style-name="ce6" table:formula="of:=IF([.P113]-[.N114]&gt;[.M114];-[.M114]-[.N114];-[.P113])" office:value-type="currency" office:currency="USD" office:value="-1102.85222430626">
            <text:p>-$1,102.85</text:p>
          </table:table-cell>
          <table:table-cell table:formula="of:=IF([.P113]+[.O114]&gt;=0;[.P113]+[.O114];0)" office:value-type="currency" office:currency="USD" office:value="37356.2580531915">
            <text:p>$37,356.26</text:p>
          </table:table-cell>
          <table:table-cell table:formula="of:=IF([.L114]=0;[.H114]/12;&quot;&quot;)" office:value-type="float" office:value="9.41666666666667">
            <text:p>9.4166666667</text:p>
          </table:table-cell>
          <table:table-cell table:formula="of:=IF([.H114]&lt;=[.$Z$2];1;&quot;&quot;)">
            <text:p/>
          </table:table-cell>
          <table:table-cell table:style-name="ce7" table:formula="of:=IF([.P114]=0;[.H114]/12;&quot;&quot;)">
            <text:p/>
          </table:table-cell>
          <table:table-cell table:style-name="ce7" table:formula="of:=IF([.P114]&gt;0;0;[.$Z$15])" office:value-type="float" office:value="0">
            <text:p>0.00</text:p>
          </table:table-cell>
          <table:table-cell table:style-name="ce10" table:formula="of:=1-[.P114]/[.$C$6]" office:value-type="percentage" office:value="0.737850820679358">
            <text:p>73.7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14];1)" office:value-type="date" office:date-value="2029-11-15">
            <text:p>11/15/29</text:p>
          </table:table-cell>
          <table:table-cell office:value-type="float" office:value="114">
            <text:p>114</text:p>
          </table:table-cell>
          <table:table-cell table:formula="of:=IF([.R11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14]&lt;0.8*[.$C$6];0;[.$Z$7])" office:value-type="float" office:value="0">
            <text:p>0</text:p>
          </table:table-cell>
          <table:table-cell table:formula="of:=[.I115]-[.J115]-[.K115]-[.L115]" office:value-type="currency" office:currency="USD" office:value="1199">
            <text:p>$1,199.00</text:p>
          </table:table-cell>
          <table:table-cell table:style-name="ce6" table:formula="of:=IF(ISERR(IPMT([.$C$20]/12;1;[.$D$17];[.P114]));0;IPMT([.$C$20]/12;1;[.$D$17];[.P114]))" office:value-type="currency" office:currency="USD" office:value="-93.3906451329789">
            <text:p>-$93.39</text:p>
          </table:table-cell>
          <table:table-cell table:style-name="ce6" table:formula="of:=IF([.P114]-[.N115]&gt;[.M115];-[.M115]-[.N115];-[.P114])" office:value-type="currency" office:currency="USD" office:value="-1105.60935486702">
            <text:p>-$1,105.61</text:p>
          </table:table-cell>
          <table:table-cell table:formula="of:=IF([.P114]+[.O115]&gt;=0;[.P114]+[.O115];0)" office:value-type="currency" office:currency="USD" office:value="36250.6486983245">
            <text:p>$36,250.65</text:p>
          </table:table-cell>
          <table:table-cell table:formula="of:=IF([.L115]=0;[.H115]/12;&quot;&quot;)" office:value-type="float" office:value="9.5">
            <text:p>9.5</text:p>
          </table:table-cell>
          <table:table-cell table:formula="of:=IF([.H115]&lt;=[.$Z$2];1;&quot;&quot;)">
            <text:p/>
          </table:table-cell>
          <table:table-cell table:style-name="ce7" table:formula="of:=IF([.P115]=0;[.H115]/12;&quot;&quot;)">
            <text:p/>
          </table:table-cell>
          <table:table-cell table:style-name="ce7" table:formula="of:=IF([.P115]&gt;0;0;[.$Z$15])" office:value-type="float" office:value="0">
            <text:p>0.00</text:p>
          </table:table-cell>
          <table:table-cell table:style-name="ce10" table:formula="of:=1-[.P115]/[.$C$6]" office:value-type="percentage" office:value="0.745609482818775">
            <text:p>74.56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15];1)" office:value-type="date" office:date-value="2029-12-15">
            <text:p>12/15/29</text:p>
          </table:table-cell>
          <table:table-cell office:value-type="float" office:value="115">
            <text:p>115</text:p>
          </table:table-cell>
          <table:table-cell table:formula="of:=IF([.R11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15]&lt;0.8*[.$C$6];0;[.$Z$7])" office:value-type="float" office:value="0">
            <text:p>0</text:p>
          </table:table-cell>
          <table:table-cell table:formula="of:=[.I116]-[.J116]-[.K116]-[.L116]" office:value-type="currency" office:currency="USD" office:value="1199">
            <text:p>$1,199.00</text:p>
          </table:table-cell>
          <table:table-cell table:style-name="ce6" table:formula="of:=IF(ISERR(IPMT([.$C$20]/12;1;[.$D$17];[.P115]));0;IPMT([.$C$20]/12;1;[.$D$17];[.P115]))" office:value-type="currency" office:currency="USD" office:value="-90.6266217458113">
            <text:p>-$90.63</text:p>
          </table:table-cell>
          <table:table-cell table:style-name="ce6" table:formula="of:=IF([.P115]-[.N116]&gt;[.M116];-[.M116]-[.N116];-[.P115])" office:value-type="currency" office:currency="USD" office:value="-1108.37337825419">
            <text:p>-$1,108.37</text:p>
          </table:table-cell>
          <table:table-cell table:formula="of:=IF([.P115]+[.O116]&gt;=0;[.P115]+[.O116];0)" office:value-type="currency" office:currency="USD" office:value="35142.2753200703">
            <text:p>$35,142.28</text:p>
          </table:table-cell>
          <table:table-cell table:formula="of:=IF([.L116]=0;[.H116]/12;&quot;&quot;)" office:value-type="float" office:value="9.58333333333333">
            <text:p>9.5833333333</text:p>
          </table:table-cell>
          <table:table-cell table:formula="of:=IF([.H116]&lt;=[.$Z$2];1;&quot;&quot;)">
            <text:p/>
          </table:table-cell>
          <table:table-cell table:style-name="ce7" table:formula="of:=IF([.P116]=0;[.H116]/12;&quot;&quot;)">
            <text:p/>
          </table:table-cell>
          <table:table-cell table:style-name="ce7" table:formula="of:=IF([.P116]&gt;0;0;[.$Z$15])" office:value-type="float" office:value="0">
            <text:p>0.00</text:p>
          </table:table-cell>
          <table:table-cell table:style-name="ce10" table:formula="of:=1-[.P116]/[.$C$6]" office:value-type="percentage" office:value="0.753387541613541">
            <text:p>75.34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16];1)" office:value-type="date" office:date-value="2030-01-15">
            <text:p>01/15/30</text:p>
          </table:table-cell>
          <table:table-cell office:value-type="float" office:value="116">
            <text:p>116</text:p>
          </table:table-cell>
          <table:table-cell table:formula="of:=IF([.R11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16]&lt;0.8*[.$C$6];0;[.$Z$7])" office:value-type="float" office:value="0">
            <text:p>0</text:p>
          </table:table-cell>
          <table:table-cell table:formula="of:=[.I117]-[.J117]-[.K117]-[.L117]" office:value-type="currency" office:currency="USD" office:value="1199">
            <text:p>$1,199.00</text:p>
          </table:table-cell>
          <table:table-cell table:style-name="ce6" table:formula="of:=IF(ISERR(IPMT([.$C$20]/12;1;[.$D$17];[.P116]));0;IPMT([.$C$20]/12;1;[.$D$17];[.P116]))" office:value-type="currency" office:currency="USD" office:value="-87.8556883001759">
            <text:p>-$87.86</text:p>
          </table:table-cell>
          <table:table-cell table:style-name="ce6" table:formula="of:=IF([.P116]-[.N117]&gt;[.M117];-[.M117]-[.N117];-[.P116])" office:value-type="currency" office:currency="USD" office:value="-1111.14431169982">
            <text:p>-$1,111.14</text:p>
          </table:table-cell>
          <table:table-cell table:formula="of:=IF([.P116]+[.O117]&gt;=0;[.P116]+[.O117];0)" office:value-type="currency" office:currency="USD" office:value="34031.1310083705">
            <text:p>$34,031.13</text:p>
          </table:table-cell>
          <table:table-cell table:formula="of:=IF([.L117]=0;[.H117]/12;&quot;&quot;)" office:value-type="float" office:value="9.66666666666667">
            <text:p>9.6666666667</text:p>
          </table:table-cell>
          <table:table-cell table:formula="of:=IF([.H117]&lt;=[.$Z$2];1;&quot;&quot;)">
            <text:p/>
          </table:table-cell>
          <table:table-cell table:style-name="ce7" table:formula="of:=IF([.P117]=0;[.H117]/12;&quot;&quot;)">
            <text:p/>
          </table:table-cell>
          <table:table-cell table:style-name="ce7" table:formula="of:=IF([.P117]&gt;0;0;[.$Z$15])" office:value-type="float" office:value="0">
            <text:p>0.00</text:p>
          </table:table-cell>
          <table:table-cell table:style-name="ce10" table:formula="of:=1-[.P117]/[.$C$6]" office:value-type="percentage" office:value="0.761185045555295">
            <text:p>76.1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17];1)" office:value-type="date" office:date-value="2030-02-15">
            <text:p>02/15/30</text:p>
          </table:table-cell>
          <table:table-cell office:value-type="float" office:value="117">
            <text:p>117</text:p>
          </table:table-cell>
          <table:table-cell table:formula="of:=IF([.R11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17]&lt;0.8*[.$C$6];0;[.$Z$7])" office:value-type="float" office:value="0">
            <text:p>0</text:p>
          </table:table-cell>
          <table:table-cell table:formula="of:=[.I118]-[.J118]-[.K118]-[.L118]" office:value-type="currency" office:currency="USD" office:value="1199">
            <text:p>$1,199.00</text:p>
          </table:table-cell>
          <table:table-cell table:style-name="ce6" table:formula="of:=IF(ISERR(IPMT([.$C$20]/12;1;[.$D$17];[.P117]));0;IPMT([.$C$20]/12;1;[.$D$17];[.P117]))" office:value-type="currency" office:currency="USD" office:value="-85.0778275209263">
            <text:p>-$85.08</text:p>
          </table:table-cell>
          <table:table-cell table:style-name="ce6" table:formula="of:=IF([.P117]-[.N118]&gt;[.M118];-[.M118]-[.N118];-[.P117])" office:value-type="currency" office:currency="USD" office:value="-1113.92217247907">
            <text:p>-$1,113.92</text:p>
          </table:table-cell>
          <table:table-cell table:formula="of:=IF([.P117]+[.O118]&gt;=0;[.P117]+[.O118];0)" office:value-type="currency" office:currency="USD" office:value="32917.2088358914">
            <text:p>$32,917.21</text:p>
          </table:table-cell>
          <table:table-cell table:formula="of:=IF([.L118]=0;[.H118]/12;&quot;&quot;)" office:value-type="float" office:value="9.75">
            <text:p>9.75</text:p>
          </table:table-cell>
          <table:table-cell table:formula="of:=IF([.H118]&lt;=[.$Z$2];1;&quot;&quot;)">
            <text:p/>
          </table:table-cell>
          <table:table-cell table:style-name="ce7" table:formula="of:=IF([.P118]=0;[.H118]/12;&quot;&quot;)">
            <text:p/>
          </table:table-cell>
          <table:table-cell table:style-name="ce7" table:formula="of:=IF([.P118]&gt;0;0;[.$Z$15])" office:value-type="float" office:value="0">
            <text:p>0.00</text:p>
          </table:table-cell>
          <table:table-cell table:style-name="ce10" table:formula="of:=1-[.P118]/[.$C$6]" office:value-type="percentage" office:value="0.769002043256902">
            <text:p>76.9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18];1)" office:value-type="date" office:date-value="2030-03-15">
            <text:p>03/15/30</text:p>
          </table:table-cell>
          <table:table-cell office:value-type="float" office:value="118">
            <text:p>118</text:p>
          </table:table-cell>
          <table:table-cell table:formula="of:=IF([.R11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18]&lt;0.8*[.$C$6];0;[.$Z$7])" office:value-type="float" office:value="0">
            <text:p>0</text:p>
          </table:table-cell>
          <table:table-cell table:formula="of:=[.I119]-[.J119]-[.K119]-[.L119]" office:value-type="currency" office:currency="USD" office:value="1199">
            <text:p>$1,199.00</text:p>
          </table:table-cell>
          <table:table-cell table:style-name="ce6" table:formula="of:=IF(ISERR(IPMT([.$C$20]/12;1;[.$D$17];[.P118]));0;IPMT([.$C$20]/12;1;[.$D$17];[.P118]))" office:value-type="currency" office:currency="USD" office:value="-82.2930220897286">
            <text:p>-$82.29</text:p>
          </table:table-cell>
          <table:table-cell table:style-name="ce6" table:formula="of:=IF([.P118]-[.N119]&gt;[.M119];-[.M119]-[.N119];-[.P118])" office:value-type="currency" office:currency="USD" office:value="-1116.70697791027">
            <text:p>-$1,116.71</text:p>
          </table:table-cell>
          <table:table-cell table:formula="of:=IF([.P118]+[.O119]&gt;=0;[.P118]+[.O119];0)" office:value-type="currency" office:currency="USD" office:value="31800.5018579812">
            <text:p>$31,800.50</text:p>
          </table:table-cell>
          <table:table-cell table:formula="of:=IF([.L119]=0;[.H119]/12;&quot;&quot;)" office:value-type="float" office:value="9.83333333333333">
            <text:p>9.8333333333</text:p>
          </table:table-cell>
          <table:table-cell table:formula="of:=IF([.H119]&lt;=[.$Z$2];1;&quot;&quot;)">
            <text:p/>
          </table:table-cell>
          <table:table-cell table:style-name="ce7" table:formula="of:=IF([.P119]=0;[.H119]/12;&quot;&quot;)">
            <text:p/>
          </table:table-cell>
          <table:table-cell table:style-name="ce7" table:formula="of:=IF([.P119]&gt;0;0;[.$Z$15])" office:value-type="float" office:value="0">
            <text:p>0.00</text:p>
          </table:table-cell>
          <table:table-cell table:style-name="ce10" table:formula="of:=1-[.P119]/[.$C$6]" office:value-type="percentage" office:value="0.776838583452764">
            <text:p>77.68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19];1)" office:value-type="date" office:date-value="2030-04-15">
            <text:p>04/15/30</text:p>
          </table:table-cell>
          <table:table-cell office:value-type="float" office:value="119">
            <text:p>119</text:p>
          </table:table-cell>
          <table:table-cell table:formula="of:=IF([.R12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19]&lt;0.8*[.$C$6];0;[.$Z$7])" office:value-type="float" office:value="0">
            <text:p>0</text:p>
          </table:table-cell>
          <table:table-cell table:formula="of:=[.I120]-[.J120]-[.K120]-[.L120]" office:value-type="currency" office:currency="USD" office:value="1199">
            <text:p>$1,199.00</text:p>
          </table:table-cell>
          <table:table-cell table:style-name="ce6" table:formula="of:=IF(ISERR(IPMT([.$C$20]/12;1;[.$D$17];[.P119]));0;IPMT([.$C$20]/12;1;[.$D$17];[.P119]))" office:value-type="currency" office:currency="USD" office:value="-79.5012546449529">
            <text:p>-$79.50</text:p>
          </table:table-cell>
          <table:table-cell table:style-name="ce6" table:formula="of:=IF([.P119]-[.N120]&gt;[.M120];-[.M120]-[.N120];-[.P119])" office:value-type="currency" office:currency="USD" office:value="-1119.49874535505">
            <text:p>-$1,119.50</text:p>
          </table:table-cell>
          <table:table-cell table:formula="of:=IF([.P119]+[.O120]&gt;=0;[.P119]+[.O120];0)" office:value-type="currency" office:currency="USD" office:value="30681.0031126261">
            <text:p>$30,681.00</text:p>
          </table:table-cell>
          <table:table-cell table:formula="of:=IF([.L120]=0;[.H120]/12;&quot;&quot;)" office:value-type="float" office:value="9.91666666666667">
            <text:p>9.9166666667</text:p>
          </table:table-cell>
          <table:table-cell table:formula="of:=IF([.H120]&lt;=[.$Z$2];1;&quot;&quot;)">
            <text:p/>
          </table:table-cell>
          <table:table-cell table:style-name="ce7" table:formula="of:=IF([.P120]=0;[.H120]/12;&quot;&quot;)">
            <text:p/>
          </table:table-cell>
          <table:table-cell table:style-name="ce7" table:formula="of:=IF([.P120]&gt;0;0;[.$Z$15])" office:value-type="float" office:value="0">
            <text:p>0.00</text:p>
          </table:table-cell>
          <table:table-cell table:style-name="ce10" table:formula="of:=1-[.P120]/[.$C$6]" office:value-type="percentage" office:value="0.784694714999115">
            <text:p>78.47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20];1)" office:value-type="date" office:date-value="2030-05-15">
            <text:p>05/15/30</text:p>
          </table:table-cell>
          <table:table-cell office:value-type="float" office:value="120">
            <text:p>120</text:p>
          </table:table-cell>
          <table:table-cell table:formula="of:=IF([.R12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20]&lt;0.8*[.$C$6];0;[.$Z$7])" office:value-type="float" office:value="0">
            <text:p>0</text:p>
          </table:table-cell>
          <table:table-cell table:formula="of:=[.I121]-[.J121]-[.K121]-[.L121]" office:value-type="currency" office:currency="USD" office:value="1199">
            <text:p>$1,199.00</text:p>
          </table:table-cell>
          <table:table-cell table:style-name="ce6" table:formula="of:=IF(ISERR(IPMT([.$C$20]/12;1;[.$D$17];[.P120]));0;IPMT([.$C$20]/12;1;[.$D$17];[.P120]))" office:value-type="currency" office:currency="USD" office:value="-76.7025077815653">
            <text:p>-$76.70</text:p>
          </table:table-cell>
          <table:table-cell table:style-name="ce6" table:formula="of:=IF([.P120]-[.N121]&gt;[.M121];-[.M121]-[.N121];-[.P120])" office:value-type="currency" office:currency="USD" office:value="-1122.29749221843">
            <text:p>-$1,122.30</text:p>
          </table:table-cell>
          <table:table-cell table:formula="of:=IF([.P120]+[.O121]&gt;=0;[.P120]+[.O121];0)" office:value-type="currency" office:currency="USD" office:value="29558.7056204077">
            <text:p>$29,558.71</text:p>
          </table:table-cell>
          <table:table-cell table:formula="of:=IF([.L121]=0;[.H121]/12;&quot;&quot;)" office:value-type="float" office:value="10">
            <text:p>10</text:p>
          </table:table-cell>
          <table:table-cell table:formula="of:=IF([.H121]&lt;=[.$Z$2];1;&quot;&quot;)">
            <text:p/>
          </table:table-cell>
          <table:table-cell table:style-name="ce7" table:formula="of:=IF([.P121]=0;[.H121]/12;&quot;&quot;)">
            <text:p/>
          </table:table-cell>
          <table:table-cell table:style-name="ce7" table:formula="of:=IF([.P121]&gt;0;0;[.$Z$15])" office:value-type="float" office:value="0">
            <text:p>0.00</text:p>
          </table:table-cell>
          <table:table-cell table:style-name="ce10" table:formula="of:=1-[.P121]/[.$C$6]" office:value-type="percentage" office:value="0.792570486874332">
            <text:p>79.26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21];1)" office:value-type="date" office:date-value="2030-06-15">
            <text:p>06/15/30</text:p>
          </table:table-cell>
          <table:table-cell office:value-type="float" office:value="121">
            <text:p>121</text:p>
          </table:table-cell>
          <table:table-cell table:formula="of:=IF([.R12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21]&lt;0.8*[.$C$6];0;[.$Z$7])" office:value-type="float" office:value="0">
            <text:p>0</text:p>
          </table:table-cell>
          <table:table-cell table:formula="of:=[.I122]-[.J122]-[.K122]-[.L122]" office:value-type="currency" office:currency="USD" office:value="1199">
            <text:p>$1,199.00</text:p>
          </table:table-cell>
          <table:table-cell table:style-name="ce6" table:formula="of:=IF(ISERR(IPMT([.$C$20]/12;1;[.$D$17];[.P121]));0;IPMT([.$C$20]/12;1;[.$D$17];[.P121]))" office:value-type="currency" office:currency="USD" office:value="-73.8967640510192">
            <text:p>-$73.90</text:p>
          </table:table-cell>
          <table:table-cell table:style-name="ce6" table:formula="of:=IF([.P121]-[.N122]&gt;[.M122];-[.M122]-[.N122];-[.P121])" office:value-type="currency" office:currency="USD" office:value="-1125.10323594898">
            <text:p>-$1,125.10</text:p>
          </table:table-cell>
          <table:table-cell table:formula="of:=IF([.P121]+[.O122]&gt;=0;[.P121]+[.O122];0)" office:value-type="currency" office:currency="USD" office:value="28433.6023844587">
            <text:p>$28,433.60</text:p>
          </table:table-cell>
          <table:table-cell table:formula="of:=IF([.L122]=0;[.H122]/12;&quot;&quot;)" office:value-type="float" office:value="10.0833333333333">
            <text:p>10.0833333333</text:p>
          </table:table-cell>
          <table:table-cell table:formula="of:=IF([.H122]&lt;=[.$Z$2];1;&quot;&quot;)">
            <text:p/>
          </table:table-cell>
          <table:table-cell table:style-name="ce7" table:formula="of:=IF([.P122]=0;[.H122]/12;&quot;&quot;)">
            <text:p/>
          </table:table-cell>
          <table:table-cell table:style-name="ce7" table:formula="of:=IF([.P122]&gt;0;0;[.$Z$15])" office:value-type="float" office:value="0">
            <text:p>0.00</text:p>
          </table:table-cell>
          <table:table-cell table:style-name="ce10" table:formula="of:=1-[.P122]/[.$C$6]" office:value-type="percentage" office:value="0.800465948179237">
            <text:p>80.05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22];1)" office:value-type="date" office:date-value="2030-07-15">
            <text:p>07/15/30</text:p>
          </table:table-cell>
          <table:table-cell office:value-type="float" office:value="122">
            <text:p>122</text:p>
          </table:table-cell>
          <table:table-cell table:formula="of:=IF([.R12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22]&lt;0.8*[.$C$6];0;[.$Z$7])" office:value-type="float" office:value="0">
            <text:p>0</text:p>
          </table:table-cell>
          <table:table-cell table:formula="of:=[.I123]-[.J123]-[.K123]-[.L123]" office:value-type="currency" office:currency="USD" office:value="1199">
            <text:p>$1,199.00</text:p>
          </table:table-cell>
          <table:table-cell table:style-name="ce6" table:formula="of:=IF(ISERR(IPMT([.$C$20]/12;1;[.$D$17];[.P122]));0;IPMT([.$C$20]/12;1;[.$D$17];[.P122]))" office:value-type="currency" office:currency="USD" office:value="-71.0840059611468">
            <text:p>-$71.08</text:p>
          </table:table-cell>
          <table:table-cell table:style-name="ce6" table:formula="of:=IF([.P122]-[.N123]&gt;[.M123];-[.M123]-[.N123];-[.P122])" office:value-type="currency" office:currency="USD" office:value="-1127.91599403885">
            <text:p>-$1,127.92</text:p>
          </table:table-cell>
          <table:table-cell table:formula="of:=IF([.P122]+[.O123]&gt;=0;[.P122]+[.O123];0)" office:value-type="currency" office:currency="USD" office:value="27305.6863904198">
            <text:p>$27,305.69</text:p>
          </table:table-cell>
          <table:table-cell table:formula="of:=IF([.L123]=0;[.H123]/12;&quot;&quot;)" office:value-type="float" office:value="10.1666666666667">
            <text:p>10.1666666667</text:p>
          </table:table-cell>
          <table:table-cell table:formula="of:=IF([.H123]&lt;=[.$Z$2];1;&quot;&quot;)">
            <text:p/>
          </table:table-cell>
          <table:table-cell table:style-name="ce7" table:formula="of:=IF([.P123]=0;[.H123]/12;&quot;&quot;)">
            <text:p/>
          </table:table-cell>
          <table:table-cell table:style-name="ce7" table:formula="of:=IF([.P123]&gt;0;0;[.$Z$15])" office:value-type="float" office:value="0">
            <text:p>0.00</text:p>
          </table:table-cell>
          <table:table-cell table:style-name="ce10" table:formula="of:=1-[.P123]/[.$C$6]" office:value-type="percentage" office:value="0.808381148137405">
            <text:p>80.84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23];1)" office:value-type="date" office:date-value="2030-08-15">
            <text:p>08/15/30</text:p>
          </table:table-cell>
          <table:table-cell office:value-type="float" office:value="123">
            <text:p>123</text:p>
          </table:table-cell>
          <table:table-cell table:formula="of:=IF([.R12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23]&lt;0.8*[.$C$6];0;[.$Z$7])" office:value-type="float" office:value="0">
            <text:p>0</text:p>
          </table:table-cell>
          <table:table-cell table:formula="of:=[.I124]-[.J124]-[.K124]-[.L124]" office:value-type="currency" office:currency="USD" office:value="1199">
            <text:p>$1,199.00</text:p>
          </table:table-cell>
          <table:table-cell table:style-name="ce6" table:formula="of:=IF(ISERR(IPMT([.$C$20]/12;1;[.$D$17];[.P123]));0;IPMT([.$C$20]/12;1;[.$D$17];[.P123]))" office:value-type="currency" office:currency="USD" office:value="-68.2642159760496">
            <text:p>-$68.26</text:p>
          </table:table-cell>
          <table:table-cell table:style-name="ce6" table:formula="of:=IF([.P123]-[.N124]&gt;[.M124];-[.M124]-[.N124];-[.P123])" office:value-type="currency" office:currency="USD" office:value="-1130.73578402395">
            <text:p>-$1,130.74</text:p>
          </table:table-cell>
          <table:table-cell table:formula="of:=IF([.P123]+[.O124]&gt;=0;[.P123]+[.O124];0)" office:value-type="currency" office:currency="USD" office:value="26174.9506063959">
            <text:p>$26,174.95</text:p>
          </table:table-cell>
          <table:table-cell table:formula="of:=IF([.L124]=0;[.H124]/12;&quot;&quot;)" office:value-type="float" office:value="10.25">
            <text:p>10.25</text:p>
          </table:table-cell>
          <table:table-cell table:formula="of:=IF([.H124]&lt;=[.$Z$2];1;&quot;&quot;)">
            <text:p/>
          </table:table-cell>
          <table:table-cell table:style-name="ce7" table:formula="of:=IF([.P124]=0;[.H124]/12;&quot;&quot;)">
            <text:p/>
          </table:table-cell>
          <table:table-cell table:style-name="ce7" table:formula="of:=IF([.P124]&gt;0;0;[.$Z$15])" office:value-type="float" office:value="0">
            <text:p>0.00</text:p>
          </table:table-cell>
          <table:table-cell table:style-name="ce10" table:formula="of:=1-[.P124]/[.$C$6]" office:value-type="percentage" office:value="0.816316136095467">
            <text:p>81.6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24];1)" office:value-type="date" office:date-value="2030-09-15">
            <text:p>09/15/30</text:p>
          </table:table-cell>
          <table:table-cell office:value-type="float" office:value="124">
            <text:p>124</text:p>
          </table:table-cell>
          <table:table-cell table:formula="of:=IF([.R12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24]&lt;0.8*[.$C$6];0;[.$Z$7])" office:value-type="float" office:value="0">
            <text:p>0</text:p>
          </table:table-cell>
          <table:table-cell table:formula="of:=[.I125]-[.J125]-[.K125]-[.L125]" office:value-type="currency" office:currency="USD" office:value="1199">
            <text:p>$1,199.00</text:p>
          </table:table-cell>
          <table:table-cell table:style-name="ce6" table:formula="of:=IF(ISERR(IPMT([.$C$20]/12;1;[.$D$17];[.P124]));0;IPMT([.$C$20]/12;1;[.$D$17];[.P124]))" office:value-type="currency" office:currency="USD" office:value="-65.4373765159898">
            <text:p>-$65.44</text:p>
          </table:table-cell>
          <table:table-cell table:style-name="ce6" table:formula="of:=IF([.P124]-[.N125]&gt;[.M125];-[.M125]-[.N125];-[.P124])" office:value-type="currency" office:currency="USD" office:value="-1133.56262348401">
            <text:p>-$1,133.56</text:p>
          </table:table-cell>
          <table:table-cell table:formula="of:=IF([.P124]+[.O125]&gt;=0;[.P124]+[.O125];0)" office:value-type="currency" office:currency="USD" office:value="25041.3879829119">
            <text:p>$25,041.39</text:p>
          </table:table-cell>
          <table:table-cell table:formula="of:=IF([.L125]=0;[.H125]/12;&quot;&quot;)" office:value-type="float" office:value="10.3333333333333">
            <text:p>10.3333333333</text:p>
          </table:table-cell>
          <table:table-cell table:formula="of:=IF([.H125]&lt;=[.$Z$2];1;&quot;&quot;)">
            <text:p/>
          </table:table-cell>
          <table:table-cell table:style-name="ce7" table:formula="of:=IF([.P125]=0;[.H125]/12;&quot;&quot;)">
            <text:p/>
          </table:table-cell>
          <table:table-cell table:style-name="ce7" table:formula="of:=IF([.P125]&gt;0;0;[.$Z$15])" office:value-type="float" office:value="0">
            <text:p>0.00</text:p>
          </table:table-cell>
          <table:table-cell table:style-name="ce10" table:formula="of:=1-[.P125]/[.$C$6]" office:value-type="percentage" office:value="0.824270961523425">
            <text:p>82.4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25];1)" office:value-type="date" office:date-value="2030-10-15">
            <text:p>10/15/30</text:p>
          </table:table-cell>
          <table:table-cell office:value-type="float" office:value="125">
            <text:p>125</text:p>
          </table:table-cell>
          <table:table-cell table:formula="of:=IF([.R12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25]&lt;0.8*[.$C$6];0;[.$Z$7])" office:value-type="float" office:value="0">
            <text:p>0</text:p>
          </table:table-cell>
          <table:table-cell table:formula="of:=[.I126]-[.J126]-[.K126]-[.L126]" office:value-type="currency" office:currency="USD" office:value="1199">
            <text:p>$1,199.00</text:p>
          </table:table-cell>
          <table:table-cell table:style-name="ce6" table:formula="of:=IF(ISERR(IPMT([.$C$20]/12;1;[.$D$17];[.P125]));0;IPMT([.$C$20]/12;1;[.$D$17];[.P125]))" office:value-type="currency" office:currency="USD" office:value="-62.6034699572797">
            <text:p>-$62.60</text:p>
          </table:table-cell>
          <table:table-cell table:style-name="ce6" table:formula="of:=IF([.P125]-[.N126]&gt;[.M126];-[.M126]-[.N126];-[.P125])" office:value-type="currency" office:currency="USD" office:value="-1136.39653004272">
            <text:p>-$1,136.40</text:p>
          </table:table-cell>
          <table:table-cell table:formula="of:=IF([.P125]+[.O126]&gt;=0;[.P125]+[.O126];0)" office:value-type="currency" office:currency="USD" office:value="23904.9914528692">
            <text:p>$23,904.99</text:p>
          </table:table-cell>
          <table:table-cell table:formula="of:=IF([.L126]=0;[.H126]/12;&quot;&quot;)" office:value-type="float" office:value="10.4166666666667">
            <text:p>10.4166666667</text:p>
          </table:table-cell>
          <table:table-cell table:formula="of:=IF([.H126]&lt;=[.$Z$2];1;&quot;&quot;)">
            <text:p/>
          </table:table-cell>
          <table:table-cell table:style-name="ce7" table:formula="of:=IF([.P126]=0;[.H126]/12;&quot;&quot;)">
            <text:p/>
          </table:table-cell>
          <table:table-cell table:style-name="ce7" table:formula="of:=IF([.P126]&gt;0;0;[.$Z$15])" office:value-type="float" office:value="0">
            <text:p>0.00</text:p>
          </table:table-cell>
          <table:table-cell table:style-name="ce10" table:formula="of:=1-[.P126]/[.$C$6]" office:value-type="percentage" office:value="0.832245674014953">
            <text:p>83.2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26];1)" office:value-type="date" office:date-value="2030-11-15">
            <text:p>11/15/30</text:p>
          </table:table-cell>
          <table:table-cell office:value-type="float" office:value="126">
            <text:p>126</text:p>
          </table:table-cell>
          <table:table-cell table:formula="of:=IF([.R12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26]&lt;0.8*[.$C$6];0;[.$Z$7])" office:value-type="float" office:value="0">
            <text:p>0</text:p>
          </table:table-cell>
          <table:table-cell table:formula="of:=[.I127]-[.J127]-[.K127]-[.L127]" office:value-type="currency" office:currency="USD" office:value="1199">
            <text:p>$1,199.00</text:p>
          </table:table-cell>
          <table:table-cell table:style-name="ce6" table:formula="of:=IF(ISERR(IPMT([.$C$20]/12;1;[.$D$17];[.P126]));0;IPMT([.$C$20]/12;1;[.$D$17];[.P126]))" office:value-type="currency" office:currency="USD" office:value="-59.7624786321729">
            <text:p>-$59.76</text:p>
          </table:table-cell>
          <table:table-cell table:style-name="ce6" table:formula="of:=IF([.P126]-[.N127]&gt;[.M127];-[.M127]-[.N127];-[.P126])" office:value-type="currency" office:currency="USD" office:value="-1139.23752136783">
            <text:p>-$1,139.24</text:p>
          </table:table-cell>
          <table:table-cell table:formula="of:=IF([.P126]+[.O127]&gt;=0;[.P126]+[.O127];0)" office:value-type="currency" office:currency="USD" office:value="22765.7539315013">
            <text:p>$22,765.75</text:p>
          </table:table-cell>
          <table:table-cell table:formula="of:=IF([.L127]=0;[.H127]/12;&quot;&quot;)" office:value-type="float" office:value="10.5">
            <text:p>10.5</text:p>
          </table:table-cell>
          <table:table-cell table:formula="of:=IF([.H127]&lt;=[.$Z$2];1;&quot;&quot;)">
            <text:p/>
          </table:table-cell>
          <table:table-cell table:style-name="ce7" table:formula="of:=IF([.P127]=0;[.H127]/12;&quot;&quot;)">
            <text:p/>
          </table:table-cell>
          <table:table-cell table:style-name="ce7" table:formula="of:=IF([.P127]&gt;0;0;[.$Z$15])" office:value-type="float" office:value="0">
            <text:p>0.00</text:p>
          </table:table-cell>
          <table:table-cell table:style-name="ce10" table:formula="of:=1-[.P127]/[.$C$6]" office:value-type="percentage" office:value="0.84024032328771">
            <text:p>84.0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27];1)" office:value-type="date" office:date-value="2030-12-15">
            <text:p>12/15/30</text:p>
          </table:table-cell>
          <table:table-cell office:value-type="float" office:value="127">
            <text:p>127</text:p>
          </table:table-cell>
          <table:table-cell table:formula="of:=IF([.R12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27]&lt;0.8*[.$C$6];0;[.$Z$7])" office:value-type="float" office:value="0">
            <text:p>0</text:p>
          </table:table-cell>
          <table:table-cell table:formula="of:=[.I128]-[.J128]-[.K128]-[.L128]" office:value-type="currency" office:currency="USD" office:value="1199">
            <text:p>$1,199.00</text:p>
          </table:table-cell>
          <table:table-cell table:style-name="ce6" table:formula="of:=IF(ISERR(IPMT([.$C$20]/12;1;[.$D$17];[.P127]));0;IPMT([.$C$20]/12;1;[.$D$17];[.P127]))" office:value-type="currency" office:currency="USD" office:value="-56.9143848287534">
            <text:p>-$56.91</text:p>
          </table:table-cell>
          <table:table-cell table:style-name="ce6" table:formula="of:=IF([.P127]-[.N128]&gt;[.M128];-[.M128]-[.N128];-[.P127])" office:value-type="currency" office:currency="USD" office:value="-1142.08561517125">
            <text:p>-$1,142.09</text:p>
          </table:table-cell>
          <table:table-cell table:formula="of:=IF([.P127]+[.O128]&gt;=0;[.P127]+[.O128];0)" office:value-type="currency" office:currency="USD" office:value="21623.6683163301">
            <text:p>$21,623.67</text:p>
          </table:table-cell>
          <table:table-cell table:formula="of:=IF([.L128]=0;[.H128]/12;&quot;&quot;)" office:value-type="float" office:value="10.5833333333333">
            <text:p>10.5833333333</text:p>
          </table:table-cell>
          <table:table-cell table:formula="of:=IF([.H128]&lt;=[.$Z$2];1;&quot;&quot;)">
            <text:p/>
          </table:table-cell>
          <table:table-cell table:style-name="ce7" table:formula="of:=IF([.P128]=0;[.H128]/12;&quot;&quot;)">
            <text:p/>
          </table:table-cell>
          <table:table-cell table:style-name="ce7" table:formula="of:=IF([.P128]&gt;0;0;[.$Z$15])" office:value-type="float" office:value="0">
            <text:p>0.00</text:p>
          </table:table-cell>
          <table:table-cell table:style-name="ce10" table:formula="of:=1-[.P128]/[.$C$6]" office:value-type="percentage" office:value="0.848254959183648">
            <text:p>84.8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28];1)" office:value-type="date" office:date-value="2031-01-15">
            <text:p>01/15/31</text:p>
          </table:table-cell>
          <table:table-cell office:value-type="float" office:value="128">
            <text:p>128</text:p>
          </table:table-cell>
          <table:table-cell table:formula="of:=IF([.R12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28]&lt;0.8*[.$C$6];0;[.$Z$7])" office:value-type="float" office:value="0">
            <text:p>0</text:p>
          </table:table-cell>
          <table:table-cell table:formula="of:=[.I129]-[.J129]-[.K129]-[.L129]" office:value-type="currency" office:currency="USD" office:value="1199">
            <text:p>$1,199.00</text:p>
          </table:table-cell>
          <table:table-cell table:style-name="ce6" table:formula="of:=IF(ISERR(IPMT([.$C$20]/12;1;[.$D$17];[.P128]));0;IPMT([.$C$20]/12;1;[.$D$17];[.P128]))" office:value-type="currency" office:currency="USD" office:value="-54.0591707908253">
            <text:p>-$54.06</text:p>
          </table:table-cell>
          <table:table-cell table:style-name="ce6" table:formula="of:=IF([.P128]-[.N129]&gt;[.M129];-[.M129]-[.N129];-[.P128])" office:value-type="currency" office:currency="USD" office:value="-1144.94082920917">
            <text:p>-$1,144.94</text:p>
          </table:table-cell>
          <table:table-cell table:formula="of:=IF([.P128]+[.O129]&gt;=0;[.P128]+[.O129];0)" office:value-type="currency" office:currency="USD" office:value="20478.7274871209">
            <text:p>$20,478.73</text:p>
          </table:table-cell>
          <table:table-cell table:formula="of:=IF([.L129]=0;[.H129]/12;&quot;&quot;)" office:value-type="float" office:value="10.6666666666667">
            <text:p>10.6666666667</text:p>
          </table:table-cell>
          <table:table-cell table:formula="of:=IF([.H129]&lt;=[.$Z$2];1;&quot;&quot;)">
            <text:p/>
          </table:table-cell>
          <table:table-cell table:style-name="ce7" table:formula="of:=IF([.P129]=0;[.H129]/12;&quot;&quot;)">
            <text:p/>
          </table:table-cell>
          <table:table-cell table:style-name="ce7" table:formula="of:=IF([.P129]&gt;0;0;[.$Z$15])" office:value-type="float" office:value="0">
            <text:p>0.00</text:p>
          </table:table-cell>
          <table:table-cell table:style-name="ce10" table:formula="of:=1-[.P129]/[.$C$6]" office:value-type="percentage" office:value="0.856289631669327">
            <text:p>85.6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29];1)" office:value-type="date" office:date-value="2031-02-15">
            <text:p>02/15/31</text:p>
          </table:table-cell>
          <table:table-cell office:value-type="float" office:value="129">
            <text:p>129</text:p>
          </table:table-cell>
          <table:table-cell table:formula="of:=IF([.R13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29]&lt;0.8*[.$C$6];0;[.$Z$7])" office:value-type="float" office:value="0">
            <text:p>0</text:p>
          </table:table-cell>
          <table:table-cell table:formula="of:=[.I130]-[.J130]-[.K130]-[.L130]" office:value-type="currency" office:currency="USD" office:value="1199">
            <text:p>$1,199.00</text:p>
          </table:table-cell>
          <table:table-cell table:style-name="ce6" table:formula="of:=IF(ISERR(IPMT([.$C$20]/12;1;[.$D$17];[.P129]));0;IPMT([.$C$20]/12;1;[.$D$17];[.P129]))" office:value-type="currency" office:currency="USD" office:value="-51.1968187178023">
            <text:p>-$51.20</text:p>
          </table:table-cell>
          <table:table-cell table:style-name="ce6" table:formula="of:=IF([.P129]-[.N130]&gt;[.M130];-[.M130]-[.N130];-[.P129])" office:value-type="currency" office:currency="USD" office:value="-1147.8031812822">
            <text:p>-$1,147.80</text:p>
          </table:table-cell>
          <table:table-cell table:formula="of:=IF([.P129]+[.O130]&gt;=0;[.P129]+[.O130];0)" office:value-type="currency" office:currency="USD" office:value="19330.9243058387">
            <text:p>$19,330.92</text:p>
          </table:table-cell>
          <table:table-cell table:formula="of:=IF([.L130]=0;[.H130]/12;&quot;&quot;)" office:value-type="float" office:value="10.75">
            <text:p>10.75</text:p>
          </table:table-cell>
          <table:table-cell table:formula="of:=IF([.H130]&lt;=[.$Z$2];1;&quot;&quot;)">
            <text:p/>
          </table:table-cell>
          <table:table-cell table:style-name="ce7" table:formula="of:=IF([.P130]=0;[.H130]/12;&quot;&quot;)">
            <text:p/>
          </table:table-cell>
          <table:table-cell table:style-name="ce7" table:formula="of:=IF([.P130]&gt;0;0;[.$Z$15])" office:value-type="float" office:value="0">
            <text:p>0.00</text:p>
          </table:table-cell>
          <table:table-cell table:style-name="ce10" table:formula="of:=1-[.P130]/[.$C$6]" office:value-type="percentage" office:value="0.864344390836219">
            <text:p>86.4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30];1)" office:value-type="date" office:date-value="2031-03-15">
            <text:p>03/15/31</text:p>
          </table:table-cell>
          <table:table-cell office:value-type="float" office:value="130">
            <text:p>130</text:p>
          </table:table-cell>
          <table:table-cell table:formula="of:=IF([.R13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30]&lt;0.8*[.$C$6];0;[.$Z$7])" office:value-type="float" office:value="0">
            <text:p>0</text:p>
          </table:table-cell>
          <table:table-cell table:formula="of:=[.I131]-[.J131]-[.K131]-[.L131]" office:value-type="currency" office:currency="USD" office:value="1199">
            <text:p>$1,199.00</text:p>
          </table:table-cell>
          <table:table-cell table:style-name="ce6" table:formula="of:=IF(ISERR(IPMT([.$C$20]/12;1;[.$D$17];[.P130]));0;IPMT([.$C$20]/12;1;[.$D$17];[.P130]))" office:value-type="currency" office:currency="USD" office:value="-48.3273107645968">
            <text:p>-$48.33</text:p>
          </table:table-cell>
          <table:table-cell table:style-name="ce6" table:formula="of:=IF([.P130]-[.N131]&gt;[.M131];-[.M131]-[.N131];-[.P130])" office:value-type="currency" office:currency="USD" office:value="-1150.6726892354">
            <text:p>-$1,150.67</text:p>
          </table:table-cell>
          <table:table-cell table:formula="of:=IF([.P130]+[.O131]&gt;=0;[.P130]+[.O131];0)" office:value-type="currency" office:currency="USD" office:value="18180.2516166033">
            <text:p>$18,180.25</text:p>
          </table:table-cell>
          <table:table-cell table:formula="of:=IF([.L131]=0;[.H131]/12;&quot;&quot;)" office:value-type="float" office:value="10.8333333333333">
            <text:p>10.8333333333</text:p>
          </table:table-cell>
          <table:table-cell table:formula="of:=IF([.H131]&lt;=[.$Z$2];1;&quot;&quot;)">
            <text:p/>
          </table:table-cell>
          <table:table-cell table:style-name="ce7" table:formula="of:=IF([.P131]=0;[.H131]/12;&quot;&quot;)">
            <text:p/>
          </table:table-cell>
          <table:table-cell table:style-name="ce7" table:formula="of:=IF([.P131]&gt;0;0;[.$Z$15])" office:value-type="float" office:value="0">
            <text:p>0.00</text:p>
          </table:table-cell>
          <table:table-cell table:style-name="ce10" table:formula="of:=1-[.P131]/[.$C$6]" office:value-type="percentage" office:value="0.872419286901029">
            <text:p>87.24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31];1)" office:value-type="date" office:date-value="2031-04-15">
            <text:p>04/15/31</text:p>
          </table:table-cell>
          <table:table-cell office:value-type="float" office:value="131">
            <text:p>131</text:p>
          </table:table-cell>
          <table:table-cell table:formula="of:=IF([.R13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31]&lt;0.8*[.$C$6];0;[.$Z$7])" office:value-type="float" office:value="0">
            <text:p>0</text:p>
          </table:table-cell>
          <table:table-cell table:formula="of:=[.I132]-[.J132]-[.K132]-[.L132]" office:value-type="currency" office:currency="USD" office:value="1199">
            <text:p>$1,199.00</text:p>
          </table:table-cell>
          <table:table-cell table:style-name="ce6" table:formula="of:=IF(ISERR(IPMT([.$C$20]/12;1;[.$D$17];[.P131]));0;IPMT([.$C$20]/12;1;[.$D$17];[.P131]))" office:value-type="currency" office:currency="USD" office:value="-45.4506290415083">
            <text:p>-$45.45</text:p>
          </table:table-cell>
          <table:table-cell table:style-name="ce6" table:formula="of:=IF([.P131]-[.N132]&gt;[.M132];-[.M132]-[.N132];-[.P131])" office:value-type="currency" office:currency="USD" office:value="-1153.54937095849">
            <text:p>-$1,153.55</text:p>
          </table:table-cell>
          <table:table-cell table:formula="of:=IF([.P131]+[.O132]&gt;=0;[.P131]+[.O132];0)" office:value-type="currency" office:currency="USD" office:value="17026.7022456448">
            <text:p>$17,026.70</text:p>
          </table:table-cell>
          <table:table-cell table:formula="of:=IF([.L132]=0;[.H132]/12;&quot;&quot;)" office:value-type="float" office:value="10.9166666666667">
            <text:p>10.9166666667</text:p>
          </table:table-cell>
          <table:table-cell table:formula="of:=IF([.H132]&lt;=[.$Z$2];1;&quot;&quot;)">
            <text:p/>
          </table:table-cell>
          <table:table-cell table:style-name="ce7" table:formula="of:=IF([.P132]=0;[.H132]/12;&quot;&quot;)">
            <text:p/>
          </table:table-cell>
          <table:table-cell table:style-name="ce7" table:formula="of:=IF([.P132]&gt;0;0;[.$Z$15])" office:value-type="float" office:value="0">
            <text:p>0.00</text:p>
          </table:table-cell>
          <table:table-cell table:style-name="ce10" table:formula="of:=1-[.P132]/[.$C$6]" office:value-type="percentage" office:value="0.880514370206001">
            <text:p>88.05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32];1)" office:value-type="date" office:date-value="2031-05-15">
            <text:p>05/15/31</text:p>
          </table:table-cell>
          <table:table-cell office:value-type="float" office:value="132">
            <text:p>132</text:p>
          </table:table-cell>
          <table:table-cell table:formula="of:=IF([.R13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32]&lt;0.8*[.$C$6];0;[.$Z$7])" office:value-type="float" office:value="0">
            <text:p>0</text:p>
          </table:table-cell>
          <table:table-cell table:formula="of:=[.I133]-[.J133]-[.K133]-[.L133]" office:value-type="currency" office:currency="USD" office:value="1199">
            <text:p>$1,199.00</text:p>
          </table:table-cell>
          <table:table-cell table:style-name="ce6" table:formula="of:=IF(ISERR(IPMT([.$C$20]/12;1;[.$D$17];[.P132]));0;IPMT([.$C$20]/12;1;[.$D$17];[.P132]))" office:value-type="currency" office:currency="USD" office:value="-42.5667556141121">
            <text:p>-$42.57</text:p>
          </table:table-cell>
          <table:table-cell table:style-name="ce6" table:formula="of:=IF([.P132]-[.N133]&gt;[.M133];-[.M133]-[.N133];-[.P132])" office:value-type="currency" office:currency="USD" office:value="-1156.43324438589">
            <text:p>-$1,156.43</text:p>
          </table:table-cell>
          <table:table-cell table:formula="of:=IF([.P132]+[.O133]&gt;=0;[.P132]+[.O133];0)" office:value-type="currency" office:currency="USD" office:value="15870.2690012589">
            <text:p>$15,870.27</text:p>
          </table:table-cell>
          <table:table-cell table:formula="of:=IF([.L133]=0;[.H133]/12;&quot;&quot;)" office:value-type="float" office:value="11">
            <text:p>11</text:p>
          </table:table-cell>
          <table:table-cell table:formula="of:=IF([.H133]&lt;=[.$Z$2];1;&quot;&quot;)">
            <text:p/>
          </table:table-cell>
          <table:table-cell table:style-name="ce7" table:formula="of:=IF([.P133]=0;[.H133]/12;&quot;&quot;)">
            <text:p/>
          </table:table-cell>
          <table:table-cell table:style-name="ce7" table:formula="of:=IF([.P133]&gt;0;0;[.$Z$15])" office:value-type="float" office:value="0">
            <text:p>0.00</text:p>
          </table:table-cell>
          <table:table-cell table:style-name="ce10" table:formula="of:=1-[.P133]/[.$C$6]" office:value-type="percentage" office:value="0.888629691219236">
            <text:p>88.86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33];1)" office:value-type="date" office:date-value="2031-06-15">
            <text:p>06/15/31</text:p>
          </table:table-cell>
          <table:table-cell office:value-type="float" office:value="133">
            <text:p>133</text:p>
          </table:table-cell>
          <table:table-cell table:formula="of:=IF([.R13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33]&lt;0.8*[.$C$6];0;[.$Z$7])" office:value-type="float" office:value="0">
            <text:p>0</text:p>
          </table:table-cell>
          <table:table-cell table:formula="of:=[.I134]-[.J134]-[.K134]-[.L134]" office:value-type="currency" office:currency="USD" office:value="1199">
            <text:p>$1,199.00</text:p>
          </table:table-cell>
          <table:table-cell table:style-name="ce6" table:formula="of:=IF(ISERR(IPMT([.$C$20]/12;1;[.$D$17];[.P133]));0;IPMT([.$C$20]/12;1;[.$D$17];[.P133]))" office:value-type="currency" office:currency="USD" office:value="-39.6756725031474">
            <text:p>-$39.68</text:p>
          </table:table-cell>
          <table:table-cell table:style-name="ce6" table:formula="of:=IF([.P133]-[.N134]&gt;[.M134];-[.M134]-[.N134];-[.P133])" office:value-type="currency" office:currency="USD" office:value="-1159.32432749685">
            <text:p>-$1,159.32</text:p>
          </table:table-cell>
          <table:table-cell table:formula="of:=IF([.P133]+[.O134]&gt;=0;[.P133]+[.O134];0)" office:value-type="currency" office:currency="USD" office:value="14710.9446737621">
            <text:p>$14,710.94</text:p>
          </table:table-cell>
          <table:table-cell table:formula="of:=IF([.L134]=0;[.H134]/12;&quot;&quot;)" office:value-type="float" office:value="11.0833333333333">
            <text:p>11.0833333333</text:p>
          </table:table-cell>
          <table:table-cell table:formula="of:=IF([.H134]&lt;=[.$Z$2];1;&quot;&quot;)">
            <text:p/>
          </table:table-cell>
          <table:table-cell table:style-name="ce7" table:formula="of:=IF([.P134]=0;[.H134]/12;&quot;&quot;)">
            <text:p/>
          </table:table-cell>
          <table:table-cell table:style-name="ce7" table:formula="of:=IF([.P134]&gt;0;0;[.$Z$15])" office:value-type="float" office:value="0">
            <text:p>0.00</text:p>
          </table:table-cell>
          <table:table-cell table:style-name="ce10" table:formula="of:=1-[.P134]/[.$C$6]" office:value-type="percentage" office:value="0.896765300535003">
            <text:p>89.68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34];1)" office:value-type="date" office:date-value="2031-07-15">
            <text:p>07/15/31</text:p>
          </table:table-cell>
          <table:table-cell office:value-type="float" office:value="134">
            <text:p>134</text:p>
          </table:table-cell>
          <table:table-cell table:formula="of:=IF([.R13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34]&lt;0.8*[.$C$6];0;[.$Z$7])" office:value-type="float" office:value="0">
            <text:p>0</text:p>
          </table:table-cell>
          <table:table-cell table:formula="of:=[.I135]-[.J135]-[.K135]-[.L135]" office:value-type="currency" office:currency="USD" office:value="1199">
            <text:p>$1,199.00</text:p>
          </table:table-cell>
          <table:table-cell table:style-name="ce6" table:formula="of:=IF(ISERR(IPMT([.$C$20]/12;1;[.$D$17];[.P134]));0;IPMT([.$C$20]/12;1;[.$D$17];[.P134]))" office:value-type="currency" office:currency="USD" office:value="-36.7773616844052">
            <text:p>-$36.78</text:p>
          </table:table-cell>
          <table:table-cell table:style-name="ce6" table:formula="of:=IF([.P134]-[.N135]&gt;[.M135];-[.M135]-[.N135];-[.P134])" office:value-type="currency" office:currency="USD" office:value="-1162.2226383156">
            <text:p>-$1,162.22</text:p>
          </table:table-cell>
          <table:table-cell table:formula="of:=IF([.P134]+[.O135]&gt;=0;[.P134]+[.O135];0)" office:value-type="currency" office:currency="USD" office:value="13548.7220354465">
            <text:p>$13,548.72</text:p>
          </table:table-cell>
          <table:table-cell table:formula="of:=IF([.L135]=0;[.H135]/12;&quot;&quot;)" office:value-type="float" office:value="11.1666666666667">
            <text:p>11.1666666667</text:p>
          </table:table-cell>
          <table:table-cell table:formula="of:=IF([.H135]&lt;=[.$Z$2];1;&quot;&quot;)">
            <text:p/>
          </table:table-cell>
          <table:table-cell table:style-name="ce7" table:formula="of:=IF([.P135]=0;[.H135]/12;&quot;&quot;)">
            <text:p/>
          </table:table-cell>
          <table:table-cell table:style-name="ce7" table:formula="of:=IF([.P135]&gt;0;0;[.$Z$15])" office:value-type="float" office:value="0">
            <text:p>0.00</text:p>
          </table:table-cell>
          <table:table-cell table:style-name="ce10" table:formula="of:=1-[.P135]/[.$C$6]" office:value-type="percentage" office:value="0.90492124887406">
            <text:p>90.4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35];1)" office:value-type="date" office:date-value="2031-08-15">
            <text:p>08/15/31</text:p>
          </table:table-cell>
          <table:table-cell office:value-type="float" office:value="135">
            <text:p>135</text:p>
          </table:table-cell>
          <table:table-cell table:formula="of:=IF([.R13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35]&lt;0.8*[.$C$6];0;[.$Z$7])" office:value-type="float" office:value="0">
            <text:p>0</text:p>
          </table:table-cell>
          <table:table-cell table:formula="of:=[.I136]-[.J136]-[.K136]-[.L136]" office:value-type="currency" office:currency="USD" office:value="1199">
            <text:p>$1,199.00</text:p>
          </table:table-cell>
          <table:table-cell table:style-name="ce6" table:formula="of:=IF(ISERR(IPMT([.$C$20]/12;1;[.$D$17];[.P135]));0;IPMT([.$C$20]/12;1;[.$D$17];[.P135]))" office:value-type="currency" office:currency="USD" office:value="-33.8718050886162">
            <text:p>-$33.87</text:p>
          </table:table-cell>
          <table:table-cell table:style-name="ce6" table:formula="of:=IF([.P135]-[.N136]&gt;[.M136];-[.M136]-[.N136];-[.P135])" office:value-type="currency" office:currency="USD" office:value="-1165.12819491138">
            <text:p>-$1,165.13</text:p>
          </table:table-cell>
          <table:table-cell table:formula="of:=IF([.P135]+[.O136]&gt;=0;[.P135]+[.O136];0)" office:value-type="currency" office:currency="USD" office:value="12383.5938405351">
            <text:p>$12,383.59</text:p>
          </table:table-cell>
          <table:table-cell table:formula="of:=IF([.L136]=0;[.H136]/12;&quot;&quot;)" office:value-type="float" office:value="11.25">
            <text:p>11.25</text:p>
          </table:table-cell>
          <table:table-cell table:formula="of:=IF([.H136]&lt;=[.$Z$2];1;&quot;&quot;)">
            <text:p/>
          </table:table-cell>
          <table:table-cell table:style-name="ce7" table:formula="of:=IF([.P136]=0;[.H136]/12;&quot;&quot;)">
            <text:p/>
          </table:table-cell>
          <table:table-cell table:style-name="ce7" table:formula="of:=IF([.P136]&gt;0;0;[.$Z$15])" office:value-type="float" office:value="0">
            <text:p>0.00</text:p>
          </table:table-cell>
          <table:table-cell table:style-name="ce10" table:formula="of:=1-[.P136]/[.$C$6]" office:value-type="percentage" office:value="0.913097587083964">
            <text:p>91.31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36];1)" office:value-type="date" office:date-value="2031-09-15">
            <text:p>09/15/31</text:p>
          </table:table-cell>
          <table:table-cell office:value-type="float" office:value="136">
            <text:p>136</text:p>
          </table:table-cell>
          <table:table-cell table:formula="of:=IF([.R13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36]&lt;0.8*[.$C$6];0;[.$Z$7])" office:value-type="float" office:value="0">
            <text:p>0</text:p>
          </table:table-cell>
          <table:table-cell table:formula="of:=[.I137]-[.J137]-[.K137]-[.L137]" office:value-type="currency" office:currency="USD" office:value="1199">
            <text:p>$1,199.00</text:p>
          </table:table-cell>
          <table:table-cell table:style-name="ce6" table:formula="of:=IF(ISERR(IPMT([.$C$20]/12;1;[.$D$17];[.P136]));0;IPMT([.$C$20]/12;1;[.$D$17];[.P136]))" office:value-type="currency" office:currency="USD" office:value="-30.9589846013378">
            <text:p>-$30.96</text:p>
          </table:table-cell>
          <table:table-cell table:style-name="ce6" table:formula="of:=IF([.P136]-[.N137]&gt;[.M137];-[.M137]-[.N137];-[.P136])" office:value-type="currency" office:currency="USD" office:value="-1168.04101539866">
            <text:p>-$1,168.04</text:p>
          </table:table-cell>
          <table:table-cell table:formula="of:=IF([.P136]+[.O137]&gt;=0;[.P136]+[.O137];0)" office:value-type="currency" office:currency="USD" office:value="11215.5528251365">
            <text:p>$11,215.55</text:p>
          </table:table-cell>
          <table:table-cell table:formula="of:=IF([.L137]=0;[.H137]/12;&quot;&quot;)" office:value-type="float" office:value="11.3333333333333">
            <text:p>11.3333333333</text:p>
          </table:table-cell>
          <table:table-cell table:formula="of:=IF([.H137]&lt;=[.$Z$2];1;&quot;&quot;)">
            <text:p/>
          </table:table-cell>
          <table:table-cell table:style-name="ce7" table:formula="of:=IF([.P137]=0;[.H137]/12;&quot;&quot;)">
            <text:p/>
          </table:table-cell>
          <table:table-cell table:style-name="ce7" table:formula="of:=IF([.P137]&gt;0;0;[.$Z$15])" office:value-type="float" office:value="0">
            <text:p>0.00</text:p>
          </table:table-cell>
          <table:table-cell table:style-name="ce10" table:formula="of:=1-[.P137]/[.$C$6]" office:value-type="percentage" office:value="0.921294366139393">
            <text:p>92.1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37];1)" office:value-type="date" office:date-value="2031-10-15">
            <text:p>10/15/31</text:p>
          </table:table-cell>
          <table:table-cell office:value-type="float" office:value="137">
            <text:p>137</text:p>
          </table:table-cell>
          <table:table-cell table:formula="of:=IF([.R13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37]&lt;0.8*[.$C$6];0;[.$Z$7])" office:value-type="float" office:value="0">
            <text:p>0</text:p>
          </table:table-cell>
          <table:table-cell table:formula="of:=[.I138]-[.J138]-[.K138]-[.L138]" office:value-type="currency" office:currency="USD" office:value="1199">
            <text:p>$1,199.00</text:p>
          </table:table-cell>
          <table:table-cell table:style-name="ce6" table:formula="of:=IF(ISERR(IPMT([.$C$20]/12;1;[.$D$17];[.P137]));0;IPMT([.$C$20]/12;1;[.$D$17];[.P137]))" office:value-type="currency" office:currency="USD" office:value="-28.0388820628411">
            <text:p>-$28.04</text:p>
          </table:table-cell>
          <table:table-cell table:style-name="ce6" table:formula="of:=IF([.P137]-[.N138]&gt;[.M138];-[.M138]-[.N138];-[.P137])" office:value-type="currency" office:currency="USD" office:value="-1170.96111793716">
            <text:p>-$1,170.96</text:p>
          </table:table-cell>
          <table:table-cell table:formula="of:=IF([.P137]+[.O138]&gt;=0;[.P137]+[.O138];0)" office:value-type="currency" office:currency="USD" office:value="10044.5917071993">
            <text:p>$10,044.59</text:p>
          </table:table-cell>
          <table:table-cell table:formula="of:=IF([.L138]=0;[.H138]/12;&quot;&quot;)" office:value-type="float" office:value="11.4166666666667">
            <text:p>11.4166666667</text:p>
          </table:table-cell>
          <table:table-cell table:formula="of:=IF([.H138]&lt;=[.$Z$2];1;&quot;&quot;)">
            <text:p/>
          </table:table-cell>
          <table:table-cell table:style-name="ce7" table:formula="of:=IF([.P138]=0;[.H138]/12;&quot;&quot;)">
            <text:p/>
          </table:table-cell>
          <table:table-cell table:style-name="ce7" table:formula="of:=IF([.P138]&gt;0;0;[.$Z$15])" office:value-type="float" office:value="0">
            <text:p>0.00</text:p>
          </table:table-cell>
          <table:table-cell table:style-name="ce10" table:formula="of:=1-[.P138]/[.$C$6]" office:value-type="percentage" office:value="0.929511637142461">
            <text:p>92.95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38];1)" office:value-type="date" office:date-value="2031-11-15">
            <text:p>11/15/31</text:p>
          </table:table-cell>
          <table:table-cell office:value-type="float" office:value="138">
            <text:p>138</text:p>
          </table:table-cell>
          <table:table-cell table:formula="of:=IF([.R13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38]&lt;0.8*[.$C$6];0;[.$Z$7])" office:value-type="float" office:value="0">
            <text:p>0</text:p>
          </table:table-cell>
          <table:table-cell table:formula="of:=[.I139]-[.J139]-[.K139]-[.L139]" office:value-type="currency" office:currency="USD" office:value="1199">
            <text:p>$1,199.00</text:p>
          </table:table-cell>
          <table:table-cell table:style-name="ce6" table:formula="of:=IF(ISERR(IPMT([.$C$20]/12;1;[.$D$17];[.P138]));0;IPMT([.$C$20]/12;1;[.$D$17];[.P138]))" office:value-type="currency" office:currency="USD" office:value="-25.1114792679982">
            <text:p>-$25.11</text:p>
          </table:table-cell>
          <table:table-cell table:style-name="ce6" table:formula="of:=IF([.P138]-[.N139]&gt;[.M139];-[.M139]-[.N139];-[.P138])" office:value-type="currency" office:currency="USD" office:value="-1173.888520732">
            <text:p>-$1,173.89</text:p>
          </table:table-cell>
          <table:table-cell table:formula="of:=IF([.P138]+[.O139]&gt;=0;[.P138]+[.O139];0)" office:value-type="currency" office:currency="USD" office:value="8870.70318646729">
            <text:p>$8,870.70</text:p>
          </table:table-cell>
          <table:table-cell table:formula="of:=IF([.L139]=0;[.H139]/12;&quot;&quot;)" office:value-type="float" office:value="11.5">
            <text:p>11.5</text:p>
          </table:table-cell>
          <table:table-cell table:formula="of:=IF([.H139]&lt;=[.$Z$2];1;&quot;&quot;)">
            <text:p/>
          </table:table-cell>
          <table:table-cell table:style-name="ce7" table:formula="of:=IF([.P139]=0;[.H139]/12;&quot;&quot;)">
            <text:p/>
          </table:table-cell>
          <table:table-cell table:style-name="ce7" table:formula="of:=IF([.P139]&gt;0;0;[.$Z$15])" office:value-type="float" office:value="0">
            <text:p>0.00</text:p>
          </table:table-cell>
          <table:table-cell table:style-name="ce10" table:formula="of:=1-[.P139]/[.$C$6]" office:value-type="percentage" office:value="0.937749451323037">
            <text:p>93.77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39];1)" office:value-type="date" office:date-value="2031-12-15">
            <text:p>12/15/31</text:p>
          </table:table-cell>
          <table:table-cell office:value-type="float" office:value="139">
            <text:p>139</text:p>
          </table:table-cell>
          <table:table-cell table:formula="of:=IF([.R14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39]&lt;0.8*[.$C$6];0;[.$Z$7])" office:value-type="float" office:value="0">
            <text:p>0</text:p>
          </table:table-cell>
          <table:table-cell table:formula="of:=[.I140]-[.J140]-[.K140]-[.L140]" office:value-type="currency" office:currency="USD" office:value="1199">
            <text:p>$1,199.00</text:p>
          </table:table-cell>
          <table:table-cell table:style-name="ce6" table:formula="of:=IF(ISERR(IPMT([.$C$20]/12;1;[.$D$17];[.P139]));0;IPMT([.$C$20]/12;1;[.$D$17];[.P139]))" office:value-type="currency" office:currency="USD" office:value="-22.1767579661682">
            <text:p>-$22.18</text:p>
          </table:table-cell>
          <table:table-cell table:style-name="ce6" table:formula="of:=IF([.P139]-[.N140]&gt;[.M140];-[.M140]-[.N140];-[.P139])" office:value-type="currency" office:currency="USD" office:value="-1176.82324203383">
            <text:p>-$1,176.82</text:p>
          </table:table-cell>
          <table:table-cell table:formula="of:=IF([.P139]+[.O140]&gt;=0;[.P139]+[.O140];0)" office:value-type="currency" office:currency="USD" office:value="7693.87994443346">
            <text:p>$7,693.88</text:p>
          </table:table-cell>
          <table:table-cell table:formula="of:=IF([.L140]=0;[.H140]/12;&quot;&quot;)" office:value-type="float" office:value="11.5833333333333">
            <text:p>11.5833333333</text:p>
          </table:table-cell>
          <table:table-cell table:formula="of:=IF([.H140]&lt;=[.$Z$2];1;&quot;&quot;)">
            <text:p/>
          </table:table-cell>
          <table:table-cell table:style-name="ce7" table:formula="of:=IF([.P140]=0;[.H140]/12;&quot;&quot;)">
            <text:p/>
          </table:table-cell>
          <table:table-cell table:style-name="ce7" table:formula="of:=IF([.P140]&gt;0;0;[.$Z$15])" office:value-type="float" office:value="0">
            <text:p>0.00</text:p>
          </table:table-cell>
          <table:table-cell table:style-name="ce10" table:formula="of:=1-[.P140]/[.$C$6]" office:value-type="percentage" office:value="0.946007860039063">
            <text:p>94.6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40];1)" office:value-type="date" office:date-value="2032-01-15">
            <text:p>01/15/32</text:p>
          </table:table-cell>
          <table:table-cell office:value-type="float" office:value="140">
            <text:p>140</text:p>
          </table:table-cell>
          <table:table-cell table:formula="of:=IF([.R14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40]&lt;0.8*[.$C$6];0;[.$Z$7])" office:value-type="float" office:value="0">
            <text:p>0</text:p>
          </table:table-cell>
          <table:table-cell table:formula="of:=[.I141]-[.J141]-[.K141]-[.L141]" office:value-type="currency" office:currency="USD" office:value="1199">
            <text:p>$1,199.00</text:p>
          </table:table-cell>
          <table:table-cell table:style-name="ce6" table:formula="of:=IF(ISERR(IPMT([.$C$20]/12;1;[.$D$17];[.P140]));0;IPMT([.$C$20]/12;1;[.$D$17];[.P140]))" office:value-type="currency" office:currency="USD" office:value="-19.2346998610837">
            <text:p>-$19.23</text:p>
          </table:table-cell>
          <table:table-cell table:style-name="ce6" table:formula="of:=IF([.P140]-[.N141]&gt;[.M141];-[.M141]-[.N141];-[.P140])" office:value-type="currency" office:currency="USD" office:value="-1179.76530013892">
            <text:p>-$1,179.77</text:p>
          </table:table-cell>
          <table:table-cell table:formula="of:=IF([.P140]+[.O141]&gt;=0;[.P140]+[.O141];0)" office:value-type="currency" office:currency="USD" office:value="6514.11464429454">
            <text:p>$6,514.11</text:p>
          </table:table-cell>
          <table:table-cell table:formula="of:=IF([.L141]=0;[.H141]/12;&quot;&quot;)" office:value-type="float" office:value="11.6666666666667">
            <text:p>11.6666666667</text:p>
          </table:table-cell>
          <table:table-cell table:formula="of:=IF([.H141]&lt;=[.$Z$2];1;&quot;&quot;)">
            <text:p/>
          </table:table-cell>
          <table:table-cell table:style-name="ce7" table:formula="of:=IF([.P141]=0;[.H141]/12;&quot;&quot;)">
            <text:p/>
          </table:table-cell>
          <table:table-cell table:style-name="ce7" table:formula="of:=IF([.P141]&gt;0;0;[.$Z$15])" office:value-type="float" office:value="0">
            <text:p>0.00</text:p>
          </table:table-cell>
          <table:table-cell table:style-name="ce10" table:formula="of:=1-[.P141]/[.$C$6]" office:value-type="percentage" office:value="0.95428691477688">
            <text:p>95.43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41];1)" office:value-type="date" office:date-value="2032-02-15">
            <text:p>02/15/32</text:p>
          </table:table-cell>
          <table:table-cell office:value-type="float" office:value="141">
            <text:p>141</text:p>
          </table:table-cell>
          <table:table-cell table:formula="of:=IF([.R14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41]&lt;0.8*[.$C$6];0;[.$Z$7])" office:value-type="float" office:value="0">
            <text:p>0</text:p>
          </table:table-cell>
          <table:table-cell table:formula="of:=[.I142]-[.J142]-[.K142]-[.L142]" office:value-type="currency" office:currency="USD" office:value="1199">
            <text:p>$1,199.00</text:p>
          </table:table-cell>
          <table:table-cell table:style-name="ce6" table:formula="of:=IF(ISERR(IPMT([.$C$20]/12;1;[.$D$17];[.P141]));0;IPMT([.$C$20]/12;1;[.$D$17];[.P141]))" office:value-type="currency" office:currency="USD" office:value="-16.2852866107364">
            <text:p>-$16.29</text:p>
          </table:table-cell>
          <table:table-cell table:style-name="ce6" table:formula="of:=IF([.P141]-[.N142]&gt;[.M142];-[.M142]-[.N142];-[.P141])" office:value-type="currency" office:currency="USD" office:value="-1182.71471338926">
            <text:p>-$1,182.71</text:p>
          </table:table-cell>
          <table:table-cell table:formula="of:=IF([.P141]+[.O142]&gt;=0;[.P141]+[.O142];0)" office:value-type="currency" office:currency="USD" office:value="5331.39993090528">
            <text:p>$5,331.40</text:p>
          </table:table-cell>
          <table:table-cell table:formula="of:=IF([.L142]=0;[.H142]/12;&quot;&quot;)" office:value-type="float" office:value="11.75">
            <text:p>11.75</text:p>
          </table:table-cell>
          <table:table-cell table:formula="of:=IF([.H142]&lt;=[.$Z$2];1;&quot;&quot;)">
            <text:p/>
          </table:table-cell>
          <table:table-cell table:style-name="ce7" table:formula="of:=IF([.P142]=0;[.H142]/12;&quot;&quot;)">
            <text:p/>
          </table:table-cell>
          <table:table-cell table:style-name="ce7" table:formula="of:=IF([.P142]&gt;0;0;[.$Z$15])" office:value-type="float" office:value="0">
            <text:p>0.00</text:p>
          </table:table-cell>
          <table:table-cell table:style-name="ce10" table:formula="of:=1-[.P142]/[.$C$6]" office:value-type="percentage" office:value="0.962586667151542">
            <text:p>96.26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42];1)" office:value-type="date" office:date-value="2032-03-15">
            <text:p>03/15/32</text:p>
          </table:table-cell>
          <table:table-cell office:value-type="float" office:value="142">
            <text:p>142</text:p>
          </table:table-cell>
          <table:table-cell table:formula="of:=IF([.R14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42]&lt;0.8*[.$C$6];0;[.$Z$7])" office:value-type="float" office:value="0">
            <text:p>0</text:p>
          </table:table-cell>
          <table:table-cell table:formula="of:=[.I143]-[.J143]-[.K143]-[.L143]" office:value-type="currency" office:currency="USD" office:value="1199">
            <text:p>$1,199.00</text:p>
          </table:table-cell>
          <table:table-cell table:style-name="ce6" table:formula="of:=IF(ISERR(IPMT([.$C$20]/12;1;[.$D$17];[.P142]));0;IPMT([.$C$20]/12;1;[.$D$17];[.P142]))" office:value-type="currency" office:currency="USD" office:value="-13.3284998272632">
            <text:p>-$13.33</text:p>
          </table:table-cell>
          <table:table-cell table:style-name="ce6" table:formula="of:=IF([.P142]-[.N143]&gt;[.M143];-[.M143]-[.N143];-[.P142])" office:value-type="currency" office:currency="USD" office:value="-1185.67150017274">
            <text:p>-$1,185.67</text:p>
          </table:table-cell>
          <table:table-cell table:formula="of:=IF([.P142]+[.O143]&gt;=0;[.P142]+[.O143];0)" office:value-type="currency" office:currency="USD" office:value="4145.72843073254">
            <text:p>$4,145.73</text:p>
          </table:table-cell>
          <table:table-cell table:formula="of:=IF([.L143]=0;[.H143]/12;&quot;&quot;)" office:value-type="float" office:value="11.8333333333333">
            <text:p>11.8333333333</text:p>
          </table:table-cell>
          <table:table-cell table:formula="of:=IF([.H143]&lt;=[.$Z$2];1;&quot;&quot;)">
            <text:p/>
          </table:table-cell>
          <table:table-cell table:style-name="ce7" table:formula="of:=IF([.P143]=0;[.H143]/12;&quot;&quot;)">
            <text:p/>
          </table:table-cell>
          <table:table-cell table:style-name="ce7" table:formula="of:=IF([.P143]&gt;0;0;[.$Z$15])" office:value-type="float" office:value="0">
            <text:p>0.00</text:p>
          </table:table-cell>
          <table:table-cell table:style-name="ce10" table:formula="of:=1-[.P143]/[.$C$6]" office:value-type="percentage" office:value="0.97090716890714">
            <text:p>97.09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43];1)" office:value-type="date" office:date-value="2032-04-15">
            <text:p>04/15/32</text:p>
          </table:table-cell>
          <table:table-cell office:value-type="float" office:value="143">
            <text:p>143</text:p>
          </table:table-cell>
          <table:table-cell table:formula="of:=IF([.R14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43]&lt;0.8*[.$C$6];0;[.$Z$7])" office:value-type="float" office:value="0">
            <text:p>0</text:p>
          </table:table-cell>
          <table:table-cell table:formula="of:=[.I144]-[.J144]-[.K144]-[.L144]" office:value-type="currency" office:currency="USD" office:value="1199">
            <text:p>$1,199.00</text:p>
          </table:table-cell>
          <table:table-cell table:style-name="ce6" table:formula="of:=IF(ISERR(IPMT([.$C$20]/12;1;[.$D$17];[.P143]));0;IPMT([.$C$20]/12;1;[.$D$17];[.P143]))" office:value-type="currency" office:currency="USD" office:value="-10.3643210768314">
            <text:p>-$10.36</text:p>
          </table:table-cell>
          <table:table-cell table:style-name="ce6" table:formula="of:=IF([.P143]-[.N144]&gt;[.M144];-[.M144]-[.N144];-[.P143])" office:value-type="currency" office:currency="USD" office:value="-1188.63567892317">
            <text:p>-$1,188.64</text:p>
          </table:table-cell>
          <table:table-cell table:formula="of:=IF([.P143]+[.O144]&gt;=0;[.P143]+[.O144];0)" office:value-type="currency" office:currency="USD" office:value="2957.09275180937">
            <text:p>$2,957.09</text:p>
          </table:table-cell>
          <table:table-cell table:formula="of:=IF([.L144]=0;[.H144]/12;&quot;&quot;)" office:value-type="float" office:value="11.9166666666667">
            <text:p>11.9166666667</text:p>
          </table:table-cell>
          <table:table-cell table:formula="of:=IF([.H144]&lt;=[.$Z$2];1;&quot;&quot;)">
            <text:p/>
          </table:table-cell>
          <table:table-cell table:style-name="ce7" table:formula="of:=IF([.P144]=0;[.H144]/12;&quot;&quot;)">
            <text:p/>
          </table:table-cell>
          <table:table-cell table:style-name="ce7" table:formula="of:=IF([.P144]&gt;0;0;[.$Z$15])" office:value-type="float" office:value="0">
            <text:p>0.00</text:p>
          </table:table-cell>
          <table:table-cell table:style-name="ce10" table:formula="of:=1-[.P144]/[.$C$6]" office:value-type="percentage" office:value="0.979248471917127">
            <text:p>97.92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44];1)" office:value-type="date" office:date-value="2032-05-15">
            <text:p>05/15/32</text:p>
          </table:table-cell>
          <table:table-cell office:value-type="float" office:value="144">
            <text:p>144</text:p>
          </table:table-cell>
          <table:table-cell table:formula="of:=IF([.R14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44]&lt;0.8*[.$C$6];0;[.$Z$7])" office:value-type="float" office:value="0">
            <text:p>0</text:p>
          </table:table-cell>
          <table:table-cell table:formula="of:=[.I145]-[.J145]-[.K145]-[.L145]" office:value-type="currency" office:currency="USD" office:value="1199">
            <text:p>$1,199.00</text:p>
          </table:table-cell>
          <table:table-cell table:style-name="ce6" table:formula="of:=IF(ISERR(IPMT([.$C$20]/12;1;[.$D$17];[.P144]));0;IPMT([.$C$20]/12;1;[.$D$17];[.P144]))" office:value-type="currency" office:currency="USD" office:value="-7.39273187952344">
            <text:p>-$7.39</text:p>
          </table:table-cell>
          <table:table-cell table:style-name="ce6" table:formula="of:=IF([.P144]-[.N145]&gt;[.M145];-[.M145]-[.N145];-[.P144])" office:value-type="currency" office:currency="USD" office:value="-1191.60726812048">
            <text:p>-$1,191.61</text:p>
          </table:table-cell>
          <table:table-cell table:formula="of:=IF([.P144]+[.O145]&gt;=0;[.P144]+[.O145];0)" office:value-type="currency" office:currency="USD" office:value="1765.4854836889">
            <text:p>$1,765.49</text:p>
          </table:table-cell>
          <table:table-cell table:formula="of:=IF([.L145]=0;[.H145]/12;&quot;&quot;)" office:value-type="float" office:value="12">
            <text:p>12</text:p>
          </table:table-cell>
          <table:table-cell table:formula="of:=IF([.H145]&lt;=[.$Z$2];1;&quot;&quot;)">
            <text:p/>
          </table:table-cell>
          <table:table-cell table:style-name="ce7" table:formula="of:=IF([.P145]=0;[.H145]/12;&quot;&quot;)">
            <text:p/>
          </table:table-cell>
          <table:table-cell table:style-name="ce7" table:formula="of:=IF([.P145]&gt;0;0;[.$Z$15])" office:value-type="float" office:value="0">
            <text:p>0.00</text:p>
          </table:table-cell>
          <table:table-cell table:style-name="ce10" table:formula="of:=1-[.P145]/[.$C$6]" office:value-type="percentage" office:value="0.987610628184639">
            <text:p>98.76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45];1)" office:value-type="date" office:date-value="2032-06-15">
            <text:p>06/15/32</text:p>
          </table:table-cell>
          <table:table-cell office:value-type="float" office:value="145">
            <text:p>145</text:p>
          </table:table-cell>
          <table:table-cell table:formula="of:=IF([.R14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45]&lt;0.8*[.$C$6];0;[.$Z$7])" office:value-type="float" office:value="0">
            <text:p>0</text:p>
          </table:table-cell>
          <table:table-cell table:formula="of:=[.I146]-[.J146]-[.K146]-[.L146]" office:value-type="currency" office:currency="USD" office:value="1199">
            <text:p>$1,199.00</text:p>
          </table:table-cell>
          <table:table-cell table:style-name="ce6" table:formula="of:=IF(ISERR(IPMT([.$C$20]/12;1;[.$D$17];[.P145]));0;IPMT([.$C$20]/12;1;[.$D$17];[.P145]))" office:value-type="currency" office:currency="USD" office:value="-4.41371370922224">
            <text:p>-$4.41</text:p>
          </table:table-cell>
          <table:table-cell table:style-name="ce6" table:formula="of:=IF([.P145]-[.N146]&gt;[.M146];-[.M146]-[.N146];-[.P145])" office:value-type="currency" office:currency="USD" office:value="-1194.58628629078">
            <text:p>-$1,194.59</text:p>
          </table:table-cell>
          <table:table-cell table:formula="of:=IF([.P145]+[.O146]&gt;=0;[.P145]+[.O146];0)" office:value-type="currency" office:currency="USD" office:value="570.89919739812">
            <text:p>$570.90</text:p>
          </table:table-cell>
          <table:table-cell table:formula="of:=IF([.L146]=0;[.H146]/12;&quot;&quot;)" office:value-type="float" office:value="12.0833333333333">
            <text:p>12.0833333333</text:p>
          </table:table-cell>
          <table:table-cell table:formula="of:=IF([.H146]&lt;=[.$Z$2];1;&quot;&quot;)">
            <text:p/>
          </table:table-cell>
          <table:table-cell table:style-name="ce7" table:formula="of:=IF([.P146]=0;[.H146]/12;&quot;&quot;)">
            <text:p/>
          </table:table-cell>
          <table:table-cell table:style-name="ce7" table:formula="of:=IF([.P146]&gt;0;0;[.$Z$15])" office:value-type="float" office:value="0">
            <text:p>0.00</text:p>
          </table:table-cell>
          <table:table-cell table:style-name="ce10" table:formula="of:=1-[.P146]/[.$C$6]" office:value-type="percentage" office:value="0.99599368984282">
            <text:p>99.6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46];1)" office:value-type="date" office:date-value="2032-07-15">
            <text:p>07/15/32</text:p>
          </table:table-cell>
          <table:table-cell office:value-type="float" office:value="146">
            <text:p>146</text:p>
          </table:table-cell>
          <table:table-cell table:formula="of:=IF([.R14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46]&lt;0.8*[.$C$6];0;[.$Z$7])" office:value-type="float" office:value="0">
            <text:p>0</text:p>
          </table:table-cell>
          <table:table-cell table:formula="of:=[.I147]-[.J147]-[.K147]-[.L147]" office:value-type="currency" office:currency="USD" office:value="1199">
            <text:p>$1,199.00</text:p>
          </table:table-cell>
          <table:table-cell table:style-name="ce6" table:formula="of:=IF(ISERR(IPMT([.$C$20]/12;1;[.$D$17];[.P146]));0;IPMT([.$C$20]/12;1;[.$D$17];[.P146]))" office:value-type="currency" office:currency="USD" office:value="-1.4272479934953">
            <text:p>-$1.43</text:p>
          </table:table-cell>
          <table:table-cell table:style-name="ce6" table:formula="of:=IF([.P146]-[.N147]&gt;[.M147];-[.M147]-[.N147];-[.P146])" office:value-type="currency" office:currency="USD" office:value="-570.89919739812">
            <text:p>-$570.90</text:p>
          </table:table-cell>
          <table:table-cell table:formula="of:=IF([.P146]+[.O147]&gt;=0;[.P146]+[.O147];0)" office:value-type="currency" office:currency="USD" office:value="0">
            <text:p>$0.00</text:p>
          </table:table-cell>
          <table:table-cell table:formula="of:=IF([.L147]=0;[.H147]/12;&quot;&quot;)" office:value-type="float" office:value="12.1666666666667">
            <text:p>12.1666666667</text:p>
          </table:table-cell>
          <table:table-cell table:formula="of:=IF([.H147]&lt;=[.$Z$2];1;&quot;&quot;)">
            <text:p/>
          </table:table-cell>
          <table:table-cell table:style-name="ce7" table:formula="of:=IF([.P147]=0;[.H147]/12;&quot;&quot;)" office:value-type="float" office:value="12.1666666666667">
            <text:p>12.17</text:p>
          </table:table-cell>
          <table:table-cell table:style-name="ce7" table:formula="of:=IF([.P147]&gt;0;0;[.$Z$15])" office:value-type="float" office:value="599">
            <text:p>599.00</text:p>
          </table:table-cell>
          <table:table-cell table:style-name="ce10" table:formula="of:=1-[.P14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47];1)" office:value-type="date" office:date-value="2032-08-15">
            <text:p>08/15/32</text:p>
          </table:table-cell>
          <table:table-cell office:value-type="float" office:value="147">
            <text:p>147</text:p>
          </table:table-cell>
          <table:table-cell table:formula="of:=IF([.R14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47]&lt;0.8*[.$C$6];0;[.$Z$7])" office:value-type="float" office:value="0">
            <text:p>0</text:p>
          </table:table-cell>
          <table:table-cell table:formula="of:=[.I148]-[.J148]-[.K148]-[.L148]" office:value-type="currency" office:currency="USD" office:value="1199">
            <text:p>$1,199.00</text:p>
          </table:table-cell>
          <table:table-cell table:style-name="ce6" table:formula="of:=IF(ISERR(IPMT([.$C$20]/12;1;[.$D$17];[.P147]));0;IPMT([.$C$20]/12;1;[.$D$17];[.P147]))" office:value-type="currency" office:currency="USD" office:value="-0">
            <text:p>$0.00</text:p>
          </table:table-cell>
          <table:table-cell table:style-name="ce6" table:formula="of:=IF([.P147]-[.N148]&gt;[.M148];-[.M148]-[.N148];-[.P147])" office:value-type="currency" office:currency="USD" office:value="-0">
            <text:p>$0.00</text:p>
          </table:table-cell>
          <table:table-cell table:formula="of:=IF([.P147]+[.O148]&gt;=0;[.P147]+[.O148];0)" office:value-type="currency" office:currency="USD" office:value="0">
            <text:p>$0.00</text:p>
          </table:table-cell>
          <table:table-cell table:formula="of:=IF([.L148]=0;[.H148]/12;&quot;&quot;)" office:value-type="float" office:value="12.25">
            <text:p>12.25</text:p>
          </table:table-cell>
          <table:table-cell table:formula="of:=IF([.H148]&lt;=[.$Z$2];1;&quot;&quot;)">
            <text:p/>
          </table:table-cell>
          <table:table-cell table:style-name="ce7" table:formula="of:=IF([.P148]=0;[.H148]/12;&quot;&quot;)" office:value-type="float" office:value="12.25">
            <text:p>12.25</text:p>
          </table:table-cell>
          <table:table-cell table:style-name="ce7" table:formula="of:=IF([.P148]&gt;0;0;[.$Z$15])" office:value-type="float" office:value="599">
            <text:p>599.00</text:p>
          </table:table-cell>
          <table:table-cell table:style-name="ce10" table:formula="of:=1-[.P14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48];1)" office:value-type="date" office:date-value="2032-09-15">
            <text:p>09/15/32</text:p>
          </table:table-cell>
          <table:table-cell office:value-type="float" office:value="148">
            <text:p>148</text:p>
          </table:table-cell>
          <table:table-cell table:formula="of:=IF([.R14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48]&lt;0.8*[.$C$6];0;[.$Z$7])" office:value-type="float" office:value="0">
            <text:p>0</text:p>
          </table:table-cell>
          <table:table-cell table:formula="of:=[.I149]-[.J149]-[.K149]-[.L149]" office:value-type="currency" office:currency="USD" office:value="1199">
            <text:p>$1,199.00</text:p>
          </table:table-cell>
          <table:table-cell table:style-name="ce6" table:formula="of:=IF(ISERR(IPMT([.$C$20]/12;1;[.$D$17];[.P148]));0;IPMT([.$C$20]/12;1;[.$D$17];[.P148]))" office:value-type="currency" office:currency="USD" office:value="-0">
            <text:p>$0.00</text:p>
          </table:table-cell>
          <table:table-cell table:style-name="ce6" table:formula="of:=IF([.P148]-[.N149]&gt;[.M149];-[.M149]-[.N149];-[.P148])" office:value-type="currency" office:currency="USD" office:value="-0">
            <text:p>$0.00</text:p>
          </table:table-cell>
          <table:table-cell table:formula="of:=IF([.P148]+[.O149]&gt;=0;[.P148]+[.O149];0)" office:value-type="currency" office:currency="USD" office:value="0">
            <text:p>$0.00</text:p>
          </table:table-cell>
          <table:table-cell table:formula="of:=IF([.L149]=0;[.H149]/12;&quot;&quot;)" office:value-type="float" office:value="12.3333333333333">
            <text:p>12.3333333333</text:p>
          </table:table-cell>
          <table:table-cell table:formula="of:=IF([.H149]&lt;=[.$Z$2];1;&quot;&quot;)">
            <text:p/>
          </table:table-cell>
          <table:table-cell table:style-name="ce7" table:formula="of:=IF([.P149]=0;[.H149]/12;&quot;&quot;)" office:value-type="float" office:value="12.3333333333333">
            <text:p>12.33</text:p>
          </table:table-cell>
          <table:table-cell table:style-name="ce7" table:formula="of:=IF([.P149]&gt;0;0;[.$Z$15])" office:value-type="float" office:value="599">
            <text:p>599.00</text:p>
          </table:table-cell>
          <table:table-cell table:style-name="ce10" table:formula="of:=1-[.P14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49];1)" office:value-type="date" office:date-value="2032-10-15">
            <text:p>10/15/32</text:p>
          </table:table-cell>
          <table:table-cell office:value-type="float" office:value="149">
            <text:p>149</text:p>
          </table:table-cell>
          <table:table-cell table:formula="of:=IF([.R15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49]&lt;0.8*[.$C$6];0;[.$Z$7])" office:value-type="float" office:value="0">
            <text:p>0</text:p>
          </table:table-cell>
          <table:table-cell table:formula="of:=[.I150]-[.J150]-[.K150]-[.L150]" office:value-type="currency" office:currency="USD" office:value="1199">
            <text:p>$1,199.00</text:p>
          </table:table-cell>
          <table:table-cell table:style-name="ce6" table:formula="of:=IF(ISERR(IPMT([.$C$20]/12;1;[.$D$17];[.P149]));0;IPMT([.$C$20]/12;1;[.$D$17];[.P149]))" office:value-type="currency" office:currency="USD" office:value="-0">
            <text:p>$0.00</text:p>
          </table:table-cell>
          <table:table-cell table:style-name="ce6" table:formula="of:=IF([.P149]-[.N150]&gt;[.M150];-[.M150]-[.N150];-[.P149])" office:value-type="currency" office:currency="USD" office:value="-0">
            <text:p>$0.00</text:p>
          </table:table-cell>
          <table:table-cell table:formula="of:=IF([.P149]+[.O150]&gt;=0;[.P149]+[.O150];0)" office:value-type="currency" office:currency="USD" office:value="0">
            <text:p>$0.00</text:p>
          </table:table-cell>
          <table:table-cell table:formula="of:=IF([.L150]=0;[.H150]/12;&quot;&quot;)" office:value-type="float" office:value="12.4166666666667">
            <text:p>12.4166666667</text:p>
          </table:table-cell>
          <table:table-cell table:formula="of:=IF([.H150]&lt;=[.$Z$2];1;&quot;&quot;)">
            <text:p/>
          </table:table-cell>
          <table:table-cell table:style-name="ce7" table:formula="of:=IF([.P150]=0;[.H150]/12;&quot;&quot;)" office:value-type="float" office:value="12.4166666666667">
            <text:p>12.42</text:p>
          </table:table-cell>
          <table:table-cell table:style-name="ce7" table:formula="of:=IF([.P150]&gt;0;0;[.$Z$15])" office:value-type="float" office:value="599">
            <text:p>599.00</text:p>
          </table:table-cell>
          <table:table-cell table:style-name="ce10" table:formula="of:=1-[.P15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50];1)" office:value-type="date" office:date-value="2032-11-15">
            <text:p>11/15/32</text:p>
          </table:table-cell>
          <table:table-cell office:value-type="float" office:value="150">
            <text:p>150</text:p>
          </table:table-cell>
          <table:table-cell table:formula="of:=IF([.R15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50]&lt;0.8*[.$C$6];0;[.$Z$7])" office:value-type="float" office:value="0">
            <text:p>0</text:p>
          </table:table-cell>
          <table:table-cell table:formula="of:=[.I151]-[.J151]-[.K151]-[.L151]" office:value-type="currency" office:currency="USD" office:value="1199">
            <text:p>$1,199.00</text:p>
          </table:table-cell>
          <table:table-cell table:style-name="ce6" table:formula="of:=IF(ISERR(IPMT([.$C$20]/12;1;[.$D$17];[.P150]));0;IPMT([.$C$20]/12;1;[.$D$17];[.P150]))" office:value-type="currency" office:currency="USD" office:value="-0">
            <text:p>$0.00</text:p>
          </table:table-cell>
          <table:table-cell table:style-name="ce6" table:formula="of:=IF([.P150]-[.N151]&gt;[.M151];-[.M151]-[.N151];-[.P150])" office:value-type="currency" office:currency="USD" office:value="-0">
            <text:p>$0.00</text:p>
          </table:table-cell>
          <table:table-cell table:formula="of:=IF([.P150]+[.O151]&gt;=0;[.P150]+[.O151];0)" office:value-type="currency" office:currency="USD" office:value="0">
            <text:p>$0.00</text:p>
          </table:table-cell>
          <table:table-cell table:formula="of:=IF([.L151]=0;[.H151]/12;&quot;&quot;)" office:value-type="float" office:value="12.5">
            <text:p>12.5</text:p>
          </table:table-cell>
          <table:table-cell table:formula="of:=IF([.H151]&lt;=[.$Z$2];1;&quot;&quot;)">
            <text:p/>
          </table:table-cell>
          <table:table-cell table:style-name="ce7" table:formula="of:=IF([.P151]=0;[.H151]/12;&quot;&quot;)" office:value-type="float" office:value="12.5">
            <text:p>12.50</text:p>
          </table:table-cell>
          <table:table-cell table:style-name="ce7" table:formula="of:=IF([.P151]&gt;0;0;[.$Z$15])" office:value-type="float" office:value="599">
            <text:p>599.00</text:p>
          </table:table-cell>
          <table:table-cell table:style-name="ce10" table:formula="of:=1-[.P15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51];1)" office:value-type="date" office:date-value="2032-12-15">
            <text:p>12/15/32</text:p>
          </table:table-cell>
          <table:table-cell office:value-type="float" office:value="151">
            <text:p>151</text:p>
          </table:table-cell>
          <table:table-cell table:formula="of:=IF([.R15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51]&lt;0.8*[.$C$6];0;[.$Z$7])" office:value-type="float" office:value="0">
            <text:p>0</text:p>
          </table:table-cell>
          <table:table-cell table:formula="of:=[.I152]-[.J152]-[.K152]-[.L152]" office:value-type="currency" office:currency="USD" office:value="1199">
            <text:p>$1,199.00</text:p>
          </table:table-cell>
          <table:table-cell table:style-name="ce6" table:formula="of:=IF(ISERR(IPMT([.$C$20]/12;1;[.$D$17];[.P151]));0;IPMT([.$C$20]/12;1;[.$D$17];[.P151]))" office:value-type="currency" office:currency="USD" office:value="-0">
            <text:p>$0.00</text:p>
          </table:table-cell>
          <table:table-cell table:style-name="ce6" table:formula="of:=IF([.P151]-[.N152]&gt;[.M152];-[.M152]-[.N152];-[.P151])" office:value-type="currency" office:currency="USD" office:value="-0">
            <text:p>$0.00</text:p>
          </table:table-cell>
          <table:table-cell table:formula="of:=IF([.P151]+[.O152]&gt;=0;[.P151]+[.O152];0)" office:value-type="currency" office:currency="USD" office:value="0">
            <text:p>$0.00</text:p>
          </table:table-cell>
          <table:table-cell table:formula="of:=IF([.L152]=0;[.H152]/12;&quot;&quot;)" office:value-type="float" office:value="12.5833333333333">
            <text:p>12.5833333333</text:p>
          </table:table-cell>
          <table:table-cell table:formula="of:=IF([.H152]&lt;=[.$Z$2];1;&quot;&quot;)">
            <text:p/>
          </table:table-cell>
          <table:table-cell table:style-name="ce7" table:formula="of:=IF([.P152]=0;[.H152]/12;&quot;&quot;)" office:value-type="float" office:value="12.5833333333333">
            <text:p>12.58</text:p>
          </table:table-cell>
          <table:table-cell table:style-name="ce7" table:formula="of:=IF([.P152]&gt;0;0;[.$Z$15])" office:value-type="float" office:value="599">
            <text:p>599.00</text:p>
          </table:table-cell>
          <table:table-cell table:style-name="ce10" table:formula="of:=1-[.P15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52];1)" office:value-type="date" office:date-value="2033-01-15">
            <text:p>01/15/33</text:p>
          </table:table-cell>
          <table:table-cell office:value-type="float" office:value="152">
            <text:p>152</text:p>
          </table:table-cell>
          <table:table-cell table:formula="of:=IF([.R15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52]&lt;0.8*[.$C$6];0;[.$Z$7])" office:value-type="float" office:value="0">
            <text:p>0</text:p>
          </table:table-cell>
          <table:table-cell table:formula="of:=[.I153]-[.J153]-[.K153]-[.L153]" office:value-type="currency" office:currency="USD" office:value="1199">
            <text:p>$1,199.00</text:p>
          </table:table-cell>
          <table:table-cell table:style-name="ce6" table:formula="of:=IF(ISERR(IPMT([.$C$20]/12;1;[.$D$17];[.P152]));0;IPMT([.$C$20]/12;1;[.$D$17];[.P152]))" office:value-type="currency" office:currency="USD" office:value="-0">
            <text:p>$0.00</text:p>
          </table:table-cell>
          <table:table-cell table:style-name="ce6" table:formula="of:=IF([.P152]-[.N153]&gt;[.M153];-[.M153]-[.N153];-[.P152])" office:value-type="currency" office:currency="USD" office:value="-0">
            <text:p>$0.00</text:p>
          </table:table-cell>
          <table:table-cell table:formula="of:=IF([.P152]+[.O153]&gt;=0;[.P152]+[.O153];0)" office:value-type="currency" office:currency="USD" office:value="0">
            <text:p>$0.00</text:p>
          </table:table-cell>
          <table:table-cell table:formula="of:=IF([.L153]=0;[.H153]/12;&quot;&quot;)" office:value-type="float" office:value="12.6666666666667">
            <text:p>12.6666666667</text:p>
          </table:table-cell>
          <table:table-cell table:formula="of:=IF([.H153]&lt;=[.$Z$2];1;&quot;&quot;)">
            <text:p/>
          </table:table-cell>
          <table:table-cell table:style-name="ce7" table:formula="of:=IF([.P153]=0;[.H153]/12;&quot;&quot;)" office:value-type="float" office:value="12.6666666666667">
            <text:p>12.67</text:p>
          </table:table-cell>
          <table:table-cell table:style-name="ce7" table:formula="of:=IF([.P153]&gt;0;0;[.$Z$15])" office:value-type="float" office:value="599">
            <text:p>599.00</text:p>
          </table:table-cell>
          <table:table-cell table:style-name="ce10" table:formula="of:=1-[.P15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53];1)" office:value-type="date" office:date-value="2033-02-15">
            <text:p>02/15/33</text:p>
          </table:table-cell>
          <table:table-cell office:value-type="float" office:value="153">
            <text:p>153</text:p>
          </table:table-cell>
          <table:table-cell table:formula="of:=IF([.R15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53]&lt;0.8*[.$C$6];0;[.$Z$7])" office:value-type="float" office:value="0">
            <text:p>0</text:p>
          </table:table-cell>
          <table:table-cell table:formula="of:=[.I154]-[.J154]-[.K154]-[.L154]" office:value-type="currency" office:currency="USD" office:value="1199">
            <text:p>$1,199.00</text:p>
          </table:table-cell>
          <table:table-cell table:style-name="ce6" table:formula="of:=IF(ISERR(IPMT([.$C$20]/12;1;[.$D$17];[.P153]));0;IPMT([.$C$20]/12;1;[.$D$17];[.P153]))" office:value-type="currency" office:currency="USD" office:value="-0">
            <text:p>$0.00</text:p>
          </table:table-cell>
          <table:table-cell table:style-name="ce6" table:formula="of:=IF([.P153]-[.N154]&gt;[.M154];-[.M154]-[.N154];-[.P153])" office:value-type="currency" office:currency="USD" office:value="-0">
            <text:p>$0.00</text:p>
          </table:table-cell>
          <table:table-cell table:formula="of:=IF([.P153]+[.O154]&gt;=0;[.P153]+[.O154];0)" office:value-type="currency" office:currency="USD" office:value="0">
            <text:p>$0.00</text:p>
          </table:table-cell>
          <table:table-cell table:formula="of:=IF([.L154]=0;[.H154]/12;&quot;&quot;)" office:value-type="float" office:value="12.75">
            <text:p>12.75</text:p>
          </table:table-cell>
          <table:table-cell table:formula="of:=IF([.H154]&lt;=[.$Z$2];1;&quot;&quot;)">
            <text:p/>
          </table:table-cell>
          <table:table-cell table:style-name="ce7" table:formula="of:=IF([.P154]=0;[.H154]/12;&quot;&quot;)" office:value-type="float" office:value="12.75">
            <text:p>12.75</text:p>
          </table:table-cell>
          <table:table-cell table:style-name="ce7" table:formula="of:=IF([.P154]&gt;0;0;[.$Z$15])" office:value-type="float" office:value="599">
            <text:p>599.00</text:p>
          </table:table-cell>
          <table:table-cell table:style-name="ce10" table:formula="of:=1-[.P15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54];1)" office:value-type="date" office:date-value="2033-03-15">
            <text:p>03/15/33</text:p>
          </table:table-cell>
          <table:table-cell office:value-type="float" office:value="154">
            <text:p>154</text:p>
          </table:table-cell>
          <table:table-cell table:formula="of:=IF([.R15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54]&lt;0.8*[.$C$6];0;[.$Z$7])" office:value-type="float" office:value="0">
            <text:p>0</text:p>
          </table:table-cell>
          <table:table-cell table:formula="of:=[.I155]-[.J155]-[.K155]-[.L155]" office:value-type="currency" office:currency="USD" office:value="1199">
            <text:p>$1,199.00</text:p>
          </table:table-cell>
          <table:table-cell table:style-name="ce6" table:formula="of:=IF(ISERR(IPMT([.$C$20]/12;1;[.$D$17];[.P154]));0;IPMT([.$C$20]/12;1;[.$D$17];[.P154]))" office:value-type="currency" office:currency="USD" office:value="-0">
            <text:p>$0.00</text:p>
          </table:table-cell>
          <table:table-cell table:style-name="ce6" table:formula="of:=IF([.P154]-[.N155]&gt;[.M155];-[.M155]-[.N155];-[.P154])" office:value-type="currency" office:currency="USD" office:value="-0">
            <text:p>$0.00</text:p>
          </table:table-cell>
          <table:table-cell table:formula="of:=IF([.P154]+[.O155]&gt;=0;[.P154]+[.O155];0)" office:value-type="currency" office:currency="USD" office:value="0">
            <text:p>$0.00</text:p>
          </table:table-cell>
          <table:table-cell table:formula="of:=IF([.L155]=0;[.H155]/12;&quot;&quot;)" office:value-type="float" office:value="12.8333333333333">
            <text:p>12.8333333333</text:p>
          </table:table-cell>
          <table:table-cell table:formula="of:=IF([.H155]&lt;=[.$Z$2];1;&quot;&quot;)">
            <text:p/>
          </table:table-cell>
          <table:table-cell table:style-name="ce7" table:formula="of:=IF([.P155]=0;[.H155]/12;&quot;&quot;)" office:value-type="float" office:value="12.8333333333333">
            <text:p>12.83</text:p>
          </table:table-cell>
          <table:table-cell table:style-name="ce7" table:formula="of:=IF([.P155]&gt;0;0;[.$Z$15])" office:value-type="float" office:value="599">
            <text:p>599.00</text:p>
          </table:table-cell>
          <table:table-cell table:style-name="ce10" table:formula="of:=1-[.P15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55];1)" office:value-type="date" office:date-value="2033-04-15">
            <text:p>04/15/33</text:p>
          </table:table-cell>
          <table:table-cell office:value-type="float" office:value="155">
            <text:p>155</text:p>
          </table:table-cell>
          <table:table-cell table:formula="of:=IF([.R15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55]&lt;0.8*[.$C$6];0;[.$Z$7])" office:value-type="float" office:value="0">
            <text:p>0</text:p>
          </table:table-cell>
          <table:table-cell table:formula="of:=[.I156]-[.J156]-[.K156]-[.L156]" office:value-type="currency" office:currency="USD" office:value="1199">
            <text:p>$1,199.00</text:p>
          </table:table-cell>
          <table:table-cell table:style-name="ce6" table:formula="of:=IF(ISERR(IPMT([.$C$20]/12;1;[.$D$17];[.P155]));0;IPMT([.$C$20]/12;1;[.$D$17];[.P155]))" office:value-type="currency" office:currency="USD" office:value="-0">
            <text:p>$0.00</text:p>
          </table:table-cell>
          <table:table-cell table:style-name="ce6" table:formula="of:=IF([.P155]-[.N156]&gt;[.M156];-[.M156]-[.N156];-[.P155])" office:value-type="currency" office:currency="USD" office:value="-0">
            <text:p>$0.00</text:p>
          </table:table-cell>
          <table:table-cell table:formula="of:=IF([.P155]+[.O156]&gt;=0;[.P155]+[.O156];0)" office:value-type="currency" office:currency="USD" office:value="0">
            <text:p>$0.00</text:p>
          </table:table-cell>
          <table:table-cell table:formula="of:=IF([.L156]=0;[.H156]/12;&quot;&quot;)" office:value-type="float" office:value="12.9166666666667">
            <text:p>12.9166666667</text:p>
          </table:table-cell>
          <table:table-cell table:formula="of:=IF([.H156]&lt;=[.$Z$2];1;&quot;&quot;)">
            <text:p/>
          </table:table-cell>
          <table:table-cell table:style-name="ce7" table:formula="of:=IF([.P156]=0;[.H156]/12;&quot;&quot;)" office:value-type="float" office:value="12.9166666666667">
            <text:p>12.92</text:p>
          </table:table-cell>
          <table:table-cell table:style-name="ce7" table:formula="of:=IF([.P156]&gt;0;0;[.$Z$15])" office:value-type="float" office:value="599">
            <text:p>599.00</text:p>
          </table:table-cell>
          <table:table-cell table:style-name="ce10" table:formula="of:=1-[.P15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56];1)" office:value-type="date" office:date-value="2033-05-15">
            <text:p>05/15/33</text:p>
          </table:table-cell>
          <table:table-cell office:value-type="float" office:value="156">
            <text:p>156</text:p>
          </table:table-cell>
          <table:table-cell table:formula="of:=IF([.R15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56]&lt;0.8*[.$C$6];0;[.$Z$7])" office:value-type="float" office:value="0">
            <text:p>0</text:p>
          </table:table-cell>
          <table:table-cell table:formula="of:=[.I157]-[.J157]-[.K157]-[.L157]" office:value-type="currency" office:currency="USD" office:value="1199">
            <text:p>$1,199.00</text:p>
          </table:table-cell>
          <table:table-cell table:style-name="ce6" table:formula="of:=IF(ISERR(IPMT([.$C$20]/12;1;[.$D$17];[.P156]));0;IPMT([.$C$20]/12;1;[.$D$17];[.P156]))" office:value-type="currency" office:currency="USD" office:value="-0">
            <text:p>$0.00</text:p>
          </table:table-cell>
          <table:table-cell table:style-name="ce6" table:formula="of:=IF([.P156]-[.N157]&gt;[.M157];-[.M157]-[.N157];-[.P156])" office:value-type="currency" office:currency="USD" office:value="-0">
            <text:p>$0.00</text:p>
          </table:table-cell>
          <table:table-cell table:formula="of:=IF([.P156]+[.O157]&gt;=0;[.P156]+[.O157];0)" office:value-type="currency" office:currency="USD" office:value="0">
            <text:p>$0.00</text:p>
          </table:table-cell>
          <table:table-cell table:formula="of:=IF([.L157]=0;[.H157]/12;&quot;&quot;)" office:value-type="float" office:value="13">
            <text:p>13</text:p>
          </table:table-cell>
          <table:table-cell table:formula="of:=IF([.H157]&lt;=[.$Z$2];1;&quot;&quot;)">
            <text:p/>
          </table:table-cell>
          <table:table-cell table:style-name="ce7" table:formula="of:=IF([.P157]=0;[.H157]/12;&quot;&quot;)" office:value-type="float" office:value="13">
            <text:p>13.00</text:p>
          </table:table-cell>
          <table:table-cell table:style-name="ce7" table:formula="of:=IF([.P157]&gt;0;0;[.$Z$15])" office:value-type="float" office:value="599">
            <text:p>599.00</text:p>
          </table:table-cell>
          <table:table-cell table:style-name="ce10" table:formula="of:=1-[.P15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57];1)" office:value-type="date" office:date-value="2033-06-15">
            <text:p>06/15/33</text:p>
          </table:table-cell>
          <table:table-cell office:value-type="float" office:value="157">
            <text:p>157</text:p>
          </table:table-cell>
          <table:table-cell table:formula="of:=IF([.R15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57]&lt;0.8*[.$C$6];0;[.$Z$7])" office:value-type="float" office:value="0">
            <text:p>0</text:p>
          </table:table-cell>
          <table:table-cell table:formula="of:=[.I158]-[.J158]-[.K158]-[.L158]" office:value-type="currency" office:currency="USD" office:value="1199">
            <text:p>$1,199.00</text:p>
          </table:table-cell>
          <table:table-cell table:style-name="ce6" table:formula="of:=IF(ISERR(IPMT([.$C$20]/12;1;[.$D$17];[.P157]));0;IPMT([.$C$20]/12;1;[.$D$17];[.P157]))" office:value-type="currency" office:currency="USD" office:value="-0">
            <text:p>$0.00</text:p>
          </table:table-cell>
          <table:table-cell table:style-name="ce6" table:formula="of:=IF([.P157]-[.N158]&gt;[.M158];-[.M158]-[.N158];-[.P157])" office:value-type="currency" office:currency="USD" office:value="-0">
            <text:p>$0.00</text:p>
          </table:table-cell>
          <table:table-cell table:formula="of:=IF([.P157]+[.O158]&gt;=0;[.P157]+[.O158];0)" office:value-type="currency" office:currency="USD" office:value="0">
            <text:p>$0.00</text:p>
          </table:table-cell>
          <table:table-cell table:formula="of:=IF([.L158]=0;[.H158]/12;&quot;&quot;)" office:value-type="float" office:value="13.0833333333333">
            <text:p>13.0833333333</text:p>
          </table:table-cell>
          <table:table-cell table:formula="of:=IF([.H158]&lt;=[.$Z$2];1;&quot;&quot;)">
            <text:p/>
          </table:table-cell>
          <table:table-cell table:style-name="ce7" table:formula="of:=IF([.P158]=0;[.H158]/12;&quot;&quot;)" office:value-type="float" office:value="13.0833333333333">
            <text:p>13.08</text:p>
          </table:table-cell>
          <table:table-cell table:style-name="ce7" table:formula="of:=IF([.P158]&gt;0;0;[.$Z$15])" office:value-type="float" office:value="599">
            <text:p>599.00</text:p>
          </table:table-cell>
          <table:table-cell table:style-name="ce10" table:formula="of:=1-[.P15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58];1)" office:value-type="date" office:date-value="2033-07-15">
            <text:p>07/15/33</text:p>
          </table:table-cell>
          <table:table-cell office:value-type="float" office:value="158">
            <text:p>158</text:p>
          </table:table-cell>
          <table:table-cell table:formula="of:=IF([.R15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58]&lt;0.8*[.$C$6];0;[.$Z$7])" office:value-type="float" office:value="0">
            <text:p>0</text:p>
          </table:table-cell>
          <table:table-cell table:formula="of:=[.I159]-[.J159]-[.K159]-[.L159]" office:value-type="currency" office:currency="USD" office:value="1199">
            <text:p>$1,199.00</text:p>
          </table:table-cell>
          <table:table-cell table:style-name="ce6" table:formula="of:=IF(ISERR(IPMT([.$C$20]/12;1;[.$D$17];[.P158]));0;IPMT([.$C$20]/12;1;[.$D$17];[.P158]))" office:value-type="currency" office:currency="USD" office:value="-0">
            <text:p>$0.00</text:p>
          </table:table-cell>
          <table:table-cell table:style-name="ce6" table:formula="of:=IF([.P158]-[.N159]&gt;[.M159];-[.M159]-[.N159];-[.P158])" office:value-type="currency" office:currency="USD" office:value="-0">
            <text:p>$0.00</text:p>
          </table:table-cell>
          <table:table-cell table:formula="of:=IF([.P158]+[.O159]&gt;=0;[.P158]+[.O159];0)" office:value-type="currency" office:currency="USD" office:value="0">
            <text:p>$0.00</text:p>
          </table:table-cell>
          <table:table-cell table:formula="of:=IF([.L159]=0;[.H159]/12;&quot;&quot;)" office:value-type="float" office:value="13.1666666666667">
            <text:p>13.1666666667</text:p>
          </table:table-cell>
          <table:table-cell table:formula="of:=IF([.H159]&lt;=[.$Z$2];1;&quot;&quot;)">
            <text:p/>
          </table:table-cell>
          <table:table-cell table:style-name="ce7" table:formula="of:=IF([.P159]=0;[.H159]/12;&quot;&quot;)" office:value-type="float" office:value="13.1666666666667">
            <text:p>13.17</text:p>
          </table:table-cell>
          <table:table-cell table:style-name="ce7" table:formula="of:=IF([.P159]&gt;0;0;[.$Z$15])" office:value-type="float" office:value="599">
            <text:p>599.00</text:p>
          </table:table-cell>
          <table:table-cell table:style-name="ce10" table:formula="of:=1-[.P15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59];1)" office:value-type="date" office:date-value="2033-08-15">
            <text:p>08/15/33</text:p>
          </table:table-cell>
          <table:table-cell office:value-type="float" office:value="159">
            <text:p>159</text:p>
          </table:table-cell>
          <table:table-cell table:formula="of:=IF([.R16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59]&lt;0.8*[.$C$6];0;[.$Z$7])" office:value-type="float" office:value="0">
            <text:p>0</text:p>
          </table:table-cell>
          <table:table-cell table:formula="of:=[.I160]-[.J160]-[.K160]-[.L160]" office:value-type="currency" office:currency="USD" office:value="1199">
            <text:p>$1,199.00</text:p>
          </table:table-cell>
          <table:table-cell table:style-name="ce6" table:formula="of:=IF(ISERR(IPMT([.$C$20]/12;1;[.$D$17];[.P159]));0;IPMT([.$C$20]/12;1;[.$D$17];[.P159]))" office:value-type="currency" office:currency="USD" office:value="-0">
            <text:p>$0.00</text:p>
          </table:table-cell>
          <table:table-cell table:style-name="ce6" table:formula="of:=IF([.P159]-[.N160]&gt;[.M160];-[.M160]-[.N160];-[.P159])" office:value-type="currency" office:currency="USD" office:value="-0">
            <text:p>$0.00</text:p>
          </table:table-cell>
          <table:table-cell table:formula="of:=IF([.P159]+[.O160]&gt;=0;[.P159]+[.O160];0)" office:value-type="currency" office:currency="USD" office:value="0">
            <text:p>$0.00</text:p>
          </table:table-cell>
          <table:table-cell table:formula="of:=IF([.L160]=0;[.H160]/12;&quot;&quot;)" office:value-type="float" office:value="13.25">
            <text:p>13.25</text:p>
          </table:table-cell>
          <table:table-cell table:formula="of:=IF([.H160]&lt;=[.$Z$2];1;&quot;&quot;)">
            <text:p/>
          </table:table-cell>
          <table:table-cell table:style-name="ce7" table:formula="of:=IF([.P160]=0;[.H160]/12;&quot;&quot;)" office:value-type="float" office:value="13.25">
            <text:p>13.25</text:p>
          </table:table-cell>
          <table:table-cell table:style-name="ce7" table:formula="of:=IF([.P160]&gt;0;0;[.$Z$15])" office:value-type="float" office:value="599">
            <text:p>599.00</text:p>
          </table:table-cell>
          <table:table-cell table:style-name="ce10" table:formula="of:=1-[.P16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60];1)" office:value-type="date" office:date-value="2033-09-15">
            <text:p>09/15/33</text:p>
          </table:table-cell>
          <table:table-cell office:value-type="float" office:value="160">
            <text:p>160</text:p>
          </table:table-cell>
          <table:table-cell table:formula="of:=IF([.R16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60]&lt;0.8*[.$C$6];0;[.$Z$7])" office:value-type="float" office:value="0">
            <text:p>0</text:p>
          </table:table-cell>
          <table:table-cell table:formula="of:=[.I161]-[.J161]-[.K161]-[.L161]" office:value-type="currency" office:currency="USD" office:value="1199">
            <text:p>$1,199.00</text:p>
          </table:table-cell>
          <table:table-cell table:style-name="ce6" table:formula="of:=IF(ISERR(IPMT([.$C$20]/12;1;[.$D$17];[.P160]));0;IPMT([.$C$20]/12;1;[.$D$17];[.P160]))" office:value-type="currency" office:currency="USD" office:value="-0">
            <text:p>$0.00</text:p>
          </table:table-cell>
          <table:table-cell table:style-name="ce6" table:formula="of:=IF([.P160]-[.N161]&gt;[.M161];-[.M161]-[.N161];-[.P160])" office:value-type="currency" office:currency="USD" office:value="-0">
            <text:p>$0.00</text:p>
          </table:table-cell>
          <table:table-cell table:formula="of:=IF([.P160]+[.O161]&gt;=0;[.P160]+[.O161];0)" office:value-type="currency" office:currency="USD" office:value="0">
            <text:p>$0.00</text:p>
          </table:table-cell>
          <table:table-cell table:formula="of:=IF([.L161]=0;[.H161]/12;&quot;&quot;)" office:value-type="float" office:value="13.3333333333333">
            <text:p>13.3333333333</text:p>
          </table:table-cell>
          <table:table-cell table:formula="of:=IF([.H161]&lt;=[.$Z$2];1;&quot;&quot;)">
            <text:p/>
          </table:table-cell>
          <table:table-cell table:style-name="ce7" table:formula="of:=IF([.P161]=0;[.H161]/12;&quot;&quot;)" office:value-type="float" office:value="13.3333333333333">
            <text:p>13.33</text:p>
          </table:table-cell>
          <table:table-cell table:style-name="ce7" table:formula="of:=IF([.P161]&gt;0;0;[.$Z$15])" office:value-type="float" office:value="599">
            <text:p>599.00</text:p>
          </table:table-cell>
          <table:table-cell table:style-name="ce10" table:formula="of:=1-[.P16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61];1)" office:value-type="date" office:date-value="2033-10-15">
            <text:p>10/15/33</text:p>
          </table:table-cell>
          <table:table-cell office:value-type="float" office:value="161">
            <text:p>161</text:p>
          </table:table-cell>
          <table:table-cell table:formula="of:=IF([.R16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61]&lt;0.8*[.$C$6];0;[.$Z$7])" office:value-type="float" office:value="0">
            <text:p>0</text:p>
          </table:table-cell>
          <table:table-cell table:formula="of:=[.I162]-[.J162]-[.K162]-[.L162]" office:value-type="currency" office:currency="USD" office:value="1199">
            <text:p>$1,199.00</text:p>
          </table:table-cell>
          <table:table-cell table:style-name="ce6" table:formula="of:=IF(ISERR(IPMT([.$C$20]/12;1;[.$D$17];[.P161]));0;IPMT([.$C$20]/12;1;[.$D$17];[.P161]))" office:value-type="currency" office:currency="USD" office:value="-0">
            <text:p>$0.00</text:p>
          </table:table-cell>
          <table:table-cell table:style-name="ce6" table:formula="of:=IF([.P161]-[.N162]&gt;[.M162];-[.M162]-[.N162];-[.P161])" office:value-type="currency" office:currency="USD" office:value="-0">
            <text:p>$0.00</text:p>
          </table:table-cell>
          <table:table-cell table:formula="of:=IF([.P161]+[.O162]&gt;=0;[.P161]+[.O162];0)" office:value-type="currency" office:currency="USD" office:value="0">
            <text:p>$0.00</text:p>
          </table:table-cell>
          <table:table-cell table:formula="of:=IF([.L162]=0;[.H162]/12;&quot;&quot;)" office:value-type="float" office:value="13.4166666666667">
            <text:p>13.4166666667</text:p>
          </table:table-cell>
          <table:table-cell table:formula="of:=IF([.H162]&lt;=[.$Z$2];1;&quot;&quot;)">
            <text:p/>
          </table:table-cell>
          <table:table-cell table:style-name="ce7" table:formula="of:=IF([.P162]=0;[.H162]/12;&quot;&quot;)" office:value-type="float" office:value="13.4166666666667">
            <text:p>13.42</text:p>
          </table:table-cell>
          <table:table-cell table:style-name="ce7" table:formula="of:=IF([.P162]&gt;0;0;[.$Z$15])" office:value-type="float" office:value="599">
            <text:p>599.00</text:p>
          </table:table-cell>
          <table:table-cell table:style-name="ce10" table:formula="of:=1-[.P16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62];1)" office:value-type="date" office:date-value="2033-11-15">
            <text:p>11/15/33</text:p>
          </table:table-cell>
          <table:table-cell office:value-type="float" office:value="162">
            <text:p>162</text:p>
          </table:table-cell>
          <table:table-cell table:formula="of:=IF([.R16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62]&lt;0.8*[.$C$6];0;[.$Z$7])" office:value-type="float" office:value="0">
            <text:p>0</text:p>
          </table:table-cell>
          <table:table-cell table:formula="of:=[.I163]-[.J163]-[.K163]-[.L163]" office:value-type="currency" office:currency="USD" office:value="1199">
            <text:p>$1,199.00</text:p>
          </table:table-cell>
          <table:table-cell table:style-name="ce6" table:formula="of:=IF(ISERR(IPMT([.$C$20]/12;1;[.$D$17];[.P162]));0;IPMT([.$C$20]/12;1;[.$D$17];[.P162]))" office:value-type="currency" office:currency="USD" office:value="-0">
            <text:p>$0.00</text:p>
          </table:table-cell>
          <table:table-cell table:style-name="ce6" table:formula="of:=IF([.P162]-[.N163]&gt;[.M163];-[.M163]-[.N163];-[.P162])" office:value-type="currency" office:currency="USD" office:value="-0">
            <text:p>$0.00</text:p>
          </table:table-cell>
          <table:table-cell table:formula="of:=IF([.P162]+[.O163]&gt;=0;[.P162]+[.O163];0)" office:value-type="currency" office:currency="USD" office:value="0">
            <text:p>$0.00</text:p>
          </table:table-cell>
          <table:table-cell table:formula="of:=IF([.L163]=0;[.H163]/12;&quot;&quot;)" office:value-type="float" office:value="13.5">
            <text:p>13.5</text:p>
          </table:table-cell>
          <table:table-cell table:formula="of:=IF([.H163]&lt;=[.$Z$2];1;&quot;&quot;)">
            <text:p/>
          </table:table-cell>
          <table:table-cell table:style-name="ce7" table:formula="of:=IF([.P163]=0;[.H163]/12;&quot;&quot;)" office:value-type="float" office:value="13.5">
            <text:p>13.50</text:p>
          </table:table-cell>
          <table:table-cell table:style-name="ce7" table:formula="of:=IF([.P163]&gt;0;0;[.$Z$15])" office:value-type="float" office:value="599">
            <text:p>599.00</text:p>
          </table:table-cell>
          <table:table-cell table:style-name="ce10" table:formula="of:=1-[.P16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63];1)" office:value-type="date" office:date-value="2033-12-15">
            <text:p>12/15/33</text:p>
          </table:table-cell>
          <table:table-cell office:value-type="float" office:value="163">
            <text:p>163</text:p>
          </table:table-cell>
          <table:table-cell table:formula="of:=IF([.R16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63]&lt;0.8*[.$C$6];0;[.$Z$7])" office:value-type="float" office:value="0">
            <text:p>0</text:p>
          </table:table-cell>
          <table:table-cell table:formula="of:=[.I164]-[.J164]-[.K164]-[.L164]" office:value-type="currency" office:currency="USD" office:value="1199">
            <text:p>$1,199.00</text:p>
          </table:table-cell>
          <table:table-cell table:style-name="ce6" table:formula="of:=IF(ISERR(IPMT([.$C$20]/12;1;[.$D$17];[.P163]));0;IPMT([.$C$20]/12;1;[.$D$17];[.P163]))" office:value-type="currency" office:currency="USD" office:value="-0">
            <text:p>$0.00</text:p>
          </table:table-cell>
          <table:table-cell table:style-name="ce6" table:formula="of:=IF([.P163]-[.N164]&gt;[.M164];-[.M164]-[.N164];-[.P163])" office:value-type="currency" office:currency="USD" office:value="-0">
            <text:p>$0.00</text:p>
          </table:table-cell>
          <table:table-cell table:formula="of:=IF([.P163]+[.O164]&gt;=0;[.P163]+[.O164];0)" office:value-type="currency" office:currency="USD" office:value="0">
            <text:p>$0.00</text:p>
          </table:table-cell>
          <table:table-cell table:formula="of:=IF([.L164]=0;[.H164]/12;&quot;&quot;)" office:value-type="float" office:value="13.5833333333333">
            <text:p>13.5833333333</text:p>
          </table:table-cell>
          <table:table-cell table:formula="of:=IF([.H164]&lt;=[.$Z$2];1;&quot;&quot;)">
            <text:p/>
          </table:table-cell>
          <table:table-cell table:style-name="ce7" table:formula="of:=IF([.P164]=0;[.H164]/12;&quot;&quot;)" office:value-type="float" office:value="13.5833333333333">
            <text:p>13.58</text:p>
          </table:table-cell>
          <table:table-cell table:style-name="ce7" table:formula="of:=IF([.P164]&gt;0;0;[.$Z$15])" office:value-type="float" office:value="599">
            <text:p>599.00</text:p>
          </table:table-cell>
          <table:table-cell table:style-name="ce10" table:formula="of:=1-[.P16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64];1)" office:value-type="date" office:date-value="2034-01-15">
            <text:p>01/15/34</text:p>
          </table:table-cell>
          <table:table-cell office:value-type="float" office:value="164">
            <text:p>164</text:p>
          </table:table-cell>
          <table:table-cell table:formula="of:=IF([.R16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64]&lt;0.8*[.$C$6];0;[.$Z$7])" office:value-type="float" office:value="0">
            <text:p>0</text:p>
          </table:table-cell>
          <table:table-cell table:formula="of:=[.I165]-[.J165]-[.K165]-[.L165]" office:value-type="currency" office:currency="USD" office:value="1199">
            <text:p>$1,199.00</text:p>
          </table:table-cell>
          <table:table-cell table:style-name="ce6" table:formula="of:=IF(ISERR(IPMT([.$C$20]/12;1;[.$D$17];[.P164]));0;IPMT([.$C$20]/12;1;[.$D$17];[.P164]))" office:value-type="currency" office:currency="USD" office:value="-0">
            <text:p>$0.00</text:p>
          </table:table-cell>
          <table:table-cell table:style-name="ce6" table:formula="of:=IF([.P164]-[.N165]&gt;[.M165];-[.M165]-[.N165];-[.P164])" office:value-type="currency" office:currency="USD" office:value="-0">
            <text:p>$0.00</text:p>
          </table:table-cell>
          <table:table-cell table:formula="of:=IF([.P164]+[.O165]&gt;=0;[.P164]+[.O165];0)" office:value-type="currency" office:currency="USD" office:value="0">
            <text:p>$0.00</text:p>
          </table:table-cell>
          <table:table-cell table:formula="of:=IF([.L165]=0;[.H165]/12;&quot;&quot;)" office:value-type="float" office:value="13.6666666666667">
            <text:p>13.6666666667</text:p>
          </table:table-cell>
          <table:table-cell table:formula="of:=IF([.H165]&lt;=[.$Z$2];1;&quot;&quot;)">
            <text:p/>
          </table:table-cell>
          <table:table-cell table:style-name="ce7" table:formula="of:=IF([.P165]=0;[.H165]/12;&quot;&quot;)" office:value-type="float" office:value="13.6666666666667">
            <text:p>13.67</text:p>
          </table:table-cell>
          <table:table-cell table:style-name="ce7" table:formula="of:=IF([.P165]&gt;0;0;[.$Z$15])" office:value-type="float" office:value="599">
            <text:p>599.00</text:p>
          </table:table-cell>
          <table:table-cell table:style-name="ce10" table:formula="of:=1-[.P16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65];1)" office:value-type="date" office:date-value="2034-02-15">
            <text:p>02/15/34</text:p>
          </table:table-cell>
          <table:table-cell office:value-type="float" office:value="165">
            <text:p>165</text:p>
          </table:table-cell>
          <table:table-cell table:formula="of:=IF([.R16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65]&lt;0.8*[.$C$6];0;[.$Z$7])" office:value-type="float" office:value="0">
            <text:p>0</text:p>
          </table:table-cell>
          <table:table-cell table:formula="of:=[.I166]-[.J166]-[.K166]-[.L166]" office:value-type="currency" office:currency="USD" office:value="1199">
            <text:p>$1,199.00</text:p>
          </table:table-cell>
          <table:table-cell table:style-name="ce6" table:formula="of:=IF(ISERR(IPMT([.$C$20]/12;1;[.$D$17];[.P165]));0;IPMT([.$C$20]/12;1;[.$D$17];[.P165]))" office:value-type="currency" office:currency="USD" office:value="-0">
            <text:p>$0.00</text:p>
          </table:table-cell>
          <table:table-cell table:style-name="ce6" table:formula="of:=IF([.P165]-[.N166]&gt;[.M166];-[.M166]-[.N166];-[.P165])" office:value-type="currency" office:currency="USD" office:value="-0">
            <text:p>$0.00</text:p>
          </table:table-cell>
          <table:table-cell table:formula="of:=IF([.P165]+[.O166]&gt;=0;[.P165]+[.O166];0)" office:value-type="currency" office:currency="USD" office:value="0">
            <text:p>$0.00</text:p>
          </table:table-cell>
          <table:table-cell table:formula="of:=IF([.L166]=0;[.H166]/12;&quot;&quot;)" office:value-type="float" office:value="13.75">
            <text:p>13.75</text:p>
          </table:table-cell>
          <table:table-cell table:formula="of:=IF([.H166]&lt;=[.$Z$2];1;&quot;&quot;)">
            <text:p/>
          </table:table-cell>
          <table:table-cell table:style-name="ce7" table:formula="of:=IF([.P166]=0;[.H166]/12;&quot;&quot;)" office:value-type="float" office:value="13.75">
            <text:p>13.75</text:p>
          </table:table-cell>
          <table:table-cell table:style-name="ce7" table:formula="of:=IF([.P166]&gt;0;0;[.$Z$15])" office:value-type="float" office:value="599">
            <text:p>599.00</text:p>
          </table:table-cell>
          <table:table-cell table:style-name="ce10" table:formula="of:=1-[.P16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66];1)" office:value-type="date" office:date-value="2034-03-15">
            <text:p>03/15/34</text:p>
          </table:table-cell>
          <table:table-cell office:value-type="float" office:value="166">
            <text:p>166</text:p>
          </table:table-cell>
          <table:table-cell table:formula="of:=IF([.R16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66]&lt;0.8*[.$C$6];0;[.$Z$7])" office:value-type="float" office:value="0">
            <text:p>0</text:p>
          </table:table-cell>
          <table:table-cell table:formula="of:=[.I167]-[.J167]-[.K167]-[.L167]" office:value-type="currency" office:currency="USD" office:value="1199">
            <text:p>$1,199.00</text:p>
          </table:table-cell>
          <table:table-cell table:style-name="ce6" table:formula="of:=IF(ISERR(IPMT([.$C$20]/12;1;[.$D$17];[.P166]));0;IPMT([.$C$20]/12;1;[.$D$17];[.P166]))" office:value-type="currency" office:currency="USD" office:value="-0">
            <text:p>$0.00</text:p>
          </table:table-cell>
          <table:table-cell table:style-name="ce6" table:formula="of:=IF([.P166]-[.N167]&gt;[.M167];-[.M167]-[.N167];-[.P166])" office:value-type="currency" office:currency="USD" office:value="-0">
            <text:p>$0.00</text:p>
          </table:table-cell>
          <table:table-cell table:formula="of:=IF([.P166]+[.O167]&gt;=0;[.P166]+[.O167];0)" office:value-type="currency" office:currency="USD" office:value="0">
            <text:p>$0.00</text:p>
          </table:table-cell>
          <table:table-cell table:formula="of:=IF([.L167]=0;[.H167]/12;&quot;&quot;)" office:value-type="float" office:value="13.8333333333333">
            <text:p>13.8333333333</text:p>
          </table:table-cell>
          <table:table-cell table:formula="of:=IF([.H167]&lt;=[.$Z$2];1;&quot;&quot;)">
            <text:p/>
          </table:table-cell>
          <table:table-cell table:style-name="ce7" table:formula="of:=IF([.P167]=0;[.H167]/12;&quot;&quot;)" office:value-type="float" office:value="13.8333333333333">
            <text:p>13.83</text:p>
          </table:table-cell>
          <table:table-cell table:style-name="ce7" table:formula="of:=IF([.P167]&gt;0;0;[.$Z$15])" office:value-type="float" office:value="599">
            <text:p>599.00</text:p>
          </table:table-cell>
          <table:table-cell table:style-name="ce10" table:formula="of:=1-[.P16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67];1)" office:value-type="date" office:date-value="2034-04-15">
            <text:p>04/15/34</text:p>
          </table:table-cell>
          <table:table-cell office:value-type="float" office:value="167">
            <text:p>167</text:p>
          </table:table-cell>
          <table:table-cell table:formula="of:=IF([.R16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67]&lt;0.8*[.$C$6];0;[.$Z$7])" office:value-type="float" office:value="0">
            <text:p>0</text:p>
          </table:table-cell>
          <table:table-cell table:formula="of:=[.I168]-[.J168]-[.K168]-[.L168]" office:value-type="currency" office:currency="USD" office:value="1199">
            <text:p>$1,199.00</text:p>
          </table:table-cell>
          <table:table-cell table:style-name="ce6" table:formula="of:=IF(ISERR(IPMT([.$C$20]/12;1;[.$D$17];[.P167]));0;IPMT([.$C$20]/12;1;[.$D$17];[.P167]))" office:value-type="currency" office:currency="USD" office:value="-0">
            <text:p>$0.00</text:p>
          </table:table-cell>
          <table:table-cell table:style-name="ce6" table:formula="of:=IF([.P167]-[.N168]&gt;[.M168];-[.M168]-[.N168];-[.P167])" office:value-type="currency" office:currency="USD" office:value="-0">
            <text:p>$0.00</text:p>
          </table:table-cell>
          <table:table-cell table:formula="of:=IF([.P167]+[.O168]&gt;=0;[.P167]+[.O168];0)" office:value-type="currency" office:currency="USD" office:value="0">
            <text:p>$0.00</text:p>
          </table:table-cell>
          <table:table-cell table:formula="of:=IF([.L168]=0;[.H168]/12;&quot;&quot;)" office:value-type="float" office:value="13.9166666666667">
            <text:p>13.9166666667</text:p>
          </table:table-cell>
          <table:table-cell table:formula="of:=IF([.H168]&lt;=[.$Z$2];1;&quot;&quot;)">
            <text:p/>
          </table:table-cell>
          <table:table-cell table:style-name="ce7" table:formula="of:=IF([.P168]=0;[.H168]/12;&quot;&quot;)" office:value-type="float" office:value="13.9166666666667">
            <text:p>13.92</text:p>
          </table:table-cell>
          <table:table-cell table:style-name="ce7" table:formula="of:=IF([.P168]&gt;0;0;[.$Z$15])" office:value-type="float" office:value="599">
            <text:p>599.00</text:p>
          </table:table-cell>
          <table:table-cell table:style-name="ce10" table:formula="of:=1-[.P16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68];1)" office:value-type="date" office:date-value="2034-05-15">
            <text:p>05/15/34</text:p>
          </table:table-cell>
          <table:table-cell office:value-type="float" office:value="168">
            <text:p>168</text:p>
          </table:table-cell>
          <table:table-cell table:formula="of:=IF([.R16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68]&lt;0.8*[.$C$6];0;[.$Z$7])" office:value-type="float" office:value="0">
            <text:p>0</text:p>
          </table:table-cell>
          <table:table-cell table:formula="of:=[.I169]-[.J169]-[.K169]-[.L169]" office:value-type="currency" office:currency="USD" office:value="1199">
            <text:p>$1,199.00</text:p>
          </table:table-cell>
          <table:table-cell table:style-name="ce6" table:formula="of:=IF(ISERR(IPMT([.$C$20]/12;1;[.$D$17];[.P168]));0;IPMT([.$C$20]/12;1;[.$D$17];[.P168]))" office:value-type="currency" office:currency="USD" office:value="-0">
            <text:p>$0.00</text:p>
          </table:table-cell>
          <table:table-cell table:style-name="ce6" table:formula="of:=IF([.P168]-[.N169]&gt;[.M169];-[.M169]-[.N169];-[.P168])" office:value-type="currency" office:currency="USD" office:value="-0">
            <text:p>$0.00</text:p>
          </table:table-cell>
          <table:table-cell table:formula="of:=IF([.P168]+[.O169]&gt;=0;[.P168]+[.O169];0)" office:value-type="currency" office:currency="USD" office:value="0">
            <text:p>$0.00</text:p>
          </table:table-cell>
          <table:table-cell table:formula="of:=IF([.L169]=0;[.H169]/12;&quot;&quot;)" office:value-type="float" office:value="14">
            <text:p>14</text:p>
          </table:table-cell>
          <table:table-cell table:formula="of:=IF([.H169]&lt;=[.$Z$2];1;&quot;&quot;)">
            <text:p/>
          </table:table-cell>
          <table:table-cell table:style-name="ce7" table:formula="of:=IF([.P169]=0;[.H169]/12;&quot;&quot;)" office:value-type="float" office:value="14">
            <text:p>14.00</text:p>
          </table:table-cell>
          <table:table-cell table:style-name="ce7" table:formula="of:=IF([.P169]&gt;0;0;[.$Z$15])" office:value-type="float" office:value="599">
            <text:p>599.00</text:p>
          </table:table-cell>
          <table:table-cell table:style-name="ce10" table:formula="of:=1-[.P16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69];1)" office:value-type="date" office:date-value="2034-06-15">
            <text:p>06/15/34</text:p>
          </table:table-cell>
          <table:table-cell office:value-type="float" office:value="169">
            <text:p>169</text:p>
          </table:table-cell>
          <table:table-cell table:formula="of:=IF([.R17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69]&lt;0.8*[.$C$6];0;[.$Z$7])" office:value-type="float" office:value="0">
            <text:p>0</text:p>
          </table:table-cell>
          <table:table-cell table:formula="of:=[.I170]-[.J170]-[.K170]-[.L170]" office:value-type="currency" office:currency="USD" office:value="1199">
            <text:p>$1,199.00</text:p>
          </table:table-cell>
          <table:table-cell table:style-name="ce6" table:formula="of:=IF(ISERR(IPMT([.$C$20]/12;1;[.$D$17];[.P169]));0;IPMT([.$C$20]/12;1;[.$D$17];[.P169]))" office:value-type="currency" office:currency="USD" office:value="-0">
            <text:p>$0.00</text:p>
          </table:table-cell>
          <table:table-cell table:style-name="ce6" table:formula="of:=IF([.P169]-[.N170]&gt;[.M170];-[.M170]-[.N170];-[.P169])" office:value-type="currency" office:currency="USD" office:value="-0">
            <text:p>$0.00</text:p>
          </table:table-cell>
          <table:table-cell table:formula="of:=IF([.P169]+[.O170]&gt;=0;[.P169]+[.O170];0)" office:value-type="currency" office:currency="USD" office:value="0">
            <text:p>$0.00</text:p>
          </table:table-cell>
          <table:table-cell table:formula="of:=IF([.L170]=0;[.H170]/12;&quot;&quot;)" office:value-type="float" office:value="14.0833333333333">
            <text:p>14.0833333333</text:p>
          </table:table-cell>
          <table:table-cell table:formula="of:=IF([.H170]&lt;=[.$Z$2];1;&quot;&quot;)">
            <text:p/>
          </table:table-cell>
          <table:table-cell table:style-name="ce7" table:formula="of:=IF([.P170]=0;[.H170]/12;&quot;&quot;)" office:value-type="float" office:value="14.0833333333333">
            <text:p>14.08</text:p>
          </table:table-cell>
          <table:table-cell table:style-name="ce7" table:formula="of:=IF([.P170]&gt;0;0;[.$Z$15])" office:value-type="float" office:value="599">
            <text:p>599.00</text:p>
          </table:table-cell>
          <table:table-cell table:style-name="ce10" table:formula="of:=1-[.P17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70];1)" office:value-type="date" office:date-value="2034-07-15">
            <text:p>07/15/34</text:p>
          </table:table-cell>
          <table:table-cell office:value-type="float" office:value="170">
            <text:p>170</text:p>
          </table:table-cell>
          <table:table-cell table:formula="of:=IF([.R17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70]&lt;0.8*[.$C$6];0;[.$Z$7])" office:value-type="float" office:value="0">
            <text:p>0</text:p>
          </table:table-cell>
          <table:table-cell table:formula="of:=[.I171]-[.J171]-[.K171]-[.L171]" office:value-type="currency" office:currency="USD" office:value="1199">
            <text:p>$1,199.00</text:p>
          </table:table-cell>
          <table:table-cell table:style-name="ce6" table:formula="of:=IF(ISERR(IPMT([.$C$20]/12;1;[.$D$17];[.P170]));0;IPMT([.$C$20]/12;1;[.$D$17];[.P170]))" office:value-type="currency" office:currency="USD" office:value="-0">
            <text:p>$0.00</text:p>
          </table:table-cell>
          <table:table-cell table:style-name="ce6" table:formula="of:=IF([.P170]-[.N171]&gt;[.M171];-[.M171]-[.N171];-[.P170])" office:value-type="currency" office:currency="USD" office:value="-0">
            <text:p>$0.00</text:p>
          </table:table-cell>
          <table:table-cell table:formula="of:=IF([.P170]+[.O171]&gt;=0;[.P170]+[.O171];0)" office:value-type="currency" office:currency="USD" office:value="0">
            <text:p>$0.00</text:p>
          </table:table-cell>
          <table:table-cell table:formula="of:=IF([.L171]=0;[.H171]/12;&quot;&quot;)" office:value-type="float" office:value="14.1666666666667">
            <text:p>14.1666666667</text:p>
          </table:table-cell>
          <table:table-cell table:formula="of:=IF([.H171]&lt;=[.$Z$2];1;&quot;&quot;)">
            <text:p/>
          </table:table-cell>
          <table:table-cell table:style-name="ce7" table:formula="of:=IF([.P171]=0;[.H171]/12;&quot;&quot;)" office:value-type="float" office:value="14.1666666666667">
            <text:p>14.17</text:p>
          </table:table-cell>
          <table:table-cell table:style-name="ce7" table:formula="of:=IF([.P171]&gt;0;0;[.$Z$15])" office:value-type="float" office:value="599">
            <text:p>599.00</text:p>
          </table:table-cell>
          <table:table-cell table:style-name="ce10" table:formula="of:=1-[.P17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71];1)" office:value-type="date" office:date-value="2034-08-15">
            <text:p>08/15/34</text:p>
          </table:table-cell>
          <table:table-cell office:value-type="float" office:value="171">
            <text:p>171</text:p>
          </table:table-cell>
          <table:table-cell table:formula="of:=IF([.R17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71]&lt;0.8*[.$C$6];0;[.$Z$7])" office:value-type="float" office:value="0">
            <text:p>0</text:p>
          </table:table-cell>
          <table:table-cell table:formula="of:=[.I172]-[.J172]-[.K172]-[.L172]" office:value-type="currency" office:currency="USD" office:value="1199">
            <text:p>$1,199.00</text:p>
          </table:table-cell>
          <table:table-cell table:style-name="ce6" table:formula="of:=IF(ISERR(IPMT([.$C$20]/12;1;[.$D$17];[.P171]));0;IPMT([.$C$20]/12;1;[.$D$17];[.P171]))" office:value-type="currency" office:currency="USD" office:value="-0">
            <text:p>$0.00</text:p>
          </table:table-cell>
          <table:table-cell table:style-name="ce6" table:formula="of:=IF([.P171]-[.N172]&gt;[.M172];-[.M172]-[.N172];-[.P171])" office:value-type="currency" office:currency="USD" office:value="-0">
            <text:p>$0.00</text:p>
          </table:table-cell>
          <table:table-cell table:formula="of:=IF([.P171]+[.O172]&gt;=0;[.P171]+[.O172];0)" office:value-type="currency" office:currency="USD" office:value="0">
            <text:p>$0.00</text:p>
          </table:table-cell>
          <table:table-cell table:formula="of:=IF([.L172]=0;[.H172]/12;&quot;&quot;)" office:value-type="float" office:value="14.25">
            <text:p>14.25</text:p>
          </table:table-cell>
          <table:table-cell table:formula="of:=IF([.H172]&lt;=[.$Z$2];1;&quot;&quot;)">
            <text:p/>
          </table:table-cell>
          <table:table-cell table:style-name="ce7" table:formula="of:=IF([.P172]=0;[.H172]/12;&quot;&quot;)" office:value-type="float" office:value="14.25">
            <text:p>14.25</text:p>
          </table:table-cell>
          <table:table-cell table:style-name="ce7" table:formula="of:=IF([.P172]&gt;0;0;[.$Z$15])" office:value-type="float" office:value="599">
            <text:p>599.00</text:p>
          </table:table-cell>
          <table:table-cell table:style-name="ce10" table:formula="of:=1-[.P17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72];1)" office:value-type="date" office:date-value="2034-09-15">
            <text:p>09/15/34</text:p>
          </table:table-cell>
          <table:table-cell office:value-type="float" office:value="172">
            <text:p>172</text:p>
          </table:table-cell>
          <table:table-cell table:formula="of:=IF([.R17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72]&lt;0.8*[.$C$6];0;[.$Z$7])" office:value-type="float" office:value="0">
            <text:p>0</text:p>
          </table:table-cell>
          <table:table-cell table:formula="of:=[.I173]-[.J173]-[.K173]-[.L173]" office:value-type="currency" office:currency="USD" office:value="1199">
            <text:p>$1,199.00</text:p>
          </table:table-cell>
          <table:table-cell table:style-name="ce6" table:formula="of:=IF(ISERR(IPMT([.$C$20]/12;1;[.$D$17];[.P172]));0;IPMT([.$C$20]/12;1;[.$D$17];[.P172]))" office:value-type="currency" office:currency="USD" office:value="-0">
            <text:p>$0.00</text:p>
          </table:table-cell>
          <table:table-cell table:style-name="ce6" table:formula="of:=IF([.P172]-[.N173]&gt;[.M173];-[.M173]-[.N173];-[.P172])" office:value-type="currency" office:currency="USD" office:value="-0">
            <text:p>$0.00</text:p>
          </table:table-cell>
          <table:table-cell table:formula="of:=IF([.P172]+[.O173]&gt;=0;[.P172]+[.O173];0)" office:value-type="currency" office:currency="USD" office:value="0">
            <text:p>$0.00</text:p>
          </table:table-cell>
          <table:table-cell table:formula="of:=IF([.L173]=0;[.H173]/12;&quot;&quot;)" office:value-type="float" office:value="14.3333333333333">
            <text:p>14.3333333333</text:p>
          </table:table-cell>
          <table:table-cell table:formula="of:=IF([.H173]&lt;=[.$Z$2];1;&quot;&quot;)">
            <text:p/>
          </table:table-cell>
          <table:table-cell table:style-name="ce7" table:formula="of:=IF([.P173]=0;[.H173]/12;&quot;&quot;)" office:value-type="float" office:value="14.3333333333333">
            <text:p>14.33</text:p>
          </table:table-cell>
          <table:table-cell table:style-name="ce7" table:formula="of:=IF([.P173]&gt;0;0;[.$Z$15])" office:value-type="float" office:value="599">
            <text:p>599.00</text:p>
          </table:table-cell>
          <table:table-cell table:style-name="ce10" table:formula="of:=1-[.P17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73];1)" office:value-type="date" office:date-value="2034-10-15">
            <text:p>10/15/34</text:p>
          </table:table-cell>
          <table:table-cell office:value-type="float" office:value="173">
            <text:p>173</text:p>
          </table:table-cell>
          <table:table-cell table:formula="of:=IF([.R17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73]&lt;0.8*[.$C$6];0;[.$Z$7])" office:value-type="float" office:value="0">
            <text:p>0</text:p>
          </table:table-cell>
          <table:table-cell table:formula="of:=[.I174]-[.J174]-[.K174]-[.L174]" office:value-type="currency" office:currency="USD" office:value="1199">
            <text:p>$1,199.00</text:p>
          </table:table-cell>
          <table:table-cell table:style-name="ce6" table:formula="of:=IF(ISERR(IPMT([.$C$20]/12;1;[.$D$17];[.P173]));0;IPMT([.$C$20]/12;1;[.$D$17];[.P173]))" office:value-type="currency" office:currency="USD" office:value="-0">
            <text:p>$0.00</text:p>
          </table:table-cell>
          <table:table-cell table:style-name="ce6" table:formula="of:=IF([.P173]-[.N174]&gt;[.M174];-[.M174]-[.N174];-[.P173])" office:value-type="currency" office:currency="USD" office:value="-0">
            <text:p>$0.00</text:p>
          </table:table-cell>
          <table:table-cell table:formula="of:=IF([.P173]+[.O174]&gt;=0;[.P173]+[.O174];0)" office:value-type="currency" office:currency="USD" office:value="0">
            <text:p>$0.00</text:p>
          </table:table-cell>
          <table:table-cell table:formula="of:=IF([.L174]=0;[.H174]/12;&quot;&quot;)" office:value-type="float" office:value="14.4166666666667">
            <text:p>14.4166666667</text:p>
          </table:table-cell>
          <table:table-cell table:formula="of:=IF([.H174]&lt;=[.$Z$2];1;&quot;&quot;)">
            <text:p/>
          </table:table-cell>
          <table:table-cell table:style-name="ce7" table:formula="of:=IF([.P174]=0;[.H174]/12;&quot;&quot;)" office:value-type="float" office:value="14.4166666666667">
            <text:p>14.42</text:p>
          </table:table-cell>
          <table:table-cell table:style-name="ce7" table:formula="of:=IF([.P174]&gt;0;0;[.$Z$15])" office:value-type="float" office:value="599">
            <text:p>599.00</text:p>
          </table:table-cell>
          <table:table-cell table:style-name="ce10" table:formula="of:=1-[.P17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74];1)" office:value-type="date" office:date-value="2034-11-15">
            <text:p>11/15/34</text:p>
          </table:table-cell>
          <table:table-cell office:value-type="float" office:value="174">
            <text:p>174</text:p>
          </table:table-cell>
          <table:table-cell table:formula="of:=IF([.R17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74]&lt;0.8*[.$C$6];0;[.$Z$7])" office:value-type="float" office:value="0">
            <text:p>0</text:p>
          </table:table-cell>
          <table:table-cell table:formula="of:=[.I175]-[.J175]-[.K175]-[.L175]" office:value-type="currency" office:currency="USD" office:value="1199">
            <text:p>$1,199.00</text:p>
          </table:table-cell>
          <table:table-cell table:style-name="ce6" table:formula="of:=IF(ISERR(IPMT([.$C$20]/12;1;[.$D$17];[.P174]));0;IPMT([.$C$20]/12;1;[.$D$17];[.P174]))" office:value-type="currency" office:currency="USD" office:value="-0">
            <text:p>$0.00</text:p>
          </table:table-cell>
          <table:table-cell table:style-name="ce6" table:formula="of:=IF([.P174]-[.N175]&gt;[.M175];-[.M175]-[.N175];-[.P174])" office:value-type="currency" office:currency="USD" office:value="-0">
            <text:p>$0.00</text:p>
          </table:table-cell>
          <table:table-cell table:formula="of:=IF([.P174]+[.O175]&gt;=0;[.P174]+[.O175];0)" office:value-type="currency" office:currency="USD" office:value="0">
            <text:p>$0.00</text:p>
          </table:table-cell>
          <table:table-cell table:formula="of:=IF([.L175]=0;[.H175]/12;&quot;&quot;)" office:value-type="float" office:value="14.5">
            <text:p>14.5</text:p>
          </table:table-cell>
          <table:table-cell table:formula="of:=IF([.H175]&lt;=[.$Z$2];1;&quot;&quot;)">
            <text:p/>
          </table:table-cell>
          <table:table-cell table:style-name="ce7" table:formula="of:=IF([.P175]=0;[.H175]/12;&quot;&quot;)" office:value-type="float" office:value="14.5">
            <text:p>14.50</text:p>
          </table:table-cell>
          <table:table-cell table:style-name="ce7" table:formula="of:=IF([.P175]&gt;0;0;[.$Z$15])" office:value-type="float" office:value="599">
            <text:p>599.00</text:p>
          </table:table-cell>
          <table:table-cell table:style-name="ce10" table:formula="of:=1-[.P17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75];1)" office:value-type="date" office:date-value="2034-12-15">
            <text:p>12/15/34</text:p>
          </table:table-cell>
          <table:table-cell office:value-type="float" office:value="175">
            <text:p>175</text:p>
          </table:table-cell>
          <table:table-cell table:formula="of:=IF([.R17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75]&lt;0.8*[.$C$6];0;[.$Z$7])" office:value-type="float" office:value="0">
            <text:p>0</text:p>
          </table:table-cell>
          <table:table-cell table:formula="of:=[.I176]-[.J176]-[.K176]-[.L176]" office:value-type="currency" office:currency="USD" office:value="1199">
            <text:p>$1,199.00</text:p>
          </table:table-cell>
          <table:table-cell table:style-name="ce6" table:formula="of:=IF(ISERR(IPMT([.$C$20]/12;1;[.$D$17];[.P175]));0;IPMT([.$C$20]/12;1;[.$D$17];[.P175]))" office:value-type="currency" office:currency="USD" office:value="-0">
            <text:p>$0.00</text:p>
          </table:table-cell>
          <table:table-cell table:style-name="ce6" table:formula="of:=IF([.P175]-[.N176]&gt;[.M176];-[.M176]-[.N176];-[.P175])" office:value-type="currency" office:currency="USD" office:value="-0">
            <text:p>$0.00</text:p>
          </table:table-cell>
          <table:table-cell table:formula="of:=IF([.P175]+[.O176]&gt;=0;[.P175]+[.O176];0)" office:value-type="currency" office:currency="USD" office:value="0">
            <text:p>$0.00</text:p>
          </table:table-cell>
          <table:table-cell table:formula="of:=IF([.L176]=0;[.H176]/12;&quot;&quot;)" office:value-type="float" office:value="14.5833333333333">
            <text:p>14.5833333333</text:p>
          </table:table-cell>
          <table:table-cell table:formula="of:=IF([.H176]&lt;=[.$Z$2];1;&quot;&quot;)">
            <text:p/>
          </table:table-cell>
          <table:table-cell table:style-name="ce7" table:formula="of:=IF([.P176]=0;[.H176]/12;&quot;&quot;)" office:value-type="float" office:value="14.5833333333333">
            <text:p>14.58</text:p>
          </table:table-cell>
          <table:table-cell table:style-name="ce7" table:formula="of:=IF([.P176]&gt;0;0;[.$Z$15])" office:value-type="float" office:value="599">
            <text:p>599.00</text:p>
          </table:table-cell>
          <table:table-cell table:style-name="ce10" table:formula="of:=1-[.P17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76];1)" office:value-type="date" office:date-value="2035-01-15">
            <text:p>01/15/35</text:p>
          </table:table-cell>
          <table:table-cell office:value-type="float" office:value="176">
            <text:p>176</text:p>
          </table:table-cell>
          <table:table-cell table:formula="of:=IF([.R17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76]&lt;0.8*[.$C$6];0;[.$Z$7])" office:value-type="float" office:value="0">
            <text:p>0</text:p>
          </table:table-cell>
          <table:table-cell table:formula="of:=[.I177]-[.J177]-[.K177]-[.L177]" office:value-type="currency" office:currency="USD" office:value="1199">
            <text:p>$1,199.00</text:p>
          </table:table-cell>
          <table:table-cell table:style-name="ce6" table:formula="of:=IF(ISERR(IPMT([.$C$20]/12;1;[.$D$17];[.P176]));0;IPMT([.$C$20]/12;1;[.$D$17];[.P176]))" office:value-type="currency" office:currency="USD" office:value="-0">
            <text:p>$0.00</text:p>
          </table:table-cell>
          <table:table-cell table:style-name="ce6" table:formula="of:=IF([.P176]-[.N177]&gt;[.M177];-[.M177]-[.N177];-[.P176])" office:value-type="currency" office:currency="USD" office:value="-0">
            <text:p>$0.00</text:p>
          </table:table-cell>
          <table:table-cell table:formula="of:=IF([.P176]+[.O177]&gt;=0;[.P176]+[.O177];0)" office:value-type="currency" office:currency="USD" office:value="0">
            <text:p>$0.00</text:p>
          </table:table-cell>
          <table:table-cell table:formula="of:=IF([.L177]=0;[.H177]/12;&quot;&quot;)" office:value-type="float" office:value="14.6666666666667">
            <text:p>14.6666666667</text:p>
          </table:table-cell>
          <table:table-cell table:formula="of:=IF([.H177]&lt;=[.$Z$2];1;&quot;&quot;)">
            <text:p/>
          </table:table-cell>
          <table:table-cell table:style-name="ce7" table:formula="of:=IF([.P177]=0;[.H177]/12;&quot;&quot;)" office:value-type="float" office:value="14.6666666666667">
            <text:p>14.67</text:p>
          </table:table-cell>
          <table:table-cell table:style-name="ce7" table:formula="of:=IF([.P177]&gt;0;0;[.$Z$15])" office:value-type="float" office:value="599">
            <text:p>599.00</text:p>
          </table:table-cell>
          <table:table-cell table:style-name="ce10" table:formula="of:=1-[.P17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77];1)" office:value-type="date" office:date-value="2035-02-15">
            <text:p>02/15/35</text:p>
          </table:table-cell>
          <table:table-cell office:value-type="float" office:value="177">
            <text:p>177</text:p>
          </table:table-cell>
          <table:table-cell table:formula="of:=IF([.R17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77]&lt;0.8*[.$C$6];0;[.$Z$7])" office:value-type="float" office:value="0">
            <text:p>0</text:p>
          </table:table-cell>
          <table:table-cell table:formula="of:=[.I178]-[.J178]-[.K178]-[.L178]" office:value-type="currency" office:currency="USD" office:value="1199">
            <text:p>$1,199.00</text:p>
          </table:table-cell>
          <table:table-cell table:style-name="ce6" table:formula="of:=IF(ISERR(IPMT([.$C$20]/12;1;[.$D$17];[.P177]));0;IPMT([.$C$20]/12;1;[.$D$17];[.P177]))" office:value-type="currency" office:currency="USD" office:value="-0">
            <text:p>$0.00</text:p>
          </table:table-cell>
          <table:table-cell table:style-name="ce6" table:formula="of:=IF([.P177]-[.N178]&gt;[.M178];-[.M178]-[.N178];-[.P177])" office:value-type="currency" office:currency="USD" office:value="-0">
            <text:p>$0.00</text:p>
          </table:table-cell>
          <table:table-cell table:formula="of:=IF([.P177]+[.O178]&gt;=0;[.P177]+[.O178];0)" office:value-type="currency" office:currency="USD" office:value="0">
            <text:p>$0.00</text:p>
          </table:table-cell>
          <table:table-cell table:formula="of:=IF([.L178]=0;[.H178]/12;&quot;&quot;)" office:value-type="float" office:value="14.75">
            <text:p>14.75</text:p>
          </table:table-cell>
          <table:table-cell table:formula="of:=IF([.H178]&lt;=[.$Z$2];1;&quot;&quot;)">
            <text:p/>
          </table:table-cell>
          <table:table-cell table:style-name="ce7" table:formula="of:=IF([.P178]=0;[.H178]/12;&quot;&quot;)" office:value-type="float" office:value="14.75">
            <text:p>14.75</text:p>
          </table:table-cell>
          <table:table-cell table:style-name="ce7" table:formula="of:=IF([.P178]&gt;0;0;[.$Z$15])" office:value-type="float" office:value="599">
            <text:p>599.00</text:p>
          </table:table-cell>
          <table:table-cell table:style-name="ce10" table:formula="of:=1-[.P17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78];1)" office:value-type="date" office:date-value="2035-03-15">
            <text:p>03/15/35</text:p>
          </table:table-cell>
          <table:table-cell office:value-type="float" office:value="178">
            <text:p>178</text:p>
          </table:table-cell>
          <table:table-cell table:formula="of:=IF([.R17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78]&lt;0.8*[.$C$6];0;[.$Z$7])" office:value-type="float" office:value="0">
            <text:p>0</text:p>
          </table:table-cell>
          <table:table-cell table:formula="of:=[.I179]-[.J179]-[.K179]-[.L179]" office:value-type="currency" office:currency="USD" office:value="1199">
            <text:p>$1,199.00</text:p>
          </table:table-cell>
          <table:table-cell table:style-name="ce6" table:formula="of:=IF(ISERR(IPMT([.$C$20]/12;1;[.$D$17];[.P178]));0;IPMT([.$C$20]/12;1;[.$D$17];[.P178]))" office:value-type="currency" office:currency="USD" office:value="-0">
            <text:p>$0.00</text:p>
          </table:table-cell>
          <table:table-cell table:style-name="ce6" table:formula="of:=IF([.P178]-[.N179]&gt;[.M179];-[.M179]-[.N179];-[.P178])" office:value-type="currency" office:currency="USD" office:value="-0">
            <text:p>$0.00</text:p>
          </table:table-cell>
          <table:table-cell table:formula="of:=IF([.P178]+[.O179]&gt;=0;[.P178]+[.O179];0)" office:value-type="currency" office:currency="USD" office:value="0">
            <text:p>$0.00</text:p>
          </table:table-cell>
          <table:table-cell table:formula="of:=IF([.L179]=0;[.H179]/12;&quot;&quot;)" office:value-type="float" office:value="14.8333333333333">
            <text:p>14.8333333333</text:p>
          </table:table-cell>
          <table:table-cell table:formula="of:=IF([.H179]&lt;=[.$Z$2];1;&quot;&quot;)">
            <text:p/>
          </table:table-cell>
          <table:table-cell table:style-name="ce7" table:formula="of:=IF([.P179]=0;[.H179]/12;&quot;&quot;)" office:value-type="float" office:value="14.8333333333333">
            <text:p>14.83</text:p>
          </table:table-cell>
          <table:table-cell table:style-name="ce7" table:formula="of:=IF([.P179]&gt;0;0;[.$Z$15])" office:value-type="float" office:value="599">
            <text:p>599.00</text:p>
          </table:table-cell>
          <table:table-cell table:style-name="ce10" table:formula="of:=1-[.P17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79];1)" office:value-type="date" office:date-value="2035-04-15">
            <text:p>04/15/35</text:p>
          </table:table-cell>
          <table:table-cell office:value-type="float" office:value="179">
            <text:p>179</text:p>
          </table:table-cell>
          <table:table-cell table:formula="of:=IF([.R18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79]&lt;0.8*[.$C$6];0;[.$Z$7])" office:value-type="float" office:value="0">
            <text:p>0</text:p>
          </table:table-cell>
          <table:table-cell table:formula="of:=[.I180]-[.J180]-[.K180]-[.L180]" office:value-type="currency" office:currency="USD" office:value="1199">
            <text:p>$1,199.00</text:p>
          </table:table-cell>
          <table:table-cell table:style-name="ce6" table:formula="of:=IF(ISERR(IPMT([.$C$20]/12;1;[.$D$17];[.P179]));0;IPMT([.$C$20]/12;1;[.$D$17];[.P179]))" office:value-type="currency" office:currency="USD" office:value="-0">
            <text:p>$0.00</text:p>
          </table:table-cell>
          <table:table-cell table:style-name="ce6" table:formula="of:=IF([.P179]-[.N180]&gt;[.M180];-[.M180]-[.N180];-[.P179])" office:value-type="currency" office:currency="USD" office:value="-0">
            <text:p>$0.00</text:p>
          </table:table-cell>
          <table:table-cell table:formula="of:=IF([.P179]+[.O180]&gt;=0;[.P179]+[.O180];0)" office:value-type="currency" office:currency="USD" office:value="0">
            <text:p>$0.00</text:p>
          </table:table-cell>
          <table:table-cell table:formula="of:=IF([.L180]=0;[.H180]/12;&quot;&quot;)" office:value-type="float" office:value="14.9166666666667">
            <text:p>14.9166666667</text:p>
          </table:table-cell>
          <table:table-cell table:formula="of:=IF([.H180]&lt;=[.$Z$2];1;&quot;&quot;)">
            <text:p/>
          </table:table-cell>
          <table:table-cell table:style-name="ce7" table:formula="of:=IF([.P180]=0;[.H180]/12;&quot;&quot;)" office:value-type="float" office:value="14.9166666666667">
            <text:p>14.92</text:p>
          </table:table-cell>
          <table:table-cell table:style-name="ce7" table:formula="of:=IF([.P180]&gt;0;0;[.$Z$15])" office:value-type="float" office:value="599">
            <text:p>599.00</text:p>
          </table:table-cell>
          <table:table-cell table:style-name="ce10" table:formula="of:=1-[.P18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80];1)" office:value-type="date" office:date-value="2035-05-15">
            <text:p>05/15/35</text:p>
          </table:table-cell>
          <table:table-cell office:value-type="float" office:value="180">
            <text:p>180</text:p>
          </table:table-cell>
          <table:table-cell table:formula="of:=IF([.R18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80]&lt;0.8*[.$C$6];0;[.$Z$7])" office:value-type="float" office:value="0">
            <text:p>0</text:p>
          </table:table-cell>
          <table:table-cell table:formula="of:=[.I181]-[.J181]-[.K181]-[.L181]" office:value-type="currency" office:currency="USD" office:value="1199">
            <text:p>$1,199.00</text:p>
          </table:table-cell>
          <table:table-cell table:style-name="ce6" table:formula="of:=IF(ISERR(IPMT([.$C$20]/12;1;[.$D$17];[.P180]));0;IPMT([.$C$20]/12;1;[.$D$17];[.P180]))" office:value-type="currency" office:currency="USD" office:value="-0">
            <text:p>$0.00</text:p>
          </table:table-cell>
          <table:table-cell table:style-name="ce6" table:formula="of:=IF([.P180]-[.N181]&gt;[.M181];-[.M181]-[.N181];-[.P180])" office:value-type="currency" office:currency="USD" office:value="-0">
            <text:p>$0.00</text:p>
          </table:table-cell>
          <table:table-cell table:formula="of:=IF([.P180]+[.O181]&gt;=0;[.P180]+[.O181];0)" office:value-type="currency" office:currency="USD" office:value="0">
            <text:p>$0.00</text:p>
          </table:table-cell>
          <table:table-cell table:formula="of:=IF([.L181]=0;[.H181]/12;&quot;&quot;)" office:value-type="float" office:value="15">
            <text:p>15</text:p>
          </table:table-cell>
          <table:table-cell table:formula="of:=IF([.H181]&lt;=[.$Z$2];1;&quot;&quot;)">
            <text:p/>
          </table:table-cell>
          <table:table-cell table:style-name="ce7" table:formula="of:=IF([.P181]=0;[.H181]/12;&quot;&quot;)" office:value-type="float" office:value="15">
            <text:p>15.00</text:p>
          </table:table-cell>
          <table:table-cell table:style-name="ce7" table:formula="of:=IF([.P181]&gt;0;0;[.$Z$15])" office:value-type="float" office:value="599">
            <text:p>599.00</text:p>
          </table:table-cell>
          <table:table-cell table:style-name="ce10" table:formula="of:=1-[.P18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81];1)" office:value-type="date" office:date-value="2035-06-15">
            <text:p>06/15/35</text:p>
          </table:table-cell>
          <table:table-cell office:value-type="float" office:value="181">
            <text:p>181</text:p>
          </table:table-cell>
          <table:table-cell table:formula="of:=IF([.R18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81]&lt;0.8*[.$C$6];0;[.$Z$7])" office:value-type="float" office:value="0">
            <text:p>0</text:p>
          </table:table-cell>
          <table:table-cell table:formula="of:=[.I182]-[.J182]-[.K182]-[.L182]" office:value-type="currency" office:currency="USD" office:value="1199">
            <text:p>$1,199.00</text:p>
          </table:table-cell>
          <table:table-cell table:style-name="ce6" table:formula="of:=IF(ISERR(IPMT([.$C$20]/12;1;[.$D$17];[.P181]));0;IPMT([.$C$20]/12;1;[.$D$17];[.P181]))" office:value-type="currency" office:currency="USD" office:value="-0">
            <text:p>$0.00</text:p>
          </table:table-cell>
          <table:table-cell table:style-name="ce6" table:formula="of:=IF([.P181]-[.N182]&gt;[.M182];-[.M182]-[.N182];-[.P181])" office:value-type="currency" office:currency="USD" office:value="-0">
            <text:p>$0.00</text:p>
          </table:table-cell>
          <table:table-cell table:formula="of:=IF([.P181]+[.O182]&gt;=0;[.P181]+[.O182];0)" office:value-type="currency" office:currency="USD" office:value="0">
            <text:p>$0.00</text:p>
          </table:table-cell>
          <table:table-cell table:formula="of:=IF([.L182]=0;[.H182]/12;&quot;&quot;)" office:value-type="float" office:value="15.0833333333333">
            <text:p>15.0833333333</text:p>
          </table:table-cell>
          <table:table-cell table:formula="of:=IF([.H182]&lt;=[.$Z$2];1;&quot;&quot;)">
            <text:p/>
          </table:table-cell>
          <table:table-cell table:style-name="ce7" table:formula="of:=IF([.P182]=0;[.H182]/12;&quot;&quot;)" office:value-type="float" office:value="15.0833333333333">
            <text:p>15.08</text:p>
          </table:table-cell>
          <table:table-cell table:style-name="ce7" table:formula="of:=IF([.P182]&gt;0;0;[.$Z$15])" office:value-type="float" office:value="599">
            <text:p>599.00</text:p>
          </table:table-cell>
          <table:table-cell table:style-name="ce10" table:formula="of:=1-[.P18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82];1)" office:value-type="date" office:date-value="2035-07-15">
            <text:p>07/15/35</text:p>
          </table:table-cell>
          <table:table-cell office:value-type="float" office:value="182">
            <text:p>182</text:p>
          </table:table-cell>
          <table:table-cell table:formula="of:=IF([.R18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82]&lt;0.8*[.$C$6];0;[.$Z$7])" office:value-type="float" office:value="0">
            <text:p>0</text:p>
          </table:table-cell>
          <table:table-cell table:formula="of:=[.I183]-[.J183]-[.K183]-[.L183]" office:value-type="currency" office:currency="USD" office:value="1199">
            <text:p>$1,199.00</text:p>
          </table:table-cell>
          <table:table-cell table:style-name="ce6" table:formula="of:=IF(ISERR(IPMT([.$C$20]/12;1;[.$D$17];[.P182]));0;IPMT([.$C$20]/12;1;[.$D$17];[.P182]))" office:value-type="currency" office:currency="USD" office:value="-0">
            <text:p>$0.00</text:p>
          </table:table-cell>
          <table:table-cell table:style-name="ce6" table:formula="of:=IF([.P182]-[.N183]&gt;[.M183];-[.M183]-[.N183];-[.P182])" office:value-type="currency" office:currency="USD" office:value="-0">
            <text:p>$0.00</text:p>
          </table:table-cell>
          <table:table-cell table:formula="of:=IF([.P182]+[.O183]&gt;=0;[.P182]+[.O183];0)" office:value-type="currency" office:currency="USD" office:value="0">
            <text:p>$0.00</text:p>
          </table:table-cell>
          <table:table-cell table:formula="of:=IF([.L183]=0;[.H183]/12;&quot;&quot;)" office:value-type="float" office:value="15.1666666666667">
            <text:p>15.1666666667</text:p>
          </table:table-cell>
          <table:table-cell table:formula="of:=IF([.H183]&lt;=[.$Z$2];1;&quot;&quot;)">
            <text:p/>
          </table:table-cell>
          <table:table-cell table:style-name="ce7" table:formula="of:=IF([.P183]=0;[.H183]/12;&quot;&quot;)" office:value-type="float" office:value="15.1666666666667">
            <text:p>15.17</text:p>
          </table:table-cell>
          <table:table-cell table:style-name="ce7" table:formula="of:=IF([.P183]&gt;0;0;[.$Z$15])" office:value-type="float" office:value="599">
            <text:p>599.00</text:p>
          </table:table-cell>
          <table:table-cell table:style-name="ce10" table:formula="of:=1-[.P18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83];1)" office:value-type="date" office:date-value="2035-08-15">
            <text:p>08/15/35</text:p>
          </table:table-cell>
          <table:table-cell office:value-type="float" office:value="183">
            <text:p>183</text:p>
          </table:table-cell>
          <table:table-cell table:formula="of:=IF([.R18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83]&lt;0.8*[.$C$6];0;[.$Z$7])" office:value-type="float" office:value="0">
            <text:p>0</text:p>
          </table:table-cell>
          <table:table-cell table:formula="of:=[.I184]-[.J184]-[.K184]-[.L184]" office:value-type="currency" office:currency="USD" office:value="1199">
            <text:p>$1,199.00</text:p>
          </table:table-cell>
          <table:table-cell table:style-name="ce6" table:formula="of:=IF(ISERR(IPMT([.$C$20]/12;1;[.$D$17];[.P183]));0;IPMT([.$C$20]/12;1;[.$D$17];[.P183]))" office:value-type="currency" office:currency="USD" office:value="-0">
            <text:p>$0.00</text:p>
          </table:table-cell>
          <table:table-cell table:style-name="ce6" table:formula="of:=IF([.P183]-[.N184]&gt;[.M184];-[.M184]-[.N184];-[.P183])" office:value-type="currency" office:currency="USD" office:value="-0">
            <text:p>$0.00</text:p>
          </table:table-cell>
          <table:table-cell table:formula="of:=IF([.P183]+[.O184]&gt;=0;[.P183]+[.O184];0)" office:value-type="currency" office:currency="USD" office:value="0">
            <text:p>$0.00</text:p>
          </table:table-cell>
          <table:table-cell table:formula="of:=IF([.L184]=0;[.H184]/12;&quot;&quot;)" office:value-type="float" office:value="15.25">
            <text:p>15.25</text:p>
          </table:table-cell>
          <table:table-cell table:formula="of:=IF([.H184]&lt;=[.$Z$2];1;&quot;&quot;)">
            <text:p/>
          </table:table-cell>
          <table:table-cell table:style-name="ce7" table:formula="of:=IF([.P184]=0;[.H184]/12;&quot;&quot;)" office:value-type="float" office:value="15.25">
            <text:p>15.25</text:p>
          </table:table-cell>
          <table:table-cell table:style-name="ce7" table:formula="of:=IF([.P184]&gt;0;0;[.$Z$15])" office:value-type="float" office:value="599">
            <text:p>599.00</text:p>
          </table:table-cell>
          <table:table-cell table:style-name="ce10" table:formula="of:=1-[.P18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84];1)" office:value-type="date" office:date-value="2035-09-15">
            <text:p>09/15/35</text:p>
          </table:table-cell>
          <table:table-cell office:value-type="float" office:value="184">
            <text:p>184</text:p>
          </table:table-cell>
          <table:table-cell table:formula="of:=IF([.R18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84]&lt;0.8*[.$C$6];0;[.$Z$7])" office:value-type="float" office:value="0">
            <text:p>0</text:p>
          </table:table-cell>
          <table:table-cell table:formula="of:=[.I185]-[.J185]-[.K185]-[.L185]" office:value-type="currency" office:currency="USD" office:value="1199">
            <text:p>$1,199.00</text:p>
          </table:table-cell>
          <table:table-cell table:style-name="ce6" table:formula="of:=IF(ISERR(IPMT([.$C$20]/12;1;[.$D$17];[.P184]));0;IPMT([.$C$20]/12;1;[.$D$17];[.P184]))" office:value-type="currency" office:currency="USD" office:value="-0">
            <text:p>$0.00</text:p>
          </table:table-cell>
          <table:table-cell table:style-name="ce6" table:formula="of:=IF([.P184]-[.N185]&gt;[.M185];-[.M185]-[.N185];-[.P184])" office:value-type="currency" office:currency="USD" office:value="-0">
            <text:p>$0.00</text:p>
          </table:table-cell>
          <table:table-cell table:formula="of:=IF([.P184]+[.O185]&gt;=0;[.P184]+[.O185];0)" office:value-type="currency" office:currency="USD" office:value="0">
            <text:p>$0.00</text:p>
          </table:table-cell>
          <table:table-cell table:formula="of:=IF([.L185]=0;[.H185]/12;&quot;&quot;)" office:value-type="float" office:value="15.3333333333333">
            <text:p>15.3333333333</text:p>
          </table:table-cell>
          <table:table-cell table:formula="of:=IF([.H185]&lt;=[.$Z$2];1;&quot;&quot;)">
            <text:p/>
          </table:table-cell>
          <table:table-cell table:style-name="ce7" table:formula="of:=IF([.P185]=0;[.H185]/12;&quot;&quot;)" office:value-type="float" office:value="15.3333333333333">
            <text:p>15.33</text:p>
          </table:table-cell>
          <table:table-cell table:style-name="ce7" table:formula="of:=IF([.P185]&gt;0;0;[.$Z$15])" office:value-type="float" office:value="599">
            <text:p>599.00</text:p>
          </table:table-cell>
          <table:table-cell table:style-name="ce10" table:formula="of:=1-[.P18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85];1)" office:value-type="date" office:date-value="2035-10-15">
            <text:p>10/15/35</text:p>
          </table:table-cell>
          <table:table-cell office:value-type="float" office:value="185">
            <text:p>185</text:p>
          </table:table-cell>
          <table:table-cell table:formula="of:=IF([.R18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85]&lt;0.8*[.$C$6];0;[.$Z$7])" office:value-type="float" office:value="0">
            <text:p>0</text:p>
          </table:table-cell>
          <table:table-cell table:formula="of:=[.I186]-[.J186]-[.K186]-[.L186]" office:value-type="currency" office:currency="USD" office:value="1199">
            <text:p>$1,199.00</text:p>
          </table:table-cell>
          <table:table-cell table:style-name="ce6" table:formula="of:=IF(ISERR(IPMT([.$C$20]/12;1;[.$D$17];[.P185]));0;IPMT([.$C$20]/12;1;[.$D$17];[.P185]))" office:value-type="currency" office:currency="USD" office:value="-0">
            <text:p>$0.00</text:p>
          </table:table-cell>
          <table:table-cell table:style-name="ce6" table:formula="of:=IF([.P185]-[.N186]&gt;[.M186];-[.M186]-[.N186];-[.P185])" office:value-type="currency" office:currency="USD" office:value="-0">
            <text:p>$0.00</text:p>
          </table:table-cell>
          <table:table-cell table:formula="of:=IF([.P185]+[.O186]&gt;=0;[.P185]+[.O186];0)" office:value-type="currency" office:currency="USD" office:value="0">
            <text:p>$0.00</text:p>
          </table:table-cell>
          <table:table-cell table:formula="of:=IF([.L186]=0;[.H186]/12;&quot;&quot;)" office:value-type="float" office:value="15.4166666666667">
            <text:p>15.4166666667</text:p>
          </table:table-cell>
          <table:table-cell table:formula="of:=IF([.H186]&lt;=[.$Z$2];1;&quot;&quot;)">
            <text:p/>
          </table:table-cell>
          <table:table-cell table:style-name="ce7" table:formula="of:=IF([.P186]=0;[.H186]/12;&quot;&quot;)" office:value-type="float" office:value="15.4166666666667">
            <text:p>15.42</text:p>
          </table:table-cell>
          <table:table-cell table:style-name="ce7" table:formula="of:=IF([.P186]&gt;0;0;[.$Z$15])" office:value-type="float" office:value="599">
            <text:p>599.00</text:p>
          </table:table-cell>
          <table:table-cell table:style-name="ce10" table:formula="of:=1-[.P18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86];1)" office:value-type="date" office:date-value="2035-11-15">
            <text:p>11/15/35</text:p>
          </table:table-cell>
          <table:table-cell office:value-type="float" office:value="186">
            <text:p>186</text:p>
          </table:table-cell>
          <table:table-cell table:formula="of:=IF([.R18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86]&lt;0.8*[.$C$6];0;[.$Z$7])" office:value-type="float" office:value="0">
            <text:p>0</text:p>
          </table:table-cell>
          <table:table-cell table:formula="of:=[.I187]-[.J187]-[.K187]-[.L187]" office:value-type="currency" office:currency="USD" office:value="1199">
            <text:p>$1,199.00</text:p>
          </table:table-cell>
          <table:table-cell table:style-name="ce6" table:formula="of:=IF(ISERR(IPMT([.$C$20]/12;1;[.$D$17];[.P186]));0;IPMT([.$C$20]/12;1;[.$D$17];[.P186]))" office:value-type="currency" office:currency="USD" office:value="-0">
            <text:p>$0.00</text:p>
          </table:table-cell>
          <table:table-cell table:style-name="ce6" table:formula="of:=IF([.P186]-[.N187]&gt;[.M187];-[.M187]-[.N187];-[.P186])" office:value-type="currency" office:currency="USD" office:value="-0">
            <text:p>$0.00</text:p>
          </table:table-cell>
          <table:table-cell table:formula="of:=IF([.P186]+[.O187]&gt;=0;[.P186]+[.O187];0)" office:value-type="currency" office:currency="USD" office:value="0">
            <text:p>$0.00</text:p>
          </table:table-cell>
          <table:table-cell table:formula="of:=IF([.L187]=0;[.H187]/12;&quot;&quot;)" office:value-type="float" office:value="15.5">
            <text:p>15.5</text:p>
          </table:table-cell>
          <table:table-cell table:formula="of:=IF([.H187]&lt;=[.$Z$2];1;&quot;&quot;)">
            <text:p/>
          </table:table-cell>
          <table:table-cell table:style-name="ce7" table:formula="of:=IF([.P187]=0;[.H187]/12;&quot;&quot;)" office:value-type="float" office:value="15.5">
            <text:p>15.50</text:p>
          </table:table-cell>
          <table:table-cell table:style-name="ce7" table:formula="of:=IF([.P187]&gt;0;0;[.$Z$15])" office:value-type="float" office:value="599">
            <text:p>599.00</text:p>
          </table:table-cell>
          <table:table-cell table:style-name="ce10" table:formula="of:=1-[.P18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87];1)" office:value-type="date" office:date-value="2035-12-15">
            <text:p>12/15/35</text:p>
          </table:table-cell>
          <table:table-cell office:value-type="float" office:value="187">
            <text:p>187</text:p>
          </table:table-cell>
          <table:table-cell table:formula="of:=IF([.R18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87]&lt;0.8*[.$C$6];0;[.$Z$7])" office:value-type="float" office:value="0">
            <text:p>0</text:p>
          </table:table-cell>
          <table:table-cell table:formula="of:=[.I188]-[.J188]-[.K188]-[.L188]" office:value-type="currency" office:currency="USD" office:value="1199">
            <text:p>$1,199.00</text:p>
          </table:table-cell>
          <table:table-cell table:style-name="ce6" table:formula="of:=IF(ISERR(IPMT([.$C$20]/12;1;[.$D$17];[.P187]));0;IPMT([.$C$20]/12;1;[.$D$17];[.P187]))" office:value-type="currency" office:currency="USD" office:value="-0">
            <text:p>$0.00</text:p>
          </table:table-cell>
          <table:table-cell table:style-name="ce6" table:formula="of:=IF([.P187]-[.N188]&gt;[.M188];-[.M188]-[.N188];-[.P187])" office:value-type="currency" office:currency="USD" office:value="-0">
            <text:p>$0.00</text:p>
          </table:table-cell>
          <table:table-cell table:formula="of:=IF([.P187]+[.O188]&gt;=0;[.P187]+[.O188];0)" office:value-type="currency" office:currency="USD" office:value="0">
            <text:p>$0.00</text:p>
          </table:table-cell>
          <table:table-cell table:formula="of:=IF([.L188]=0;[.H188]/12;&quot;&quot;)" office:value-type="float" office:value="15.5833333333333">
            <text:p>15.5833333333</text:p>
          </table:table-cell>
          <table:table-cell table:formula="of:=IF([.H188]&lt;=[.$Z$2];1;&quot;&quot;)">
            <text:p/>
          </table:table-cell>
          <table:table-cell table:style-name="ce7" table:formula="of:=IF([.P188]=0;[.H188]/12;&quot;&quot;)" office:value-type="float" office:value="15.5833333333333">
            <text:p>15.58</text:p>
          </table:table-cell>
          <table:table-cell table:style-name="ce7" table:formula="of:=IF([.P188]&gt;0;0;[.$Z$15])" office:value-type="float" office:value="599">
            <text:p>599.00</text:p>
          </table:table-cell>
          <table:table-cell table:style-name="ce10" table:formula="of:=1-[.P18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88];1)" office:value-type="date" office:date-value="2036-01-15">
            <text:p>01/15/36</text:p>
          </table:table-cell>
          <table:table-cell office:value-type="float" office:value="188">
            <text:p>188</text:p>
          </table:table-cell>
          <table:table-cell table:formula="of:=IF([.R18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88]&lt;0.8*[.$C$6];0;[.$Z$7])" office:value-type="float" office:value="0">
            <text:p>0</text:p>
          </table:table-cell>
          <table:table-cell table:formula="of:=[.I189]-[.J189]-[.K189]-[.L189]" office:value-type="currency" office:currency="USD" office:value="1199">
            <text:p>$1,199.00</text:p>
          </table:table-cell>
          <table:table-cell table:style-name="ce6" table:formula="of:=IF(ISERR(IPMT([.$C$20]/12;1;[.$D$17];[.P188]));0;IPMT([.$C$20]/12;1;[.$D$17];[.P188]))" office:value-type="currency" office:currency="USD" office:value="-0">
            <text:p>$0.00</text:p>
          </table:table-cell>
          <table:table-cell table:style-name="ce6" table:formula="of:=IF([.P188]-[.N189]&gt;[.M189];-[.M189]-[.N189];-[.P188])" office:value-type="currency" office:currency="USD" office:value="-0">
            <text:p>$0.00</text:p>
          </table:table-cell>
          <table:table-cell table:formula="of:=IF([.P188]+[.O189]&gt;=0;[.P188]+[.O189];0)" office:value-type="currency" office:currency="USD" office:value="0">
            <text:p>$0.00</text:p>
          </table:table-cell>
          <table:table-cell table:formula="of:=IF([.L189]=0;[.H189]/12;&quot;&quot;)" office:value-type="float" office:value="15.6666666666667">
            <text:p>15.6666666667</text:p>
          </table:table-cell>
          <table:table-cell table:formula="of:=IF([.H189]&lt;=[.$Z$2];1;&quot;&quot;)">
            <text:p/>
          </table:table-cell>
          <table:table-cell table:style-name="ce7" table:formula="of:=IF([.P189]=0;[.H189]/12;&quot;&quot;)" office:value-type="float" office:value="15.6666666666667">
            <text:p>15.67</text:p>
          </table:table-cell>
          <table:table-cell table:style-name="ce7" table:formula="of:=IF([.P189]&gt;0;0;[.$Z$15])" office:value-type="float" office:value="599">
            <text:p>599.00</text:p>
          </table:table-cell>
          <table:table-cell table:style-name="ce10" table:formula="of:=1-[.P18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89];1)" office:value-type="date" office:date-value="2036-02-15">
            <text:p>02/15/36</text:p>
          </table:table-cell>
          <table:table-cell office:value-type="float" office:value="189">
            <text:p>189</text:p>
          </table:table-cell>
          <table:table-cell table:formula="of:=IF([.R19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89]&lt;0.8*[.$C$6];0;[.$Z$7])" office:value-type="float" office:value="0">
            <text:p>0</text:p>
          </table:table-cell>
          <table:table-cell table:formula="of:=[.I190]-[.J190]-[.K190]-[.L190]" office:value-type="currency" office:currency="USD" office:value="1199">
            <text:p>$1,199.00</text:p>
          </table:table-cell>
          <table:table-cell table:style-name="ce6" table:formula="of:=IF(ISERR(IPMT([.$C$20]/12;1;[.$D$17];[.P189]));0;IPMT([.$C$20]/12;1;[.$D$17];[.P189]))" office:value-type="currency" office:currency="USD" office:value="-0">
            <text:p>$0.00</text:p>
          </table:table-cell>
          <table:table-cell table:style-name="ce6" table:formula="of:=IF([.P189]-[.N190]&gt;[.M190];-[.M190]-[.N190];-[.P189])" office:value-type="currency" office:currency="USD" office:value="-0">
            <text:p>$0.00</text:p>
          </table:table-cell>
          <table:table-cell table:formula="of:=IF([.P189]+[.O190]&gt;=0;[.P189]+[.O190];0)" office:value-type="currency" office:currency="USD" office:value="0">
            <text:p>$0.00</text:p>
          </table:table-cell>
          <table:table-cell table:formula="of:=IF([.L190]=0;[.H190]/12;&quot;&quot;)" office:value-type="float" office:value="15.75">
            <text:p>15.75</text:p>
          </table:table-cell>
          <table:table-cell table:formula="of:=IF([.H190]&lt;=[.$Z$2];1;&quot;&quot;)">
            <text:p/>
          </table:table-cell>
          <table:table-cell table:style-name="ce7" table:formula="of:=IF([.P190]=0;[.H190]/12;&quot;&quot;)" office:value-type="float" office:value="15.75">
            <text:p>15.75</text:p>
          </table:table-cell>
          <table:table-cell table:style-name="ce7" table:formula="of:=IF([.P190]&gt;0;0;[.$Z$15])" office:value-type="float" office:value="599">
            <text:p>599.00</text:p>
          </table:table-cell>
          <table:table-cell table:style-name="ce10" table:formula="of:=1-[.P19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90];1)" office:value-type="date" office:date-value="2036-03-15">
            <text:p>03/15/36</text:p>
          </table:table-cell>
          <table:table-cell office:value-type="float" office:value="190">
            <text:p>190</text:p>
          </table:table-cell>
          <table:table-cell table:formula="of:=IF([.R19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90]&lt;0.8*[.$C$6];0;[.$Z$7])" office:value-type="float" office:value="0">
            <text:p>0</text:p>
          </table:table-cell>
          <table:table-cell table:formula="of:=[.I191]-[.J191]-[.K191]-[.L191]" office:value-type="currency" office:currency="USD" office:value="1199">
            <text:p>$1,199.00</text:p>
          </table:table-cell>
          <table:table-cell table:style-name="ce6" table:formula="of:=IF(ISERR(IPMT([.$C$20]/12;1;[.$D$17];[.P190]));0;IPMT([.$C$20]/12;1;[.$D$17];[.P190]))" office:value-type="currency" office:currency="USD" office:value="-0">
            <text:p>$0.00</text:p>
          </table:table-cell>
          <table:table-cell table:style-name="ce6" table:formula="of:=IF([.P190]-[.N191]&gt;[.M191];-[.M191]-[.N191];-[.P190])" office:value-type="currency" office:currency="USD" office:value="-0">
            <text:p>$0.00</text:p>
          </table:table-cell>
          <table:table-cell table:formula="of:=IF([.P190]+[.O191]&gt;=0;[.P190]+[.O191];0)" office:value-type="currency" office:currency="USD" office:value="0">
            <text:p>$0.00</text:p>
          </table:table-cell>
          <table:table-cell table:formula="of:=IF([.L191]=0;[.H191]/12;&quot;&quot;)" office:value-type="float" office:value="15.8333333333333">
            <text:p>15.8333333333</text:p>
          </table:table-cell>
          <table:table-cell table:formula="of:=IF([.H191]&lt;=[.$Z$2];1;&quot;&quot;)">
            <text:p/>
          </table:table-cell>
          <table:table-cell table:style-name="ce7" table:formula="of:=IF([.P191]=0;[.H191]/12;&quot;&quot;)" office:value-type="float" office:value="15.8333333333333">
            <text:p>15.83</text:p>
          </table:table-cell>
          <table:table-cell table:style-name="ce7" table:formula="of:=IF([.P191]&gt;0;0;[.$Z$15])" office:value-type="float" office:value="599">
            <text:p>599.00</text:p>
          </table:table-cell>
          <table:table-cell table:style-name="ce10" table:formula="of:=1-[.P19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91];1)" office:value-type="date" office:date-value="2036-04-15">
            <text:p>04/15/36</text:p>
          </table:table-cell>
          <table:table-cell office:value-type="float" office:value="191">
            <text:p>191</text:p>
          </table:table-cell>
          <table:table-cell table:formula="of:=IF([.R19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91]&lt;0.8*[.$C$6];0;[.$Z$7])" office:value-type="float" office:value="0">
            <text:p>0</text:p>
          </table:table-cell>
          <table:table-cell table:formula="of:=[.I192]-[.J192]-[.K192]-[.L192]" office:value-type="currency" office:currency="USD" office:value="1199">
            <text:p>$1,199.00</text:p>
          </table:table-cell>
          <table:table-cell table:style-name="ce6" table:formula="of:=IF(ISERR(IPMT([.$C$20]/12;1;[.$D$17];[.P191]));0;IPMT([.$C$20]/12;1;[.$D$17];[.P191]))" office:value-type="currency" office:currency="USD" office:value="-0">
            <text:p>$0.00</text:p>
          </table:table-cell>
          <table:table-cell table:style-name="ce6" table:formula="of:=IF([.P191]-[.N192]&gt;[.M192];-[.M192]-[.N192];-[.P191])" office:value-type="currency" office:currency="USD" office:value="-0">
            <text:p>$0.00</text:p>
          </table:table-cell>
          <table:table-cell table:formula="of:=IF([.P191]+[.O192]&gt;=0;[.P191]+[.O192];0)" office:value-type="currency" office:currency="USD" office:value="0">
            <text:p>$0.00</text:p>
          </table:table-cell>
          <table:table-cell table:formula="of:=IF([.L192]=0;[.H192]/12;&quot;&quot;)" office:value-type="float" office:value="15.9166666666667">
            <text:p>15.9166666667</text:p>
          </table:table-cell>
          <table:table-cell table:formula="of:=IF([.H192]&lt;=[.$Z$2];1;&quot;&quot;)">
            <text:p/>
          </table:table-cell>
          <table:table-cell table:style-name="ce7" table:formula="of:=IF([.P192]=0;[.H192]/12;&quot;&quot;)" office:value-type="float" office:value="15.9166666666667">
            <text:p>15.92</text:p>
          </table:table-cell>
          <table:table-cell table:style-name="ce7" table:formula="of:=IF([.P192]&gt;0;0;[.$Z$15])" office:value-type="float" office:value="599">
            <text:p>599.00</text:p>
          </table:table-cell>
          <table:table-cell table:style-name="ce10" table:formula="of:=1-[.P19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92];1)" office:value-type="date" office:date-value="2036-05-15">
            <text:p>05/15/36</text:p>
          </table:table-cell>
          <table:table-cell office:value-type="float" office:value="192">
            <text:p>192</text:p>
          </table:table-cell>
          <table:table-cell table:formula="of:=IF([.R19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92]&lt;0.8*[.$C$6];0;[.$Z$7])" office:value-type="float" office:value="0">
            <text:p>0</text:p>
          </table:table-cell>
          <table:table-cell table:formula="of:=[.I193]-[.J193]-[.K193]-[.L193]" office:value-type="currency" office:currency="USD" office:value="1199">
            <text:p>$1,199.00</text:p>
          </table:table-cell>
          <table:table-cell table:style-name="ce6" table:formula="of:=IF(ISERR(IPMT([.$C$20]/12;1;[.$D$17];[.P192]));0;IPMT([.$C$20]/12;1;[.$D$17];[.P192]))" office:value-type="currency" office:currency="USD" office:value="-0">
            <text:p>$0.00</text:p>
          </table:table-cell>
          <table:table-cell table:style-name="ce6" table:formula="of:=IF([.P192]-[.N193]&gt;[.M193];-[.M193]-[.N193];-[.P192])" office:value-type="currency" office:currency="USD" office:value="-0">
            <text:p>$0.00</text:p>
          </table:table-cell>
          <table:table-cell table:formula="of:=IF([.P192]+[.O193]&gt;=0;[.P192]+[.O193];0)" office:value-type="currency" office:currency="USD" office:value="0">
            <text:p>$0.00</text:p>
          </table:table-cell>
          <table:table-cell table:formula="of:=IF([.L193]=0;[.H193]/12;&quot;&quot;)" office:value-type="float" office:value="16">
            <text:p>16</text:p>
          </table:table-cell>
          <table:table-cell table:formula="of:=IF([.H193]&lt;=[.$Z$2];1;&quot;&quot;)">
            <text:p/>
          </table:table-cell>
          <table:table-cell table:style-name="ce7" table:formula="of:=IF([.P193]=0;[.H193]/12;&quot;&quot;)" office:value-type="float" office:value="16">
            <text:p>16.00</text:p>
          </table:table-cell>
          <table:table-cell table:style-name="ce7" table:formula="of:=IF([.P193]&gt;0;0;[.$Z$15])" office:value-type="float" office:value="599">
            <text:p>599.00</text:p>
          </table:table-cell>
          <table:table-cell table:style-name="ce10" table:formula="of:=1-[.P19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93];1)" office:value-type="date" office:date-value="2036-06-15">
            <text:p>06/15/36</text:p>
          </table:table-cell>
          <table:table-cell office:value-type="float" office:value="193">
            <text:p>193</text:p>
          </table:table-cell>
          <table:table-cell table:formula="of:=IF([.R19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93]&lt;0.8*[.$C$6];0;[.$Z$7])" office:value-type="float" office:value="0">
            <text:p>0</text:p>
          </table:table-cell>
          <table:table-cell table:formula="of:=[.I194]-[.J194]-[.K194]-[.L194]" office:value-type="currency" office:currency="USD" office:value="1199">
            <text:p>$1,199.00</text:p>
          </table:table-cell>
          <table:table-cell table:style-name="ce6" table:formula="of:=IF(ISERR(IPMT([.$C$20]/12;1;[.$D$17];[.P193]));0;IPMT([.$C$20]/12;1;[.$D$17];[.P193]))" office:value-type="currency" office:currency="USD" office:value="-0">
            <text:p>$0.00</text:p>
          </table:table-cell>
          <table:table-cell table:style-name="ce6" table:formula="of:=IF([.P193]-[.N194]&gt;[.M194];-[.M194]-[.N194];-[.P193])" office:value-type="currency" office:currency="USD" office:value="-0">
            <text:p>$0.00</text:p>
          </table:table-cell>
          <table:table-cell table:formula="of:=IF([.P193]+[.O194]&gt;=0;[.P193]+[.O194];0)" office:value-type="currency" office:currency="USD" office:value="0">
            <text:p>$0.00</text:p>
          </table:table-cell>
          <table:table-cell table:formula="of:=IF([.L194]=0;[.H194]/12;&quot;&quot;)" office:value-type="float" office:value="16.0833333333333">
            <text:p>16.0833333333</text:p>
          </table:table-cell>
          <table:table-cell table:formula="of:=IF([.H194]&lt;=[.$Z$2];1;&quot;&quot;)">
            <text:p/>
          </table:table-cell>
          <table:table-cell table:style-name="ce7" table:formula="of:=IF([.P194]=0;[.H194]/12;&quot;&quot;)" office:value-type="float" office:value="16.0833333333333">
            <text:p>16.08</text:p>
          </table:table-cell>
          <table:table-cell table:style-name="ce7" table:formula="of:=IF([.P194]&gt;0;0;[.$Z$15])" office:value-type="float" office:value="599">
            <text:p>599.00</text:p>
          </table:table-cell>
          <table:table-cell table:style-name="ce10" table:formula="of:=1-[.P19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94];1)" office:value-type="date" office:date-value="2036-07-15">
            <text:p>07/15/36</text:p>
          </table:table-cell>
          <table:table-cell office:value-type="float" office:value="194">
            <text:p>194</text:p>
          </table:table-cell>
          <table:table-cell table:formula="of:=IF([.R19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94]&lt;0.8*[.$C$6];0;[.$Z$7])" office:value-type="float" office:value="0">
            <text:p>0</text:p>
          </table:table-cell>
          <table:table-cell table:formula="of:=[.I195]-[.J195]-[.K195]-[.L195]" office:value-type="currency" office:currency="USD" office:value="1199">
            <text:p>$1,199.00</text:p>
          </table:table-cell>
          <table:table-cell table:style-name="ce6" table:formula="of:=IF(ISERR(IPMT([.$C$20]/12;1;[.$D$17];[.P194]));0;IPMT([.$C$20]/12;1;[.$D$17];[.P194]))" office:value-type="currency" office:currency="USD" office:value="-0">
            <text:p>$0.00</text:p>
          </table:table-cell>
          <table:table-cell table:style-name="ce6" table:formula="of:=IF([.P194]-[.N195]&gt;[.M195];-[.M195]-[.N195];-[.P194])" office:value-type="currency" office:currency="USD" office:value="-0">
            <text:p>$0.00</text:p>
          </table:table-cell>
          <table:table-cell table:formula="of:=IF([.P194]+[.O195]&gt;=0;[.P194]+[.O195];0)" office:value-type="currency" office:currency="USD" office:value="0">
            <text:p>$0.00</text:p>
          </table:table-cell>
          <table:table-cell table:formula="of:=IF([.L195]=0;[.H195]/12;&quot;&quot;)" office:value-type="float" office:value="16.1666666666667">
            <text:p>16.1666666667</text:p>
          </table:table-cell>
          <table:table-cell table:formula="of:=IF([.H195]&lt;=[.$Z$2];1;&quot;&quot;)">
            <text:p/>
          </table:table-cell>
          <table:table-cell table:style-name="ce7" table:formula="of:=IF([.P195]=0;[.H195]/12;&quot;&quot;)" office:value-type="float" office:value="16.1666666666667">
            <text:p>16.17</text:p>
          </table:table-cell>
          <table:table-cell table:style-name="ce7" table:formula="of:=IF([.P195]&gt;0;0;[.$Z$15])" office:value-type="float" office:value="599">
            <text:p>599.00</text:p>
          </table:table-cell>
          <table:table-cell table:style-name="ce10" table:formula="of:=1-[.P19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95];1)" office:value-type="date" office:date-value="2036-08-15">
            <text:p>08/15/36</text:p>
          </table:table-cell>
          <table:table-cell office:value-type="float" office:value="195">
            <text:p>195</text:p>
          </table:table-cell>
          <table:table-cell table:formula="of:=IF([.R19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95]&lt;0.8*[.$C$6];0;[.$Z$7])" office:value-type="float" office:value="0">
            <text:p>0</text:p>
          </table:table-cell>
          <table:table-cell table:formula="of:=[.I196]-[.J196]-[.K196]-[.L196]" office:value-type="currency" office:currency="USD" office:value="1199">
            <text:p>$1,199.00</text:p>
          </table:table-cell>
          <table:table-cell table:style-name="ce6" table:formula="of:=IF(ISERR(IPMT([.$C$20]/12;1;[.$D$17];[.P195]));0;IPMT([.$C$20]/12;1;[.$D$17];[.P195]))" office:value-type="currency" office:currency="USD" office:value="-0">
            <text:p>$0.00</text:p>
          </table:table-cell>
          <table:table-cell table:style-name="ce6" table:formula="of:=IF([.P195]-[.N196]&gt;[.M196];-[.M196]-[.N196];-[.P195])" office:value-type="currency" office:currency="USD" office:value="-0">
            <text:p>$0.00</text:p>
          </table:table-cell>
          <table:table-cell table:formula="of:=IF([.P195]+[.O196]&gt;=0;[.P195]+[.O196];0)" office:value-type="currency" office:currency="USD" office:value="0">
            <text:p>$0.00</text:p>
          </table:table-cell>
          <table:table-cell table:formula="of:=IF([.L196]=0;[.H196]/12;&quot;&quot;)" office:value-type="float" office:value="16.25">
            <text:p>16.25</text:p>
          </table:table-cell>
          <table:table-cell table:formula="of:=IF([.H196]&lt;=[.$Z$2];1;&quot;&quot;)">
            <text:p/>
          </table:table-cell>
          <table:table-cell table:style-name="ce7" table:formula="of:=IF([.P196]=0;[.H196]/12;&quot;&quot;)" office:value-type="float" office:value="16.25">
            <text:p>16.25</text:p>
          </table:table-cell>
          <table:table-cell table:style-name="ce7" table:formula="of:=IF([.P196]&gt;0;0;[.$Z$15])" office:value-type="float" office:value="599">
            <text:p>599.00</text:p>
          </table:table-cell>
          <table:table-cell table:style-name="ce10" table:formula="of:=1-[.P19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96];1)" office:value-type="date" office:date-value="2036-09-15">
            <text:p>09/15/36</text:p>
          </table:table-cell>
          <table:table-cell office:value-type="float" office:value="196">
            <text:p>196</text:p>
          </table:table-cell>
          <table:table-cell table:formula="of:=IF([.R19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96]&lt;0.8*[.$C$6];0;[.$Z$7])" office:value-type="float" office:value="0">
            <text:p>0</text:p>
          </table:table-cell>
          <table:table-cell table:formula="of:=[.I197]-[.J197]-[.K197]-[.L197]" office:value-type="currency" office:currency="USD" office:value="1199">
            <text:p>$1,199.00</text:p>
          </table:table-cell>
          <table:table-cell table:style-name="ce6" table:formula="of:=IF(ISERR(IPMT([.$C$20]/12;1;[.$D$17];[.P196]));0;IPMT([.$C$20]/12;1;[.$D$17];[.P196]))" office:value-type="currency" office:currency="USD" office:value="-0">
            <text:p>$0.00</text:p>
          </table:table-cell>
          <table:table-cell table:style-name="ce6" table:formula="of:=IF([.P196]-[.N197]&gt;[.M197];-[.M197]-[.N197];-[.P196])" office:value-type="currency" office:currency="USD" office:value="-0">
            <text:p>$0.00</text:p>
          </table:table-cell>
          <table:table-cell table:formula="of:=IF([.P196]+[.O197]&gt;=0;[.P196]+[.O197];0)" office:value-type="currency" office:currency="USD" office:value="0">
            <text:p>$0.00</text:p>
          </table:table-cell>
          <table:table-cell table:formula="of:=IF([.L197]=0;[.H197]/12;&quot;&quot;)" office:value-type="float" office:value="16.3333333333333">
            <text:p>16.3333333333</text:p>
          </table:table-cell>
          <table:table-cell table:formula="of:=IF([.H197]&lt;=[.$Z$2];1;&quot;&quot;)">
            <text:p/>
          </table:table-cell>
          <table:table-cell table:style-name="ce7" table:formula="of:=IF([.P197]=0;[.H197]/12;&quot;&quot;)" office:value-type="float" office:value="16.3333333333333">
            <text:p>16.33</text:p>
          </table:table-cell>
          <table:table-cell table:style-name="ce7" table:formula="of:=IF([.P197]&gt;0;0;[.$Z$15])" office:value-type="float" office:value="599">
            <text:p>599.00</text:p>
          </table:table-cell>
          <table:table-cell table:style-name="ce10" table:formula="of:=1-[.P19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97];1)" office:value-type="date" office:date-value="2036-10-15">
            <text:p>10/15/36</text:p>
          </table:table-cell>
          <table:table-cell office:value-type="float" office:value="197">
            <text:p>197</text:p>
          </table:table-cell>
          <table:table-cell table:formula="of:=IF([.R19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97]&lt;0.8*[.$C$6];0;[.$Z$7])" office:value-type="float" office:value="0">
            <text:p>0</text:p>
          </table:table-cell>
          <table:table-cell table:formula="of:=[.I198]-[.J198]-[.K198]-[.L198]" office:value-type="currency" office:currency="USD" office:value="1199">
            <text:p>$1,199.00</text:p>
          </table:table-cell>
          <table:table-cell table:style-name="ce6" table:formula="of:=IF(ISERR(IPMT([.$C$20]/12;1;[.$D$17];[.P197]));0;IPMT([.$C$20]/12;1;[.$D$17];[.P197]))" office:value-type="currency" office:currency="USD" office:value="-0">
            <text:p>$0.00</text:p>
          </table:table-cell>
          <table:table-cell table:style-name="ce6" table:formula="of:=IF([.P197]-[.N198]&gt;[.M198];-[.M198]-[.N198];-[.P197])" office:value-type="currency" office:currency="USD" office:value="-0">
            <text:p>$0.00</text:p>
          </table:table-cell>
          <table:table-cell table:formula="of:=IF([.P197]+[.O198]&gt;=0;[.P197]+[.O198];0)" office:value-type="currency" office:currency="USD" office:value="0">
            <text:p>$0.00</text:p>
          </table:table-cell>
          <table:table-cell table:formula="of:=IF([.L198]=0;[.H198]/12;&quot;&quot;)" office:value-type="float" office:value="16.4166666666667">
            <text:p>16.4166666667</text:p>
          </table:table-cell>
          <table:table-cell table:formula="of:=IF([.H198]&lt;=[.$Z$2];1;&quot;&quot;)">
            <text:p/>
          </table:table-cell>
          <table:table-cell table:style-name="ce7" table:formula="of:=IF([.P198]=0;[.H198]/12;&quot;&quot;)" office:value-type="float" office:value="16.4166666666667">
            <text:p>16.42</text:p>
          </table:table-cell>
          <table:table-cell table:style-name="ce7" table:formula="of:=IF([.P198]&gt;0;0;[.$Z$15])" office:value-type="float" office:value="599">
            <text:p>599.00</text:p>
          </table:table-cell>
          <table:table-cell table:style-name="ce10" table:formula="of:=1-[.P19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98];1)" office:value-type="date" office:date-value="2036-11-15">
            <text:p>11/15/36</text:p>
          </table:table-cell>
          <table:table-cell office:value-type="float" office:value="198">
            <text:p>198</text:p>
          </table:table-cell>
          <table:table-cell table:formula="of:=IF([.R19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98]&lt;0.8*[.$C$6];0;[.$Z$7])" office:value-type="float" office:value="0">
            <text:p>0</text:p>
          </table:table-cell>
          <table:table-cell table:formula="of:=[.I199]-[.J199]-[.K199]-[.L199]" office:value-type="currency" office:currency="USD" office:value="1199">
            <text:p>$1,199.00</text:p>
          </table:table-cell>
          <table:table-cell table:style-name="ce6" table:formula="of:=IF(ISERR(IPMT([.$C$20]/12;1;[.$D$17];[.P198]));0;IPMT([.$C$20]/12;1;[.$D$17];[.P198]))" office:value-type="currency" office:currency="USD" office:value="-0">
            <text:p>$0.00</text:p>
          </table:table-cell>
          <table:table-cell table:style-name="ce6" table:formula="of:=IF([.P198]-[.N199]&gt;[.M199];-[.M199]-[.N199];-[.P198])" office:value-type="currency" office:currency="USD" office:value="-0">
            <text:p>$0.00</text:p>
          </table:table-cell>
          <table:table-cell table:formula="of:=IF([.P198]+[.O199]&gt;=0;[.P198]+[.O199];0)" office:value-type="currency" office:currency="USD" office:value="0">
            <text:p>$0.00</text:p>
          </table:table-cell>
          <table:table-cell table:formula="of:=IF([.L199]=0;[.H199]/12;&quot;&quot;)" office:value-type="float" office:value="16.5">
            <text:p>16.5</text:p>
          </table:table-cell>
          <table:table-cell table:formula="of:=IF([.H199]&lt;=[.$Z$2];1;&quot;&quot;)">
            <text:p/>
          </table:table-cell>
          <table:table-cell table:style-name="ce7" table:formula="of:=IF([.P199]=0;[.H199]/12;&quot;&quot;)" office:value-type="float" office:value="16.5">
            <text:p>16.50</text:p>
          </table:table-cell>
          <table:table-cell table:style-name="ce7" table:formula="of:=IF([.P199]&gt;0;0;[.$Z$15])" office:value-type="float" office:value="599">
            <text:p>599.00</text:p>
          </table:table-cell>
          <table:table-cell table:style-name="ce10" table:formula="of:=1-[.P19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199];1)" office:value-type="date" office:date-value="2036-12-15">
            <text:p>12/15/36</text:p>
          </table:table-cell>
          <table:table-cell office:value-type="float" office:value="199">
            <text:p>199</text:p>
          </table:table-cell>
          <table:table-cell table:formula="of:=IF([.R20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199]&lt;0.8*[.$C$6];0;[.$Z$7])" office:value-type="float" office:value="0">
            <text:p>0</text:p>
          </table:table-cell>
          <table:table-cell table:formula="of:=[.I200]-[.J200]-[.K200]-[.L200]" office:value-type="currency" office:currency="USD" office:value="1199">
            <text:p>$1,199.00</text:p>
          </table:table-cell>
          <table:table-cell table:style-name="ce6" table:formula="of:=IF(ISERR(IPMT([.$C$20]/12;1;[.$D$17];[.P199]));0;IPMT([.$C$20]/12;1;[.$D$17];[.P199]))" office:value-type="currency" office:currency="USD" office:value="-0">
            <text:p>$0.00</text:p>
          </table:table-cell>
          <table:table-cell table:style-name="ce6" table:formula="of:=IF([.P199]-[.N200]&gt;[.M200];-[.M200]-[.N200];-[.P199])" office:value-type="currency" office:currency="USD" office:value="-0">
            <text:p>$0.00</text:p>
          </table:table-cell>
          <table:table-cell table:formula="of:=IF([.P199]+[.O200]&gt;=0;[.P199]+[.O200];0)" office:value-type="currency" office:currency="USD" office:value="0">
            <text:p>$0.00</text:p>
          </table:table-cell>
          <table:table-cell table:formula="of:=IF([.L200]=0;[.H200]/12;&quot;&quot;)" office:value-type="float" office:value="16.5833333333333">
            <text:p>16.5833333333</text:p>
          </table:table-cell>
          <table:table-cell table:formula="of:=IF([.H200]&lt;=[.$Z$2];1;&quot;&quot;)">
            <text:p/>
          </table:table-cell>
          <table:table-cell table:style-name="ce7" table:formula="of:=IF([.P200]=0;[.H200]/12;&quot;&quot;)" office:value-type="float" office:value="16.5833333333333">
            <text:p>16.58</text:p>
          </table:table-cell>
          <table:table-cell table:style-name="ce7" table:formula="of:=IF([.P200]&gt;0;0;[.$Z$15])" office:value-type="float" office:value="599">
            <text:p>599.00</text:p>
          </table:table-cell>
          <table:table-cell table:style-name="ce10" table:formula="of:=1-[.P20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00];1)" office:value-type="date" office:date-value="2037-01-15">
            <text:p>01/15/37</text:p>
          </table:table-cell>
          <table:table-cell office:value-type="float" office:value="200">
            <text:p>200</text:p>
          </table:table-cell>
          <table:table-cell table:formula="of:=IF([.R20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00]&lt;0.8*[.$C$6];0;[.$Z$7])" office:value-type="float" office:value="0">
            <text:p>0</text:p>
          </table:table-cell>
          <table:table-cell table:formula="of:=[.I201]-[.J201]-[.K201]-[.L201]" office:value-type="currency" office:currency="USD" office:value="1199">
            <text:p>$1,199.00</text:p>
          </table:table-cell>
          <table:table-cell table:style-name="ce6" table:formula="of:=IF(ISERR(IPMT([.$C$20]/12;1;[.$D$17];[.P200]));0;IPMT([.$C$20]/12;1;[.$D$17];[.P200]))" office:value-type="currency" office:currency="USD" office:value="-0">
            <text:p>$0.00</text:p>
          </table:table-cell>
          <table:table-cell table:style-name="ce6" table:formula="of:=IF([.P200]-[.N201]&gt;[.M201];-[.M201]-[.N201];-[.P200])" office:value-type="currency" office:currency="USD" office:value="-0">
            <text:p>$0.00</text:p>
          </table:table-cell>
          <table:table-cell table:formula="of:=IF([.P200]+[.O201]&gt;=0;[.P200]+[.O201];0)" office:value-type="currency" office:currency="USD" office:value="0">
            <text:p>$0.00</text:p>
          </table:table-cell>
          <table:table-cell table:formula="of:=IF([.L201]=0;[.H201]/12;&quot;&quot;)" office:value-type="float" office:value="16.6666666666667">
            <text:p>16.6666666667</text:p>
          </table:table-cell>
          <table:table-cell table:formula="of:=IF([.H201]&lt;=[.$Z$2];1;&quot;&quot;)">
            <text:p/>
          </table:table-cell>
          <table:table-cell table:style-name="ce7" table:formula="of:=IF([.P201]=0;[.H201]/12;&quot;&quot;)" office:value-type="float" office:value="16.6666666666667">
            <text:p>16.67</text:p>
          </table:table-cell>
          <table:table-cell table:style-name="ce7" table:formula="of:=IF([.P201]&gt;0;0;[.$Z$15])" office:value-type="float" office:value="599">
            <text:p>599.00</text:p>
          </table:table-cell>
          <table:table-cell table:style-name="ce10" table:formula="of:=1-[.P20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01];1)" office:value-type="date" office:date-value="2037-02-15">
            <text:p>02/15/37</text:p>
          </table:table-cell>
          <table:table-cell office:value-type="float" office:value="201">
            <text:p>201</text:p>
          </table:table-cell>
          <table:table-cell table:formula="of:=IF([.R20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01]&lt;0.8*[.$C$6];0;[.$Z$7])" office:value-type="float" office:value="0">
            <text:p>0</text:p>
          </table:table-cell>
          <table:table-cell table:formula="of:=[.I202]-[.J202]-[.K202]-[.L202]" office:value-type="currency" office:currency="USD" office:value="1199">
            <text:p>$1,199.00</text:p>
          </table:table-cell>
          <table:table-cell table:style-name="ce6" table:formula="of:=IF(ISERR(IPMT([.$C$20]/12;1;[.$D$17];[.P201]));0;IPMT([.$C$20]/12;1;[.$D$17];[.P201]))" office:value-type="currency" office:currency="USD" office:value="-0">
            <text:p>$0.00</text:p>
          </table:table-cell>
          <table:table-cell table:style-name="ce6" table:formula="of:=IF([.P201]-[.N202]&gt;[.M202];-[.M202]-[.N202];-[.P201])" office:value-type="currency" office:currency="USD" office:value="-0">
            <text:p>$0.00</text:p>
          </table:table-cell>
          <table:table-cell table:formula="of:=IF([.P201]+[.O202]&gt;=0;[.P201]+[.O202];0)" office:value-type="currency" office:currency="USD" office:value="0">
            <text:p>$0.00</text:p>
          </table:table-cell>
          <table:table-cell table:formula="of:=IF([.L202]=0;[.H202]/12;&quot;&quot;)" office:value-type="float" office:value="16.75">
            <text:p>16.75</text:p>
          </table:table-cell>
          <table:table-cell table:formula="of:=IF([.H202]&lt;=[.$Z$2];1;&quot;&quot;)">
            <text:p/>
          </table:table-cell>
          <table:table-cell table:style-name="ce7" table:formula="of:=IF([.P202]=0;[.H202]/12;&quot;&quot;)" office:value-type="float" office:value="16.75">
            <text:p>16.75</text:p>
          </table:table-cell>
          <table:table-cell table:style-name="ce7" table:formula="of:=IF([.P202]&gt;0;0;[.$Z$15])" office:value-type="float" office:value="599">
            <text:p>599.00</text:p>
          </table:table-cell>
          <table:table-cell table:style-name="ce10" table:formula="of:=1-[.P20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02];1)" office:value-type="date" office:date-value="2037-03-15">
            <text:p>03/15/37</text:p>
          </table:table-cell>
          <table:table-cell office:value-type="float" office:value="202">
            <text:p>202</text:p>
          </table:table-cell>
          <table:table-cell table:formula="of:=IF([.R20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02]&lt;0.8*[.$C$6];0;[.$Z$7])" office:value-type="float" office:value="0">
            <text:p>0</text:p>
          </table:table-cell>
          <table:table-cell table:formula="of:=[.I203]-[.J203]-[.K203]-[.L203]" office:value-type="currency" office:currency="USD" office:value="1199">
            <text:p>$1,199.00</text:p>
          </table:table-cell>
          <table:table-cell table:style-name="ce6" table:formula="of:=IF(ISERR(IPMT([.$C$20]/12;1;[.$D$17];[.P202]));0;IPMT([.$C$20]/12;1;[.$D$17];[.P202]))" office:value-type="currency" office:currency="USD" office:value="-0">
            <text:p>$0.00</text:p>
          </table:table-cell>
          <table:table-cell table:style-name="ce6" table:formula="of:=IF([.P202]-[.N203]&gt;[.M203];-[.M203]-[.N203];-[.P202])" office:value-type="currency" office:currency="USD" office:value="-0">
            <text:p>$0.00</text:p>
          </table:table-cell>
          <table:table-cell table:formula="of:=IF([.P202]+[.O203]&gt;=0;[.P202]+[.O203];0)" office:value-type="currency" office:currency="USD" office:value="0">
            <text:p>$0.00</text:p>
          </table:table-cell>
          <table:table-cell table:formula="of:=IF([.L203]=0;[.H203]/12;&quot;&quot;)" office:value-type="float" office:value="16.8333333333333">
            <text:p>16.8333333333</text:p>
          </table:table-cell>
          <table:table-cell table:formula="of:=IF([.H203]&lt;=[.$Z$2];1;&quot;&quot;)">
            <text:p/>
          </table:table-cell>
          <table:table-cell table:style-name="ce7" table:formula="of:=IF([.P203]=0;[.H203]/12;&quot;&quot;)" office:value-type="float" office:value="16.8333333333333">
            <text:p>16.83</text:p>
          </table:table-cell>
          <table:table-cell table:style-name="ce7" table:formula="of:=IF([.P203]&gt;0;0;[.$Z$15])" office:value-type="float" office:value="599">
            <text:p>599.00</text:p>
          </table:table-cell>
          <table:table-cell table:style-name="ce10" table:formula="of:=1-[.P20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03];1)" office:value-type="date" office:date-value="2037-04-15">
            <text:p>04/15/37</text:p>
          </table:table-cell>
          <table:table-cell office:value-type="float" office:value="203">
            <text:p>203</text:p>
          </table:table-cell>
          <table:table-cell table:formula="of:=IF([.R20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03]&lt;0.8*[.$C$6];0;[.$Z$7])" office:value-type="float" office:value="0">
            <text:p>0</text:p>
          </table:table-cell>
          <table:table-cell table:formula="of:=[.I204]-[.J204]-[.K204]-[.L204]" office:value-type="currency" office:currency="USD" office:value="1199">
            <text:p>$1,199.00</text:p>
          </table:table-cell>
          <table:table-cell table:style-name="ce6" table:formula="of:=IF(ISERR(IPMT([.$C$20]/12;1;[.$D$17];[.P203]));0;IPMT([.$C$20]/12;1;[.$D$17];[.P203]))" office:value-type="currency" office:currency="USD" office:value="-0">
            <text:p>$0.00</text:p>
          </table:table-cell>
          <table:table-cell table:style-name="ce6" table:formula="of:=IF([.P203]-[.N204]&gt;[.M204];-[.M204]-[.N204];-[.P203])" office:value-type="currency" office:currency="USD" office:value="-0">
            <text:p>$0.00</text:p>
          </table:table-cell>
          <table:table-cell table:formula="of:=IF([.P203]+[.O204]&gt;=0;[.P203]+[.O204];0)" office:value-type="currency" office:currency="USD" office:value="0">
            <text:p>$0.00</text:p>
          </table:table-cell>
          <table:table-cell table:formula="of:=IF([.L204]=0;[.H204]/12;&quot;&quot;)" office:value-type="float" office:value="16.9166666666667">
            <text:p>16.9166666667</text:p>
          </table:table-cell>
          <table:table-cell table:formula="of:=IF([.H204]&lt;=[.$Z$2];1;&quot;&quot;)">
            <text:p/>
          </table:table-cell>
          <table:table-cell table:style-name="ce7" table:formula="of:=IF([.P204]=0;[.H204]/12;&quot;&quot;)" office:value-type="float" office:value="16.9166666666667">
            <text:p>16.92</text:p>
          </table:table-cell>
          <table:table-cell table:style-name="ce7" table:formula="of:=IF([.P204]&gt;0;0;[.$Z$15])" office:value-type="float" office:value="599">
            <text:p>599.00</text:p>
          </table:table-cell>
          <table:table-cell table:style-name="ce10" table:formula="of:=1-[.P20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04];1)" office:value-type="date" office:date-value="2037-05-15">
            <text:p>05/15/37</text:p>
          </table:table-cell>
          <table:table-cell office:value-type="float" office:value="204">
            <text:p>204</text:p>
          </table:table-cell>
          <table:table-cell table:formula="of:=IF([.R20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04]&lt;0.8*[.$C$6];0;[.$Z$7])" office:value-type="float" office:value="0">
            <text:p>0</text:p>
          </table:table-cell>
          <table:table-cell table:formula="of:=[.I205]-[.J205]-[.K205]-[.L205]" office:value-type="currency" office:currency="USD" office:value="1199">
            <text:p>$1,199.00</text:p>
          </table:table-cell>
          <table:table-cell table:style-name="ce6" table:formula="of:=IF(ISERR(IPMT([.$C$20]/12;1;[.$D$17];[.P204]));0;IPMT([.$C$20]/12;1;[.$D$17];[.P204]))" office:value-type="currency" office:currency="USD" office:value="-0">
            <text:p>$0.00</text:p>
          </table:table-cell>
          <table:table-cell table:style-name="ce6" table:formula="of:=IF([.P204]-[.N205]&gt;[.M205];-[.M205]-[.N205];-[.P204])" office:value-type="currency" office:currency="USD" office:value="-0">
            <text:p>$0.00</text:p>
          </table:table-cell>
          <table:table-cell table:formula="of:=IF([.P204]+[.O205]&gt;=0;[.P204]+[.O205];0)" office:value-type="currency" office:currency="USD" office:value="0">
            <text:p>$0.00</text:p>
          </table:table-cell>
          <table:table-cell table:formula="of:=IF([.L205]=0;[.H205]/12;&quot;&quot;)" office:value-type="float" office:value="17">
            <text:p>17</text:p>
          </table:table-cell>
          <table:table-cell table:formula="of:=IF([.H205]&lt;=[.$Z$2];1;&quot;&quot;)">
            <text:p/>
          </table:table-cell>
          <table:table-cell table:style-name="ce7" table:formula="of:=IF([.P205]=0;[.H205]/12;&quot;&quot;)" office:value-type="float" office:value="17">
            <text:p>17.00</text:p>
          </table:table-cell>
          <table:table-cell table:style-name="ce7" table:formula="of:=IF([.P205]&gt;0;0;[.$Z$15])" office:value-type="float" office:value="599">
            <text:p>599.00</text:p>
          </table:table-cell>
          <table:table-cell table:style-name="ce10" table:formula="of:=1-[.P20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05];1)" office:value-type="date" office:date-value="2037-06-15">
            <text:p>06/15/37</text:p>
          </table:table-cell>
          <table:table-cell office:value-type="float" office:value="205">
            <text:p>205</text:p>
          </table:table-cell>
          <table:table-cell table:formula="of:=IF([.R20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05]&lt;0.8*[.$C$6];0;[.$Z$7])" office:value-type="float" office:value="0">
            <text:p>0</text:p>
          </table:table-cell>
          <table:table-cell table:formula="of:=[.I206]-[.J206]-[.K206]-[.L206]" office:value-type="currency" office:currency="USD" office:value="1199">
            <text:p>$1,199.00</text:p>
          </table:table-cell>
          <table:table-cell table:style-name="ce6" table:formula="of:=IF(ISERR(IPMT([.$C$20]/12;1;[.$D$17];[.P205]));0;IPMT([.$C$20]/12;1;[.$D$17];[.P205]))" office:value-type="currency" office:currency="USD" office:value="-0">
            <text:p>$0.00</text:p>
          </table:table-cell>
          <table:table-cell table:style-name="ce6" table:formula="of:=IF([.P205]-[.N206]&gt;[.M206];-[.M206]-[.N206];-[.P205])" office:value-type="currency" office:currency="USD" office:value="-0">
            <text:p>$0.00</text:p>
          </table:table-cell>
          <table:table-cell table:formula="of:=IF([.P205]+[.O206]&gt;=0;[.P205]+[.O206];0)" office:value-type="currency" office:currency="USD" office:value="0">
            <text:p>$0.00</text:p>
          </table:table-cell>
          <table:table-cell table:formula="of:=IF([.L206]=0;[.H206]/12;&quot;&quot;)" office:value-type="float" office:value="17.0833333333333">
            <text:p>17.0833333333</text:p>
          </table:table-cell>
          <table:table-cell table:formula="of:=IF([.H206]&lt;=[.$Z$2];1;&quot;&quot;)">
            <text:p/>
          </table:table-cell>
          <table:table-cell table:style-name="ce7" table:formula="of:=IF([.P206]=0;[.H206]/12;&quot;&quot;)" office:value-type="float" office:value="17.0833333333333">
            <text:p>17.08</text:p>
          </table:table-cell>
          <table:table-cell table:style-name="ce7" table:formula="of:=IF([.P206]&gt;0;0;[.$Z$15])" office:value-type="float" office:value="599">
            <text:p>599.00</text:p>
          </table:table-cell>
          <table:table-cell table:style-name="ce10" table:formula="of:=1-[.P20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06];1)" office:value-type="date" office:date-value="2037-07-15">
            <text:p>07/15/37</text:p>
          </table:table-cell>
          <table:table-cell office:value-type="float" office:value="206">
            <text:p>206</text:p>
          </table:table-cell>
          <table:table-cell table:formula="of:=IF([.R20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06]&lt;0.8*[.$C$6];0;[.$Z$7])" office:value-type="float" office:value="0">
            <text:p>0</text:p>
          </table:table-cell>
          <table:table-cell table:formula="of:=[.I207]-[.J207]-[.K207]-[.L207]" office:value-type="currency" office:currency="USD" office:value="1199">
            <text:p>$1,199.00</text:p>
          </table:table-cell>
          <table:table-cell table:style-name="ce6" table:formula="of:=IF(ISERR(IPMT([.$C$20]/12;1;[.$D$17];[.P206]));0;IPMT([.$C$20]/12;1;[.$D$17];[.P206]))" office:value-type="currency" office:currency="USD" office:value="-0">
            <text:p>$0.00</text:p>
          </table:table-cell>
          <table:table-cell table:style-name="ce6" table:formula="of:=IF([.P206]-[.N207]&gt;[.M207];-[.M207]-[.N207];-[.P206])" office:value-type="currency" office:currency="USD" office:value="-0">
            <text:p>$0.00</text:p>
          </table:table-cell>
          <table:table-cell table:formula="of:=IF([.P206]+[.O207]&gt;=0;[.P206]+[.O207];0)" office:value-type="currency" office:currency="USD" office:value="0">
            <text:p>$0.00</text:p>
          </table:table-cell>
          <table:table-cell table:formula="of:=IF([.L207]=0;[.H207]/12;&quot;&quot;)" office:value-type="float" office:value="17.1666666666667">
            <text:p>17.1666666667</text:p>
          </table:table-cell>
          <table:table-cell table:formula="of:=IF([.H207]&lt;=[.$Z$2];1;&quot;&quot;)">
            <text:p/>
          </table:table-cell>
          <table:table-cell table:style-name="ce7" table:formula="of:=IF([.P207]=0;[.H207]/12;&quot;&quot;)" office:value-type="float" office:value="17.1666666666667">
            <text:p>17.17</text:p>
          </table:table-cell>
          <table:table-cell table:style-name="ce7" table:formula="of:=IF([.P207]&gt;0;0;[.$Z$15])" office:value-type="float" office:value="599">
            <text:p>599.00</text:p>
          </table:table-cell>
          <table:table-cell table:style-name="ce10" table:formula="of:=1-[.P20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07];1)" office:value-type="date" office:date-value="2037-08-15">
            <text:p>08/15/37</text:p>
          </table:table-cell>
          <table:table-cell office:value-type="float" office:value="207">
            <text:p>207</text:p>
          </table:table-cell>
          <table:table-cell table:formula="of:=IF([.R20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07]&lt;0.8*[.$C$6];0;[.$Z$7])" office:value-type="float" office:value="0">
            <text:p>0</text:p>
          </table:table-cell>
          <table:table-cell table:formula="of:=[.I208]-[.J208]-[.K208]-[.L208]" office:value-type="currency" office:currency="USD" office:value="1199">
            <text:p>$1,199.00</text:p>
          </table:table-cell>
          <table:table-cell table:style-name="ce6" table:formula="of:=IF(ISERR(IPMT([.$C$20]/12;1;[.$D$17];[.P207]));0;IPMT([.$C$20]/12;1;[.$D$17];[.P207]))" office:value-type="currency" office:currency="USD" office:value="-0">
            <text:p>$0.00</text:p>
          </table:table-cell>
          <table:table-cell table:style-name="ce6" table:formula="of:=IF([.P207]-[.N208]&gt;[.M208];-[.M208]-[.N208];-[.P207])" office:value-type="currency" office:currency="USD" office:value="-0">
            <text:p>$0.00</text:p>
          </table:table-cell>
          <table:table-cell table:formula="of:=IF([.P207]+[.O208]&gt;=0;[.P207]+[.O208];0)" office:value-type="currency" office:currency="USD" office:value="0">
            <text:p>$0.00</text:p>
          </table:table-cell>
          <table:table-cell table:formula="of:=IF([.L208]=0;[.H208]/12;&quot;&quot;)" office:value-type="float" office:value="17.25">
            <text:p>17.25</text:p>
          </table:table-cell>
          <table:table-cell table:formula="of:=IF([.H208]&lt;=[.$Z$2];1;&quot;&quot;)">
            <text:p/>
          </table:table-cell>
          <table:table-cell table:style-name="ce7" table:formula="of:=IF([.P208]=0;[.H208]/12;&quot;&quot;)" office:value-type="float" office:value="17.25">
            <text:p>17.25</text:p>
          </table:table-cell>
          <table:table-cell table:style-name="ce7" table:formula="of:=IF([.P208]&gt;0;0;[.$Z$15])" office:value-type="float" office:value="599">
            <text:p>599.00</text:p>
          </table:table-cell>
          <table:table-cell table:style-name="ce10" table:formula="of:=1-[.P20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08];1)" office:value-type="date" office:date-value="2037-09-15">
            <text:p>09/15/37</text:p>
          </table:table-cell>
          <table:table-cell office:value-type="float" office:value="208">
            <text:p>208</text:p>
          </table:table-cell>
          <table:table-cell table:formula="of:=IF([.R20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08]&lt;0.8*[.$C$6];0;[.$Z$7])" office:value-type="float" office:value="0">
            <text:p>0</text:p>
          </table:table-cell>
          <table:table-cell table:formula="of:=[.I209]-[.J209]-[.K209]-[.L209]" office:value-type="currency" office:currency="USD" office:value="1199">
            <text:p>$1,199.00</text:p>
          </table:table-cell>
          <table:table-cell table:style-name="ce6" table:formula="of:=IF(ISERR(IPMT([.$C$20]/12;1;[.$D$17];[.P208]));0;IPMT([.$C$20]/12;1;[.$D$17];[.P208]))" office:value-type="currency" office:currency="USD" office:value="-0">
            <text:p>$0.00</text:p>
          </table:table-cell>
          <table:table-cell table:style-name="ce6" table:formula="of:=IF([.P208]-[.N209]&gt;[.M209];-[.M209]-[.N209];-[.P208])" office:value-type="currency" office:currency="USD" office:value="-0">
            <text:p>$0.00</text:p>
          </table:table-cell>
          <table:table-cell table:formula="of:=IF([.P208]+[.O209]&gt;=0;[.P208]+[.O209];0)" office:value-type="currency" office:currency="USD" office:value="0">
            <text:p>$0.00</text:p>
          </table:table-cell>
          <table:table-cell table:formula="of:=IF([.L209]=0;[.H209]/12;&quot;&quot;)" office:value-type="float" office:value="17.3333333333333">
            <text:p>17.3333333333</text:p>
          </table:table-cell>
          <table:table-cell table:formula="of:=IF([.H209]&lt;=[.$Z$2];1;&quot;&quot;)">
            <text:p/>
          </table:table-cell>
          <table:table-cell table:style-name="ce7" table:formula="of:=IF([.P209]=0;[.H209]/12;&quot;&quot;)" office:value-type="float" office:value="17.3333333333333">
            <text:p>17.33</text:p>
          </table:table-cell>
          <table:table-cell table:style-name="ce7" table:formula="of:=IF([.P209]&gt;0;0;[.$Z$15])" office:value-type="float" office:value="599">
            <text:p>599.00</text:p>
          </table:table-cell>
          <table:table-cell table:style-name="ce10" table:formula="of:=1-[.P20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09];1)" office:value-type="date" office:date-value="2037-10-15">
            <text:p>10/15/37</text:p>
          </table:table-cell>
          <table:table-cell office:value-type="float" office:value="209">
            <text:p>209</text:p>
          </table:table-cell>
          <table:table-cell table:formula="of:=IF([.R21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09]&lt;0.8*[.$C$6];0;[.$Z$7])" office:value-type="float" office:value="0">
            <text:p>0</text:p>
          </table:table-cell>
          <table:table-cell table:formula="of:=[.I210]-[.J210]-[.K210]-[.L210]" office:value-type="currency" office:currency="USD" office:value="1199">
            <text:p>$1,199.00</text:p>
          </table:table-cell>
          <table:table-cell table:style-name="ce6" table:formula="of:=IF(ISERR(IPMT([.$C$20]/12;1;[.$D$17];[.P209]));0;IPMT([.$C$20]/12;1;[.$D$17];[.P209]))" office:value-type="currency" office:currency="USD" office:value="-0">
            <text:p>$0.00</text:p>
          </table:table-cell>
          <table:table-cell table:style-name="ce6" table:formula="of:=IF([.P209]-[.N210]&gt;[.M210];-[.M210]-[.N210];-[.P209])" office:value-type="currency" office:currency="USD" office:value="-0">
            <text:p>$0.00</text:p>
          </table:table-cell>
          <table:table-cell table:formula="of:=IF([.P209]+[.O210]&gt;=0;[.P209]+[.O210];0)" office:value-type="currency" office:currency="USD" office:value="0">
            <text:p>$0.00</text:p>
          </table:table-cell>
          <table:table-cell table:formula="of:=IF([.L210]=0;[.H210]/12;&quot;&quot;)" office:value-type="float" office:value="17.4166666666667">
            <text:p>17.4166666667</text:p>
          </table:table-cell>
          <table:table-cell table:formula="of:=IF([.H210]&lt;=[.$Z$2];1;&quot;&quot;)">
            <text:p/>
          </table:table-cell>
          <table:table-cell table:style-name="ce7" table:formula="of:=IF([.P210]=0;[.H210]/12;&quot;&quot;)" office:value-type="float" office:value="17.4166666666667">
            <text:p>17.42</text:p>
          </table:table-cell>
          <table:table-cell table:style-name="ce7" table:formula="of:=IF([.P210]&gt;0;0;[.$Z$15])" office:value-type="float" office:value="599">
            <text:p>599.00</text:p>
          </table:table-cell>
          <table:table-cell table:style-name="ce10" table:formula="of:=1-[.P21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10];1)" office:value-type="date" office:date-value="2037-11-15">
            <text:p>11/15/37</text:p>
          </table:table-cell>
          <table:table-cell office:value-type="float" office:value="210">
            <text:p>210</text:p>
          </table:table-cell>
          <table:table-cell table:formula="of:=IF([.R21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10]&lt;0.8*[.$C$6];0;[.$Z$7])" office:value-type="float" office:value="0">
            <text:p>0</text:p>
          </table:table-cell>
          <table:table-cell table:formula="of:=[.I211]-[.J211]-[.K211]-[.L211]" office:value-type="currency" office:currency="USD" office:value="1199">
            <text:p>$1,199.00</text:p>
          </table:table-cell>
          <table:table-cell table:style-name="ce6" table:formula="of:=IF(ISERR(IPMT([.$C$20]/12;1;[.$D$17];[.P210]));0;IPMT([.$C$20]/12;1;[.$D$17];[.P210]))" office:value-type="currency" office:currency="USD" office:value="-0">
            <text:p>$0.00</text:p>
          </table:table-cell>
          <table:table-cell table:style-name="ce6" table:formula="of:=IF([.P210]-[.N211]&gt;[.M211];-[.M211]-[.N211];-[.P210])" office:value-type="currency" office:currency="USD" office:value="-0">
            <text:p>$0.00</text:p>
          </table:table-cell>
          <table:table-cell table:formula="of:=IF([.P210]+[.O211]&gt;=0;[.P210]+[.O211];0)" office:value-type="currency" office:currency="USD" office:value="0">
            <text:p>$0.00</text:p>
          </table:table-cell>
          <table:table-cell table:formula="of:=IF([.L211]=0;[.H211]/12;&quot;&quot;)" office:value-type="float" office:value="17.5">
            <text:p>17.5</text:p>
          </table:table-cell>
          <table:table-cell table:formula="of:=IF([.H211]&lt;=[.$Z$2];1;&quot;&quot;)">
            <text:p/>
          </table:table-cell>
          <table:table-cell table:style-name="ce7" table:formula="of:=IF([.P211]=0;[.H211]/12;&quot;&quot;)" office:value-type="float" office:value="17.5">
            <text:p>17.50</text:p>
          </table:table-cell>
          <table:table-cell table:style-name="ce7" table:formula="of:=IF([.P211]&gt;0;0;[.$Z$15])" office:value-type="float" office:value="599">
            <text:p>599.00</text:p>
          </table:table-cell>
          <table:table-cell table:style-name="ce10" table:formula="of:=1-[.P21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11];1)" office:value-type="date" office:date-value="2037-12-15">
            <text:p>12/15/37</text:p>
          </table:table-cell>
          <table:table-cell office:value-type="float" office:value="211">
            <text:p>211</text:p>
          </table:table-cell>
          <table:table-cell table:formula="of:=IF([.R21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11]&lt;0.8*[.$C$6];0;[.$Z$7])" office:value-type="float" office:value="0">
            <text:p>0</text:p>
          </table:table-cell>
          <table:table-cell table:formula="of:=[.I212]-[.J212]-[.K212]-[.L212]" office:value-type="currency" office:currency="USD" office:value="1199">
            <text:p>$1,199.00</text:p>
          </table:table-cell>
          <table:table-cell table:style-name="ce6" table:formula="of:=IF(ISERR(IPMT([.$C$20]/12;1;[.$D$17];[.P211]));0;IPMT([.$C$20]/12;1;[.$D$17];[.P211]))" office:value-type="currency" office:currency="USD" office:value="-0">
            <text:p>$0.00</text:p>
          </table:table-cell>
          <table:table-cell table:style-name="ce6" table:formula="of:=IF([.P211]-[.N212]&gt;[.M212];-[.M212]-[.N212];-[.P211])" office:value-type="currency" office:currency="USD" office:value="-0">
            <text:p>$0.00</text:p>
          </table:table-cell>
          <table:table-cell table:formula="of:=IF([.P211]+[.O212]&gt;=0;[.P211]+[.O212];0)" office:value-type="currency" office:currency="USD" office:value="0">
            <text:p>$0.00</text:p>
          </table:table-cell>
          <table:table-cell table:formula="of:=IF([.L212]=0;[.H212]/12;&quot;&quot;)" office:value-type="float" office:value="17.5833333333333">
            <text:p>17.5833333333</text:p>
          </table:table-cell>
          <table:table-cell table:formula="of:=IF([.H212]&lt;=[.$Z$2];1;&quot;&quot;)">
            <text:p/>
          </table:table-cell>
          <table:table-cell table:style-name="ce7" table:formula="of:=IF([.P212]=0;[.H212]/12;&quot;&quot;)" office:value-type="float" office:value="17.5833333333333">
            <text:p>17.58</text:p>
          </table:table-cell>
          <table:table-cell table:style-name="ce7" table:formula="of:=IF([.P212]&gt;0;0;[.$Z$15])" office:value-type="float" office:value="599">
            <text:p>599.00</text:p>
          </table:table-cell>
          <table:table-cell table:style-name="ce10" table:formula="of:=1-[.P21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12];1)" office:value-type="date" office:date-value="2038-01-15">
            <text:p>01/15/38</text:p>
          </table:table-cell>
          <table:table-cell office:value-type="float" office:value="212">
            <text:p>212</text:p>
          </table:table-cell>
          <table:table-cell table:formula="of:=IF([.R21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12]&lt;0.8*[.$C$6];0;[.$Z$7])" office:value-type="float" office:value="0">
            <text:p>0</text:p>
          </table:table-cell>
          <table:table-cell table:formula="of:=[.I213]-[.J213]-[.K213]-[.L213]" office:value-type="currency" office:currency="USD" office:value="1199">
            <text:p>$1,199.00</text:p>
          </table:table-cell>
          <table:table-cell table:style-name="ce6" table:formula="of:=IF(ISERR(IPMT([.$C$20]/12;1;[.$D$17];[.P212]));0;IPMT([.$C$20]/12;1;[.$D$17];[.P212]))" office:value-type="currency" office:currency="USD" office:value="-0">
            <text:p>$0.00</text:p>
          </table:table-cell>
          <table:table-cell table:style-name="ce6" table:formula="of:=IF([.P212]-[.N213]&gt;[.M213];-[.M213]-[.N213];-[.P212])" office:value-type="currency" office:currency="USD" office:value="-0">
            <text:p>$0.00</text:p>
          </table:table-cell>
          <table:table-cell table:formula="of:=IF([.P212]+[.O213]&gt;=0;[.P212]+[.O213];0)" office:value-type="currency" office:currency="USD" office:value="0">
            <text:p>$0.00</text:p>
          </table:table-cell>
          <table:table-cell table:formula="of:=IF([.L213]=0;[.H213]/12;&quot;&quot;)" office:value-type="float" office:value="17.6666666666667">
            <text:p>17.6666666667</text:p>
          </table:table-cell>
          <table:table-cell table:formula="of:=IF([.H213]&lt;=[.$Z$2];1;&quot;&quot;)">
            <text:p/>
          </table:table-cell>
          <table:table-cell table:style-name="ce7" table:formula="of:=IF([.P213]=0;[.H213]/12;&quot;&quot;)" office:value-type="float" office:value="17.6666666666667">
            <text:p>17.67</text:p>
          </table:table-cell>
          <table:table-cell table:style-name="ce7" table:formula="of:=IF([.P213]&gt;0;0;[.$Z$15])" office:value-type="float" office:value="599">
            <text:p>599.00</text:p>
          </table:table-cell>
          <table:table-cell table:style-name="ce10" table:formula="of:=1-[.P21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13];1)" office:value-type="date" office:date-value="2038-02-15">
            <text:p>02/15/38</text:p>
          </table:table-cell>
          <table:table-cell office:value-type="float" office:value="213">
            <text:p>213</text:p>
          </table:table-cell>
          <table:table-cell table:formula="of:=IF([.R21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13]&lt;0.8*[.$C$6];0;[.$Z$7])" office:value-type="float" office:value="0">
            <text:p>0</text:p>
          </table:table-cell>
          <table:table-cell table:formula="of:=[.I214]-[.J214]-[.K214]-[.L214]" office:value-type="currency" office:currency="USD" office:value="1199">
            <text:p>$1,199.00</text:p>
          </table:table-cell>
          <table:table-cell table:style-name="ce6" table:formula="of:=IF(ISERR(IPMT([.$C$20]/12;1;[.$D$17];[.P213]));0;IPMT([.$C$20]/12;1;[.$D$17];[.P213]))" office:value-type="currency" office:currency="USD" office:value="-0">
            <text:p>$0.00</text:p>
          </table:table-cell>
          <table:table-cell table:style-name="ce6" table:formula="of:=IF([.P213]-[.N214]&gt;[.M214];-[.M214]-[.N214];-[.P213])" office:value-type="currency" office:currency="USD" office:value="-0">
            <text:p>$0.00</text:p>
          </table:table-cell>
          <table:table-cell table:formula="of:=IF([.P213]+[.O214]&gt;=0;[.P213]+[.O214];0)" office:value-type="currency" office:currency="USD" office:value="0">
            <text:p>$0.00</text:p>
          </table:table-cell>
          <table:table-cell table:formula="of:=IF([.L214]=0;[.H214]/12;&quot;&quot;)" office:value-type="float" office:value="17.75">
            <text:p>17.75</text:p>
          </table:table-cell>
          <table:table-cell table:formula="of:=IF([.H214]&lt;=[.$Z$2];1;&quot;&quot;)">
            <text:p/>
          </table:table-cell>
          <table:table-cell table:style-name="ce7" table:formula="of:=IF([.P214]=0;[.H214]/12;&quot;&quot;)" office:value-type="float" office:value="17.75">
            <text:p>17.75</text:p>
          </table:table-cell>
          <table:table-cell table:style-name="ce7" table:formula="of:=IF([.P214]&gt;0;0;[.$Z$15])" office:value-type="float" office:value="599">
            <text:p>599.00</text:p>
          </table:table-cell>
          <table:table-cell table:style-name="ce10" table:formula="of:=1-[.P21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14];1)" office:value-type="date" office:date-value="2038-03-15">
            <text:p>03/15/38</text:p>
          </table:table-cell>
          <table:table-cell office:value-type="float" office:value="214">
            <text:p>214</text:p>
          </table:table-cell>
          <table:table-cell table:formula="of:=IF([.R21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14]&lt;0.8*[.$C$6];0;[.$Z$7])" office:value-type="float" office:value="0">
            <text:p>0</text:p>
          </table:table-cell>
          <table:table-cell table:formula="of:=[.I215]-[.J215]-[.K215]-[.L215]" office:value-type="currency" office:currency="USD" office:value="1199">
            <text:p>$1,199.00</text:p>
          </table:table-cell>
          <table:table-cell table:style-name="ce6" table:formula="of:=IF(ISERR(IPMT([.$C$20]/12;1;[.$D$17];[.P214]));0;IPMT([.$C$20]/12;1;[.$D$17];[.P214]))" office:value-type="currency" office:currency="USD" office:value="-0">
            <text:p>$0.00</text:p>
          </table:table-cell>
          <table:table-cell table:style-name="ce6" table:formula="of:=IF([.P214]-[.N215]&gt;[.M215];-[.M215]-[.N215];-[.P214])" office:value-type="currency" office:currency="USD" office:value="-0">
            <text:p>$0.00</text:p>
          </table:table-cell>
          <table:table-cell table:formula="of:=IF([.P214]+[.O215]&gt;=0;[.P214]+[.O215];0)" office:value-type="currency" office:currency="USD" office:value="0">
            <text:p>$0.00</text:p>
          </table:table-cell>
          <table:table-cell table:formula="of:=IF([.L215]=0;[.H215]/12;&quot;&quot;)" office:value-type="float" office:value="17.8333333333333">
            <text:p>17.8333333333</text:p>
          </table:table-cell>
          <table:table-cell table:formula="of:=IF([.H215]&lt;=[.$Z$2];1;&quot;&quot;)">
            <text:p/>
          </table:table-cell>
          <table:table-cell table:style-name="ce7" table:formula="of:=IF([.P215]=0;[.H215]/12;&quot;&quot;)" office:value-type="float" office:value="17.8333333333333">
            <text:p>17.83</text:p>
          </table:table-cell>
          <table:table-cell table:style-name="ce7" table:formula="of:=IF([.P215]&gt;0;0;[.$Z$15])" office:value-type="float" office:value="599">
            <text:p>599.00</text:p>
          </table:table-cell>
          <table:table-cell table:style-name="ce10" table:formula="of:=1-[.P21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15];1)" office:value-type="date" office:date-value="2038-04-15">
            <text:p>04/15/38</text:p>
          </table:table-cell>
          <table:table-cell office:value-type="float" office:value="215">
            <text:p>215</text:p>
          </table:table-cell>
          <table:table-cell table:formula="of:=IF([.R21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15]&lt;0.8*[.$C$6];0;[.$Z$7])" office:value-type="float" office:value="0">
            <text:p>0</text:p>
          </table:table-cell>
          <table:table-cell table:formula="of:=[.I216]-[.J216]-[.K216]-[.L216]" office:value-type="currency" office:currency="USD" office:value="1199">
            <text:p>$1,199.00</text:p>
          </table:table-cell>
          <table:table-cell table:style-name="ce6" table:formula="of:=IF(ISERR(IPMT([.$C$20]/12;1;[.$D$17];[.P215]));0;IPMT([.$C$20]/12;1;[.$D$17];[.P215]))" office:value-type="currency" office:currency="USD" office:value="-0">
            <text:p>$0.00</text:p>
          </table:table-cell>
          <table:table-cell table:style-name="ce6" table:formula="of:=IF([.P215]-[.N216]&gt;[.M216];-[.M216]-[.N216];-[.P215])" office:value-type="currency" office:currency="USD" office:value="-0">
            <text:p>$0.00</text:p>
          </table:table-cell>
          <table:table-cell table:formula="of:=IF([.P215]+[.O216]&gt;=0;[.P215]+[.O216];0)" office:value-type="currency" office:currency="USD" office:value="0">
            <text:p>$0.00</text:p>
          </table:table-cell>
          <table:table-cell table:formula="of:=IF([.L216]=0;[.H216]/12;&quot;&quot;)" office:value-type="float" office:value="17.9166666666667">
            <text:p>17.9166666667</text:p>
          </table:table-cell>
          <table:table-cell table:formula="of:=IF([.H216]&lt;=[.$Z$2];1;&quot;&quot;)">
            <text:p/>
          </table:table-cell>
          <table:table-cell table:style-name="ce7" table:formula="of:=IF([.P216]=0;[.H216]/12;&quot;&quot;)" office:value-type="float" office:value="17.9166666666667">
            <text:p>17.92</text:p>
          </table:table-cell>
          <table:table-cell table:style-name="ce7" table:formula="of:=IF([.P216]&gt;0;0;[.$Z$15])" office:value-type="float" office:value="599">
            <text:p>599.00</text:p>
          </table:table-cell>
          <table:table-cell table:style-name="ce10" table:formula="of:=1-[.P21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16];1)" office:value-type="date" office:date-value="2038-05-15">
            <text:p>05/15/38</text:p>
          </table:table-cell>
          <table:table-cell office:value-type="float" office:value="216">
            <text:p>216</text:p>
          </table:table-cell>
          <table:table-cell table:formula="of:=IF([.R21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16]&lt;0.8*[.$C$6];0;[.$Z$7])" office:value-type="float" office:value="0">
            <text:p>0</text:p>
          </table:table-cell>
          <table:table-cell table:formula="of:=[.I217]-[.J217]-[.K217]-[.L217]" office:value-type="currency" office:currency="USD" office:value="1199">
            <text:p>$1,199.00</text:p>
          </table:table-cell>
          <table:table-cell table:style-name="ce6" table:formula="of:=IF(ISERR(IPMT([.$C$20]/12;1;[.$D$17];[.P216]));0;IPMT([.$C$20]/12;1;[.$D$17];[.P216]))" office:value-type="currency" office:currency="USD" office:value="-0">
            <text:p>$0.00</text:p>
          </table:table-cell>
          <table:table-cell table:style-name="ce6" table:formula="of:=IF([.P216]-[.N217]&gt;[.M217];-[.M217]-[.N217];-[.P216])" office:value-type="currency" office:currency="USD" office:value="-0">
            <text:p>$0.00</text:p>
          </table:table-cell>
          <table:table-cell table:formula="of:=IF([.P216]+[.O217]&gt;=0;[.P216]+[.O217];0)" office:value-type="currency" office:currency="USD" office:value="0">
            <text:p>$0.00</text:p>
          </table:table-cell>
          <table:table-cell table:formula="of:=IF([.L217]=0;[.H217]/12;&quot;&quot;)" office:value-type="float" office:value="18">
            <text:p>18</text:p>
          </table:table-cell>
          <table:table-cell table:formula="of:=IF([.H217]&lt;=[.$Z$2];1;&quot;&quot;)">
            <text:p/>
          </table:table-cell>
          <table:table-cell table:style-name="ce7" table:formula="of:=IF([.P217]=0;[.H217]/12;&quot;&quot;)" office:value-type="float" office:value="18">
            <text:p>18.00</text:p>
          </table:table-cell>
          <table:table-cell table:style-name="ce7" table:formula="of:=IF([.P217]&gt;0;0;[.$Z$15])" office:value-type="float" office:value="599">
            <text:p>599.00</text:p>
          </table:table-cell>
          <table:table-cell table:style-name="ce10" table:formula="of:=1-[.P21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17];1)" office:value-type="date" office:date-value="2038-06-15">
            <text:p>06/15/38</text:p>
          </table:table-cell>
          <table:table-cell office:value-type="float" office:value="217">
            <text:p>217</text:p>
          </table:table-cell>
          <table:table-cell table:formula="of:=IF([.R21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17]&lt;0.8*[.$C$6];0;[.$Z$7])" office:value-type="float" office:value="0">
            <text:p>0</text:p>
          </table:table-cell>
          <table:table-cell table:formula="of:=[.I218]-[.J218]-[.K218]-[.L218]" office:value-type="currency" office:currency="USD" office:value="1199">
            <text:p>$1,199.00</text:p>
          </table:table-cell>
          <table:table-cell table:style-name="ce6" table:formula="of:=IF(ISERR(IPMT([.$C$20]/12;1;[.$D$17];[.P217]));0;IPMT([.$C$20]/12;1;[.$D$17];[.P217]))" office:value-type="currency" office:currency="USD" office:value="-0">
            <text:p>$0.00</text:p>
          </table:table-cell>
          <table:table-cell table:style-name="ce6" table:formula="of:=IF([.P217]-[.N218]&gt;[.M218];-[.M218]-[.N218];-[.P217])" office:value-type="currency" office:currency="USD" office:value="-0">
            <text:p>$0.00</text:p>
          </table:table-cell>
          <table:table-cell table:formula="of:=IF([.P217]+[.O218]&gt;=0;[.P217]+[.O218];0)" office:value-type="currency" office:currency="USD" office:value="0">
            <text:p>$0.00</text:p>
          </table:table-cell>
          <table:table-cell table:formula="of:=IF([.L218]=0;[.H218]/12;&quot;&quot;)" office:value-type="float" office:value="18.0833333333333">
            <text:p>18.0833333333</text:p>
          </table:table-cell>
          <table:table-cell table:formula="of:=IF([.H218]&lt;=[.$Z$2];1;&quot;&quot;)">
            <text:p/>
          </table:table-cell>
          <table:table-cell table:style-name="ce7" table:formula="of:=IF([.P218]=0;[.H218]/12;&quot;&quot;)" office:value-type="float" office:value="18.0833333333333">
            <text:p>18.08</text:p>
          </table:table-cell>
          <table:table-cell table:style-name="ce7" table:formula="of:=IF([.P218]&gt;0;0;[.$Z$15])" office:value-type="float" office:value="599">
            <text:p>599.00</text:p>
          </table:table-cell>
          <table:table-cell table:style-name="ce10" table:formula="of:=1-[.P21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18];1)" office:value-type="date" office:date-value="2038-07-15">
            <text:p>07/15/38</text:p>
          </table:table-cell>
          <table:table-cell office:value-type="float" office:value="218">
            <text:p>218</text:p>
          </table:table-cell>
          <table:table-cell table:formula="of:=IF([.R21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18]&lt;0.8*[.$C$6];0;[.$Z$7])" office:value-type="float" office:value="0">
            <text:p>0</text:p>
          </table:table-cell>
          <table:table-cell table:formula="of:=[.I219]-[.J219]-[.K219]-[.L219]" office:value-type="currency" office:currency="USD" office:value="1199">
            <text:p>$1,199.00</text:p>
          </table:table-cell>
          <table:table-cell table:style-name="ce6" table:formula="of:=IF(ISERR(IPMT([.$C$20]/12;1;[.$D$17];[.P218]));0;IPMT([.$C$20]/12;1;[.$D$17];[.P218]))" office:value-type="currency" office:currency="USD" office:value="-0">
            <text:p>$0.00</text:p>
          </table:table-cell>
          <table:table-cell table:style-name="ce6" table:formula="of:=IF([.P218]-[.N219]&gt;[.M219];-[.M219]-[.N219];-[.P218])" office:value-type="currency" office:currency="USD" office:value="-0">
            <text:p>$0.00</text:p>
          </table:table-cell>
          <table:table-cell table:formula="of:=IF([.P218]+[.O219]&gt;=0;[.P218]+[.O219];0)" office:value-type="currency" office:currency="USD" office:value="0">
            <text:p>$0.00</text:p>
          </table:table-cell>
          <table:table-cell table:formula="of:=IF([.L219]=0;[.H219]/12;&quot;&quot;)" office:value-type="float" office:value="18.1666666666667">
            <text:p>18.1666666667</text:p>
          </table:table-cell>
          <table:table-cell table:formula="of:=IF([.H219]&lt;=[.$Z$2];1;&quot;&quot;)">
            <text:p/>
          </table:table-cell>
          <table:table-cell table:style-name="ce7" table:formula="of:=IF([.P219]=0;[.H219]/12;&quot;&quot;)" office:value-type="float" office:value="18.1666666666667">
            <text:p>18.17</text:p>
          </table:table-cell>
          <table:table-cell table:style-name="ce7" table:formula="of:=IF([.P219]&gt;0;0;[.$Z$15])" office:value-type="float" office:value="599">
            <text:p>599.00</text:p>
          </table:table-cell>
          <table:table-cell table:style-name="ce10" table:formula="of:=1-[.P21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19];1)" office:value-type="date" office:date-value="2038-08-15">
            <text:p>08/15/38</text:p>
          </table:table-cell>
          <table:table-cell office:value-type="float" office:value="219">
            <text:p>219</text:p>
          </table:table-cell>
          <table:table-cell table:formula="of:=IF([.R22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19]&lt;0.8*[.$C$6];0;[.$Z$7])" office:value-type="float" office:value="0">
            <text:p>0</text:p>
          </table:table-cell>
          <table:table-cell table:formula="of:=[.I220]-[.J220]-[.K220]-[.L220]" office:value-type="currency" office:currency="USD" office:value="1199">
            <text:p>$1,199.00</text:p>
          </table:table-cell>
          <table:table-cell table:style-name="ce6" table:formula="of:=IF(ISERR(IPMT([.$C$20]/12;1;[.$D$17];[.P219]));0;IPMT([.$C$20]/12;1;[.$D$17];[.P219]))" office:value-type="currency" office:currency="USD" office:value="-0">
            <text:p>$0.00</text:p>
          </table:table-cell>
          <table:table-cell table:style-name="ce6" table:formula="of:=IF([.P219]-[.N220]&gt;[.M220];-[.M220]-[.N220];-[.P219])" office:value-type="currency" office:currency="USD" office:value="-0">
            <text:p>$0.00</text:p>
          </table:table-cell>
          <table:table-cell table:formula="of:=IF([.P219]+[.O220]&gt;=0;[.P219]+[.O220];0)" office:value-type="currency" office:currency="USD" office:value="0">
            <text:p>$0.00</text:p>
          </table:table-cell>
          <table:table-cell table:formula="of:=IF([.L220]=0;[.H220]/12;&quot;&quot;)" office:value-type="float" office:value="18.25">
            <text:p>18.25</text:p>
          </table:table-cell>
          <table:table-cell table:formula="of:=IF([.H220]&lt;=[.$Z$2];1;&quot;&quot;)">
            <text:p/>
          </table:table-cell>
          <table:table-cell table:style-name="ce7" table:formula="of:=IF([.P220]=0;[.H220]/12;&quot;&quot;)" office:value-type="float" office:value="18.25">
            <text:p>18.25</text:p>
          </table:table-cell>
          <table:table-cell table:style-name="ce7" table:formula="of:=IF([.P220]&gt;0;0;[.$Z$15])" office:value-type="float" office:value="599">
            <text:p>599.00</text:p>
          </table:table-cell>
          <table:table-cell table:style-name="ce10" table:formula="of:=1-[.P22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20];1)" office:value-type="date" office:date-value="2038-09-15">
            <text:p>09/15/38</text:p>
          </table:table-cell>
          <table:table-cell office:value-type="float" office:value="220">
            <text:p>220</text:p>
          </table:table-cell>
          <table:table-cell table:formula="of:=IF([.R22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20]&lt;0.8*[.$C$6];0;[.$Z$7])" office:value-type="float" office:value="0">
            <text:p>0</text:p>
          </table:table-cell>
          <table:table-cell table:formula="of:=[.I221]-[.J221]-[.K221]-[.L221]" office:value-type="currency" office:currency="USD" office:value="1199">
            <text:p>$1,199.00</text:p>
          </table:table-cell>
          <table:table-cell table:style-name="ce6" table:formula="of:=IF(ISERR(IPMT([.$C$20]/12;1;[.$D$17];[.P220]));0;IPMT([.$C$20]/12;1;[.$D$17];[.P220]))" office:value-type="currency" office:currency="USD" office:value="-0">
            <text:p>$0.00</text:p>
          </table:table-cell>
          <table:table-cell table:style-name="ce6" table:formula="of:=IF([.P220]-[.N221]&gt;[.M221];-[.M221]-[.N221];-[.P220])" office:value-type="currency" office:currency="USD" office:value="-0">
            <text:p>$0.00</text:p>
          </table:table-cell>
          <table:table-cell table:formula="of:=IF([.P220]+[.O221]&gt;=0;[.P220]+[.O221];0)" office:value-type="currency" office:currency="USD" office:value="0">
            <text:p>$0.00</text:p>
          </table:table-cell>
          <table:table-cell table:formula="of:=IF([.L221]=0;[.H221]/12;&quot;&quot;)" office:value-type="float" office:value="18.3333333333333">
            <text:p>18.3333333333</text:p>
          </table:table-cell>
          <table:table-cell table:formula="of:=IF([.H221]&lt;=[.$Z$2];1;&quot;&quot;)">
            <text:p/>
          </table:table-cell>
          <table:table-cell table:style-name="ce7" table:formula="of:=IF([.P221]=0;[.H221]/12;&quot;&quot;)" office:value-type="float" office:value="18.3333333333333">
            <text:p>18.33</text:p>
          </table:table-cell>
          <table:table-cell table:style-name="ce7" table:formula="of:=IF([.P221]&gt;0;0;[.$Z$15])" office:value-type="float" office:value="599">
            <text:p>599.00</text:p>
          </table:table-cell>
          <table:table-cell table:style-name="ce10" table:formula="of:=1-[.P22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21];1)" office:value-type="date" office:date-value="2038-10-15">
            <text:p>10/15/38</text:p>
          </table:table-cell>
          <table:table-cell office:value-type="float" office:value="221">
            <text:p>221</text:p>
          </table:table-cell>
          <table:table-cell table:formula="of:=IF([.R22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21]&lt;0.8*[.$C$6];0;[.$Z$7])" office:value-type="float" office:value="0">
            <text:p>0</text:p>
          </table:table-cell>
          <table:table-cell table:formula="of:=[.I222]-[.J222]-[.K222]-[.L222]" office:value-type="currency" office:currency="USD" office:value="1199">
            <text:p>$1,199.00</text:p>
          </table:table-cell>
          <table:table-cell table:style-name="ce6" table:formula="of:=IF(ISERR(IPMT([.$C$20]/12;1;[.$D$17];[.P221]));0;IPMT([.$C$20]/12;1;[.$D$17];[.P221]))" office:value-type="currency" office:currency="USD" office:value="-0">
            <text:p>$0.00</text:p>
          </table:table-cell>
          <table:table-cell table:style-name="ce6" table:formula="of:=IF([.P221]-[.N222]&gt;[.M222];-[.M222]-[.N222];-[.P221])" office:value-type="currency" office:currency="USD" office:value="-0">
            <text:p>$0.00</text:p>
          </table:table-cell>
          <table:table-cell table:formula="of:=IF([.P221]+[.O222]&gt;=0;[.P221]+[.O222];0)" office:value-type="currency" office:currency="USD" office:value="0">
            <text:p>$0.00</text:p>
          </table:table-cell>
          <table:table-cell table:formula="of:=IF([.L222]=0;[.H222]/12;&quot;&quot;)" office:value-type="float" office:value="18.4166666666667">
            <text:p>18.4166666667</text:p>
          </table:table-cell>
          <table:table-cell table:formula="of:=IF([.H222]&lt;=[.$Z$2];1;&quot;&quot;)">
            <text:p/>
          </table:table-cell>
          <table:table-cell table:style-name="ce7" table:formula="of:=IF([.P222]=0;[.H222]/12;&quot;&quot;)" office:value-type="float" office:value="18.4166666666667">
            <text:p>18.42</text:p>
          </table:table-cell>
          <table:table-cell table:style-name="ce7" table:formula="of:=IF([.P222]&gt;0;0;[.$Z$15])" office:value-type="float" office:value="599">
            <text:p>599.00</text:p>
          </table:table-cell>
          <table:table-cell table:style-name="ce10" table:formula="of:=1-[.P22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22];1)" office:value-type="date" office:date-value="2038-11-15">
            <text:p>11/15/38</text:p>
          </table:table-cell>
          <table:table-cell office:value-type="float" office:value="222">
            <text:p>222</text:p>
          </table:table-cell>
          <table:table-cell table:formula="of:=IF([.R22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22]&lt;0.8*[.$C$6];0;[.$Z$7])" office:value-type="float" office:value="0">
            <text:p>0</text:p>
          </table:table-cell>
          <table:table-cell table:formula="of:=[.I223]-[.J223]-[.K223]-[.L223]" office:value-type="currency" office:currency="USD" office:value="1199">
            <text:p>$1,199.00</text:p>
          </table:table-cell>
          <table:table-cell table:style-name="ce6" table:formula="of:=IF(ISERR(IPMT([.$C$20]/12;1;[.$D$17];[.P222]));0;IPMT([.$C$20]/12;1;[.$D$17];[.P222]))" office:value-type="currency" office:currency="USD" office:value="-0">
            <text:p>$0.00</text:p>
          </table:table-cell>
          <table:table-cell table:style-name="ce6" table:formula="of:=IF([.P222]-[.N223]&gt;[.M223];-[.M223]-[.N223];-[.P222])" office:value-type="currency" office:currency="USD" office:value="-0">
            <text:p>$0.00</text:p>
          </table:table-cell>
          <table:table-cell table:formula="of:=IF([.P222]+[.O223]&gt;=0;[.P222]+[.O223];0)" office:value-type="currency" office:currency="USD" office:value="0">
            <text:p>$0.00</text:p>
          </table:table-cell>
          <table:table-cell table:formula="of:=IF([.L223]=0;[.H223]/12;&quot;&quot;)" office:value-type="float" office:value="18.5">
            <text:p>18.5</text:p>
          </table:table-cell>
          <table:table-cell table:formula="of:=IF([.H223]&lt;=[.$Z$2];1;&quot;&quot;)">
            <text:p/>
          </table:table-cell>
          <table:table-cell table:style-name="ce7" table:formula="of:=IF([.P223]=0;[.H223]/12;&quot;&quot;)" office:value-type="float" office:value="18.5">
            <text:p>18.50</text:p>
          </table:table-cell>
          <table:table-cell table:style-name="ce7" table:formula="of:=IF([.P223]&gt;0;0;[.$Z$15])" office:value-type="float" office:value="599">
            <text:p>599.00</text:p>
          </table:table-cell>
          <table:table-cell table:style-name="ce10" table:formula="of:=1-[.P22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23];1)" office:value-type="date" office:date-value="2038-12-15">
            <text:p>12/15/38</text:p>
          </table:table-cell>
          <table:table-cell office:value-type="float" office:value="223">
            <text:p>223</text:p>
          </table:table-cell>
          <table:table-cell table:formula="of:=IF([.R22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23]&lt;0.8*[.$C$6];0;[.$Z$7])" office:value-type="float" office:value="0">
            <text:p>0</text:p>
          </table:table-cell>
          <table:table-cell table:formula="of:=[.I224]-[.J224]-[.K224]-[.L224]" office:value-type="currency" office:currency="USD" office:value="1199">
            <text:p>$1,199.00</text:p>
          </table:table-cell>
          <table:table-cell table:style-name="ce6" table:formula="of:=IF(ISERR(IPMT([.$C$20]/12;1;[.$D$17];[.P223]));0;IPMT([.$C$20]/12;1;[.$D$17];[.P223]))" office:value-type="currency" office:currency="USD" office:value="-0">
            <text:p>$0.00</text:p>
          </table:table-cell>
          <table:table-cell table:style-name="ce6" table:formula="of:=IF([.P223]-[.N224]&gt;[.M224];-[.M224]-[.N224];-[.P223])" office:value-type="currency" office:currency="USD" office:value="-0">
            <text:p>$0.00</text:p>
          </table:table-cell>
          <table:table-cell table:formula="of:=IF([.P223]+[.O224]&gt;=0;[.P223]+[.O224];0)" office:value-type="currency" office:currency="USD" office:value="0">
            <text:p>$0.00</text:p>
          </table:table-cell>
          <table:table-cell table:formula="of:=IF([.L224]=0;[.H224]/12;&quot;&quot;)" office:value-type="float" office:value="18.5833333333333">
            <text:p>18.5833333333</text:p>
          </table:table-cell>
          <table:table-cell table:formula="of:=IF([.H224]&lt;=[.$Z$2];1;&quot;&quot;)">
            <text:p/>
          </table:table-cell>
          <table:table-cell table:style-name="ce7" table:formula="of:=IF([.P224]=0;[.H224]/12;&quot;&quot;)" office:value-type="float" office:value="18.5833333333333">
            <text:p>18.58</text:p>
          </table:table-cell>
          <table:table-cell table:style-name="ce7" table:formula="of:=IF([.P224]&gt;0;0;[.$Z$15])" office:value-type="float" office:value="599">
            <text:p>599.00</text:p>
          </table:table-cell>
          <table:table-cell table:style-name="ce10" table:formula="of:=1-[.P22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24];1)" office:value-type="date" office:date-value="2039-01-15">
            <text:p>01/15/39</text:p>
          </table:table-cell>
          <table:table-cell office:value-type="float" office:value="224">
            <text:p>224</text:p>
          </table:table-cell>
          <table:table-cell table:formula="of:=IF([.R22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24]&lt;0.8*[.$C$6];0;[.$Z$7])" office:value-type="float" office:value="0">
            <text:p>0</text:p>
          </table:table-cell>
          <table:table-cell table:formula="of:=[.I225]-[.J225]-[.K225]-[.L225]" office:value-type="currency" office:currency="USD" office:value="1199">
            <text:p>$1,199.00</text:p>
          </table:table-cell>
          <table:table-cell table:style-name="ce6" table:formula="of:=IF(ISERR(IPMT([.$C$20]/12;1;[.$D$17];[.P224]));0;IPMT([.$C$20]/12;1;[.$D$17];[.P224]))" office:value-type="currency" office:currency="USD" office:value="-0">
            <text:p>$0.00</text:p>
          </table:table-cell>
          <table:table-cell table:style-name="ce6" table:formula="of:=IF([.P224]-[.N225]&gt;[.M225];-[.M225]-[.N225];-[.P224])" office:value-type="currency" office:currency="USD" office:value="-0">
            <text:p>$0.00</text:p>
          </table:table-cell>
          <table:table-cell table:formula="of:=IF([.P224]+[.O225]&gt;=0;[.P224]+[.O225];0)" office:value-type="currency" office:currency="USD" office:value="0">
            <text:p>$0.00</text:p>
          </table:table-cell>
          <table:table-cell table:formula="of:=IF([.L225]=0;[.H225]/12;&quot;&quot;)" office:value-type="float" office:value="18.6666666666667">
            <text:p>18.6666666667</text:p>
          </table:table-cell>
          <table:table-cell table:formula="of:=IF([.H225]&lt;=[.$Z$2];1;&quot;&quot;)">
            <text:p/>
          </table:table-cell>
          <table:table-cell table:style-name="ce7" table:formula="of:=IF([.P225]=0;[.H225]/12;&quot;&quot;)" office:value-type="float" office:value="18.6666666666667">
            <text:p>18.67</text:p>
          </table:table-cell>
          <table:table-cell table:style-name="ce7" table:formula="of:=IF([.P225]&gt;0;0;[.$Z$15])" office:value-type="float" office:value="599">
            <text:p>599.00</text:p>
          </table:table-cell>
          <table:table-cell table:style-name="ce10" table:formula="of:=1-[.P22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25];1)" office:value-type="date" office:date-value="2039-02-15">
            <text:p>02/15/39</text:p>
          </table:table-cell>
          <table:table-cell office:value-type="float" office:value="225">
            <text:p>225</text:p>
          </table:table-cell>
          <table:table-cell table:formula="of:=IF([.R22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25]&lt;0.8*[.$C$6];0;[.$Z$7])" office:value-type="float" office:value="0">
            <text:p>0</text:p>
          </table:table-cell>
          <table:table-cell table:formula="of:=[.I226]-[.J226]-[.K226]-[.L226]" office:value-type="currency" office:currency="USD" office:value="1199">
            <text:p>$1,199.00</text:p>
          </table:table-cell>
          <table:table-cell table:style-name="ce6" table:formula="of:=IF(ISERR(IPMT([.$C$20]/12;1;[.$D$17];[.P225]));0;IPMT([.$C$20]/12;1;[.$D$17];[.P225]))" office:value-type="currency" office:currency="USD" office:value="-0">
            <text:p>$0.00</text:p>
          </table:table-cell>
          <table:table-cell table:style-name="ce6" table:formula="of:=IF([.P225]-[.N226]&gt;[.M226];-[.M226]-[.N226];-[.P225])" office:value-type="currency" office:currency="USD" office:value="-0">
            <text:p>$0.00</text:p>
          </table:table-cell>
          <table:table-cell table:formula="of:=IF([.P225]+[.O226]&gt;=0;[.P225]+[.O226];0)" office:value-type="currency" office:currency="USD" office:value="0">
            <text:p>$0.00</text:p>
          </table:table-cell>
          <table:table-cell table:formula="of:=IF([.L226]=0;[.H226]/12;&quot;&quot;)" office:value-type="float" office:value="18.75">
            <text:p>18.75</text:p>
          </table:table-cell>
          <table:table-cell table:formula="of:=IF([.H226]&lt;=[.$Z$2];1;&quot;&quot;)">
            <text:p/>
          </table:table-cell>
          <table:table-cell table:style-name="ce7" table:formula="of:=IF([.P226]=0;[.H226]/12;&quot;&quot;)" office:value-type="float" office:value="18.75">
            <text:p>18.75</text:p>
          </table:table-cell>
          <table:table-cell table:style-name="ce7" table:formula="of:=IF([.P226]&gt;0;0;[.$Z$15])" office:value-type="float" office:value="599">
            <text:p>599.00</text:p>
          </table:table-cell>
          <table:table-cell table:style-name="ce10" table:formula="of:=1-[.P22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26];1)" office:value-type="date" office:date-value="2039-03-15">
            <text:p>03/15/39</text:p>
          </table:table-cell>
          <table:table-cell office:value-type="float" office:value="226">
            <text:p>226</text:p>
          </table:table-cell>
          <table:table-cell table:formula="of:=IF([.R22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26]&lt;0.8*[.$C$6];0;[.$Z$7])" office:value-type="float" office:value="0">
            <text:p>0</text:p>
          </table:table-cell>
          <table:table-cell table:formula="of:=[.I227]-[.J227]-[.K227]-[.L227]" office:value-type="currency" office:currency="USD" office:value="1199">
            <text:p>$1,199.00</text:p>
          </table:table-cell>
          <table:table-cell table:style-name="ce6" table:formula="of:=IF(ISERR(IPMT([.$C$20]/12;1;[.$D$17];[.P226]));0;IPMT([.$C$20]/12;1;[.$D$17];[.P226]))" office:value-type="currency" office:currency="USD" office:value="-0">
            <text:p>$0.00</text:p>
          </table:table-cell>
          <table:table-cell table:style-name="ce6" table:formula="of:=IF([.P226]-[.N227]&gt;[.M227];-[.M227]-[.N227];-[.P226])" office:value-type="currency" office:currency="USD" office:value="-0">
            <text:p>$0.00</text:p>
          </table:table-cell>
          <table:table-cell table:formula="of:=IF([.P226]+[.O227]&gt;=0;[.P226]+[.O227];0)" office:value-type="currency" office:currency="USD" office:value="0">
            <text:p>$0.00</text:p>
          </table:table-cell>
          <table:table-cell table:formula="of:=IF([.L227]=0;[.H227]/12;&quot;&quot;)" office:value-type="float" office:value="18.8333333333333">
            <text:p>18.8333333333</text:p>
          </table:table-cell>
          <table:table-cell table:formula="of:=IF([.H227]&lt;=[.$Z$2];1;&quot;&quot;)">
            <text:p/>
          </table:table-cell>
          <table:table-cell table:style-name="ce7" table:formula="of:=IF([.P227]=0;[.H227]/12;&quot;&quot;)" office:value-type="float" office:value="18.8333333333333">
            <text:p>18.83</text:p>
          </table:table-cell>
          <table:table-cell table:style-name="ce7" table:formula="of:=IF([.P227]&gt;0;0;[.$Z$15])" office:value-type="float" office:value="599">
            <text:p>599.00</text:p>
          </table:table-cell>
          <table:table-cell table:style-name="ce10" table:formula="of:=1-[.P22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27];1)" office:value-type="date" office:date-value="2039-04-15">
            <text:p>04/15/39</text:p>
          </table:table-cell>
          <table:table-cell office:value-type="float" office:value="227">
            <text:p>227</text:p>
          </table:table-cell>
          <table:table-cell table:formula="of:=IF([.R22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27]&lt;0.8*[.$C$6];0;[.$Z$7])" office:value-type="float" office:value="0">
            <text:p>0</text:p>
          </table:table-cell>
          <table:table-cell table:formula="of:=[.I228]-[.J228]-[.K228]-[.L228]" office:value-type="currency" office:currency="USD" office:value="1199">
            <text:p>$1,199.00</text:p>
          </table:table-cell>
          <table:table-cell table:style-name="ce6" table:formula="of:=IF(ISERR(IPMT([.$C$20]/12;1;[.$D$17];[.P227]));0;IPMT([.$C$20]/12;1;[.$D$17];[.P227]))" office:value-type="currency" office:currency="USD" office:value="-0">
            <text:p>$0.00</text:p>
          </table:table-cell>
          <table:table-cell table:style-name="ce6" table:formula="of:=IF([.P227]-[.N228]&gt;[.M228];-[.M228]-[.N228];-[.P227])" office:value-type="currency" office:currency="USD" office:value="-0">
            <text:p>$0.00</text:p>
          </table:table-cell>
          <table:table-cell table:formula="of:=IF([.P227]+[.O228]&gt;=0;[.P227]+[.O228];0)" office:value-type="currency" office:currency="USD" office:value="0">
            <text:p>$0.00</text:p>
          </table:table-cell>
          <table:table-cell table:formula="of:=IF([.L228]=0;[.H228]/12;&quot;&quot;)" office:value-type="float" office:value="18.9166666666667">
            <text:p>18.9166666667</text:p>
          </table:table-cell>
          <table:table-cell table:formula="of:=IF([.H228]&lt;=[.$Z$2];1;&quot;&quot;)">
            <text:p/>
          </table:table-cell>
          <table:table-cell table:style-name="ce7" table:formula="of:=IF([.P228]=0;[.H228]/12;&quot;&quot;)" office:value-type="float" office:value="18.9166666666667">
            <text:p>18.92</text:p>
          </table:table-cell>
          <table:table-cell table:style-name="ce7" table:formula="of:=IF([.P228]&gt;0;0;[.$Z$15])" office:value-type="float" office:value="599">
            <text:p>599.00</text:p>
          </table:table-cell>
          <table:table-cell table:style-name="ce10" table:formula="of:=1-[.P22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28];1)" office:value-type="date" office:date-value="2039-05-15">
            <text:p>05/15/39</text:p>
          </table:table-cell>
          <table:table-cell office:value-type="float" office:value="228">
            <text:p>228</text:p>
          </table:table-cell>
          <table:table-cell table:formula="of:=IF([.R22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28]&lt;0.8*[.$C$6];0;[.$Z$7])" office:value-type="float" office:value="0">
            <text:p>0</text:p>
          </table:table-cell>
          <table:table-cell table:formula="of:=[.I229]-[.J229]-[.K229]-[.L229]" office:value-type="currency" office:currency="USD" office:value="1199">
            <text:p>$1,199.00</text:p>
          </table:table-cell>
          <table:table-cell table:style-name="ce6" table:formula="of:=IF(ISERR(IPMT([.$C$20]/12;1;[.$D$17];[.P228]));0;IPMT([.$C$20]/12;1;[.$D$17];[.P228]))" office:value-type="currency" office:currency="USD" office:value="-0">
            <text:p>$0.00</text:p>
          </table:table-cell>
          <table:table-cell table:style-name="ce6" table:formula="of:=IF([.P228]-[.N229]&gt;[.M229];-[.M229]-[.N229];-[.P228])" office:value-type="currency" office:currency="USD" office:value="-0">
            <text:p>$0.00</text:p>
          </table:table-cell>
          <table:table-cell table:formula="of:=IF([.P228]+[.O229]&gt;=0;[.P228]+[.O229];0)" office:value-type="currency" office:currency="USD" office:value="0">
            <text:p>$0.00</text:p>
          </table:table-cell>
          <table:table-cell table:formula="of:=IF([.L229]=0;[.H229]/12;&quot;&quot;)" office:value-type="float" office:value="19">
            <text:p>19</text:p>
          </table:table-cell>
          <table:table-cell table:formula="of:=IF([.H229]&lt;=[.$Z$2];1;&quot;&quot;)">
            <text:p/>
          </table:table-cell>
          <table:table-cell table:style-name="ce7" table:formula="of:=IF([.P229]=0;[.H229]/12;&quot;&quot;)" office:value-type="float" office:value="19">
            <text:p>19.00</text:p>
          </table:table-cell>
          <table:table-cell table:style-name="ce7" table:formula="of:=IF([.P229]&gt;0;0;[.$Z$15])" office:value-type="float" office:value="599">
            <text:p>599.00</text:p>
          </table:table-cell>
          <table:table-cell table:style-name="ce10" table:formula="of:=1-[.P22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29];1)" office:value-type="date" office:date-value="2039-06-15">
            <text:p>06/15/39</text:p>
          </table:table-cell>
          <table:table-cell office:value-type="float" office:value="229">
            <text:p>229</text:p>
          </table:table-cell>
          <table:table-cell table:formula="of:=IF([.R23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29]&lt;0.8*[.$C$6];0;[.$Z$7])" office:value-type="float" office:value="0">
            <text:p>0</text:p>
          </table:table-cell>
          <table:table-cell table:formula="of:=[.I230]-[.J230]-[.K230]-[.L230]" office:value-type="currency" office:currency="USD" office:value="1199">
            <text:p>$1,199.00</text:p>
          </table:table-cell>
          <table:table-cell table:style-name="ce6" table:formula="of:=IF(ISERR(IPMT([.$C$20]/12;1;[.$D$17];[.P229]));0;IPMT([.$C$20]/12;1;[.$D$17];[.P229]))" office:value-type="currency" office:currency="USD" office:value="-0">
            <text:p>$0.00</text:p>
          </table:table-cell>
          <table:table-cell table:style-name="ce6" table:formula="of:=IF([.P229]-[.N230]&gt;[.M230];-[.M230]-[.N230];-[.P229])" office:value-type="currency" office:currency="USD" office:value="-0">
            <text:p>$0.00</text:p>
          </table:table-cell>
          <table:table-cell table:formula="of:=IF([.P229]+[.O230]&gt;=0;[.P229]+[.O230];0)" office:value-type="currency" office:currency="USD" office:value="0">
            <text:p>$0.00</text:p>
          </table:table-cell>
          <table:table-cell table:formula="of:=IF([.L230]=0;[.H230]/12;&quot;&quot;)" office:value-type="float" office:value="19.0833333333333">
            <text:p>19.0833333333</text:p>
          </table:table-cell>
          <table:table-cell table:formula="of:=IF([.H230]&lt;=[.$Z$2];1;&quot;&quot;)">
            <text:p/>
          </table:table-cell>
          <table:table-cell table:style-name="ce7" table:formula="of:=IF([.P230]=0;[.H230]/12;&quot;&quot;)" office:value-type="float" office:value="19.0833333333333">
            <text:p>19.08</text:p>
          </table:table-cell>
          <table:table-cell table:style-name="ce7" table:formula="of:=IF([.P230]&gt;0;0;[.$Z$15])" office:value-type="float" office:value="599">
            <text:p>599.00</text:p>
          </table:table-cell>
          <table:table-cell table:style-name="ce10" table:formula="of:=1-[.P23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30];1)" office:value-type="date" office:date-value="2039-07-15">
            <text:p>07/15/39</text:p>
          </table:table-cell>
          <table:table-cell office:value-type="float" office:value="230">
            <text:p>230</text:p>
          </table:table-cell>
          <table:table-cell table:formula="of:=IF([.R23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30]&lt;0.8*[.$C$6];0;[.$Z$7])" office:value-type="float" office:value="0">
            <text:p>0</text:p>
          </table:table-cell>
          <table:table-cell table:formula="of:=[.I231]-[.J231]-[.K231]-[.L231]" office:value-type="currency" office:currency="USD" office:value="1199">
            <text:p>$1,199.00</text:p>
          </table:table-cell>
          <table:table-cell table:style-name="ce6" table:formula="of:=IF(ISERR(IPMT([.$C$20]/12;1;[.$D$17];[.P230]));0;IPMT([.$C$20]/12;1;[.$D$17];[.P230]))" office:value-type="currency" office:currency="USD" office:value="-0">
            <text:p>$0.00</text:p>
          </table:table-cell>
          <table:table-cell table:style-name="ce6" table:formula="of:=IF([.P230]-[.N231]&gt;[.M231];-[.M231]-[.N231];-[.P230])" office:value-type="currency" office:currency="USD" office:value="-0">
            <text:p>$0.00</text:p>
          </table:table-cell>
          <table:table-cell table:formula="of:=IF([.P230]+[.O231]&gt;=0;[.P230]+[.O231];0)" office:value-type="currency" office:currency="USD" office:value="0">
            <text:p>$0.00</text:p>
          </table:table-cell>
          <table:table-cell table:formula="of:=IF([.L231]=0;[.H231]/12;&quot;&quot;)" office:value-type="float" office:value="19.1666666666667">
            <text:p>19.1666666667</text:p>
          </table:table-cell>
          <table:table-cell table:formula="of:=IF([.H231]&lt;=[.$Z$2];1;&quot;&quot;)">
            <text:p/>
          </table:table-cell>
          <table:table-cell table:style-name="ce7" table:formula="of:=IF([.P231]=0;[.H231]/12;&quot;&quot;)" office:value-type="float" office:value="19.1666666666667">
            <text:p>19.17</text:p>
          </table:table-cell>
          <table:table-cell table:style-name="ce7" table:formula="of:=IF([.P231]&gt;0;0;[.$Z$15])" office:value-type="float" office:value="599">
            <text:p>599.00</text:p>
          </table:table-cell>
          <table:table-cell table:style-name="ce10" table:formula="of:=1-[.P23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31];1)" office:value-type="date" office:date-value="2039-08-15">
            <text:p>08/15/39</text:p>
          </table:table-cell>
          <table:table-cell office:value-type="float" office:value="231">
            <text:p>231</text:p>
          </table:table-cell>
          <table:table-cell table:formula="of:=IF([.R23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31]&lt;0.8*[.$C$6];0;[.$Z$7])" office:value-type="float" office:value="0">
            <text:p>0</text:p>
          </table:table-cell>
          <table:table-cell table:formula="of:=[.I232]-[.J232]-[.K232]-[.L232]" office:value-type="currency" office:currency="USD" office:value="1199">
            <text:p>$1,199.00</text:p>
          </table:table-cell>
          <table:table-cell table:style-name="ce6" table:formula="of:=IF(ISERR(IPMT([.$C$20]/12;1;[.$D$17];[.P231]));0;IPMT([.$C$20]/12;1;[.$D$17];[.P231]))" office:value-type="currency" office:currency="USD" office:value="-0">
            <text:p>$0.00</text:p>
          </table:table-cell>
          <table:table-cell table:style-name="ce6" table:formula="of:=IF([.P231]-[.N232]&gt;[.M232];-[.M232]-[.N232];-[.P231])" office:value-type="currency" office:currency="USD" office:value="-0">
            <text:p>$0.00</text:p>
          </table:table-cell>
          <table:table-cell table:formula="of:=IF([.P231]+[.O232]&gt;=0;[.P231]+[.O232];0)" office:value-type="currency" office:currency="USD" office:value="0">
            <text:p>$0.00</text:p>
          </table:table-cell>
          <table:table-cell table:formula="of:=IF([.L232]=0;[.H232]/12;&quot;&quot;)" office:value-type="float" office:value="19.25">
            <text:p>19.25</text:p>
          </table:table-cell>
          <table:table-cell table:formula="of:=IF([.H232]&lt;=[.$Z$2];1;&quot;&quot;)">
            <text:p/>
          </table:table-cell>
          <table:table-cell table:style-name="ce7" table:formula="of:=IF([.P232]=0;[.H232]/12;&quot;&quot;)" office:value-type="float" office:value="19.25">
            <text:p>19.25</text:p>
          </table:table-cell>
          <table:table-cell table:style-name="ce7" table:formula="of:=IF([.P232]&gt;0;0;[.$Z$15])" office:value-type="float" office:value="599">
            <text:p>599.00</text:p>
          </table:table-cell>
          <table:table-cell table:style-name="ce10" table:formula="of:=1-[.P23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32];1)" office:value-type="date" office:date-value="2039-09-15">
            <text:p>09/15/39</text:p>
          </table:table-cell>
          <table:table-cell office:value-type="float" office:value="232">
            <text:p>232</text:p>
          </table:table-cell>
          <table:table-cell table:formula="of:=IF([.R23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32]&lt;0.8*[.$C$6];0;[.$Z$7])" office:value-type="float" office:value="0">
            <text:p>0</text:p>
          </table:table-cell>
          <table:table-cell table:formula="of:=[.I233]-[.J233]-[.K233]-[.L233]" office:value-type="currency" office:currency="USD" office:value="1199">
            <text:p>$1,199.00</text:p>
          </table:table-cell>
          <table:table-cell table:style-name="ce6" table:formula="of:=IF(ISERR(IPMT([.$C$20]/12;1;[.$D$17];[.P232]));0;IPMT([.$C$20]/12;1;[.$D$17];[.P232]))" office:value-type="currency" office:currency="USD" office:value="-0">
            <text:p>$0.00</text:p>
          </table:table-cell>
          <table:table-cell table:style-name="ce6" table:formula="of:=IF([.P232]-[.N233]&gt;[.M233];-[.M233]-[.N233];-[.P232])" office:value-type="currency" office:currency="USD" office:value="-0">
            <text:p>$0.00</text:p>
          </table:table-cell>
          <table:table-cell table:formula="of:=IF([.P232]+[.O233]&gt;=0;[.P232]+[.O233];0)" office:value-type="currency" office:currency="USD" office:value="0">
            <text:p>$0.00</text:p>
          </table:table-cell>
          <table:table-cell table:formula="of:=IF([.L233]=0;[.H233]/12;&quot;&quot;)" office:value-type="float" office:value="19.3333333333333">
            <text:p>19.3333333333</text:p>
          </table:table-cell>
          <table:table-cell table:formula="of:=IF([.H233]&lt;=[.$Z$2];1;&quot;&quot;)">
            <text:p/>
          </table:table-cell>
          <table:table-cell table:style-name="ce7" table:formula="of:=IF([.P233]=0;[.H233]/12;&quot;&quot;)" office:value-type="float" office:value="19.3333333333333">
            <text:p>19.33</text:p>
          </table:table-cell>
          <table:table-cell table:style-name="ce7" table:formula="of:=IF([.P233]&gt;0;0;[.$Z$15])" office:value-type="float" office:value="599">
            <text:p>599.00</text:p>
          </table:table-cell>
          <table:table-cell table:style-name="ce10" table:formula="of:=1-[.P23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33];1)" office:value-type="date" office:date-value="2039-10-15">
            <text:p>10/15/39</text:p>
          </table:table-cell>
          <table:table-cell office:value-type="float" office:value="233">
            <text:p>233</text:p>
          </table:table-cell>
          <table:table-cell table:formula="of:=IF([.R23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33]&lt;0.8*[.$C$6];0;[.$Z$7])" office:value-type="float" office:value="0">
            <text:p>0</text:p>
          </table:table-cell>
          <table:table-cell table:formula="of:=[.I234]-[.J234]-[.K234]-[.L234]" office:value-type="currency" office:currency="USD" office:value="1199">
            <text:p>$1,199.00</text:p>
          </table:table-cell>
          <table:table-cell table:style-name="ce6" table:formula="of:=IF(ISERR(IPMT([.$C$20]/12;1;[.$D$17];[.P233]));0;IPMT([.$C$20]/12;1;[.$D$17];[.P233]))" office:value-type="currency" office:currency="USD" office:value="-0">
            <text:p>$0.00</text:p>
          </table:table-cell>
          <table:table-cell table:style-name="ce6" table:formula="of:=IF([.P233]-[.N234]&gt;[.M234];-[.M234]-[.N234];-[.P233])" office:value-type="currency" office:currency="USD" office:value="-0">
            <text:p>$0.00</text:p>
          </table:table-cell>
          <table:table-cell table:formula="of:=IF([.P233]+[.O234]&gt;=0;[.P233]+[.O234];0)" office:value-type="currency" office:currency="USD" office:value="0">
            <text:p>$0.00</text:p>
          </table:table-cell>
          <table:table-cell table:formula="of:=IF([.L234]=0;[.H234]/12;&quot;&quot;)" office:value-type="float" office:value="19.4166666666667">
            <text:p>19.4166666667</text:p>
          </table:table-cell>
          <table:table-cell table:formula="of:=IF([.H234]&lt;=[.$Z$2];1;&quot;&quot;)">
            <text:p/>
          </table:table-cell>
          <table:table-cell table:style-name="ce7" table:formula="of:=IF([.P234]=0;[.H234]/12;&quot;&quot;)" office:value-type="float" office:value="19.4166666666667">
            <text:p>19.42</text:p>
          </table:table-cell>
          <table:table-cell table:style-name="ce7" table:formula="of:=IF([.P234]&gt;0;0;[.$Z$15])" office:value-type="float" office:value="599">
            <text:p>599.00</text:p>
          </table:table-cell>
          <table:table-cell table:style-name="ce10" table:formula="of:=1-[.P23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34];1)" office:value-type="date" office:date-value="2039-11-15">
            <text:p>11/15/39</text:p>
          </table:table-cell>
          <table:table-cell office:value-type="float" office:value="234">
            <text:p>234</text:p>
          </table:table-cell>
          <table:table-cell table:formula="of:=IF([.R23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34]&lt;0.8*[.$C$6];0;[.$Z$7])" office:value-type="float" office:value="0">
            <text:p>0</text:p>
          </table:table-cell>
          <table:table-cell table:formula="of:=[.I235]-[.J235]-[.K235]-[.L235]" office:value-type="currency" office:currency="USD" office:value="1199">
            <text:p>$1,199.00</text:p>
          </table:table-cell>
          <table:table-cell table:style-name="ce6" table:formula="of:=IF(ISERR(IPMT([.$C$20]/12;1;[.$D$17];[.P234]));0;IPMT([.$C$20]/12;1;[.$D$17];[.P234]))" office:value-type="currency" office:currency="USD" office:value="-0">
            <text:p>$0.00</text:p>
          </table:table-cell>
          <table:table-cell table:style-name="ce6" table:formula="of:=IF([.P234]-[.N235]&gt;[.M235];-[.M235]-[.N235];-[.P234])" office:value-type="currency" office:currency="USD" office:value="-0">
            <text:p>$0.00</text:p>
          </table:table-cell>
          <table:table-cell table:formula="of:=IF([.P234]+[.O235]&gt;=0;[.P234]+[.O235];0)" office:value-type="currency" office:currency="USD" office:value="0">
            <text:p>$0.00</text:p>
          </table:table-cell>
          <table:table-cell table:formula="of:=IF([.L235]=0;[.H235]/12;&quot;&quot;)" office:value-type="float" office:value="19.5">
            <text:p>19.5</text:p>
          </table:table-cell>
          <table:table-cell table:formula="of:=IF([.H235]&lt;=[.$Z$2];1;&quot;&quot;)">
            <text:p/>
          </table:table-cell>
          <table:table-cell table:style-name="ce7" table:formula="of:=IF([.P235]=0;[.H235]/12;&quot;&quot;)" office:value-type="float" office:value="19.5">
            <text:p>19.50</text:p>
          </table:table-cell>
          <table:table-cell table:style-name="ce7" table:formula="of:=IF([.P235]&gt;0;0;[.$Z$15])" office:value-type="float" office:value="599">
            <text:p>599.00</text:p>
          </table:table-cell>
          <table:table-cell table:style-name="ce10" table:formula="of:=1-[.P23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35];1)" office:value-type="date" office:date-value="2039-12-15">
            <text:p>12/15/39</text:p>
          </table:table-cell>
          <table:table-cell office:value-type="float" office:value="235">
            <text:p>235</text:p>
          </table:table-cell>
          <table:table-cell table:formula="of:=IF([.R23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35]&lt;0.8*[.$C$6];0;[.$Z$7])" office:value-type="float" office:value="0">
            <text:p>0</text:p>
          </table:table-cell>
          <table:table-cell table:formula="of:=[.I236]-[.J236]-[.K236]-[.L236]" office:value-type="currency" office:currency="USD" office:value="1199">
            <text:p>$1,199.00</text:p>
          </table:table-cell>
          <table:table-cell table:style-name="ce6" table:formula="of:=IF(ISERR(IPMT([.$C$20]/12;1;[.$D$17];[.P235]));0;IPMT([.$C$20]/12;1;[.$D$17];[.P235]))" office:value-type="currency" office:currency="USD" office:value="-0">
            <text:p>$0.00</text:p>
          </table:table-cell>
          <table:table-cell table:style-name="ce6" table:formula="of:=IF([.P235]-[.N236]&gt;[.M236];-[.M236]-[.N236];-[.P235])" office:value-type="currency" office:currency="USD" office:value="-0">
            <text:p>$0.00</text:p>
          </table:table-cell>
          <table:table-cell table:formula="of:=IF([.P235]+[.O236]&gt;=0;[.P235]+[.O236];0)" office:value-type="currency" office:currency="USD" office:value="0">
            <text:p>$0.00</text:p>
          </table:table-cell>
          <table:table-cell table:formula="of:=IF([.L236]=0;[.H236]/12;&quot;&quot;)" office:value-type="float" office:value="19.5833333333333">
            <text:p>19.5833333333</text:p>
          </table:table-cell>
          <table:table-cell table:formula="of:=IF([.H236]&lt;=[.$Z$2];1;&quot;&quot;)">
            <text:p/>
          </table:table-cell>
          <table:table-cell table:style-name="ce7" table:formula="of:=IF([.P236]=0;[.H236]/12;&quot;&quot;)" office:value-type="float" office:value="19.5833333333333">
            <text:p>19.58</text:p>
          </table:table-cell>
          <table:table-cell table:style-name="ce7" table:formula="of:=IF([.P236]&gt;0;0;[.$Z$15])" office:value-type="float" office:value="599">
            <text:p>599.00</text:p>
          </table:table-cell>
          <table:table-cell table:style-name="ce10" table:formula="of:=1-[.P23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36];1)" office:value-type="date" office:date-value="2040-01-15">
            <text:p>01/15/40</text:p>
          </table:table-cell>
          <table:table-cell office:value-type="float" office:value="236">
            <text:p>236</text:p>
          </table:table-cell>
          <table:table-cell table:formula="of:=IF([.R23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36]&lt;0.8*[.$C$6];0;[.$Z$7])" office:value-type="float" office:value="0">
            <text:p>0</text:p>
          </table:table-cell>
          <table:table-cell table:formula="of:=[.I237]-[.J237]-[.K237]-[.L237]" office:value-type="currency" office:currency="USD" office:value="1199">
            <text:p>$1,199.00</text:p>
          </table:table-cell>
          <table:table-cell table:style-name="ce6" table:formula="of:=IF(ISERR(IPMT([.$C$20]/12;1;[.$D$17];[.P236]));0;IPMT([.$C$20]/12;1;[.$D$17];[.P236]))" office:value-type="currency" office:currency="USD" office:value="-0">
            <text:p>$0.00</text:p>
          </table:table-cell>
          <table:table-cell table:style-name="ce6" table:formula="of:=IF([.P236]-[.N237]&gt;[.M237];-[.M237]-[.N237];-[.P236])" office:value-type="currency" office:currency="USD" office:value="-0">
            <text:p>$0.00</text:p>
          </table:table-cell>
          <table:table-cell table:formula="of:=IF([.P236]+[.O237]&gt;=0;[.P236]+[.O237];0)" office:value-type="currency" office:currency="USD" office:value="0">
            <text:p>$0.00</text:p>
          </table:table-cell>
          <table:table-cell table:formula="of:=IF([.L237]=0;[.H237]/12;&quot;&quot;)" office:value-type="float" office:value="19.6666666666667">
            <text:p>19.6666666667</text:p>
          </table:table-cell>
          <table:table-cell table:formula="of:=IF([.H237]&lt;=[.$Z$2];1;&quot;&quot;)">
            <text:p/>
          </table:table-cell>
          <table:table-cell table:style-name="ce7" table:formula="of:=IF([.P237]=0;[.H237]/12;&quot;&quot;)" office:value-type="float" office:value="19.6666666666667">
            <text:p>19.67</text:p>
          </table:table-cell>
          <table:table-cell table:style-name="ce7" table:formula="of:=IF([.P237]&gt;0;0;[.$Z$15])" office:value-type="float" office:value="599">
            <text:p>599.00</text:p>
          </table:table-cell>
          <table:table-cell table:style-name="ce10" table:formula="of:=1-[.P23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37];1)" office:value-type="date" office:date-value="2040-02-15">
            <text:p>02/15/40</text:p>
          </table:table-cell>
          <table:table-cell office:value-type="float" office:value="237">
            <text:p>237</text:p>
          </table:table-cell>
          <table:table-cell table:formula="of:=IF([.R23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37]&lt;0.8*[.$C$6];0;[.$Z$7])" office:value-type="float" office:value="0">
            <text:p>0</text:p>
          </table:table-cell>
          <table:table-cell table:formula="of:=[.I238]-[.J238]-[.K238]-[.L238]" office:value-type="currency" office:currency="USD" office:value="1199">
            <text:p>$1,199.00</text:p>
          </table:table-cell>
          <table:table-cell table:style-name="ce6" table:formula="of:=IF(ISERR(IPMT([.$C$20]/12;1;[.$D$17];[.P237]));0;IPMT([.$C$20]/12;1;[.$D$17];[.P237]))" office:value-type="currency" office:currency="USD" office:value="-0">
            <text:p>$0.00</text:p>
          </table:table-cell>
          <table:table-cell table:style-name="ce6" table:formula="of:=IF([.P237]-[.N238]&gt;[.M238];-[.M238]-[.N238];-[.P237])" office:value-type="currency" office:currency="USD" office:value="-0">
            <text:p>$0.00</text:p>
          </table:table-cell>
          <table:table-cell table:formula="of:=IF([.P237]+[.O238]&gt;=0;[.P237]+[.O238];0)" office:value-type="currency" office:currency="USD" office:value="0">
            <text:p>$0.00</text:p>
          </table:table-cell>
          <table:table-cell table:formula="of:=IF([.L238]=0;[.H238]/12;&quot;&quot;)" office:value-type="float" office:value="19.75">
            <text:p>19.75</text:p>
          </table:table-cell>
          <table:table-cell table:formula="of:=IF([.H238]&lt;=[.$Z$2];1;&quot;&quot;)">
            <text:p/>
          </table:table-cell>
          <table:table-cell table:style-name="ce7" table:formula="of:=IF([.P238]=0;[.H238]/12;&quot;&quot;)" office:value-type="float" office:value="19.75">
            <text:p>19.75</text:p>
          </table:table-cell>
          <table:table-cell table:style-name="ce7" table:formula="of:=IF([.P238]&gt;0;0;[.$Z$15])" office:value-type="float" office:value="599">
            <text:p>599.00</text:p>
          </table:table-cell>
          <table:table-cell table:style-name="ce10" table:formula="of:=1-[.P23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38];1)" office:value-type="date" office:date-value="2040-03-15">
            <text:p>03/15/40</text:p>
          </table:table-cell>
          <table:table-cell office:value-type="float" office:value="238">
            <text:p>238</text:p>
          </table:table-cell>
          <table:table-cell table:formula="of:=IF([.R23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38]&lt;0.8*[.$C$6];0;[.$Z$7])" office:value-type="float" office:value="0">
            <text:p>0</text:p>
          </table:table-cell>
          <table:table-cell table:formula="of:=[.I239]-[.J239]-[.K239]-[.L239]" office:value-type="currency" office:currency="USD" office:value="1199">
            <text:p>$1,199.00</text:p>
          </table:table-cell>
          <table:table-cell table:style-name="ce6" table:formula="of:=IF(ISERR(IPMT([.$C$20]/12;1;[.$D$17];[.P238]));0;IPMT([.$C$20]/12;1;[.$D$17];[.P238]))" office:value-type="currency" office:currency="USD" office:value="-0">
            <text:p>$0.00</text:p>
          </table:table-cell>
          <table:table-cell table:style-name="ce6" table:formula="of:=IF([.P238]-[.N239]&gt;[.M239];-[.M239]-[.N239];-[.P238])" office:value-type="currency" office:currency="USD" office:value="-0">
            <text:p>$0.00</text:p>
          </table:table-cell>
          <table:table-cell table:formula="of:=IF([.P238]+[.O239]&gt;=0;[.P238]+[.O239];0)" office:value-type="currency" office:currency="USD" office:value="0">
            <text:p>$0.00</text:p>
          </table:table-cell>
          <table:table-cell table:formula="of:=IF([.L239]=0;[.H239]/12;&quot;&quot;)" office:value-type="float" office:value="19.8333333333333">
            <text:p>19.8333333333</text:p>
          </table:table-cell>
          <table:table-cell table:formula="of:=IF([.H239]&lt;=[.$Z$2];1;&quot;&quot;)">
            <text:p/>
          </table:table-cell>
          <table:table-cell table:style-name="ce7" table:formula="of:=IF([.P239]=0;[.H239]/12;&quot;&quot;)" office:value-type="float" office:value="19.8333333333333">
            <text:p>19.83</text:p>
          </table:table-cell>
          <table:table-cell table:style-name="ce7" table:formula="of:=IF([.P239]&gt;0;0;[.$Z$15])" office:value-type="float" office:value="599">
            <text:p>599.00</text:p>
          </table:table-cell>
          <table:table-cell table:style-name="ce10" table:formula="of:=1-[.P23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39];1)" office:value-type="date" office:date-value="2040-04-15">
            <text:p>04/15/40</text:p>
          </table:table-cell>
          <table:table-cell office:value-type="float" office:value="239">
            <text:p>239</text:p>
          </table:table-cell>
          <table:table-cell table:formula="of:=IF([.R24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39]&lt;0.8*[.$C$6];0;[.$Z$7])" office:value-type="float" office:value="0">
            <text:p>0</text:p>
          </table:table-cell>
          <table:table-cell table:formula="of:=[.I240]-[.J240]-[.K240]-[.L240]" office:value-type="currency" office:currency="USD" office:value="1199">
            <text:p>$1,199.00</text:p>
          </table:table-cell>
          <table:table-cell table:style-name="ce6" table:formula="of:=IF(ISERR(IPMT([.$C$20]/12;1;[.$D$17];[.P239]));0;IPMT([.$C$20]/12;1;[.$D$17];[.P239]))" office:value-type="currency" office:currency="USD" office:value="-0">
            <text:p>$0.00</text:p>
          </table:table-cell>
          <table:table-cell table:style-name="ce6" table:formula="of:=IF([.P239]-[.N240]&gt;[.M240];-[.M240]-[.N240];-[.P239])" office:value-type="currency" office:currency="USD" office:value="-0">
            <text:p>$0.00</text:p>
          </table:table-cell>
          <table:table-cell table:formula="of:=IF([.P239]+[.O240]&gt;=0;[.P239]+[.O240];0)" office:value-type="currency" office:currency="USD" office:value="0">
            <text:p>$0.00</text:p>
          </table:table-cell>
          <table:table-cell table:formula="of:=IF([.L240]=0;[.H240]/12;&quot;&quot;)" office:value-type="float" office:value="19.9166666666667">
            <text:p>19.9166666667</text:p>
          </table:table-cell>
          <table:table-cell table:formula="of:=IF([.H240]&lt;=[.$Z$2];1;&quot;&quot;)">
            <text:p/>
          </table:table-cell>
          <table:table-cell table:style-name="ce7" table:formula="of:=IF([.P240]=0;[.H240]/12;&quot;&quot;)" office:value-type="float" office:value="19.9166666666667">
            <text:p>19.92</text:p>
          </table:table-cell>
          <table:table-cell table:style-name="ce7" table:formula="of:=IF([.P240]&gt;0;0;[.$Z$15])" office:value-type="float" office:value="599">
            <text:p>599.00</text:p>
          </table:table-cell>
          <table:table-cell table:style-name="ce10" table:formula="of:=1-[.P24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40];1)" office:value-type="date" office:date-value="2040-05-15">
            <text:p>05/15/40</text:p>
          </table:table-cell>
          <table:table-cell office:value-type="float" office:value="240">
            <text:p>240</text:p>
          </table:table-cell>
          <table:table-cell table:formula="of:=IF([.R24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40]&lt;0.8*[.$C$6];0;[.$Z$7])" office:value-type="float" office:value="0">
            <text:p>0</text:p>
          </table:table-cell>
          <table:table-cell table:formula="of:=[.I241]-[.J241]-[.K241]-[.L241]" office:value-type="currency" office:currency="USD" office:value="1199">
            <text:p>$1,199.00</text:p>
          </table:table-cell>
          <table:table-cell table:style-name="ce6" table:formula="of:=IF(ISERR(IPMT([.$C$20]/12;1;[.$D$17];[.P240]));0;IPMT([.$C$20]/12;1;[.$D$17];[.P240]))" office:value-type="currency" office:currency="USD" office:value="-0">
            <text:p>$0.00</text:p>
          </table:table-cell>
          <table:table-cell table:style-name="ce6" table:formula="of:=IF([.P240]-[.N241]&gt;[.M241];-[.M241]-[.N241];-[.P240])" office:value-type="currency" office:currency="USD" office:value="-0">
            <text:p>$0.00</text:p>
          </table:table-cell>
          <table:table-cell table:formula="of:=IF([.P240]+[.O241]&gt;=0;[.P240]+[.O241];0)" office:value-type="currency" office:currency="USD" office:value="0">
            <text:p>$0.00</text:p>
          </table:table-cell>
          <table:table-cell table:formula="of:=IF([.L241]=0;[.H241]/12;&quot;&quot;)" office:value-type="float" office:value="20">
            <text:p>20</text:p>
          </table:table-cell>
          <table:table-cell table:formula="of:=IF([.H241]&lt;=[.$Z$2];1;&quot;&quot;)">
            <text:p/>
          </table:table-cell>
          <table:table-cell table:style-name="ce7" table:formula="of:=IF([.P241]=0;[.H241]/12;&quot;&quot;)" office:value-type="float" office:value="20">
            <text:p>20.00</text:p>
          </table:table-cell>
          <table:table-cell table:style-name="ce7" table:formula="of:=IF([.P241]&gt;0;0;[.$Z$15])" office:value-type="float" office:value="599">
            <text:p>599.00</text:p>
          </table:table-cell>
          <table:table-cell table:style-name="ce10" table:formula="of:=1-[.P24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41];1)" office:value-type="date" office:date-value="2040-06-15">
            <text:p>06/15/40</text:p>
          </table:table-cell>
          <table:table-cell office:value-type="float" office:value="241">
            <text:p>241</text:p>
          </table:table-cell>
          <table:table-cell table:formula="of:=IF([.R24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41]&lt;0.8*[.$C$6];0;[.$Z$7])" office:value-type="float" office:value="0">
            <text:p>0</text:p>
          </table:table-cell>
          <table:table-cell table:formula="of:=[.I242]-[.J242]-[.K242]-[.L242]" office:value-type="currency" office:currency="USD" office:value="1199">
            <text:p>$1,199.00</text:p>
          </table:table-cell>
          <table:table-cell table:style-name="ce6" table:formula="of:=IF(ISERR(IPMT([.$C$20]/12;1;[.$D$17];[.P241]));0;IPMT([.$C$20]/12;1;[.$D$17];[.P241]))" office:value-type="currency" office:currency="USD" office:value="-0">
            <text:p>$0.00</text:p>
          </table:table-cell>
          <table:table-cell table:style-name="ce6" table:formula="of:=IF([.P241]-[.N242]&gt;[.M242];-[.M242]-[.N242];-[.P241])" office:value-type="currency" office:currency="USD" office:value="-0">
            <text:p>$0.00</text:p>
          </table:table-cell>
          <table:table-cell table:formula="of:=IF([.P241]+[.O242]&gt;=0;[.P241]+[.O242];0)" office:value-type="currency" office:currency="USD" office:value="0">
            <text:p>$0.00</text:p>
          </table:table-cell>
          <table:table-cell table:formula="of:=IF([.L242]=0;[.H242]/12;&quot;&quot;)" office:value-type="float" office:value="20.0833333333333">
            <text:p>20.0833333333</text:p>
          </table:table-cell>
          <table:table-cell table:formula="of:=IF([.H242]&lt;=[.$Z$2];1;&quot;&quot;)">
            <text:p/>
          </table:table-cell>
          <table:table-cell table:style-name="ce7" table:formula="of:=IF([.P242]=0;[.H242]/12;&quot;&quot;)" office:value-type="float" office:value="20.0833333333333">
            <text:p>20.08</text:p>
          </table:table-cell>
          <table:table-cell table:style-name="ce7" table:formula="of:=IF([.P242]&gt;0;0;[.$Z$15])" office:value-type="float" office:value="599">
            <text:p>599.00</text:p>
          </table:table-cell>
          <table:table-cell table:style-name="ce10" table:formula="of:=1-[.P24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42];1)" office:value-type="date" office:date-value="2040-07-15">
            <text:p>07/15/40</text:p>
          </table:table-cell>
          <table:table-cell office:value-type="float" office:value="242">
            <text:p>242</text:p>
          </table:table-cell>
          <table:table-cell table:formula="of:=IF([.R24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42]&lt;0.8*[.$C$6];0;[.$Z$7])" office:value-type="float" office:value="0">
            <text:p>0</text:p>
          </table:table-cell>
          <table:table-cell table:formula="of:=[.I243]-[.J243]-[.K243]-[.L243]" office:value-type="currency" office:currency="USD" office:value="1199">
            <text:p>$1,199.00</text:p>
          </table:table-cell>
          <table:table-cell table:style-name="ce6" table:formula="of:=IF(ISERR(IPMT([.$C$20]/12;1;[.$D$17];[.P242]));0;IPMT([.$C$20]/12;1;[.$D$17];[.P242]))" office:value-type="currency" office:currency="USD" office:value="-0">
            <text:p>$0.00</text:p>
          </table:table-cell>
          <table:table-cell table:style-name="ce6" table:formula="of:=IF([.P242]-[.N243]&gt;[.M243];-[.M243]-[.N243];-[.P242])" office:value-type="currency" office:currency="USD" office:value="-0">
            <text:p>$0.00</text:p>
          </table:table-cell>
          <table:table-cell table:formula="of:=IF([.P242]+[.O243]&gt;=0;[.P242]+[.O243];0)" office:value-type="currency" office:currency="USD" office:value="0">
            <text:p>$0.00</text:p>
          </table:table-cell>
          <table:table-cell table:formula="of:=IF([.L243]=0;[.H243]/12;&quot;&quot;)" office:value-type="float" office:value="20.1666666666667">
            <text:p>20.1666666667</text:p>
          </table:table-cell>
          <table:table-cell table:formula="of:=IF([.H243]&lt;=[.$Z$2];1;&quot;&quot;)">
            <text:p/>
          </table:table-cell>
          <table:table-cell table:style-name="ce7" table:formula="of:=IF([.P243]=0;[.H243]/12;&quot;&quot;)" office:value-type="float" office:value="20.1666666666667">
            <text:p>20.17</text:p>
          </table:table-cell>
          <table:table-cell table:style-name="ce7" table:formula="of:=IF([.P243]&gt;0;0;[.$Z$15])" office:value-type="float" office:value="599">
            <text:p>599.00</text:p>
          </table:table-cell>
          <table:table-cell table:style-name="ce10" table:formula="of:=1-[.P24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43];1)" office:value-type="date" office:date-value="2040-08-15">
            <text:p>08/15/40</text:p>
          </table:table-cell>
          <table:table-cell office:value-type="float" office:value="243">
            <text:p>243</text:p>
          </table:table-cell>
          <table:table-cell table:formula="of:=IF([.R24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43]&lt;0.8*[.$C$6];0;[.$Z$7])" office:value-type="float" office:value="0">
            <text:p>0</text:p>
          </table:table-cell>
          <table:table-cell table:formula="of:=[.I244]-[.J244]-[.K244]-[.L244]" office:value-type="currency" office:currency="USD" office:value="1199">
            <text:p>$1,199.00</text:p>
          </table:table-cell>
          <table:table-cell table:style-name="ce6" table:formula="of:=IF(ISERR(IPMT([.$C$20]/12;1;[.$D$17];[.P243]));0;IPMT([.$C$20]/12;1;[.$D$17];[.P243]))" office:value-type="currency" office:currency="USD" office:value="-0">
            <text:p>$0.00</text:p>
          </table:table-cell>
          <table:table-cell table:style-name="ce6" table:formula="of:=IF([.P243]-[.N244]&gt;[.M244];-[.M244]-[.N244];-[.P243])" office:value-type="currency" office:currency="USD" office:value="-0">
            <text:p>$0.00</text:p>
          </table:table-cell>
          <table:table-cell table:formula="of:=IF([.P243]+[.O244]&gt;=0;[.P243]+[.O244];0)" office:value-type="currency" office:currency="USD" office:value="0">
            <text:p>$0.00</text:p>
          </table:table-cell>
          <table:table-cell table:formula="of:=IF([.L244]=0;[.H244]/12;&quot;&quot;)" office:value-type="float" office:value="20.25">
            <text:p>20.25</text:p>
          </table:table-cell>
          <table:table-cell table:formula="of:=IF([.H244]&lt;=[.$Z$2];1;&quot;&quot;)">
            <text:p/>
          </table:table-cell>
          <table:table-cell table:style-name="ce7" table:formula="of:=IF([.P244]=0;[.H244]/12;&quot;&quot;)" office:value-type="float" office:value="20.25">
            <text:p>20.25</text:p>
          </table:table-cell>
          <table:table-cell table:style-name="ce7" table:formula="of:=IF([.P244]&gt;0;0;[.$Z$15])" office:value-type="float" office:value="599">
            <text:p>599.00</text:p>
          </table:table-cell>
          <table:table-cell table:style-name="ce10" table:formula="of:=1-[.P24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44];1)" office:value-type="date" office:date-value="2040-09-15">
            <text:p>09/15/40</text:p>
          </table:table-cell>
          <table:table-cell office:value-type="float" office:value="244">
            <text:p>244</text:p>
          </table:table-cell>
          <table:table-cell table:formula="of:=IF([.R24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44]&lt;0.8*[.$C$6];0;[.$Z$7])" office:value-type="float" office:value="0">
            <text:p>0</text:p>
          </table:table-cell>
          <table:table-cell table:formula="of:=[.I245]-[.J245]-[.K245]-[.L245]" office:value-type="currency" office:currency="USD" office:value="1199">
            <text:p>$1,199.00</text:p>
          </table:table-cell>
          <table:table-cell table:style-name="ce6" table:formula="of:=IF(ISERR(IPMT([.$C$20]/12;1;[.$D$17];[.P244]));0;IPMT([.$C$20]/12;1;[.$D$17];[.P244]))" office:value-type="currency" office:currency="USD" office:value="-0">
            <text:p>$0.00</text:p>
          </table:table-cell>
          <table:table-cell table:style-name="ce6" table:formula="of:=IF([.P244]-[.N245]&gt;[.M245];-[.M245]-[.N245];-[.P244])" office:value-type="currency" office:currency="USD" office:value="-0">
            <text:p>$0.00</text:p>
          </table:table-cell>
          <table:table-cell table:formula="of:=IF([.P244]+[.O245]&gt;=0;[.P244]+[.O245];0)" office:value-type="currency" office:currency="USD" office:value="0">
            <text:p>$0.00</text:p>
          </table:table-cell>
          <table:table-cell table:formula="of:=IF([.L245]=0;[.H245]/12;&quot;&quot;)" office:value-type="float" office:value="20.3333333333333">
            <text:p>20.3333333333</text:p>
          </table:table-cell>
          <table:table-cell table:formula="of:=IF([.H245]&lt;=[.$Z$2];1;&quot;&quot;)">
            <text:p/>
          </table:table-cell>
          <table:table-cell table:style-name="ce7" table:formula="of:=IF([.P245]=0;[.H245]/12;&quot;&quot;)" office:value-type="float" office:value="20.3333333333333">
            <text:p>20.33</text:p>
          </table:table-cell>
          <table:table-cell table:style-name="ce7" table:formula="of:=IF([.P245]&gt;0;0;[.$Z$15])" office:value-type="float" office:value="599">
            <text:p>599.00</text:p>
          </table:table-cell>
          <table:table-cell table:style-name="ce10" table:formula="of:=1-[.P24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45];1)" office:value-type="date" office:date-value="2040-10-15">
            <text:p>10/15/40</text:p>
          </table:table-cell>
          <table:table-cell office:value-type="float" office:value="245">
            <text:p>245</text:p>
          </table:table-cell>
          <table:table-cell table:formula="of:=IF([.R24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45]&lt;0.8*[.$C$6];0;[.$Z$7])" office:value-type="float" office:value="0">
            <text:p>0</text:p>
          </table:table-cell>
          <table:table-cell table:formula="of:=[.I246]-[.J246]-[.K246]-[.L246]" office:value-type="currency" office:currency="USD" office:value="1199">
            <text:p>$1,199.00</text:p>
          </table:table-cell>
          <table:table-cell table:style-name="ce6" table:formula="of:=IF(ISERR(IPMT([.$C$20]/12;1;[.$D$17];[.P245]));0;IPMT([.$C$20]/12;1;[.$D$17];[.P245]))" office:value-type="currency" office:currency="USD" office:value="-0">
            <text:p>$0.00</text:p>
          </table:table-cell>
          <table:table-cell table:style-name="ce6" table:formula="of:=IF([.P245]-[.N246]&gt;[.M246];-[.M246]-[.N246];-[.P245])" office:value-type="currency" office:currency="USD" office:value="-0">
            <text:p>$0.00</text:p>
          </table:table-cell>
          <table:table-cell table:formula="of:=IF([.P245]+[.O246]&gt;=0;[.P245]+[.O246];0)" office:value-type="currency" office:currency="USD" office:value="0">
            <text:p>$0.00</text:p>
          </table:table-cell>
          <table:table-cell table:formula="of:=IF([.L246]=0;[.H246]/12;&quot;&quot;)" office:value-type="float" office:value="20.4166666666667">
            <text:p>20.4166666667</text:p>
          </table:table-cell>
          <table:table-cell table:formula="of:=IF([.H246]&lt;=[.$Z$2];1;&quot;&quot;)">
            <text:p/>
          </table:table-cell>
          <table:table-cell table:style-name="ce7" table:formula="of:=IF([.P246]=0;[.H246]/12;&quot;&quot;)" office:value-type="float" office:value="20.4166666666667">
            <text:p>20.42</text:p>
          </table:table-cell>
          <table:table-cell table:style-name="ce7" table:formula="of:=IF([.P246]&gt;0;0;[.$Z$15])" office:value-type="float" office:value="599">
            <text:p>599.00</text:p>
          </table:table-cell>
          <table:table-cell table:style-name="ce10" table:formula="of:=1-[.P24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46];1)" office:value-type="date" office:date-value="2040-11-15">
            <text:p>11/15/40</text:p>
          </table:table-cell>
          <table:table-cell office:value-type="float" office:value="246">
            <text:p>246</text:p>
          </table:table-cell>
          <table:table-cell table:formula="of:=IF([.R24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46]&lt;0.8*[.$C$6];0;[.$Z$7])" office:value-type="float" office:value="0">
            <text:p>0</text:p>
          </table:table-cell>
          <table:table-cell table:formula="of:=[.I247]-[.J247]-[.K247]-[.L247]" office:value-type="currency" office:currency="USD" office:value="1199">
            <text:p>$1,199.00</text:p>
          </table:table-cell>
          <table:table-cell table:style-name="ce6" table:formula="of:=IF(ISERR(IPMT([.$C$20]/12;1;[.$D$17];[.P246]));0;IPMT([.$C$20]/12;1;[.$D$17];[.P246]))" office:value-type="currency" office:currency="USD" office:value="-0">
            <text:p>$0.00</text:p>
          </table:table-cell>
          <table:table-cell table:style-name="ce6" table:formula="of:=IF([.P246]-[.N247]&gt;[.M247];-[.M247]-[.N247];-[.P246])" office:value-type="currency" office:currency="USD" office:value="-0">
            <text:p>$0.00</text:p>
          </table:table-cell>
          <table:table-cell table:formula="of:=IF([.P246]+[.O247]&gt;=0;[.P246]+[.O247];0)" office:value-type="currency" office:currency="USD" office:value="0">
            <text:p>$0.00</text:p>
          </table:table-cell>
          <table:table-cell table:formula="of:=IF([.L247]=0;[.H247]/12;&quot;&quot;)" office:value-type="float" office:value="20.5">
            <text:p>20.5</text:p>
          </table:table-cell>
          <table:table-cell table:formula="of:=IF([.H247]&lt;=[.$Z$2];1;&quot;&quot;)">
            <text:p/>
          </table:table-cell>
          <table:table-cell table:style-name="ce7" table:formula="of:=IF([.P247]=0;[.H247]/12;&quot;&quot;)" office:value-type="float" office:value="20.5">
            <text:p>20.50</text:p>
          </table:table-cell>
          <table:table-cell table:style-name="ce7" table:formula="of:=IF([.P247]&gt;0;0;[.$Z$15])" office:value-type="float" office:value="599">
            <text:p>599.00</text:p>
          </table:table-cell>
          <table:table-cell table:style-name="ce10" table:formula="of:=1-[.P24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47];1)" office:value-type="date" office:date-value="2040-12-15">
            <text:p>12/15/40</text:p>
          </table:table-cell>
          <table:table-cell office:value-type="float" office:value="247">
            <text:p>247</text:p>
          </table:table-cell>
          <table:table-cell table:formula="of:=IF([.R24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47]&lt;0.8*[.$C$6];0;[.$Z$7])" office:value-type="float" office:value="0">
            <text:p>0</text:p>
          </table:table-cell>
          <table:table-cell table:formula="of:=[.I248]-[.J248]-[.K248]-[.L248]" office:value-type="currency" office:currency="USD" office:value="1199">
            <text:p>$1,199.00</text:p>
          </table:table-cell>
          <table:table-cell table:style-name="ce6" table:formula="of:=IF(ISERR(IPMT([.$C$20]/12;1;[.$D$17];[.P247]));0;IPMT([.$C$20]/12;1;[.$D$17];[.P247]))" office:value-type="currency" office:currency="USD" office:value="-0">
            <text:p>$0.00</text:p>
          </table:table-cell>
          <table:table-cell table:style-name="ce6" table:formula="of:=IF([.P247]-[.N248]&gt;[.M248];-[.M248]-[.N248];-[.P247])" office:value-type="currency" office:currency="USD" office:value="-0">
            <text:p>$0.00</text:p>
          </table:table-cell>
          <table:table-cell table:formula="of:=IF([.P247]+[.O248]&gt;=0;[.P247]+[.O248];0)" office:value-type="currency" office:currency="USD" office:value="0">
            <text:p>$0.00</text:p>
          </table:table-cell>
          <table:table-cell table:formula="of:=IF([.L248]=0;[.H248]/12;&quot;&quot;)" office:value-type="float" office:value="20.5833333333333">
            <text:p>20.5833333333</text:p>
          </table:table-cell>
          <table:table-cell table:formula="of:=IF([.H248]&lt;=[.$Z$2];1;&quot;&quot;)">
            <text:p/>
          </table:table-cell>
          <table:table-cell table:style-name="ce7" table:formula="of:=IF([.P248]=0;[.H248]/12;&quot;&quot;)" office:value-type="float" office:value="20.5833333333333">
            <text:p>20.58</text:p>
          </table:table-cell>
          <table:table-cell table:style-name="ce7" table:formula="of:=IF([.P248]&gt;0;0;[.$Z$15])" office:value-type="float" office:value="599">
            <text:p>599.00</text:p>
          </table:table-cell>
          <table:table-cell table:style-name="ce10" table:formula="of:=1-[.P24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48];1)" office:value-type="date" office:date-value="2041-01-15">
            <text:p>01/15/41</text:p>
          </table:table-cell>
          <table:table-cell office:value-type="float" office:value="248">
            <text:p>248</text:p>
          </table:table-cell>
          <table:table-cell table:formula="of:=IF([.R24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48]&lt;0.8*[.$C$6];0;[.$Z$7])" office:value-type="float" office:value="0">
            <text:p>0</text:p>
          </table:table-cell>
          <table:table-cell table:formula="of:=[.I249]-[.J249]-[.K249]-[.L249]" office:value-type="currency" office:currency="USD" office:value="1199">
            <text:p>$1,199.00</text:p>
          </table:table-cell>
          <table:table-cell table:style-name="ce6" table:formula="of:=IF(ISERR(IPMT([.$C$20]/12;1;[.$D$17];[.P248]));0;IPMT([.$C$20]/12;1;[.$D$17];[.P248]))" office:value-type="currency" office:currency="USD" office:value="-0">
            <text:p>$0.00</text:p>
          </table:table-cell>
          <table:table-cell table:style-name="ce6" table:formula="of:=IF([.P248]-[.N249]&gt;[.M249];-[.M249]-[.N249];-[.P248])" office:value-type="currency" office:currency="USD" office:value="-0">
            <text:p>$0.00</text:p>
          </table:table-cell>
          <table:table-cell table:formula="of:=IF([.P248]+[.O249]&gt;=0;[.P248]+[.O249];0)" office:value-type="currency" office:currency="USD" office:value="0">
            <text:p>$0.00</text:p>
          </table:table-cell>
          <table:table-cell table:formula="of:=IF([.L249]=0;[.H249]/12;&quot;&quot;)" office:value-type="float" office:value="20.6666666666667">
            <text:p>20.6666666667</text:p>
          </table:table-cell>
          <table:table-cell table:formula="of:=IF([.H249]&lt;=[.$Z$2];1;&quot;&quot;)">
            <text:p/>
          </table:table-cell>
          <table:table-cell table:style-name="ce7" table:formula="of:=IF([.P249]=0;[.H249]/12;&quot;&quot;)" office:value-type="float" office:value="20.6666666666667">
            <text:p>20.67</text:p>
          </table:table-cell>
          <table:table-cell table:style-name="ce7" table:formula="of:=IF([.P249]&gt;0;0;[.$Z$15])" office:value-type="float" office:value="599">
            <text:p>599.00</text:p>
          </table:table-cell>
          <table:table-cell table:style-name="ce10" table:formula="of:=1-[.P24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49];1)" office:value-type="date" office:date-value="2041-02-15">
            <text:p>02/15/41</text:p>
          </table:table-cell>
          <table:table-cell office:value-type="float" office:value="249">
            <text:p>249</text:p>
          </table:table-cell>
          <table:table-cell table:formula="of:=IF([.R25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49]&lt;0.8*[.$C$6];0;[.$Z$7])" office:value-type="float" office:value="0">
            <text:p>0</text:p>
          </table:table-cell>
          <table:table-cell table:formula="of:=[.I250]-[.J250]-[.K250]-[.L250]" office:value-type="currency" office:currency="USD" office:value="1199">
            <text:p>$1,199.00</text:p>
          </table:table-cell>
          <table:table-cell table:style-name="ce6" table:formula="of:=IF(ISERR(IPMT([.$C$20]/12;1;[.$D$17];[.P249]));0;IPMT([.$C$20]/12;1;[.$D$17];[.P249]))" office:value-type="currency" office:currency="USD" office:value="-0">
            <text:p>$0.00</text:p>
          </table:table-cell>
          <table:table-cell table:style-name="ce6" table:formula="of:=IF([.P249]-[.N250]&gt;[.M250];-[.M250]-[.N250];-[.P249])" office:value-type="currency" office:currency="USD" office:value="-0">
            <text:p>$0.00</text:p>
          </table:table-cell>
          <table:table-cell table:formula="of:=IF([.P249]+[.O250]&gt;=0;[.P249]+[.O250];0)" office:value-type="currency" office:currency="USD" office:value="0">
            <text:p>$0.00</text:p>
          </table:table-cell>
          <table:table-cell table:formula="of:=IF([.L250]=0;[.H250]/12;&quot;&quot;)" office:value-type="float" office:value="20.75">
            <text:p>20.75</text:p>
          </table:table-cell>
          <table:table-cell table:formula="of:=IF([.H250]&lt;=[.$Z$2];1;&quot;&quot;)">
            <text:p/>
          </table:table-cell>
          <table:table-cell table:style-name="ce7" table:formula="of:=IF([.P250]=0;[.H250]/12;&quot;&quot;)" office:value-type="float" office:value="20.75">
            <text:p>20.75</text:p>
          </table:table-cell>
          <table:table-cell table:style-name="ce7" table:formula="of:=IF([.P250]&gt;0;0;[.$Z$15])" office:value-type="float" office:value="599">
            <text:p>599.00</text:p>
          </table:table-cell>
          <table:table-cell table:style-name="ce10" table:formula="of:=1-[.P25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50];1)" office:value-type="date" office:date-value="2041-03-15">
            <text:p>03/15/41</text:p>
          </table:table-cell>
          <table:table-cell office:value-type="float" office:value="250">
            <text:p>250</text:p>
          </table:table-cell>
          <table:table-cell table:formula="of:=IF([.R25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50]&lt;0.8*[.$C$6];0;[.$Z$7])" office:value-type="float" office:value="0">
            <text:p>0</text:p>
          </table:table-cell>
          <table:table-cell table:formula="of:=[.I251]-[.J251]-[.K251]-[.L251]" office:value-type="currency" office:currency="USD" office:value="1199">
            <text:p>$1,199.00</text:p>
          </table:table-cell>
          <table:table-cell table:style-name="ce6" table:formula="of:=IF(ISERR(IPMT([.$C$20]/12;1;[.$D$17];[.P250]));0;IPMT([.$C$20]/12;1;[.$D$17];[.P250]))" office:value-type="currency" office:currency="USD" office:value="-0">
            <text:p>$0.00</text:p>
          </table:table-cell>
          <table:table-cell table:style-name="ce6" table:formula="of:=IF([.P250]-[.N251]&gt;[.M251];-[.M251]-[.N251];-[.P250])" office:value-type="currency" office:currency="USD" office:value="-0">
            <text:p>$0.00</text:p>
          </table:table-cell>
          <table:table-cell table:formula="of:=IF([.P250]+[.O251]&gt;=0;[.P250]+[.O251];0)" office:value-type="currency" office:currency="USD" office:value="0">
            <text:p>$0.00</text:p>
          </table:table-cell>
          <table:table-cell table:formula="of:=IF([.L251]=0;[.H251]/12;&quot;&quot;)" office:value-type="float" office:value="20.8333333333333">
            <text:p>20.8333333333</text:p>
          </table:table-cell>
          <table:table-cell table:formula="of:=IF([.H251]&lt;=[.$Z$2];1;&quot;&quot;)">
            <text:p/>
          </table:table-cell>
          <table:table-cell table:style-name="ce7" table:formula="of:=IF([.P251]=0;[.H251]/12;&quot;&quot;)" office:value-type="float" office:value="20.8333333333333">
            <text:p>20.83</text:p>
          </table:table-cell>
          <table:table-cell table:style-name="ce7" table:formula="of:=IF([.P251]&gt;0;0;[.$Z$15])" office:value-type="float" office:value="599">
            <text:p>599.00</text:p>
          </table:table-cell>
          <table:table-cell table:style-name="ce10" table:formula="of:=1-[.P25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51];1)" office:value-type="date" office:date-value="2041-04-15">
            <text:p>04/15/41</text:p>
          </table:table-cell>
          <table:table-cell office:value-type="float" office:value="251">
            <text:p>251</text:p>
          </table:table-cell>
          <table:table-cell table:formula="of:=IF([.R25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51]&lt;0.8*[.$C$6];0;[.$Z$7])" office:value-type="float" office:value="0">
            <text:p>0</text:p>
          </table:table-cell>
          <table:table-cell table:formula="of:=[.I252]-[.J252]-[.K252]-[.L252]" office:value-type="currency" office:currency="USD" office:value="1199">
            <text:p>$1,199.00</text:p>
          </table:table-cell>
          <table:table-cell table:style-name="ce6" table:formula="of:=IF(ISERR(IPMT([.$C$20]/12;1;[.$D$17];[.P251]));0;IPMT([.$C$20]/12;1;[.$D$17];[.P251]))" office:value-type="currency" office:currency="USD" office:value="-0">
            <text:p>$0.00</text:p>
          </table:table-cell>
          <table:table-cell table:style-name="ce6" table:formula="of:=IF([.P251]-[.N252]&gt;[.M252];-[.M252]-[.N252];-[.P251])" office:value-type="currency" office:currency="USD" office:value="-0">
            <text:p>$0.00</text:p>
          </table:table-cell>
          <table:table-cell table:formula="of:=IF([.P251]+[.O252]&gt;=0;[.P251]+[.O252];0)" office:value-type="currency" office:currency="USD" office:value="0">
            <text:p>$0.00</text:p>
          </table:table-cell>
          <table:table-cell table:formula="of:=IF([.L252]=0;[.H252]/12;&quot;&quot;)" office:value-type="float" office:value="20.9166666666667">
            <text:p>20.9166666667</text:p>
          </table:table-cell>
          <table:table-cell table:formula="of:=IF([.H252]&lt;=[.$Z$2];1;&quot;&quot;)">
            <text:p/>
          </table:table-cell>
          <table:table-cell table:style-name="ce7" table:formula="of:=IF([.P252]=0;[.H252]/12;&quot;&quot;)" office:value-type="float" office:value="20.9166666666667">
            <text:p>20.92</text:p>
          </table:table-cell>
          <table:table-cell table:style-name="ce7" table:formula="of:=IF([.P252]&gt;0;0;[.$Z$15])" office:value-type="float" office:value="599">
            <text:p>599.00</text:p>
          </table:table-cell>
          <table:table-cell table:style-name="ce10" table:formula="of:=1-[.P25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52];1)" office:value-type="date" office:date-value="2041-05-15">
            <text:p>05/15/41</text:p>
          </table:table-cell>
          <table:table-cell office:value-type="float" office:value="252">
            <text:p>252</text:p>
          </table:table-cell>
          <table:table-cell table:formula="of:=IF([.R25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52]&lt;0.8*[.$C$6];0;[.$Z$7])" office:value-type="float" office:value="0">
            <text:p>0</text:p>
          </table:table-cell>
          <table:table-cell table:formula="of:=[.I253]-[.J253]-[.K253]-[.L253]" office:value-type="currency" office:currency="USD" office:value="1199">
            <text:p>$1,199.00</text:p>
          </table:table-cell>
          <table:table-cell table:style-name="ce6" table:formula="of:=IF(ISERR(IPMT([.$C$20]/12;1;[.$D$17];[.P252]));0;IPMT([.$C$20]/12;1;[.$D$17];[.P252]))" office:value-type="currency" office:currency="USD" office:value="-0">
            <text:p>$0.00</text:p>
          </table:table-cell>
          <table:table-cell table:style-name="ce6" table:formula="of:=IF([.P252]-[.N253]&gt;[.M253];-[.M253]-[.N253];-[.P252])" office:value-type="currency" office:currency="USD" office:value="-0">
            <text:p>$0.00</text:p>
          </table:table-cell>
          <table:table-cell table:formula="of:=IF([.P252]+[.O253]&gt;=0;[.P252]+[.O253];0)" office:value-type="currency" office:currency="USD" office:value="0">
            <text:p>$0.00</text:p>
          </table:table-cell>
          <table:table-cell table:formula="of:=IF([.L253]=0;[.H253]/12;&quot;&quot;)" office:value-type="float" office:value="21">
            <text:p>21</text:p>
          </table:table-cell>
          <table:table-cell table:formula="of:=IF([.H253]&lt;=[.$Z$2];1;&quot;&quot;)">
            <text:p/>
          </table:table-cell>
          <table:table-cell table:style-name="ce7" table:formula="of:=IF([.P253]=0;[.H253]/12;&quot;&quot;)" office:value-type="float" office:value="21">
            <text:p>21.00</text:p>
          </table:table-cell>
          <table:table-cell table:style-name="ce7" table:formula="of:=IF([.P253]&gt;0;0;[.$Z$15])" office:value-type="float" office:value="599">
            <text:p>599.00</text:p>
          </table:table-cell>
          <table:table-cell table:style-name="ce10" table:formula="of:=1-[.P25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53];1)" office:value-type="date" office:date-value="2041-06-15">
            <text:p>06/15/41</text:p>
          </table:table-cell>
          <table:table-cell office:value-type="float" office:value="253">
            <text:p>253</text:p>
          </table:table-cell>
          <table:table-cell table:formula="of:=IF([.R25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53]&lt;0.8*[.$C$6];0;[.$Z$7])" office:value-type="float" office:value="0">
            <text:p>0</text:p>
          </table:table-cell>
          <table:table-cell table:formula="of:=[.I254]-[.J254]-[.K254]-[.L254]" office:value-type="currency" office:currency="USD" office:value="1199">
            <text:p>$1,199.00</text:p>
          </table:table-cell>
          <table:table-cell table:style-name="ce6" table:formula="of:=IF(ISERR(IPMT([.$C$20]/12;1;[.$D$17];[.P253]));0;IPMT([.$C$20]/12;1;[.$D$17];[.P253]))" office:value-type="currency" office:currency="USD" office:value="-0">
            <text:p>$0.00</text:p>
          </table:table-cell>
          <table:table-cell table:style-name="ce6" table:formula="of:=IF([.P253]-[.N254]&gt;[.M254];-[.M254]-[.N254];-[.P253])" office:value-type="currency" office:currency="USD" office:value="-0">
            <text:p>$0.00</text:p>
          </table:table-cell>
          <table:table-cell table:formula="of:=IF([.P253]+[.O254]&gt;=0;[.P253]+[.O254];0)" office:value-type="currency" office:currency="USD" office:value="0">
            <text:p>$0.00</text:p>
          </table:table-cell>
          <table:table-cell table:formula="of:=IF([.L254]=0;[.H254]/12;&quot;&quot;)" office:value-type="float" office:value="21.0833333333333">
            <text:p>21.0833333333</text:p>
          </table:table-cell>
          <table:table-cell table:formula="of:=IF([.H254]&lt;=[.$Z$2];1;&quot;&quot;)">
            <text:p/>
          </table:table-cell>
          <table:table-cell table:style-name="ce7" table:formula="of:=IF([.P254]=0;[.H254]/12;&quot;&quot;)" office:value-type="float" office:value="21.0833333333333">
            <text:p>21.08</text:p>
          </table:table-cell>
          <table:table-cell table:style-name="ce7" table:formula="of:=IF([.P254]&gt;0;0;[.$Z$15])" office:value-type="float" office:value="599">
            <text:p>599.00</text:p>
          </table:table-cell>
          <table:table-cell table:style-name="ce10" table:formula="of:=1-[.P25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54];1)" office:value-type="date" office:date-value="2041-07-15">
            <text:p>07/15/41</text:p>
          </table:table-cell>
          <table:table-cell office:value-type="float" office:value="254">
            <text:p>254</text:p>
          </table:table-cell>
          <table:table-cell table:formula="of:=IF([.R25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54]&lt;0.8*[.$C$6];0;[.$Z$7])" office:value-type="float" office:value="0">
            <text:p>0</text:p>
          </table:table-cell>
          <table:table-cell table:formula="of:=[.I255]-[.J255]-[.K255]-[.L255]" office:value-type="currency" office:currency="USD" office:value="1199">
            <text:p>$1,199.00</text:p>
          </table:table-cell>
          <table:table-cell table:style-name="ce6" table:formula="of:=IF(ISERR(IPMT([.$C$20]/12;1;[.$D$17];[.P254]));0;IPMT([.$C$20]/12;1;[.$D$17];[.P254]))" office:value-type="currency" office:currency="USD" office:value="-0">
            <text:p>$0.00</text:p>
          </table:table-cell>
          <table:table-cell table:style-name="ce6" table:formula="of:=IF([.P254]-[.N255]&gt;[.M255];-[.M255]-[.N255];-[.P254])" office:value-type="currency" office:currency="USD" office:value="-0">
            <text:p>$0.00</text:p>
          </table:table-cell>
          <table:table-cell table:formula="of:=IF([.P254]+[.O255]&gt;=0;[.P254]+[.O255];0)" office:value-type="currency" office:currency="USD" office:value="0">
            <text:p>$0.00</text:p>
          </table:table-cell>
          <table:table-cell table:formula="of:=IF([.L255]=0;[.H255]/12;&quot;&quot;)" office:value-type="float" office:value="21.1666666666667">
            <text:p>21.1666666667</text:p>
          </table:table-cell>
          <table:table-cell table:formula="of:=IF([.H255]&lt;=[.$Z$2];1;&quot;&quot;)">
            <text:p/>
          </table:table-cell>
          <table:table-cell table:style-name="ce7" table:formula="of:=IF([.P255]=0;[.H255]/12;&quot;&quot;)" office:value-type="float" office:value="21.1666666666667">
            <text:p>21.17</text:p>
          </table:table-cell>
          <table:table-cell table:style-name="ce7" table:formula="of:=IF([.P255]&gt;0;0;[.$Z$15])" office:value-type="float" office:value="599">
            <text:p>599.00</text:p>
          </table:table-cell>
          <table:table-cell table:style-name="ce10" table:formula="of:=1-[.P25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55];1)" office:value-type="date" office:date-value="2041-08-15">
            <text:p>08/15/41</text:p>
          </table:table-cell>
          <table:table-cell office:value-type="float" office:value="255">
            <text:p>255</text:p>
          </table:table-cell>
          <table:table-cell table:formula="of:=IF([.R25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55]&lt;0.8*[.$C$6];0;[.$Z$7])" office:value-type="float" office:value="0">
            <text:p>0</text:p>
          </table:table-cell>
          <table:table-cell table:formula="of:=[.I256]-[.J256]-[.K256]-[.L256]" office:value-type="currency" office:currency="USD" office:value="1199">
            <text:p>$1,199.00</text:p>
          </table:table-cell>
          <table:table-cell table:style-name="ce6" table:formula="of:=IF(ISERR(IPMT([.$C$20]/12;1;[.$D$17];[.P255]));0;IPMT([.$C$20]/12;1;[.$D$17];[.P255]))" office:value-type="currency" office:currency="USD" office:value="-0">
            <text:p>$0.00</text:p>
          </table:table-cell>
          <table:table-cell table:style-name="ce6" table:formula="of:=IF([.P255]-[.N256]&gt;[.M256];-[.M256]-[.N256];-[.P255])" office:value-type="currency" office:currency="USD" office:value="-0">
            <text:p>$0.00</text:p>
          </table:table-cell>
          <table:table-cell table:formula="of:=IF([.P255]+[.O256]&gt;=0;[.P255]+[.O256];0)" office:value-type="currency" office:currency="USD" office:value="0">
            <text:p>$0.00</text:p>
          </table:table-cell>
          <table:table-cell table:formula="of:=IF([.L256]=0;[.H256]/12;&quot;&quot;)" office:value-type="float" office:value="21.25">
            <text:p>21.25</text:p>
          </table:table-cell>
          <table:table-cell table:formula="of:=IF([.H256]&lt;=[.$Z$2];1;&quot;&quot;)">
            <text:p/>
          </table:table-cell>
          <table:table-cell table:style-name="ce7" table:formula="of:=IF([.P256]=0;[.H256]/12;&quot;&quot;)" office:value-type="float" office:value="21.25">
            <text:p>21.25</text:p>
          </table:table-cell>
          <table:table-cell table:style-name="ce7" table:formula="of:=IF([.P256]&gt;0;0;[.$Z$15])" office:value-type="float" office:value="599">
            <text:p>599.00</text:p>
          </table:table-cell>
          <table:table-cell table:style-name="ce10" table:formula="of:=1-[.P25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56];1)" office:value-type="date" office:date-value="2041-09-15">
            <text:p>09/15/41</text:p>
          </table:table-cell>
          <table:table-cell office:value-type="float" office:value="256">
            <text:p>256</text:p>
          </table:table-cell>
          <table:table-cell table:formula="of:=IF([.R25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56]&lt;0.8*[.$C$6];0;[.$Z$7])" office:value-type="float" office:value="0">
            <text:p>0</text:p>
          </table:table-cell>
          <table:table-cell table:formula="of:=[.I257]-[.J257]-[.K257]-[.L257]" office:value-type="currency" office:currency="USD" office:value="1199">
            <text:p>$1,199.00</text:p>
          </table:table-cell>
          <table:table-cell table:style-name="ce6" table:formula="of:=IF(ISERR(IPMT([.$C$20]/12;1;[.$D$17];[.P256]));0;IPMT([.$C$20]/12;1;[.$D$17];[.P256]))" office:value-type="currency" office:currency="USD" office:value="-0">
            <text:p>$0.00</text:p>
          </table:table-cell>
          <table:table-cell table:style-name="ce6" table:formula="of:=IF([.P256]-[.N257]&gt;[.M257];-[.M257]-[.N257];-[.P256])" office:value-type="currency" office:currency="USD" office:value="-0">
            <text:p>$0.00</text:p>
          </table:table-cell>
          <table:table-cell table:formula="of:=IF([.P256]+[.O257]&gt;=0;[.P256]+[.O257];0)" office:value-type="currency" office:currency="USD" office:value="0">
            <text:p>$0.00</text:p>
          </table:table-cell>
          <table:table-cell table:formula="of:=IF([.L257]=0;[.H257]/12;&quot;&quot;)" office:value-type="float" office:value="21.3333333333333">
            <text:p>21.3333333333</text:p>
          </table:table-cell>
          <table:table-cell table:formula="of:=IF([.H257]&lt;=[.$Z$2];1;&quot;&quot;)">
            <text:p/>
          </table:table-cell>
          <table:table-cell table:style-name="ce7" table:formula="of:=IF([.P257]=0;[.H257]/12;&quot;&quot;)" office:value-type="float" office:value="21.3333333333333">
            <text:p>21.33</text:p>
          </table:table-cell>
          <table:table-cell table:style-name="ce7" table:formula="of:=IF([.P257]&gt;0;0;[.$Z$15])" office:value-type="float" office:value="599">
            <text:p>599.00</text:p>
          </table:table-cell>
          <table:table-cell table:style-name="ce10" table:formula="of:=1-[.P25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57];1)" office:value-type="date" office:date-value="2041-10-15">
            <text:p>10/15/41</text:p>
          </table:table-cell>
          <table:table-cell office:value-type="float" office:value="257">
            <text:p>257</text:p>
          </table:table-cell>
          <table:table-cell table:formula="of:=IF([.R25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57]&lt;0.8*[.$C$6];0;[.$Z$7])" office:value-type="float" office:value="0">
            <text:p>0</text:p>
          </table:table-cell>
          <table:table-cell table:formula="of:=[.I258]-[.J258]-[.K258]-[.L258]" office:value-type="currency" office:currency="USD" office:value="1199">
            <text:p>$1,199.00</text:p>
          </table:table-cell>
          <table:table-cell table:style-name="ce6" table:formula="of:=IF(ISERR(IPMT([.$C$20]/12;1;[.$D$17];[.P257]));0;IPMT([.$C$20]/12;1;[.$D$17];[.P257]))" office:value-type="currency" office:currency="USD" office:value="-0">
            <text:p>$0.00</text:p>
          </table:table-cell>
          <table:table-cell table:style-name="ce6" table:formula="of:=IF([.P257]-[.N258]&gt;[.M258];-[.M258]-[.N258];-[.P257])" office:value-type="currency" office:currency="USD" office:value="-0">
            <text:p>$0.00</text:p>
          </table:table-cell>
          <table:table-cell table:formula="of:=IF([.P257]+[.O258]&gt;=0;[.P257]+[.O258];0)" office:value-type="currency" office:currency="USD" office:value="0">
            <text:p>$0.00</text:p>
          </table:table-cell>
          <table:table-cell table:formula="of:=IF([.L258]=0;[.H258]/12;&quot;&quot;)" office:value-type="float" office:value="21.4166666666667">
            <text:p>21.4166666667</text:p>
          </table:table-cell>
          <table:table-cell table:formula="of:=IF([.H258]&lt;=[.$Z$2];1;&quot;&quot;)">
            <text:p/>
          </table:table-cell>
          <table:table-cell table:style-name="ce7" table:formula="of:=IF([.P258]=0;[.H258]/12;&quot;&quot;)" office:value-type="float" office:value="21.4166666666667">
            <text:p>21.42</text:p>
          </table:table-cell>
          <table:table-cell table:style-name="ce7" table:formula="of:=IF([.P258]&gt;0;0;[.$Z$15])" office:value-type="float" office:value="599">
            <text:p>599.00</text:p>
          </table:table-cell>
          <table:table-cell table:style-name="ce10" table:formula="of:=1-[.P25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58];1)" office:value-type="date" office:date-value="2041-11-15">
            <text:p>11/15/41</text:p>
          </table:table-cell>
          <table:table-cell office:value-type="float" office:value="258">
            <text:p>258</text:p>
          </table:table-cell>
          <table:table-cell table:formula="of:=IF([.R25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58]&lt;0.8*[.$C$6];0;[.$Z$7])" office:value-type="float" office:value="0">
            <text:p>0</text:p>
          </table:table-cell>
          <table:table-cell table:formula="of:=[.I259]-[.J259]-[.K259]-[.L259]" office:value-type="currency" office:currency="USD" office:value="1199">
            <text:p>$1,199.00</text:p>
          </table:table-cell>
          <table:table-cell table:style-name="ce6" table:formula="of:=IF(ISERR(IPMT([.$C$20]/12;1;[.$D$17];[.P258]));0;IPMT([.$C$20]/12;1;[.$D$17];[.P258]))" office:value-type="currency" office:currency="USD" office:value="-0">
            <text:p>$0.00</text:p>
          </table:table-cell>
          <table:table-cell table:style-name="ce6" table:formula="of:=IF([.P258]-[.N259]&gt;[.M259];-[.M259]-[.N259];-[.P258])" office:value-type="currency" office:currency="USD" office:value="-0">
            <text:p>$0.00</text:p>
          </table:table-cell>
          <table:table-cell table:formula="of:=IF([.P258]+[.O259]&gt;=0;[.P258]+[.O259];0)" office:value-type="currency" office:currency="USD" office:value="0">
            <text:p>$0.00</text:p>
          </table:table-cell>
          <table:table-cell table:formula="of:=IF([.L259]=0;[.H259]/12;&quot;&quot;)" office:value-type="float" office:value="21.5">
            <text:p>21.5</text:p>
          </table:table-cell>
          <table:table-cell table:formula="of:=IF([.H259]&lt;=[.$Z$2];1;&quot;&quot;)">
            <text:p/>
          </table:table-cell>
          <table:table-cell table:style-name="ce7" table:formula="of:=IF([.P259]=0;[.H259]/12;&quot;&quot;)" office:value-type="float" office:value="21.5">
            <text:p>21.50</text:p>
          </table:table-cell>
          <table:table-cell table:style-name="ce7" table:formula="of:=IF([.P259]&gt;0;0;[.$Z$15])" office:value-type="float" office:value="599">
            <text:p>599.00</text:p>
          </table:table-cell>
          <table:table-cell table:style-name="ce10" table:formula="of:=1-[.P25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59];1)" office:value-type="date" office:date-value="2041-12-15">
            <text:p>12/15/41</text:p>
          </table:table-cell>
          <table:table-cell office:value-type="float" office:value="259">
            <text:p>259</text:p>
          </table:table-cell>
          <table:table-cell table:formula="of:=IF([.R26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59]&lt;0.8*[.$C$6];0;[.$Z$7])" office:value-type="float" office:value="0">
            <text:p>0</text:p>
          </table:table-cell>
          <table:table-cell table:formula="of:=[.I260]-[.J260]-[.K260]-[.L260]" office:value-type="currency" office:currency="USD" office:value="1199">
            <text:p>$1,199.00</text:p>
          </table:table-cell>
          <table:table-cell table:style-name="ce6" table:formula="of:=IF(ISERR(IPMT([.$C$20]/12;1;[.$D$17];[.P259]));0;IPMT([.$C$20]/12;1;[.$D$17];[.P259]))" office:value-type="currency" office:currency="USD" office:value="-0">
            <text:p>$0.00</text:p>
          </table:table-cell>
          <table:table-cell table:style-name="ce6" table:formula="of:=IF([.P259]-[.N260]&gt;[.M260];-[.M260]-[.N260];-[.P259])" office:value-type="currency" office:currency="USD" office:value="-0">
            <text:p>$0.00</text:p>
          </table:table-cell>
          <table:table-cell table:formula="of:=IF([.P259]+[.O260]&gt;=0;[.P259]+[.O260];0)" office:value-type="currency" office:currency="USD" office:value="0">
            <text:p>$0.00</text:p>
          </table:table-cell>
          <table:table-cell table:formula="of:=IF([.L260]=0;[.H260]/12;&quot;&quot;)" office:value-type="float" office:value="21.5833333333333">
            <text:p>21.5833333333</text:p>
          </table:table-cell>
          <table:table-cell table:formula="of:=IF([.H260]&lt;=[.$Z$2];1;&quot;&quot;)">
            <text:p/>
          </table:table-cell>
          <table:table-cell table:style-name="ce7" table:formula="of:=IF([.P260]=0;[.H260]/12;&quot;&quot;)" office:value-type="float" office:value="21.5833333333333">
            <text:p>21.58</text:p>
          </table:table-cell>
          <table:table-cell table:style-name="ce7" table:formula="of:=IF([.P260]&gt;0;0;[.$Z$15])" office:value-type="float" office:value="599">
            <text:p>599.00</text:p>
          </table:table-cell>
          <table:table-cell table:style-name="ce10" table:formula="of:=1-[.P26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60];1)" office:value-type="date" office:date-value="2042-01-15">
            <text:p>01/15/42</text:p>
          </table:table-cell>
          <table:table-cell office:value-type="float" office:value="260">
            <text:p>260</text:p>
          </table:table-cell>
          <table:table-cell table:formula="of:=IF([.R26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60]&lt;0.8*[.$C$6];0;[.$Z$7])" office:value-type="float" office:value="0">
            <text:p>0</text:p>
          </table:table-cell>
          <table:table-cell table:formula="of:=[.I261]-[.J261]-[.K261]-[.L261]" office:value-type="currency" office:currency="USD" office:value="1199">
            <text:p>$1,199.00</text:p>
          </table:table-cell>
          <table:table-cell table:style-name="ce6" table:formula="of:=IF(ISERR(IPMT([.$C$20]/12;1;[.$D$17];[.P260]));0;IPMT([.$C$20]/12;1;[.$D$17];[.P260]))" office:value-type="currency" office:currency="USD" office:value="-0">
            <text:p>$0.00</text:p>
          </table:table-cell>
          <table:table-cell table:style-name="ce6" table:formula="of:=IF([.P260]-[.N261]&gt;[.M261];-[.M261]-[.N261];-[.P260])" office:value-type="currency" office:currency="USD" office:value="-0">
            <text:p>$0.00</text:p>
          </table:table-cell>
          <table:table-cell table:formula="of:=IF([.P260]+[.O261]&gt;=0;[.P260]+[.O261];0)" office:value-type="currency" office:currency="USD" office:value="0">
            <text:p>$0.00</text:p>
          </table:table-cell>
          <table:table-cell table:formula="of:=IF([.L261]=0;[.H261]/12;&quot;&quot;)" office:value-type="float" office:value="21.6666666666667">
            <text:p>21.6666666667</text:p>
          </table:table-cell>
          <table:table-cell table:formula="of:=IF([.H261]&lt;=[.$Z$2];1;&quot;&quot;)">
            <text:p/>
          </table:table-cell>
          <table:table-cell table:style-name="ce7" table:formula="of:=IF([.P261]=0;[.H261]/12;&quot;&quot;)" office:value-type="float" office:value="21.6666666666667">
            <text:p>21.67</text:p>
          </table:table-cell>
          <table:table-cell table:style-name="ce7" table:formula="of:=IF([.P261]&gt;0;0;[.$Z$15])" office:value-type="float" office:value="599">
            <text:p>599.00</text:p>
          </table:table-cell>
          <table:table-cell table:style-name="ce10" table:formula="of:=1-[.P26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61];1)" office:value-type="date" office:date-value="2042-02-15">
            <text:p>02/15/42</text:p>
          </table:table-cell>
          <table:table-cell office:value-type="float" office:value="261">
            <text:p>261</text:p>
          </table:table-cell>
          <table:table-cell table:formula="of:=IF([.R26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61]&lt;0.8*[.$C$6];0;[.$Z$7])" office:value-type="float" office:value="0">
            <text:p>0</text:p>
          </table:table-cell>
          <table:table-cell table:formula="of:=[.I262]-[.J262]-[.K262]-[.L262]" office:value-type="currency" office:currency="USD" office:value="1199">
            <text:p>$1,199.00</text:p>
          </table:table-cell>
          <table:table-cell table:style-name="ce6" table:formula="of:=IF(ISERR(IPMT([.$C$20]/12;1;[.$D$17];[.P261]));0;IPMT([.$C$20]/12;1;[.$D$17];[.P261]))" office:value-type="currency" office:currency="USD" office:value="-0">
            <text:p>$0.00</text:p>
          </table:table-cell>
          <table:table-cell table:style-name="ce6" table:formula="of:=IF([.P261]-[.N262]&gt;[.M262];-[.M262]-[.N262];-[.P261])" office:value-type="currency" office:currency="USD" office:value="-0">
            <text:p>$0.00</text:p>
          </table:table-cell>
          <table:table-cell table:formula="of:=IF([.P261]+[.O262]&gt;=0;[.P261]+[.O262];0)" office:value-type="currency" office:currency="USD" office:value="0">
            <text:p>$0.00</text:p>
          </table:table-cell>
          <table:table-cell table:formula="of:=IF([.L262]=0;[.H262]/12;&quot;&quot;)" office:value-type="float" office:value="21.75">
            <text:p>21.75</text:p>
          </table:table-cell>
          <table:table-cell table:formula="of:=IF([.H262]&lt;=[.$Z$2];1;&quot;&quot;)">
            <text:p/>
          </table:table-cell>
          <table:table-cell table:style-name="ce7" table:formula="of:=IF([.P262]=0;[.H262]/12;&quot;&quot;)" office:value-type="float" office:value="21.75">
            <text:p>21.75</text:p>
          </table:table-cell>
          <table:table-cell table:style-name="ce7" table:formula="of:=IF([.P262]&gt;0;0;[.$Z$15])" office:value-type="float" office:value="599">
            <text:p>599.00</text:p>
          </table:table-cell>
          <table:table-cell table:style-name="ce10" table:formula="of:=1-[.P26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62];1)" office:value-type="date" office:date-value="2042-03-15">
            <text:p>03/15/42</text:p>
          </table:table-cell>
          <table:table-cell office:value-type="float" office:value="262">
            <text:p>262</text:p>
          </table:table-cell>
          <table:table-cell table:formula="of:=IF([.R26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62]&lt;0.8*[.$C$6];0;[.$Z$7])" office:value-type="float" office:value="0">
            <text:p>0</text:p>
          </table:table-cell>
          <table:table-cell table:formula="of:=[.I263]-[.J263]-[.K263]-[.L263]" office:value-type="currency" office:currency="USD" office:value="1199">
            <text:p>$1,199.00</text:p>
          </table:table-cell>
          <table:table-cell table:style-name="ce6" table:formula="of:=IF(ISERR(IPMT([.$C$20]/12;1;[.$D$17];[.P262]));0;IPMT([.$C$20]/12;1;[.$D$17];[.P262]))" office:value-type="currency" office:currency="USD" office:value="-0">
            <text:p>$0.00</text:p>
          </table:table-cell>
          <table:table-cell table:style-name="ce6" table:formula="of:=IF([.P262]-[.N263]&gt;[.M263];-[.M263]-[.N263];-[.P262])" office:value-type="currency" office:currency="USD" office:value="-0">
            <text:p>$0.00</text:p>
          </table:table-cell>
          <table:table-cell table:formula="of:=IF([.P262]+[.O263]&gt;=0;[.P262]+[.O263];0)" office:value-type="currency" office:currency="USD" office:value="0">
            <text:p>$0.00</text:p>
          </table:table-cell>
          <table:table-cell table:formula="of:=IF([.L263]=0;[.H263]/12;&quot;&quot;)" office:value-type="float" office:value="21.8333333333333">
            <text:p>21.8333333333</text:p>
          </table:table-cell>
          <table:table-cell table:formula="of:=IF([.H263]&lt;=[.$Z$2];1;&quot;&quot;)">
            <text:p/>
          </table:table-cell>
          <table:table-cell table:style-name="ce7" table:formula="of:=IF([.P263]=0;[.H263]/12;&quot;&quot;)" office:value-type="float" office:value="21.8333333333333">
            <text:p>21.83</text:p>
          </table:table-cell>
          <table:table-cell table:style-name="ce7" table:formula="of:=IF([.P263]&gt;0;0;[.$Z$15])" office:value-type="float" office:value="599">
            <text:p>599.00</text:p>
          </table:table-cell>
          <table:table-cell table:style-name="ce10" table:formula="of:=1-[.P26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63];1)" office:value-type="date" office:date-value="2042-04-15">
            <text:p>04/15/42</text:p>
          </table:table-cell>
          <table:table-cell office:value-type="float" office:value="263">
            <text:p>263</text:p>
          </table:table-cell>
          <table:table-cell table:formula="of:=IF([.R26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63]&lt;0.8*[.$C$6];0;[.$Z$7])" office:value-type="float" office:value="0">
            <text:p>0</text:p>
          </table:table-cell>
          <table:table-cell table:formula="of:=[.I264]-[.J264]-[.K264]-[.L264]" office:value-type="currency" office:currency="USD" office:value="1199">
            <text:p>$1,199.00</text:p>
          </table:table-cell>
          <table:table-cell table:style-name="ce6" table:formula="of:=IF(ISERR(IPMT([.$C$20]/12;1;[.$D$17];[.P263]));0;IPMT([.$C$20]/12;1;[.$D$17];[.P263]))" office:value-type="currency" office:currency="USD" office:value="-0">
            <text:p>$0.00</text:p>
          </table:table-cell>
          <table:table-cell table:style-name="ce6" table:formula="of:=IF([.P263]-[.N264]&gt;[.M264];-[.M264]-[.N264];-[.P263])" office:value-type="currency" office:currency="USD" office:value="-0">
            <text:p>$0.00</text:p>
          </table:table-cell>
          <table:table-cell table:formula="of:=IF([.P263]+[.O264]&gt;=0;[.P263]+[.O264];0)" office:value-type="currency" office:currency="USD" office:value="0">
            <text:p>$0.00</text:p>
          </table:table-cell>
          <table:table-cell table:formula="of:=IF([.L264]=0;[.H264]/12;&quot;&quot;)" office:value-type="float" office:value="21.9166666666667">
            <text:p>21.9166666667</text:p>
          </table:table-cell>
          <table:table-cell table:formula="of:=IF([.H264]&lt;=[.$Z$2];1;&quot;&quot;)">
            <text:p/>
          </table:table-cell>
          <table:table-cell table:style-name="ce7" table:formula="of:=IF([.P264]=0;[.H264]/12;&quot;&quot;)" office:value-type="float" office:value="21.9166666666667">
            <text:p>21.92</text:p>
          </table:table-cell>
          <table:table-cell table:style-name="ce7" table:formula="of:=IF([.P264]&gt;0;0;[.$Z$15])" office:value-type="float" office:value="599">
            <text:p>599.00</text:p>
          </table:table-cell>
          <table:table-cell table:style-name="ce10" table:formula="of:=1-[.P26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64];1)" office:value-type="date" office:date-value="2042-05-15">
            <text:p>05/15/42</text:p>
          </table:table-cell>
          <table:table-cell office:value-type="float" office:value="264">
            <text:p>264</text:p>
          </table:table-cell>
          <table:table-cell table:formula="of:=IF([.R26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64]&lt;0.8*[.$C$6];0;[.$Z$7])" office:value-type="float" office:value="0">
            <text:p>0</text:p>
          </table:table-cell>
          <table:table-cell table:formula="of:=[.I265]-[.J265]-[.K265]-[.L265]" office:value-type="currency" office:currency="USD" office:value="1199">
            <text:p>$1,199.00</text:p>
          </table:table-cell>
          <table:table-cell table:style-name="ce6" table:formula="of:=IF(ISERR(IPMT([.$C$20]/12;1;[.$D$17];[.P264]));0;IPMT([.$C$20]/12;1;[.$D$17];[.P264]))" office:value-type="currency" office:currency="USD" office:value="-0">
            <text:p>$0.00</text:p>
          </table:table-cell>
          <table:table-cell table:style-name="ce6" table:formula="of:=IF([.P264]-[.N265]&gt;[.M265];-[.M265]-[.N265];-[.P264])" office:value-type="currency" office:currency="USD" office:value="-0">
            <text:p>$0.00</text:p>
          </table:table-cell>
          <table:table-cell table:formula="of:=IF([.P264]+[.O265]&gt;=0;[.P264]+[.O265];0)" office:value-type="currency" office:currency="USD" office:value="0">
            <text:p>$0.00</text:p>
          </table:table-cell>
          <table:table-cell table:formula="of:=IF([.L265]=0;[.H265]/12;&quot;&quot;)" office:value-type="float" office:value="22">
            <text:p>22</text:p>
          </table:table-cell>
          <table:table-cell table:formula="of:=IF([.H265]&lt;=[.$Z$2];1;&quot;&quot;)">
            <text:p/>
          </table:table-cell>
          <table:table-cell table:style-name="ce7" table:formula="of:=IF([.P265]=0;[.H265]/12;&quot;&quot;)" office:value-type="float" office:value="22">
            <text:p>22.00</text:p>
          </table:table-cell>
          <table:table-cell table:style-name="ce7" table:formula="of:=IF([.P265]&gt;0;0;[.$Z$15])" office:value-type="float" office:value="599">
            <text:p>599.00</text:p>
          </table:table-cell>
          <table:table-cell table:style-name="ce10" table:formula="of:=1-[.P26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65];1)" office:value-type="date" office:date-value="2042-06-15">
            <text:p>06/15/42</text:p>
          </table:table-cell>
          <table:table-cell office:value-type="float" office:value="265">
            <text:p>265</text:p>
          </table:table-cell>
          <table:table-cell table:formula="of:=IF([.R26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65]&lt;0.8*[.$C$6];0;[.$Z$7])" office:value-type="float" office:value="0">
            <text:p>0</text:p>
          </table:table-cell>
          <table:table-cell table:formula="of:=[.I266]-[.J266]-[.K266]-[.L266]" office:value-type="currency" office:currency="USD" office:value="1199">
            <text:p>$1,199.00</text:p>
          </table:table-cell>
          <table:table-cell table:style-name="ce6" table:formula="of:=IF(ISERR(IPMT([.$C$20]/12;1;[.$D$17];[.P265]));0;IPMT([.$C$20]/12;1;[.$D$17];[.P265]))" office:value-type="currency" office:currency="USD" office:value="-0">
            <text:p>$0.00</text:p>
          </table:table-cell>
          <table:table-cell table:style-name="ce6" table:formula="of:=IF([.P265]-[.N266]&gt;[.M266];-[.M266]-[.N266];-[.P265])" office:value-type="currency" office:currency="USD" office:value="-0">
            <text:p>$0.00</text:p>
          </table:table-cell>
          <table:table-cell table:formula="of:=IF([.P265]+[.O266]&gt;=0;[.P265]+[.O266];0)" office:value-type="currency" office:currency="USD" office:value="0">
            <text:p>$0.00</text:p>
          </table:table-cell>
          <table:table-cell table:formula="of:=IF([.L266]=0;[.H266]/12;&quot;&quot;)" office:value-type="float" office:value="22.0833333333333">
            <text:p>22.0833333333</text:p>
          </table:table-cell>
          <table:table-cell table:formula="of:=IF([.H266]&lt;=[.$Z$2];1;&quot;&quot;)">
            <text:p/>
          </table:table-cell>
          <table:table-cell table:style-name="ce7" table:formula="of:=IF([.P266]=0;[.H266]/12;&quot;&quot;)" office:value-type="float" office:value="22.0833333333333">
            <text:p>22.08</text:p>
          </table:table-cell>
          <table:table-cell table:style-name="ce7" table:formula="of:=IF([.P266]&gt;0;0;[.$Z$15])" office:value-type="float" office:value="599">
            <text:p>599.00</text:p>
          </table:table-cell>
          <table:table-cell table:style-name="ce10" table:formula="of:=1-[.P26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66];1)" office:value-type="date" office:date-value="2042-07-15">
            <text:p>07/15/42</text:p>
          </table:table-cell>
          <table:table-cell office:value-type="float" office:value="266">
            <text:p>266</text:p>
          </table:table-cell>
          <table:table-cell table:formula="of:=IF([.R26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66]&lt;0.8*[.$C$6];0;[.$Z$7])" office:value-type="float" office:value="0">
            <text:p>0</text:p>
          </table:table-cell>
          <table:table-cell table:formula="of:=[.I267]-[.J267]-[.K267]-[.L267]" office:value-type="currency" office:currency="USD" office:value="1199">
            <text:p>$1,199.00</text:p>
          </table:table-cell>
          <table:table-cell table:style-name="ce6" table:formula="of:=IF(ISERR(IPMT([.$C$20]/12;1;[.$D$17];[.P266]));0;IPMT([.$C$20]/12;1;[.$D$17];[.P266]))" office:value-type="currency" office:currency="USD" office:value="-0">
            <text:p>$0.00</text:p>
          </table:table-cell>
          <table:table-cell table:style-name="ce6" table:formula="of:=IF([.P266]-[.N267]&gt;[.M267];-[.M267]-[.N267];-[.P266])" office:value-type="currency" office:currency="USD" office:value="-0">
            <text:p>$0.00</text:p>
          </table:table-cell>
          <table:table-cell table:formula="of:=IF([.P266]+[.O267]&gt;=0;[.P266]+[.O267];0)" office:value-type="currency" office:currency="USD" office:value="0">
            <text:p>$0.00</text:p>
          </table:table-cell>
          <table:table-cell table:formula="of:=IF([.L267]=0;[.H267]/12;&quot;&quot;)" office:value-type="float" office:value="22.1666666666667">
            <text:p>22.1666666667</text:p>
          </table:table-cell>
          <table:table-cell table:formula="of:=IF([.H267]&lt;=[.$Z$2];1;&quot;&quot;)">
            <text:p/>
          </table:table-cell>
          <table:table-cell table:style-name="ce7" table:formula="of:=IF([.P267]=0;[.H267]/12;&quot;&quot;)" office:value-type="float" office:value="22.1666666666667">
            <text:p>22.17</text:p>
          </table:table-cell>
          <table:table-cell table:style-name="ce7" table:formula="of:=IF([.P267]&gt;0;0;[.$Z$15])" office:value-type="float" office:value="599">
            <text:p>599.00</text:p>
          </table:table-cell>
          <table:table-cell table:style-name="ce10" table:formula="of:=1-[.P26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67];1)" office:value-type="date" office:date-value="2042-08-15">
            <text:p>08/15/42</text:p>
          </table:table-cell>
          <table:table-cell office:value-type="float" office:value="267">
            <text:p>267</text:p>
          </table:table-cell>
          <table:table-cell table:formula="of:=IF([.R26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67]&lt;0.8*[.$C$6];0;[.$Z$7])" office:value-type="float" office:value="0">
            <text:p>0</text:p>
          </table:table-cell>
          <table:table-cell table:formula="of:=[.I268]-[.J268]-[.K268]-[.L268]" office:value-type="currency" office:currency="USD" office:value="1199">
            <text:p>$1,199.00</text:p>
          </table:table-cell>
          <table:table-cell table:style-name="ce6" table:formula="of:=IF(ISERR(IPMT([.$C$20]/12;1;[.$D$17];[.P267]));0;IPMT([.$C$20]/12;1;[.$D$17];[.P267]))" office:value-type="currency" office:currency="USD" office:value="-0">
            <text:p>$0.00</text:p>
          </table:table-cell>
          <table:table-cell table:style-name="ce6" table:formula="of:=IF([.P267]-[.N268]&gt;[.M268];-[.M268]-[.N268];-[.P267])" office:value-type="currency" office:currency="USD" office:value="-0">
            <text:p>$0.00</text:p>
          </table:table-cell>
          <table:table-cell table:formula="of:=IF([.P267]+[.O268]&gt;=0;[.P267]+[.O268];0)" office:value-type="currency" office:currency="USD" office:value="0">
            <text:p>$0.00</text:p>
          </table:table-cell>
          <table:table-cell table:formula="of:=IF([.L268]=0;[.H268]/12;&quot;&quot;)" office:value-type="float" office:value="22.25">
            <text:p>22.25</text:p>
          </table:table-cell>
          <table:table-cell table:formula="of:=IF([.H268]&lt;=[.$Z$2];1;&quot;&quot;)">
            <text:p/>
          </table:table-cell>
          <table:table-cell table:style-name="ce7" table:formula="of:=IF([.P268]=0;[.H268]/12;&quot;&quot;)" office:value-type="float" office:value="22.25">
            <text:p>22.25</text:p>
          </table:table-cell>
          <table:table-cell table:style-name="ce7" table:formula="of:=IF([.P268]&gt;0;0;[.$Z$15])" office:value-type="float" office:value="599">
            <text:p>599.00</text:p>
          </table:table-cell>
          <table:table-cell table:style-name="ce10" table:formula="of:=1-[.P26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68];1)" office:value-type="date" office:date-value="2042-09-15">
            <text:p>09/15/42</text:p>
          </table:table-cell>
          <table:table-cell office:value-type="float" office:value="268">
            <text:p>268</text:p>
          </table:table-cell>
          <table:table-cell table:formula="of:=IF([.R26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68]&lt;0.8*[.$C$6];0;[.$Z$7])" office:value-type="float" office:value="0">
            <text:p>0</text:p>
          </table:table-cell>
          <table:table-cell table:formula="of:=[.I269]-[.J269]-[.K269]-[.L269]" office:value-type="currency" office:currency="USD" office:value="1199">
            <text:p>$1,199.00</text:p>
          </table:table-cell>
          <table:table-cell table:style-name="ce6" table:formula="of:=IF(ISERR(IPMT([.$C$20]/12;1;[.$D$17];[.P268]));0;IPMT([.$C$20]/12;1;[.$D$17];[.P268]))" office:value-type="currency" office:currency="USD" office:value="-0">
            <text:p>$0.00</text:p>
          </table:table-cell>
          <table:table-cell table:style-name="ce6" table:formula="of:=IF([.P268]-[.N269]&gt;[.M269];-[.M269]-[.N269];-[.P268])" office:value-type="currency" office:currency="USD" office:value="-0">
            <text:p>$0.00</text:p>
          </table:table-cell>
          <table:table-cell table:formula="of:=IF([.P268]+[.O269]&gt;=0;[.P268]+[.O269];0)" office:value-type="currency" office:currency="USD" office:value="0">
            <text:p>$0.00</text:p>
          </table:table-cell>
          <table:table-cell table:formula="of:=IF([.L269]=0;[.H269]/12;&quot;&quot;)" office:value-type="float" office:value="22.3333333333333">
            <text:p>22.3333333333</text:p>
          </table:table-cell>
          <table:table-cell table:formula="of:=IF([.H269]&lt;=[.$Z$2];1;&quot;&quot;)">
            <text:p/>
          </table:table-cell>
          <table:table-cell table:style-name="ce7" table:formula="of:=IF([.P269]=0;[.H269]/12;&quot;&quot;)" office:value-type="float" office:value="22.3333333333333">
            <text:p>22.33</text:p>
          </table:table-cell>
          <table:table-cell table:style-name="ce7" table:formula="of:=IF([.P269]&gt;0;0;[.$Z$15])" office:value-type="float" office:value="599">
            <text:p>599.00</text:p>
          </table:table-cell>
          <table:table-cell table:style-name="ce10" table:formula="of:=1-[.P26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69];1)" office:value-type="date" office:date-value="2042-10-15">
            <text:p>10/15/42</text:p>
          </table:table-cell>
          <table:table-cell office:value-type="float" office:value="269">
            <text:p>269</text:p>
          </table:table-cell>
          <table:table-cell table:formula="of:=IF([.R27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69]&lt;0.8*[.$C$6];0;[.$Z$7])" office:value-type="float" office:value="0">
            <text:p>0</text:p>
          </table:table-cell>
          <table:table-cell table:formula="of:=[.I270]-[.J270]-[.K270]-[.L270]" office:value-type="currency" office:currency="USD" office:value="1199">
            <text:p>$1,199.00</text:p>
          </table:table-cell>
          <table:table-cell table:style-name="ce6" table:formula="of:=IF(ISERR(IPMT([.$C$20]/12;1;[.$D$17];[.P269]));0;IPMT([.$C$20]/12;1;[.$D$17];[.P269]))" office:value-type="currency" office:currency="USD" office:value="-0">
            <text:p>$0.00</text:p>
          </table:table-cell>
          <table:table-cell table:style-name="ce6" table:formula="of:=IF([.P269]-[.N270]&gt;[.M270];-[.M270]-[.N270];-[.P269])" office:value-type="currency" office:currency="USD" office:value="-0">
            <text:p>$0.00</text:p>
          </table:table-cell>
          <table:table-cell table:formula="of:=IF([.P269]+[.O270]&gt;=0;[.P269]+[.O270];0)" office:value-type="currency" office:currency="USD" office:value="0">
            <text:p>$0.00</text:p>
          </table:table-cell>
          <table:table-cell table:formula="of:=IF([.L270]=0;[.H270]/12;&quot;&quot;)" office:value-type="float" office:value="22.4166666666667">
            <text:p>22.4166666667</text:p>
          </table:table-cell>
          <table:table-cell table:formula="of:=IF([.H270]&lt;=[.$Z$2];1;&quot;&quot;)">
            <text:p/>
          </table:table-cell>
          <table:table-cell table:style-name="ce7" table:formula="of:=IF([.P270]=0;[.H270]/12;&quot;&quot;)" office:value-type="float" office:value="22.4166666666667">
            <text:p>22.42</text:p>
          </table:table-cell>
          <table:table-cell table:style-name="ce7" table:formula="of:=IF([.P270]&gt;0;0;[.$Z$15])" office:value-type="float" office:value="599">
            <text:p>599.00</text:p>
          </table:table-cell>
          <table:table-cell table:style-name="ce10" table:formula="of:=1-[.P27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70];1)" office:value-type="date" office:date-value="2042-11-15">
            <text:p>11/15/42</text:p>
          </table:table-cell>
          <table:table-cell office:value-type="float" office:value="270">
            <text:p>270</text:p>
          </table:table-cell>
          <table:table-cell table:formula="of:=IF([.R27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70]&lt;0.8*[.$C$6];0;[.$Z$7])" office:value-type="float" office:value="0">
            <text:p>0</text:p>
          </table:table-cell>
          <table:table-cell table:formula="of:=[.I271]-[.J271]-[.K271]-[.L271]" office:value-type="currency" office:currency="USD" office:value="1199">
            <text:p>$1,199.00</text:p>
          </table:table-cell>
          <table:table-cell table:style-name="ce6" table:formula="of:=IF(ISERR(IPMT([.$C$20]/12;1;[.$D$17];[.P270]));0;IPMT([.$C$20]/12;1;[.$D$17];[.P270]))" office:value-type="currency" office:currency="USD" office:value="-0">
            <text:p>$0.00</text:p>
          </table:table-cell>
          <table:table-cell table:style-name="ce6" table:formula="of:=IF([.P270]-[.N271]&gt;[.M271];-[.M271]-[.N271];-[.P270])" office:value-type="currency" office:currency="USD" office:value="-0">
            <text:p>$0.00</text:p>
          </table:table-cell>
          <table:table-cell table:formula="of:=IF([.P270]+[.O271]&gt;=0;[.P270]+[.O271];0)" office:value-type="currency" office:currency="USD" office:value="0">
            <text:p>$0.00</text:p>
          </table:table-cell>
          <table:table-cell table:formula="of:=IF([.L271]=0;[.H271]/12;&quot;&quot;)" office:value-type="float" office:value="22.5">
            <text:p>22.5</text:p>
          </table:table-cell>
          <table:table-cell table:formula="of:=IF([.H271]&lt;=[.$Z$2];1;&quot;&quot;)">
            <text:p/>
          </table:table-cell>
          <table:table-cell table:style-name="ce7" table:formula="of:=IF([.P271]=0;[.H271]/12;&quot;&quot;)" office:value-type="float" office:value="22.5">
            <text:p>22.50</text:p>
          </table:table-cell>
          <table:table-cell table:style-name="ce7" table:formula="of:=IF([.P271]&gt;0;0;[.$Z$15])" office:value-type="float" office:value="599">
            <text:p>599.00</text:p>
          </table:table-cell>
          <table:table-cell table:style-name="ce10" table:formula="of:=1-[.P27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71];1)" office:value-type="date" office:date-value="2042-12-15">
            <text:p>12/15/42</text:p>
          </table:table-cell>
          <table:table-cell office:value-type="float" office:value="271">
            <text:p>271</text:p>
          </table:table-cell>
          <table:table-cell table:formula="of:=IF([.R27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71]&lt;0.8*[.$C$6];0;[.$Z$7])" office:value-type="float" office:value="0">
            <text:p>0</text:p>
          </table:table-cell>
          <table:table-cell table:formula="of:=[.I272]-[.J272]-[.K272]-[.L272]" office:value-type="currency" office:currency="USD" office:value="1199">
            <text:p>$1,199.00</text:p>
          </table:table-cell>
          <table:table-cell table:style-name="ce6" table:formula="of:=IF(ISERR(IPMT([.$C$20]/12;1;[.$D$17];[.P271]));0;IPMT([.$C$20]/12;1;[.$D$17];[.P271]))" office:value-type="currency" office:currency="USD" office:value="-0">
            <text:p>$0.00</text:p>
          </table:table-cell>
          <table:table-cell table:style-name="ce6" table:formula="of:=IF([.P271]-[.N272]&gt;[.M272];-[.M272]-[.N272];-[.P271])" office:value-type="currency" office:currency="USD" office:value="-0">
            <text:p>$0.00</text:p>
          </table:table-cell>
          <table:table-cell table:formula="of:=IF([.P271]+[.O272]&gt;=0;[.P271]+[.O272];0)" office:value-type="currency" office:currency="USD" office:value="0">
            <text:p>$0.00</text:p>
          </table:table-cell>
          <table:table-cell table:formula="of:=IF([.L272]=0;[.H272]/12;&quot;&quot;)" office:value-type="float" office:value="22.5833333333333">
            <text:p>22.5833333333</text:p>
          </table:table-cell>
          <table:table-cell table:formula="of:=IF([.H272]&lt;=[.$Z$2];1;&quot;&quot;)">
            <text:p/>
          </table:table-cell>
          <table:table-cell table:style-name="ce7" table:formula="of:=IF([.P272]=0;[.H272]/12;&quot;&quot;)" office:value-type="float" office:value="22.5833333333333">
            <text:p>22.58</text:p>
          </table:table-cell>
          <table:table-cell table:style-name="ce7" table:formula="of:=IF([.P272]&gt;0;0;[.$Z$15])" office:value-type="float" office:value="599">
            <text:p>599.00</text:p>
          </table:table-cell>
          <table:table-cell table:style-name="ce10" table:formula="of:=1-[.P27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72];1)" office:value-type="date" office:date-value="2043-01-15">
            <text:p>01/15/43</text:p>
          </table:table-cell>
          <table:table-cell office:value-type="float" office:value="272">
            <text:p>272</text:p>
          </table:table-cell>
          <table:table-cell table:formula="of:=IF([.R27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72]&lt;0.8*[.$C$6];0;[.$Z$7])" office:value-type="float" office:value="0">
            <text:p>0</text:p>
          </table:table-cell>
          <table:table-cell table:formula="of:=[.I273]-[.J273]-[.K273]-[.L273]" office:value-type="currency" office:currency="USD" office:value="1199">
            <text:p>$1,199.00</text:p>
          </table:table-cell>
          <table:table-cell table:style-name="ce6" table:formula="of:=IF(ISERR(IPMT([.$C$20]/12;1;[.$D$17];[.P272]));0;IPMT([.$C$20]/12;1;[.$D$17];[.P272]))" office:value-type="currency" office:currency="USD" office:value="-0">
            <text:p>$0.00</text:p>
          </table:table-cell>
          <table:table-cell table:style-name="ce6" table:formula="of:=IF([.P272]-[.N273]&gt;[.M273];-[.M273]-[.N273];-[.P272])" office:value-type="currency" office:currency="USD" office:value="-0">
            <text:p>$0.00</text:p>
          </table:table-cell>
          <table:table-cell table:formula="of:=IF([.P272]+[.O273]&gt;=0;[.P272]+[.O273];0)" office:value-type="currency" office:currency="USD" office:value="0">
            <text:p>$0.00</text:p>
          </table:table-cell>
          <table:table-cell table:formula="of:=IF([.L273]=0;[.H273]/12;&quot;&quot;)" office:value-type="float" office:value="22.6666666666667">
            <text:p>22.6666666667</text:p>
          </table:table-cell>
          <table:table-cell table:formula="of:=IF([.H273]&lt;=[.$Z$2];1;&quot;&quot;)">
            <text:p/>
          </table:table-cell>
          <table:table-cell table:style-name="ce7" table:formula="of:=IF([.P273]=0;[.H273]/12;&quot;&quot;)" office:value-type="float" office:value="22.6666666666667">
            <text:p>22.67</text:p>
          </table:table-cell>
          <table:table-cell table:style-name="ce7" table:formula="of:=IF([.P273]&gt;0;0;[.$Z$15])" office:value-type="float" office:value="599">
            <text:p>599.00</text:p>
          </table:table-cell>
          <table:table-cell table:style-name="ce10" table:formula="of:=1-[.P27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73];1)" office:value-type="date" office:date-value="2043-02-15">
            <text:p>02/15/43</text:p>
          </table:table-cell>
          <table:table-cell office:value-type="float" office:value="273">
            <text:p>273</text:p>
          </table:table-cell>
          <table:table-cell table:formula="of:=IF([.R27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73]&lt;0.8*[.$C$6];0;[.$Z$7])" office:value-type="float" office:value="0">
            <text:p>0</text:p>
          </table:table-cell>
          <table:table-cell table:formula="of:=[.I274]-[.J274]-[.K274]-[.L274]" office:value-type="currency" office:currency="USD" office:value="1199">
            <text:p>$1,199.00</text:p>
          </table:table-cell>
          <table:table-cell table:style-name="ce6" table:formula="of:=IF(ISERR(IPMT([.$C$20]/12;1;[.$D$17];[.P273]));0;IPMT([.$C$20]/12;1;[.$D$17];[.P273]))" office:value-type="currency" office:currency="USD" office:value="-0">
            <text:p>$0.00</text:p>
          </table:table-cell>
          <table:table-cell table:style-name="ce6" table:formula="of:=IF([.P273]-[.N274]&gt;[.M274];-[.M274]-[.N274];-[.P273])" office:value-type="currency" office:currency="USD" office:value="-0">
            <text:p>$0.00</text:p>
          </table:table-cell>
          <table:table-cell table:formula="of:=IF([.P273]+[.O274]&gt;=0;[.P273]+[.O274];0)" office:value-type="currency" office:currency="USD" office:value="0">
            <text:p>$0.00</text:p>
          </table:table-cell>
          <table:table-cell table:formula="of:=IF([.L274]=0;[.H274]/12;&quot;&quot;)" office:value-type="float" office:value="22.75">
            <text:p>22.75</text:p>
          </table:table-cell>
          <table:table-cell table:formula="of:=IF([.H274]&lt;=[.$Z$2];1;&quot;&quot;)">
            <text:p/>
          </table:table-cell>
          <table:table-cell table:style-name="ce7" table:formula="of:=IF([.P274]=0;[.H274]/12;&quot;&quot;)" office:value-type="float" office:value="22.75">
            <text:p>22.75</text:p>
          </table:table-cell>
          <table:table-cell table:style-name="ce7" table:formula="of:=IF([.P274]&gt;0;0;[.$Z$15])" office:value-type="float" office:value="599">
            <text:p>599.00</text:p>
          </table:table-cell>
          <table:table-cell table:style-name="ce10" table:formula="of:=1-[.P27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74];1)" office:value-type="date" office:date-value="2043-03-15">
            <text:p>03/15/43</text:p>
          </table:table-cell>
          <table:table-cell office:value-type="float" office:value="274">
            <text:p>274</text:p>
          </table:table-cell>
          <table:table-cell table:formula="of:=IF([.R27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74]&lt;0.8*[.$C$6];0;[.$Z$7])" office:value-type="float" office:value="0">
            <text:p>0</text:p>
          </table:table-cell>
          <table:table-cell table:formula="of:=[.I275]-[.J275]-[.K275]-[.L275]" office:value-type="currency" office:currency="USD" office:value="1199">
            <text:p>$1,199.00</text:p>
          </table:table-cell>
          <table:table-cell table:style-name="ce6" table:formula="of:=IF(ISERR(IPMT([.$C$20]/12;1;[.$D$17];[.P274]));0;IPMT([.$C$20]/12;1;[.$D$17];[.P274]))" office:value-type="currency" office:currency="USD" office:value="-0">
            <text:p>$0.00</text:p>
          </table:table-cell>
          <table:table-cell table:style-name="ce6" table:formula="of:=IF([.P274]-[.N275]&gt;[.M275];-[.M275]-[.N275];-[.P274])" office:value-type="currency" office:currency="USD" office:value="-0">
            <text:p>$0.00</text:p>
          </table:table-cell>
          <table:table-cell table:formula="of:=IF([.P274]+[.O275]&gt;=0;[.P274]+[.O275];0)" office:value-type="currency" office:currency="USD" office:value="0">
            <text:p>$0.00</text:p>
          </table:table-cell>
          <table:table-cell table:formula="of:=IF([.L275]=0;[.H275]/12;&quot;&quot;)" office:value-type="float" office:value="22.8333333333333">
            <text:p>22.8333333333</text:p>
          </table:table-cell>
          <table:table-cell table:formula="of:=IF([.H275]&lt;=[.$Z$2];1;&quot;&quot;)">
            <text:p/>
          </table:table-cell>
          <table:table-cell table:style-name="ce7" table:formula="of:=IF([.P275]=0;[.H275]/12;&quot;&quot;)" office:value-type="float" office:value="22.8333333333333">
            <text:p>22.83</text:p>
          </table:table-cell>
          <table:table-cell table:style-name="ce7" table:formula="of:=IF([.P275]&gt;0;0;[.$Z$15])" office:value-type="float" office:value="599">
            <text:p>599.00</text:p>
          </table:table-cell>
          <table:table-cell table:style-name="ce10" table:formula="of:=1-[.P27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75];1)" office:value-type="date" office:date-value="2043-04-15">
            <text:p>04/15/43</text:p>
          </table:table-cell>
          <table:table-cell office:value-type="float" office:value="275">
            <text:p>275</text:p>
          </table:table-cell>
          <table:table-cell table:formula="of:=IF([.R27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75]&lt;0.8*[.$C$6];0;[.$Z$7])" office:value-type="float" office:value="0">
            <text:p>0</text:p>
          </table:table-cell>
          <table:table-cell table:formula="of:=[.I276]-[.J276]-[.K276]-[.L276]" office:value-type="currency" office:currency="USD" office:value="1199">
            <text:p>$1,199.00</text:p>
          </table:table-cell>
          <table:table-cell table:style-name="ce6" table:formula="of:=IF(ISERR(IPMT([.$C$20]/12;1;[.$D$17];[.P275]));0;IPMT([.$C$20]/12;1;[.$D$17];[.P275]))" office:value-type="currency" office:currency="USD" office:value="-0">
            <text:p>$0.00</text:p>
          </table:table-cell>
          <table:table-cell table:style-name="ce6" table:formula="of:=IF([.P275]-[.N276]&gt;[.M276];-[.M276]-[.N276];-[.P275])" office:value-type="currency" office:currency="USD" office:value="-0">
            <text:p>$0.00</text:p>
          </table:table-cell>
          <table:table-cell table:formula="of:=IF([.P275]+[.O276]&gt;=0;[.P275]+[.O276];0)" office:value-type="currency" office:currency="USD" office:value="0">
            <text:p>$0.00</text:p>
          </table:table-cell>
          <table:table-cell table:formula="of:=IF([.L276]=0;[.H276]/12;&quot;&quot;)" office:value-type="float" office:value="22.9166666666667">
            <text:p>22.9166666667</text:p>
          </table:table-cell>
          <table:table-cell table:formula="of:=IF([.H276]&lt;=[.$Z$2];1;&quot;&quot;)">
            <text:p/>
          </table:table-cell>
          <table:table-cell table:style-name="ce7" table:formula="of:=IF([.P276]=0;[.H276]/12;&quot;&quot;)" office:value-type="float" office:value="22.9166666666667">
            <text:p>22.92</text:p>
          </table:table-cell>
          <table:table-cell table:style-name="ce7" table:formula="of:=IF([.P276]&gt;0;0;[.$Z$15])" office:value-type="float" office:value="599">
            <text:p>599.00</text:p>
          </table:table-cell>
          <table:table-cell table:style-name="ce10" table:formula="of:=1-[.P27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76];1)" office:value-type="date" office:date-value="2043-05-15">
            <text:p>05/15/43</text:p>
          </table:table-cell>
          <table:table-cell office:value-type="float" office:value="276">
            <text:p>276</text:p>
          </table:table-cell>
          <table:table-cell table:formula="of:=IF([.R27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76]&lt;0.8*[.$C$6];0;[.$Z$7])" office:value-type="float" office:value="0">
            <text:p>0</text:p>
          </table:table-cell>
          <table:table-cell table:formula="of:=[.I277]-[.J277]-[.K277]-[.L277]" office:value-type="currency" office:currency="USD" office:value="1199">
            <text:p>$1,199.00</text:p>
          </table:table-cell>
          <table:table-cell table:style-name="ce6" table:formula="of:=IF(ISERR(IPMT([.$C$20]/12;1;[.$D$17];[.P276]));0;IPMT([.$C$20]/12;1;[.$D$17];[.P276]))" office:value-type="currency" office:currency="USD" office:value="-0">
            <text:p>$0.00</text:p>
          </table:table-cell>
          <table:table-cell table:style-name="ce6" table:formula="of:=IF([.P276]-[.N277]&gt;[.M277];-[.M277]-[.N277];-[.P276])" office:value-type="currency" office:currency="USD" office:value="-0">
            <text:p>$0.00</text:p>
          </table:table-cell>
          <table:table-cell table:formula="of:=IF([.P276]+[.O277]&gt;=0;[.P276]+[.O277];0)" office:value-type="currency" office:currency="USD" office:value="0">
            <text:p>$0.00</text:p>
          </table:table-cell>
          <table:table-cell table:formula="of:=IF([.L277]=0;[.H277]/12;&quot;&quot;)" office:value-type="float" office:value="23">
            <text:p>23</text:p>
          </table:table-cell>
          <table:table-cell table:formula="of:=IF([.H277]&lt;=[.$Z$2];1;&quot;&quot;)">
            <text:p/>
          </table:table-cell>
          <table:table-cell table:style-name="ce7" table:formula="of:=IF([.P277]=0;[.H277]/12;&quot;&quot;)" office:value-type="float" office:value="23">
            <text:p>23.00</text:p>
          </table:table-cell>
          <table:table-cell table:style-name="ce7" table:formula="of:=IF([.P277]&gt;0;0;[.$Z$15])" office:value-type="float" office:value="599">
            <text:p>599.00</text:p>
          </table:table-cell>
          <table:table-cell table:style-name="ce10" table:formula="of:=1-[.P27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77];1)" office:value-type="date" office:date-value="2043-06-15">
            <text:p>06/15/43</text:p>
          </table:table-cell>
          <table:table-cell office:value-type="float" office:value="277">
            <text:p>277</text:p>
          </table:table-cell>
          <table:table-cell table:formula="of:=IF([.R27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77]&lt;0.8*[.$C$6];0;[.$Z$7])" office:value-type="float" office:value="0">
            <text:p>0</text:p>
          </table:table-cell>
          <table:table-cell table:formula="of:=[.I278]-[.J278]-[.K278]-[.L278]" office:value-type="currency" office:currency="USD" office:value="1199">
            <text:p>$1,199.00</text:p>
          </table:table-cell>
          <table:table-cell table:style-name="ce6" table:formula="of:=IF(ISERR(IPMT([.$C$20]/12;1;[.$D$17];[.P277]));0;IPMT([.$C$20]/12;1;[.$D$17];[.P277]))" office:value-type="currency" office:currency="USD" office:value="-0">
            <text:p>$0.00</text:p>
          </table:table-cell>
          <table:table-cell table:style-name="ce6" table:formula="of:=IF([.P277]-[.N278]&gt;[.M278];-[.M278]-[.N278];-[.P277])" office:value-type="currency" office:currency="USD" office:value="-0">
            <text:p>$0.00</text:p>
          </table:table-cell>
          <table:table-cell table:formula="of:=IF([.P277]+[.O278]&gt;=0;[.P277]+[.O278];0)" office:value-type="currency" office:currency="USD" office:value="0">
            <text:p>$0.00</text:p>
          </table:table-cell>
          <table:table-cell table:formula="of:=IF([.L278]=0;[.H278]/12;&quot;&quot;)" office:value-type="float" office:value="23.0833333333333">
            <text:p>23.0833333333</text:p>
          </table:table-cell>
          <table:table-cell table:formula="of:=IF([.H278]&lt;=[.$Z$2];1;&quot;&quot;)">
            <text:p/>
          </table:table-cell>
          <table:table-cell table:style-name="ce7" table:formula="of:=IF([.P278]=0;[.H278]/12;&quot;&quot;)" office:value-type="float" office:value="23.0833333333333">
            <text:p>23.08</text:p>
          </table:table-cell>
          <table:table-cell table:style-name="ce7" table:formula="of:=IF([.P278]&gt;0;0;[.$Z$15])" office:value-type="float" office:value="599">
            <text:p>599.00</text:p>
          </table:table-cell>
          <table:table-cell table:style-name="ce10" table:formula="of:=1-[.P27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78];1)" office:value-type="date" office:date-value="2043-07-15">
            <text:p>07/15/43</text:p>
          </table:table-cell>
          <table:table-cell office:value-type="float" office:value="278">
            <text:p>278</text:p>
          </table:table-cell>
          <table:table-cell table:formula="of:=IF([.R27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78]&lt;0.8*[.$C$6];0;[.$Z$7])" office:value-type="float" office:value="0">
            <text:p>0</text:p>
          </table:table-cell>
          <table:table-cell table:formula="of:=[.I279]-[.J279]-[.K279]-[.L279]" office:value-type="currency" office:currency="USD" office:value="1199">
            <text:p>$1,199.00</text:p>
          </table:table-cell>
          <table:table-cell table:style-name="ce6" table:formula="of:=IF(ISERR(IPMT([.$C$20]/12;1;[.$D$17];[.P278]));0;IPMT([.$C$20]/12;1;[.$D$17];[.P278]))" office:value-type="currency" office:currency="USD" office:value="-0">
            <text:p>$0.00</text:p>
          </table:table-cell>
          <table:table-cell table:style-name="ce6" table:formula="of:=IF([.P278]-[.N279]&gt;[.M279];-[.M279]-[.N279];-[.P278])" office:value-type="currency" office:currency="USD" office:value="-0">
            <text:p>$0.00</text:p>
          </table:table-cell>
          <table:table-cell table:formula="of:=IF([.P278]+[.O279]&gt;=0;[.P278]+[.O279];0)" office:value-type="currency" office:currency="USD" office:value="0">
            <text:p>$0.00</text:p>
          </table:table-cell>
          <table:table-cell table:formula="of:=IF([.L279]=0;[.H279]/12;&quot;&quot;)" office:value-type="float" office:value="23.1666666666667">
            <text:p>23.1666666667</text:p>
          </table:table-cell>
          <table:table-cell table:formula="of:=IF([.H279]&lt;=[.$Z$2];1;&quot;&quot;)">
            <text:p/>
          </table:table-cell>
          <table:table-cell table:style-name="ce7" table:formula="of:=IF([.P279]=0;[.H279]/12;&quot;&quot;)" office:value-type="float" office:value="23.1666666666667">
            <text:p>23.17</text:p>
          </table:table-cell>
          <table:table-cell table:style-name="ce7" table:formula="of:=IF([.P279]&gt;0;0;[.$Z$15])" office:value-type="float" office:value="599">
            <text:p>599.00</text:p>
          </table:table-cell>
          <table:table-cell table:style-name="ce10" table:formula="of:=1-[.P27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79];1)" office:value-type="date" office:date-value="2043-08-15">
            <text:p>08/15/43</text:p>
          </table:table-cell>
          <table:table-cell office:value-type="float" office:value="279">
            <text:p>279</text:p>
          </table:table-cell>
          <table:table-cell table:formula="of:=IF([.R28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79]&lt;0.8*[.$C$6];0;[.$Z$7])" office:value-type="float" office:value="0">
            <text:p>0</text:p>
          </table:table-cell>
          <table:table-cell table:formula="of:=[.I280]-[.J280]-[.K280]-[.L280]" office:value-type="currency" office:currency="USD" office:value="1199">
            <text:p>$1,199.00</text:p>
          </table:table-cell>
          <table:table-cell table:style-name="ce6" table:formula="of:=IF(ISERR(IPMT([.$C$20]/12;1;[.$D$17];[.P279]));0;IPMT([.$C$20]/12;1;[.$D$17];[.P279]))" office:value-type="currency" office:currency="USD" office:value="-0">
            <text:p>$0.00</text:p>
          </table:table-cell>
          <table:table-cell table:style-name="ce6" table:formula="of:=IF([.P279]-[.N280]&gt;[.M280];-[.M280]-[.N280];-[.P279])" office:value-type="currency" office:currency="USD" office:value="-0">
            <text:p>$0.00</text:p>
          </table:table-cell>
          <table:table-cell table:formula="of:=IF([.P279]+[.O280]&gt;=0;[.P279]+[.O280];0)" office:value-type="currency" office:currency="USD" office:value="0">
            <text:p>$0.00</text:p>
          </table:table-cell>
          <table:table-cell table:formula="of:=IF([.L280]=0;[.H280]/12;&quot;&quot;)" office:value-type="float" office:value="23.25">
            <text:p>23.25</text:p>
          </table:table-cell>
          <table:table-cell table:formula="of:=IF([.H280]&lt;=[.$Z$2];1;&quot;&quot;)">
            <text:p/>
          </table:table-cell>
          <table:table-cell table:style-name="ce7" table:formula="of:=IF([.P280]=0;[.H280]/12;&quot;&quot;)" office:value-type="float" office:value="23.25">
            <text:p>23.25</text:p>
          </table:table-cell>
          <table:table-cell table:style-name="ce7" table:formula="of:=IF([.P280]&gt;0;0;[.$Z$15])" office:value-type="float" office:value="599">
            <text:p>599.00</text:p>
          </table:table-cell>
          <table:table-cell table:style-name="ce10" table:formula="of:=1-[.P28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80];1)" office:value-type="date" office:date-value="2043-09-15">
            <text:p>09/15/43</text:p>
          </table:table-cell>
          <table:table-cell office:value-type="float" office:value="280">
            <text:p>280</text:p>
          </table:table-cell>
          <table:table-cell table:formula="of:=IF([.R28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80]&lt;0.8*[.$C$6];0;[.$Z$7])" office:value-type="float" office:value="0">
            <text:p>0</text:p>
          </table:table-cell>
          <table:table-cell table:formula="of:=[.I281]-[.J281]-[.K281]-[.L281]" office:value-type="currency" office:currency="USD" office:value="1199">
            <text:p>$1,199.00</text:p>
          </table:table-cell>
          <table:table-cell table:style-name="ce6" table:formula="of:=IF(ISERR(IPMT([.$C$20]/12;1;[.$D$17];[.P280]));0;IPMT([.$C$20]/12;1;[.$D$17];[.P280]))" office:value-type="currency" office:currency="USD" office:value="-0">
            <text:p>$0.00</text:p>
          </table:table-cell>
          <table:table-cell table:style-name="ce6" table:formula="of:=IF([.P280]-[.N281]&gt;[.M281];-[.M281]-[.N281];-[.P280])" office:value-type="currency" office:currency="USD" office:value="-0">
            <text:p>$0.00</text:p>
          </table:table-cell>
          <table:table-cell table:formula="of:=IF([.P280]+[.O281]&gt;=0;[.P280]+[.O281];0)" office:value-type="currency" office:currency="USD" office:value="0">
            <text:p>$0.00</text:p>
          </table:table-cell>
          <table:table-cell table:formula="of:=IF([.L281]=0;[.H281]/12;&quot;&quot;)" office:value-type="float" office:value="23.3333333333333">
            <text:p>23.3333333333</text:p>
          </table:table-cell>
          <table:table-cell table:formula="of:=IF([.H281]&lt;=[.$Z$2];1;&quot;&quot;)">
            <text:p/>
          </table:table-cell>
          <table:table-cell table:style-name="ce7" table:formula="of:=IF([.P281]=0;[.H281]/12;&quot;&quot;)" office:value-type="float" office:value="23.3333333333333">
            <text:p>23.33</text:p>
          </table:table-cell>
          <table:table-cell table:style-name="ce7" table:formula="of:=IF([.P281]&gt;0;0;[.$Z$15])" office:value-type="float" office:value="599">
            <text:p>599.00</text:p>
          </table:table-cell>
          <table:table-cell table:style-name="ce10" table:formula="of:=1-[.P28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81];1)" office:value-type="date" office:date-value="2043-10-15">
            <text:p>10/15/43</text:p>
          </table:table-cell>
          <table:table-cell office:value-type="float" office:value="281">
            <text:p>281</text:p>
          </table:table-cell>
          <table:table-cell table:formula="of:=IF([.R28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81]&lt;0.8*[.$C$6];0;[.$Z$7])" office:value-type="float" office:value="0">
            <text:p>0</text:p>
          </table:table-cell>
          <table:table-cell table:formula="of:=[.I282]-[.J282]-[.K282]-[.L282]" office:value-type="currency" office:currency="USD" office:value="1199">
            <text:p>$1,199.00</text:p>
          </table:table-cell>
          <table:table-cell table:style-name="ce6" table:formula="of:=IF(ISERR(IPMT([.$C$20]/12;1;[.$D$17];[.P281]));0;IPMT([.$C$20]/12;1;[.$D$17];[.P281]))" office:value-type="currency" office:currency="USD" office:value="-0">
            <text:p>$0.00</text:p>
          </table:table-cell>
          <table:table-cell table:style-name="ce6" table:formula="of:=IF([.P281]-[.N282]&gt;[.M282];-[.M282]-[.N282];-[.P281])" office:value-type="currency" office:currency="USD" office:value="-0">
            <text:p>$0.00</text:p>
          </table:table-cell>
          <table:table-cell table:formula="of:=IF([.P281]+[.O282]&gt;=0;[.P281]+[.O282];0)" office:value-type="currency" office:currency="USD" office:value="0">
            <text:p>$0.00</text:p>
          </table:table-cell>
          <table:table-cell table:formula="of:=IF([.L282]=0;[.H282]/12;&quot;&quot;)" office:value-type="float" office:value="23.4166666666667">
            <text:p>23.4166666667</text:p>
          </table:table-cell>
          <table:table-cell table:formula="of:=IF([.H282]&lt;=[.$Z$2];1;&quot;&quot;)">
            <text:p/>
          </table:table-cell>
          <table:table-cell table:style-name="ce7" table:formula="of:=IF([.P282]=0;[.H282]/12;&quot;&quot;)" office:value-type="float" office:value="23.4166666666667">
            <text:p>23.42</text:p>
          </table:table-cell>
          <table:table-cell table:style-name="ce7" table:formula="of:=IF([.P282]&gt;0;0;[.$Z$15])" office:value-type="float" office:value="599">
            <text:p>599.00</text:p>
          </table:table-cell>
          <table:table-cell table:style-name="ce10" table:formula="of:=1-[.P28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82];1)" office:value-type="date" office:date-value="2043-11-15">
            <text:p>11/15/43</text:p>
          </table:table-cell>
          <table:table-cell office:value-type="float" office:value="282">
            <text:p>282</text:p>
          </table:table-cell>
          <table:table-cell table:formula="of:=IF([.R28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82]&lt;0.8*[.$C$6];0;[.$Z$7])" office:value-type="float" office:value="0">
            <text:p>0</text:p>
          </table:table-cell>
          <table:table-cell table:formula="of:=[.I283]-[.J283]-[.K283]-[.L283]" office:value-type="currency" office:currency="USD" office:value="1199">
            <text:p>$1,199.00</text:p>
          </table:table-cell>
          <table:table-cell table:style-name="ce6" table:formula="of:=IF(ISERR(IPMT([.$C$20]/12;1;[.$D$17];[.P282]));0;IPMT([.$C$20]/12;1;[.$D$17];[.P282]))" office:value-type="currency" office:currency="USD" office:value="-0">
            <text:p>$0.00</text:p>
          </table:table-cell>
          <table:table-cell table:style-name="ce6" table:formula="of:=IF([.P282]-[.N283]&gt;[.M283];-[.M283]-[.N283];-[.P282])" office:value-type="currency" office:currency="USD" office:value="-0">
            <text:p>$0.00</text:p>
          </table:table-cell>
          <table:table-cell table:formula="of:=IF([.P282]+[.O283]&gt;=0;[.P282]+[.O283];0)" office:value-type="currency" office:currency="USD" office:value="0">
            <text:p>$0.00</text:p>
          </table:table-cell>
          <table:table-cell table:formula="of:=IF([.L283]=0;[.H283]/12;&quot;&quot;)" office:value-type="float" office:value="23.5">
            <text:p>23.5</text:p>
          </table:table-cell>
          <table:table-cell table:formula="of:=IF([.H283]&lt;=[.$Z$2];1;&quot;&quot;)">
            <text:p/>
          </table:table-cell>
          <table:table-cell table:style-name="ce7" table:formula="of:=IF([.P283]=0;[.H283]/12;&quot;&quot;)" office:value-type="float" office:value="23.5">
            <text:p>23.50</text:p>
          </table:table-cell>
          <table:table-cell table:style-name="ce7" table:formula="of:=IF([.P283]&gt;0;0;[.$Z$15])" office:value-type="float" office:value="599">
            <text:p>599.00</text:p>
          </table:table-cell>
          <table:table-cell table:style-name="ce10" table:formula="of:=1-[.P28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83];1)" office:value-type="date" office:date-value="2043-12-15">
            <text:p>12/15/43</text:p>
          </table:table-cell>
          <table:table-cell office:value-type="float" office:value="283">
            <text:p>283</text:p>
          </table:table-cell>
          <table:table-cell table:formula="of:=IF([.R28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83]&lt;0.8*[.$C$6];0;[.$Z$7])" office:value-type="float" office:value="0">
            <text:p>0</text:p>
          </table:table-cell>
          <table:table-cell table:formula="of:=[.I284]-[.J284]-[.K284]-[.L284]" office:value-type="currency" office:currency="USD" office:value="1199">
            <text:p>$1,199.00</text:p>
          </table:table-cell>
          <table:table-cell table:style-name="ce6" table:formula="of:=IF(ISERR(IPMT([.$C$20]/12;1;[.$D$17];[.P283]));0;IPMT([.$C$20]/12;1;[.$D$17];[.P283]))" office:value-type="currency" office:currency="USD" office:value="-0">
            <text:p>$0.00</text:p>
          </table:table-cell>
          <table:table-cell table:style-name="ce6" table:formula="of:=IF([.P283]-[.N284]&gt;[.M284];-[.M284]-[.N284];-[.P283])" office:value-type="currency" office:currency="USD" office:value="-0">
            <text:p>$0.00</text:p>
          </table:table-cell>
          <table:table-cell table:formula="of:=IF([.P283]+[.O284]&gt;=0;[.P283]+[.O284];0)" office:value-type="currency" office:currency="USD" office:value="0">
            <text:p>$0.00</text:p>
          </table:table-cell>
          <table:table-cell table:formula="of:=IF([.L284]=0;[.H284]/12;&quot;&quot;)" office:value-type="float" office:value="23.5833333333333">
            <text:p>23.5833333333</text:p>
          </table:table-cell>
          <table:table-cell table:formula="of:=IF([.H284]&lt;=[.$Z$2];1;&quot;&quot;)">
            <text:p/>
          </table:table-cell>
          <table:table-cell table:style-name="ce7" table:formula="of:=IF([.P284]=0;[.H284]/12;&quot;&quot;)" office:value-type="float" office:value="23.5833333333333">
            <text:p>23.58</text:p>
          </table:table-cell>
          <table:table-cell table:style-name="ce7" table:formula="of:=IF([.P284]&gt;0;0;[.$Z$15])" office:value-type="float" office:value="599">
            <text:p>599.00</text:p>
          </table:table-cell>
          <table:table-cell table:style-name="ce10" table:formula="of:=1-[.P28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84];1)" office:value-type="date" office:date-value="2044-01-15">
            <text:p>01/15/44</text:p>
          </table:table-cell>
          <table:table-cell office:value-type="float" office:value="284">
            <text:p>284</text:p>
          </table:table-cell>
          <table:table-cell table:formula="of:=IF([.R28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84]&lt;0.8*[.$C$6];0;[.$Z$7])" office:value-type="float" office:value="0">
            <text:p>0</text:p>
          </table:table-cell>
          <table:table-cell table:formula="of:=[.I285]-[.J285]-[.K285]-[.L285]" office:value-type="currency" office:currency="USD" office:value="1199">
            <text:p>$1,199.00</text:p>
          </table:table-cell>
          <table:table-cell table:style-name="ce6" table:formula="of:=IF(ISERR(IPMT([.$C$20]/12;1;[.$D$17];[.P284]));0;IPMT([.$C$20]/12;1;[.$D$17];[.P284]))" office:value-type="currency" office:currency="USD" office:value="-0">
            <text:p>$0.00</text:p>
          </table:table-cell>
          <table:table-cell table:style-name="ce6" table:formula="of:=IF([.P284]-[.N285]&gt;[.M285];-[.M285]-[.N285];-[.P284])" office:value-type="currency" office:currency="USD" office:value="-0">
            <text:p>$0.00</text:p>
          </table:table-cell>
          <table:table-cell table:formula="of:=IF([.P284]+[.O285]&gt;=0;[.P284]+[.O285];0)" office:value-type="currency" office:currency="USD" office:value="0">
            <text:p>$0.00</text:p>
          </table:table-cell>
          <table:table-cell table:formula="of:=IF([.L285]=0;[.H285]/12;&quot;&quot;)" office:value-type="float" office:value="23.6666666666667">
            <text:p>23.6666666667</text:p>
          </table:table-cell>
          <table:table-cell table:formula="of:=IF([.H285]&lt;=[.$Z$2];1;&quot;&quot;)">
            <text:p/>
          </table:table-cell>
          <table:table-cell table:style-name="ce7" table:formula="of:=IF([.P285]=0;[.H285]/12;&quot;&quot;)" office:value-type="float" office:value="23.6666666666667">
            <text:p>23.67</text:p>
          </table:table-cell>
          <table:table-cell table:style-name="ce7" table:formula="of:=IF([.P285]&gt;0;0;[.$Z$15])" office:value-type="float" office:value="599">
            <text:p>599.00</text:p>
          </table:table-cell>
          <table:table-cell table:style-name="ce10" table:formula="of:=1-[.P28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85];1)" office:value-type="date" office:date-value="2044-02-15">
            <text:p>02/15/44</text:p>
          </table:table-cell>
          <table:table-cell office:value-type="float" office:value="285">
            <text:p>285</text:p>
          </table:table-cell>
          <table:table-cell table:formula="of:=IF([.R28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85]&lt;0.8*[.$C$6];0;[.$Z$7])" office:value-type="float" office:value="0">
            <text:p>0</text:p>
          </table:table-cell>
          <table:table-cell table:formula="of:=[.I286]-[.J286]-[.K286]-[.L286]" office:value-type="currency" office:currency="USD" office:value="1199">
            <text:p>$1,199.00</text:p>
          </table:table-cell>
          <table:table-cell table:style-name="ce6" table:formula="of:=IF(ISERR(IPMT([.$C$20]/12;1;[.$D$17];[.P285]));0;IPMT([.$C$20]/12;1;[.$D$17];[.P285]))" office:value-type="currency" office:currency="USD" office:value="-0">
            <text:p>$0.00</text:p>
          </table:table-cell>
          <table:table-cell table:style-name="ce6" table:formula="of:=IF([.P285]-[.N286]&gt;[.M286];-[.M286]-[.N286];-[.P285])" office:value-type="currency" office:currency="USD" office:value="-0">
            <text:p>$0.00</text:p>
          </table:table-cell>
          <table:table-cell table:formula="of:=IF([.P285]+[.O286]&gt;=0;[.P285]+[.O286];0)" office:value-type="currency" office:currency="USD" office:value="0">
            <text:p>$0.00</text:p>
          </table:table-cell>
          <table:table-cell table:formula="of:=IF([.L286]=0;[.H286]/12;&quot;&quot;)" office:value-type="float" office:value="23.75">
            <text:p>23.75</text:p>
          </table:table-cell>
          <table:table-cell table:formula="of:=IF([.H286]&lt;=[.$Z$2];1;&quot;&quot;)">
            <text:p/>
          </table:table-cell>
          <table:table-cell table:style-name="ce7" table:formula="of:=IF([.P286]=0;[.H286]/12;&quot;&quot;)" office:value-type="float" office:value="23.75">
            <text:p>23.75</text:p>
          </table:table-cell>
          <table:table-cell table:style-name="ce7" table:formula="of:=IF([.P286]&gt;0;0;[.$Z$15])" office:value-type="float" office:value="599">
            <text:p>599.00</text:p>
          </table:table-cell>
          <table:table-cell table:style-name="ce10" table:formula="of:=1-[.P28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86];1)" office:value-type="date" office:date-value="2044-03-15">
            <text:p>03/15/44</text:p>
          </table:table-cell>
          <table:table-cell office:value-type="float" office:value="286">
            <text:p>286</text:p>
          </table:table-cell>
          <table:table-cell table:formula="of:=IF([.R28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86]&lt;0.8*[.$C$6];0;[.$Z$7])" office:value-type="float" office:value="0">
            <text:p>0</text:p>
          </table:table-cell>
          <table:table-cell table:formula="of:=[.I287]-[.J287]-[.K287]-[.L287]" office:value-type="currency" office:currency="USD" office:value="1199">
            <text:p>$1,199.00</text:p>
          </table:table-cell>
          <table:table-cell table:style-name="ce6" table:formula="of:=IF(ISERR(IPMT([.$C$20]/12;1;[.$D$17];[.P286]));0;IPMT([.$C$20]/12;1;[.$D$17];[.P286]))" office:value-type="currency" office:currency="USD" office:value="-0">
            <text:p>$0.00</text:p>
          </table:table-cell>
          <table:table-cell table:style-name="ce6" table:formula="of:=IF([.P286]-[.N287]&gt;[.M287];-[.M287]-[.N287];-[.P286])" office:value-type="currency" office:currency="USD" office:value="-0">
            <text:p>$0.00</text:p>
          </table:table-cell>
          <table:table-cell table:formula="of:=IF([.P286]+[.O287]&gt;=0;[.P286]+[.O287];0)" office:value-type="currency" office:currency="USD" office:value="0">
            <text:p>$0.00</text:p>
          </table:table-cell>
          <table:table-cell table:formula="of:=IF([.L287]=0;[.H287]/12;&quot;&quot;)" office:value-type="float" office:value="23.8333333333333">
            <text:p>23.8333333333</text:p>
          </table:table-cell>
          <table:table-cell table:formula="of:=IF([.H287]&lt;=[.$Z$2];1;&quot;&quot;)">
            <text:p/>
          </table:table-cell>
          <table:table-cell table:style-name="ce7" table:formula="of:=IF([.P287]=0;[.H287]/12;&quot;&quot;)" office:value-type="float" office:value="23.8333333333333">
            <text:p>23.83</text:p>
          </table:table-cell>
          <table:table-cell table:style-name="ce7" table:formula="of:=IF([.P287]&gt;0;0;[.$Z$15])" office:value-type="float" office:value="599">
            <text:p>599.00</text:p>
          </table:table-cell>
          <table:table-cell table:style-name="ce10" table:formula="of:=1-[.P28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87];1)" office:value-type="date" office:date-value="2044-04-15">
            <text:p>04/15/44</text:p>
          </table:table-cell>
          <table:table-cell office:value-type="float" office:value="287">
            <text:p>287</text:p>
          </table:table-cell>
          <table:table-cell table:formula="of:=IF([.R28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87]&lt;0.8*[.$C$6];0;[.$Z$7])" office:value-type="float" office:value="0">
            <text:p>0</text:p>
          </table:table-cell>
          <table:table-cell table:formula="of:=[.I288]-[.J288]-[.K288]-[.L288]" office:value-type="currency" office:currency="USD" office:value="1199">
            <text:p>$1,199.00</text:p>
          </table:table-cell>
          <table:table-cell table:style-name="ce6" table:formula="of:=IF(ISERR(IPMT([.$C$20]/12;1;[.$D$17];[.P287]));0;IPMT([.$C$20]/12;1;[.$D$17];[.P287]))" office:value-type="currency" office:currency="USD" office:value="-0">
            <text:p>$0.00</text:p>
          </table:table-cell>
          <table:table-cell table:style-name="ce6" table:formula="of:=IF([.P287]-[.N288]&gt;[.M288];-[.M288]-[.N288];-[.P287])" office:value-type="currency" office:currency="USD" office:value="-0">
            <text:p>$0.00</text:p>
          </table:table-cell>
          <table:table-cell table:formula="of:=IF([.P287]+[.O288]&gt;=0;[.P287]+[.O288];0)" office:value-type="currency" office:currency="USD" office:value="0">
            <text:p>$0.00</text:p>
          </table:table-cell>
          <table:table-cell table:formula="of:=IF([.L288]=0;[.H288]/12;&quot;&quot;)" office:value-type="float" office:value="23.9166666666667">
            <text:p>23.9166666667</text:p>
          </table:table-cell>
          <table:table-cell table:formula="of:=IF([.H288]&lt;=[.$Z$2];1;&quot;&quot;)">
            <text:p/>
          </table:table-cell>
          <table:table-cell table:style-name="ce7" table:formula="of:=IF([.P288]=0;[.H288]/12;&quot;&quot;)" office:value-type="float" office:value="23.9166666666667">
            <text:p>23.92</text:p>
          </table:table-cell>
          <table:table-cell table:style-name="ce7" table:formula="of:=IF([.P288]&gt;0;0;[.$Z$15])" office:value-type="float" office:value="599">
            <text:p>599.00</text:p>
          </table:table-cell>
          <table:table-cell table:style-name="ce10" table:formula="of:=1-[.P28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88];1)" office:value-type="date" office:date-value="2044-05-15">
            <text:p>05/15/44</text:p>
          </table:table-cell>
          <table:table-cell office:value-type="float" office:value="288">
            <text:p>288</text:p>
          </table:table-cell>
          <table:table-cell table:formula="of:=IF([.R28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88]&lt;0.8*[.$C$6];0;[.$Z$7])" office:value-type="float" office:value="0">
            <text:p>0</text:p>
          </table:table-cell>
          <table:table-cell table:formula="of:=[.I289]-[.J289]-[.K289]-[.L289]" office:value-type="currency" office:currency="USD" office:value="1199">
            <text:p>$1,199.00</text:p>
          </table:table-cell>
          <table:table-cell table:style-name="ce6" table:formula="of:=IF(ISERR(IPMT([.$C$20]/12;1;[.$D$17];[.P288]));0;IPMT([.$C$20]/12;1;[.$D$17];[.P288]))" office:value-type="currency" office:currency="USD" office:value="-0">
            <text:p>$0.00</text:p>
          </table:table-cell>
          <table:table-cell table:style-name="ce6" table:formula="of:=IF([.P288]-[.N289]&gt;[.M289];-[.M289]-[.N289];-[.P288])" office:value-type="currency" office:currency="USD" office:value="-0">
            <text:p>$0.00</text:p>
          </table:table-cell>
          <table:table-cell table:formula="of:=IF([.P288]+[.O289]&gt;=0;[.P288]+[.O289];0)" office:value-type="currency" office:currency="USD" office:value="0">
            <text:p>$0.00</text:p>
          </table:table-cell>
          <table:table-cell table:formula="of:=IF([.L289]=0;[.H289]/12;&quot;&quot;)" office:value-type="float" office:value="24">
            <text:p>24</text:p>
          </table:table-cell>
          <table:table-cell table:formula="of:=IF([.H289]&lt;=[.$Z$2];1;&quot;&quot;)">
            <text:p/>
          </table:table-cell>
          <table:table-cell table:style-name="ce7" table:formula="of:=IF([.P289]=0;[.H289]/12;&quot;&quot;)" office:value-type="float" office:value="24">
            <text:p>24.00</text:p>
          </table:table-cell>
          <table:table-cell table:style-name="ce7" table:formula="of:=IF([.P289]&gt;0;0;[.$Z$15])" office:value-type="float" office:value="599">
            <text:p>599.00</text:p>
          </table:table-cell>
          <table:table-cell table:style-name="ce10" table:formula="of:=1-[.P28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89];1)" office:value-type="date" office:date-value="2044-06-15">
            <text:p>06/15/44</text:p>
          </table:table-cell>
          <table:table-cell office:value-type="float" office:value="289">
            <text:p>289</text:p>
          </table:table-cell>
          <table:table-cell table:formula="of:=IF([.R29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89]&lt;0.8*[.$C$6];0;[.$Z$7])" office:value-type="float" office:value="0">
            <text:p>0</text:p>
          </table:table-cell>
          <table:table-cell table:formula="of:=[.I290]-[.J290]-[.K290]-[.L290]" office:value-type="currency" office:currency="USD" office:value="1199">
            <text:p>$1,199.00</text:p>
          </table:table-cell>
          <table:table-cell table:style-name="ce6" table:formula="of:=IF(ISERR(IPMT([.$C$20]/12;1;[.$D$17];[.P289]));0;IPMT([.$C$20]/12;1;[.$D$17];[.P289]))" office:value-type="currency" office:currency="USD" office:value="-0">
            <text:p>$0.00</text:p>
          </table:table-cell>
          <table:table-cell table:style-name="ce6" table:formula="of:=IF([.P289]-[.N290]&gt;[.M290];-[.M290]-[.N290];-[.P289])" office:value-type="currency" office:currency="USD" office:value="-0">
            <text:p>$0.00</text:p>
          </table:table-cell>
          <table:table-cell table:formula="of:=IF([.P289]+[.O290]&gt;=0;[.P289]+[.O290];0)" office:value-type="currency" office:currency="USD" office:value="0">
            <text:p>$0.00</text:p>
          </table:table-cell>
          <table:table-cell table:formula="of:=IF([.L290]=0;[.H290]/12;&quot;&quot;)" office:value-type="float" office:value="24.0833333333333">
            <text:p>24.0833333333</text:p>
          </table:table-cell>
          <table:table-cell table:formula="of:=IF([.H290]&lt;=[.$Z$2];1;&quot;&quot;)">
            <text:p/>
          </table:table-cell>
          <table:table-cell table:style-name="ce7" table:formula="of:=IF([.P290]=0;[.H290]/12;&quot;&quot;)" office:value-type="float" office:value="24.0833333333333">
            <text:p>24.08</text:p>
          </table:table-cell>
          <table:table-cell table:style-name="ce7" table:formula="of:=IF([.P290]&gt;0;0;[.$Z$15])" office:value-type="float" office:value="599">
            <text:p>599.00</text:p>
          </table:table-cell>
          <table:table-cell table:style-name="ce10" table:formula="of:=1-[.P29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90];1)" office:value-type="date" office:date-value="2044-07-15">
            <text:p>07/15/44</text:p>
          </table:table-cell>
          <table:table-cell office:value-type="float" office:value="290">
            <text:p>290</text:p>
          </table:table-cell>
          <table:table-cell table:formula="of:=IF([.R29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90]&lt;0.8*[.$C$6];0;[.$Z$7])" office:value-type="float" office:value="0">
            <text:p>0</text:p>
          </table:table-cell>
          <table:table-cell table:formula="of:=[.I291]-[.J291]-[.K291]-[.L291]" office:value-type="currency" office:currency="USD" office:value="1199">
            <text:p>$1,199.00</text:p>
          </table:table-cell>
          <table:table-cell table:style-name="ce6" table:formula="of:=IF(ISERR(IPMT([.$C$20]/12;1;[.$D$17];[.P290]));0;IPMT([.$C$20]/12;1;[.$D$17];[.P290]))" office:value-type="currency" office:currency="USD" office:value="-0">
            <text:p>$0.00</text:p>
          </table:table-cell>
          <table:table-cell table:style-name="ce6" table:formula="of:=IF([.P290]-[.N291]&gt;[.M291];-[.M291]-[.N291];-[.P290])" office:value-type="currency" office:currency="USD" office:value="-0">
            <text:p>$0.00</text:p>
          </table:table-cell>
          <table:table-cell table:formula="of:=IF([.P290]+[.O291]&gt;=0;[.P290]+[.O291];0)" office:value-type="currency" office:currency="USD" office:value="0">
            <text:p>$0.00</text:p>
          </table:table-cell>
          <table:table-cell table:formula="of:=IF([.L291]=0;[.H291]/12;&quot;&quot;)" office:value-type="float" office:value="24.1666666666667">
            <text:p>24.1666666667</text:p>
          </table:table-cell>
          <table:table-cell table:formula="of:=IF([.H291]&lt;=[.$Z$2];1;&quot;&quot;)">
            <text:p/>
          </table:table-cell>
          <table:table-cell table:style-name="ce7" table:formula="of:=IF([.P291]=0;[.H291]/12;&quot;&quot;)" office:value-type="float" office:value="24.1666666666667">
            <text:p>24.17</text:p>
          </table:table-cell>
          <table:table-cell table:style-name="ce7" table:formula="of:=IF([.P291]&gt;0;0;[.$Z$15])" office:value-type="float" office:value="599">
            <text:p>599.00</text:p>
          </table:table-cell>
          <table:table-cell table:style-name="ce10" table:formula="of:=1-[.P29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91];1)" office:value-type="date" office:date-value="2044-08-15">
            <text:p>08/15/44</text:p>
          </table:table-cell>
          <table:table-cell office:value-type="float" office:value="291">
            <text:p>291</text:p>
          </table:table-cell>
          <table:table-cell table:formula="of:=IF([.R29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91]&lt;0.8*[.$C$6];0;[.$Z$7])" office:value-type="float" office:value="0">
            <text:p>0</text:p>
          </table:table-cell>
          <table:table-cell table:formula="of:=[.I292]-[.J292]-[.K292]-[.L292]" office:value-type="currency" office:currency="USD" office:value="1199">
            <text:p>$1,199.00</text:p>
          </table:table-cell>
          <table:table-cell table:style-name="ce6" table:formula="of:=IF(ISERR(IPMT([.$C$20]/12;1;[.$D$17];[.P291]));0;IPMT([.$C$20]/12;1;[.$D$17];[.P291]))" office:value-type="currency" office:currency="USD" office:value="-0">
            <text:p>$0.00</text:p>
          </table:table-cell>
          <table:table-cell table:style-name="ce6" table:formula="of:=IF([.P291]-[.N292]&gt;[.M292];-[.M292]-[.N292];-[.P291])" office:value-type="currency" office:currency="USD" office:value="-0">
            <text:p>$0.00</text:p>
          </table:table-cell>
          <table:table-cell table:formula="of:=IF([.P291]+[.O292]&gt;=0;[.P291]+[.O292];0)" office:value-type="currency" office:currency="USD" office:value="0">
            <text:p>$0.00</text:p>
          </table:table-cell>
          <table:table-cell table:formula="of:=IF([.L292]=0;[.H292]/12;&quot;&quot;)" office:value-type="float" office:value="24.25">
            <text:p>24.25</text:p>
          </table:table-cell>
          <table:table-cell table:formula="of:=IF([.H292]&lt;=[.$Z$2];1;&quot;&quot;)">
            <text:p/>
          </table:table-cell>
          <table:table-cell table:style-name="ce7" table:formula="of:=IF([.P292]=0;[.H292]/12;&quot;&quot;)" office:value-type="float" office:value="24.25">
            <text:p>24.25</text:p>
          </table:table-cell>
          <table:table-cell table:style-name="ce7" table:formula="of:=IF([.P292]&gt;0;0;[.$Z$15])" office:value-type="float" office:value="599">
            <text:p>599.00</text:p>
          </table:table-cell>
          <table:table-cell table:style-name="ce10" table:formula="of:=1-[.P29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92];1)" office:value-type="date" office:date-value="2044-09-15">
            <text:p>09/15/44</text:p>
          </table:table-cell>
          <table:table-cell office:value-type="float" office:value="292">
            <text:p>292</text:p>
          </table:table-cell>
          <table:table-cell table:formula="of:=IF([.R29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92]&lt;0.8*[.$C$6];0;[.$Z$7])" office:value-type="float" office:value="0">
            <text:p>0</text:p>
          </table:table-cell>
          <table:table-cell table:formula="of:=[.I293]-[.J293]-[.K293]-[.L293]" office:value-type="currency" office:currency="USD" office:value="1199">
            <text:p>$1,199.00</text:p>
          </table:table-cell>
          <table:table-cell table:style-name="ce6" table:formula="of:=IF(ISERR(IPMT([.$C$20]/12;1;[.$D$17];[.P292]));0;IPMT([.$C$20]/12;1;[.$D$17];[.P292]))" office:value-type="currency" office:currency="USD" office:value="-0">
            <text:p>$0.00</text:p>
          </table:table-cell>
          <table:table-cell table:style-name="ce6" table:formula="of:=IF([.P292]-[.N293]&gt;[.M293];-[.M293]-[.N293];-[.P292])" office:value-type="currency" office:currency="USD" office:value="-0">
            <text:p>$0.00</text:p>
          </table:table-cell>
          <table:table-cell table:formula="of:=IF([.P292]+[.O293]&gt;=0;[.P292]+[.O293];0)" office:value-type="currency" office:currency="USD" office:value="0">
            <text:p>$0.00</text:p>
          </table:table-cell>
          <table:table-cell table:formula="of:=IF([.L293]=0;[.H293]/12;&quot;&quot;)" office:value-type="float" office:value="24.3333333333333">
            <text:p>24.3333333333</text:p>
          </table:table-cell>
          <table:table-cell table:formula="of:=IF([.H293]&lt;=[.$Z$2];1;&quot;&quot;)">
            <text:p/>
          </table:table-cell>
          <table:table-cell table:style-name="ce7" table:formula="of:=IF([.P293]=0;[.H293]/12;&quot;&quot;)" office:value-type="float" office:value="24.3333333333333">
            <text:p>24.33</text:p>
          </table:table-cell>
          <table:table-cell table:style-name="ce7" table:formula="of:=IF([.P293]&gt;0;0;[.$Z$15])" office:value-type="float" office:value="599">
            <text:p>599.00</text:p>
          </table:table-cell>
          <table:table-cell table:style-name="ce10" table:formula="of:=1-[.P29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93];1)" office:value-type="date" office:date-value="2044-10-15">
            <text:p>10/15/44</text:p>
          </table:table-cell>
          <table:table-cell office:value-type="float" office:value="293">
            <text:p>293</text:p>
          </table:table-cell>
          <table:table-cell table:formula="of:=IF([.R29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93]&lt;0.8*[.$C$6];0;[.$Z$7])" office:value-type="float" office:value="0">
            <text:p>0</text:p>
          </table:table-cell>
          <table:table-cell table:formula="of:=[.I294]-[.J294]-[.K294]-[.L294]" office:value-type="currency" office:currency="USD" office:value="1199">
            <text:p>$1,199.00</text:p>
          </table:table-cell>
          <table:table-cell table:style-name="ce6" table:formula="of:=IF(ISERR(IPMT([.$C$20]/12;1;[.$D$17];[.P293]));0;IPMT([.$C$20]/12;1;[.$D$17];[.P293]))" office:value-type="currency" office:currency="USD" office:value="-0">
            <text:p>$0.00</text:p>
          </table:table-cell>
          <table:table-cell table:style-name="ce6" table:formula="of:=IF([.P293]-[.N294]&gt;[.M294];-[.M294]-[.N294];-[.P293])" office:value-type="currency" office:currency="USD" office:value="-0">
            <text:p>$0.00</text:p>
          </table:table-cell>
          <table:table-cell table:formula="of:=IF([.P293]+[.O294]&gt;=0;[.P293]+[.O294];0)" office:value-type="currency" office:currency="USD" office:value="0">
            <text:p>$0.00</text:p>
          </table:table-cell>
          <table:table-cell table:formula="of:=IF([.L294]=0;[.H294]/12;&quot;&quot;)" office:value-type="float" office:value="24.4166666666667">
            <text:p>24.4166666667</text:p>
          </table:table-cell>
          <table:table-cell table:formula="of:=IF([.H294]&lt;=[.$Z$2];1;&quot;&quot;)">
            <text:p/>
          </table:table-cell>
          <table:table-cell table:style-name="ce7" table:formula="of:=IF([.P294]=0;[.H294]/12;&quot;&quot;)" office:value-type="float" office:value="24.4166666666667">
            <text:p>24.42</text:p>
          </table:table-cell>
          <table:table-cell table:style-name="ce7" table:formula="of:=IF([.P294]&gt;0;0;[.$Z$15])" office:value-type="float" office:value="599">
            <text:p>599.00</text:p>
          </table:table-cell>
          <table:table-cell table:style-name="ce10" table:formula="of:=1-[.P29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94];1)" office:value-type="date" office:date-value="2044-11-15">
            <text:p>11/15/44</text:p>
          </table:table-cell>
          <table:table-cell office:value-type="float" office:value="294">
            <text:p>294</text:p>
          </table:table-cell>
          <table:table-cell table:formula="of:=IF([.R29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94]&lt;0.8*[.$C$6];0;[.$Z$7])" office:value-type="float" office:value="0">
            <text:p>0</text:p>
          </table:table-cell>
          <table:table-cell table:formula="of:=[.I295]-[.J295]-[.K295]-[.L295]" office:value-type="currency" office:currency="USD" office:value="1199">
            <text:p>$1,199.00</text:p>
          </table:table-cell>
          <table:table-cell table:style-name="ce6" table:formula="of:=IF(ISERR(IPMT([.$C$20]/12;1;[.$D$17];[.P294]));0;IPMT([.$C$20]/12;1;[.$D$17];[.P294]))" office:value-type="currency" office:currency="USD" office:value="-0">
            <text:p>$0.00</text:p>
          </table:table-cell>
          <table:table-cell table:style-name="ce6" table:formula="of:=IF([.P294]-[.N295]&gt;[.M295];-[.M295]-[.N295];-[.P294])" office:value-type="currency" office:currency="USD" office:value="-0">
            <text:p>$0.00</text:p>
          </table:table-cell>
          <table:table-cell table:formula="of:=IF([.P294]+[.O295]&gt;=0;[.P294]+[.O295];0)" office:value-type="currency" office:currency="USD" office:value="0">
            <text:p>$0.00</text:p>
          </table:table-cell>
          <table:table-cell table:formula="of:=IF([.L295]=0;[.H295]/12;&quot;&quot;)" office:value-type="float" office:value="24.5">
            <text:p>24.5</text:p>
          </table:table-cell>
          <table:table-cell table:formula="of:=IF([.H295]&lt;=[.$Z$2];1;&quot;&quot;)">
            <text:p/>
          </table:table-cell>
          <table:table-cell table:style-name="ce7" table:formula="of:=IF([.P295]=0;[.H295]/12;&quot;&quot;)" office:value-type="float" office:value="24.5">
            <text:p>24.50</text:p>
          </table:table-cell>
          <table:table-cell table:style-name="ce7" table:formula="of:=IF([.P295]&gt;0;0;[.$Z$15])" office:value-type="float" office:value="599">
            <text:p>599.00</text:p>
          </table:table-cell>
          <table:table-cell table:style-name="ce10" table:formula="of:=1-[.P29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95];1)" office:value-type="date" office:date-value="2044-12-15">
            <text:p>12/15/44</text:p>
          </table:table-cell>
          <table:table-cell office:value-type="float" office:value="295">
            <text:p>295</text:p>
          </table:table-cell>
          <table:table-cell table:formula="of:=IF([.R29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95]&lt;0.8*[.$C$6];0;[.$Z$7])" office:value-type="float" office:value="0">
            <text:p>0</text:p>
          </table:table-cell>
          <table:table-cell table:formula="of:=[.I296]-[.J296]-[.K296]-[.L296]" office:value-type="currency" office:currency="USD" office:value="1199">
            <text:p>$1,199.00</text:p>
          </table:table-cell>
          <table:table-cell table:style-name="ce6" table:formula="of:=IF(ISERR(IPMT([.$C$20]/12;1;[.$D$17];[.P295]));0;IPMT([.$C$20]/12;1;[.$D$17];[.P295]))" office:value-type="currency" office:currency="USD" office:value="-0">
            <text:p>$0.00</text:p>
          </table:table-cell>
          <table:table-cell table:style-name="ce6" table:formula="of:=IF([.P295]-[.N296]&gt;[.M296];-[.M296]-[.N296];-[.P295])" office:value-type="currency" office:currency="USD" office:value="-0">
            <text:p>$0.00</text:p>
          </table:table-cell>
          <table:table-cell table:formula="of:=IF([.P295]+[.O296]&gt;=0;[.P295]+[.O296];0)" office:value-type="currency" office:currency="USD" office:value="0">
            <text:p>$0.00</text:p>
          </table:table-cell>
          <table:table-cell table:formula="of:=IF([.L296]=0;[.H296]/12;&quot;&quot;)" office:value-type="float" office:value="24.5833333333333">
            <text:p>24.5833333333</text:p>
          </table:table-cell>
          <table:table-cell table:formula="of:=IF([.H296]&lt;=[.$Z$2];1;&quot;&quot;)">
            <text:p/>
          </table:table-cell>
          <table:table-cell table:style-name="ce7" table:formula="of:=IF([.P296]=0;[.H296]/12;&quot;&quot;)" office:value-type="float" office:value="24.5833333333333">
            <text:p>24.58</text:p>
          </table:table-cell>
          <table:table-cell table:style-name="ce7" table:formula="of:=IF([.P296]&gt;0;0;[.$Z$15])" office:value-type="float" office:value="599">
            <text:p>599.00</text:p>
          </table:table-cell>
          <table:table-cell table:style-name="ce10" table:formula="of:=1-[.P29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96];1)" office:value-type="date" office:date-value="2045-01-15">
            <text:p>01/15/45</text:p>
          </table:table-cell>
          <table:table-cell office:value-type="float" office:value="296">
            <text:p>296</text:p>
          </table:table-cell>
          <table:table-cell table:formula="of:=IF([.R29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96]&lt;0.8*[.$C$6];0;[.$Z$7])" office:value-type="float" office:value="0">
            <text:p>0</text:p>
          </table:table-cell>
          <table:table-cell table:formula="of:=[.I297]-[.J297]-[.K297]-[.L297]" office:value-type="currency" office:currency="USD" office:value="1199">
            <text:p>$1,199.00</text:p>
          </table:table-cell>
          <table:table-cell table:style-name="ce6" table:formula="of:=IF(ISERR(IPMT([.$C$20]/12;1;[.$D$17];[.P296]));0;IPMT([.$C$20]/12;1;[.$D$17];[.P296]))" office:value-type="currency" office:currency="USD" office:value="-0">
            <text:p>$0.00</text:p>
          </table:table-cell>
          <table:table-cell table:style-name="ce6" table:formula="of:=IF([.P296]-[.N297]&gt;[.M297];-[.M297]-[.N297];-[.P296])" office:value-type="currency" office:currency="USD" office:value="-0">
            <text:p>$0.00</text:p>
          </table:table-cell>
          <table:table-cell table:formula="of:=IF([.P296]+[.O297]&gt;=0;[.P296]+[.O297];0)" office:value-type="currency" office:currency="USD" office:value="0">
            <text:p>$0.00</text:p>
          </table:table-cell>
          <table:table-cell table:formula="of:=IF([.L297]=0;[.H297]/12;&quot;&quot;)" office:value-type="float" office:value="24.6666666666667">
            <text:p>24.6666666667</text:p>
          </table:table-cell>
          <table:table-cell table:formula="of:=IF([.H297]&lt;=[.$Z$2];1;&quot;&quot;)">
            <text:p/>
          </table:table-cell>
          <table:table-cell table:style-name="ce7" table:formula="of:=IF([.P297]=0;[.H297]/12;&quot;&quot;)" office:value-type="float" office:value="24.6666666666667">
            <text:p>24.67</text:p>
          </table:table-cell>
          <table:table-cell table:style-name="ce7" table:formula="of:=IF([.P297]&gt;0;0;[.$Z$15])" office:value-type="float" office:value="599">
            <text:p>599.00</text:p>
          </table:table-cell>
          <table:table-cell table:style-name="ce10" table:formula="of:=1-[.P29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97];1)" office:value-type="date" office:date-value="2045-02-15">
            <text:p>02/15/45</text:p>
          </table:table-cell>
          <table:table-cell office:value-type="float" office:value="297">
            <text:p>297</text:p>
          </table:table-cell>
          <table:table-cell table:formula="of:=IF([.R29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97]&lt;0.8*[.$C$6];0;[.$Z$7])" office:value-type="float" office:value="0">
            <text:p>0</text:p>
          </table:table-cell>
          <table:table-cell table:formula="of:=[.I298]-[.J298]-[.K298]-[.L298]" office:value-type="currency" office:currency="USD" office:value="1199">
            <text:p>$1,199.00</text:p>
          </table:table-cell>
          <table:table-cell table:style-name="ce6" table:formula="of:=IF(ISERR(IPMT([.$C$20]/12;1;[.$D$17];[.P297]));0;IPMT([.$C$20]/12;1;[.$D$17];[.P297]))" office:value-type="currency" office:currency="USD" office:value="-0">
            <text:p>$0.00</text:p>
          </table:table-cell>
          <table:table-cell table:style-name="ce6" table:formula="of:=IF([.P297]-[.N298]&gt;[.M298];-[.M298]-[.N298];-[.P297])" office:value-type="currency" office:currency="USD" office:value="-0">
            <text:p>$0.00</text:p>
          </table:table-cell>
          <table:table-cell table:formula="of:=IF([.P297]+[.O298]&gt;=0;[.P297]+[.O298];0)" office:value-type="currency" office:currency="USD" office:value="0">
            <text:p>$0.00</text:p>
          </table:table-cell>
          <table:table-cell table:formula="of:=IF([.L298]=0;[.H298]/12;&quot;&quot;)" office:value-type="float" office:value="24.75">
            <text:p>24.75</text:p>
          </table:table-cell>
          <table:table-cell table:formula="of:=IF([.H298]&lt;=[.$Z$2];1;&quot;&quot;)">
            <text:p/>
          </table:table-cell>
          <table:table-cell table:style-name="ce7" table:formula="of:=IF([.P298]=0;[.H298]/12;&quot;&quot;)" office:value-type="float" office:value="24.75">
            <text:p>24.75</text:p>
          </table:table-cell>
          <table:table-cell table:style-name="ce7" table:formula="of:=IF([.P298]&gt;0;0;[.$Z$15])" office:value-type="float" office:value="599">
            <text:p>599.00</text:p>
          </table:table-cell>
          <table:table-cell table:style-name="ce10" table:formula="of:=1-[.P29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98];1)" office:value-type="date" office:date-value="2045-03-15">
            <text:p>03/15/45</text:p>
          </table:table-cell>
          <table:table-cell office:value-type="float" office:value="298">
            <text:p>298</text:p>
          </table:table-cell>
          <table:table-cell table:formula="of:=IF([.R29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98]&lt;0.8*[.$C$6];0;[.$Z$7])" office:value-type="float" office:value="0">
            <text:p>0</text:p>
          </table:table-cell>
          <table:table-cell table:formula="of:=[.I299]-[.J299]-[.K299]-[.L299]" office:value-type="currency" office:currency="USD" office:value="1199">
            <text:p>$1,199.00</text:p>
          </table:table-cell>
          <table:table-cell table:style-name="ce6" table:formula="of:=IF(ISERR(IPMT([.$C$20]/12;1;[.$D$17];[.P298]));0;IPMT([.$C$20]/12;1;[.$D$17];[.P298]))" office:value-type="currency" office:currency="USD" office:value="-0">
            <text:p>$0.00</text:p>
          </table:table-cell>
          <table:table-cell table:style-name="ce6" table:formula="of:=IF([.P298]-[.N299]&gt;[.M299];-[.M299]-[.N299];-[.P298])" office:value-type="currency" office:currency="USD" office:value="-0">
            <text:p>$0.00</text:p>
          </table:table-cell>
          <table:table-cell table:formula="of:=IF([.P298]+[.O299]&gt;=0;[.P298]+[.O299];0)" office:value-type="currency" office:currency="USD" office:value="0">
            <text:p>$0.00</text:p>
          </table:table-cell>
          <table:table-cell table:formula="of:=IF([.L299]=0;[.H299]/12;&quot;&quot;)" office:value-type="float" office:value="24.8333333333333">
            <text:p>24.8333333333</text:p>
          </table:table-cell>
          <table:table-cell table:formula="of:=IF([.H299]&lt;=[.$Z$2];1;&quot;&quot;)">
            <text:p/>
          </table:table-cell>
          <table:table-cell table:style-name="ce7" table:formula="of:=IF([.P299]=0;[.H299]/12;&quot;&quot;)" office:value-type="float" office:value="24.8333333333333">
            <text:p>24.83</text:p>
          </table:table-cell>
          <table:table-cell table:style-name="ce7" table:formula="of:=IF([.P299]&gt;0;0;[.$Z$15])" office:value-type="float" office:value="599">
            <text:p>599.00</text:p>
          </table:table-cell>
          <table:table-cell table:style-name="ce10" table:formula="of:=1-[.P29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299];1)" office:value-type="date" office:date-value="2045-04-15">
            <text:p>04/15/45</text:p>
          </table:table-cell>
          <table:table-cell office:value-type="float" office:value="299">
            <text:p>299</text:p>
          </table:table-cell>
          <table:table-cell table:formula="of:=IF([.R30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299]&lt;0.8*[.$C$6];0;[.$Z$7])" office:value-type="float" office:value="0">
            <text:p>0</text:p>
          </table:table-cell>
          <table:table-cell table:formula="of:=[.I300]-[.J300]-[.K300]-[.L300]" office:value-type="currency" office:currency="USD" office:value="1199">
            <text:p>$1,199.00</text:p>
          </table:table-cell>
          <table:table-cell table:style-name="ce6" table:formula="of:=IF(ISERR(IPMT([.$C$20]/12;1;[.$D$17];[.P299]));0;IPMT([.$C$20]/12;1;[.$D$17];[.P299]))" office:value-type="currency" office:currency="USD" office:value="-0">
            <text:p>$0.00</text:p>
          </table:table-cell>
          <table:table-cell table:style-name="ce6" table:formula="of:=IF([.P299]-[.N300]&gt;[.M300];-[.M300]-[.N300];-[.P299])" office:value-type="currency" office:currency="USD" office:value="-0">
            <text:p>$0.00</text:p>
          </table:table-cell>
          <table:table-cell table:formula="of:=IF([.P299]+[.O300]&gt;=0;[.P299]+[.O300];0)" office:value-type="currency" office:currency="USD" office:value="0">
            <text:p>$0.00</text:p>
          </table:table-cell>
          <table:table-cell table:formula="of:=IF([.L300]=0;[.H300]/12;&quot;&quot;)" office:value-type="float" office:value="24.9166666666667">
            <text:p>24.9166666667</text:p>
          </table:table-cell>
          <table:table-cell table:formula="of:=IF([.H300]&lt;=[.$Z$2];1;&quot;&quot;)">
            <text:p/>
          </table:table-cell>
          <table:table-cell table:style-name="ce7" table:formula="of:=IF([.P300]=0;[.H300]/12;&quot;&quot;)" office:value-type="float" office:value="24.9166666666667">
            <text:p>24.92</text:p>
          </table:table-cell>
          <table:table-cell table:style-name="ce7" table:formula="of:=IF([.P300]&gt;0;0;[.$Z$15])" office:value-type="float" office:value="599">
            <text:p>599.00</text:p>
          </table:table-cell>
          <table:table-cell table:style-name="ce10" table:formula="of:=1-[.P30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00];1)" office:value-type="date" office:date-value="2045-05-15">
            <text:p>05/15/45</text:p>
          </table:table-cell>
          <table:table-cell office:value-type="float" office:value="300">
            <text:p>300</text:p>
          </table:table-cell>
          <table:table-cell table:formula="of:=IF([.R30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00]&lt;0.8*[.$C$6];0;[.$Z$7])" office:value-type="float" office:value="0">
            <text:p>0</text:p>
          </table:table-cell>
          <table:table-cell table:formula="of:=[.I301]-[.J301]-[.K301]-[.L301]" office:value-type="currency" office:currency="USD" office:value="1199">
            <text:p>$1,199.00</text:p>
          </table:table-cell>
          <table:table-cell table:style-name="ce6" table:formula="of:=IF(ISERR(IPMT([.$C$20]/12;1;[.$D$17];[.P300]));0;IPMT([.$C$20]/12;1;[.$D$17];[.P300]))" office:value-type="currency" office:currency="USD" office:value="-0">
            <text:p>$0.00</text:p>
          </table:table-cell>
          <table:table-cell table:style-name="ce6" table:formula="of:=IF([.P300]-[.N301]&gt;[.M301];-[.M301]-[.N301];-[.P300])" office:value-type="currency" office:currency="USD" office:value="-0">
            <text:p>$0.00</text:p>
          </table:table-cell>
          <table:table-cell table:formula="of:=IF([.P300]+[.O301]&gt;=0;[.P300]+[.O301];0)" office:value-type="currency" office:currency="USD" office:value="0">
            <text:p>$0.00</text:p>
          </table:table-cell>
          <table:table-cell table:formula="of:=IF([.L301]=0;[.H301]/12;&quot;&quot;)" office:value-type="float" office:value="25">
            <text:p>25</text:p>
          </table:table-cell>
          <table:table-cell table:formula="of:=IF([.H301]&lt;=[.$Z$2];1;&quot;&quot;)">
            <text:p/>
          </table:table-cell>
          <table:table-cell table:style-name="ce7" table:formula="of:=IF([.P301]=0;[.H301]/12;&quot;&quot;)" office:value-type="float" office:value="25">
            <text:p>25.00</text:p>
          </table:table-cell>
          <table:table-cell table:style-name="ce7" table:formula="of:=IF([.P301]&gt;0;0;[.$Z$15])" office:value-type="float" office:value="599">
            <text:p>599.00</text:p>
          </table:table-cell>
          <table:table-cell table:style-name="ce10" table:formula="of:=1-[.P30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01];1)" office:value-type="date" office:date-value="2045-06-15">
            <text:p>06/15/45</text:p>
          </table:table-cell>
          <table:table-cell office:value-type="float" office:value="301">
            <text:p>301</text:p>
          </table:table-cell>
          <table:table-cell table:formula="of:=IF([.R30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01]&lt;0.8*[.$C$6];0;[.$Z$7])" office:value-type="float" office:value="0">
            <text:p>0</text:p>
          </table:table-cell>
          <table:table-cell table:formula="of:=[.I302]-[.J302]-[.K302]-[.L302]" office:value-type="currency" office:currency="USD" office:value="1199">
            <text:p>$1,199.00</text:p>
          </table:table-cell>
          <table:table-cell table:style-name="ce6" table:formula="of:=IF(ISERR(IPMT([.$C$20]/12;1;[.$D$17];[.P301]));0;IPMT([.$C$20]/12;1;[.$D$17];[.P301]))" office:value-type="currency" office:currency="USD" office:value="-0">
            <text:p>$0.00</text:p>
          </table:table-cell>
          <table:table-cell table:style-name="ce6" table:formula="of:=IF([.P301]-[.N302]&gt;[.M302];-[.M302]-[.N302];-[.P301])" office:value-type="currency" office:currency="USD" office:value="-0">
            <text:p>$0.00</text:p>
          </table:table-cell>
          <table:table-cell table:formula="of:=IF([.P301]+[.O302]&gt;=0;[.P301]+[.O302];0)" office:value-type="currency" office:currency="USD" office:value="0">
            <text:p>$0.00</text:p>
          </table:table-cell>
          <table:table-cell table:formula="of:=IF([.L302]=0;[.H302]/12;&quot;&quot;)" office:value-type="float" office:value="25.0833333333333">
            <text:p>25.0833333333</text:p>
          </table:table-cell>
          <table:table-cell table:formula="of:=IF([.H302]&lt;=[.$Z$2];1;&quot;&quot;)">
            <text:p/>
          </table:table-cell>
          <table:table-cell table:style-name="ce7" table:formula="of:=IF([.P302]=0;[.H302]/12;&quot;&quot;)" office:value-type="float" office:value="25.0833333333333">
            <text:p>25.08</text:p>
          </table:table-cell>
          <table:table-cell table:style-name="ce7" table:formula="of:=IF([.P302]&gt;0;0;[.$Z$15])" office:value-type="float" office:value="599">
            <text:p>599.00</text:p>
          </table:table-cell>
          <table:table-cell table:style-name="ce10" table:formula="of:=1-[.P30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02];1)" office:value-type="date" office:date-value="2045-07-15">
            <text:p>07/15/45</text:p>
          </table:table-cell>
          <table:table-cell office:value-type="float" office:value="302">
            <text:p>302</text:p>
          </table:table-cell>
          <table:table-cell table:formula="of:=IF([.R30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02]&lt;0.8*[.$C$6];0;[.$Z$7])" office:value-type="float" office:value="0">
            <text:p>0</text:p>
          </table:table-cell>
          <table:table-cell table:formula="of:=[.I303]-[.J303]-[.K303]-[.L303]" office:value-type="currency" office:currency="USD" office:value="1199">
            <text:p>$1,199.00</text:p>
          </table:table-cell>
          <table:table-cell table:style-name="ce6" table:formula="of:=IF(ISERR(IPMT([.$C$20]/12;1;[.$D$17];[.P302]));0;IPMT([.$C$20]/12;1;[.$D$17];[.P302]))" office:value-type="currency" office:currency="USD" office:value="-0">
            <text:p>$0.00</text:p>
          </table:table-cell>
          <table:table-cell table:style-name="ce6" table:formula="of:=IF([.P302]-[.N303]&gt;[.M303];-[.M303]-[.N303];-[.P302])" office:value-type="currency" office:currency="USD" office:value="-0">
            <text:p>$0.00</text:p>
          </table:table-cell>
          <table:table-cell table:formula="of:=IF([.P302]+[.O303]&gt;=0;[.P302]+[.O303];0)" office:value-type="currency" office:currency="USD" office:value="0">
            <text:p>$0.00</text:p>
          </table:table-cell>
          <table:table-cell table:formula="of:=IF([.L303]=0;[.H303]/12;&quot;&quot;)" office:value-type="float" office:value="25.1666666666667">
            <text:p>25.1666666667</text:p>
          </table:table-cell>
          <table:table-cell table:formula="of:=IF([.H303]&lt;=[.$Z$2];1;&quot;&quot;)">
            <text:p/>
          </table:table-cell>
          <table:table-cell table:style-name="ce7" table:formula="of:=IF([.P303]=0;[.H303]/12;&quot;&quot;)" office:value-type="float" office:value="25.1666666666667">
            <text:p>25.17</text:p>
          </table:table-cell>
          <table:table-cell table:style-name="ce7" table:formula="of:=IF([.P303]&gt;0;0;[.$Z$15])" office:value-type="float" office:value="599">
            <text:p>599.00</text:p>
          </table:table-cell>
          <table:table-cell table:style-name="ce10" table:formula="of:=1-[.P30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03];1)" office:value-type="date" office:date-value="2045-08-15">
            <text:p>08/15/45</text:p>
          </table:table-cell>
          <table:table-cell office:value-type="float" office:value="303">
            <text:p>303</text:p>
          </table:table-cell>
          <table:table-cell table:formula="of:=IF([.R30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03]&lt;0.8*[.$C$6];0;[.$Z$7])" office:value-type="float" office:value="0">
            <text:p>0</text:p>
          </table:table-cell>
          <table:table-cell table:formula="of:=[.I304]-[.J304]-[.K304]-[.L304]" office:value-type="currency" office:currency="USD" office:value="1199">
            <text:p>$1,199.00</text:p>
          </table:table-cell>
          <table:table-cell table:style-name="ce6" table:formula="of:=IF(ISERR(IPMT([.$C$20]/12;1;[.$D$17];[.P303]));0;IPMT([.$C$20]/12;1;[.$D$17];[.P303]))" office:value-type="currency" office:currency="USD" office:value="-0">
            <text:p>$0.00</text:p>
          </table:table-cell>
          <table:table-cell table:style-name="ce6" table:formula="of:=IF([.P303]-[.N304]&gt;[.M304];-[.M304]-[.N304];-[.P303])" office:value-type="currency" office:currency="USD" office:value="-0">
            <text:p>$0.00</text:p>
          </table:table-cell>
          <table:table-cell table:formula="of:=IF([.P303]+[.O304]&gt;=0;[.P303]+[.O304];0)" office:value-type="currency" office:currency="USD" office:value="0">
            <text:p>$0.00</text:p>
          </table:table-cell>
          <table:table-cell table:formula="of:=IF([.L304]=0;[.H304]/12;&quot;&quot;)" office:value-type="float" office:value="25.25">
            <text:p>25.25</text:p>
          </table:table-cell>
          <table:table-cell table:formula="of:=IF([.H304]&lt;=[.$Z$2];1;&quot;&quot;)">
            <text:p/>
          </table:table-cell>
          <table:table-cell table:style-name="ce7" table:formula="of:=IF([.P304]=0;[.H304]/12;&quot;&quot;)" office:value-type="float" office:value="25.25">
            <text:p>25.25</text:p>
          </table:table-cell>
          <table:table-cell table:style-name="ce7" table:formula="of:=IF([.P304]&gt;0;0;[.$Z$15])" office:value-type="float" office:value="599">
            <text:p>599.00</text:p>
          </table:table-cell>
          <table:table-cell table:style-name="ce10" table:formula="of:=1-[.P30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04];1)" office:value-type="date" office:date-value="2045-09-15">
            <text:p>09/15/45</text:p>
          </table:table-cell>
          <table:table-cell office:value-type="float" office:value="304">
            <text:p>304</text:p>
          </table:table-cell>
          <table:table-cell table:formula="of:=IF([.R30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04]&lt;0.8*[.$C$6];0;[.$Z$7])" office:value-type="float" office:value="0">
            <text:p>0</text:p>
          </table:table-cell>
          <table:table-cell table:formula="of:=[.I305]-[.J305]-[.K305]-[.L305]" office:value-type="currency" office:currency="USD" office:value="1199">
            <text:p>$1,199.00</text:p>
          </table:table-cell>
          <table:table-cell table:style-name="ce6" table:formula="of:=IF(ISERR(IPMT([.$C$20]/12;1;[.$D$17];[.P304]));0;IPMT([.$C$20]/12;1;[.$D$17];[.P304]))" office:value-type="currency" office:currency="USD" office:value="-0">
            <text:p>$0.00</text:p>
          </table:table-cell>
          <table:table-cell table:style-name="ce6" table:formula="of:=IF([.P304]-[.N305]&gt;[.M305];-[.M305]-[.N305];-[.P304])" office:value-type="currency" office:currency="USD" office:value="-0">
            <text:p>$0.00</text:p>
          </table:table-cell>
          <table:table-cell table:formula="of:=IF([.P304]+[.O305]&gt;=0;[.P304]+[.O305];0)" office:value-type="currency" office:currency="USD" office:value="0">
            <text:p>$0.00</text:p>
          </table:table-cell>
          <table:table-cell table:formula="of:=IF([.L305]=0;[.H305]/12;&quot;&quot;)" office:value-type="float" office:value="25.3333333333333">
            <text:p>25.3333333333</text:p>
          </table:table-cell>
          <table:table-cell table:formula="of:=IF([.H305]&lt;=[.$Z$2];1;&quot;&quot;)">
            <text:p/>
          </table:table-cell>
          <table:table-cell table:style-name="ce7" table:formula="of:=IF([.P305]=0;[.H305]/12;&quot;&quot;)" office:value-type="float" office:value="25.3333333333333">
            <text:p>25.33</text:p>
          </table:table-cell>
          <table:table-cell table:style-name="ce7" table:formula="of:=IF([.P305]&gt;0;0;[.$Z$15])" office:value-type="float" office:value="599">
            <text:p>599.00</text:p>
          </table:table-cell>
          <table:table-cell table:style-name="ce10" table:formula="of:=1-[.P30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05];1)" office:value-type="date" office:date-value="2045-10-15">
            <text:p>10/15/45</text:p>
          </table:table-cell>
          <table:table-cell office:value-type="float" office:value="305">
            <text:p>305</text:p>
          </table:table-cell>
          <table:table-cell table:formula="of:=IF([.R30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05]&lt;0.8*[.$C$6];0;[.$Z$7])" office:value-type="float" office:value="0">
            <text:p>0</text:p>
          </table:table-cell>
          <table:table-cell table:formula="of:=[.I306]-[.J306]-[.K306]-[.L306]" office:value-type="currency" office:currency="USD" office:value="1199">
            <text:p>$1,199.00</text:p>
          </table:table-cell>
          <table:table-cell table:style-name="ce6" table:formula="of:=IF(ISERR(IPMT([.$C$20]/12;1;[.$D$17];[.P305]));0;IPMT([.$C$20]/12;1;[.$D$17];[.P305]))" office:value-type="currency" office:currency="USD" office:value="-0">
            <text:p>$0.00</text:p>
          </table:table-cell>
          <table:table-cell table:style-name="ce6" table:formula="of:=IF([.P305]-[.N306]&gt;[.M306];-[.M306]-[.N306];-[.P305])" office:value-type="currency" office:currency="USD" office:value="-0">
            <text:p>$0.00</text:p>
          </table:table-cell>
          <table:table-cell table:formula="of:=IF([.P305]+[.O306]&gt;=0;[.P305]+[.O306];0)" office:value-type="currency" office:currency="USD" office:value="0">
            <text:p>$0.00</text:p>
          </table:table-cell>
          <table:table-cell table:formula="of:=IF([.L306]=0;[.H306]/12;&quot;&quot;)" office:value-type="float" office:value="25.4166666666667">
            <text:p>25.4166666667</text:p>
          </table:table-cell>
          <table:table-cell table:formula="of:=IF([.H306]&lt;=[.$Z$2];1;&quot;&quot;)">
            <text:p/>
          </table:table-cell>
          <table:table-cell table:style-name="ce7" table:formula="of:=IF([.P306]=0;[.H306]/12;&quot;&quot;)" office:value-type="float" office:value="25.4166666666667">
            <text:p>25.42</text:p>
          </table:table-cell>
          <table:table-cell table:style-name="ce7" table:formula="of:=IF([.P306]&gt;0;0;[.$Z$15])" office:value-type="float" office:value="599">
            <text:p>599.00</text:p>
          </table:table-cell>
          <table:table-cell table:style-name="ce10" table:formula="of:=1-[.P30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06];1)" office:value-type="date" office:date-value="2045-11-15">
            <text:p>11/15/45</text:p>
          </table:table-cell>
          <table:table-cell office:value-type="float" office:value="306">
            <text:p>306</text:p>
          </table:table-cell>
          <table:table-cell table:formula="of:=IF([.R30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06]&lt;0.8*[.$C$6];0;[.$Z$7])" office:value-type="float" office:value="0">
            <text:p>0</text:p>
          </table:table-cell>
          <table:table-cell table:formula="of:=[.I307]-[.J307]-[.K307]-[.L307]" office:value-type="currency" office:currency="USD" office:value="1199">
            <text:p>$1,199.00</text:p>
          </table:table-cell>
          <table:table-cell table:style-name="ce6" table:formula="of:=IF(ISERR(IPMT([.$C$20]/12;1;[.$D$17];[.P306]));0;IPMT([.$C$20]/12;1;[.$D$17];[.P306]))" office:value-type="currency" office:currency="USD" office:value="-0">
            <text:p>$0.00</text:p>
          </table:table-cell>
          <table:table-cell table:style-name="ce6" table:formula="of:=IF([.P306]-[.N307]&gt;[.M307];-[.M307]-[.N307];-[.P306])" office:value-type="currency" office:currency="USD" office:value="-0">
            <text:p>$0.00</text:p>
          </table:table-cell>
          <table:table-cell table:formula="of:=IF([.P306]+[.O307]&gt;=0;[.P306]+[.O307];0)" office:value-type="currency" office:currency="USD" office:value="0">
            <text:p>$0.00</text:p>
          </table:table-cell>
          <table:table-cell table:formula="of:=IF([.L307]=0;[.H307]/12;&quot;&quot;)" office:value-type="float" office:value="25.5">
            <text:p>25.5</text:p>
          </table:table-cell>
          <table:table-cell table:formula="of:=IF([.H307]&lt;=[.$Z$2];1;&quot;&quot;)">
            <text:p/>
          </table:table-cell>
          <table:table-cell table:style-name="ce7" table:formula="of:=IF([.P307]=0;[.H307]/12;&quot;&quot;)" office:value-type="float" office:value="25.5">
            <text:p>25.50</text:p>
          </table:table-cell>
          <table:table-cell table:style-name="ce7" table:formula="of:=IF([.P307]&gt;0;0;[.$Z$15])" office:value-type="float" office:value="599">
            <text:p>599.00</text:p>
          </table:table-cell>
          <table:table-cell table:style-name="ce10" table:formula="of:=1-[.P30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07];1)" office:value-type="date" office:date-value="2045-12-15">
            <text:p>12/15/45</text:p>
          </table:table-cell>
          <table:table-cell office:value-type="float" office:value="307">
            <text:p>307</text:p>
          </table:table-cell>
          <table:table-cell table:formula="of:=IF([.R30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07]&lt;0.8*[.$C$6];0;[.$Z$7])" office:value-type="float" office:value="0">
            <text:p>0</text:p>
          </table:table-cell>
          <table:table-cell table:formula="of:=[.I308]-[.J308]-[.K308]-[.L308]" office:value-type="currency" office:currency="USD" office:value="1199">
            <text:p>$1,199.00</text:p>
          </table:table-cell>
          <table:table-cell table:style-name="ce6" table:formula="of:=IF(ISERR(IPMT([.$C$20]/12;1;[.$D$17];[.P307]));0;IPMT([.$C$20]/12;1;[.$D$17];[.P307]))" office:value-type="currency" office:currency="USD" office:value="-0">
            <text:p>$0.00</text:p>
          </table:table-cell>
          <table:table-cell table:style-name="ce6" table:formula="of:=IF([.P307]-[.N308]&gt;[.M308];-[.M308]-[.N308];-[.P307])" office:value-type="currency" office:currency="USD" office:value="-0">
            <text:p>$0.00</text:p>
          </table:table-cell>
          <table:table-cell table:formula="of:=IF([.P307]+[.O308]&gt;=0;[.P307]+[.O308];0)" office:value-type="currency" office:currency="USD" office:value="0">
            <text:p>$0.00</text:p>
          </table:table-cell>
          <table:table-cell table:formula="of:=IF([.L308]=0;[.H308]/12;&quot;&quot;)" office:value-type="float" office:value="25.5833333333333">
            <text:p>25.5833333333</text:p>
          </table:table-cell>
          <table:table-cell table:formula="of:=IF([.H308]&lt;=[.$Z$2];1;&quot;&quot;)">
            <text:p/>
          </table:table-cell>
          <table:table-cell table:style-name="ce7" table:formula="of:=IF([.P308]=0;[.H308]/12;&quot;&quot;)" office:value-type="float" office:value="25.5833333333333">
            <text:p>25.58</text:p>
          </table:table-cell>
          <table:table-cell table:style-name="ce7" table:formula="of:=IF([.P308]&gt;0;0;[.$Z$15])" office:value-type="float" office:value="599">
            <text:p>599.00</text:p>
          </table:table-cell>
          <table:table-cell table:style-name="ce10" table:formula="of:=1-[.P30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08];1)" office:value-type="date" office:date-value="2046-01-15">
            <text:p>01/15/46</text:p>
          </table:table-cell>
          <table:table-cell office:value-type="float" office:value="308">
            <text:p>308</text:p>
          </table:table-cell>
          <table:table-cell table:formula="of:=IF([.R30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08]&lt;0.8*[.$C$6];0;[.$Z$7])" office:value-type="float" office:value="0">
            <text:p>0</text:p>
          </table:table-cell>
          <table:table-cell table:formula="of:=[.I309]-[.J309]-[.K309]-[.L309]" office:value-type="currency" office:currency="USD" office:value="1199">
            <text:p>$1,199.00</text:p>
          </table:table-cell>
          <table:table-cell table:style-name="ce6" table:formula="of:=IF(ISERR(IPMT([.$C$20]/12;1;[.$D$17];[.P308]));0;IPMT([.$C$20]/12;1;[.$D$17];[.P308]))" office:value-type="currency" office:currency="USD" office:value="-0">
            <text:p>$0.00</text:p>
          </table:table-cell>
          <table:table-cell table:style-name="ce6" table:formula="of:=IF([.P308]-[.N309]&gt;[.M309];-[.M309]-[.N309];-[.P308])" office:value-type="currency" office:currency="USD" office:value="-0">
            <text:p>$0.00</text:p>
          </table:table-cell>
          <table:table-cell table:formula="of:=IF([.P308]+[.O309]&gt;=0;[.P308]+[.O309];0)" office:value-type="currency" office:currency="USD" office:value="0">
            <text:p>$0.00</text:p>
          </table:table-cell>
          <table:table-cell table:formula="of:=IF([.L309]=0;[.H309]/12;&quot;&quot;)" office:value-type="float" office:value="25.6666666666667">
            <text:p>25.6666666667</text:p>
          </table:table-cell>
          <table:table-cell table:formula="of:=IF([.H309]&lt;=[.$Z$2];1;&quot;&quot;)">
            <text:p/>
          </table:table-cell>
          <table:table-cell table:style-name="ce7" table:formula="of:=IF([.P309]=0;[.H309]/12;&quot;&quot;)" office:value-type="float" office:value="25.6666666666667">
            <text:p>25.67</text:p>
          </table:table-cell>
          <table:table-cell table:style-name="ce7" table:formula="of:=IF([.P309]&gt;0;0;[.$Z$15])" office:value-type="float" office:value="599">
            <text:p>599.00</text:p>
          </table:table-cell>
          <table:table-cell table:style-name="ce10" table:formula="of:=1-[.P30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09];1)" office:value-type="date" office:date-value="2046-02-15">
            <text:p>02/15/46</text:p>
          </table:table-cell>
          <table:table-cell office:value-type="float" office:value="309">
            <text:p>309</text:p>
          </table:table-cell>
          <table:table-cell table:formula="of:=IF([.R31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09]&lt;0.8*[.$C$6];0;[.$Z$7])" office:value-type="float" office:value="0">
            <text:p>0</text:p>
          </table:table-cell>
          <table:table-cell table:formula="of:=[.I310]-[.J310]-[.K310]-[.L310]" office:value-type="currency" office:currency="USD" office:value="1199">
            <text:p>$1,199.00</text:p>
          </table:table-cell>
          <table:table-cell table:style-name="ce6" table:formula="of:=IF(ISERR(IPMT([.$C$20]/12;1;[.$D$17];[.P309]));0;IPMT([.$C$20]/12;1;[.$D$17];[.P309]))" office:value-type="currency" office:currency="USD" office:value="-0">
            <text:p>$0.00</text:p>
          </table:table-cell>
          <table:table-cell table:style-name="ce6" table:formula="of:=IF([.P309]-[.N310]&gt;[.M310];-[.M310]-[.N310];-[.P309])" office:value-type="currency" office:currency="USD" office:value="-0">
            <text:p>$0.00</text:p>
          </table:table-cell>
          <table:table-cell table:formula="of:=IF([.P309]+[.O310]&gt;=0;[.P309]+[.O310];0)" office:value-type="currency" office:currency="USD" office:value="0">
            <text:p>$0.00</text:p>
          </table:table-cell>
          <table:table-cell table:formula="of:=IF([.L310]=0;[.H310]/12;&quot;&quot;)" office:value-type="float" office:value="25.75">
            <text:p>25.75</text:p>
          </table:table-cell>
          <table:table-cell table:formula="of:=IF([.H310]&lt;=[.$Z$2];1;&quot;&quot;)">
            <text:p/>
          </table:table-cell>
          <table:table-cell table:style-name="ce7" table:formula="of:=IF([.P310]=0;[.H310]/12;&quot;&quot;)" office:value-type="float" office:value="25.75">
            <text:p>25.75</text:p>
          </table:table-cell>
          <table:table-cell table:style-name="ce7" table:formula="of:=IF([.P310]&gt;0;0;[.$Z$15])" office:value-type="float" office:value="599">
            <text:p>599.00</text:p>
          </table:table-cell>
          <table:table-cell table:style-name="ce10" table:formula="of:=1-[.P31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10];1)" office:value-type="date" office:date-value="2046-03-15">
            <text:p>03/15/46</text:p>
          </table:table-cell>
          <table:table-cell office:value-type="float" office:value="310">
            <text:p>310</text:p>
          </table:table-cell>
          <table:table-cell table:formula="of:=IF([.R31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10]&lt;0.8*[.$C$6];0;[.$Z$7])" office:value-type="float" office:value="0">
            <text:p>0</text:p>
          </table:table-cell>
          <table:table-cell table:formula="of:=[.I311]-[.J311]-[.K311]-[.L311]" office:value-type="currency" office:currency="USD" office:value="1199">
            <text:p>$1,199.00</text:p>
          </table:table-cell>
          <table:table-cell table:style-name="ce6" table:formula="of:=IF(ISERR(IPMT([.$C$20]/12;1;[.$D$17];[.P310]));0;IPMT([.$C$20]/12;1;[.$D$17];[.P310]))" office:value-type="currency" office:currency="USD" office:value="-0">
            <text:p>$0.00</text:p>
          </table:table-cell>
          <table:table-cell table:style-name="ce6" table:formula="of:=IF([.P310]-[.N311]&gt;[.M311];-[.M311]-[.N311];-[.P310])" office:value-type="currency" office:currency="USD" office:value="-0">
            <text:p>$0.00</text:p>
          </table:table-cell>
          <table:table-cell table:formula="of:=IF([.P310]+[.O311]&gt;=0;[.P310]+[.O311];0)" office:value-type="currency" office:currency="USD" office:value="0">
            <text:p>$0.00</text:p>
          </table:table-cell>
          <table:table-cell table:formula="of:=IF([.L311]=0;[.H311]/12;&quot;&quot;)" office:value-type="float" office:value="25.8333333333333">
            <text:p>25.8333333333</text:p>
          </table:table-cell>
          <table:table-cell table:formula="of:=IF([.H311]&lt;=[.$Z$2];1;&quot;&quot;)">
            <text:p/>
          </table:table-cell>
          <table:table-cell table:style-name="ce7" table:formula="of:=IF([.P311]=0;[.H311]/12;&quot;&quot;)" office:value-type="float" office:value="25.8333333333333">
            <text:p>25.83</text:p>
          </table:table-cell>
          <table:table-cell table:style-name="ce7" table:formula="of:=IF([.P311]&gt;0;0;[.$Z$15])" office:value-type="float" office:value="599">
            <text:p>599.00</text:p>
          </table:table-cell>
          <table:table-cell table:style-name="ce10" table:formula="of:=1-[.P31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11];1)" office:value-type="date" office:date-value="2046-04-15">
            <text:p>04/15/46</text:p>
          </table:table-cell>
          <table:table-cell office:value-type="float" office:value="311">
            <text:p>311</text:p>
          </table:table-cell>
          <table:table-cell table:formula="of:=IF([.R31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11]&lt;0.8*[.$C$6];0;[.$Z$7])" office:value-type="float" office:value="0">
            <text:p>0</text:p>
          </table:table-cell>
          <table:table-cell table:formula="of:=[.I312]-[.J312]-[.K312]-[.L312]" office:value-type="currency" office:currency="USD" office:value="1199">
            <text:p>$1,199.00</text:p>
          </table:table-cell>
          <table:table-cell table:style-name="ce6" table:formula="of:=IF(ISERR(IPMT([.$C$20]/12;1;[.$D$17];[.P311]));0;IPMT([.$C$20]/12;1;[.$D$17];[.P311]))" office:value-type="currency" office:currency="USD" office:value="-0">
            <text:p>$0.00</text:p>
          </table:table-cell>
          <table:table-cell table:style-name="ce6" table:formula="of:=IF([.P311]-[.N312]&gt;[.M312];-[.M312]-[.N312];-[.P311])" office:value-type="currency" office:currency="USD" office:value="-0">
            <text:p>$0.00</text:p>
          </table:table-cell>
          <table:table-cell table:formula="of:=IF([.P311]+[.O312]&gt;=0;[.P311]+[.O312];0)" office:value-type="currency" office:currency="USD" office:value="0">
            <text:p>$0.00</text:p>
          </table:table-cell>
          <table:table-cell table:formula="of:=IF([.L312]=0;[.H312]/12;&quot;&quot;)" office:value-type="float" office:value="25.9166666666667">
            <text:p>25.9166666667</text:p>
          </table:table-cell>
          <table:table-cell table:formula="of:=IF([.H312]&lt;=[.$Z$2];1;&quot;&quot;)">
            <text:p/>
          </table:table-cell>
          <table:table-cell table:style-name="ce7" table:formula="of:=IF([.P312]=0;[.H312]/12;&quot;&quot;)" office:value-type="float" office:value="25.9166666666667">
            <text:p>25.92</text:p>
          </table:table-cell>
          <table:table-cell table:style-name="ce7" table:formula="of:=IF([.P312]&gt;0;0;[.$Z$15])" office:value-type="float" office:value="599">
            <text:p>599.00</text:p>
          </table:table-cell>
          <table:table-cell table:style-name="ce10" table:formula="of:=1-[.P31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12];1)" office:value-type="date" office:date-value="2046-05-15">
            <text:p>05/15/46</text:p>
          </table:table-cell>
          <table:table-cell office:value-type="float" office:value="312">
            <text:p>312</text:p>
          </table:table-cell>
          <table:table-cell table:formula="of:=IF([.R31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12]&lt;0.8*[.$C$6];0;[.$Z$7])" office:value-type="float" office:value="0">
            <text:p>0</text:p>
          </table:table-cell>
          <table:table-cell table:formula="of:=[.I313]-[.J313]-[.K313]-[.L313]" office:value-type="currency" office:currency="USD" office:value="1199">
            <text:p>$1,199.00</text:p>
          </table:table-cell>
          <table:table-cell table:style-name="ce6" table:formula="of:=IF(ISERR(IPMT([.$C$20]/12;1;[.$D$17];[.P312]));0;IPMT([.$C$20]/12;1;[.$D$17];[.P312]))" office:value-type="currency" office:currency="USD" office:value="-0">
            <text:p>$0.00</text:p>
          </table:table-cell>
          <table:table-cell table:style-name="ce6" table:formula="of:=IF([.P312]-[.N313]&gt;[.M313];-[.M313]-[.N313];-[.P312])" office:value-type="currency" office:currency="USD" office:value="-0">
            <text:p>$0.00</text:p>
          </table:table-cell>
          <table:table-cell table:formula="of:=IF([.P312]+[.O313]&gt;=0;[.P312]+[.O313];0)" office:value-type="currency" office:currency="USD" office:value="0">
            <text:p>$0.00</text:p>
          </table:table-cell>
          <table:table-cell table:formula="of:=IF([.L313]=0;[.H313]/12;&quot;&quot;)" office:value-type="float" office:value="26">
            <text:p>26</text:p>
          </table:table-cell>
          <table:table-cell table:formula="of:=IF([.H313]&lt;=[.$Z$2];1;&quot;&quot;)">
            <text:p/>
          </table:table-cell>
          <table:table-cell table:style-name="ce7" table:formula="of:=IF([.P313]=0;[.H313]/12;&quot;&quot;)" office:value-type="float" office:value="26">
            <text:p>26.00</text:p>
          </table:table-cell>
          <table:table-cell table:style-name="ce7" table:formula="of:=IF([.P313]&gt;0;0;[.$Z$15])" office:value-type="float" office:value="599">
            <text:p>599.00</text:p>
          </table:table-cell>
          <table:table-cell table:style-name="ce10" table:formula="of:=1-[.P31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13];1)" office:value-type="date" office:date-value="2046-06-15">
            <text:p>06/15/46</text:p>
          </table:table-cell>
          <table:table-cell office:value-type="float" office:value="313">
            <text:p>313</text:p>
          </table:table-cell>
          <table:table-cell table:formula="of:=IF([.R31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13]&lt;0.8*[.$C$6];0;[.$Z$7])" office:value-type="float" office:value="0">
            <text:p>0</text:p>
          </table:table-cell>
          <table:table-cell table:formula="of:=[.I314]-[.J314]-[.K314]-[.L314]" office:value-type="currency" office:currency="USD" office:value="1199">
            <text:p>$1,199.00</text:p>
          </table:table-cell>
          <table:table-cell table:style-name="ce6" table:formula="of:=IF(ISERR(IPMT([.$C$20]/12;1;[.$D$17];[.P313]));0;IPMT([.$C$20]/12;1;[.$D$17];[.P313]))" office:value-type="currency" office:currency="USD" office:value="-0">
            <text:p>$0.00</text:p>
          </table:table-cell>
          <table:table-cell table:style-name="ce6" table:formula="of:=IF([.P313]-[.N314]&gt;[.M314];-[.M314]-[.N314];-[.P313])" office:value-type="currency" office:currency="USD" office:value="-0">
            <text:p>$0.00</text:p>
          </table:table-cell>
          <table:table-cell table:formula="of:=IF([.P313]+[.O314]&gt;=0;[.P313]+[.O314];0)" office:value-type="currency" office:currency="USD" office:value="0">
            <text:p>$0.00</text:p>
          </table:table-cell>
          <table:table-cell table:formula="of:=IF([.L314]=0;[.H314]/12;&quot;&quot;)" office:value-type="float" office:value="26.0833333333333">
            <text:p>26.0833333333</text:p>
          </table:table-cell>
          <table:table-cell table:formula="of:=IF([.H314]&lt;=[.$Z$2];1;&quot;&quot;)">
            <text:p/>
          </table:table-cell>
          <table:table-cell table:style-name="ce7" table:formula="of:=IF([.P314]=0;[.H314]/12;&quot;&quot;)" office:value-type="float" office:value="26.0833333333333">
            <text:p>26.08</text:p>
          </table:table-cell>
          <table:table-cell table:style-name="ce7" table:formula="of:=IF([.P314]&gt;0;0;[.$Z$15])" office:value-type="float" office:value="599">
            <text:p>599.00</text:p>
          </table:table-cell>
          <table:table-cell table:style-name="ce10" table:formula="of:=1-[.P31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14];1)" office:value-type="date" office:date-value="2046-07-15">
            <text:p>07/15/46</text:p>
          </table:table-cell>
          <table:table-cell office:value-type="float" office:value="314">
            <text:p>314</text:p>
          </table:table-cell>
          <table:table-cell table:formula="of:=IF([.R31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14]&lt;0.8*[.$C$6];0;[.$Z$7])" office:value-type="float" office:value="0">
            <text:p>0</text:p>
          </table:table-cell>
          <table:table-cell table:formula="of:=[.I315]-[.J315]-[.K315]-[.L315]" office:value-type="currency" office:currency="USD" office:value="1199">
            <text:p>$1,199.00</text:p>
          </table:table-cell>
          <table:table-cell table:style-name="ce6" table:formula="of:=IF(ISERR(IPMT([.$C$20]/12;1;[.$D$17];[.P314]));0;IPMT([.$C$20]/12;1;[.$D$17];[.P314]))" office:value-type="currency" office:currency="USD" office:value="-0">
            <text:p>$0.00</text:p>
          </table:table-cell>
          <table:table-cell table:style-name="ce6" table:formula="of:=IF([.P314]-[.N315]&gt;[.M315];-[.M315]-[.N315];-[.P314])" office:value-type="currency" office:currency="USD" office:value="-0">
            <text:p>$0.00</text:p>
          </table:table-cell>
          <table:table-cell table:formula="of:=IF([.P314]+[.O315]&gt;=0;[.P314]+[.O315];0)" office:value-type="currency" office:currency="USD" office:value="0">
            <text:p>$0.00</text:p>
          </table:table-cell>
          <table:table-cell table:formula="of:=IF([.L315]=0;[.H315]/12;&quot;&quot;)" office:value-type="float" office:value="26.1666666666667">
            <text:p>26.1666666667</text:p>
          </table:table-cell>
          <table:table-cell table:formula="of:=IF([.H315]&lt;=[.$Z$2];1;&quot;&quot;)">
            <text:p/>
          </table:table-cell>
          <table:table-cell table:style-name="ce7" table:formula="of:=IF([.P315]=0;[.H315]/12;&quot;&quot;)" office:value-type="float" office:value="26.1666666666667">
            <text:p>26.17</text:p>
          </table:table-cell>
          <table:table-cell table:style-name="ce7" table:formula="of:=IF([.P315]&gt;0;0;[.$Z$15])" office:value-type="float" office:value="599">
            <text:p>599.00</text:p>
          </table:table-cell>
          <table:table-cell table:style-name="ce10" table:formula="of:=1-[.P31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15];1)" office:value-type="date" office:date-value="2046-08-15">
            <text:p>08/15/46</text:p>
          </table:table-cell>
          <table:table-cell office:value-type="float" office:value="315">
            <text:p>315</text:p>
          </table:table-cell>
          <table:table-cell table:formula="of:=IF([.R31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15]&lt;0.8*[.$C$6];0;[.$Z$7])" office:value-type="float" office:value="0">
            <text:p>0</text:p>
          </table:table-cell>
          <table:table-cell table:formula="of:=[.I316]-[.J316]-[.K316]-[.L316]" office:value-type="currency" office:currency="USD" office:value="1199">
            <text:p>$1,199.00</text:p>
          </table:table-cell>
          <table:table-cell table:style-name="ce6" table:formula="of:=IF(ISERR(IPMT([.$C$20]/12;1;[.$D$17];[.P315]));0;IPMT([.$C$20]/12;1;[.$D$17];[.P315]))" office:value-type="currency" office:currency="USD" office:value="-0">
            <text:p>$0.00</text:p>
          </table:table-cell>
          <table:table-cell table:style-name="ce6" table:formula="of:=IF([.P315]-[.N316]&gt;[.M316];-[.M316]-[.N316];-[.P315])" office:value-type="currency" office:currency="USD" office:value="-0">
            <text:p>$0.00</text:p>
          </table:table-cell>
          <table:table-cell table:formula="of:=IF([.P315]+[.O316]&gt;=0;[.P315]+[.O316];0)" office:value-type="currency" office:currency="USD" office:value="0">
            <text:p>$0.00</text:p>
          </table:table-cell>
          <table:table-cell table:formula="of:=IF([.L316]=0;[.H316]/12;&quot;&quot;)" office:value-type="float" office:value="26.25">
            <text:p>26.25</text:p>
          </table:table-cell>
          <table:table-cell table:formula="of:=IF([.H316]&lt;=[.$Z$2];1;&quot;&quot;)">
            <text:p/>
          </table:table-cell>
          <table:table-cell table:style-name="ce7" table:formula="of:=IF([.P316]=0;[.H316]/12;&quot;&quot;)" office:value-type="float" office:value="26.25">
            <text:p>26.25</text:p>
          </table:table-cell>
          <table:table-cell table:style-name="ce7" table:formula="of:=IF([.P316]&gt;0;0;[.$Z$15])" office:value-type="float" office:value="599">
            <text:p>599.00</text:p>
          </table:table-cell>
          <table:table-cell table:style-name="ce10" table:formula="of:=1-[.P31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16];1)" office:value-type="date" office:date-value="2046-09-15">
            <text:p>09/15/46</text:p>
          </table:table-cell>
          <table:table-cell office:value-type="float" office:value="316">
            <text:p>316</text:p>
          </table:table-cell>
          <table:table-cell table:formula="of:=IF([.R31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16]&lt;0.8*[.$C$6];0;[.$Z$7])" office:value-type="float" office:value="0">
            <text:p>0</text:p>
          </table:table-cell>
          <table:table-cell table:formula="of:=[.I317]-[.J317]-[.K317]-[.L317]" office:value-type="currency" office:currency="USD" office:value="1199">
            <text:p>$1,199.00</text:p>
          </table:table-cell>
          <table:table-cell table:style-name="ce6" table:formula="of:=IF(ISERR(IPMT([.$C$20]/12;1;[.$D$17];[.P316]));0;IPMT([.$C$20]/12;1;[.$D$17];[.P316]))" office:value-type="currency" office:currency="USD" office:value="-0">
            <text:p>$0.00</text:p>
          </table:table-cell>
          <table:table-cell table:style-name="ce6" table:formula="of:=IF([.P316]-[.N317]&gt;[.M317];-[.M317]-[.N317];-[.P316])" office:value-type="currency" office:currency="USD" office:value="-0">
            <text:p>$0.00</text:p>
          </table:table-cell>
          <table:table-cell table:formula="of:=IF([.P316]+[.O317]&gt;=0;[.P316]+[.O317];0)" office:value-type="currency" office:currency="USD" office:value="0">
            <text:p>$0.00</text:p>
          </table:table-cell>
          <table:table-cell table:formula="of:=IF([.L317]=0;[.H317]/12;&quot;&quot;)" office:value-type="float" office:value="26.3333333333333">
            <text:p>26.3333333333</text:p>
          </table:table-cell>
          <table:table-cell table:formula="of:=IF([.H317]&lt;=[.$Z$2];1;&quot;&quot;)">
            <text:p/>
          </table:table-cell>
          <table:table-cell table:style-name="ce7" table:formula="of:=IF([.P317]=0;[.H317]/12;&quot;&quot;)" office:value-type="float" office:value="26.3333333333333">
            <text:p>26.33</text:p>
          </table:table-cell>
          <table:table-cell table:style-name="ce7" table:formula="of:=IF([.P317]&gt;0;0;[.$Z$15])" office:value-type="float" office:value="599">
            <text:p>599.00</text:p>
          </table:table-cell>
          <table:table-cell table:style-name="ce10" table:formula="of:=1-[.P31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17];1)" office:value-type="date" office:date-value="2046-10-15">
            <text:p>10/15/46</text:p>
          </table:table-cell>
          <table:table-cell office:value-type="float" office:value="317">
            <text:p>317</text:p>
          </table:table-cell>
          <table:table-cell table:formula="of:=IF([.R31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17]&lt;0.8*[.$C$6];0;[.$Z$7])" office:value-type="float" office:value="0">
            <text:p>0</text:p>
          </table:table-cell>
          <table:table-cell table:formula="of:=[.I318]-[.J318]-[.K318]-[.L318]" office:value-type="currency" office:currency="USD" office:value="1199">
            <text:p>$1,199.00</text:p>
          </table:table-cell>
          <table:table-cell table:style-name="ce6" table:formula="of:=IF(ISERR(IPMT([.$C$20]/12;1;[.$D$17];[.P317]));0;IPMT([.$C$20]/12;1;[.$D$17];[.P317]))" office:value-type="currency" office:currency="USD" office:value="-0">
            <text:p>$0.00</text:p>
          </table:table-cell>
          <table:table-cell table:style-name="ce6" table:formula="of:=IF([.P317]-[.N318]&gt;[.M318];-[.M318]-[.N318];-[.P317])" office:value-type="currency" office:currency="USD" office:value="-0">
            <text:p>$0.00</text:p>
          </table:table-cell>
          <table:table-cell table:formula="of:=IF([.P317]+[.O318]&gt;=0;[.P317]+[.O318];0)" office:value-type="currency" office:currency="USD" office:value="0">
            <text:p>$0.00</text:p>
          </table:table-cell>
          <table:table-cell table:formula="of:=IF([.L318]=0;[.H318]/12;&quot;&quot;)" office:value-type="float" office:value="26.4166666666667">
            <text:p>26.4166666667</text:p>
          </table:table-cell>
          <table:table-cell table:formula="of:=IF([.H318]&lt;=[.$Z$2];1;&quot;&quot;)">
            <text:p/>
          </table:table-cell>
          <table:table-cell table:style-name="ce7" table:formula="of:=IF([.P318]=0;[.H318]/12;&quot;&quot;)" office:value-type="float" office:value="26.4166666666667">
            <text:p>26.42</text:p>
          </table:table-cell>
          <table:table-cell table:style-name="ce7" table:formula="of:=IF([.P318]&gt;0;0;[.$Z$15])" office:value-type="float" office:value="599">
            <text:p>599.00</text:p>
          </table:table-cell>
          <table:table-cell table:style-name="ce10" table:formula="of:=1-[.P31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18];1)" office:value-type="date" office:date-value="2046-11-15">
            <text:p>11/15/46</text:p>
          </table:table-cell>
          <table:table-cell office:value-type="float" office:value="318">
            <text:p>318</text:p>
          </table:table-cell>
          <table:table-cell table:formula="of:=IF([.R31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18]&lt;0.8*[.$C$6];0;[.$Z$7])" office:value-type="float" office:value="0">
            <text:p>0</text:p>
          </table:table-cell>
          <table:table-cell table:formula="of:=[.I319]-[.J319]-[.K319]-[.L319]" office:value-type="currency" office:currency="USD" office:value="1199">
            <text:p>$1,199.00</text:p>
          </table:table-cell>
          <table:table-cell table:style-name="ce6" table:formula="of:=IF(ISERR(IPMT([.$C$20]/12;1;[.$D$17];[.P318]));0;IPMT([.$C$20]/12;1;[.$D$17];[.P318]))" office:value-type="currency" office:currency="USD" office:value="-0">
            <text:p>$0.00</text:p>
          </table:table-cell>
          <table:table-cell table:style-name="ce6" table:formula="of:=IF([.P318]-[.N319]&gt;[.M319];-[.M319]-[.N319];-[.P318])" office:value-type="currency" office:currency="USD" office:value="-0">
            <text:p>$0.00</text:p>
          </table:table-cell>
          <table:table-cell table:formula="of:=IF([.P318]+[.O319]&gt;=0;[.P318]+[.O319];0)" office:value-type="currency" office:currency="USD" office:value="0">
            <text:p>$0.00</text:p>
          </table:table-cell>
          <table:table-cell table:formula="of:=IF([.L319]=0;[.H319]/12;&quot;&quot;)" office:value-type="float" office:value="26.5">
            <text:p>26.5</text:p>
          </table:table-cell>
          <table:table-cell table:formula="of:=IF([.H319]&lt;=[.$Z$2];1;&quot;&quot;)">
            <text:p/>
          </table:table-cell>
          <table:table-cell table:style-name="ce7" table:formula="of:=IF([.P319]=0;[.H319]/12;&quot;&quot;)" office:value-type="float" office:value="26.5">
            <text:p>26.50</text:p>
          </table:table-cell>
          <table:table-cell table:style-name="ce7" table:formula="of:=IF([.P319]&gt;0;0;[.$Z$15])" office:value-type="float" office:value="599">
            <text:p>599.00</text:p>
          </table:table-cell>
          <table:table-cell table:style-name="ce10" table:formula="of:=1-[.P31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19];1)" office:value-type="date" office:date-value="2046-12-15">
            <text:p>12/15/46</text:p>
          </table:table-cell>
          <table:table-cell office:value-type="float" office:value="319">
            <text:p>319</text:p>
          </table:table-cell>
          <table:table-cell table:formula="of:=IF([.R32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19]&lt;0.8*[.$C$6];0;[.$Z$7])" office:value-type="float" office:value="0">
            <text:p>0</text:p>
          </table:table-cell>
          <table:table-cell table:formula="of:=[.I320]-[.J320]-[.K320]-[.L320]" office:value-type="currency" office:currency="USD" office:value="1199">
            <text:p>$1,199.00</text:p>
          </table:table-cell>
          <table:table-cell table:style-name="ce6" table:formula="of:=IF(ISERR(IPMT([.$C$20]/12;1;[.$D$17];[.P319]));0;IPMT([.$C$20]/12;1;[.$D$17];[.P319]))" office:value-type="currency" office:currency="USD" office:value="-0">
            <text:p>$0.00</text:p>
          </table:table-cell>
          <table:table-cell table:style-name="ce6" table:formula="of:=IF([.P319]-[.N320]&gt;[.M320];-[.M320]-[.N320];-[.P319])" office:value-type="currency" office:currency="USD" office:value="-0">
            <text:p>$0.00</text:p>
          </table:table-cell>
          <table:table-cell table:formula="of:=IF([.P319]+[.O320]&gt;=0;[.P319]+[.O320];0)" office:value-type="currency" office:currency="USD" office:value="0">
            <text:p>$0.00</text:p>
          </table:table-cell>
          <table:table-cell table:formula="of:=IF([.L320]=0;[.H320]/12;&quot;&quot;)" office:value-type="float" office:value="26.5833333333333">
            <text:p>26.5833333333</text:p>
          </table:table-cell>
          <table:table-cell table:formula="of:=IF([.H320]&lt;=[.$Z$2];1;&quot;&quot;)">
            <text:p/>
          </table:table-cell>
          <table:table-cell table:style-name="ce7" table:formula="of:=IF([.P320]=0;[.H320]/12;&quot;&quot;)" office:value-type="float" office:value="26.5833333333333">
            <text:p>26.58</text:p>
          </table:table-cell>
          <table:table-cell table:style-name="ce7" table:formula="of:=IF([.P320]&gt;0;0;[.$Z$15])" office:value-type="float" office:value="599">
            <text:p>599.00</text:p>
          </table:table-cell>
          <table:table-cell table:style-name="ce10" table:formula="of:=1-[.P32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20];1)" office:value-type="date" office:date-value="2047-01-15">
            <text:p>01/15/47</text:p>
          </table:table-cell>
          <table:table-cell office:value-type="float" office:value="320">
            <text:p>320</text:p>
          </table:table-cell>
          <table:table-cell table:formula="of:=IF([.R32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20]&lt;0.8*[.$C$6];0;[.$Z$7])" office:value-type="float" office:value="0">
            <text:p>0</text:p>
          </table:table-cell>
          <table:table-cell table:formula="of:=[.I321]-[.J321]-[.K321]-[.L321]" office:value-type="currency" office:currency="USD" office:value="1199">
            <text:p>$1,199.00</text:p>
          </table:table-cell>
          <table:table-cell table:style-name="ce6" table:formula="of:=IF(ISERR(IPMT([.$C$20]/12;1;[.$D$17];[.P320]));0;IPMT([.$C$20]/12;1;[.$D$17];[.P320]))" office:value-type="currency" office:currency="USD" office:value="-0">
            <text:p>$0.00</text:p>
          </table:table-cell>
          <table:table-cell table:style-name="ce6" table:formula="of:=IF([.P320]-[.N321]&gt;[.M321];-[.M321]-[.N321];-[.P320])" office:value-type="currency" office:currency="USD" office:value="-0">
            <text:p>$0.00</text:p>
          </table:table-cell>
          <table:table-cell table:formula="of:=IF([.P320]+[.O321]&gt;=0;[.P320]+[.O321];0)" office:value-type="currency" office:currency="USD" office:value="0">
            <text:p>$0.00</text:p>
          </table:table-cell>
          <table:table-cell table:formula="of:=IF([.L321]=0;[.H321]/12;&quot;&quot;)" office:value-type="float" office:value="26.6666666666667">
            <text:p>26.6666666667</text:p>
          </table:table-cell>
          <table:table-cell table:formula="of:=IF([.H321]&lt;=[.$Z$2];1;&quot;&quot;)">
            <text:p/>
          </table:table-cell>
          <table:table-cell table:style-name="ce7" table:formula="of:=IF([.P321]=0;[.H321]/12;&quot;&quot;)" office:value-type="float" office:value="26.6666666666667">
            <text:p>26.67</text:p>
          </table:table-cell>
          <table:table-cell table:style-name="ce7" table:formula="of:=IF([.P321]&gt;0;0;[.$Z$15])" office:value-type="float" office:value="599">
            <text:p>599.00</text:p>
          </table:table-cell>
          <table:table-cell table:style-name="ce10" table:formula="of:=1-[.P32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21];1)" office:value-type="date" office:date-value="2047-02-15">
            <text:p>02/15/47</text:p>
          </table:table-cell>
          <table:table-cell office:value-type="float" office:value="321">
            <text:p>321</text:p>
          </table:table-cell>
          <table:table-cell table:formula="of:=IF([.R32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21]&lt;0.8*[.$C$6];0;[.$Z$7])" office:value-type="float" office:value="0">
            <text:p>0</text:p>
          </table:table-cell>
          <table:table-cell table:formula="of:=[.I322]-[.J322]-[.K322]-[.L322]" office:value-type="currency" office:currency="USD" office:value="1199">
            <text:p>$1,199.00</text:p>
          </table:table-cell>
          <table:table-cell table:style-name="ce6" table:formula="of:=IF(ISERR(IPMT([.$C$20]/12;1;[.$D$17];[.P321]));0;IPMT([.$C$20]/12;1;[.$D$17];[.P321]))" office:value-type="currency" office:currency="USD" office:value="-0">
            <text:p>$0.00</text:p>
          </table:table-cell>
          <table:table-cell table:style-name="ce6" table:formula="of:=IF([.P321]-[.N322]&gt;[.M322];-[.M322]-[.N322];-[.P321])" office:value-type="currency" office:currency="USD" office:value="-0">
            <text:p>$0.00</text:p>
          </table:table-cell>
          <table:table-cell table:formula="of:=IF([.P321]+[.O322]&gt;=0;[.P321]+[.O322];0)" office:value-type="currency" office:currency="USD" office:value="0">
            <text:p>$0.00</text:p>
          </table:table-cell>
          <table:table-cell table:formula="of:=IF([.L322]=0;[.H322]/12;&quot;&quot;)" office:value-type="float" office:value="26.75">
            <text:p>26.75</text:p>
          </table:table-cell>
          <table:table-cell table:formula="of:=IF([.H322]&lt;=[.$Z$2];1;&quot;&quot;)">
            <text:p/>
          </table:table-cell>
          <table:table-cell table:style-name="ce7" table:formula="of:=IF([.P322]=0;[.H322]/12;&quot;&quot;)" office:value-type="float" office:value="26.75">
            <text:p>26.75</text:p>
          </table:table-cell>
          <table:table-cell table:style-name="ce7" table:formula="of:=IF([.P322]&gt;0;0;[.$Z$15])" office:value-type="float" office:value="599">
            <text:p>599.00</text:p>
          </table:table-cell>
          <table:table-cell table:style-name="ce10" table:formula="of:=1-[.P32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22];1)" office:value-type="date" office:date-value="2047-03-15">
            <text:p>03/15/47</text:p>
          </table:table-cell>
          <table:table-cell office:value-type="float" office:value="322">
            <text:p>322</text:p>
          </table:table-cell>
          <table:table-cell table:formula="of:=IF([.R32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22]&lt;0.8*[.$C$6];0;[.$Z$7])" office:value-type="float" office:value="0">
            <text:p>0</text:p>
          </table:table-cell>
          <table:table-cell table:formula="of:=[.I323]-[.J323]-[.K323]-[.L323]" office:value-type="currency" office:currency="USD" office:value="1199">
            <text:p>$1,199.00</text:p>
          </table:table-cell>
          <table:table-cell table:style-name="ce6" table:formula="of:=IF(ISERR(IPMT([.$C$20]/12;1;[.$D$17];[.P322]));0;IPMT([.$C$20]/12;1;[.$D$17];[.P322]))" office:value-type="currency" office:currency="USD" office:value="-0">
            <text:p>$0.00</text:p>
          </table:table-cell>
          <table:table-cell table:style-name="ce6" table:formula="of:=IF([.P322]-[.N323]&gt;[.M323];-[.M323]-[.N323];-[.P322])" office:value-type="currency" office:currency="USD" office:value="-0">
            <text:p>$0.00</text:p>
          </table:table-cell>
          <table:table-cell table:formula="of:=IF([.P322]+[.O323]&gt;=0;[.P322]+[.O323];0)" office:value-type="currency" office:currency="USD" office:value="0">
            <text:p>$0.00</text:p>
          </table:table-cell>
          <table:table-cell table:formula="of:=IF([.L323]=0;[.H323]/12;&quot;&quot;)" office:value-type="float" office:value="26.8333333333333">
            <text:p>26.8333333333</text:p>
          </table:table-cell>
          <table:table-cell table:formula="of:=IF([.H323]&lt;=[.$Z$2];1;&quot;&quot;)">
            <text:p/>
          </table:table-cell>
          <table:table-cell table:style-name="ce7" table:formula="of:=IF([.P323]=0;[.H323]/12;&quot;&quot;)" office:value-type="float" office:value="26.8333333333333">
            <text:p>26.83</text:p>
          </table:table-cell>
          <table:table-cell table:style-name="ce7" table:formula="of:=IF([.P323]&gt;0;0;[.$Z$15])" office:value-type="float" office:value="599">
            <text:p>599.00</text:p>
          </table:table-cell>
          <table:table-cell table:style-name="ce10" table:formula="of:=1-[.P32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23];1)" office:value-type="date" office:date-value="2047-04-15">
            <text:p>04/15/47</text:p>
          </table:table-cell>
          <table:table-cell office:value-type="float" office:value="323">
            <text:p>323</text:p>
          </table:table-cell>
          <table:table-cell table:formula="of:=IF([.R32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23]&lt;0.8*[.$C$6];0;[.$Z$7])" office:value-type="float" office:value="0">
            <text:p>0</text:p>
          </table:table-cell>
          <table:table-cell table:formula="of:=[.I324]-[.J324]-[.K324]-[.L324]" office:value-type="currency" office:currency="USD" office:value="1199">
            <text:p>$1,199.00</text:p>
          </table:table-cell>
          <table:table-cell table:style-name="ce6" table:formula="of:=IF(ISERR(IPMT([.$C$20]/12;1;[.$D$17];[.P323]));0;IPMT([.$C$20]/12;1;[.$D$17];[.P323]))" office:value-type="currency" office:currency="USD" office:value="-0">
            <text:p>$0.00</text:p>
          </table:table-cell>
          <table:table-cell table:style-name="ce6" table:formula="of:=IF([.P323]-[.N324]&gt;[.M324];-[.M324]-[.N324];-[.P323])" office:value-type="currency" office:currency="USD" office:value="-0">
            <text:p>$0.00</text:p>
          </table:table-cell>
          <table:table-cell table:formula="of:=IF([.P323]+[.O324]&gt;=0;[.P323]+[.O324];0)" office:value-type="currency" office:currency="USD" office:value="0">
            <text:p>$0.00</text:p>
          </table:table-cell>
          <table:table-cell table:formula="of:=IF([.L324]=0;[.H324]/12;&quot;&quot;)" office:value-type="float" office:value="26.9166666666667">
            <text:p>26.9166666667</text:p>
          </table:table-cell>
          <table:table-cell table:formula="of:=IF([.H324]&lt;=[.$Z$2];1;&quot;&quot;)">
            <text:p/>
          </table:table-cell>
          <table:table-cell table:style-name="ce7" table:formula="of:=IF([.P324]=0;[.H324]/12;&quot;&quot;)" office:value-type="float" office:value="26.9166666666667">
            <text:p>26.92</text:p>
          </table:table-cell>
          <table:table-cell table:style-name="ce7" table:formula="of:=IF([.P324]&gt;0;0;[.$Z$15])" office:value-type="float" office:value="599">
            <text:p>599.00</text:p>
          </table:table-cell>
          <table:table-cell table:style-name="ce10" table:formula="of:=1-[.P32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24];1)" office:value-type="date" office:date-value="2047-05-15">
            <text:p>05/15/47</text:p>
          </table:table-cell>
          <table:table-cell office:value-type="float" office:value="324">
            <text:p>324</text:p>
          </table:table-cell>
          <table:table-cell table:formula="of:=IF([.R32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24]&lt;0.8*[.$C$6];0;[.$Z$7])" office:value-type="float" office:value="0">
            <text:p>0</text:p>
          </table:table-cell>
          <table:table-cell table:formula="of:=[.I325]-[.J325]-[.K325]-[.L325]" office:value-type="currency" office:currency="USD" office:value="1199">
            <text:p>$1,199.00</text:p>
          </table:table-cell>
          <table:table-cell table:style-name="ce6" table:formula="of:=IF(ISERR(IPMT([.$C$20]/12;1;[.$D$17];[.P324]));0;IPMT([.$C$20]/12;1;[.$D$17];[.P324]))" office:value-type="currency" office:currency="USD" office:value="-0">
            <text:p>$0.00</text:p>
          </table:table-cell>
          <table:table-cell table:style-name="ce6" table:formula="of:=IF([.P324]-[.N325]&gt;[.M325];-[.M325]-[.N325];-[.P324])" office:value-type="currency" office:currency="USD" office:value="-0">
            <text:p>$0.00</text:p>
          </table:table-cell>
          <table:table-cell table:formula="of:=IF([.P324]+[.O325]&gt;=0;[.P324]+[.O325];0)" office:value-type="currency" office:currency="USD" office:value="0">
            <text:p>$0.00</text:p>
          </table:table-cell>
          <table:table-cell table:formula="of:=IF([.L325]=0;[.H325]/12;&quot;&quot;)" office:value-type="float" office:value="27">
            <text:p>27</text:p>
          </table:table-cell>
          <table:table-cell table:formula="of:=IF([.H325]&lt;=[.$Z$2];1;&quot;&quot;)">
            <text:p/>
          </table:table-cell>
          <table:table-cell table:style-name="ce7" table:formula="of:=IF([.P325]=0;[.H325]/12;&quot;&quot;)" office:value-type="float" office:value="27">
            <text:p>27.00</text:p>
          </table:table-cell>
          <table:table-cell table:style-name="ce7" table:formula="of:=IF([.P325]&gt;0;0;[.$Z$15])" office:value-type="float" office:value="599">
            <text:p>599.00</text:p>
          </table:table-cell>
          <table:table-cell table:style-name="ce10" table:formula="of:=1-[.P32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25];1)" office:value-type="date" office:date-value="2047-06-15">
            <text:p>06/15/47</text:p>
          </table:table-cell>
          <table:table-cell office:value-type="float" office:value="325">
            <text:p>325</text:p>
          </table:table-cell>
          <table:table-cell table:formula="of:=IF([.R32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25]&lt;0.8*[.$C$6];0;[.$Z$7])" office:value-type="float" office:value="0">
            <text:p>0</text:p>
          </table:table-cell>
          <table:table-cell table:formula="of:=[.I326]-[.J326]-[.K326]-[.L326]" office:value-type="currency" office:currency="USD" office:value="1199">
            <text:p>$1,199.00</text:p>
          </table:table-cell>
          <table:table-cell table:style-name="ce6" table:formula="of:=IF(ISERR(IPMT([.$C$20]/12;1;[.$D$17];[.P325]));0;IPMT([.$C$20]/12;1;[.$D$17];[.P325]))" office:value-type="currency" office:currency="USD" office:value="-0">
            <text:p>$0.00</text:p>
          </table:table-cell>
          <table:table-cell table:style-name="ce6" table:formula="of:=IF([.P325]-[.N326]&gt;[.M326];-[.M326]-[.N326];-[.P325])" office:value-type="currency" office:currency="USD" office:value="-0">
            <text:p>$0.00</text:p>
          </table:table-cell>
          <table:table-cell table:formula="of:=IF([.P325]+[.O326]&gt;=0;[.P325]+[.O326];0)" office:value-type="currency" office:currency="USD" office:value="0">
            <text:p>$0.00</text:p>
          </table:table-cell>
          <table:table-cell table:formula="of:=IF([.L326]=0;[.H326]/12;&quot;&quot;)" office:value-type="float" office:value="27.0833333333333">
            <text:p>27.0833333333</text:p>
          </table:table-cell>
          <table:table-cell table:formula="of:=IF([.H326]&lt;=[.$Z$2];1;&quot;&quot;)">
            <text:p/>
          </table:table-cell>
          <table:table-cell table:style-name="ce7" table:formula="of:=IF([.P326]=0;[.H326]/12;&quot;&quot;)" office:value-type="float" office:value="27.0833333333333">
            <text:p>27.08</text:p>
          </table:table-cell>
          <table:table-cell table:style-name="ce7" table:formula="of:=IF([.P326]&gt;0;0;[.$Z$15])" office:value-type="float" office:value="599">
            <text:p>599.00</text:p>
          </table:table-cell>
          <table:table-cell table:style-name="ce10" table:formula="of:=1-[.P32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26];1)" office:value-type="date" office:date-value="2047-07-15">
            <text:p>07/15/47</text:p>
          </table:table-cell>
          <table:table-cell office:value-type="float" office:value="326">
            <text:p>326</text:p>
          </table:table-cell>
          <table:table-cell table:formula="of:=IF([.R32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26]&lt;0.8*[.$C$6];0;[.$Z$7])" office:value-type="float" office:value="0">
            <text:p>0</text:p>
          </table:table-cell>
          <table:table-cell table:formula="of:=[.I327]-[.J327]-[.K327]-[.L327]" office:value-type="currency" office:currency="USD" office:value="1199">
            <text:p>$1,199.00</text:p>
          </table:table-cell>
          <table:table-cell table:style-name="ce6" table:formula="of:=IF(ISERR(IPMT([.$C$20]/12;1;[.$D$17];[.P326]));0;IPMT([.$C$20]/12;1;[.$D$17];[.P326]))" office:value-type="currency" office:currency="USD" office:value="-0">
            <text:p>$0.00</text:p>
          </table:table-cell>
          <table:table-cell table:style-name="ce6" table:formula="of:=IF([.P326]-[.N327]&gt;[.M327];-[.M327]-[.N327];-[.P326])" office:value-type="currency" office:currency="USD" office:value="-0">
            <text:p>$0.00</text:p>
          </table:table-cell>
          <table:table-cell table:formula="of:=IF([.P326]+[.O327]&gt;=0;[.P326]+[.O327];0)" office:value-type="currency" office:currency="USD" office:value="0">
            <text:p>$0.00</text:p>
          </table:table-cell>
          <table:table-cell table:formula="of:=IF([.L327]=0;[.H327]/12;&quot;&quot;)" office:value-type="float" office:value="27.1666666666667">
            <text:p>27.1666666667</text:p>
          </table:table-cell>
          <table:table-cell table:formula="of:=IF([.H327]&lt;=[.$Z$2];1;&quot;&quot;)">
            <text:p/>
          </table:table-cell>
          <table:table-cell table:style-name="ce7" table:formula="of:=IF([.P327]=0;[.H327]/12;&quot;&quot;)" office:value-type="float" office:value="27.1666666666667">
            <text:p>27.17</text:p>
          </table:table-cell>
          <table:table-cell table:style-name="ce7" table:formula="of:=IF([.P327]&gt;0;0;[.$Z$15])" office:value-type="float" office:value="599">
            <text:p>599.00</text:p>
          </table:table-cell>
          <table:table-cell table:style-name="ce10" table:formula="of:=1-[.P32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27];1)" office:value-type="date" office:date-value="2047-08-15">
            <text:p>08/15/47</text:p>
          </table:table-cell>
          <table:table-cell office:value-type="float" office:value="327">
            <text:p>327</text:p>
          </table:table-cell>
          <table:table-cell table:formula="of:=IF([.R32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27]&lt;0.8*[.$C$6];0;[.$Z$7])" office:value-type="float" office:value="0">
            <text:p>0</text:p>
          </table:table-cell>
          <table:table-cell table:formula="of:=[.I328]-[.J328]-[.K328]-[.L328]" office:value-type="currency" office:currency="USD" office:value="1199">
            <text:p>$1,199.00</text:p>
          </table:table-cell>
          <table:table-cell table:style-name="ce6" table:formula="of:=IF(ISERR(IPMT([.$C$20]/12;1;[.$D$17];[.P327]));0;IPMT([.$C$20]/12;1;[.$D$17];[.P327]))" office:value-type="currency" office:currency="USD" office:value="-0">
            <text:p>$0.00</text:p>
          </table:table-cell>
          <table:table-cell table:style-name="ce6" table:formula="of:=IF([.P327]-[.N328]&gt;[.M328];-[.M328]-[.N328];-[.P327])" office:value-type="currency" office:currency="USD" office:value="-0">
            <text:p>$0.00</text:p>
          </table:table-cell>
          <table:table-cell table:formula="of:=IF([.P327]+[.O328]&gt;=0;[.P327]+[.O328];0)" office:value-type="currency" office:currency="USD" office:value="0">
            <text:p>$0.00</text:p>
          </table:table-cell>
          <table:table-cell table:formula="of:=IF([.L328]=0;[.H328]/12;&quot;&quot;)" office:value-type="float" office:value="27.25">
            <text:p>27.25</text:p>
          </table:table-cell>
          <table:table-cell table:formula="of:=IF([.H328]&lt;=[.$Z$2];1;&quot;&quot;)">
            <text:p/>
          </table:table-cell>
          <table:table-cell table:style-name="ce7" table:formula="of:=IF([.P328]=0;[.H328]/12;&quot;&quot;)" office:value-type="float" office:value="27.25">
            <text:p>27.25</text:p>
          </table:table-cell>
          <table:table-cell table:style-name="ce7" table:formula="of:=IF([.P328]&gt;0;0;[.$Z$15])" office:value-type="float" office:value="599">
            <text:p>599.00</text:p>
          </table:table-cell>
          <table:table-cell table:style-name="ce10" table:formula="of:=1-[.P32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28];1)" office:value-type="date" office:date-value="2047-09-15">
            <text:p>09/15/47</text:p>
          </table:table-cell>
          <table:table-cell office:value-type="float" office:value="328">
            <text:p>328</text:p>
          </table:table-cell>
          <table:table-cell table:formula="of:=IF([.R32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28]&lt;0.8*[.$C$6];0;[.$Z$7])" office:value-type="float" office:value="0">
            <text:p>0</text:p>
          </table:table-cell>
          <table:table-cell table:formula="of:=[.I329]-[.J329]-[.K329]-[.L329]" office:value-type="currency" office:currency="USD" office:value="1199">
            <text:p>$1,199.00</text:p>
          </table:table-cell>
          <table:table-cell table:style-name="ce6" table:formula="of:=IF(ISERR(IPMT([.$C$20]/12;1;[.$D$17];[.P328]));0;IPMT([.$C$20]/12;1;[.$D$17];[.P328]))" office:value-type="currency" office:currency="USD" office:value="-0">
            <text:p>$0.00</text:p>
          </table:table-cell>
          <table:table-cell table:style-name="ce6" table:formula="of:=IF([.P328]-[.N329]&gt;[.M329];-[.M329]-[.N329];-[.P328])" office:value-type="currency" office:currency="USD" office:value="-0">
            <text:p>$0.00</text:p>
          </table:table-cell>
          <table:table-cell table:formula="of:=IF([.P328]+[.O329]&gt;=0;[.P328]+[.O329];0)" office:value-type="currency" office:currency="USD" office:value="0">
            <text:p>$0.00</text:p>
          </table:table-cell>
          <table:table-cell table:formula="of:=IF([.L329]=0;[.H329]/12;&quot;&quot;)" office:value-type="float" office:value="27.3333333333333">
            <text:p>27.3333333333</text:p>
          </table:table-cell>
          <table:table-cell table:formula="of:=IF([.H329]&lt;=[.$Z$2];1;&quot;&quot;)">
            <text:p/>
          </table:table-cell>
          <table:table-cell table:style-name="ce7" table:formula="of:=IF([.P329]=0;[.H329]/12;&quot;&quot;)" office:value-type="float" office:value="27.3333333333333">
            <text:p>27.33</text:p>
          </table:table-cell>
          <table:table-cell table:style-name="ce7" table:formula="of:=IF([.P329]&gt;0;0;[.$Z$15])" office:value-type="float" office:value="599">
            <text:p>599.00</text:p>
          </table:table-cell>
          <table:table-cell table:style-name="ce10" table:formula="of:=1-[.P32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29];1)" office:value-type="date" office:date-value="2047-10-15">
            <text:p>10/15/47</text:p>
          </table:table-cell>
          <table:table-cell office:value-type="float" office:value="329">
            <text:p>329</text:p>
          </table:table-cell>
          <table:table-cell table:formula="of:=IF([.R33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29]&lt;0.8*[.$C$6];0;[.$Z$7])" office:value-type="float" office:value="0">
            <text:p>0</text:p>
          </table:table-cell>
          <table:table-cell table:formula="of:=[.I330]-[.J330]-[.K330]-[.L330]" office:value-type="currency" office:currency="USD" office:value="1199">
            <text:p>$1,199.00</text:p>
          </table:table-cell>
          <table:table-cell table:style-name="ce6" table:formula="of:=IF(ISERR(IPMT([.$C$20]/12;1;[.$D$17];[.P329]));0;IPMT([.$C$20]/12;1;[.$D$17];[.P329]))" office:value-type="currency" office:currency="USD" office:value="-0">
            <text:p>$0.00</text:p>
          </table:table-cell>
          <table:table-cell table:style-name="ce6" table:formula="of:=IF([.P329]-[.N330]&gt;[.M330];-[.M330]-[.N330];-[.P329])" office:value-type="currency" office:currency="USD" office:value="-0">
            <text:p>$0.00</text:p>
          </table:table-cell>
          <table:table-cell table:formula="of:=IF([.P329]+[.O330]&gt;=0;[.P329]+[.O330];0)" office:value-type="currency" office:currency="USD" office:value="0">
            <text:p>$0.00</text:p>
          </table:table-cell>
          <table:table-cell table:formula="of:=IF([.L330]=0;[.H330]/12;&quot;&quot;)" office:value-type="float" office:value="27.4166666666667">
            <text:p>27.4166666667</text:p>
          </table:table-cell>
          <table:table-cell table:formula="of:=IF([.H330]&lt;=[.$Z$2];1;&quot;&quot;)">
            <text:p/>
          </table:table-cell>
          <table:table-cell table:style-name="ce7" table:formula="of:=IF([.P330]=0;[.H330]/12;&quot;&quot;)" office:value-type="float" office:value="27.4166666666667">
            <text:p>27.42</text:p>
          </table:table-cell>
          <table:table-cell table:style-name="ce7" table:formula="of:=IF([.P330]&gt;0;0;[.$Z$15])" office:value-type="float" office:value="599">
            <text:p>599.00</text:p>
          </table:table-cell>
          <table:table-cell table:style-name="ce10" table:formula="of:=1-[.P33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30];1)" office:value-type="date" office:date-value="2047-11-15">
            <text:p>11/15/47</text:p>
          </table:table-cell>
          <table:table-cell office:value-type="float" office:value="330">
            <text:p>330</text:p>
          </table:table-cell>
          <table:table-cell table:formula="of:=IF([.R33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30]&lt;0.8*[.$C$6];0;[.$Z$7])" office:value-type="float" office:value="0">
            <text:p>0</text:p>
          </table:table-cell>
          <table:table-cell table:formula="of:=[.I331]-[.J331]-[.K331]-[.L331]" office:value-type="currency" office:currency="USD" office:value="1199">
            <text:p>$1,199.00</text:p>
          </table:table-cell>
          <table:table-cell table:style-name="ce6" table:formula="of:=IF(ISERR(IPMT([.$C$20]/12;1;[.$D$17];[.P330]));0;IPMT([.$C$20]/12;1;[.$D$17];[.P330]))" office:value-type="currency" office:currency="USD" office:value="-0">
            <text:p>$0.00</text:p>
          </table:table-cell>
          <table:table-cell table:style-name="ce6" table:formula="of:=IF([.P330]-[.N331]&gt;[.M331];-[.M331]-[.N331];-[.P330])" office:value-type="currency" office:currency="USD" office:value="-0">
            <text:p>$0.00</text:p>
          </table:table-cell>
          <table:table-cell table:formula="of:=IF([.P330]+[.O331]&gt;=0;[.P330]+[.O331];0)" office:value-type="currency" office:currency="USD" office:value="0">
            <text:p>$0.00</text:p>
          </table:table-cell>
          <table:table-cell table:formula="of:=IF([.L331]=0;[.H331]/12;&quot;&quot;)" office:value-type="float" office:value="27.5">
            <text:p>27.5</text:p>
          </table:table-cell>
          <table:table-cell table:formula="of:=IF([.H331]&lt;=[.$Z$2];1;&quot;&quot;)">
            <text:p/>
          </table:table-cell>
          <table:table-cell table:style-name="ce7" table:formula="of:=IF([.P331]=0;[.H331]/12;&quot;&quot;)" office:value-type="float" office:value="27.5">
            <text:p>27.50</text:p>
          </table:table-cell>
          <table:table-cell table:style-name="ce7" table:formula="of:=IF([.P331]&gt;0;0;[.$Z$15])" office:value-type="float" office:value="599">
            <text:p>599.00</text:p>
          </table:table-cell>
          <table:table-cell table:style-name="ce10" table:formula="of:=1-[.P33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31];1)" office:value-type="date" office:date-value="2047-12-15">
            <text:p>12/15/47</text:p>
          </table:table-cell>
          <table:table-cell office:value-type="float" office:value="331">
            <text:p>331</text:p>
          </table:table-cell>
          <table:table-cell table:formula="of:=IF([.R33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31]&lt;0.8*[.$C$6];0;[.$Z$7])" office:value-type="float" office:value="0">
            <text:p>0</text:p>
          </table:table-cell>
          <table:table-cell table:formula="of:=[.I332]-[.J332]-[.K332]-[.L332]" office:value-type="currency" office:currency="USD" office:value="1199">
            <text:p>$1,199.00</text:p>
          </table:table-cell>
          <table:table-cell table:style-name="ce6" table:formula="of:=IF(ISERR(IPMT([.$C$20]/12;1;[.$D$17];[.P331]));0;IPMT([.$C$20]/12;1;[.$D$17];[.P331]))" office:value-type="currency" office:currency="USD" office:value="-0">
            <text:p>$0.00</text:p>
          </table:table-cell>
          <table:table-cell table:style-name="ce6" table:formula="of:=IF([.P331]-[.N332]&gt;[.M332];-[.M332]-[.N332];-[.P331])" office:value-type="currency" office:currency="USD" office:value="-0">
            <text:p>$0.00</text:p>
          </table:table-cell>
          <table:table-cell table:formula="of:=IF([.P331]+[.O332]&gt;=0;[.P331]+[.O332];0)" office:value-type="currency" office:currency="USD" office:value="0">
            <text:p>$0.00</text:p>
          </table:table-cell>
          <table:table-cell table:formula="of:=IF([.L332]=0;[.H332]/12;&quot;&quot;)" office:value-type="float" office:value="27.5833333333333">
            <text:p>27.5833333333</text:p>
          </table:table-cell>
          <table:table-cell table:formula="of:=IF([.H332]&lt;=[.$Z$2];1;&quot;&quot;)">
            <text:p/>
          </table:table-cell>
          <table:table-cell table:style-name="ce7" table:formula="of:=IF([.P332]=0;[.H332]/12;&quot;&quot;)" office:value-type="float" office:value="27.5833333333333">
            <text:p>27.58</text:p>
          </table:table-cell>
          <table:table-cell table:style-name="ce7" table:formula="of:=IF([.P332]&gt;0;0;[.$Z$15])" office:value-type="float" office:value="599">
            <text:p>599.00</text:p>
          </table:table-cell>
          <table:table-cell table:style-name="ce10" table:formula="of:=1-[.P33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32];1)" office:value-type="date" office:date-value="2048-01-15">
            <text:p>01/15/48</text:p>
          </table:table-cell>
          <table:table-cell office:value-type="float" office:value="332">
            <text:p>332</text:p>
          </table:table-cell>
          <table:table-cell table:formula="of:=IF([.R33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32]&lt;0.8*[.$C$6];0;[.$Z$7])" office:value-type="float" office:value="0">
            <text:p>0</text:p>
          </table:table-cell>
          <table:table-cell table:formula="of:=[.I333]-[.J333]-[.K333]-[.L333]" office:value-type="currency" office:currency="USD" office:value="1199">
            <text:p>$1,199.00</text:p>
          </table:table-cell>
          <table:table-cell table:style-name="ce6" table:formula="of:=IF(ISERR(IPMT([.$C$20]/12;1;[.$D$17];[.P332]));0;IPMT([.$C$20]/12;1;[.$D$17];[.P332]))" office:value-type="currency" office:currency="USD" office:value="-0">
            <text:p>$0.00</text:p>
          </table:table-cell>
          <table:table-cell table:style-name="ce6" table:formula="of:=IF([.P332]-[.N333]&gt;[.M333];-[.M333]-[.N333];-[.P332])" office:value-type="currency" office:currency="USD" office:value="-0">
            <text:p>$0.00</text:p>
          </table:table-cell>
          <table:table-cell table:formula="of:=IF([.P332]+[.O333]&gt;=0;[.P332]+[.O333];0)" office:value-type="currency" office:currency="USD" office:value="0">
            <text:p>$0.00</text:p>
          </table:table-cell>
          <table:table-cell table:formula="of:=IF([.L333]=0;[.H333]/12;&quot;&quot;)" office:value-type="float" office:value="27.6666666666667">
            <text:p>27.6666666667</text:p>
          </table:table-cell>
          <table:table-cell table:formula="of:=IF([.H333]&lt;=[.$Z$2];1;&quot;&quot;)">
            <text:p/>
          </table:table-cell>
          <table:table-cell table:style-name="ce7" table:formula="of:=IF([.P333]=0;[.H333]/12;&quot;&quot;)" office:value-type="float" office:value="27.6666666666667">
            <text:p>27.67</text:p>
          </table:table-cell>
          <table:table-cell table:style-name="ce7" table:formula="of:=IF([.P333]&gt;0;0;[.$Z$15])" office:value-type="float" office:value="599">
            <text:p>599.00</text:p>
          </table:table-cell>
          <table:table-cell table:style-name="ce10" table:formula="of:=1-[.P33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33];1)" office:value-type="date" office:date-value="2048-02-15">
            <text:p>02/15/48</text:p>
          </table:table-cell>
          <table:table-cell office:value-type="float" office:value="333">
            <text:p>333</text:p>
          </table:table-cell>
          <table:table-cell table:formula="of:=IF([.R33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33]&lt;0.8*[.$C$6];0;[.$Z$7])" office:value-type="float" office:value="0">
            <text:p>0</text:p>
          </table:table-cell>
          <table:table-cell table:formula="of:=[.I334]-[.J334]-[.K334]-[.L334]" office:value-type="currency" office:currency="USD" office:value="1199">
            <text:p>$1,199.00</text:p>
          </table:table-cell>
          <table:table-cell table:style-name="ce6" table:formula="of:=IF(ISERR(IPMT([.$C$20]/12;1;[.$D$17];[.P333]));0;IPMT([.$C$20]/12;1;[.$D$17];[.P333]))" office:value-type="currency" office:currency="USD" office:value="-0">
            <text:p>$0.00</text:p>
          </table:table-cell>
          <table:table-cell table:style-name="ce6" table:formula="of:=IF([.P333]-[.N334]&gt;[.M334];-[.M334]-[.N334];-[.P333])" office:value-type="currency" office:currency="USD" office:value="-0">
            <text:p>$0.00</text:p>
          </table:table-cell>
          <table:table-cell table:formula="of:=IF([.P333]+[.O334]&gt;=0;[.P333]+[.O334];0)" office:value-type="currency" office:currency="USD" office:value="0">
            <text:p>$0.00</text:p>
          </table:table-cell>
          <table:table-cell table:formula="of:=IF([.L334]=0;[.H334]/12;&quot;&quot;)" office:value-type="float" office:value="27.75">
            <text:p>27.75</text:p>
          </table:table-cell>
          <table:table-cell table:formula="of:=IF([.H334]&lt;=[.$Z$2];1;&quot;&quot;)">
            <text:p/>
          </table:table-cell>
          <table:table-cell table:style-name="ce7" table:formula="of:=IF([.P334]=0;[.H334]/12;&quot;&quot;)" office:value-type="float" office:value="27.75">
            <text:p>27.75</text:p>
          </table:table-cell>
          <table:table-cell table:style-name="ce7" table:formula="of:=IF([.P334]&gt;0;0;[.$Z$15])" office:value-type="float" office:value="599">
            <text:p>599.00</text:p>
          </table:table-cell>
          <table:table-cell table:style-name="ce10" table:formula="of:=1-[.P33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34];1)" office:value-type="date" office:date-value="2048-03-15">
            <text:p>03/15/48</text:p>
          </table:table-cell>
          <table:table-cell office:value-type="float" office:value="334">
            <text:p>334</text:p>
          </table:table-cell>
          <table:table-cell table:formula="of:=IF([.R33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34]&lt;0.8*[.$C$6];0;[.$Z$7])" office:value-type="float" office:value="0">
            <text:p>0</text:p>
          </table:table-cell>
          <table:table-cell table:formula="of:=[.I335]-[.J335]-[.K335]-[.L335]" office:value-type="currency" office:currency="USD" office:value="1199">
            <text:p>$1,199.00</text:p>
          </table:table-cell>
          <table:table-cell table:style-name="ce6" table:formula="of:=IF(ISERR(IPMT([.$C$20]/12;1;[.$D$17];[.P334]));0;IPMT([.$C$20]/12;1;[.$D$17];[.P334]))" office:value-type="currency" office:currency="USD" office:value="-0">
            <text:p>$0.00</text:p>
          </table:table-cell>
          <table:table-cell table:style-name="ce6" table:formula="of:=IF([.P334]-[.N335]&gt;[.M335];-[.M335]-[.N335];-[.P334])" office:value-type="currency" office:currency="USD" office:value="-0">
            <text:p>$0.00</text:p>
          </table:table-cell>
          <table:table-cell table:formula="of:=IF([.P334]+[.O335]&gt;=0;[.P334]+[.O335];0)" office:value-type="currency" office:currency="USD" office:value="0">
            <text:p>$0.00</text:p>
          </table:table-cell>
          <table:table-cell table:formula="of:=IF([.L335]=0;[.H335]/12;&quot;&quot;)" office:value-type="float" office:value="27.8333333333333">
            <text:p>27.8333333333</text:p>
          </table:table-cell>
          <table:table-cell table:formula="of:=IF([.H335]&lt;=[.$Z$2];1;&quot;&quot;)">
            <text:p/>
          </table:table-cell>
          <table:table-cell table:style-name="ce7" table:formula="of:=IF([.P335]=0;[.H335]/12;&quot;&quot;)" office:value-type="float" office:value="27.8333333333333">
            <text:p>27.83</text:p>
          </table:table-cell>
          <table:table-cell table:style-name="ce7" table:formula="of:=IF([.P335]&gt;0;0;[.$Z$15])" office:value-type="float" office:value="599">
            <text:p>599.00</text:p>
          </table:table-cell>
          <table:table-cell table:style-name="ce10" table:formula="of:=1-[.P33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35];1)" office:value-type="date" office:date-value="2048-04-15">
            <text:p>04/15/48</text:p>
          </table:table-cell>
          <table:table-cell office:value-type="float" office:value="335">
            <text:p>335</text:p>
          </table:table-cell>
          <table:table-cell table:formula="of:=IF([.R33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35]&lt;0.8*[.$C$6];0;[.$Z$7])" office:value-type="float" office:value="0">
            <text:p>0</text:p>
          </table:table-cell>
          <table:table-cell table:formula="of:=[.I336]-[.J336]-[.K336]-[.L336]" office:value-type="currency" office:currency="USD" office:value="1199">
            <text:p>$1,199.00</text:p>
          </table:table-cell>
          <table:table-cell table:style-name="ce6" table:formula="of:=IF(ISERR(IPMT([.$C$20]/12;1;[.$D$17];[.P335]));0;IPMT([.$C$20]/12;1;[.$D$17];[.P335]))" office:value-type="currency" office:currency="USD" office:value="-0">
            <text:p>$0.00</text:p>
          </table:table-cell>
          <table:table-cell table:style-name="ce6" table:formula="of:=IF([.P335]-[.N336]&gt;[.M336];-[.M336]-[.N336];-[.P335])" office:value-type="currency" office:currency="USD" office:value="-0">
            <text:p>$0.00</text:p>
          </table:table-cell>
          <table:table-cell table:formula="of:=IF([.P335]+[.O336]&gt;=0;[.P335]+[.O336];0)" office:value-type="currency" office:currency="USD" office:value="0">
            <text:p>$0.00</text:p>
          </table:table-cell>
          <table:table-cell table:formula="of:=IF([.L336]=0;[.H336]/12;&quot;&quot;)" office:value-type="float" office:value="27.9166666666667">
            <text:p>27.9166666667</text:p>
          </table:table-cell>
          <table:table-cell table:formula="of:=IF([.H336]&lt;=[.$Z$2];1;&quot;&quot;)">
            <text:p/>
          </table:table-cell>
          <table:table-cell table:style-name="ce7" table:formula="of:=IF([.P336]=0;[.H336]/12;&quot;&quot;)" office:value-type="float" office:value="27.9166666666667">
            <text:p>27.92</text:p>
          </table:table-cell>
          <table:table-cell table:style-name="ce7" table:formula="of:=IF([.P336]&gt;0;0;[.$Z$15])" office:value-type="float" office:value="599">
            <text:p>599.00</text:p>
          </table:table-cell>
          <table:table-cell table:style-name="ce10" table:formula="of:=1-[.P33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36];1)" office:value-type="date" office:date-value="2048-05-15">
            <text:p>05/15/48</text:p>
          </table:table-cell>
          <table:table-cell office:value-type="float" office:value="336">
            <text:p>336</text:p>
          </table:table-cell>
          <table:table-cell table:formula="of:=IF([.R33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36]&lt;0.8*[.$C$6];0;[.$Z$7])" office:value-type="float" office:value="0">
            <text:p>0</text:p>
          </table:table-cell>
          <table:table-cell table:formula="of:=[.I337]-[.J337]-[.K337]-[.L337]" office:value-type="currency" office:currency="USD" office:value="1199">
            <text:p>$1,199.00</text:p>
          </table:table-cell>
          <table:table-cell table:style-name="ce6" table:formula="of:=IF(ISERR(IPMT([.$C$20]/12;1;[.$D$17];[.P336]));0;IPMT([.$C$20]/12;1;[.$D$17];[.P336]))" office:value-type="currency" office:currency="USD" office:value="-0">
            <text:p>$0.00</text:p>
          </table:table-cell>
          <table:table-cell table:style-name="ce6" table:formula="of:=IF([.P336]-[.N337]&gt;[.M337];-[.M337]-[.N337];-[.P336])" office:value-type="currency" office:currency="USD" office:value="-0">
            <text:p>$0.00</text:p>
          </table:table-cell>
          <table:table-cell table:formula="of:=IF([.P336]+[.O337]&gt;=0;[.P336]+[.O337];0)" office:value-type="currency" office:currency="USD" office:value="0">
            <text:p>$0.00</text:p>
          </table:table-cell>
          <table:table-cell table:formula="of:=IF([.L337]=0;[.H337]/12;&quot;&quot;)" office:value-type="float" office:value="28">
            <text:p>28</text:p>
          </table:table-cell>
          <table:table-cell table:formula="of:=IF([.H337]&lt;=[.$Z$2];1;&quot;&quot;)">
            <text:p/>
          </table:table-cell>
          <table:table-cell table:style-name="ce7" table:formula="of:=IF([.P337]=0;[.H337]/12;&quot;&quot;)" office:value-type="float" office:value="28">
            <text:p>28.00</text:p>
          </table:table-cell>
          <table:table-cell table:style-name="ce7" table:formula="of:=IF([.P337]&gt;0;0;[.$Z$15])" office:value-type="float" office:value="599">
            <text:p>599.00</text:p>
          </table:table-cell>
          <table:table-cell table:style-name="ce10" table:formula="of:=1-[.P33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37];1)" office:value-type="date" office:date-value="2048-06-15">
            <text:p>06/15/48</text:p>
          </table:table-cell>
          <table:table-cell office:value-type="float" office:value="337">
            <text:p>337</text:p>
          </table:table-cell>
          <table:table-cell table:formula="of:=IF([.R33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37]&lt;0.8*[.$C$6];0;[.$Z$7])" office:value-type="float" office:value="0">
            <text:p>0</text:p>
          </table:table-cell>
          <table:table-cell table:formula="of:=[.I338]-[.J338]-[.K338]-[.L338]" office:value-type="currency" office:currency="USD" office:value="1199">
            <text:p>$1,199.00</text:p>
          </table:table-cell>
          <table:table-cell table:style-name="ce6" table:formula="of:=IF(ISERR(IPMT([.$C$20]/12;1;[.$D$17];[.P337]));0;IPMT([.$C$20]/12;1;[.$D$17];[.P337]))" office:value-type="currency" office:currency="USD" office:value="-0">
            <text:p>$0.00</text:p>
          </table:table-cell>
          <table:table-cell table:style-name="ce6" table:formula="of:=IF([.P337]-[.N338]&gt;[.M338];-[.M338]-[.N338];-[.P337])" office:value-type="currency" office:currency="USD" office:value="-0">
            <text:p>$0.00</text:p>
          </table:table-cell>
          <table:table-cell table:formula="of:=IF([.P337]+[.O338]&gt;=0;[.P337]+[.O338];0)" office:value-type="currency" office:currency="USD" office:value="0">
            <text:p>$0.00</text:p>
          </table:table-cell>
          <table:table-cell table:formula="of:=IF([.L338]=0;[.H338]/12;&quot;&quot;)" office:value-type="float" office:value="28.0833333333333">
            <text:p>28.0833333333</text:p>
          </table:table-cell>
          <table:table-cell table:formula="of:=IF([.H338]&lt;=[.$Z$2];1;&quot;&quot;)">
            <text:p/>
          </table:table-cell>
          <table:table-cell table:style-name="ce7" table:formula="of:=IF([.P338]=0;[.H338]/12;&quot;&quot;)" office:value-type="float" office:value="28.0833333333333">
            <text:p>28.08</text:p>
          </table:table-cell>
          <table:table-cell table:style-name="ce7" table:formula="of:=IF([.P338]&gt;0;0;[.$Z$15])" office:value-type="float" office:value="599">
            <text:p>599.00</text:p>
          </table:table-cell>
          <table:table-cell table:style-name="ce10" table:formula="of:=1-[.P33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38];1)" office:value-type="date" office:date-value="2048-07-15">
            <text:p>07/15/48</text:p>
          </table:table-cell>
          <table:table-cell office:value-type="float" office:value="338">
            <text:p>338</text:p>
          </table:table-cell>
          <table:table-cell table:formula="of:=IF([.R33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38]&lt;0.8*[.$C$6];0;[.$Z$7])" office:value-type="float" office:value="0">
            <text:p>0</text:p>
          </table:table-cell>
          <table:table-cell table:formula="of:=[.I339]-[.J339]-[.K339]-[.L339]" office:value-type="currency" office:currency="USD" office:value="1199">
            <text:p>$1,199.00</text:p>
          </table:table-cell>
          <table:table-cell table:style-name="ce6" table:formula="of:=IF(ISERR(IPMT([.$C$20]/12;1;[.$D$17];[.P338]));0;IPMT([.$C$20]/12;1;[.$D$17];[.P338]))" office:value-type="currency" office:currency="USD" office:value="-0">
            <text:p>$0.00</text:p>
          </table:table-cell>
          <table:table-cell table:style-name="ce6" table:formula="of:=IF([.P338]-[.N339]&gt;[.M339];-[.M339]-[.N339];-[.P338])" office:value-type="currency" office:currency="USD" office:value="-0">
            <text:p>$0.00</text:p>
          </table:table-cell>
          <table:table-cell table:formula="of:=IF([.P338]+[.O339]&gt;=0;[.P338]+[.O339];0)" office:value-type="currency" office:currency="USD" office:value="0">
            <text:p>$0.00</text:p>
          </table:table-cell>
          <table:table-cell table:formula="of:=IF([.L339]=0;[.H339]/12;&quot;&quot;)" office:value-type="float" office:value="28.1666666666667">
            <text:p>28.1666666667</text:p>
          </table:table-cell>
          <table:table-cell table:formula="of:=IF([.H339]&lt;=[.$Z$2];1;&quot;&quot;)">
            <text:p/>
          </table:table-cell>
          <table:table-cell table:style-name="ce7" table:formula="of:=IF([.P339]=0;[.H339]/12;&quot;&quot;)" office:value-type="float" office:value="28.1666666666667">
            <text:p>28.17</text:p>
          </table:table-cell>
          <table:table-cell table:style-name="ce7" table:formula="of:=IF([.P339]&gt;0;0;[.$Z$15])" office:value-type="float" office:value="599">
            <text:p>599.00</text:p>
          </table:table-cell>
          <table:table-cell table:style-name="ce10" table:formula="of:=1-[.P33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39];1)" office:value-type="date" office:date-value="2048-08-15">
            <text:p>08/15/48</text:p>
          </table:table-cell>
          <table:table-cell office:value-type="float" office:value="339">
            <text:p>339</text:p>
          </table:table-cell>
          <table:table-cell table:formula="of:=IF([.R34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39]&lt;0.8*[.$C$6];0;[.$Z$7])" office:value-type="float" office:value="0">
            <text:p>0</text:p>
          </table:table-cell>
          <table:table-cell table:formula="of:=[.I340]-[.J340]-[.K340]-[.L340]" office:value-type="currency" office:currency="USD" office:value="1199">
            <text:p>$1,199.00</text:p>
          </table:table-cell>
          <table:table-cell table:style-name="ce6" table:formula="of:=IF(ISERR(IPMT([.$C$20]/12;1;[.$D$17];[.P339]));0;IPMT([.$C$20]/12;1;[.$D$17];[.P339]))" office:value-type="currency" office:currency="USD" office:value="-0">
            <text:p>$0.00</text:p>
          </table:table-cell>
          <table:table-cell table:style-name="ce6" table:formula="of:=IF([.P339]-[.N340]&gt;[.M340];-[.M340]-[.N340];-[.P339])" office:value-type="currency" office:currency="USD" office:value="-0">
            <text:p>$0.00</text:p>
          </table:table-cell>
          <table:table-cell table:formula="of:=IF([.P339]+[.O340]&gt;=0;[.P339]+[.O340];0)" office:value-type="currency" office:currency="USD" office:value="0">
            <text:p>$0.00</text:p>
          </table:table-cell>
          <table:table-cell table:formula="of:=IF([.L340]=0;[.H340]/12;&quot;&quot;)" office:value-type="float" office:value="28.25">
            <text:p>28.25</text:p>
          </table:table-cell>
          <table:table-cell table:formula="of:=IF([.H340]&lt;=[.$Z$2];1;&quot;&quot;)">
            <text:p/>
          </table:table-cell>
          <table:table-cell table:style-name="ce7" table:formula="of:=IF([.P340]=0;[.H340]/12;&quot;&quot;)" office:value-type="float" office:value="28.25">
            <text:p>28.25</text:p>
          </table:table-cell>
          <table:table-cell table:style-name="ce7" table:formula="of:=IF([.P340]&gt;0;0;[.$Z$15])" office:value-type="float" office:value="599">
            <text:p>599.00</text:p>
          </table:table-cell>
          <table:table-cell table:style-name="ce10" table:formula="of:=1-[.P34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40];1)" office:value-type="date" office:date-value="2048-09-15">
            <text:p>09/15/48</text:p>
          </table:table-cell>
          <table:table-cell office:value-type="float" office:value="340">
            <text:p>340</text:p>
          </table:table-cell>
          <table:table-cell table:formula="of:=IF([.R34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40]&lt;0.8*[.$C$6];0;[.$Z$7])" office:value-type="float" office:value="0">
            <text:p>0</text:p>
          </table:table-cell>
          <table:table-cell table:formula="of:=[.I341]-[.J341]-[.K341]-[.L341]" office:value-type="currency" office:currency="USD" office:value="1199">
            <text:p>$1,199.00</text:p>
          </table:table-cell>
          <table:table-cell table:style-name="ce6" table:formula="of:=IF(ISERR(IPMT([.$C$20]/12;1;[.$D$17];[.P340]));0;IPMT([.$C$20]/12;1;[.$D$17];[.P340]))" office:value-type="currency" office:currency="USD" office:value="-0">
            <text:p>$0.00</text:p>
          </table:table-cell>
          <table:table-cell table:style-name="ce6" table:formula="of:=IF([.P340]-[.N341]&gt;[.M341];-[.M341]-[.N341];-[.P340])" office:value-type="currency" office:currency="USD" office:value="-0">
            <text:p>$0.00</text:p>
          </table:table-cell>
          <table:table-cell table:formula="of:=IF([.P340]+[.O341]&gt;=0;[.P340]+[.O341];0)" office:value-type="currency" office:currency="USD" office:value="0">
            <text:p>$0.00</text:p>
          </table:table-cell>
          <table:table-cell table:formula="of:=IF([.L341]=0;[.H341]/12;&quot;&quot;)" office:value-type="float" office:value="28.3333333333333">
            <text:p>28.3333333333</text:p>
          </table:table-cell>
          <table:table-cell table:formula="of:=IF([.H341]&lt;=[.$Z$2];1;&quot;&quot;)">
            <text:p/>
          </table:table-cell>
          <table:table-cell table:style-name="ce7" table:formula="of:=IF([.P341]=0;[.H341]/12;&quot;&quot;)" office:value-type="float" office:value="28.3333333333333">
            <text:p>28.33</text:p>
          </table:table-cell>
          <table:table-cell table:style-name="ce7" table:formula="of:=IF([.P341]&gt;0;0;[.$Z$15])" office:value-type="float" office:value="599">
            <text:p>599.00</text:p>
          </table:table-cell>
          <table:table-cell table:style-name="ce10" table:formula="of:=1-[.P34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41];1)" office:value-type="date" office:date-value="2048-10-15">
            <text:p>10/15/48</text:p>
          </table:table-cell>
          <table:table-cell office:value-type="float" office:value="341">
            <text:p>341</text:p>
          </table:table-cell>
          <table:table-cell table:formula="of:=IF([.R34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41]&lt;0.8*[.$C$6];0;[.$Z$7])" office:value-type="float" office:value="0">
            <text:p>0</text:p>
          </table:table-cell>
          <table:table-cell table:formula="of:=[.I342]-[.J342]-[.K342]-[.L342]" office:value-type="currency" office:currency="USD" office:value="1199">
            <text:p>$1,199.00</text:p>
          </table:table-cell>
          <table:table-cell table:style-name="ce6" table:formula="of:=IF(ISERR(IPMT([.$C$20]/12;1;[.$D$17];[.P341]));0;IPMT([.$C$20]/12;1;[.$D$17];[.P341]))" office:value-type="currency" office:currency="USD" office:value="-0">
            <text:p>$0.00</text:p>
          </table:table-cell>
          <table:table-cell table:style-name="ce6" table:formula="of:=IF([.P341]-[.N342]&gt;[.M342];-[.M342]-[.N342];-[.P341])" office:value-type="currency" office:currency="USD" office:value="-0">
            <text:p>$0.00</text:p>
          </table:table-cell>
          <table:table-cell table:formula="of:=IF([.P341]+[.O342]&gt;=0;[.P341]+[.O342];0)" office:value-type="currency" office:currency="USD" office:value="0">
            <text:p>$0.00</text:p>
          </table:table-cell>
          <table:table-cell table:formula="of:=IF([.L342]=0;[.H342]/12;&quot;&quot;)" office:value-type="float" office:value="28.4166666666667">
            <text:p>28.4166666667</text:p>
          </table:table-cell>
          <table:table-cell table:formula="of:=IF([.H342]&lt;=[.$Z$2];1;&quot;&quot;)">
            <text:p/>
          </table:table-cell>
          <table:table-cell table:style-name="ce7" table:formula="of:=IF([.P342]=0;[.H342]/12;&quot;&quot;)" office:value-type="float" office:value="28.4166666666667">
            <text:p>28.42</text:p>
          </table:table-cell>
          <table:table-cell table:style-name="ce7" table:formula="of:=IF([.P342]&gt;0;0;[.$Z$15])" office:value-type="float" office:value="599">
            <text:p>599.00</text:p>
          </table:table-cell>
          <table:table-cell table:style-name="ce10" table:formula="of:=1-[.P34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42];1)" office:value-type="date" office:date-value="2048-11-15">
            <text:p>11/15/48</text:p>
          </table:table-cell>
          <table:table-cell office:value-type="float" office:value="342">
            <text:p>342</text:p>
          </table:table-cell>
          <table:table-cell table:formula="of:=IF([.R34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42]&lt;0.8*[.$C$6];0;[.$Z$7])" office:value-type="float" office:value="0">
            <text:p>0</text:p>
          </table:table-cell>
          <table:table-cell table:formula="of:=[.I343]-[.J343]-[.K343]-[.L343]" office:value-type="currency" office:currency="USD" office:value="1199">
            <text:p>$1,199.00</text:p>
          </table:table-cell>
          <table:table-cell table:style-name="ce6" table:formula="of:=IF(ISERR(IPMT([.$C$20]/12;1;[.$D$17];[.P342]));0;IPMT([.$C$20]/12;1;[.$D$17];[.P342]))" office:value-type="currency" office:currency="USD" office:value="-0">
            <text:p>$0.00</text:p>
          </table:table-cell>
          <table:table-cell table:style-name="ce6" table:formula="of:=IF([.P342]-[.N343]&gt;[.M343];-[.M343]-[.N343];-[.P342])" office:value-type="currency" office:currency="USD" office:value="-0">
            <text:p>$0.00</text:p>
          </table:table-cell>
          <table:table-cell table:formula="of:=IF([.P342]+[.O343]&gt;=0;[.P342]+[.O343];0)" office:value-type="currency" office:currency="USD" office:value="0">
            <text:p>$0.00</text:p>
          </table:table-cell>
          <table:table-cell table:formula="of:=IF([.L343]=0;[.H343]/12;&quot;&quot;)" office:value-type="float" office:value="28.5">
            <text:p>28.5</text:p>
          </table:table-cell>
          <table:table-cell table:formula="of:=IF([.H343]&lt;=[.$Z$2];1;&quot;&quot;)">
            <text:p/>
          </table:table-cell>
          <table:table-cell table:style-name="ce7" table:formula="of:=IF([.P343]=0;[.H343]/12;&quot;&quot;)" office:value-type="float" office:value="28.5">
            <text:p>28.50</text:p>
          </table:table-cell>
          <table:table-cell table:style-name="ce7" table:formula="of:=IF([.P343]&gt;0;0;[.$Z$15])" office:value-type="float" office:value="599">
            <text:p>599.00</text:p>
          </table:table-cell>
          <table:table-cell table:style-name="ce10" table:formula="of:=1-[.P34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43];1)" office:value-type="date" office:date-value="2048-12-15">
            <text:p>12/15/48</text:p>
          </table:table-cell>
          <table:table-cell office:value-type="float" office:value="343">
            <text:p>343</text:p>
          </table:table-cell>
          <table:table-cell table:formula="of:=IF([.R34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43]&lt;0.8*[.$C$6];0;[.$Z$7])" office:value-type="float" office:value="0">
            <text:p>0</text:p>
          </table:table-cell>
          <table:table-cell table:formula="of:=[.I344]-[.J344]-[.K344]-[.L344]" office:value-type="currency" office:currency="USD" office:value="1199">
            <text:p>$1,199.00</text:p>
          </table:table-cell>
          <table:table-cell table:style-name="ce6" table:formula="of:=IF(ISERR(IPMT([.$C$20]/12;1;[.$D$17];[.P343]));0;IPMT([.$C$20]/12;1;[.$D$17];[.P343]))" office:value-type="currency" office:currency="USD" office:value="-0">
            <text:p>$0.00</text:p>
          </table:table-cell>
          <table:table-cell table:style-name="ce6" table:formula="of:=IF([.P343]-[.N344]&gt;[.M344];-[.M344]-[.N344];-[.P343])" office:value-type="currency" office:currency="USD" office:value="-0">
            <text:p>$0.00</text:p>
          </table:table-cell>
          <table:table-cell table:formula="of:=IF([.P343]+[.O344]&gt;=0;[.P343]+[.O344];0)" office:value-type="currency" office:currency="USD" office:value="0">
            <text:p>$0.00</text:p>
          </table:table-cell>
          <table:table-cell table:formula="of:=IF([.L344]=0;[.H344]/12;&quot;&quot;)" office:value-type="float" office:value="28.5833333333333">
            <text:p>28.5833333333</text:p>
          </table:table-cell>
          <table:table-cell table:formula="of:=IF([.H344]&lt;=[.$Z$2];1;&quot;&quot;)">
            <text:p/>
          </table:table-cell>
          <table:table-cell table:style-name="ce7" table:formula="of:=IF([.P344]=0;[.H344]/12;&quot;&quot;)" office:value-type="float" office:value="28.5833333333333">
            <text:p>28.58</text:p>
          </table:table-cell>
          <table:table-cell table:style-name="ce7" table:formula="of:=IF([.P344]&gt;0;0;[.$Z$15])" office:value-type="float" office:value="599">
            <text:p>599.00</text:p>
          </table:table-cell>
          <table:table-cell table:style-name="ce10" table:formula="of:=1-[.P34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44];1)" office:value-type="date" office:date-value="2049-01-15">
            <text:p>01/15/49</text:p>
          </table:table-cell>
          <table:table-cell office:value-type="float" office:value="344">
            <text:p>344</text:p>
          </table:table-cell>
          <table:table-cell table:formula="of:=IF([.R34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44]&lt;0.8*[.$C$6];0;[.$Z$7])" office:value-type="float" office:value="0">
            <text:p>0</text:p>
          </table:table-cell>
          <table:table-cell table:formula="of:=[.I345]-[.J345]-[.K345]-[.L345]" office:value-type="currency" office:currency="USD" office:value="1199">
            <text:p>$1,199.00</text:p>
          </table:table-cell>
          <table:table-cell table:style-name="ce6" table:formula="of:=IF(ISERR(IPMT([.$C$20]/12;1;[.$D$17];[.P344]));0;IPMT([.$C$20]/12;1;[.$D$17];[.P344]))" office:value-type="currency" office:currency="USD" office:value="-0">
            <text:p>$0.00</text:p>
          </table:table-cell>
          <table:table-cell table:style-name="ce6" table:formula="of:=IF([.P344]-[.N345]&gt;[.M345];-[.M345]-[.N345];-[.P344])" office:value-type="currency" office:currency="USD" office:value="-0">
            <text:p>$0.00</text:p>
          </table:table-cell>
          <table:table-cell table:formula="of:=IF([.P344]+[.O345]&gt;=0;[.P344]+[.O345];0)" office:value-type="currency" office:currency="USD" office:value="0">
            <text:p>$0.00</text:p>
          </table:table-cell>
          <table:table-cell table:formula="of:=IF([.L345]=0;[.H345]/12;&quot;&quot;)" office:value-type="float" office:value="28.6666666666667">
            <text:p>28.6666666667</text:p>
          </table:table-cell>
          <table:table-cell table:formula="of:=IF([.H345]&lt;=[.$Z$2];1;&quot;&quot;)">
            <text:p/>
          </table:table-cell>
          <table:table-cell table:style-name="ce7" table:formula="of:=IF([.P345]=0;[.H345]/12;&quot;&quot;)" office:value-type="float" office:value="28.6666666666667">
            <text:p>28.67</text:p>
          </table:table-cell>
          <table:table-cell table:style-name="ce7" table:formula="of:=IF([.P345]&gt;0;0;[.$Z$15])" office:value-type="float" office:value="599">
            <text:p>599.00</text:p>
          </table:table-cell>
          <table:table-cell table:style-name="ce10" table:formula="of:=1-[.P34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45];1)" office:value-type="date" office:date-value="2049-02-15">
            <text:p>02/15/49</text:p>
          </table:table-cell>
          <table:table-cell office:value-type="float" office:value="345">
            <text:p>345</text:p>
          </table:table-cell>
          <table:table-cell table:formula="of:=IF([.R34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45]&lt;0.8*[.$C$6];0;[.$Z$7])" office:value-type="float" office:value="0">
            <text:p>0</text:p>
          </table:table-cell>
          <table:table-cell table:formula="of:=[.I346]-[.J346]-[.K346]-[.L346]" office:value-type="currency" office:currency="USD" office:value="1199">
            <text:p>$1,199.00</text:p>
          </table:table-cell>
          <table:table-cell table:style-name="ce6" table:formula="of:=IF(ISERR(IPMT([.$C$20]/12;1;[.$D$17];[.P345]));0;IPMT([.$C$20]/12;1;[.$D$17];[.P345]))" office:value-type="currency" office:currency="USD" office:value="-0">
            <text:p>$0.00</text:p>
          </table:table-cell>
          <table:table-cell table:style-name="ce6" table:formula="of:=IF([.P345]-[.N346]&gt;[.M346];-[.M346]-[.N346];-[.P345])" office:value-type="currency" office:currency="USD" office:value="-0">
            <text:p>$0.00</text:p>
          </table:table-cell>
          <table:table-cell table:formula="of:=IF([.P345]+[.O346]&gt;=0;[.P345]+[.O346];0)" office:value-type="currency" office:currency="USD" office:value="0">
            <text:p>$0.00</text:p>
          </table:table-cell>
          <table:table-cell table:formula="of:=IF([.L346]=0;[.H346]/12;&quot;&quot;)" office:value-type="float" office:value="28.75">
            <text:p>28.75</text:p>
          </table:table-cell>
          <table:table-cell table:formula="of:=IF([.H346]&lt;=[.$Z$2];1;&quot;&quot;)">
            <text:p/>
          </table:table-cell>
          <table:table-cell table:style-name="ce7" table:formula="of:=IF([.P346]=0;[.H346]/12;&quot;&quot;)" office:value-type="float" office:value="28.75">
            <text:p>28.75</text:p>
          </table:table-cell>
          <table:table-cell table:style-name="ce7" table:formula="of:=IF([.P346]&gt;0;0;[.$Z$15])" office:value-type="float" office:value="599">
            <text:p>599.00</text:p>
          </table:table-cell>
          <table:table-cell table:style-name="ce10" table:formula="of:=1-[.P34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46];1)" office:value-type="date" office:date-value="2049-03-15">
            <text:p>03/15/49</text:p>
          </table:table-cell>
          <table:table-cell office:value-type="float" office:value="346">
            <text:p>346</text:p>
          </table:table-cell>
          <table:table-cell table:formula="of:=IF([.R34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46]&lt;0.8*[.$C$6];0;[.$Z$7])" office:value-type="float" office:value="0">
            <text:p>0</text:p>
          </table:table-cell>
          <table:table-cell table:formula="of:=[.I347]-[.J347]-[.K347]-[.L347]" office:value-type="currency" office:currency="USD" office:value="1199">
            <text:p>$1,199.00</text:p>
          </table:table-cell>
          <table:table-cell table:style-name="ce6" table:formula="of:=IF(ISERR(IPMT([.$C$20]/12;1;[.$D$17];[.P346]));0;IPMT([.$C$20]/12;1;[.$D$17];[.P346]))" office:value-type="currency" office:currency="USD" office:value="-0">
            <text:p>$0.00</text:p>
          </table:table-cell>
          <table:table-cell table:style-name="ce6" table:formula="of:=IF([.P346]-[.N347]&gt;[.M347];-[.M347]-[.N347];-[.P346])" office:value-type="currency" office:currency="USD" office:value="-0">
            <text:p>$0.00</text:p>
          </table:table-cell>
          <table:table-cell table:formula="of:=IF([.P346]+[.O347]&gt;=0;[.P346]+[.O347];0)" office:value-type="currency" office:currency="USD" office:value="0">
            <text:p>$0.00</text:p>
          </table:table-cell>
          <table:table-cell table:formula="of:=IF([.L347]=0;[.H347]/12;&quot;&quot;)" office:value-type="float" office:value="28.8333333333333">
            <text:p>28.8333333333</text:p>
          </table:table-cell>
          <table:table-cell table:formula="of:=IF([.H347]&lt;=[.$Z$2];1;&quot;&quot;)">
            <text:p/>
          </table:table-cell>
          <table:table-cell table:style-name="ce7" table:formula="of:=IF([.P347]=0;[.H347]/12;&quot;&quot;)" office:value-type="float" office:value="28.8333333333333">
            <text:p>28.83</text:p>
          </table:table-cell>
          <table:table-cell table:style-name="ce7" table:formula="of:=IF([.P347]&gt;0;0;[.$Z$15])" office:value-type="float" office:value="599">
            <text:p>599.00</text:p>
          </table:table-cell>
          <table:table-cell table:style-name="ce10" table:formula="of:=1-[.P34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47];1)" office:value-type="date" office:date-value="2049-04-15">
            <text:p>04/15/49</text:p>
          </table:table-cell>
          <table:table-cell office:value-type="float" office:value="347">
            <text:p>347</text:p>
          </table:table-cell>
          <table:table-cell table:formula="of:=IF([.R34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47]&lt;0.8*[.$C$6];0;[.$Z$7])" office:value-type="float" office:value="0">
            <text:p>0</text:p>
          </table:table-cell>
          <table:table-cell table:formula="of:=[.I348]-[.J348]-[.K348]-[.L348]" office:value-type="currency" office:currency="USD" office:value="1199">
            <text:p>$1,199.00</text:p>
          </table:table-cell>
          <table:table-cell table:style-name="ce6" table:formula="of:=IF(ISERR(IPMT([.$C$20]/12;1;[.$D$17];[.P347]));0;IPMT([.$C$20]/12;1;[.$D$17];[.P347]))" office:value-type="currency" office:currency="USD" office:value="-0">
            <text:p>$0.00</text:p>
          </table:table-cell>
          <table:table-cell table:style-name="ce6" table:formula="of:=IF([.P347]-[.N348]&gt;[.M348];-[.M348]-[.N348];-[.P347])" office:value-type="currency" office:currency="USD" office:value="-0">
            <text:p>$0.00</text:p>
          </table:table-cell>
          <table:table-cell table:formula="of:=IF([.P347]+[.O348]&gt;=0;[.P347]+[.O348];0)" office:value-type="currency" office:currency="USD" office:value="0">
            <text:p>$0.00</text:p>
          </table:table-cell>
          <table:table-cell table:formula="of:=IF([.L348]=0;[.H348]/12;&quot;&quot;)" office:value-type="float" office:value="28.9166666666667">
            <text:p>28.9166666667</text:p>
          </table:table-cell>
          <table:table-cell table:formula="of:=IF([.H348]&lt;=[.$Z$2];1;&quot;&quot;)">
            <text:p/>
          </table:table-cell>
          <table:table-cell table:style-name="ce7" table:formula="of:=IF([.P348]=0;[.H348]/12;&quot;&quot;)" office:value-type="float" office:value="28.9166666666667">
            <text:p>28.92</text:p>
          </table:table-cell>
          <table:table-cell table:style-name="ce7" table:formula="of:=IF([.P348]&gt;0;0;[.$Z$15])" office:value-type="float" office:value="599">
            <text:p>599.00</text:p>
          </table:table-cell>
          <table:table-cell table:style-name="ce10" table:formula="of:=1-[.P34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48];1)" office:value-type="date" office:date-value="2049-05-15">
            <text:p>05/15/49</text:p>
          </table:table-cell>
          <table:table-cell office:value-type="float" office:value="348">
            <text:p>348</text:p>
          </table:table-cell>
          <table:table-cell table:formula="of:=IF([.R34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48]&lt;0.8*[.$C$6];0;[.$Z$7])" office:value-type="float" office:value="0">
            <text:p>0</text:p>
          </table:table-cell>
          <table:table-cell table:formula="of:=[.I349]-[.J349]-[.K349]-[.L349]" office:value-type="currency" office:currency="USD" office:value="1199">
            <text:p>$1,199.00</text:p>
          </table:table-cell>
          <table:table-cell table:style-name="ce6" table:formula="of:=IF(ISERR(IPMT([.$C$20]/12;1;[.$D$17];[.P348]));0;IPMT([.$C$20]/12;1;[.$D$17];[.P348]))" office:value-type="currency" office:currency="USD" office:value="-0">
            <text:p>$0.00</text:p>
          </table:table-cell>
          <table:table-cell table:style-name="ce6" table:formula="of:=IF([.P348]-[.N349]&gt;[.M349];-[.M349]-[.N349];-[.P348])" office:value-type="currency" office:currency="USD" office:value="-0">
            <text:p>$0.00</text:p>
          </table:table-cell>
          <table:table-cell table:formula="of:=IF([.P348]+[.O349]&gt;=0;[.P348]+[.O349];0)" office:value-type="currency" office:currency="USD" office:value="0">
            <text:p>$0.00</text:p>
          </table:table-cell>
          <table:table-cell table:formula="of:=IF([.L349]=0;[.H349]/12;&quot;&quot;)" office:value-type="float" office:value="29">
            <text:p>29</text:p>
          </table:table-cell>
          <table:table-cell table:formula="of:=IF([.H349]&lt;=[.$Z$2];1;&quot;&quot;)">
            <text:p/>
          </table:table-cell>
          <table:table-cell table:style-name="ce7" table:formula="of:=IF([.P349]=0;[.H349]/12;&quot;&quot;)" office:value-type="float" office:value="29">
            <text:p>29.00</text:p>
          </table:table-cell>
          <table:table-cell table:style-name="ce7" table:formula="of:=IF([.P349]&gt;0;0;[.$Z$15])" office:value-type="float" office:value="599">
            <text:p>599.00</text:p>
          </table:table-cell>
          <table:table-cell table:style-name="ce10" table:formula="of:=1-[.P34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49];1)" office:value-type="date" office:date-value="2049-06-15">
            <text:p>06/15/49</text:p>
          </table:table-cell>
          <table:table-cell office:value-type="float" office:value="349">
            <text:p>349</text:p>
          </table:table-cell>
          <table:table-cell table:formula="of:=IF([.R35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49]&lt;0.8*[.$C$6];0;[.$Z$7])" office:value-type="float" office:value="0">
            <text:p>0</text:p>
          </table:table-cell>
          <table:table-cell table:formula="of:=[.I350]-[.J350]-[.K350]-[.L350]" office:value-type="currency" office:currency="USD" office:value="1199">
            <text:p>$1,199.00</text:p>
          </table:table-cell>
          <table:table-cell table:style-name="ce6" table:formula="of:=IF(ISERR(IPMT([.$C$20]/12;1;[.$D$17];[.P349]));0;IPMT([.$C$20]/12;1;[.$D$17];[.P349]))" office:value-type="currency" office:currency="USD" office:value="-0">
            <text:p>$0.00</text:p>
          </table:table-cell>
          <table:table-cell table:style-name="ce6" table:formula="of:=IF([.P349]-[.N350]&gt;[.M350];-[.M350]-[.N350];-[.P349])" office:value-type="currency" office:currency="USD" office:value="-0">
            <text:p>$0.00</text:p>
          </table:table-cell>
          <table:table-cell table:formula="of:=IF([.P349]+[.O350]&gt;=0;[.P349]+[.O350];0)" office:value-type="currency" office:currency="USD" office:value="0">
            <text:p>$0.00</text:p>
          </table:table-cell>
          <table:table-cell table:formula="of:=IF([.L350]=0;[.H350]/12;&quot;&quot;)" office:value-type="float" office:value="29.0833333333333">
            <text:p>29.0833333333</text:p>
          </table:table-cell>
          <table:table-cell table:formula="of:=IF([.H350]&lt;=[.$Z$2];1;&quot;&quot;)">
            <text:p/>
          </table:table-cell>
          <table:table-cell table:style-name="ce7" table:formula="of:=IF([.P350]=0;[.H350]/12;&quot;&quot;)" office:value-type="float" office:value="29.0833333333333">
            <text:p>29.08</text:p>
          </table:table-cell>
          <table:table-cell table:style-name="ce7" table:formula="of:=IF([.P350]&gt;0;0;[.$Z$15])" office:value-type="float" office:value="599">
            <text:p>599.00</text:p>
          </table:table-cell>
          <table:table-cell table:style-name="ce10" table:formula="of:=1-[.P35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50];1)" office:value-type="date" office:date-value="2049-07-15">
            <text:p>07/15/49</text:p>
          </table:table-cell>
          <table:table-cell office:value-type="float" office:value="350">
            <text:p>350</text:p>
          </table:table-cell>
          <table:table-cell table:formula="of:=IF([.R35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50]&lt;0.8*[.$C$6];0;[.$Z$7])" office:value-type="float" office:value="0">
            <text:p>0</text:p>
          </table:table-cell>
          <table:table-cell table:formula="of:=[.I351]-[.J351]-[.K351]-[.L351]" office:value-type="currency" office:currency="USD" office:value="1199">
            <text:p>$1,199.00</text:p>
          </table:table-cell>
          <table:table-cell table:style-name="ce6" table:formula="of:=IF(ISERR(IPMT([.$C$20]/12;1;[.$D$17];[.P350]));0;IPMT([.$C$20]/12;1;[.$D$17];[.P350]))" office:value-type="currency" office:currency="USD" office:value="-0">
            <text:p>$0.00</text:p>
          </table:table-cell>
          <table:table-cell table:style-name="ce6" table:formula="of:=IF([.P350]-[.N351]&gt;[.M351];-[.M351]-[.N351];-[.P350])" office:value-type="currency" office:currency="USD" office:value="-0">
            <text:p>$0.00</text:p>
          </table:table-cell>
          <table:table-cell table:formula="of:=IF([.P350]+[.O351]&gt;=0;[.P350]+[.O351];0)" office:value-type="currency" office:currency="USD" office:value="0">
            <text:p>$0.00</text:p>
          </table:table-cell>
          <table:table-cell table:formula="of:=IF([.L351]=0;[.H351]/12;&quot;&quot;)" office:value-type="float" office:value="29.1666666666667">
            <text:p>29.1666666667</text:p>
          </table:table-cell>
          <table:table-cell table:formula="of:=IF([.H351]&lt;=[.$Z$2];1;&quot;&quot;)">
            <text:p/>
          </table:table-cell>
          <table:table-cell table:style-name="ce7" table:formula="of:=IF([.P351]=0;[.H351]/12;&quot;&quot;)" office:value-type="float" office:value="29.1666666666667">
            <text:p>29.17</text:p>
          </table:table-cell>
          <table:table-cell table:style-name="ce7" table:formula="of:=IF([.P351]&gt;0;0;[.$Z$15])" office:value-type="float" office:value="599">
            <text:p>599.00</text:p>
          </table:table-cell>
          <table:table-cell table:style-name="ce10" table:formula="of:=1-[.P35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51];1)" office:value-type="date" office:date-value="2049-08-15">
            <text:p>08/15/49</text:p>
          </table:table-cell>
          <table:table-cell office:value-type="float" office:value="351">
            <text:p>351</text:p>
          </table:table-cell>
          <table:table-cell table:formula="of:=IF([.R352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51]&lt;0.8*[.$C$6];0;[.$Z$7])" office:value-type="float" office:value="0">
            <text:p>0</text:p>
          </table:table-cell>
          <table:table-cell table:formula="of:=[.I352]-[.J352]-[.K352]-[.L352]" office:value-type="currency" office:currency="USD" office:value="1199">
            <text:p>$1,199.00</text:p>
          </table:table-cell>
          <table:table-cell table:style-name="ce6" table:formula="of:=IF(ISERR(IPMT([.$C$20]/12;1;[.$D$17];[.P351]));0;IPMT([.$C$20]/12;1;[.$D$17];[.P351]))" office:value-type="currency" office:currency="USD" office:value="-0">
            <text:p>$0.00</text:p>
          </table:table-cell>
          <table:table-cell table:style-name="ce6" table:formula="of:=IF([.P351]-[.N352]&gt;[.M352];-[.M352]-[.N352];-[.P351])" office:value-type="currency" office:currency="USD" office:value="-0">
            <text:p>$0.00</text:p>
          </table:table-cell>
          <table:table-cell table:formula="of:=IF([.P351]+[.O352]&gt;=0;[.P351]+[.O352];0)" office:value-type="currency" office:currency="USD" office:value="0">
            <text:p>$0.00</text:p>
          </table:table-cell>
          <table:table-cell table:formula="of:=IF([.L352]=0;[.H352]/12;&quot;&quot;)" office:value-type="float" office:value="29.25">
            <text:p>29.25</text:p>
          </table:table-cell>
          <table:table-cell table:formula="of:=IF([.H352]&lt;=[.$Z$2];1;&quot;&quot;)">
            <text:p/>
          </table:table-cell>
          <table:table-cell table:style-name="ce7" table:formula="of:=IF([.P352]=0;[.H352]/12;&quot;&quot;)" office:value-type="float" office:value="29.25">
            <text:p>29.25</text:p>
          </table:table-cell>
          <table:table-cell table:style-name="ce7" table:formula="of:=IF([.P352]&gt;0;0;[.$Z$15])" office:value-type="float" office:value="599">
            <text:p>599.00</text:p>
          </table:table-cell>
          <table:table-cell table:style-name="ce10" table:formula="of:=1-[.P352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52];1)" office:value-type="date" office:date-value="2049-09-15">
            <text:p>09/15/49</text:p>
          </table:table-cell>
          <table:table-cell office:value-type="float" office:value="352">
            <text:p>352</text:p>
          </table:table-cell>
          <table:table-cell table:formula="of:=IF([.R353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52]&lt;0.8*[.$C$6];0;[.$Z$7])" office:value-type="float" office:value="0">
            <text:p>0</text:p>
          </table:table-cell>
          <table:table-cell table:formula="of:=[.I353]-[.J353]-[.K353]-[.L353]" office:value-type="currency" office:currency="USD" office:value="1199">
            <text:p>$1,199.00</text:p>
          </table:table-cell>
          <table:table-cell table:style-name="ce6" table:formula="of:=IF(ISERR(IPMT([.$C$20]/12;1;[.$D$17];[.P352]));0;IPMT([.$C$20]/12;1;[.$D$17];[.P352]))" office:value-type="currency" office:currency="USD" office:value="-0">
            <text:p>$0.00</text:p>
          </table:table-cell>
          <table:table-cell table:style-name="ce6" table:formula="of:=IF([.P352]-[.N353]&gt;[.M353];-[.M353]-[.N353];-[.P352])" office:value-type="currency" office:currency="USD" office:value="-0">
            <text:p>$0.00</text:p>
          </table:table-cell>
          <table:table-cell table:formula="of:=IF([.P352]+[.O353]&gt;=0;[.P352]+[.O353];0)" office:value-type="currency" office:currency="USD" office:value="0">
            <text:p>$0.00</text:p>
          </table:table-cell>
          <table:table-cell table:formula="of:=IF([.L353]=0;[.H353]/12;&quot;&quot;)" office:value-type="float" office:value="29.3333333333333">
            <text:p>29.3333333333</text:p>
          </table:table-cell>
          <table:table-cell table:formula="of:=IF([.H353]&lt;=[.$Z$2];1;&quot;&quot;)">
            <text:p/>
          </table:table-cell>
          <table:table-cell table:style-name="ce7" table:formula="of:=IF([.P353]=0;[.H353]/12;&quot;&quot;)" office:value-type="float" office:value="29.3333333333333">
            <text:p>29.33</text:p>
          </table:table-cell>
          <table:table-cell table:style-name="ce7" table:formula="of:=IF([.P353]&gt;0;0;[.$Z$15])" office:value-type="float" office:value="599">
            <text:p>599.00</text:p>
          </table:table-cell>
          <table:table-cell table:style-name="ce10" table:formula="of:=1-[.P353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53];1)" office:value-type="date" office:date-value="2049-10-15">
            <text:p>10/15/49</text:p>
          </table:table-cell>
          <table:table-cell office:value-type="float" office:value="353">
            <text:p>353</text:p>
          </table:table-cell>
          <table:table-cell table:formula="of:=IF([.R354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53]&lt;0.8*[.$C$6];0;[.$Z$7])" office:value-type="float" office:value="0">
            <text:p>0</text:p>
          </table:table-cell>
          <table:table-cell table:formula="of:=[.I354]-[.J354]-[.K354]-[.L354]" office:value-type="currency" office:currency="USD" office:value="1199">
            <text:p>$1,199.00</text:p>
          </table:table-cell>
          <table:table-cell table:style-name="ce6" table:formula="of:=IF(ISERR(IPMT([.$C$20]/12;1;[.$D$17];[.P353]));0;IPMT([.$C$20]/12;1;[.$D$17];[.P353]))" office:value-type="currency" office:currency="USD" office:value="-0">
            <text:p>$0.00</text:p>
          </table:table-cell>
          <table:table-cell table:style-name="ce6" table:formula="of:=IF([.P353]-[.N354]&gt;[.M354];-[.M354]-[.N354];-[.P353])" office:value-type="currency" office:currency="USD" office:value="-0">
            <text:p>$0.00</text:p>
          </table:table-cell>
          <table:table-cell table:formula="of:=IF([.P353]+[.O354]&gt;=0;[.P353]+[.O354];0)" office:value-type="currency" office:currency="USD" office:value="0">
            <text:p>$0.00</text:p>
          </table:table-cell>
          <table:table-cell table:formula="of:=IF([.L354]=0;[.H354]/12;&quot;&quot;)" office:value-type="float" office:value="29.4166666666667">
            <text:p>29.4166666667</text:p>
          </table:table-cell>
          <table:table-cell table:formula="of:=IF([.H354]&lt;=[.$Z$2];1;&quot;&quot;)">
            <text:p/>
          </table:table-cell>
          <table:table-cell table:style-name="ce7" table:formula="of:=IF([.P354]=0;[.H354]/12;&quot;&quot;)" office:value-type="float" office:value="29.4166666666667">
            <text:p>29.42</text:p>
          </table:table-cell>
          <table:table-cell table:style-name="ce7" table:formula="of:=IF([.P354]&gt;0;0;[.$Z$15])" office:value-type="float" office:value="599">
            <text:p>599.00</text:p>
          </table:table-cell>
          <table:table-cell table:style-name="ce10" table:formula="of:=1-[.P354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54];1)" office:value-type="date" office:date-value="2049-11-15">
            <text:p>11/15/49</text:p>
          </table:table-cell>
          <table:table-cell office:value-type="float" office:value="354">
            <text:p>354</text:p>
          </table:table-cell>
          <table:table-cell table:formula="of:=IF([.R355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54]&lt;0.8*[.$C$6];0;[.$Z$7])" office:value-type="float" office:value="0">
            <text:p>0</text:p>
          </table:table-cell>
          <table:table-cell table:formula="of:=[.I355]-[.J355]-[.K355]-[.L355]" office:value-type="currency" office:currency="USD" office:value="1199">
            <text:p>$1,199.00</text:p>
          </table:table-cell>
          <table:table-cell table:style-name="ce6" table:formula="of:=IF(ISERR(IPMT([.$C$20]/12;1;[.$D$17];[.P354]));0;IPMT([.$C$20]/12;1;[.$D$17];[.P354]))" office:value-type="currency" office:currency="USD" office:value="-0">
            <text:p>$0.00</text:p>
          </table:table-cell>
          <table:table-cell table:style-name="ce6" table:formula="of:=IF([.P354]-[.N355]&gt;[.M355];-[.M355]-[.N355];-[.P354])" office:value-type="currency" office:currency="USD" office:value="-0">
            <text:p>$0.00</text:p>
          </table:table-cell>
          <table:table-cell table:formula="of:=IF([.P354]+[.O355]&gt;=0;[.P354]+[.O355];0)" office:value-type="currency" office:currency="USD" office:value="0">
            <text:p>$0.00</text:p>
          </table:table-cell>
          <table:table-cell table:formula="of:=IF([.L355]=0;[.H355]/12;&quot;&quot;)" office:value-type="float" office:value="29.5">
            <text:p>29.5</text:p>
          </table:table-cell>
          <table:table-cell table:formula="of:=IF([.H355]&lt;=[.$Z$2];1;&quot;&quot;)">
            <text:p/>
          </table:table-cell>
          <table:table-cell table:style-name="ce7" table:formula="of:=IF([.P355]=0;[.H355]/12;&quot;&quot;)" office:value-type="float" office:value="29.5">
            <text:p>29.50</text:p>
          </table:table-cell>
          <table:table-cell table:style-name="ce7" table:formula="of:=IF([.P355]&gt;0;0;[.$Z$15])" office:value-type="float" office:value="599">
            <text:p>599.00</text:p>
          </table:table-cell>
          <table:table-cell table:style-name="ce10" table:formula="of:=1-[.P355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55];1)" office:value-type="date" office:date-value="2049-12-15">
            <text:p>12/15/49</text:p>
          </table:table-cell>
          <table:table-cell office:value-type="float" office:value="355">
            <text:p>355</text:p>
          </table:table-cell>
          <table:table-cell table:formula="of:=IF([.R356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55]&lt;0.8*[.$C$6];0;[.$Z$7])" office:value-type="float" office:value="0">
            <text:p>0</text:p>
          </table:table-cell>
          <table:table-cell table:formula="of:=[.I356]-[.J356]-[.K356]-[.L356]" office:value-type="currency" office:currency="USD" office:value="1199">
            <text:p>$1,199.00</text:p>
          </table:table-cell>
          <table:table-cell table:style-name="ce6" table:formula="of:=IF(ISERR(IPMT([.$C$20]/12;1;[.$D$17];[.P355]));0;IPMT([.$C$20]/12;1;[.$D$17];[.P355]))" office:value-type="currency" office:currency="USD" office:value="-0">
            <text:p>$0.00</text:p>
          </table:table-cell>
          <table:table-cell table:style-name="ce6" table:formula="of:=IF([.P355]-[.N356]&gt;[.M356];-[.M356]-[.N356];-[.P355])" office:value-type="currency" office:currency="USD" office:value="-0">
            <text:p>$0.00</text:p>
          </table:table-cell>
          <table:table-cell table:formula="of:=IF([.P355]+[.O356]&gt;=0;[.P355]+[.O356];0)" office:value-type="currency" office:currency="USD" office:value="0">
            <text:p>$0.00</text:p>
          </table:table-cell>
          <table:table-cell table:formula="of:=IF([.L356]=0;[.H356]/12;&quot;&quot;)" office:value-type="float" office:value="29.5833333333333">
            <text:p>29.5833333333</text:p>
          </table:table-cell>
          <table:table-cell table:formula="of:=IF([.H356]&lt;=[.$Z$2];1;&quot;&quot;)">
            <text:p/>
          </table:table-cell>
          <table:table-cell table:style-name="ce7" table:formula="of:=IF([.P356]=0;[.H356]/12;&quot;&quot;)" office:value-type="float" office:value="29.5833333333333">
            <text:p>29.58</text:p>
          </table:table-cell>
          <table:table-cell table:style-name="ce7" table:formula="of:=IF([.P356]&gt;0;0;[.$Z$15])" office:value-type="float" office:value="599">
            <text:p>599.00</text:p>
          </table:table-cell>
          <table:table-cell table:style-name="ce10" table:formula="of:=1-[.P356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56];1)" office:value-type="date" office:date-value="2050-01-15">
            <text:p>01/15/50</text:p>
          </table:table-cell>
          <table:table-cell office:value-type="float" office:value="356">
            <text:p>356</text:p>
          </table:table-cell>
          <table:table-cell table:formula="of:=IF([.R357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56]&lt;0.8*[.$C$6];0;[.$Z$7])" office:value-type="float" office:value="0">
            <text:p>0</text:p>
          </table:table-cell>
          <table:table-cell table:formula="of:=[.I357]-[.J357]-[.K357]-[.L357]" office:value-type="currency" office:currency="USD" office:value="1199">
            <text:p>$1,199.00</text:p>
          </table:table-cell>
          <table:table-cell table:style-name="ce6" table:formula="of:=IF(ISERR(IPMT([.$C$20]/12;1;[.$D$17];[.P356]));0;IPMT([.$C$20]/12;1;[.$D$17];[.P356]))" office:value-type="currency" office:currency="USD" office:value="-0">
            <text:p>$0.00</text:p>
          </table:table-cell>
          <table:table-cell table:style-name="ce6" table:formula="of:=IF([.P356]-[.N357]&gt;[.M357];-[.M357]-[.N357];-[.P356])" office:value-type="currency" office:currency="USD" office:value="-0">
            <text:p>$0.00</text:p>
          </table:table-cell>
          <table:table-cell table:formula="of:=IF([.P356]+[.O357]&gt;=0;[.P356]+[.O357];0)" office:value-type="currency" office:currency="USD" office:value="0">
            <text:p>$0.00</text:p>
          </table:table-cell>
          <table:table-cell table:formula="of:=IF([.L357]=0;[.H357]/12;&quot;&quot;)" office:value-type="float" office:value="29.6666666666667">
            <text:p>29.6666666667</text:p>
          </table:table-cell>
          <table:table-cell table:formula="of:=IF([.H357]&lt;=[.$Z$2];1;&quot;&quot;)">
            <text:p/>
          </table:table-cell>
          <table:table-cell table:style-name="ce7" table:formula="of:=IF([.P357]=0;[.H357]/12;&quot;&quot;)" office:value-type="float" office:value="29.6666666666667">
            <text:p>29.67</text:p>
          </table:table-cell>
          <table:table-cell table:style-name="ce7" table:formula="of:=IF([.P357]&gt;0;0;[.$Z$15])" office:value-type="float" office:value="599">
            <text:p>599.00</text:p>
          </table:table-cell>
          <table:table-cell table:style-name="ce10" table:formula="of:=1-[.P357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57];1)" office:value-type="date" office:date-value="2050-02-15">
            <text:p>02/15/50</text:p>
          </table:table-cell>
          <table:table-cell office:value-type="float" office:value="357">
            <text:p>357</text:p>
          </table:table-cell>
          <table:table-cell table:formula="of:=IF([.R358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57]&lt;0.8*[.$C$6];0;[.$Z$7])" office:value-type="float" office:value="0">
            <text:p>0</text:p>
          </table:table-cell>
          <table:table-cell table:formula="of:=[.I358]-[.J358]-[.K358]-[.L358]" office:value-type="currency" office:currency="USD" office:value="1199">
            <text:p>$1,199.00</text:p>
          </table:table-cell>
          <table:table-cell table:style-name="ce6" table:formula="of:=IF(ISERR(IPMT([.$C$20]/12;1;[.$D$17];[.P357]));0;IPMT([.$C$20]/12;1;[.$D$17];[.P357]))" office:value-type="currency" office:currency="USD" office:value="-0">
            <text:p>$0.00</text:p>
          </table:table-cell>
          <table:table-cell table:style-name="ce6" table:formula="of:=IF([.P357]-[.N358]&gt;[.M358];-[.M358]-[.N358];-[.P357])" office:value-type="currency" office:currency="USD" office:value="-0">
            <text:p>$0.00</text:p>
          </table:table-cell>
          <table:table-cell table:formula="of:=IF([.P357]+[.O358]&gt;=0;[.P357]+[.O358];0)" office:value-type="currency" office:currency="USD" office:value="0">
            <text:p>$0.00</text:p>
          </table:table-cell>
          <table:table-cell table:formula="of:=IF([.L358]=0;[.H358]/12;&quot;&quot;)" office:value-type="float" office:value="29.75">
            <text:p>29.75</text:p>
          </table:table-cell>
          <table:table-cell table:formula="of:=IF([.H358]&lt;=[.$Z$2];1;&quot;&quot;)">
            <text:p/>
          </table:table-cell>
          <table:table-cell table:style-name="ce7" table:formula="of:=IF([.P358]=0;[.H358]/12;&quot;&quot;)" office:value-type="float" office:value="29.75">
            <text:p>29.75</text:p>
          </table:table-cell>
          <table:table-cell table:style-name="ce7" table:formula="of:=IF([.P358]&gt;0;0;[.$Z$15])" office:value-type="float" office:value="599">
            <text:p>599.00</text:p>
          </table:table-cell>
          <table:table-cell table:style-name="ce10" table:formula="of:=1-[.P358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58];1)" office:value-type="date" office:date-value="2050-03-15">
            <text:p>03/15/50</text:p>
          </table:table-cell>
          <table:table-cell office:value-type="float" office:value="358">
            <text:p>358</text:p>
          </table:table-cell>
          <table:table-cell table:formula="of:=IF([.R359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58]&lt;0.8*[.$C$6];0;[.$Z$7])" office:value-type="float" office:value="0">
            <text:p>0</text:p>
          </table:table-cell>
          <table:table-cell table:formula="of:=[.I359]-[.J359]-[.K359]-[.L359]" office:value-type="currency" office:currency="USD" office:value="1199">
            <text:p>$1,199.00</text:p>
          </table:table-cell>
          <table:table-cell table:style-name="ce6" table:formula="of:=IF(ISERR(IPMT([.$C$20]/12;1;[.$D$17];[.P358]));0;IPMT([.$C$20]/12;1;[.$D$17];[.P358]))" office:value-type="currency" office:currency="USD" office:value="-0">
            <text:p>$0.00</text:p>
          </table:table-cell>
          <table:table-cell table:style-name="ce6" table:formula="of:=IF([.P358]-[.N359]&gt;[.M359];-[.M359]-[.N359];-[.P358])" office:value-type="currency" office:currency="USD" office:value="-0">
            <text:p>$0.00</text:p>
          </table:table-cell>
          <table:table-cell table:formula="of:=IF([.P358]+[.O359]&gt;=0;[.P358]+[.O359];0)" office:value-type="currency" office:currency="USD" office:value="0">
            <text:p>$0.00</text:p>
          </table:table-cell>
          <table:table-cell table:formula="of:=IF([.L359]=0;[.H359]/12;&quot;&quot;)" office:value-type="float" office:value="29.8333333333333">
            <text:p>29.8333333333</text:p>
          </table:table-cell>
          <table:table-cell table:formula="of:=IF([.H359]&lt;=[.$Z$2];1;&quot;&quot;)">
            <text:p/>
          </table:table-cell>
          <table:table-cell table:style-name="ce7" table:formula="of:=IF([.P359]=0;[.H359]/12;&quot;&quot;)" office:value-type="float" office:value="29.8333333333333">
            <text:p>29.83</text:p>
          </table:table-cell>
          <table:table-cell table:style-name="ce7" table:formula="of:=IF([.P359]&gt;0;0;[.$Z$15])" office:value-type="float" office:value="599">
            <text:p>599.00</text:p>
          </table:table-cell>
          <table:table-cell table:style-name="ce10" table:formula="of:=1-[.P359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59];1)" office:value-type="date" office:date-value="2050-04-15">
            <text:p>04/15/50</text:p>
          </table:table-cell>
          <table:table-cell office:value-type="float" office:value="359">
            <text:p>359</text:p>
          </table:table-cell>
          <table:table-cell table:formula="of:=IF([.R360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59]&lt;0.8*[.$C$6];0;[.$Z$7])" office:value-type="float" office:value="0">
            <text:p>0</text:p>
          </table:table-cell>
          <table:table-cell table:formula="of:=[.I360]-[.J360]-[.K360]-[.L360]" office:value-type="currency" office:currency="USD" office:value="1199">
            <text:p>$1,199.00</text:p>
          </table:table-cell>
          <table:table-cell table:style-name="ce6" table:formula="of:=IF(ISERR(IPMT([.$C$20]/12;1;[.$D$17];[.P359]));0;IPMT([.$C$20]/12;1;[.$D$17];[.P359]))" office:value-type="currency" office:currency="USD" office:value="-0">
            <text:p>$0.00</text:p>
          </table:table-cell>
          <table:table-cell table:style-name="ce6" table:formula="of:=IF([.P359]-[.N360]&gt;[.M360];-[.M360]-[.N360];-[.P359])" office:value-type="currency" office:currency="USD" office:value="-0">
            <text:p>$0.00</text:p>
          </table:table-cell>
          <table:table-cell table:formula="of:=IF([.P359]+[.O360]&gt;=0;[.P359]+[.O360];0)" office:value-type="currency" office:currency="USD" office:value="0">
            <text:p>$0.00</text:p>
          </table:table-cell>
          <table:table-cell table:formula="of:=IF([.L360]=0;[.H360]/12;&quot;&quot;)" office:value-type="float" office:value="29.9166666666667">
            <text:p>29.9166666667</text:p>
          </table:table-cell>
          <table:table-cell table:formula="of:=IF([.H360]&lt;=[.$Z$2];1;&quot;&quot;)">
            <text:p/>
          </table:table-cell>
          <table:table-cell table:style-name="ce7" table:formula="of:=IF([.P360]=0;[.H360]/12;&quot;&quot;)" office:value-type="float" office:value="29.9166666666667">
            <text:p>29.92</text:p>
          </table:table-cell>
          <table:table-cell table:style-name="ce7" table:formula="of:=IF([.P360]&gt;0;0;[.$Z$15])" office:value-type="float" office:value="599">
            <text:p>599.00</text:p>
          </table:table-cell>
          <table:table-cell table:style-name="ce10" table:formula="of:=1-[.P360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>
          <table:table-cell table:number-columns-repeated="6"/>
          <table:table-cell table:style-name="ce14" table:formula="of:=EDATE([.G360];1)" office:value-type="date" office:date-value="2050-05-15">
            <text:p>05/15/50</text:p>
          </table:table-cell>
          <table:table-cell office:value-type="float" office:value="360">
            <text:p>360</text:p>
          </table:table-cell>
          <table:table-cell table:formula="of:=IF([.R361];[.$Z$4];[.$Z$5])" office:value-type="currency" office:currency="USD" office:value="1500">
            <text:p>$1,500.00</text:p>
          </table:table-cell>
          <table:table-cell table:formula="of:=[.$Z$8]" office:value-type="currency" office:currency="USD" office:value="198.16">
            <text:p>$198.16</text:p>
          </table:table-cell>
          <table:table-cell table:formula="of:=[.$Z$6]" office:value-type="currency" office:currency="USD" office:value="102.84">
            <text:p>$102.84</text:p>
          </table:table-cell>
          <table:table-cell table:formula="of:=IF([.P360]&lt;0.8*[.$C$6];0;[.$Z$7])" office:value-type="float" office:value="0">
            <text:p>0</text:p>
          </table:table-cell>
          <table:table-cell table:formula="of:=[.I361]-[.J361]-[.K361]-[.L361]" office:value-type="currency" office:currency="USD" office:value="1199">
            <text:p>$1,199.00</text:p>
          </table:table-cell>
          <table:table-cell table:style-name="ce6" table:formula="of:=IF(ISERR(IPMT([.$C$20]/12;1;[.$D$17];[.P360]));0;IPMT([.$C$20]/12;1;[.$D$17];[.P360]))" office:value-type="currency" office:currency="USD" office:value="-0">
            <text:p>$0.00</text:p>
          </table:table-cell>
          <table:table-cell table:style-name="ce6" table:formula="of:=IF([.P360]-[.N361]&gt;[.M361];-[.M361]-[.N361];-[.P360])" office:value-type="currency" office:currency="USD" office:value="-0">
            <text:p>$0.00</text:p>
          </table:table-cell>
          <table:table-cell table:formula="of:=IF([.P360]+[.O361]&gt;=0;[.P360]+[.O361];0)" office:value-type="currency" office:currency="USD" office:value="0">
            <text:p>$0.00</text:p>
          </table:table-cell>
          <table:table-cell table:formula="of:=IF([.L361]=0;[.H361]/12;&quot;&quot;)" office:value-type="float" office:value="30">
            <text:p>30</text:p>
          </table:table-cell>
          <table:table-cell table:formula="of:=IF([.H361]&lt;=[.$Z$2];1;&quot;&quot;)">
            <text:p/>
          </table:table-cell>
          <table:table-cell table:style-name="ce7" table:formula="of:=IF([.P361]=0;[.H361]/12;&quot;&quot;)" office:value-type="float" office:value="30">
            <text:p>30.00</text:p>
          </table:table-cell>
          <table:table-cell table:style-name="ce7" table:formula="of:=IF([.P361]&gt;0;0;[.$Z$15])" office:value-type="float" office:value="599">
            <text:p>599.00</text:p>
          </table:table-cell>
          <table:table-cell table:style-name="ce10" table:formula="of:=1-[.P361]/[.$C$6]" office:value-type="percentage" office:value="1">
            <text:p>100.00%</text:p>
          </table:table-cell>
          <table:table-cell table:style-name="ce37"/>
          <table:table-cell table:number-columns-repeated="13"/>
        </table:table-row>
        <table:table-row table:style-name="ro2" table:number-rows-repeated="2">
          <table:table-cell table:number-columns-repeated="15"/>
          <table:table-cell table:style-name="Default"/>
          <table:table-cell table:number-columns-repeated="19"/>
        </table:table-row>
        <table:table-row table:style-name="ro2" table:number-rows-repeated="1048212">
          <table:table-cell table:number-columns-repeated="35"/>
        </table:table-row>
        <table:table-row table:style-name="ro2">
          <table:table-cell table:number-columns-repeated="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0" number:decimal-replacement=""/>
    </number:number-style>
    <number:number-style style:name="N118">
      <number:number number:decimal-places="11" number:min-integer-digits="1"/>
    </number:number-style>
    <number:currency-style style:name="N120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0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0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number-style style:name="N127">
      <number:number number:decimal-places="3" number:min-integer-digits="0" number:grouping="true"/>
    </number:number-style>
    <number:number-style style:name="N130P0" style:volatile="true">
      <number:number number:decimal-places="3" number:min-integer-digits="0"/>
      <number:text>**</number:text>
    </number:number-style>
    <number:number-style style:name="N130P1" style:volatile="true">
      <number:number number:decimal-places="3" number:min-integer-digits="0"/>
      <number:text>*</number:text>
    </number:number-style>
    <number:number-style style:name="N130">
      <number:number number:decimal-places="3" number:min-integer-digits="0"/>
      <style:map style:condition="value()&lt;0.01" style:apply-style-name="N130P0"/>
      <style:map style:condition="value()&lt;0.05" style:apply-style-name="N130P1"/>
    </number:number-style>
    <number:percentage-style style:name="N131">
      <number:number number:decimal-places="1" number:min-integer-digits="1"/>
      <number:text>%</number:text>
    </number:percentage-style>
    <number:currency-style style:name="N13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3" number:min-integer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ia">$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ia">$</number:currency-symbol>
      <style:map style:condition="value()&gt;=0" style:apply-style-name="N136P0"/>
    </number:currency-style>
    <number:percentage-style style:name="N137">
      <number:number number:decimal-places="3" number:min-integer-digits="1"/>
      <number:text>%</number:text>
    </number:percentage-style>
    <number:number-style style:name="N138">
      <number:number number:decimal-places="1" number:min-integer-digits="1"/>
    </number:number-style>
    <number:number-style style:name="N8116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b2b2b2"/>
    </style:style>
    <style:style style:name="Untitled2" style:family="table-cell" style:parent-style-name="Default">
      <style:table-cell-properties fo:background-color="#dddddd"/>
    </style:style>
    <style:style style:name="Untitled3" style:family="table-cell" style:parent-style-name="Default">
      <style:table-cell-properties fo:background-color="#dddddd"/>
    </style:style>
    <style:style style:name="Untitled4" style:family="table-cell" style:parent-style-name="Default">
      <style:table-cell-properties fo:background-color="#dddddd"/>
    </style:style>
    <style:style style:name="Untitled5" style:family="table-cell" style:parent-style-name="Default">
      <style:table-cell-properties fo:background-color="#cccccc"/>
    </style:style>
    <style:style style:name="Untitled6" style:family="table-cell" style:parent-style-name="Default">
      <style:table-cell-properties fo:background-color="#cccccc"/>
    </style:style>
    <style:style style:name="Untitled7" style:family="table-cell" style:parent-style-name="Default">
      <style:table-cell-properties fo:background-color="#ccff99"/>
    </style:style>
    <style:style style:name="Untitled8" style:family="table-cell" style:parent-style-name="Default">
      <style:table-cell-properties fo:background-color="#ddddd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6/16/2020</text:date>, <text:time>10:3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Williams</meta:initial-creator>
    <meta:creation-date>2019-07-12T18:42:52.37</meta:creation-date>
    <dc:date>2020-06-16T10:37:26.72</dc:date>
    <dc:creator>Steven Williams</dc:creator>
    <meta:editing-duration>P34DT17H37M55S</meta:editing-duration>
    <meta:editing-cycles>199</meta:editing-cycles>
    <meta:generator>OpenOffice/4.0.1$Win32 OpenOffice.org_project/401m5$Build-9714</meta:generator>
    <meta:document-statistic meta:table-count="3" meta:cell-count="6046" meta:object-count="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minimum="43811" chart:maximum="4636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one"/>
      <style:graphic-properties svg:stroke-width="0.025cm" svg:stroke-color="#004586" svg:stroke-opacity="80%" draw:fill-color="#004586" draw:opacity="8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152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08cm" svg:height="8.332cm" xlink:href=".." xlink:type="simple" chart:class="chart:scatter" chart:style-name="ch1">
        <chart:legend chart:legend-position="bottom" svg:x="7.494cm" svg:y="7.523cm" style:legend-expansion="wide" chart:style-name="ch2"/>
        <chart:plot-area chart:style-name="ch3" table:cell-range-address="mortgage.G2:mortgage.G361 mortgage.P1:mortgage.P361 mortgage.V1:mortgage.V361" chart:data-source-has-labels="row" svg:x="0.886cm" svg:y="0.799cm" svg:width="20.05cm" svg:height="6.138cm">
          <chartooo:coordinate-region svg:x="2.248cm" svg:y="1.011cm" svg:width="18.431cm" svg:height="5.2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rtgage.P2:mortgage.P361" chart:label-cell-address="mortgage.P1:mortgage.P1" chart:class="chart:scatter">
            <chart:domain table:cell-range-address="mortgage.G2:mortgage.G361"/>
            <chart:data-point chart:repeated="360"/>
          </chart:series>
          <chart:series chart:style-name="ch8" chart:values-cell-range-address="mortgage.V2:mortgage.V361" chart:label-cell-address="mortgage.V1:mortgage.V1" chart:class="chart:scatter">
            <chart:domain table:cell-range-address="mortgage.W2:mortgage.W361"/>
            <chart:data-point chart:repeated="3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alculated Bal</text:p>
                <draw:g>
                  <svg:desc>mortgage.P1:mortgage.P1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Actual Balance</text:p>
                <draw:g>
                  <svg:desc>mortgage.V1:mortgage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997">
                <text:p>43997</text:p>
                <draw:g>
                  <svg:desc>mortgage.G2:mortgage.G361</svg:desc>
                </draw:g>
              </table:table-cell>
              <table:table-cell office:value-type="float" office:value="141842">
                <text:p>141842</text:p>
                <draw:g>
                  <svg:desc>mortgage.P2:mortgage.P361</svg:desc>
                </draw:g>
              </table:table-cell>
              <table:table-cell office:value-type="float" office:value="NaN">
                <text:p>NaN</text:p>
                <draw:g>
                  <svg:desc>mortgage.W2:mortgage.W361</svg:desc>
                </draw:g>
              </table:table-cell>
              <table:table-cell office:value-type="float" office:value="NaN">
                <text:p>NaN</text:p>
                <draw:g>
                  <svg:desc>mortgage.V2:mortgage.V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27">
                <text:p>44027</text:p>
              </table:table-cell>
              <table:table-cell office:value-type="float" office:value="141182.355">
                <text:p>141182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58">
                <text:p>44058</text:p>
              </table:table-cell>
              <table:table-cell office:value-type="float" office:value="140521.0608875">
                <text:p>140521.060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89">
                <text:p>44089</text:p>
              </table:table-cell>
              <table:table-cell office:value-type="float" office:value="139858.113539719">
                <text:p>139858.11353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19">
                <text:p>44119</text:p>
              </table:table-cell>
              <table:table-cell office:value-type="float" office:value="139193.508823568">
                <text:p>139193.50882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50">
                <text:p>44150</text:p>
              </table:table-cell>
              <table:table-cell office:value-type="float" office:value="138527.242595627">
                <text:p>138527.24259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80">
                <text:p>44180</text:p>
              </table:table-cell>
              <table:table-cell office:value-type="float" office:value="137859.310702116">
                <text:p>137859.31070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211">
                <text:p>44211</text:p>
              </table:table-cell>
              <table:table-cell office:value-type="float" office:value="137189.708978871">
                <text:p>137189.70897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42">
                <text:p>44242</text:p>
              </table:table-cell>
              <table:table-cell office:value-type="float" office:value="136518.433251319">
                <text:p>136518.43325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70">
                <text:p>44270</text:p>
              </table:table-cell>
              <table:table-cell office:value-type="float" office:value="135845.479334447">
                <text:p>135845.47933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301">
                <text:p>44301</text:p>
              </table:table-cell>
              <table:table-cell office:value-type="float" office:value="135170.843032783">
                <text:p>135170.84303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331">
                <text:p>44331</text:p>
              </table:table-cell>
              <table:table-cell office:value-type="float" office:value="134494.520140365">
                <text:p>134494.52014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362">
                <text:p>44362</text:p>
              </table:table-cell>
              <table:table-cell office:value-type="float" office:value="133816.506440716">
                <text:p>133816.50644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392">
                <text:p>44392</text:p>
              </table:table-cell>
              <table:table-cell office:value-type="float" office:value="133136.797706818">
                <text:p>133136.79770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23">
                <text:p>44423</text:p>
              </table:table-cell>
              <table:table-cell office:value-type="float" office:value="132455.389701085">
                <text:p>132455.38970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54">
                <text:p>44454</text:p>
              </table:table-cell>
              <table:table-cell office:value-type="float" office:value="131772.278175337">
                <text:p>131772.27817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84">
                <text:p>44484</text:p>
              </table:table-cell>
              <table:table-cell office:value-type="float" office:value="130937.458870776">
                <text:p>130937.458870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15">
                <text:p>44515</text:p>
              </table:table-cell>
              <table:table-cell office:value-type="float" office:value="130100.552517953">
                <text:p>130100.55251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45">
                <text:p>44545</text:p>
              </table:table-cell>
              <table:table-cell office:value-type="float" office:value="129261.553899248">
                <text:p>129261.55389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576">
                <text:p>44576</text:p>
              </table:table-cell>
              <table:table-cell office:value-type="float" office:value="128420.457783996">
                <text:p>128420.45778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07">
                <text:p>44607</text:p>
              </table:table-cell>
              <table:table-cell office:value-type="float" office:value="127577.258928456">
                <text:p>127577.258928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635">
                <text:p>44635</text:p>
              </table:table-cell>
              <table:table-cell office:value-type="float" office:value="126731.952075777">
                <text:p>126731.952075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666">
                <text:p>44666</text:p>
              </table:table-cell>
              <table:table-cell office:value-type="float" office:value="125884.531955966">
                <text:p>125884.531955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96">
                <text:p>44696</text:p>
              </table:table-cell>
              <table:table-cell office:value-type="float" office:value="125034.993285856">
                <text:p>125034.99328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727">
                <text:p>44727</text:p>
              </table:table-cell>
              <table:table-cell office:value-type="float" office:value="124183.330769071">
                <text:p>124183.330769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757">
                <text:p>44757</text:p>
              </table:table-cell>
              <table:table-cell office:value-type="float" office:value="123329.539095993">
                <text:p>123329.539095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788">
                <text:p>44788</text:p>
              </table:table-cell>
              <table:table-cell office:value-type="float" office:value="122473.612943733">
                <text:p>122473.61294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819">
                <text:p>44819</text:p>
              </table:table-cell>
              <table:table-cell office:value-type="float" office:value="121615.546976093">
                <text:p>121615.546976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49">
                <text:p>44849</text:p>
              </table:table-cell>
              <table:table-cell office:value-type="float" office:value="120755.335843533">
                <text:p>120755.33584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80">
                <text:p>44880</text:p>
              </table:table-cell>
              <table:table-cell office:value-type="float" office:value="119892.974183142">
                <text:p>119892.974183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910">
                <text:p>44910</text:p>
              </table:table-cell>
              <table:table-cell office:value-type="float" office:value="119028.4566186">
                <text:p>119028.456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41">
                <text:p>44941</text:p>
              </table:table-cell>
              <table:table-cell office:value-type="float" office:value="118161.777760146">
                <text:p>118161.77776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972">
                <text:p>44972</text:p>
              </table:table-cell>
              <table:table-cell office:value-type="float" office:value="117292.932204547">
                <text:p>117292.93220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000">
                <text:p>45000</text:p>
              </table:table-cell>
              <table:table-cell office:value-type="float" office:value="116421.914535058">
                <text:p>116421.914535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31">
                <text:p>45031</text:p>
              </table:table-cell>
              <table:table-cell office:value-type="float" office:value="115548.719321396">
                <text:p>115548.71932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61">
                <text:p>45061</text:p>
              </table:table-cell>
              <table:table-cell office:value-type="float" office:value="114673.341119699">
                <text:p>114673.341119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092">
                <text:p>45092</text:p>
              </table:table-cell>
              <table:table-cell office:value-type="float" office:value="113795.774472498">
                <text:p>113795.77447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122">
                <text:p>45122</text:p>
              </table:table-cell>
              <table:table-cell office:value-type="float" office:value="112881.26390868">
                <text:p>112881.2639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153">
                <text:p>45153</text:p>
              </table:table-cell>
              <table:table-cell office:value-type="float" office:value="111964.467068451">
                <text:p>111964.467068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184">
                <text:p>45184</text:p>
              </table:table-cell>
              <table:table-cell office:value-type="float" office:value="111045.378236122">
                <text:p>111045.37823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214">
                <text:p>45214</text:p>
              </table:table-cell>
              <table:table-cell office:value-type="float" office:value="110123.991681713">
                <text:p>110123.99168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245">
                <text:p>45245</text:p>
              </table:table-cell>
              <table:table-cell office:value-type="float" office:value="109200.301660917">
                <text:p>109200.30166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275">
                <text:p>45275</text:p>
              </table:table-cell>
              <table:table-cell office:value-type="float" office:value="108274.302415069">
                <text:p>108274.30241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306">
                <text:p>45306</text:p>
              </table:table-cell>
              <table:table-cell office:value-type="float" office:value="107345.988171107">
                <text:p>107345.98817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337">
                <text:p>45337</text:p>
              </table:table-cell>
              <table:table-cell office:value-type="float" office:value="106415.353141535">
                <text:p>106415.35314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366">
                <text:p>45366</text:p>
              </table:table-cell>
              <table:table-cell office:value-type="float" office:value="105482.391524389">
                <text:p>105482.39152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397">
                <text:p>45397</text:p>
              </table:table-cell>
              <table:table-cell office:value-type="float" office:value="104547.097503199">
                <text:p>104547.09750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427">
                <text:p>45427</text:p>
              </table:table-cell>
              <table:table-cell office:value-type="float" office:value="103609.465246957">
                <text:p>103609.46524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458">
                <text:p>45458</text:p>
              </table:table-cell>
              <table:table-cell office:value-type="float" office:value="102669.488910075">
                <text:p>102669.48891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488">
                <text:p>45488</text:p>
              </table:table-cell>
              <table:table-cell office:value-type="float" office:value="101727.16263235">
                <text:p>101727.1626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519">
                <text:p>45519</text:p>
              </table:table-cell>
              <table:table-cell office:value-type="float" office:value="100782.480538931">
                <text:p>100782.480538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550">
                <text:p>45550</text:p>
              </table:table-cell>
              <table:table-cell office:value-type="float" office:value="99835.4367402783">
                <text:p>99835.436740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80">
                <text:p>45580</text:p>
              </table:table-cell>
              <table:table-cell office:value-type="float" office:value="98886.025332129">
                <text:p>98886.02533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611">
                <text:p>45611</text:p>
              </table:table-cell>
              <table:table-cell office:value-type="float" office:value="97934.2403954593">
                <text:p>97934.240395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641">
                <text:p>45641</text:p>
              </table:table-cell>
              <table:table-cell office:value-type="float" office:value="96980.075996448">
                <text:p>96980.07599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672">
                <text:p>45672</text:p>
              </table:table-cell>
              <table:table-cell office:value-type="float" office:value="96023.5261864391">
                <text:p>96023.5261864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703">
                <text:p>45703</text:p>
              </table:table-cell>
              <table:table-cell office:value-type="float" office:value="95064.5850019052">
                <text:p>95064.585001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731">
                <text:p>45731</text:p>
              </table:table-cell>
              <table:table-cell office:value-type="float" office:value="94103.2464644099">
                <text:p>94103.246464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762">
                <text:p>45762</text:p>
              </table:table-cell>
              <table:table-cell office:value-type="float" office:value="93139.504580571">
                <text:p>93139.50458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792">
                <text:p>45792</text:p>
              </table:table-cell>
              <table:table-cell office:value-type="float" office:value="92173.3533420224">
                <text:p>92173.353342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823">
                <text:p>45823</text:p>
              </table:table-cell>
              <table:table-cell office:value-type="float" office:value="91204.7867253775">
                <text:p>91204.78672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853">
                <text:p>45853</text:p>
              </table:table-cell>
              <table:table-cell office:value-type="float" office:value="90233.7986921909">
                <text:p>90233.798692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884">
                <text:p>45884</text:p>
              </table:table-cell>
              <table:table-cell office:value-type="float" office:value="89260.3831889214">
                <text:p>89260.3831889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15">
                <text:p>45915</text:p>
              </table:table-cell>
              <table:table-cell office:value-type="float" office:value="88284.5341468937">
                <text:p>88284.5341468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45">
                <text:p>45945</text:p>
              </table:table-cell>
              <table:table-cell office:value-type="float" office:value="87306.2454822609">
                <text:p>87306.245482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76">
                <text:p>45976</text:p>
              </table:table-cell>
              <table:table-cell office:value-type="float" office:value="86325.5110959666">
                <text:p>86325.511095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006">
                <text:p>46006</text:p>
              </table:table-cell>
              <table:table-cell office:value-type="float" office:value="85342.3248737065">
                <text:p>85342.324873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037">
                <text:p>46037</text:p>
              </table:table-cell>
              <table:table-cell office:value-type="float" office:value="84356.6806858907">
                <text:p>84356.6806858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068">
                <text:p>46068</text:p>
              </table:table-cell>
              <table:table-cell office:value-type="float" office:value="83368.5723876055">
                <text:p>83368.572387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096">
                <text:p>46096</text:p>
              </table:table-cell>
              <table:table-cell office:value-type="float" office:value="82377.9938185745">
                <text:p>82377.993818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127">
                <text:p>46127</text:p>
              </table:table-cell>
              <table:table-cell office:value-type="float" office:value="81384.9388031209">
                <text:p>81384.938803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157">
                <text:p>46157</text:p>
              </table:table-cell>
              <table:table-cell office:value-type="float" office:value="80389.4011501287">
                <text:p>80389.401150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88">
                <text:p>46188</text:p>
              </table:table-cell>
              <table:table-cell office:value-type="float" office:value="79391.3746530041">
                <text:p>79391.374653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218">
                <text:p>46218</text:p>
              </table:table-cell>
              <table:table-cell office:value-type="float" office:value="78390.8530896366">
                <text:p>78390.853089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249">
                <text:p>46249</text:p>
              </table:table-cell>
              <table:table-cell office:value-type="float" office:value="77387.8302223606">
                <text:p>77387.830222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280">
                <text:p>46280</text:p>
              </table:table-cell>
              <table:table-cell office:value-type="float" office:value="76382.2997979166">
                <text:p>76382.299797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310">
                <text:p>46310</text:p>
              </table:table-cell>
              <table:table-cell office:value-type="float" office:value="75374.2555474113">
                <text:p>75374.255547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341">
                <text:p>46341</text:p>
              </table:table-cell>
              <table:table-cell office:value-type="float" office:value="74363.6911862799">
                <text:p>74363.691186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371">
                <text:p>46371</text:p>
              </table:table-cell>
              <table:table-cell office:value-type="float" office:value="73350.6004142456">
                <text:p>73350.600414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402">
                <text:p>46402</text:p>
              </table:table-cell>
              <table:table-cell office:value-type="float" office:value="72334.9769152812">
                <text:p>72334.976915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433">
                <text:p>46433</text:p>
              </table:table-cell>
              <table:table-cell office:value-type="float" office:value="71316.8143575694">
                <text:p>71316.814357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461">
                <text:p>46461</text:p>
              </table:table-cell>
              <table:table-cell office:value-type="float" office:value="70296.1063934633">
                <text:p>70296.106393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492">
                <text:p>46492</text:p>
              </table:table-cell>
              <table:table-cell office:value-type="float" office:value="69272.846659447">
                <text:p>69272.846659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522">
                <text:p>46522</text:p>
              </table:table-cell>
              <table:table-cell office:value-type="float" office:value="68247.0287760956">
                <text:p>68247.028776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553">
                <text:p>46553</text:p>
              </table:table-cell>
              <table:table-cell office:value-type="float" office:value="67218.6463480358">
                <text:p>67218.646348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583">
                <text:p>46583</text:p>
              </table:table-cell>
              <table:table-cell office:value-type="float" office:value="66187.6929639059">
                <text:p>66187.692963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614">
                <text:p>46614</text:p>
              </table:table-cell>
              <table:table-cell office:value-type="float" office:value="65154.1621963157">
                <text:p>65154.162196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645">
                <text:p>46645</text:p>
              </table:table-cell>
              <table:table-cell office:value-type="float" office:value="64118.0476018065">
                <text:p>64118.047601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675">
                <text:p>46675</text:p>
              </table:table-cell>
              <table:table-cell office:value-type="float" office:value="63079.342720811">
                <text:p>63079.34272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706">
                <text:p>46706</text:p>
              </table:table-cell>
              <table:table-cell office:value-type="float" office:value="62038.041077613">
                <text:p>62038.04107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736">
                <text:p>46736</text:p>
              </table:table-cell>
              <table:table-cell office:value-type="float" office:value="60994.1361803071">
                <text:p>60994.136180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767">
                <text:p>46767</text:p>
              </table:table-cell>
              <table:table-cell office:value-type="float" office:value="59947.6215207578">
                <text:p>59947.621520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798">
                <text:p>46798</text:p>
              </table:table-cell>
              <table:table-cell office:value-type="float" office:value="58898.4905745597">
                <text:p>58898.490574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827">
                <text:p>46827</text:p>
              </table:table-cell>
              <table:table-cell office:value-type="float" office:value="57846.7368009961">
                <text:p>57846.736800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858">
                <text:p>46858</text:p>
              </table:table-cell>
              <table:table-cell office:value-type="float" office:value="56792.3536429986">
                <text:p>56792.3536429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888">
                <text:p>46888</text:p>
              </table:table-cell>
              <table:table-cell office:value-type="float" office:value="55735.3345271061">
                <text:p>55735.334527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919">
                <text:p>46919</text:p>
              </table:table-cell>
              <table:table-cell office:value-type="float" office:value="54675.6728634239">
                <text:p>54675.672863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949">
                <text:p>46949</text:p>
              </table:table-cell>
              <table:table-cell office:value-type="float" office:value="53613.3620455824">
                <text:p>53613.362045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980">
                <text:p>46980</text:p>
              </table:table-cell>
              <table:table-cell office:value-type="float" office:value="52548.3954506964">
                <text:p>52548.395450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011">
                <text:p>47011</text:p>
              </table:table-cell>
              <table:table-cell office:value-type="float" office:value="51480.7664393231">
                <text:p>51480.766439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041">
                <text:p>47041</text:p>
              </table:table-cell>
              <table:table-cell office:value-type="float" office:value="50410.4683554214">
                <text:p>50410.468355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072">
                <text:p>47072</text:p>
              </table:table-cell>
              <table:table-cell office:value-type="float" office:value="49337.49452631">
                <text:p>49337.4945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102">
                <text:p>47102</text:p>
              </table:table-cell>
              <table:table-cell office:value-type="float" office:value="48261.8382626258">
                <text:p>48261.838262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133">
                <text:p>47133</text:p>
              </table:table-cell>
              <table:table-cell office:value-type="float" office:value="47183.4928582823">
                <text:p>47183.492858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164">
                <text:p>47164</text:p>
              </table:table-cell>
              <table:table-cell office:value-type="float" office:value="46102.451590428">
                <text:p>46102.45159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192">
                <text:p>47192</text:p>
              </table:table-cell>
              <table:table-cell office:value-type="float" office:value="45018.7077194041">
                <text:p>45018.707719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223">
                <text:p>47223</text:p>
              </table:table-cell>
              <table:table-cell office:value-type="float" office:value="43932.2544887026">
                <text:p>43932.254488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253">
                <text:p>47253</text:p>
              </table:table-cell>
              <table:table-cell office:value-type="float" office:value="42843.0851249244">
                <text:p>42843.0851249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284">
                <text:p>47284</text:p>
              </table:table-cell>
              <table:table-cell office:value-type="float" office:value="41751.1928377367">
                <text:p>41751.192837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314">
                <text:p>47314</text:p>
              </table:table-cell>
              <table:table-cell office:value-type="float" office:value="40656.570819831">
                <text:p>40656.57081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345">
                <text:p>47345</text:p>
              </table:table-cell>
              <table:table-cell office:value-type="float" office:value="39559.2122468806">
                <text:p>39559.212246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376">
                <text:p>47376</text:p>
              </table:table-cell>
              <table:table-cell office:value-type="float" office:value="38459.1102774978">
                <text:p>38459.110277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406">
                <text:p>47406</text:p>
              </table:table-cell>
              <table:table-cell office:value-type="float" office:value="37356.2580531915">
                <text:p>37356.2580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437">
                <text:p>47437</text:p>
              </table:table-cell>
              <table:table-cell office:value-type="float" office:value="36250.6486983245">
                <text:p>36250.648698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467">
                <text:p>47467</text:p>
              </table:table-cell>
              <table:table-cell office:value-type="float" office:value="35142.2753200703">
                <text:p>35142.275320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498">
                <text:p>47498</text:p>
              </table:table-cell>
              <table:table-cell office:value-type="float" office:value="34031.1310083705">
                <text:p>34031.13100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529">
                <text:p>47529</text:p>
              </table:table-cell>
              <table:table-cell office:value-type="float" office:value="32917.2088358914">
                <text:p>32917.208835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557">
                <text:p>47557</text:p>
              </table:table-cell>
              <table:table-cell office:value-type="float" office:value="31800.5018579812">
                <text:p>31800.501857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588">
                <text:p>47588</text:p>
              </table:table-cell>
              <table:table-cell office:value-type="float" office:value="30681.0031126261">
                <text:p>30681.003112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618">
                <text:p>47618</text:p>
              </table:table-cell>
              <table:table-cell office:value-type="float" office:value="29558.7056204077">
                <text:p>29558.7056204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649">
                <text:p>47649</text:p>
              </table:table-cell>
              <table:table-cell office:value-type="float" office:value="28433.6023844587">
                <text:p>28433.602384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679">
                <text:p>47679</text:p>
              </table:table-cell>
              <table:table-cell office:value-type="float" office:value="27305.6863904198">
                <text:p>27305.686390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710">
                <text:p>47710</text:p>
              </table:table-cell>
              <table:table-cell office:value-type="float" office:value="26174.9506063959">
                <text:p>26174.950606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741">
                <text:p>47741</text:p>
              </table:table-cell>
              <table:table-cell office:value-type="float" office:value="25041.3879829119">
                <text:p>25041.387982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771">
                <text:p>47771</text:p>
              </table:table-cell>
              <table:table-cell office:value-type="float" office:value="23904.9914528692">
                <text:p>23904.991452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802">
                <text:p>47802</text:p>
              </table:table-cell>
              <table:table-cell office:value-type="float" office:value="22765.7539315013">
                <text:p>22765.753931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832">
                <text:p>47832</text:p>
              </table:table-cell>
              <table:table-cell office:value-type="float" office:value="21623.6683163301">
                <text:p>21623.6683163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863">
                <text:p>47863</text:p>
              </table:table-cell>
              <table:table-cell office:value-type="float" office:value="20478.7274871209">
                <text:p>20478.727487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894">
                <text:p>47894</text:p>
              </table:table-cell>
              <table:table-cell office:value-type="float" office:value="19330.9243058387">
                <text:p>19330.924305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922">
                <text:p>47922</text:p>
              </table:table-cell>
              <table:table-cell office:value-type="float" office:value="18180.2516166033">
                <text:p>18180.251616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953">
                <text:p>47953</text:p>
              </table:table-cell>
              <table:table-cell office:value-type="float" office:value="17026.7022456448">
                <text:p>17026.702245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983">
                <text:p>47983</text:p>
              </table:table-cell>
              <table:table-cell office:value-type="float" office:value="15870.2690012589">
                <text:p>15870.269001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014">
                <text:p>48014</text:p>
              </table:table-cell>
              <table:table-cell office:value-type="float" office:value="14710.9446737621">
                <text:p>14710.944673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044">
                <text:p>48044</text:p>
              </table:table-cell>
              <table:table-cell office:value-type="float" office:value="13548.7220354465">
                <text:p>13548.722035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075">
                <text:p>48075</text:p>
              </table:table-cell>
              <table:table-cell office:value-type="float" office:value="12383.5938405351">
                <text:p>12383.5938405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106">
                <text:p>48106</text:p>
              </table:table-cell>
              <table:table-cell office:value-type="float" office:value="11215.5528251365">
                <text:p>11215.552825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136">
                <text:p>48136</text:p>
              </table:table-cell>
              <table:table-cell office:value-type="float" office:value="10044.5917071993">
                <text:p>10044.591707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8167">
                <text:p>48167</text:p>
              </table:table-cell>
              <table:table-cell office:value-type="float" office:value="8870.70318646729">
                <text:p>8870.70318646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197">
                <text:p>48197</text:p>
              </table:table-cell>
              <table:table-cell office:value-type="float" office:value="7693.87994443346">
                <text:p>7693.8799444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228">
                <text:p>48228</text:p>
              </table:table-cell>
              <table:table-cell office:value-type="float" office:value="6514.11464429454">
                <text:p>6514.1146442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8259">
                <text:p>48259</text:p>
              </table:table-cell>
              <table:table-cell office:value-type="float" office:value="5331.39993090528">
                <text:p>5331.39993090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288">
                <text:p>48288</text:p>
              </table:table-cell>
              <table:table-cell office:value-type="float" office:value="4145.72843073254">
                <text:p>4145.72843073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319">
                <text:p>48319</text:p>
              </table:table-cell>
              <table:table-cell office:value-type="float" office:value="2957.09275180937">
                <text:p>2957.0927518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349">
                <text:p>48349</text:p>
              </table:table-cell>
              <table:table-cell office:value-type="float" office:value="1765.4854836889">
                <text:p>1765.485483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380">
                <text:p>48380</text:p>
              </table:table-cell>
              <table:table-cell office:value-type="float" office:value="570.89919739812">
                <text:p>570.8991973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410">
                <text:p>484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441">
                <text:p>484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472">
                <text:p>484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502">
                <text:p>485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533">
                <text:p>485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563">
                <text:p>485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594">
                <text:p>485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625">
                <text:p>48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653">
                <text:p>486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684">
                <text:p>486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714">
                <text:p>487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745">
                <text:p>487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775">
                <text:p>487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806">
                <text:p>488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837">
                <text:p>488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8867">
                <text:p>488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8898">
                <text:p>48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928">
                <text:p>489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959">
                <text:p>489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990">
                <text:p>489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018">
                <text:p>490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049">
                <text:p>490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079">
                <text:p>490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110">
                <text:p>49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140">
                <text:p>49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171">
                <text:p>49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202">
                <text:p>492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232">
                <text:p>492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263">
                <text:p>492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293">
                <text:p>492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324">
                <text:p>493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355">
                <text:p>493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383">
                <text:p>493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414">
                <text:p>494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444">
                <text:p>494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475">
                <text:p>494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505">
                <text:p>495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536">
                <text:p>495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567">
                <text:p>495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597">
                <text:p>495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628">
                <text:p>496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658">
                <text:p>496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689">
                <text:p>496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720">
                <text:p>497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749">
                <text:p>497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780">
                <text:p>497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810">
                <text:p>498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41">
                <text:p>498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871">
                <text:p>498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902">
                <text:p>49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933">
                <text:p>499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963">
                <text:p>499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994">
                <text:p>499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024">
                <text:p>500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055">
                <text:p>500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086">
                <text:p>500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114">
                <text:p>50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145">
                <text:p>501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175">
                <text:p>50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206">
                <text:p>502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236">
                <text:p>502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267">
                <text:p>502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298">
                <text:p>502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328">
                <text:p>503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359">
                <text:p>503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389">
                <text:p>503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420">
                <text:p>504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451">
                <text:p>504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479">
                <text:p>504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510">
                <text:p>505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540">
                <text:p>505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571">
                <text:p>505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601">
                <text:p>506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632">
                <text:p>506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663">
                <text:p>506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693">
                <text:p>506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724">
                <text:p>507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754">
                <text:p>507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785">
                <text:p>507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816">
                <text:p>508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844">
                <text:p>508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875">
                <text:p>50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905">
                <text:p>50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936">
                <text:p>509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966">
                <text:p>509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997">
                <text:p>509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028">
                <text:p>510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1058">
                <text:p>510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1089">
                <text:p>510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1119">
                <text:p>51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150">
                <text:p>51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181">
                <text:p>511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210">
                <text:p>51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241">
                <text:p>512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271">
                <text:p>512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1302">
                <text:p>513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332">
                <text:p>513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363">
                <text:p>513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1394">
                <text:p>513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1424">
                <text:p>514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1455">
                <text:p>514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485">
                <text:p>514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516">
                <text:p>515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547">
                <text:p>515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575">
                <text:p>515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606">
                <text:p>516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636">
                <text:p>516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667">
                <text:p>51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697">
                <text:p>516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728">
                <text:p>517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759">
                <text:p>517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789">
                <text:p>517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820">
                <text:p>518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50">
                <text:p>518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881">
                <text:p>518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1912">
                <text:p>519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1940">
                <text:p>519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1971">
                <text:p>519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001">
                <text:p>52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032">
                <text:p>520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062">
                <text:p>520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093">
                <text:p>520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124">
                <text:p>52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2154">
                <text:p>521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2185">
                <text:p>52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2215">
                <text:p>52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2246">
                <text:p>522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277">
                <text:p>522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305">
                <text:p>523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336">
                <text:p>523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366">
                <text:p>523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397">
                <text:p>523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427">
                <text:p>524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2458">
                <text:p>524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489">
                <text:p>524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519">
                <text:p>525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2550">
                <text:p>525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2580">
                <text:p>525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611">
                <text:p>526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642">
                <text:p>526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2671">
                <text:p>526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2702">
                <text:p>527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2732">
                <text:p>527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2763">
                <text:p>527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793">
                <text:p>527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824">
                <text:p>528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2855">
                <text:p>528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885">
                <text:p>528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916">
                <text:p>529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946">
                <text:p>529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977">
                <text:p>529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008">
                <text:p>530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036">
                <text:p>530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3067">
                <text:p>530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097">
                <text:p>530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3128">
                <text:p>531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3158">
                <text:p>53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3189">
                <text:p>531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3220">
                <text:p>532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3250">
                <text:p>532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3281">
                <text:p>532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311">
                <text:p>533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3342">
                <text:p>533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3373">
                <text:p>533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3401">
                <text:p>534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3432">
                <text:p>534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462">
                <text:p>534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493">
                <text:p>534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523">
                <text:p>535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554">
                <text:p>535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585">
                <text:p>535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615">
                <text:p>53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646">
                <text:p>536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676">
                <text:p>536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707">
                <text:p>537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738">
                <text:p>537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766">
                <text:p>537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797">
                <text:p>537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827">
                <text:p>538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3858">
                <text:p>538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3888">
                <text:p>538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3919">
                <text:p>539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3950">
                <text:p>539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3980">
                <text:p>539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4011">
                <text:p>540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4041">
                <text:p>540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4072">
                <text:p>540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4103">
                <text:p>541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4132">
                <text:p>541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163">
                <text:p>541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4193">
                <text:p>541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4224">
                <text:p>542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254">
                <text:p>542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285">
                <text:p>542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316">
                <text:p>543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346">
                <text:p>543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377">
                <text:p>543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407">
                <text:p>544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4438">
                <text:p>544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4469">
                <text:p>544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4497">
                <text:p>544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4528">
                <text:p>545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4558">
                <text:p>545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4589">
                <text:p>545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4619">
                <text:p>546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4650">
                <text:p>546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4681">
                <text:p>546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4711">
                <text:p>547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4742">
                <text:p>547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4772">
                <text:p>547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4803">
                <text:p>548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4834">
                <text:p>548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4862">
                <text:p>548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4893">
                <text:p>548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4923">
                <text:p>549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843cm" svg:height="7.441cm" xlink:href=".." xlink:type="simple" chart:class="chart:scatter" chart:style-name="ch1">
        <chart:legend chart:legend-position="bottom" svg:x="8.305cm" svg:y="6.632cm" style:legend-expansion="wide" chart:style-name="ch2"/>
        <chart:plot-area chart:style-name="ch3" table:cell-range-address="loans.D2:loans.D21 loans.G1:loans.G21 loans.J1:loans.J21 loans.L1:loans.L21 loans.N1:loans.N21 loans.A47:loans.A47 loans.B48:loans.B49" chart:data-source-has-labels="both" svg:x="1.026cm" svg:y="0.727cm" svg:width="26.665cm" svg:height="5.337cm">
          <chartooo:coordinate-region svg:x="2.203cm" svg:y="0.939cm" svg:width="24.825cm" svg:height="4.452cm"/>
          <chart:axis chart:dimension="x" chart:name="primary-x" chart:style-name="ch4" chartooo:axis-type="auto">
            <chart:categories table:cell-range-address="loans.D2:loans.D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ans.G2:loans.G21" chart:label-cell-address="loans.G1:loans.G1" chart:class="chart:scatter">
            <chart:domain table:cell-range-address="loans.D2:loans.D21"/>
            <chart:data-point chart:repeated="20"/>
          </chart:series>
          <chart:series chart:style-name="ch8" chart:values-cell-range-address="loans.J2:loans.J21" chart:label-cell-address="loans.J1:loans.J1" chart:class="chart:scatter">
            <chart:data-point chart:repeated="20"/>
          </chart:series>
          <chart:series chart:style-name="ch9" chart:values-cell-range-address="loans.L2:loans.L21" chart:label-cell-address="loans.L1:loans.L1" chart:class="chart:scatter">
            <chart:data-point chart:repeated="20"/>
          </chart:series>
          <chart:series chart:style-name="ch10" chart:values-cell-range-address="loans.N2:loans.N21" chart:label-cell-address="loans.N1:loans.N1" chart:class="chart:scatter">
            <chart:data-point chart:repeated="20"/>
          </chart:series>
          <chart:series chart:style-name="ch11" chart:values-cell-range-address="loans.B48:loans.B49" chart:label-cell-address="loans.A47:loans.A47" chart:class="chart:scatter">
            <chart:domain table:cell-range-address="loans.A48:loans.A49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tu bal</text:p>
                <draw:g>
                  <svg:desc>loans.G1:loans.G1</svg:desc>
                </draw:g>
              </table:table-cell>
              <table:table-cell office:value-type="string">
                <text:p>auto bal</text:p>
                <draw:g>
                  <svg:desc>loans.J1:loans.J1</svg:desc>
                </draw:g>
              </table:table-cell>
              <table:table-cell office:value-type="string">
                <text:p>stud actual</text:p>
                <draw:g>
                  <svg:desc>loans.L1:loans.L1</svg:desc>
                </draw:g>
              </table:table-cell>
              <table:table-cell office:value-type="string">
                <text:p>auto actual</text:p>
                <draw:g>
                  <svg:desc>loans.N1:loans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oday</text:p>
                <draw:g>
                  <svg:desc>loans.A47:loans.A47</svg:desc>
                </draw:g>
              </table:table-cell>
            </table:table-row>
          </table:table-header-rows>
          <table:table-rows>
            <table:table-row>
              <table:table-cell office:value-type="float" office:value="43998">
                <text:p>44000</text:p>
                <draw:g>
                  <svg:desc>loans.D2:loans.D21</svg:desc>
                </draw:g>
              </table:table-cell>
              <table:table-cell office:value-type="float" office:value="43998">
                <text:p>43998</text:p>
                <draw:g>
                  <svg:desc>loans.D2:loans.D21</svg:desc>
                </draw:g>
              </table:table-cell>
              <table:table-cell office:value-type="float" office:value="10000">
                <text:p>10000</text:p>
                <draw:g>
                  <svg:desc>loans.G2:loans.G21</svg:desc>
                </draw:g>
              </table:table-cell>
              <table:table-cell office:value-type="float" office:value="12000">
                <text:p>12000</text:p>
                <draw:g>
                  <svg:desc>loans.J2:loans.J21</svg:desc>
                </draw:g>
              </table:table-cell>
              <table:table-cell office:value-type="float" office:value="10000">
                <text:p>10000</text:p>
                <draw:g>
                  <svg:desc>loans.L2:loans.L21</svg:desc>
                </draw:g>
              </table:table-cell>
              <table:table-cell office:value-type="float" office:value="12000">
                <text:p>12000</text:p>
                <draw:g>
                  <svg:desc>loans.N2:loans.N21</svg:desc>
                </draw:g>
              </table:table-cell>
              <table:table-cell office:value-type="float" office:value="43998">
                <text:p>43998</text:p>
                <draw:g>
                  <svg:desc>loans.A48:loans.A49</svg:desc>
                </draw:g>
              </table:table-cell>
              <table:table-cell office:value-type="float" office:value="-0">
                <text:p>-0</text:p>
                <draw:g>
                  <svg:desc>loans.B48:loans.B49</svg:desc>
                </draw:g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4028">
                <text:p>44028</text:p>
              </table:table-cell>
              <table:table-cell office:value-type="float" office:value="10000">
                <text:p>10000</text:p>
              </table:table-cell>
              <table:table-cell office:value-type="float" office:value="10791.37">
                <text:p>10791.37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43998">
                <text:p>43998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44059">
                <text:p>44059</text:p>
              </table:table-cell>
              <table:table-cell office:value-type="float" office:value="10000">
                <text:p>10000</text:p>
              </table:table-cell>
              <table:table-cell office:value-type="float" office:value="9576.79">
                <text:p>9576.79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4090">
                <text:p>44090</text:p>
              </table:table-cell>
              <table:table-cell office:value-type="float" office:value="10000">
                <text:p>10000</text:p>
              </table:table-cell>
              <table:table-cell office:value-type="float" office:value="8356.63">
                <text:p>8356.63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4120">
                <text:p>44120</text:p>
              </table:table-cell>
              <table:table-cell office:value-type="float" office:value="8750">
                <text:p>8750</text:p>
              </table:table-cell>
              <table:table-cell office:value-type="float" office:value="8381.27">
                <text:p>8381.27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44151">
                <text:p>44151</text:p>
              </table:table-cell>
              <table:table-cell office:value-type="float" office:value="7532.5">
                <text:p>7532.5</text:p>
              </table:table-cell>
              <table:table-cell office:value-type="float" office:value="8404.58">
                <text:p>8404.58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44181">
                <text:p>44181</text:p>
              </table:table-cell>
              <table:table-cell office:value-type="float" office:value="6310.3">
                <text:p>6310.3</text:p>
              </table:table-cell>
              <table:table-cell office:value-type="float" office:value="8426.53">
                <text:p>8426.53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212">
                <text:p>44212</text:p>
              </table:table-cell>
              <table:table-cell office:value-type="float" office:value="5083.43">
                <text:p>5083.43</text:p>
              </table:table-cell>
              <table:table-cell office:value-type="float" office:value="8447.12">
                <text:p>8447.12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44243">
                <text:p>44243</text:p>
              </table:table-cell>
              <table:table-cell office:value-type="float" office:value="3851.94">
                <text:p>3851.94</text:p>
              </table:table-cell>
              <table:table-cell office:value-type="float" office:value="8466.32">
                <text:p>8466.32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44271">
                <text:p>44271</text:p>
              </table:table-cell>
              <table:table-cell office:value-type="float" office:value="2615.87">
                <text:p>2615.87</text:p>
              </table:table-cell>
              <table:table-cell office:value-type="float" office:value="8484.12">
                <text:p>8484.12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44302">
                <text:p>44302</text:p>
              </table:table-cell>
              <table:table-cell office:value-type="float" office:value="1375.26">
                <text:p>1375.26</text:p>
              </table:table-cell>
              <table:table-cell office:value-type="float" office:value="8500.5">
                <text:p>8500.5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2">
                <text:p>44330</text:p>
              </table:table-cell>
              <table:table-cell office:value-type="float" office:value="44332">
                <text:p>44332</text:p>
              </table:table-cell>
              <table:table-cell office:value-type="float" office:value="130.16">
                <text:p>130.16</text:p>
              </table:table-cell>
              <table:table-cell office:value-type="float" office:value="8515.45">
                <text:p>8515.45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3">
                <text:p>44360</text:p>
              </table:table-cell>
              <table:table-cell office:value-type="float" office:value="44363">
                <text:p>44363</text:p>
              </table:table-cell>
              <table:table-cell office:value-type="float" office:value="-0">
                <text:p>-0</text:p>
              </table:table-cell>
              <table:table-cell office:value-type="float" office:value="7409.58">
                <text:p>7409.58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3">
                <text:p>44390</text:p>
              </table:table-cell>
              <table:table-cell office:value-type="float" office:value="44393">
                <text:p>44393</text:p>
              </table:table-cell>
              <table:table-cell office:value-type="float" office:value="0">
                <text:p>0</text:p>
              </table:table-cell>
              <table:table-cell office:value-type="float" office:value="6170.05">
                <text:p>6170.05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4">
                <text:p>44420</text:p>
              </table:table-cell>
              <table:table-cell office:value-type="float" office:value="44424">
                <text:p>44424</text:p>
              </table:table-cell>
              <table:table-cell office:value-type="float" office:value="0">
                <text:p>0</text:p>
              </table:table-cell>
              <table:table-cell office:value-type="float" office:value="4927.69">
                <text:p>4927.69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55">
                <text:p>44460</text:p>
              </table:table-cell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682.93">
                <text:p>3682.93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5">
                <text:p>44490</text:p>
              </table:table-cell>
              <table:table-cell office:value-type="float" office:value="44485">
                <text:p>44485</text:p>
              </table:table-cell>
              <table:table-cell office:value-type="float" office:value="0">
                <text:p>0</text:p>
              </table:table-cell>
              <table:table-cell office:value-type="float" office:value="2436.2">
                <text:p>2436.2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16">
                <text:p>44520</text:p>
              </table:table-cell>
              <table:table-cell office:value-type="float" office:value="44516">
                <text:p>44516</text:p>
              </table:table-cell>
              <table:table-cell office:value-type="float" office:value="0">
                <text:p>0</text:p>
              </table:table-cell>
              <table:table-cell office:value-type="float" office:value="1187.94">
                <text:p>1187.94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46">
                <text:p>44550</text:p>
              </table:table-cell>
              <table:table-cell office:value-type="float" office:value="44546">
                <text:p>44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77">
                <text:p>44580</text:p>
              </table:table-cell>
              <table:table-cell office:value-type="float" office:value="44577">
                <text:p>44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12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0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6cm" svg:height="8.443cm" xlink:href=".." xlink:type="simple" chart:class="chart:scatter" chart:style-name="ch1">
        <chart:legend chart:legend-position="bottom" svg:x="3.571cm" svg:y="7.634cm" style:legend-expansion="wide" chart:style-name="ch2"/>
        <chart:plot-area chart:style-name="ch3" table:cell-range-address="mortgage.H2:mortgage.H361 mortgage.A50:mortgage.B51 mortgage.A49:mortgage.A49 mortgage.N1:mortgage.O361" chart:data-source-has-labels="both" svg:x="-0.003cm" svg:y="0.785cm" svg:width="15.351cm" svg:height="6.337cm">
          <chartooo:coordinate-region svg:x="1.095cm" svg:y="0.998cm" svg:width="13.973cm" svg:height="5.913cm"/>
          <chart:axis chart:dimension="x" chart:name="primary-x" chart:style-name="ch4" chartooo:axis-type="auto">
            <chart:categories table:cell-range-address="mortgage.H2:mortgage.H3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rtgage.A51:mortgage.B51" chart:label-cell-address="mortgage.A49:mortgage.A49" chart:class="chart:scatter">
            <chart:domain table:cell-range-address="mortgage.A50:mortgage.B50"/>
            <chart:data-point chart:repeated="2"/>
          </chart:series>
          <chart:series chart:style-name="ch8" chart:values-cell-range-address="mortgage.N2:mortgage.N361" chart:label-cell-address="mortgage.N1:mortgage.N1" chart:class="chart:scatter">
            <chart:domain table:cell-range-address="mortgage.H2:mortgage.H361"/>
            <chart:data-point chart:repeated="360"/>
          </chart:series>
          <chart:series chart:style-name="ch9" chart:values-cell-range-address="mortgage.O2:mortgage.O361" chart:label-cell-address="mortgage.O1:mortgage.O1" chart:class="chart:scatter">
            <chart:domain table:cell-range-address="mortgage.H2:mortgage.H361"/>
            <chart:data-point chart:repeated="3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50</text:p>
              </table:table-cell>
              <table:table-cell office:value-type="string">
                <text:p>Current Month</text:p>
                <draw:g>
                  <svg:desc>mortgage.A49:mortgage.A4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Int Pmt</text:p>
                <draw:g>
                  <svg:desc>mortgage.N1:mortgage.N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Princ Pmt</text:p>
                <draw:g>
                  <svg:desc>mortgage.O1:mortgage.O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ortgage.H2:mortgage.H361</svg:desc>
                </draw:g>
              </table:table-cell>
              <table:table-cell office:value-type="float" office:value="1">
                <text:p>1</text:p>
                <draw:g>
                  <svg:desc>mortgage.A50:mortgage.B50</svg:desc>
                </draw:g>
              </table:table-cell>
              <table:table-cell office:value-type="float" office:value="-1194.58628629078">
                <text:p>-1194.58628629078</text:p>
                <draw:g>
                  <svg:desc>mortgage.A51:mortgage.B51</svg:desc>
                </draw:g>
              </table:table-cell>
              <table:table-cell office:value-type="float" office:value="1">
                <text:p>1</text:p>
                <draw:g>
                  <svg:desc>mortgage.H2:mortgage.H361</svg:desc>
                </draw:g>
              </table:table-cell>
              <table:table-cell office:value-type="float" office:value="-356.25">
                <text:p>-356.25</text:p>
                <draw:g>
                  <svg:desc>mortgage.N2:mortgage.N361</svg:desc>
                </draw:g>
              </table:table-cell>
              <table:table-cell office:value-type="float" office:value="1">
                <text:p>1</text:p>
                <draw:g>
                  <svg:desc>mortgage.H2:mortgage.H361</svg:desc>
                </draw:g>
              </table:table-cell>
              <table:table-cell office:value-type="float" office:value="-658">
                <text:p>-658</text:p>
                <draw:g>
                  <svg:desc>mortgage.O2:mortgage.O36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2">
                <text:p>2</text:p>
              </table:table-cell>
              <table:table-cell office:value-type="float" office:value="-354.605">
                <text:p>-354.605</text:p>
              </table:table-cell>
              <table:table-cell office:value-type="float" office:value="2">
                <text:p>2</text:p>
              </table:table-cell>
              <table:table-cell office:value-type="float" office:value="-659.645">
                <text:p>-659.6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352.9558875">
                <text:p>-352.9558875</text:p>
              </table:table-cell>
              <table:table-cell office:value-type="float" office:value="3">
                <text:p>3</text:p>
              </table:table-cell>
              <table:table-cell office:value-type="float" office:value="-661.2941125">
                <text:p>-661.2941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351.30265221875">
                <text:p>-351.30265221875</text:p>
              </table:table-cell>
              <table:table-cell office:value-type="float" office:value="4">
                <text:p>4</text:p>
              </table:table-cell>
              <table:table-cell office:value-type="float" office:value="-662.94734778125">
                <text:p>-662.947347781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349.645283849297">
                <text:p>-349.645283849297</text:p>
              </table:table-cell>
              <table:table-cell office:value-type="float" office:value="5">
                <text:p>5</text:p>
              </table:table-cell>
              <table:table-cell office:value-type="float" office:value="-664.604716150703">
                <text:p>-664.6047161507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347.98377205892">
                <text:p>-347.98377205892</text:p>
              </table:table-cell>
              <table:table-cell office:value-type="float" office:value="6">
                <text:p>6</text:p>
              </table:table-cell>
              <table:table-cell office:value-type="float" office:value="-666.26622794108">
                <text:p>-666.266227941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346.318106489067">
                <text:p>-346.318106489067</text:p>
              </table:table-cell>
              <table:table-cell office:value-type="float" office:value="7">
                <text:p>7</text:p>
              </table:table-cell>
              <table:table-cell office:value-type="float" office:value="-667.931893510933">
                <text:p>-667.9318935109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344.64827675529">
                <text:p>-344.64827675529</text:p>
              </table:table-cell>
              <table:table-cell office:value-type="float" office:value="8">
                <text:p>8</text:p>
              </table:table-cell>
              <table:table-cell office:value-type="float" office:value="-669.60172324471">
                <text:p>-669.6017232447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342.974272447178">
                <text:p>-342.974272447178</text:p>
              </table:table-cell>
              <table:table-cell office:value-type="float" office:value="9">
                <text:p>9</text:p>
              </table:table-cell>
              <table:table-cell office:value-type="float" office:value="-671.275727552822">
                <text:p>-671.2757275528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341.296083128296">
                <text:p>-341.296083128296</text:p>
              </table:table-cell>
              <table:table-cell office:value-type="float" office:value="10">
                <text:p>10</text:p>
              </table:table-cell>
              <table:table-cell office:value-type="float" office:value="-672.953916871704">
                <text:p>-672.9539168717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339.613698336117">
                <text:p>-339.613698336117</text:p>
              </table:table-cell>
              <table:table-cell office:value-type="float" office:value="11">
                <text:p>11</text:p>
              </table:table-cell>
              <table:table-cell office:value-type="float" office:value="-674.636301663883">
                <text:p>-674.63630166388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-337.927107581957">
                <text:p>-337.927107581957</text:p>
              </table:table-cell>
              <table:table-cell office:value-type="float" office:value="12">
                <text:p>12</text:p>
              </table:table-cell>
              <table:table-cell office:value-type="float" office:value="-676.322892418043">
                <text:p>-676.3228924180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-336.236300350912">
                <text:p>-336.236300350912</text:p>
              </table:table-cell>
              <table:table-cell office:value-type="float" office:value="13">
                <text:p>13</text:p>
              </table:table-cell>
              <table:table-cell office:value-type="float" office:value="-678.013699649088">
                <text:p>-678.0136996490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-334.54126610179">
                <text:p>-334.54126610179</text:p>
              </table:table-cell>
              <table:table-cell office:value-type="float" office:value="14">
                <text:p>14</text:p>
              </table:table-cell>
              <table:table-cell office:value-type="float" office:value="-679.708733898211">
                <text:p>-679.7087338982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-332.841994267044">
                <text:p>-332.841994267044</text:p>
              </table:table-cell>
              <table:table-cell office:value-type="float" office:value="15">
                <text:p>15</text:p>
              </table:table-cell>
              <table:table-cell office:value-type="float" office:value="-681.408005732956">
                <text:p>-681.4080057329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-331.138474252712">
                <text:p>-331.138474252712</text:p>
              </table:table-cell>
              <table:table-cell office:value-type="float" office:value="16">
                <text:p>16</text:p>
              </table:table-cell>
              <table:table-cell office:value-type="float" office:value="-683.111525747288">
                <text:p>-683.1115257472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-329.430695438343">
                <text:p>-329.430695438343</text:p>
              </table:table-cell>
              <table:table-cell office:value-type="float" office:value="17">
                <text:p>17</text:p>
              </table:table-cell>
              <table:table-cell office:value-type="float" office:value="-834.819304561657">
                <text:p>-834.81930456165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-327.343647176939">
                <text:p>-327.343647176939</text:p>
              </table:table-cell>
              <table:table-cell office:value-type="float" office:value="18">
                <text:p>18</text:p>
              </table:table-cell>
              <table:table-cell office:value-type="float" office:value="-836.906352823061">
                <text:p>-836.90635282306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-325.251381294882">
                <text:p>-325.251381294882</text:p>
              </table:table-cell>
              <table:table-cell office:value-type="float" office:value="19">
                <text:p>19</text:p>
              </table:table-cell>
              <table:table-cell office:value-type="float" office:value="-838.998618705118">
                <text:p>-838.9986187051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-323.153884748119">
                <text:p>-323.153884748119</text:p>
              </table:table-cell>
              <table:table-cell office:value-type="float" office:value="20">
                <text:p>20</text:p>
              </table:table-cell>
              <table:table-cell office:value-type="float" office:value="-841.096115251881">
                <text:p>-841.09611525188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-321.051144459989">
                <text:p>-321.051144459989</text:p>
              </table:table-cell>
              <table:table-cell office:value-type="float" office:value="21">
                <text:p>21</text:p>
              </table:table-cell>
              <table:table-cell office:value-type="float" office:value="-843.198855540011">
                <text:p>-843.19885554001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-318.943147321139">
                <text:p>-318.943147321139</text:p>
              </table:table-cell>
              <table:table-cell office:value-type="float" office:value="22">
                <text:p>22</text:p>
              </table:table-cell>
              <table:table-cell office:value-type="float" office:value="-845.306852678861">
                <text:p>-845.30685267886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-316.829880189442">
                <text:p>-316.829880189442</text:p>
              </table:table-cell>
              <table:table-cell office:value-type="float" office:value="23">
                <text:p>23</text:p>
              </table:table-cell>
              <table:table-cell office:value-type="float" office:value="-847.420119810558">
                <text:p>-847.42011981055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-314.711329889916">
                <text:p>-314.711329889916</text:p>
              </table:table-cell>
              <table:table-cell office:value-type="float" office:value="24">
                <text:p>24</text:p>
              </table:table-cell>
              <table:table-cell office:value-type="float" office:value="-849.538670110085">
                <text:p>-849.53867011008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-312.58748321464">
                <text:p>-312.58748321464</text:p>
              </table:table-cell>
              <table:table-cell office:value-type="float" office:value="25">
                <text:p>25</text:p>
              </table:table-cell>
              <table:table-cell office:value-type="float" office:value="-851.66251678536">
                <text:p>-851.662516785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-310.458326922677">
                <text:p>-310.458326922677</text:p>
              </table:table-cell>
              <table:table-cell office:value-type="float" office:value="26">
                <text:p>26</text:p>
              </table:table-cell>
              <table:table-cell office:value-type="float" office:value="-853.791673077323">
                <text:p>-853.79167307732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-308.323847739984">
                <text:p>-308.323847739984</text:p>
              </table:table-cell>
              <table:table-cell office:value-type="float" office:value="27">
                <text:p>27</text:p>
              </table:table-cell>
              <table:table-cell office:value-type="float" office:value="-855.926152260016">
                <text:p>-855.92615226001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-306.184032359334">
                <text:p>-306.184032359334</text:p>
              </table:table-cell>
              <table:table-cell office:value-type="float" office:value="28">
                <text:p>28</text:p>
              </table:table-cell>
              <table:table-cell office:value-type="float" office:value="-858.065967640667">
                <text:p>-858.0659676406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-304.038867440232">
                <text:p>-304.038867440232</text:p>
              </table:table-cell>
              <table:table-cell office:value-type="float" office:value="29">
                <text:p>29</text:p>
              </table:table-cell>
              <table:table-cell office:value-type="float" office:value="-860.211132559768">
                <text:p>-860.2111325597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-301.888339608832">
                <text:p>-301.888339608832</text:p>
              </table:table-cell>
              <table:table-cell office:value-type="float" office:value="30">
                <text:p>30</text:p>
              </table:table-cell>
              <table:table-cell office:value-type="float" office:value="-862.361660391168">
                <text:p>-862.36166039116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-299.732435457855">
                <text:p>-299.732435457855</text:p>
              </table:table-cell>
              <table:table-cell office:value-type="float" office:value="31">
                <text:p>31</text:p>
              </table:table-cell>
              <table:table-cell office:value-type="float" office:value="-864.517564542146">
                <text:p>-864.5175645421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-297.571141546499">
                <text:p>-297.571141546499</text:p>
              </table:table-cell>
              <table:table-cell office:value-type="float" office:value="32">
                <text:p>32</text:p>
              </table:table-cell>
              <table:table-cell office:value-type="float" office:value="-866.678858453501">
                <text:p>-866.67885845350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-295.404444400365">
                <text:p>-295.404444400365</text:p>
              </table:table-cell>
              <table:table-cell office:value-type="float" office:value="33">
                <text:p>33</text:p>
              </table:table-cell>
              <table:table-cell office:value-type="float" office:value="-868.845555599635">
                <text:p>-868.84555559963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-293.232330511366">
                <text:p>-293.232330511366</text:p>
              </table:table-cell>
              <table:table-cell office:value-type="float" office:value="34">
                <text:p>34</text:p>
              </table:table-cell>
              <table:table-cell office:value-type="float" office:value="-871.017669488634">
                <text:p>-871.0176694886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-291.054786337645">
                <text:p>-291.054786337645</text:p>
              </table:table-cell>
              <table:table-cell office:value-type="float" office:value="35">
                <text:p>35</text:p>
              </table:table-cell>
              <table:table-cell office:value-type="float" office:value="-873.195213662355">
                <text:p>-873.19521366235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-288.871798303489">
                <text:p>-288.871798303489</text:p>
              </table:table-cell>
              <table:table-cell office:value-type="float" office:value="36">
                <text:p>36</text:p>
              </table:table-cell>
              <table:table-cell office:value-type="float" office:value="-875.378201696511">
                <text:p>-875.37820169651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-286.683352799248">
                <text:p>-286.683352799248</text:p>
              </table:table-cell>
              <table:table-cell office:value-type="float" office:value="37">
                <text:p>37</text:p>
              </table:table-cell>
              <table:table-cell office:value-type="float" office:value="-877.566647200752">
                <text:p>-877.5666472007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-284.489436181246">
                <text:p>-284.489436181246</text:p>
              </table:table-cell>
              <table:table-cell office:value-type="float" office:value="38">
                <text:p>38</text:p>
              </table:table-cell>
              <table:table-cell office:value-type="float" office:value="-914.510563818754">
                <text:p>-914.51056381875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-282.203159771699">
                <text:p>-282.203159771699</text:p>
              </table:table-cell>
              <table:table-cell office:value-type="float" office:value="39">
                <text:p>39</text:p>
              </table:table-cell>
              <table:table-cell office:value-type="float" office:value="-916.796840228301">
                <text:p>-916.7968402283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-279.911167671128">
                <text:p>-279.911167671128</text:p>
              </table:table-cell>
              <table:table-cell office:value-type="float" office:value="40">
                <text:p>40</text:p>
              </table:table-cell>
              <table:table-cell office:value-type="float" office:value="-919.088832328872">
                <text:p>-919.08883232887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-277.613445590306">
                <text:p>-277.613445590306</text:p>
              </table:table-cell>
              <table:table-cell office:value-type="float" office:value="41">
                <text:p>41</text:p>
              </table:table-cell>
              <table:table-cell office:value-type="float" office:value="-921.386554409694">
                <text:p>-921.38655440969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-275.309979204282">
                <text:p>-275.309979204282</text:p>
              </table:table-cell>
              <table:table-cell office:value-type="float" office:value="42">
                <text:p>42</text:p>
              </table:table-cell>
              <table:table-cell office:value-type="float" office:value="-923.690020795718">
                <text:p>-923.6900207957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-273.000754152292">
                <text:p>-273.000754152292</text:p>
              </table:table-cell>
              <table:table-cell office:value-type="float" office:value="43">
                <text:p>43</text:p>
              </table:table-cell>
              <table:table-cell office:value-type="float" office:value="-925.999245847708">
                <text:p>-925.99924584770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-270.685756037673">
                <text:p>-270.685756037673</text:p>
              </table:table-cell>
              <table:table-cell office:value-type="float" office:value="44">
                <text:p>44</text:p>
              </table:table-cell>
              <table:table-cell office:value-type="float" office:value="-928.314243962327">
                <text:p>-928.31424396232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-268.364970427767">
                <text:p>-268.364970427767</text:p>
              </table:table-cell>
              <table:table-cell office:value-type="float" office:value="45">
                <text:p>45</text:p>
              </table:table-cell>
              <table:table-cell office:value-type="float" office:value="-930.635029572233">
                <text:p>-930.63502957223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-266.038382853837">
                <text:p>-266.038382853837</text:p>
              </table:table-cell>
              <table:table-cell office:value-type="float" office:value="46">
                <text:p>46</text:p>
              </table:table-cell>
              <table:table-cell office:value-type="float" office:value="-932.961617146163">
                <text:p>-932.96161714616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-263.705978810971">
                <text:p>-263.705978810971</text:p>
              </table:table-cell>
              <table:table-cell office:value-type="float" office:value="47">
                <text:p>47</text:p>
              </table:table-cell>
              <table:table-cell office:value-type="float" office:value="-935.294021189029">
                <text:p>-935.29402118902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-261.367743757999">
                <text:p>-261.367743757999</text:p>
              </table:table-cell>
              <table:table-cell office:value-type="float" office:value="48">
                <text:p>48</text:p>
              </table:table-cell>
              <table:table-cell office:value-type="float" office:value="-937.632256242001">
                <text:p>-937.63225624200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-259.023663117394">
                <text:p>-259.023663117394</text:p>
              </table:table-cell>
              <table:table-cell office:value-type="float" office:value="49">
                <text:p>49</text:p>
              </table:table-cell>
              <table:table-cell office:value-type="float" office:value="-939.976336882606">
                <text:p>-939.9763368826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-256.673722275187">
                <text:p>-256.673722275187</text:p>
              </table:table-cell>
              <table:table-cell office:value-type="float" office:value="50">
                <text:p>50</text:p>
              </table:table-cell>
              <table:table-cell office:value-type="float" office:value="-942.326277724813">
                <text:p>-942.32627772481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-254.317906580875">
                <text:p>-254.317906580875</text:p>
              </table:table-cell>
              <table:table-cell office:value-type="float" office:value="51">
                <text:p>51</text:p>
              </table:table-cell>
              <table:table-cell office:value-type="float" office:value="-944.682093419125">
                <text:p>-944.68209341912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-251.956201347327">
                <text:p>-251.956201347327</text:p>
              </table:table-cell>
              <table:table-cell office:value-type="float" office:value="52">
                <text:p>52</text:p>
              </table:table-cell>
              <table:table-cell office:value-type="float" office:value="-947.043798652673">
                <text:p>-947.04379865267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-249.588591850696">
                <text:p>-249.588591850696</text:p>
              </table:table-cell>
              <table:table-cell office:value-type="float" office:value="53">
                <text:p>53</text:p>
              </table:table-cell>
              <table:table-cell office:value-type="float" office:value="-949.411408149304">
                <text:p>-949.41140814930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-247.215063330322">
                <text:p>-247.215063330322</text:p>
              </table:table-cell>
              <table:table-cell office:value-type="float" office:value="54">
                <text:p>54</text:p>
              </table:table-cell>
              <table:table-cell office:value-type="float" office:value="-951.784936669678">
                <text:p>-951.78493666967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-244.835600988648">
                <text:p>-244.835600988648</text:p>
              </table:table-cell>
              <table:table-cell office:value-type="float" office:value="55">
                <text:p>55</text:p>
              </table:table-cell>
              <table:table-cell office:value-type="float" office:value="-954.164399011352">
                <text:p>-954.16439901135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-242.45018999112">
                <text:p>-242.45018999112</text:p>
              </table:table-cell>
              <table:table-cell office:value-type="float" office:value="56">
                <text:p>56</text:p>
              </table:table-cell>
              <table:table-cell office:value-type="float" office:value="-956.54981000888">
                <text:p>-956.5498100088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-240.058815466098">
                <text:p>-240.058815466098</text:p>
              </table:table-cell>
              <table:table-cell office:value-type="float" office:value="57">
                <text:p>57</text:p>
              </table:table-cell>
              <table:table-cell office:value-type="float" office:value="-958.941184533902">
                <text:p>-958.9411845339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-237.661462504763">
                <text:p>-237.661462504763</text:p>
              </table:table-cell>
              <table:table-cell office:value-type="float" office:value="58">
                <text:p>58</text:p>
              </table:table-cell>
              <table:table-cell office:value-type="float" office:value="-961.338537495237">
                <text:p>-961.33853749523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-235.258116161025">
                <text:p>-235.258116161025</text:p>
              </table:table-cell>
              <table:table-cell office:value-type="float" office:value="59">
                <text:p>59</text:p>
              </table:table-cell>
              <table:table-cell office:value-type="float" office:value="-963.741883838975">
                <text:p>-963.7418838389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-232.848761451427">
                <text:p>-232.848761451427</text:p>
              </table:table-cell>
              <table:table-cell office:value-type="float" office:value="60">
                <text:p>60</text:p>
              </table:table-cell>
              <table:table-cell office:value-type="float" office:value="-966.151238548573">
                <text:p>-966.15123854857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-230.433383355056">
                <text:p>-230.433383355056</text:p>
              </table:table-cell>
              <table:table-cell office:value-type="float" office:value="61">
                <text:p>61</text:p>
              </table:table-cell>
              <table:table-cell office:value-type="float" office:value="-968.566616644944">
                <text:p>-968.56661664494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-228.011966813444">
                <text:p>-228.011966813444</text:p>
              </table:table-cell>
              <table:table-cell office:value-type="float" office:value="62">
                <text:p>62</text:p>
              </table:table-cell>
              <table:table-cell office:value-type="float" office:value="-970.988033186556">
                <text:p>-970.98803318655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-225.584496730477">
                <text:p>-225.584496730477</text:p>
              </table:table-cell>
              <table:table-cell office:value-type="float" office:value="63">
                <text:p>63</text:p>
              </table:table-cell>
              <table:table-cell office:value-type="float" office:value="-973.415503269523">
                <text:p>-973.41550326952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-223.150957972303">
                <text:p>-223.150957972303</text:p>
              </table:table-cell>
              <table:table-cell office:value-type="float" office:value="64">
                <text:p>64</text:p>
              </table:table-cell>
              <table:table-cell office:value-type="float" office:value="-975.849042027697">
                <text:p>-975.84904202769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-220.711335367234">
                <text:p>-220.711335367234</text:p>
              </table:table-cell>
              <table:table-cell office:value-type="float" office:value="65">
                <text:p>65</text:p>
              </table:table-cell>
              <table:table-cell office:value-type="float" office:value="-978.288664632766">
                <text:p>-978.28866463276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-218.265613705652">
                <text:p>-218.265613705652</text:p>
              </table:table-cell>
              <table:table-cell office:value-type="float" office:value="66">
                <text:p>66</text:p>
              </table:table-cell>
              <table:table-cell office:value-type="float" office:value="-980.734386294348">
                <text:p>-980.73438629434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-215.813777739916">
                <text:p>-215.813777739916</text:p>
              </table:table-cell>
              <table:table-cell office:value-type="float" office:value="67">
                <text:p>67</text:p>
              </table:table-cell>
              <table:table-cell office:value-type="float" office:value="-983.186222260084">
                <text:p>-983.1862222600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-213.355812184266">
                <text:p>-213.355812184266</text:p>
              </table:table-cell>
              <table:table-cell office:value-type="float" office:value="68">
                <text:p>68</text:p>
              </table:table-cell>
              <table:table-cell office:value-type="float" office:value="-985.644187815734">
                <text:p>-985.64418781573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-210.891701714727">
                <text:p>-210.891701714727</text:p>
              </table:table-cell>
              <table:table-cell office:value-type="float" office:value="69">
                <text:p>69</text:p>
              </table:table-cell>
              <table:table-cell office:value-type="float" office:value="-988.108298285273">
                <text:p>-988.1082982852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-208.421430969014">
                <text:p>-208.421430969014</text:p>
              </table:table-cell>
              <table:table-cell office:value-type="float" office:value="70">
                <text:p>70</text:p>
              </table:table-cell>
              <table:table-cell office:value-type="float" office:value="-990.578569030986">
                <text:p>-990.57856903098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-205.944984546436">
                <text:p>-205.944984546436</text:p>
              </table:table-cell>
              <table:table-cell office:value-type="float" office:value="71">
                <text:p>71</text:p>
              </table:table-cell>
              <table:table-cell office:value-type="float" office:value="-993.055015453564">
                <text:p>-993.05501545356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-203.462347007802">
                <text:p>-203.462347007802</text:p>
              </table:table-cell>
              <table:table-cell office:value-type="float" office:value="72">
                <text:p>72</text:p>
              </table:table-cell>
              <table:table-cell office:value-type="float" office:value="-995.537652992198">
                <text:p>-995.53765299219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-200.973502875322">
                <text:p>-200.973502875322</text:p>
              </table:table-cell>
              <table:table-cell office:value-type="float" office:value="73">
                <text:p>73</text:p>
              </table:table-cell>
              <table:table-cell office:value-type="float" office:value="-998.026497124678">
                <text:p>-998.02649712467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-198.47843663251">
                <text:p>-198.47843663251</text:p>
              </table:table-cell>
              <table:table-cell office:value-type="float" office:value="74">
                <text:p>74</text:p>
              </table:table-cell>
              <table:table-cell office:value-type="float" office:value="-1000.52156336749">
                <text:p>-1000.521563367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-195.977132724091">
                <text:p>-195.977132724091</text:p>
              </table:table-cell>
              <table:table-cell office:value-type="float" office:value="75">
                <text:p>75</text:p>
              </table:table-cell>
              <table:table-cell office:value-type="float" office:value="-1003.02286727591">
                <text:p>-1003.0228672759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-193.469575555902">
                <text:p>-193.469575555902</text:p>
              </table:table-cell>
              <table:table-cell office:value-type="float" office:value="76">
                <text:p>76</text:p>
              </table:table-cell>
              <table:table-cell office:value-type="float" office:value="-1005.5304244441">
                <text:p>-1005.530424444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-190.955749494791">
                <text:p>-190.955749494791</text:p>
              </table:table-cell>
              <table:table-cell office:value-type="float" office:value="77">
                <text:p>77</text:p>
              </table:table-cell>
              <table:table-cell office:value-type="float" office:value="-1008.04425050521">
                <text:p>-1008.0442505052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-188.435638868528">
                <text:p>-188.435638868528</text:p>
              </table:table-cell>
              <table:table-cell office:value-type="float" office:value="78">
                <text:p>78</text:p>
              </table:table-cell>
              <table:table-cell office:value-type="float" office:value="-1010.56436113147">
                <text:p>-1010.5643611314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-185.9092279657">
                <text:p>-185.9092279657</text:p>
              </table:table-cell>
              <table:table-cell office:value-type="float" office:value="79">
                <text:p>79</text:p>
              </table:table-cell>
              <table:table-cell office:value-type="float" office:value="-1013.0907720343">
                <text:p>-1013.09077203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-183.376501035614">
                <text:p>-183.376501035614</text:p>
              </table:table-cell>
              <table:table-cell office:value-type="float" office:value="80">
                <text:p>80</text:p>
              </table:table-cell>
              <table:table-cell office:value-type="float" office:value="-1015.62349896439">
                <text:p>-1015.6234989643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-180.837442288203">
                <text:p>-180.837442288203</text:p>
              </table:table-cell>
              <table:table-cell office:value-type="float" office:value="81">
                <text:p>81</text:p>
              </table:table-cell>
              <table:table-cell office:value-type="float" office:value="-1018.1625577118">
                <text:p>-1018.162557711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-178.292035893924">
                <text:p>-178.292035893924</text:p>
              </table:table-cell>
              <table:table-cell office:value-type="float" office:value="82">
                <text:p>82</text:p>
              </table:table-cell>
              <table:table-cell office:value-type="float" office:value="-1020.70796410608">
                <text:p>-1020.7079641060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-175.740265983658">
                <text:p>-175.740265983658</text:p>
              </table:table-cell>
              <table:table-cell office:value-type="float" office:value="83">
                <text:p>83</text:p>
              </table:table-cell>
              <table:table-cell office:value-type="float" office:value="-1023.25973401634">
                <text:p>-1023.2597340163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-173.182116648617">
                <text:p>-173.182116648617</text:p>
              </table:table-cell>
              <table:table-cell office:value-type="float" office:value="84">
                <text:p>84</text:p>
              </table:table-cell>
              <table:table-cell office:value-type="float" office:value="-1025.81788335138">
                <text:p>-1025.8178833513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-170.617571940239">
                <text:p>-170.617571940239</text:p>
              </table:table-cell>
              <table:table-cell office:value-type="float" office:value="85">
                <text:p>85</text:p>
              </table:table-cell>
              <table:table-cell office:value-type="float" office:value="-1028.38242805976">
                <text:p>-1028.3824280597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-168.04661587009">
                <text:p>-168.04661587009</text:p>
              </table:table-cell>
              <table:table-cell office:value-type="float" office:value="86">
                <text:p>86</text:p>
              </table:table-cell>
              <table:table-cell office:value-type="float" office:value="-1030.95338412991">
                <text:p>-1030.9533841299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-165.469232409765">
                <text:p>-165.469232409765</text:p>
              </table:table-cell>
              <table:table-cell office:value-type="float" office:value="87">
                <text:p>87</text:p>
              </table:table-cell>
              <table:table-cell office:value-type="float" office:value="-1033.53076759024">
                <text:p>-1033.5307675902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-162.885405490789">
                <text:p>-162.885405490789</text:p>
              </table:table-cell>
              <table:table-cell office:value-type="float" office:value="88">
                <text:p>88</text:p>
              </table:table-cell>
              <table:table-cell office:value-type="float" office:value="-1036.11459450921">
                <text:p>-1036.1145945092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-160.295119004516">
                <text:p>-160.295119004516</text:p>
              </table:table-cell>
              <table:table-cell office:value-type="float" office:value="89">
                <text:p>89</text:p>
              </table:table-cell>
              <table:table-cell office:value-type="float" office:value="-1038.70488099548">
                <text:p>-1038.704880995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-157.698356802027">
                <text:p>-157.698356802027</text:p>
              </table:table-cell>
              <table:table-cell office:value-type="float" office:value="90">
                <text:p>90</text:p>
              </table:table-cell>
              <table:table-cell office:value-type="float" office:value="-1041.30164319797">
                <text:p>-1041.301643197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-155.095102694033">
                <text:p>-155.095102694033</text:p>
              </table:table-cell>
              <table:table-cell office:value-type="float" office:value="91">
                <text:p>91</text:p>
              </table:table-cell>
              <table:table-cell office:value-type="float" office:value="-1043.90489730597">
                <text:p>-1043.9048973059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-152.485340450768">
                <text:p>-152.485340450768</text:p>
              </table:table-cell>
              <table:table-cell office:value-type="float" office:value="92">
                <text:p>92</text:p>
              </table:table-cell>
              <table:table-cell office:value-type="float" office:value="-1046.51465954923">
                <text:p>-1046.5146595492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-149.869053801895">
                <text:p>-149.869053801895</text:p>
              </table:table-cell>
              <table:table-cell office:value-type="float" office:value="93">
                <text:p>93</text:p>
              </table:table-cell>
              <table:table-cell office:value-type="float" office:value="-1049.13094619811">
                <text:p>-1049.1309461981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-147.246226436399">
                <text:p>-147.246226436399</text:p>
              </table:table-cell>
              <table:table-cell office:value-type="float" office:value="94">
                <text:p>94</text:p>
              </table:table-cell>
              <table:table-cell office:value-type="float" office:value="-1051.7537735636">
                <text:p>-1051.753773563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-144.61684200249">
                <text:p>-144.61684200249</text:p>
              </table:table-cell>
              <table:table-cell office:value-type="float" office:value="95">
                <text:p>95</text:p>
              </table:table-cell>
              <table:table-cell office:value-type="float" office:value="-1054.38315799751">
                <text:p>-1054.3831579975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-141.980884107497">
                <text:p>-141.980884107497</text:p>
              </table:table-cell>
              <table:table-cell office:value-type="float" office:value="96">
                <text:p>96</text:p>
              </table:table-cell>
              <table:table-cell office:value-type="float" office:value="-1057.0191158925">
                <text:p>-1057.019115892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-139.338336317765">
                <text:p>-139.338336317765</text:p>
              </table:table-cell>
              <table:table-cell office:value-type="float" office:value="97">
                <text:p>97</text:p>
              </table:table-cell>
              <table:table-cell office:value-type="float" office:value="-1059.66166368224">
                <text:p>-1059.6616636822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-136.68918215856">
                <text:p>-136.68918215856</text:p>
              </table:table-cell>
              <table:table-cell office:value-type="float" office:value="98">
                <text:p>98</text:p>
              </table:table-cell>
              <table:table-cell office:value-type="float" office:value="-1062.31081784144">
                <text:p>-1062.3108178414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-134.033405113956">
                <text:p>-134.033405113956</text:p>
              </table:table-cell>
              <table:table-cell office:value-type="float" office:value="99">
                <text:p>99</text:p>
              </table:table-cell>
              <table:table-cell office:value-type="float" office:value="-1064.96659488604">
                <text:p>-1064.966594886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31.370988626741">
                <text:p>-131.370988626741</text:p>
              </table:table-cell>
              <table:table-cell office:value-type="float" office:value="100">
                <text:p>100</text:p>
              </table:table-cell>
              <table:table-cell office:value-type="float" office:value="-1067.62901137326">
                <text:p>-1067.6290113732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-128.701916098308">
                <text:p>-128.701916098308</text:p>
              </table:table-cell>
              <table:table-cell office:value-type="float" office:value="101">
                <text:p>101</text:p>
              </table:table-cell>
              <table:table-cell office:value-type="float" office:value="-1070.29808390169">
                <text:p>-1070.2980839016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-126.026170888554">
                <text:p>-126.026170888554</text:p>
              </table:table-cell>
              <table:table-cell office:value-type="float" office:value="102">
                <text:p>102</text:p>
              </table:table-cell>
              <table:table-cell office:value-type="float" office:value="-1072.97382911145">
                <text:p>-1072.9738291114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-123.343736315775">
                <text:p>-123.343736315775</text:p>
              </table:table-cell>
              <table:table-cell office:value-type="float" office:value="103">
                <text:p>103</text:p>
              </table:table-cell>
              <table:table-cell office:value-type="float" office:value="-1075.65626368423">
                <text:p>-1075.6562636842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-120.654595656564">
                <text:p>-120.654595656564</text:p>
              </table:table-cell>
              <table:table-cell office:value-type="float" office:value="104">
                <text:p>104</text:p>
              </table:table-cell>
              <table:table-cell office:value-type="float" office:value="-1078.34540434344">
                <text:p>-1078.3454043434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-117.958732145706">
                <text:p>-117.958732145706</text:p>
              </table:table-cell>
              <table:table-cell office:value-type="float" office:value="105">
                <text:p>105</text:p>
              </table:table-cell>
              <table:table-cell office:value-type="float" office:value="-1081.04126785429">
                <text:p>-1081.0412678542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-115.25612897607">
                <text:p>-115.25612897607</text:p>
              </table:table-cell>
              <table:table-cell office:value-type="float" office:value="106">
                <text:p>106</text:p>
              </table:table-cell>
              <table:table-cell office:value-type="float" office:value="-1083.74387102393">
                <text:p>-1083.7438710239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-112.54676929851">
                <text:p>-112.54676929851</text:p>
              </table:table-cell>
              <table:table-cell office:value-type="float" office:value="107">
                <text:p>107</text:p>
              </table:table-cell>
              <table:table-cell office:value-type="float" office:value="-1086.45323070149">
                <text:p>-1086.4532307014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-109.830636221757">
                <text:p>-109.830636221757</text:p>
              </table:table-cell>
              <table:table-cell office:value-type="float" office:value="108">
                <text:p>108</text:p>
              </table:table-cell>
              <table:table-cell office:value-type="float" office:value="-1089.16936377824">
                <text:p>-1089.1693637782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-107.107712812311">
                <text:p>-107.107712812311</text:p>
              </table:table-cell>
              <table:table-cell office:value-type="float" office:value="109">
                <text:p>109</text:p>
              </table:table-cell>
              <table:table-cell office:value-type="float" office:value="-1091.89228718769">
                <text:p>-1091.8922871876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-104.377982094342">
                <text:p>-104.377982094342</text:p>
              </table:table-cell>
              <table:table-cell office:value-type="float" office:value="110">
                <text:p>110</text:p>
              </table:table-cell>
              <table:table-cell office:value-type="float" office:value="-1094.62201790566">
                <text:p>-1094.6220179056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-101.641427049578">
                <text:p>-101.641427049578</text:p>
              </table:table-cell>
              <table:table-cell office:value-type="float" office:value="111">
                <text:p>111</text:p>
              </table:table-cell>
              <table:table-cell office:value-type="float" office:value="-1097.35857295042">
                <text:p>-1097.3585729504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-98.8980306172015">
                <text:p>-98.8980306172015</text:p>
              </table:table-cell>
              <table:table-cell office:value-type="float" office:value="112">
                <text:p>112</text:p>
              </table:table-cell>
              <table:table-cell office:value-type="float" office:value="-1100.1019693828">
                <text:p>-1100.101969382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-96.1477756937445">
                <text:p>-96.1477756937445</text:p>
              </table:table-cell>
              <table:table-cell office:value-type="float" office:value="113">
                <text:p>113</text:p>
              </table:table-cell>
              <table:table-cell office:value-type="float" office:value="-1102.85222430626">
                <text:p>-1102.8522243062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-93.3906451329789">
                <text:p>-93.3906451329789</text:p>
              </table:table-cell>
              <table:table-cell office:value-type="float" office:value="114">
                <text:p>114</text:p>
              </table:table-cell>
              <table:table-cell office:value-type="float" office:value="-1105.60935486702">
                <text:p>-1105.609354867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-90.6266217458113">
                <text:p>-90.6266217458113</text:p>
              </table:table-cell>
              <table:table-cell office:value-type="float" office:value="115">
                <text:p>115</text:p>
              </table:table-cell>
              <table:table-cell office:value-type="float" office:value="-1108.37337825419">
                <text:p>-1108.37337825419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-87.8556883001759">
                <text:p>-87.8556883001759</text:p>
              </table:table-cell>
              <table:table-cell office:value-type="float" office:value="116">
                <text:p>116</text:p>
              </table:table-cell>
              <table:table-cell office:value-type="float" office:value="-1111.14431169982">
                <text:p>-1111.1443116998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-85.0778275209263">
                <text:p>-85.0778275209263</text:p>
              </table:table-cell>
              <table:table-cell office:value-type="float" office:value="117">
                <text:p>117</text:p>
              </table:table-cell>
              <table:table-cell office:value-type="float" office:value="-1113.92217247907">
                <text:p>-1113.9221724790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-82.2930220897286">
                <text:p>-82.2930220897286</text:p>
              </table:table-cell>
              <table:table-cell office:value-type="float" office:value="118">
                <text:p>118</text:p>
              </table:table-cell>
              <table:table-cell office:value-type="float" office:value="-1116.70697791027">
                <text:p>-1116.7069779102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-79.5012546449529">
                <text:p>-79.5012546449529</text:p>
              </table:table-cell>
              <table:table-cell office:value-type="float" office:value="119">
                <text:p>119</text:p>
              </table:table-cell>
              <table:table-cell office:value-type="float" office:value="-1119.49874535505">
                <text:p>-1119.4987453550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-76.7025077815653">
                <text:p>-76.7025077815653</text:p>
              </table:table-cell>
              <table:table-cell office:value-type="float" office:value="120">
                <text:p>120</text:p>
              </table:table-cell>
              <table:table-cell office:value-type="float" office:value="-1122.29749221843">
                <text:p>-1122.2974922184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-73.8967640510192">
                <text:p>-73.8967640510192</text:p>
              </table:table-cell>
              <table:table-cell office:value-type="float" office:value="121">
                <text:p>121</text:p>
              </table:table-cell>
              <table:table-cell office:value-type="float" office:value="-1125.10323594898">
                <text:p>-1125.1032359489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-71.0840059611468">
                <text:p>-71.0840059611468</text:p>
              </table:table-cell>
              <table:table-cell office:value-type="float" office:value="122">
                <text:p>122</text:p>
              </table:table-cell>
              <table:table-cell office:value-type="float" office:value="-1127.91599403885">
                <text:p>-1127.9159940388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-68.2642159760496">
                <text:p>-68.2642159760496</text:p>
              </table:table-cell>
              <table:table-cell office:value-type="float" office:value="123">
                <text:p>123</text:p>
              </table:table-cell>
              <table:table-cell office:value-type="float" office:value="-1130.73578402395">
                <text:p>-1130.7357840239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-65.4373765159898">
                <text:p>-65.4373765159898</text:p>
              </table:table-cell>
              <table:table-cell office:value-type="float" office:value="124">
                <text:p>124</text:p>
              </table:table-cell>
              <table:table-cell office:value-type="float" office:value="-1133.56262348401">
                <text:p>-1133.5626234840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-62.6034699572797">
                <text:p>-62.6034699572797</text:p>
              </table:table-cell>
              <table:table-cell office:value-type="float" office:value="125">
                <text:p>125</text:p>
              </table:table-cell>
              <table:table-cell office:value-type="float" office:value="-1136.39653004272">
                <text:p>-1136.3965300427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-59.7624786321729">
                <text:p>-59.7624786321729</text:p>
              </table:table-cell>
              <table:table-cell office:value-type="float" office:value="126">
                <text:p>126</text:p>
              </table:table-cell>
              <table:table-cell office:value-type="float" office:value="-1139.23752136783">
                <text:p>-1139.2375213678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-56.9143848287534">
                <text:p>-56.9143848287534</text:p>
              </table:table-cell>
              <table:table-cell office:value-type="float" office:value="127">
                <text:p>127</text:p>
              </table:table-cell>
              <table:table-cell office:value-type="float" office:value="-1142.08561517125">
                <text:p>-1142.085615171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-54.0591707908253">
                <text:p>-54.0591707908253</text:p>
              </table:table-cell>
              <table:table-cell office:value-type="float" office:value="128">
                <text:p>128</text:p>
              </table:table-cell>
              <table:table-cell office:value-type="float" office:value="-1144.94082920917">
                <text:p>-1144.9408292091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-51.1968187178023">
                <text:p>-51.1968187178023</text:p>
              </table:table-cell>
              <table:table-cell office:value-type="float" office:value="129">
                <text:p>129</text:p>
              </table:table-cell>
              <table:table-cell office:value-type="float" office:value="-1147.8031812822">
                <text:p>-1147.803181282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-48.3273107645968">
                <text:p>-48.3273107645968</text:p>
              </table:table-cell>
              <table:table-cell office:value-type="float" office:value="130">
                <text:p>130</text:p>
              </table:table-cell>
              <table:table-cell office:value-type="float" office:value="-1150.6726892354">
                <text:p>-1150.672689235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-45.4506290415083">
                <text:p>-45.4506290415083</text:p>
              </table:table-cell>
              <table:table-cell office:value-type="float" office:value="131">
                <text:p>131</text:p>
              </table:table-cell>
              <table:table-cell office:value-type="float" office:value="-1153.54937095849">
                <text:p>-1153.5493709584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-42.5667556141121">
                <text:p>-42.5667556141121</text:p>
              </table:table-cell>
              <table:table-cell office:value-type="float" office:value="132">
                <text:p>132</text:p>
              </table:table-cell>
              <table:table-cell office:value-type="float" office:value="-1156.43324438589">
                <text:p>-1156.4332443858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-39.6756725031474">
                <text:p>-39.6756725031474</text:p>
              </table:table-cell>
              <table:table-cell office:value-type="float" office:value="133">
                <text:p>133</text:p>
              </table:table-cell>
              <table:table-cell office:value-type="float" office:value="-1159.32432749685">
                <text:p>-1159.324327496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-36.7773616844052">
                <text:p>-36.7773616844052</text:p>
              </table:table-cell>
              <table:table-cell office:value-type="float" office:value="134">
                <text:p>134</text:p>
              </table:table-cell>
              <table:table-cell office:value-type="float" office:value="-1162.2226383156">
                <text:p>-1162.222638315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-33.8718050886162">
                <text:p>-33.8718050886162</text:p>
              </table:table-cell>
              <table:table-cell office:value-type="float" office:value="135">
                <text:p>135</text:p>
              </table:table-cell>
              <table:table-cell office:value-type="float" office:value="-1165.12819491138">
                <text:p>-1165.1281949113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-30.9589846013378">
                <text:p>-30.9589846013378</text:p>
              </table:table-cell>
              <table:table-cell office:value-type="float" office:value="136">
                <text:p>136</text:p>
              </table:table-cell>
              <table:table-cell office:value-type="float" office:value="-1168.04101539866">
                <text:p>-1168.0410153986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-28.0388820628411">
                <text:p>-28.0388820628411</text:p>
              </table:table-cell>
              <table:table-cell office:value-type="float" office:value="137">
                <text:p>137</text:p>
              </table:table-cell>
              <table:table-cell office:value-type="float" office:value="-1170.96111793716">
                <text:p>-1170.9611179371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-25.1114792679982">
                <text:p>-25.1114792679982</text:p>
              </table:table-cell>
              <table:table-cell office:value-type="float" office:value="138">
                <text:p>138</text:p>
              </table:table-cell>
              <table:table-cell office:value-type="float" office:value="-1173.888520732">
                <text:p>-1173.88852073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-22.1767579661682">
                <text:p>-22.1767579661682</text:p>
              </table:table-cell>
              <table:table-cell office:value-type="float" office:value="139">
                <text:p>139</text:p>
              </table:table-cell>
              <table:table-cell office:value-type="float" office:value="-1176.82324203383">
                <text:p>-1176.8232420338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-19.2346998610837">
                <text:p>-19.2346998610837</text:p>
              </table:table-cell>
              <table:table-cell office:value-type="float" office:value="140">
                <text:p>140</text:p>
              </table:table-cell>
              <table:table-cell office:value-type="float" office:value="-1179.76530013892">
                <text:p>-1179.7653001389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-16.2852866107364">
                <text:p>-16.2852866107364</text:p>
              </table:table-cell>
              <table:table-cell office:value-type="float" office:value="141">
                <text:p>141</text:p>
              </table:table-cell>
              <table:table-cell office:value-type="float" office:value="-1182.71471338926">
                <text:p>-1182.71471338926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-13.3284998272632">
                <text:p>-13.3284998272632</text:p>
              </table:table-cell>
              <table:table-cell office:value-type="float" office:value="142">
                <text:p>142</text:p>
              </table:table-cell>
              <table:table-cell office:value-type="float" office:value="-1185.67150017274">
                <text:p>-1185.6715001727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-10.3643210768314">
                <text:p>-10.3643210768314</text:p>
              </table:table-cell>
              <table:table-cell office:value-type="float" office:value="143">
                <text:p>143</text:p>
              </table:table-cell>
              <table:table-cell office:value-type="float" office:value="-1188.63567892317">
                <text:p>-1188.63567892317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-7.39273187952344">
                <text:p>-7.39273187952344</text:p>
              </table:table-cell>
              <table:table-cell office:value-type="float" office:value="144">
                <text:p>144</text:p>
              </table:table-cell>
              <table:table-cell office:value-type="float" office:value="-1191.60726812048">
                <text:p>-1191.6072681204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-4.41371370922224">
                <text:p>-4.41371370922224</text:p>
              </table:table-cell>
              <table:table-cell office:value-type="float" office:value="145">
                <text:p>145</text:p>
              </table:table-cell>
              <table:table-cell office:value-type="float" office:value="-1194.58628629078">
                <text:p>-1194.5862862907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-1.4272479934953">
                <text:p>-1.4272479934953</text:p>
              </table:table-cell>
              <table:table-cell office:value-type="float" office:value="146">
                <text:p>146</text:p>
              </table:table-cell>
              <table:table-cell office:value-type="float" office:value="-570.89919739812">
                <text:p>-570.8991973981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-0">
                <text:p>-0</text:p>
              </table:table-cell>
              <table:table-cell office:value-type="float" office:value="147">
                <text:p>1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-0">
                <text:p>-0</text:p>
              </table:table-cell>
              <table:table-cell office:value-type="float" office:value="148">
                <text:p>1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-0">
                <text:p>-0</text:p>
              </table:table-cell>
              <table:table-cell office:value-type="float" office:value="149">
                <text:p>1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-0">
                <text:p>-0</text:p>
              </table:table-cell>
              <table:table-cell office:value-type="float" office:value="150">
                <text:p>1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-0">
                <text:p>-0</text:p>
              </table:table-cell>
              <table:table-cell office:value-type="float" office:value="151">
                <text:p>1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-0">
                <text:p>-0</text:p>
              </table:table-cell>
              <table:table-cell office:value-type="float" office:value="152">
                <text:p>1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-0">
                <text:p>-0</text:p>
              </table:table-cell>
              <table:table-cell office:value-type="float" office:value="153">
                <text:p>1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-0">
                <text:p>-0</text:p>
              </table:table-cell>
              <table:table-cell office:value-type="float" office:value="154">
                <text:p>1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-0">
                <text:p>-0</text:p>
              </table:table-cell>
              <table:table-cell office:value-type="float" office:value="155">
                <text:p>1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-0">
                <text:p>-0</text:p>
              </table:table-cell>
              <table:table-cell office:value-type="float" office:value="156">
                <text:p>1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-0">
                <text:p>-0</text:p>
              </table:table-cell>
              <table:table-cell office:value-type="float" office:value="157">
                <text:p>1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-0">
                <text:p>-0</text:p>
              </table:table-cell>
              <table:table-cell office:value-type="float" office:value="158">
                <text:p>1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159">
                <text:p>1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-0">
                <text:p>-0</text:p>
              </table:table-cell>
              <table:table-cell office:value-type="float" office:value="160">
                <text:p>16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-0">
                <text:p>-0</text:p>
              </table:table-cell>
              <table:table-cell office:value-type="float" office:value="161">
                <text:p>1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-0">
                <text:p>-0</text:p>
              </table:table-cell>
              <table:table-cell office:value-type="float" office:value="162">
                <text:p>1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-0">
                <text:p>-0</text:p>
              </table:table-cell>
              <table:table-cell office:value-type="float" office:value="163">
                <text:p>1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-0">
                <text:p>-0</text:p>
              </table:table-cell>
              <table:table-cell office:value-type="float" office:value="164">
                <text:p>1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-0">
                <text:p>-0</text:p>
              </table:table-cell>
              <table:table-cell office:value-type="float" office:value="165">
                <text:p>1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-0">
                <text:p>-0</text:p>
              </table:table-cell>
              <table:table-cell office:value-type="float" office:value="166">
                <text:p>1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-0">
                <text:p>-0</text:p>
              </table:table-cell>
              <table:table-cell office:value-type="float" office:value="167">
                <text:p>1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168">
                <text:p>1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-0">
                <text:p>-0</text:p>
              </table:table-cell>
              <table:table-cell office:value-type="float" office:value="169">
                <text:p>1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170">
                <text:p>1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-0">
                <text:p>-0</text:p>
              </table:table-cell>
              <table:table-cell office:value-type="float" office:value="171">
                <text:p>1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-0">
                <text:p>-0</text:p>
              </table:table-cell>
              <table:table-cell office:value-type="float" office:value="172">
                <text:p>1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173">
                <text:p>1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-0">
                <text:p>-0</text:p>
              </table:table-cell>
              <table:table-cell office:value-type="float" office:value="174">
                <text:p>1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175">
                <text:p>1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176">
                <text:p>1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-0">
                <text:p>-0</text:p>
              </table:table-cell>
              <table:table-cell office:value-type="float" office:value="177">
                <text:p>1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-0">
                <text:p>-0</text:p>
              </table:table-cell>
              <table:table-cell office:value-type="float" office:value="178">
                <text:p>1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-0">
                <text:p>-0</text:p>
              </table:table-cell>
              <table:table-cell office:value-type="float" office:value="179">
                <text:p>1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-0">
                <text:p>-0</text:p>
              </table:table-cell>
              <table:table-cell office:value-type="float" office:value="180">
                <text:p>1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-0">
                <text:p>-0</text:p>
              </table:table-cell>
              <table:table-cell office:value-type="float" office:value="181">
                <text:p>1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-0">
                <text:p>-0</text:p>
              </table:table-cell>
              <table:table-cell office:value-type="float" office:value="182">
                <text:p>1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-0">
                <text:p>-0</text:p>
              </table:table-cell>
              <table:table-cell office:value-type="float" office:value="183">
                <text:p>1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-0">
                <text:p>-0</text:p>
              </table:table-cell>
              <table:table-cell office:value-type="float" office:value="184">
                <text:p>1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-0">
                <text:p>-0</text:p>
              </table:table-cell>
              <table:table-cell office:value-type="float" office:value="185">
                <text:p>1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-0">
                <text:p>-0</text:p>
              </table:table-cell>
              <table:table-cell office:value-type="float" office:value="186">
                <text:p>1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-0">
                <text:p>-0</text:p>
              </table:table-cell>
              <table:table-cell office:value-type="float" office:value="187">
                <text:p>1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-0">
                <text:p>-0</text:p>
              </table:table-cell>
              <table:table-cell office:value-type="float" office:value="188">
                <text:p>1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-0">
                <text:p>-0</text:p>
              </table:table-cell>
              <table:table-cell office:value-type="float" office:value="189">
                <text:p>1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-0">
                <text:p>-0</text:p>
              </table:table-cell>
              <table:table-cell office:value-type="float" office:value="190">
                <text:p>1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-0">
                <text:p>-0</text:p>
              </table:table-cell>
              <table:table-cell office:value-type="float" office:value="191">
                <text:p>1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-0">
                <text:p>-0</text:p>
              </table:table-cell>
              <table:table-cell office:value-type="float" office:value="192">
                <text:p>1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-0">
                <text:p>-0</text:p>
              </table:table-cell>
              <table:table-cell office:value-type="float" office:value="193">
                <text:p>1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-0">
                <text:p>-0</text:p>
              </table:table-cell>
              <table:table-cell office:value-type="float" office:value="194">
                <text:p>1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-0">
                <text:p>-0</text:p>
              </table:table-cell>
              <table:table-cell office:value-type="float" office:value="195">
                <text:p>1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-0">
                <text:p>-0</text:p>
              </table:table-cell>
              <table:table-cell office:value-type="float" office:value="196">
                <text:p>1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-0">
                <text:p>-0</text:p>
              </table:table-cell>
              <table:table-cell office:value-type="float" office:value="197">
                <text:p>1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-0">
                <text:p>-0</text:p>
              </table:table-cell>
              <table:table-cell office:value-type="float" office:value="198">
                <text:p>1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-0">
                <text:p>-0</text:p>
              </table:table-cell>
              <table:table-cell office:value-type="float" office:value="199">
                <text:p>1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-0">
                <text:p>-0</text:p>
              </table:table-cell>
              <table:table-cell office:value-type="float" office:value="200">
                <text:p>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-0">
                <text:p>-0</text:p>
              </table:table-cell>
              <table:table-cell office:value-type="float" office:value="201">
                <text:p>2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-0">
                <text:p>-0</text:p>
              </table:table-cell>
              <table:table-cell office:value-type="float" office:value="202">
                <text:p>2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-0">
                <text:p>-0</text:p>
              </table:table-cell>
              <table:table-cell office:value-type="float" office:value="203">
                <text:p>2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-0">
                <text:p>-0</text:p>
              </table:table-cell>
              <table:table-cell office:value-type="float" office:value="204">
                <text:p>2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-0">
                <text:p>-0</text:p>
              </table:table-cell>
              <table:table-cell office:value-type="float" office:value="205">
                <text:p>2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-0">
                <text:p>-0</text:p>
              </table:table-cell>
              <table:table-cell office:value-type="float" office:value="206">
                <text:p>2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-0">
                <text:p>-0</text:p>
              </table:table-cell>
              <table:table-cell office:value-type="float" office:value="207">
                <text:p>2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-0">
                <text:p>-0</text:p>
              </table:table-cell>
              <table:table-cell office:value-type="float" office:value="208">
                <text:p>2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-0">
                <text:p>-0</text:p>
              </table:table-cell>
              <table:table-cell office:value-type="float" office:value="209">
                <text:p>2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-0">
                <text:p>-0</text:p>
              </table:table-cell>
              <table:table-cell office:value-type="float" office:value="210">
                <text:p>2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-0">
                <text:p>-0</text:p>
              </table:table-cell>
              <table:table-cell office:value-type="float" office:value="211">
                <text:p>2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-0">
                <text:p>-0</text:p>
              </table:table-cell>
              <table:table-cell office:value-type="float" office:value="212">
                <text:p>2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-0">
                <text:p>-0</text:p>
              </table:table-cell>
              <table:table-cell office:value-type="float" office:value="213">
                <text:p>2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-0">
                <text:p>-0</text:p>
              </table:table-cell>
              <table:table-cell office:value-type="float" office:value="214">
                <text:p>2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-0">
                <text:p>-0</text:p>
              </table:table-cell>
              <table:table-cell office:value-type="float" office:value="215">
                <text:p>2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-0">
                <text:p>-0</text:p>
              </table:table-cell>
              <table:table-cell office:value-type="float" office:value="216">
                <text:p>2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-0">
                <text:p>-0</text:p>
              </table:table-cell>
              <table:table-cell office:value-type="float" office:value="217">
                <text:p>2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-0">
                <text:p>-0</text:p>
              </table:table-cell>
              <table:table-cell office:value-type="float" office:value="218">
                <text:p>2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-0">
                <text:p>-0</text:p>
              </table:table-cell>
              <table:table-cell office:value-type="float" office:value="219">
                <text:p>2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-0">
                <text:p>-0</text:p>
              </table:table-cell>
              <table:table-cell office:value-type="float" office:value="220">
                <text:p>2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-0">
                <text:p>-0</text:p>
              </table:table-cell>
              <table:table-cell office:value-type="float" office:value="221">
                <text:p>2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-0">
                <text:p>-0</text:p>
              </table:table-cell>
              <table:table-cell office:value-type="float" office:value="222">
                <text:p>2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-0">
                <text:p>-0</text:p>
              </table:table-cell>
              <table:table-cell office:value-type="float" office:value="223">
                <text:p>2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-0">
                <text:p>-0</text:p>
              </table:table-cell>
              <table:table-cell office:value-type="float" office:value="224">
                <text:p>2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-0">
                <text:p>-0</text:p>
              </table:table-cell>
              <table:table-cell office:value-type="float" office:value="225">
                <text:p>2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-0">
                <text:p>-0</text:p>
              </table:table-cell>
              <table:table-cell office:value-type="float" office:value="226">
                <text:p>2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-0">
                <text:p>-0</text:p>
              </table:table-cell>
              <table:table-cell office:value-type="float" office:value="227">
                <text:p>2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-0">
                <text:p>-0</text:p>
              </table:table-cell>
              <table:table-cell office:value-type="float" office:value="228">
                <text:p>2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-0">
                <text:p>-0</text:p>
              </table:table-cell>
              <table:table-cell office:value-type="float" office:value="229">
                <text:p>2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-0">
                <text:p>-0</text:p>
              </table:table-cell>
              <table:table-cell office:value-type="float" office:value="230">
                <text:p>23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-0">
                <text:p>-0</text:p>
              </table:table-cell>
              <table:table-cell office:value-type="float" office:value="231">
                <text:p>2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-0">
                <text:p>-0</text:p>
              </table:table-cell>
              <table:table-cell office:value-type="float" office:value="232">
                <text:p>2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-0">
                <text:p>-0</text:p>
              </table:table-cell>
              <table:table-cell office:value-type="float" office:value="233">
                <text:p>2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-0">
                <text:p>-0</text:p>
              </table:table-cell>
              <table:table-cell office:value-type="float" office:value="234">
                <text:p>2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-0">
                <text:p>-0</text:p>
              </table:table-cell>
              <table:table-cell office:value-type="float" office:value="235">
                <text:p>2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-0">
                <text:p>-0</text:p>
              </table:table-cell>
              <table:table-cell office:value-type="float" office:value="236">
                <text:p>2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-0">
                <text:p>-0</text:p>
              </table:table-cell>
              <table:table-cell office:value-type="float" office:value="237">
                <text:p>2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-0">
                <text:p>-0</text:p>
              </table:table-cell>
              <table:table-cell office:value-type="float" office:value="238">
                <text:p>2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-0">
                <text:p>-0</text:p>
              </table:table-cell>
              <table:table-cell office:value-type="float" office:value="239">
                <text:p>2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-0">
                <text:p>-0</text:p>
              </table:table-cell>
              <table:table-cell office:value-type="float" office:value="240">
                <text:p>24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-0">
                <text:p>-0</text:p>
              </table:table-cell>
              <table:table-cell office:value-type="float" office:value="241">
                <text:p>2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-0">
                <text:p>-0</text:p>
              </table:table-cell>
              <table:table-cell office:value-type="float" office:value="242">
                <text:p>2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-0">
                <text:p>-0</text:p>
              </table:table-cell>
              <table:table-cell office:value-type="float" office:value="243">
                <text:p>2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-0">
                <text:p>-0</text:p>
              </table:table-cell>
              <table:table-cell office:value-type="float" office:value="244">
                <text:p>2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-0">
                <text:p>-0</text:p>
              </table:table-cell>
              <table:table-cell office:value-type="float" office:value="245">
                <text:p>2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-0">
                <text:p>-0</text:p>
              </table:table-cell>
              <table:table-cell office:value-type="float" office:value="246">
                <text:p>2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-0">
                <text:p>-0</text:p>
              </table:table-cell>
              <table:table-cell office:value-type="float" office:value="247">
                <text:p>2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-0">
                <text:p>-0</text:p>
              </table:table-cell>
              <table:table-cell office:value-type="float" office:value="248">
                <text:p>2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-0">
                <text:p>-0</text:p>
              </table:table-cell>
              <table:table-cell office:value-type="float" office:value="249">
                <text:p>2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-0">
                <text:p>-0</text:p>
              </table:table-cell>
              <table:table-cell office:value-type="float" office:value="250">
                <text:p>2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-0">
                <text:p>-0</text:p>
              </table:table-cell>
              <table:table-cell office:value-type="float" office:value="251">
                <text:p>2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-0">
                <text:p>-0</text:p>
              </table:table-cell>
              <table:table-cell office:value-type="float" office:value="252">
                <text:p>2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-0">
                <text:p>-0</text:p>
              </table:table-cell>
              <table:table-cell office:value-type="float" office:value="253">
                <text:p>2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-0">
                <text:p>-0</text:p>
              </table:table-cell>
              <table:table-cell office:value-type="float" office:value="254">
                <text:p>2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-0">
                <text:p>-0</text:p>
              </table:table-cell>
              <table:table-cell office:value-type="float" office:value="255">
                <text:p>2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-0">
                <text:p>-0</text:p>
              </table:table-cell>
              <table:table-cell office:value-type="float" office:value="256">
                <text:p>2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-0">
                <text:p>-0</text:p>
              </table:table-cell>
              <table:table-cell office:value-type="float" office:value="257">
                <text:p>2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-0">
                <text:p>-0</text:p>
              </table:table-cell>
              <table:table-cell office:value-type="float" office:value="258">
                <text:p>2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-0">
                <text:p>-0</text:p>
              </table:table-cell>
              <table:table-cell office:value-type="float" office:value="259">
                <text:p>2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-0">
                <text:p>-0</text:p>
              </table:table-cell>
              <table:table-cell office:value-type="float" office:value="260">
                <text:p>26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-0">
                <text:p>-0</text:p>
              </table:table-cell>
              <table:table-cell office:value-type="float" office:value="261">
                <text:p>2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-0">
                <text:p>-0</text:p>
              </table:table-cell>
              <table:table-cell office:value-type="float" office:value="262">
                <text:p>2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-0">
                <text:p>-0</text:p>
              </table:table-cell>
              <table:table-cell office:value-type="float" office:value="263">
                <text:p>2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-0">
                <text:p>-0</text:p>
              </table:table-cell>
              <table:table-cell office:value-type="float" office:value="264">
                <text:p>2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-0">
                <text:p>-0</text:p>
              </table:table-cell>
              <table:table-cell office:value-type="float" office:value="265">
                <text:p>2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-0">
                <text:p>-0</text:p>
              </table:table-cell>
              <table:table-cell office:value-type="float" office:value="266">
                <text:p>2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-0">
                <text:p>-0</text:p>
              </table:table-cell>
              <table:table-cell office:value-type="float" office:value="267">
                <text:p>2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-0">
                <text:p>-0</text:p>
              </table:table-cell>
              <table:table-cell office:value-type="float" office:value="268">
                <text:p>2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-0">
                <text:p>-0</text:p>
              </table:table-cell>
              <table:table-cell office:value-type="float" office:value="269">
                <text:p>2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-0">
                <text:p>-0</text:p>
              </table:table-cell>
              <table:table-cell office:value-type="float" office:value="270">
                <text:p>2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-0">
                <text:p>-0</text:p>
              </table:table-cell>
              <table:table-cell office:value-type="float" office:value="271">
                <text:p>2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-0">
                <text:p>-0</text:p>
              </table:table-cell>
              <table:table-cell office:value-type="float" office:value="272">
                <text:p>2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-0">
                <text:p>-0</text:p>
              </table:table-cell>
              <table:table-cell office:value-type="float" office:value="273">
                <text:p>2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-0">
                <text:p>-0</text:p>
              </table:table-cell>
              <table:table-cell office:value-type="float" office:value="274">
                <text:p>2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-0">
                <text:p>-0</text:p>
              </table:table-cell>
              <table:table-cell office:value-type="float" office:value="275">
                <text:p>2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-0">
                <text:p>-0</text:p>
              </table:table-cell>
              <table:table-cell office:value-type="float" office:value="276">
                <text:p>2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-0">
                <text:p>-0</text:p>
              </table:table-cell>
              <table:table-cell office:value-type="float" office:value="277">
                <text:p>2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-0">
                <text:p>-0</text:p>
              </table:table-cell>
              <table:table-cell office:value-type="float" office:value="278">
                <text:p>2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-0">
                <text:p>-0</text:p>
              </table:table-cell>
              <table:table-cell office:value-type="float" office:value="279">
                <text:p>2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-0">
                <text:p>-0</text:p>
              </table:table-cell>
              <table:table-cell office:value-type="float" office:value="280">
                <text:p>2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-0">
                <text:p>-0</text:p>
              </table:table-cell>
              <table:table-cell office:value-type="float" office:value="281">
                <text:p>2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-0">
                <text:p>-0</text:p>
              </table:table-cell>
              <table:table-cell office:value-type="float" office:value="282">
                <text:p>2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-0">
                <text:p>-0</text:p>
              </table:table-cell>
              <table:table-cell office:value-type="float" office:value="283">
                <text:p>2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-0">
                <text:p>-0</text:p>
              </table:table-cell>
              <table:table-cell office:value-type="float" office:value="284">
                <text:p>2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-0">
                <text:p>-0</text:p>
              </table:table-cell>
              <table:table-cell office:value-type="float" office:value="285">
                <text:p>2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-0">
                <text:p>-0</text:p>
              </table:table-cell>
              <table:table-cell office:value-type="float" office:value="286">
                <text:p>2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-0">
                <text:p>-0</text:p>
              </table:table-cell>
              <table:table-cell office:value-type="float" office:value="287">
                <text:p>2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-0">
                <text:p>-0</text:p>
              </table:table-cell>
              <table:table-cell office:value-type="float" office:value="288">
                <text:p>2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-0">
                <text:p>-0</text:p>
              </table:table-cell>
              <table:table-cell office:value-type="float" office:value="289">
                <text:p>2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290">
                <text:p>2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-0">
                <text:p>-0</text:p>
              </table:table-cell>
              <table:table-cell office:value-type="float" office:value="291">
                <text:p>2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-0">
                <text:p>-0</text:p>
              </table:table-cell>
              <table:table-cell office:value-type="float" office:value="292">
                <text:p>2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-0">
                <text:p>-0</text:p>
              </table:table-cell>
              <table:table-cell office:value-type="float" office:value="293">
                <text:p>2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-0">
                <text:p>-0</text:p>
              </table:table-cell>
              <table:table-cell office:value-type="float" office:value="294">
                <text:p>2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-0">
                <text:p>-0</text:p>
              </table:table-cell>
              <table:table-cell office:value-type="float" office:value="295">
                <text:p>2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-0">
                <text:p>-0</text:p>
              </table:table-cell>
              <table:table-cell office:value-type="float" office:value="296">
                <text:p>2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-0">
                <text:p>-0</text:p>
              </table:table-cell>
              <table:table-cell office:value-type="float" office:value="297">
                <text:p>2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-0">
                <text:p>-0</text:p>
              </table:table-cell>
              <table:table-cell office:value-type="float" office:value="298">
                <text:p>2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299">
                <text:p>2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-0">
                <text:p>-0</text:p>
              </table:table-cell>
              <table:table-cell office:value-type="float" office:value="300">
                <text:p>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-0">
                <text:p>-0</text:p>
              </table:table-cell>
              <table:table-cell office:value-type="float" office:value="301">
                <text:p>3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-0">
                <text:p>-0</text:p>
              </table:table-cell>
              <table:table-cell office:value-type="float" office:value="302">
                <text:p>3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-0">
                <text:p>-0</text:p>
              </table:table-cell>
              <table:table-cell office:value-type="float" office:value="303">
                <text:p>3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-0">
                <text:p>-0</text:p>
              </table:table-cell>
              <table:table-cell office:value-type="float" office:value="304">
                <text:p>3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-0">
                <text:p>-0</text:p>
              </table:table-cell>
              <table:table-cell office:value-type="float" office:value="305">
                <text:p>3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306">
                <text:p>3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-0">
                <text:p>-0</text:p>
              </table:table-cell>
              <table:table-cell office:value-type="float" office:value="307">
                <text:p>3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-0">
                <text:p>-0</text:p>
              </table:table-cell>
              <table:table-cell office:value-type="float" office:value="308">
                <text:p>3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-0">
                <text:p>-0</text:p>
              </table:table-cell>
              <table:table-cell office:value-type="float" office:value="309">
                <text:p>3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-0">
                <text:p>-0</text:p>
              </table:table-cell>
              <table:table-cell office:value-type="float" office:value="310">
                <text:p>3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-0">
                <text:p>-0</text:p>
              </table:table-cell>
              <table:table-cell office:value-type="float" office:value="311">
                <text:p>3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312">
                <text:p>3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313">
                <text:p>3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-0">
                <text:p>-0</text:p>
              </table:table-cell>
              <table:table-cell office:value-type="float" office:value="314">
                <text:p>3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-0">
                <text:p>-0</text:p>
              </table:table-cell>
              <table:table-cell office:value-type="float" office:value="315">
                <text:p>3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-0">
                <text:p>-0</text:p>
              </table:table-cell>
              <table:table-cell office:value-type="float" office:value="316">
                <text:p>3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317">
                <text:p>3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-0">
                <text:p>-0</text:p>
              </table:table-cell>
              <table:table-cell office:value-type="float" office:value="318">
                <text:p>3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-0">
                <text:p>-0</text:p>
              </table:table-cell>
              <table:table-cell office:value-type="float" office:value="319">
                <text:p>3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-0">
                <text:p>-0</text:p>
              </table:table-cell>
              <table:table-cell office:value-type="float" office:value="320">
                <text:p>3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321">
                <text:p>3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-0">
                <text:p>-0</text:p>
              </table:table-cell>
              <table:table-cell office:value-type="float" office:value="322">
                <text:p>3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-0">
                <text:p>-0</text:p>
              </table:table-cell>
              <table:table-cell office:value-type="float" office:value="323">
                <text:p>3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-0">
                <text:p>-0</text:p>
              </table:table-cell>
              <table:table-cell office:value-type="float" office:value="324">
                <text:p>3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-0">
                <text:p>-0</text:p>
              </table:table-cell>
              <table:table-cell office:value-type="float" office:value="325">
                <text:p>3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-0">
                <text:p>-0</text:p>
              </table:table-cell>
              <table:table-cell office:value-type="float" office:value="326">
                <text:p>3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-0">
                <text:p>-0</text:p>
              </table:table-cell>
              <table:table-cell office:value-type="float" office:value="327">
                <text:p>3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-0">
                <text:p>-0</text:p>
              </table:table-cell>
              <table:table-cell office:value-type="float" office:value="328">
                <text:p>3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-0">
                <text:p>-0</text:p>
              </table:table-cell>
              <table:table-cell office:value-type="float" office:value="329">
                <text:p>3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-0">
                <text:p>-0</text:p>
              </table:table-cell>
              <table:table-cell office:value-type="float" office:value="330">
                <text:p>33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-0">
                <text:p>-0</text:p>
              </table:table-cell>
              <table:table-cell office:value-type="float" office:value="331">
                <text:p>3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-0">
                <text:p>-0</text:p>
              </table:table-cell>
              <table:table-cell office:value-type="float" office:value="332">
                <text:p>3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-0">
                <text:p>-0</text:p>
              </table:table-cell>
              <table:table-cell office:value-type="float" office:value="333">
                <text:p>3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-0">
                <text:p>-0</text:p>
              </table:table-cell>
              <table:table-cell office:value-type="float" office:value="334">
                <text:p>3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-0">
                <text:p>-0</text:p>
              </table:table-cell>
              <table:table-cell office:value-type="float" office:value="335">
                <text:p>3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-0">
                <text:p>-0</text:p>
              </table:table-cell>
              <table:table-cell office:value-type="float" office:value="336">
                <text:p>3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-0">
                <text:p>-0</text:p>
              </table:table-cell>
              <table:table-cell office:value-type="float" office:value="337">
                <text:p>3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-0">
                <text:p>-0</text:p>
              </table:table-cell>
              <table:table-cell office:value-type="float" office:value="338">
                <text:p>3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-0">
                <text:p>-0</text:p>
              </table:table-cell>
              <table:table-cell office:value-type="float" office:value="339">
                <text:p>3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-0">
                <text:p>-0</text:p>
              </table:table-cell>
              <table:table-cell office:value-type="float" office:value="340">
                <text:p>34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-0">
                <text:p>-0</text:p>
              </table:table-cell>
              <table:table-cell office:value-type="float" office:value="341">
                <text:p>3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-0">
                <text:p>-0</text:p>
              </table:table-cell>
              <table:table-cell office:value-type="float" office:value="342">
                <text:p>3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-0">
                <text:p>-0</text:p>
              </table:table-cell>
              <table:table-cell office:value-type="float" office:value="343">
                <text:p>3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-0">
                <text:p>-0</text:p>
              </table:table-cell>
              <table:table-cell office:value-type="float" office:value="344">
                <text:p>3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-0">
                <text:p>-0</text:p>
              </table:table-cell>
              <table:table-cell office:value-type="float" office:value="345">
                <text:p>3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-0">
                <text:p>-0</text:p>
              </table:table-cell>
              <table:table-cell office:value-type="float" office:value="346">
                <text:p>3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-0">
                <text:p>-0</text:p>
              </table:table-cell>
              <table:table-cell office:value-type="float" office:value="347">
                <text:p>3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348">
                <text:p>3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-0">
                <text:p>-0</text:p>
              </table:table-cell>
              <table:table-cell office:value-type="float" office:value="349">
                <text:p>3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350">
                <text:p>3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351">
                <text:p>3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352">
                <text:p>3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353">
                <text:p>3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-0">
                <text:p>-0</text:p>
              </table:table-cell>
              <table:table-cell office:value-type="float" office:value="354">
                <text:p>3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-0">
                <text:p>-0</text:p>
              </table:table-cell>
              <table:table-cell office:value-type="float" office:value="355">
                <text:p>3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-0">
                <text:p>-0</text:p>
              </table:table-cell>
              <table:table-cell office:value-type="float" office:value="356">
                <text:p>3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-0">
                <text:p>-0</text:p>
              </table:table-cell>
              <table:table-cell office:value-type="float" office:value="357">
                <text:p>3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358">
                <text:p>3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359">
                <text:p>3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-0">
                <text:p>-0</text:p>
              </table:table-cell>
              <table:table-cell office:value-type="float" office:value="360">
                <text:p>36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282cm" svg:height="5.977cm" xlink:href=".." xlink:type="simple" chart:class="chart:circle" chart:style-name="ch1">
        <chart:title svg:x="4.573cm" svg:y="0.255cm" chart:style-name="ch2">
          <text:p>Payment Breakdown</text:p>
        </chart:title>
        <chart:legend chart:legend-position="end" svg:x="10.199cm" svg:y="1.366cm" style:legend-expansion="high" chart:style-name="ch3"/>
        <chart:plot-area chart:style-name="ch4" table:cell-range-address="mortgage.Y23:mortgage.Y28 mortgage.AB23:mortgage.AB28" chart:data-source-has-labels="column" svg:x="0.265cm" svg:y="1.272cm" svg:width="9.669cm" svg:height="4.586cm">
          <chartooo:coordinate-region svg:x="2.807cm" svg:y="1.273cm" svg:width="4.585cm" svg:height="4.585cm"/>
          <chart:axis chart:dimension="x" chart:name="primary-x" chart:style-name="ch5" chartooo:axis-type="auto">
            <chartooo:date-scale/>
            <chart:categories table:cell-range-address="mortgage.Y23:mortgage.Y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rtgage.AB23:mortgage.AB2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Total Principal</text:p>
                <draw:g>
                  <svg:desc>mortgage.Y23:mortgage.Y28</svg:desc>
                </draw:g>
              </table:table-cell>
              <table:table-cell office:value-type="float" office:value="0.635114826341267">
                <text:p>0.635114826341267</text:p>
                <draw:g>
                  <svg:desc>mortgage.AB23:mortgage.AB28</svg:desc>
                </draw:g>
              </table:table-cell>
            </table:table-row>
            <table:table-row>
              <table:table-cell office:value-type="string">
                <text:p>Total Taxes</text:p>
              </table:table-cell>
              <table:table-cell office:value-type="float" office:value="0.128062325110378">
                <text:p>0.128062325110378</text:p>
              </table:table-cell>
            </table:table-row>
            <table:table-row>
              <table:table-cell office:value-type="string">
                <text:p>Total Interest</text:p>
              </table:table-cell>
              <table:table-cell office:value-type="float" office:value="0.125871185401533">
                <text:p>0.125871185401533</text:p>
              </table:table-cell>
            </table:table-row>
            <table:table-row>
              <table:table-cell office:value-type="string">
                <text:p>Total Upfront</text:p>
              </table:table-cell>
              <table:table-cell office:value-type="float" office:value="0.0387600550387238">
                <text:p>0.0387600550387238</text:p>
              </table:table-cell>
            </table:table-row>
            <table:table-row>
              <table:table-cell office:value-type="string">
                <text:p>Total Insurance</text:p>
              </table:table-cell>
              <table:table-cell office:value-type="float" office:value="0.06646108959604">
                <text:p>0.06646108959604</text:p>
              </table:table-cell>
            </table:table-row>
            <table:table-row>
              <table:table-cell office:value-type="string">
                <text:p>Total PMI</text:p>
              </table:table-cell>
              <table:table-cell office:value-type="float" office:value="0.00573051851205813">
                <text:p>0.005730518512058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